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OSS : Generating process with PID 31302 and putting it in queue 1 at time 0:0</text:span></text:p>
      <text:p text:style-name="P1"><text:span text:style-name="T1">OSS : Dispaching pid : 31302 from queue 1 at time 0:851</text:span></text:p>
      <text:p text:style-name="P1"><text:span text:style-name="T1">OSS : Total time this dispatch was 851</text:span></text:p>
      <text:p text:style-name="P1"><text:span text:style-name="T1">OSS : Reciving pid : 31302 executed 0</text:span></text:p>
      <text:p text:style-name="P1"><text:span text:style-name="T1">OSS : not used it entire quantum </text:span></text:p>
      <text:p text:style-name="P1"><text:span text:style-name="T1">OSS : Putting process with PID 31302 into queue 1</text:span></text:p>
      <text:p text:style-name="P1"><text:span text:style-name="T1">OSS : Dispaching pid : 31302 from queue 1 at time 0:1805</text:span></text:p>
      <text:p text:style-name="P1"><text:span text:style-name="T1">OSS : Total time this dispatch was 954</text:span></text:p>
      <text:p text:style-name="P1"><text:span text:style-name="T1">OSS : Reciving pid : 31302 executed 3180000000</text:span></text:p>
      <text:p text:style-name="P1"><text:span text:style-name="T1">OSS : pid : 31302 completed execution CPU : 3.180000<text:s text:c="2"/>Total : 3.180001</text:span></text:p>
      <text:p text:style-name="P1"><text:span text:style-name="T1">OSS : Generating process with PID 31303 and putting it in queue 1 at time 1:2046</text:span></text:p>
      <text:p text:style-name="P1"><text:span text:style-name="T1">OSS : Dispaching pid : 31303 from queue 1 at time 1:2098</text:span></text:p>
      <text:p text:style-name="P1"><text:span text:style-name="T1">OSS : Total time this dispatch was 1000000293</text:span></text:p>
      <text:p text:style-name="P1"><text:span text:style-name="T1">OSS : Reciving pid : 31303 executed 9900000</text:span></text:p>
      <text:p text:style-name="P1"><text:span text:style-name="T1">OSS : not used it entire quantum </text:span></text:p>
      <text:p text:style-name="P1"><text:span text:style-name="T1">OSS : Putting process with PID 31303 into queue 1</text:span></text:p>
      <text:p text:style-name="P1"><text:span text:style-name="T1">OSS : Generating process with PID 31304 and putting it in queue 1 at time 1:9902098</text:span></text:p>
      <text:p text:style-name="P1"><text:span text:style-name="T1">OSS : Dispaching pid : 31303 from queue 1 at time 1:9902887</text:span></text:p>
      <text:p text:style-name="P1"><text:span text:style-name="T1">OSS : Total time this dispatch was 789</text:span></text:p>
      <text:p text:style-name="P1"><text:span text:style-name="T1">OSS : Reciving pid : 31303 executed 9100000</text:span></text:p>
      <text:p text:style-name="P1"><text:span text:style-name="T1">OSS : not used it entire quantum </text:span></text:p>
      <text:p text:style-name="P1"><text:span text:style-name="T1">OSS : Putting process with PID 31303 into queue 1</text:span></text:p>
      <text:p text:style-name="P1"><text:span text:style-name="T1">OSS : Dispaching pid : 31304 from queue 1 at time 1:19003357</text:span></text:p>
      <text:p text:style-name="P1"><text:span text:style-name="T1">OSS : Total time this dispatch was 470</text:span></text:p>
      <text:p text:style-name="P1"><text:span text:style-name="T1">OSS : Reciving pid : 31304 executed 10000000</text:span></text:p>
      <text:p text:style-name="P1"><text:span text:style-name="T1">OSS : not used it entire quantum </text:span></text:p>
      <text:p text:style-name="P1"><text:span text:style-name="T1">OSS : Putting process with PID 31304 into queue 1</text:span></text:p>
      <text:p text:style-name="P1"><text:span text:style-name="T1">OSS : Dispaching pid : 31303 from queue 1 at time 1:29003433</text:span></text:p>
      <text:p text:style-name="P1"><text:span text:style-name="T1">OSS : Total time this dispatch was 76</text:span></text:p>
      <text:p text:style-name="P1"><text:span text:style-name="T1">OSS : Reciving pid : 31303 executed 10000000</text:span></text:p>
      <text:p text:style-name="P1"><text:span text:style-name="T1">OSS : not used it entire quantum </text:span></text:p>
      <text:p text:style-name="P1"><text:span text:style-name="T1">OSS : Putting process with PID 31303 into queue 1</text:span></text:p>
      <text:p text:style-name="P1"><text:span text:style-name="T1">OSS : Dispaching pid : 31304 from queue 1 at time 1:39004012</text:span></text:p>
      <text:p text:style-name="P1"><text:span text:style-name="T1">OSS : Total time this dispatch was 579</text:span></text:p>
      <text:p text:style-name="P1"><text:span text:style-name="T1">OSS : Reciving pid : 31304 executed 10000000</text:span></text:p>
      <text:p text:style-name="P1"><text:span text:style-name="T1">OSS : not used it entire quantum </text:span></text:p>
      <text:p text:style-name="P1"><text:span text:style-name="T1">OSS : Putting process with PID 31304 into queue 1</text:span></text:p>
      <text:p text:style-name="P1"><text:span text:style-name="T1">OSS : Dispaching pid : 31303 from queue 1 at time 1:49004849</text:span></text:p>
      <text:p text:style-name="P1"><text:span text:style-name="T1">OSS : Total time this dispatch was 837</text:span></text:p>
      <text:p text:style-name="P1"><text:span text:style-name="T1">OSS : Reciving pid : 31303 executed 10000000</text:span></text:p>
      <text:p text:style-name="P1"><text:span text:style-name="T1">OSS : not used it entire quantum </text:span></text:p>
      <text:p text:style-name="P1"><text:span text:style-name="T1">OSS : Putting process with PID 31303 into queue 1</text:span></text:p>
      <text:p text:style-name="P1"><text:span text:style-name="T1">OSS : Dispaching pid : 31304 from queue 1 at time 1:59005489</text:span></text:p>
      <text:p text:style-name="P1"><text:span text:style-name="T1">OSS : Total time this dispatch was 640</text:span></text:p>
      <text:p text:style-name="P1"><text:span text:style-name="T1">OSS : Reciving pid : 31304 executed 1062000064</text:span></text:p>
      <text:p text:style-name="P1"><text:span text:style-name="T1">OSS : pid : 31304 completed execution CPU : 1.082000<text:s text:c="2"/>Total : 1.102002</text:span></text:p>
      <text:p text:style-name="P1"><text:span text:style-name="T1">OSS : Dispaching pid : 31303 from queue 1 at time 1:59006185</text:span></text:p>
      <text:p text:style-name="P1"><text:span text:style-name="T1">OSS : Total time this dispatch was 696</text:span></text:p>
      <text:p text:style-name="P1"><text:span text:style-name="T1">OSS : Reciving pid : 31303 executed 10000000</text:span></text:p>
      <text:p text:style-name="P1"><text:span text:style-name="T1">OSS : not used it entire quantum </text:span></text:p>
      <text:p text:style-name="P1"><text:span text:style-name="T1">OSS : Putting process with PID 31303 into queue 1</text:span></text:p>
      <text:p text:style-name="P1"><text:span text:style-name="T1">OSS : Dispaching pid : 31303 from queue 1 at time 1:69006289</text:span></text:p>
      <text:p text:style-name="P1"><text:span text:style-name="T1">OSS : Total time this dispatch was 104</text:span></text:p>
      <text:p text:style-name="P1"><text:span text:style-name="T1">OSS : Reciving pid : 31303 executed 10000000</text:span></text:p>
      <text:p text:style-name="P1"><text:span text:style-name="T1">OSS : pid : 31303 completed execution CPU : 0.059000<text:s text:c="2"/>Total : 0.079004</text:span></text:p>
      <text:p text:style-name="P1"><text:span text:style-name="T1">OSS : Generating process with PID 31305 and putting it in queue 0 at time 2:69007009</text:span></text:p>
      <text:p text:style-name="P1"><text:span text:style-name="T1">OSS :<text:s text:c="2"/>Dispatching process with PID : 31305 from queue 1 at time 2:69007824</text:span></text:p>
      <text:p text:style-name="P1"><text:span text:style-name="T1">OSS : Total time this dispatch was 1000001535</text:span></text:p>
      <text:p text:style-name="P1"><text:span text:style-name="T1">OSS : Reciving pid : 31305 executed 5000000</text:span></text:p>
      <text:p text:style-name="P1"><text:span text:style-name="T1">OSS : not used it entire quantum </text:span></text:p>
      <text:p text:style-name="P1"><text:span text:style-name="T1">OSS : Putting process with PID 31305 into queue 0</text:span></text:p>
      <text:p text:style-name="P1"><text:span text:style-name="T1">OSS : Generating process with PID 31306 and putting it in queue 1 at time 2:74007824</text:span></text:p>
      <text:p text:style-name="P1"><text:span text:style-name="T1">OSS :<text:s text:c="2"/>Dispatching process with PID : 31305 from queue 1 at time 2:74008465</text:span></text:p>
      <text:p text:style-name="P1"><text:span text:style-name="T1">OSS : Total time this dispatch was 641</text:span></text:p>
      <text:p text:style-name="P1"><text:span text:style-name="T1">OSS : Reciving pid : 31305 executed 5000000</text:span></text:p>
      <text:p text:style-name="P1"><text:span text:style-name="T1">OSS : not used it entire quantum </text:span></text:p>
      <text:p text:style-name="P1"><text:span text:style-name="T1">OSS : Putting process with PID 31305 into queue 0</text:span></text:p>
      <text:p text:style-name="P1"><text:span text:style-name="T1">OSS :<text:s text:c="2"/>Dispatching process with PID : 31305 from queue 1 at time 2:79009299</text:span></text:p>
      <text:p text:style-name="P1"><text:span text:style-name="T1">OSS : Total time this dispatch was 834</text:span></text:p>
      <text:p text:style-name="P1"><text:span text:style-name="T1">OSS : Reciving pid : 31305 executed 840000000</text:span></text:p>
      <text:p text:style-name="P1"><text:span text:style-name="T1">OSS : pid : 31305 completed execution CPU : 0.850000<text:s text:c="2"/>Total : 0.850001</text:span></text:p>
      <text:p text:style-name="P1"><text:span text:style-name="T1">OSS : Dispaching pid : 31306 from queue 1 at time 2:79010253</text:span></text:p>
      <text:p text:style-name="P1"><text:span text:style-name="T1">OSS : Total time this dispatch was 954</text:span></text:p>
      <text:p text:style-name="P1"><text:span text:style-name="T1">OSS : Reciving pid : 31306 executed 7599999</text:span></text:p>
      <text:p text:style-name="P1"><text:span text:style-name="T1">OSS : not used it entire quantum </text:span></text:p>
      <text:p text:style-name="P1"><text:span text:style-name="T1">OSS : Putting process with PID 31306 into queue 1</text:span></text:p>
      <text:p text:style-name="P1"><text:span text:style-name="T1">OSS : Dispaching pid : 31306 from queue 1 at time 2:86611047</text:span></text:p>
      <text:p text:style-name="P1"><text:span text:style-name="T1">OSS : Total time this dispatch was 795</text:span></text:p>
      <text:p text:style-name="P1"><text:span text:style-name="T1">OSS : Reciving pid : 31306 executed 5699999</text:span></text:p>
      <text:p text:style-name="P1"><text:span text:style-name="T1">OSS : not used it entire quantum </text:span></text:p>
      <text:p text:style-name="P1"><text:span text:style-name="T1">OSS : Putting process with PID 31306 into queue 1</text:span></text:p>
      <text:p text:style-name="P1"><text:span text:style-name="T1">OSS : Dispaching pid : 31306 from queue 1 at time 2:92311732</text:span></text:p>
      <text:p text:style-name="P1"><text:span text:style-name="T1">OSS : Total time this dispatch was 686</text:span></text:p>
      <text:p text:style-name="P1"><text:span text:style-name="T1">OSS : Reciving pid : 31306 executed 10000000</text:span></text:p>
      <text:p text:style-name="P1"><text:span text:style-name="T1">OSS : not used it entire quantum </text:span></text:p>
      <text:p text:style-name="P1"><text:span text:style-name="T1">OSS : Putting process with PID 31306 into queue 1</text:span></text:p>
      <text:p text:style-name="P1"><text:span text:style-name="T1">OSS : Dispaching pid : 31306 from queue 1 at time 2:102312564</text:span></text:p>
      <text:p text:style-name="P1"><text:span text:style-name="T1">OSS : Total time this dispatch was 832</text:span></text:p>
      <text:p text:style-name="P1"><text:span text:style-name="T1">OSS : Reciving pid : 31306 executed 10000000</text:span></text:p>
      <text:p text:style-name="P1"><text:span text:style-name="T1">OSS : not used it entire quantum </text:span></text:p>
      <text:p text:style-name="P1"><text:span text:style-name="T1">OSS : Putting process with PID 31306 into queue 1</text:span></text:p>
      <text:p text:style-name="P1"><text:span text:style-name="T1">OSS : Dispaching pid : 31306 from queue 1 at time 2:112313323</text:span></text:p>
      <text:p text:style-name="P1"><text:span text:style-name="T1">OSS : Total time this dispatch was 759</text:span></text:p>
      <text:p text:style-name="P1"><text:span text:style-name="T1">OSS : Reciving pid : 31306 executed 10000000</text:span></text:p>
      <text:p text:style-name="P1"><text:span text:style-name="T1">OSS : not used it entire quantum </text:span></text:p>
      <text:p text:style-name="P1"><text:span text:style-name="T1">OSS : Putting process with PID 31306 into queue 1</text:span></text:p>
      <text:p text:style-name="P1"><text:span text:style-name="T1">OSS : Dispaching pid : 31306 from queue 1 at time 2:122314116</text:span></text:p>
      <text:p text:style-name="P1"><text:span text:style-name="T1">OSS : Total time this dispatch was 793</text:span></text:p>
      <text:p text:style-name="P1"><text:span text:style-name="T1">OSS : Reciving pid : 31306 executed 6600000</text:span></text:p>
      <text:p text:style-name="P1"><text:span text:style-name="T1">OSS : not used it entire quantum </text:span></text:p>
      <text:p text:style-name="P1"><text:span text:style-name="T1">OSS : Putting process with PID 31306 into queue 1</text:span></text:p>
      <text:p text:style-name="P1"><text:span text:style-name="T1">OSS : Dispaching pid : 31306 from queue 1 at time 2:128914906</text:span></text:p>
      <text:p text:style-name="P1"><text:span text:style-name="T1">OSS : Total time this dispatch was 790</text:span></text:p>
      <text:p text:style-name="P1"><text:span text:style-name="T1">OSS : Reciving pid : 31306 executed 10000000</text:span></text:p>
      <text:p text:style-name="P1"><text:span text:style-name="T1">OSS : pid : 31306 completed execution CPU : 0.059900<text:s text:c="2"/>Total : 0.059905</text:span></text:p>
      <text:p text:style-name="P1"><text:span text:style-name="T1">OSS : Generating process with PID 31307 and putting it in queue 1 at time 3:128915869</text:span></text:p>
      <text:p text:style-name="P1"><text:span text:style-name="T1">OSS : Dispaching pid : 31307 from queue 1 at time 3:128916087</text:span></text:p>
      <text:p text:style-name="P1"><text:span text:style-name="T1">OSS : Total time this dispatch was 1000001181</text:span></text:p>
      <text:p text:style-name="P1"><text:span text:style-name="T1">OSS : Reciving pid : 31307 executed 10000000</text:span></text:p>
      <text:p text:style-name="P1"><text:span text:style-name="T1">OSS : not used it entire quantum </text:span></text:p>
      <text:p text:style-name="P1"><text:span text:style-name="T1">OSS : Putting process with PID 31307 into queue 1</text:span></text:p>
      <text:p text:style-name="P1"><text:span text:style-name="T1">OSS : Dispaching pid : 31307 from queue 1 at time 3:138916402</text:span></text:p>
      <text:p text:style-name="P1"><text:span text:style-name="T1">OSS : Total time this dispatch was 315</text:span></text:p>
      <text:p text:style-name="P1"><text:span text:style-name="T1">OSS : Reciving pid : 31307 executed 5199999</text:span></text:p>
      <text:p text:style-name="P1"><text:span text:style-name="T1">OSS : not used it entire quantum </text:span></text:p>
      <text:p text:style-name="P1"><text:span text:style-name="T1">OSS : Putting process with PID 31307 into queue 1</text:span></text:p>
      <text:p text:style-name="P1"><text:span text:style-name="T1">OSS : Dispaching pid : 31307 from queue 1 at time 3:144116837</text:span></text:p>
      <text:p text:style-name="P1"><text:span text:style-name="T1">OSS : Total time this dispatch was 436</text:span></text:p>
      <text:p text:style-name="P1"><text:span text:style-name="T1">OSS : Reciving pid : 31307 executed 10000000</text:span></text:p>
      <text:p text:style-name="P1"><text:span text:style-name="T1">OSS : not used it entire quantum </text:span></text:p>
      <text:p text:style-name="P1"><text:span text:style-name="T1">OSS : Putting process with PID 31307 into queue 1</text:span></text:p>
      <text:p text:style-name="P1"><text:span text:style-name="T1">OSS : Dispaching pid : 31307 from queue 1 at time 3:154117042</text:span></text:p>
      <text:p text:style-name="P1"><text:span text:style-name="T1">OSS : Total time this dispatch was 205</text:span></text:p>
      <text:p text:style-name="P1"><text:span text:style-name="T1">OSS : Reciving pid : 31307 executed 0</text:span></text:p>
      <text:p text:style-name="P1"><text:span text:style-name="T1">OSS : not used it entire quantum </text:span></text:p>
      <text:p text:style-name="P1"><text:span text:style-name="T1">OSS : Putting process with PID 31307 into queue 1</text:span></text:p>
      <text:p text:style-name="P1"><text:span text:style-name="T1">OSS : Dispaching pid : 31307 from queue 1 at time 3:154117865</text:span></text:p>
      <text:p text:style-name="P1"><text:span text:style-name="T1">OSS : Total time this dispatch was 823</text:span></text:p>
      <text:p text:style-name="P1"><text:span text:style-name="T1">OSS : Reciving pid : 31307 executed 10000000</text:span></text:p>
      <text:p text:style-name="P1"><text:span text:style-name="T1">OSS : not used it entire quantum </text:span></text:p>
      <text:p text:style-name="P1"><text:span text:style-name="T1">OSS : Putting process with PID 31307 into queue 1</text:span></text:p>
      <text:p text:style-name="P1"><text:span text:style-name="T1">OSS : Dispaching pid : 31307 from queue 1 at time 3:164118090</text:span></text:p>
      <text:p text:style-name="P1"><text:span text:style-name="T1">OSS : Total time this dispatch was 225</text:span></text:p>
      <text:p text:style-name="P1"><text:span text:style-name="T1">OSS : Reciving pid : 31307 executed 10000000</text:span></text:p>
      <text:p text:style-name="P1"><text:span text:style-name="T1">OSS : not used it entire quantum </text:span></text:p>
      <text:p text:style-name="P1"><text:span text:style-name="T1">OSS : Putting process with PID 31307 into queue 1</text:span></text:p>
      <text:p text:style-name="P1"><text:span text:style-name="T1">OSS : Dispaching pid : 31307 from queue 1 at time 3:174118765</text:span></text:p>
      <text:p text:style-name="P1"><text:span text:style-name="T1">OSS : Total time this dispatch was 675</text:span></text:p>
      <text:p text:style-name="P1"><text:span text:style-name="T1">OSS : Reciving pid : 31307 executed 10000000</text:span></text:p>
      <text:p text:style-name="P1"><text:span text:style-name="T1">OSS : pid : 31307 completed execution CPU : 0.055200<text:s text:c="2"/>Total : 0.055203</text:span></text:p>
      <text:p text:style-name="P1"><text:span text:style-name="T1">OSS : Generating process with PID 31308 and putting it in queue 1 at time 5:174119821</text:span></text:p>
      <text:p text:style-name="P1"><text:span text:style-name="T1">OSS : Dispaching pid : 31308 from queue 1 at time 5:174120673</text:span></text:p>
      <text:p text:style-name="P1"><text:span text:style-name="T1">OSS : Total time this dispatch was 2000001908</text:span></text:p>
      <text:p text:style-name="P1"><text:span text:style-name="T1">OSS : Reciving pid : 31308 executed 10000000</text:span></text:p>
      <text:p text:style-name="P1"><text:span text:style-name="T1">OSS : not used it entire quantum </text:span></text:p>
      <text:p text:style-name="P1"><text:span text:style-name="T1">OSS : Putting process with PID 31308 into queue 1</text:span></text:p>
      <text:p text:style-name="P1"><text:span text:style-name="T1">OSS : Dispaching pid : 31308 from queue 1 at time 5:184121641</text:span></text:p>
      <text:p text:style-name="P1"><text:span text:style-name="T1">OSS : Total time this dispatch was 968</text:span></text:p>
      <text:p text:style-name="P1"><text:span text:style-name="T1">OSS : Reciving pid : 31308 executed 10000000</text:span></text:p>
      <text:p text:style-name="P1"><text:span text:style-name="T1">OSS : not used it entire quantum </text:span></text:p>
      <text:p text:style-name="P1"><text:span text:style-name="T1">OSS : Putting process with PID 31308 into queue 1</text:span></text:p>
      <text:p text:style-name="P1"><text:span text:style-name="T1">OSS : Dispaching pid : 31308 from queue 1 at time 5:194122253</text:span></text:p>
      <text:p text:style-name="P1"><text:span text:style-name="T1">OSS : Total time this dispatch was 612</text:span></text:p>
      <text:p text:style-name="P1"><text:span text:style-name="T1">OSS : Reciving pid : 31308 executed 2700000</text:span></text:p>
      <text:p text:style-name="P1"><text:span text:style-name="T1">OSS : not used it entire quantum </text:span></text:p>
      <text:p text:style-name="P1"><text:span text:style-name="T1">OSS : Putting process with PID 31308 into queue 1</text:span></text:p>
      <text:p text:style-name="P1"><text:span text:style-name="T1">OSS : Dispaching pid : 31308 from queue 1 at time 5:196822675</text:span></text:p>
      <text:p text:style-name="P1"><text:span text:style-name="T1">OSS : Total time this dispatch was 422</text:span></text:p>
      <text:p text:style-name="P1"><text:span text:style-name="T1">OSS : Reciving pid : 31308 executed 10000000</text:span></text:p>
      <text:p text:style-name="P1"><text:span text:style-name="T1">OSS : not used it entire quantum </text:span></text:p>
      <text:p text:style-name="P1"><text:span text:style-name="T1">OSS : Putting process with PID 31308 into queue 1</text:span></text:p>
      <text:p text:style-name="P1"><text:span text:style-name="T1">OSS : Dispaching pid : 31308 from queue 1 at time 5:206822682</text:span></text:p>
      <text:p text:style-name="P1"><text:span text:style-name="T1">OSS : Total time this dispatch was 7</text:span></text:p>
      <text:p text:style-name="P1"><text:span text:style-name="T1">OSS : Reciving pid : 31308 executed 10000000</text:span></text:p>
      <text:p text:style-name="P1"><text:span text:style-name="T1">OSS : not used it entire quantum </text:span></text:p>
      <text:p text:style-name="P1"><text:span text:style-name="T1">OSS : Putting process with PID 31308 into queue 1</text:span></text:p>
      <text:p text:style-name="P1"><text:span text:style-name="T1">OSS : Dispaching pid : 31308 from queue 1 at time 5:216823109</text:span></text:p>
      <text:p text:style-name="P1"><text:span text:style-name="T1">OSS : Total time this dispatch was 427</text:span></text:p>
      <text:p text:style-name="P1"><text:span text:style-name="T1">OSS : Reciving pid : 31308 executed 0</text:span></text:p>
      <text:p text:style-name="P1"><text:span text:style-name="T1">OSS : not used it entire quantum </text:span></text:p>
      <text:p text:style-name="P1"><text:span text:style-name="T1">OSS : Putting process with PID 31308 into queue 1</text:span></text:p>
      <text:p text:style-name="P1"><text:span text:style-name="T1">OSS : Dispaching pid : 31308 from queue 1 at time 5:216823834</text:span></text:p>
      <text:p text:style-name="P1"><text:span text:style-name="T1">OSS : Total time this dispatch was 725</text:span></text:p>
      <text:p text:style-name="P1"><text:span text:style-name="T1">OSS : Reciving pid : 31308 executed 10000000</text:span></text:p>
      <text:p text:style-name="P1"><text:span text:style-name="T1">OSS : pid : 31308 completed execution CPU : 0.052700<text:s text:c="2"/>Total : 0.052703</text:span></text:p>
      <text:p text:style-name="P1"><text:span text:style-name="T1">OSS : Generating process with PID 31309 and putting it in queue 1 at time 7:216824318</text:span></text:p>
      <text:p text:style-name="P1"><text:span text:style-name="T1">OSS : Dispaching pid : 31309 from queue 1 at time 7:216824885</text:span></text:p>
      <text:p text:style-name="P1"><text:span text:style-name="T1">OSS : Total time this dispatch was 2000001051</text:span></text:p>
      <text:p text:style-name="P1"><text:span text:style-name="T1">OSS : Reciving pid : 31309 executed 4234000128</text:span></text:p>
      <text:p text:style-name="P1"><text:span text:style-name="T1">OSS : pid : 31309 completed execution CPU : 4.234000<text:s text:c="2"/>Total : 4.234000</text:span></text:p>
      <text:p text:style-name="P1"><text:span text:style-name="T1">OSS : Generating process with PID 31310 and putting it in queue 1 at time 7:216824885</text:span></text:p>
      <text:p text:style-name="P1"><text:span text:style-name="T1">OSS : Dispaching pid : 31310 from queue 1 at time 7:216825211</text:span></text:p>
      <text:p text:style-name="P1"><text:span text:style-name="T1">OSS : Total time this dispatch was 326</text:span></text:p>
      <text:p text:style-name="P1"><text:span text:style-name="T1">OSS : Reciving pid : 31310 executed 10000000</text:span></text:p>
      <text:p text:style-name="P1"><text:span text:style-name="T1">OSS : not used it entire quantum </text:span></text:p>
      <text:p text:style-name="P1"><text:span text:style-name="T1">OSS : Putting process with PID 31310 into queue 1</text:span></text:p>
      <text:p text:style-name="P1"><text:span text:style-name="T1">OSS : Generating process with PID 31311 and putting it in queue 0 at time 7:226825211</text:span></text:p>
      <text:p text:style-name="P1"><text:span text:style-name="T1">OSS :<text:s text:c="2"/>Dispatching process with PID : 31311 from queue 1 at time 7:226825852</text:span></text:p>
      <text:p text:style-name="P1"><text:span text:style-name="T1">OSS : Total time this dispatch was 641</text:span></text:p>
      <text:p text:style-name="P1"><text:span text:style-name="T1">OSS : Reciving pid : 31311 executed 5000000</text:span></text:p>
      <text:p text:style-name="P1"><text:span text:style-name="T1">OSS : not used it entire quantum </text:span></text:p>
      <text:p text:style-name="P1"><text:span text:style-name="T1">OSS : Putting process with PID 31311 into queue 0</text:span></text:p>
      <text:p text:style-name="P1"><text:span text:style-name="T1">OSS :<text:s text:c="2"/>Dispatching process with PID : 31311 from queue 1 at time 7:231826694</text:span></text:p>
      <text:p text:style-name="P1"><text:span text:style-name="T1">OSS : Total time this dispatch was 842</text:span></text:p>
      <text:p text:style-name="P1"><text:span text:style-name="T1">OSS : Reciving pid : 31311 executed 3650000</text:span></text:p>
      <text:p text:style-name="P1"><text:span text:style-name="T1">OSS : not used it entire quantum </text:span></text:p>
      <text:p text:style-name="P1"><text:span text:style-name="T1">OSS : Putting process with PID 31311 into queue 0</text:span></text:p>
      <text:p text:style-name="P1"><text:span text:style-name="T1">OSS :<text:s text:c="2"/>Dispatching process with PID : 31311 from queue 1 at time 7:235477071</text:span></text:p>
      <text:p text:style-name="P1"><text:span text:style-name="T1">OSS : Total time this dispatch was 377</text:span></text:p>
      <text:p text:style-name="P1"><text:span text:style-name="T1">OSS : Reciving pid : 31311 executed 2100000</text:span></text:p>
      <text:p text:style-name="P1"><text:span text:style-name="T1">OSS : not used it entire quantum </text:span></text:p>
      <text:p text:style-name="P1"><text:span text:style-name="T1">OSS : Putting process with PID 31311 into queue 0</text:span></text:p>
      <text:p text:style-name="P1"><text:span text:style-name="T1">OSS :<text:s text:c="2"/>Dispatching process with PID : 31311 from queue 1 at time 7:237577930</text:span></text:p>
      <text:p text:style-name="P1"><text:span text:style-name="T1">OSS : Total time this dispatch was 859</text:span></text:p>
      <text:p text:style-name="P1"><text:span text:style-name="T1">OSS : Reciving pid : 31311 executed 3500000</text:span></text:p>
      <text:p text:style-name="P1"><text:span text:style-name="T1">OSS : not used it entire quantum </text:span></text:p>
      <text:p text:style-name="P1"><text:span text:style-name="T1">OSS : Putting process with PID 31311 into queue 0</text:span></text:p>
      <text:p text:style-name="P1"><text:span text:style-name="T1">OSS :<text:s text:c="2"/>Dispatching process with PID : 31311 from queue 1 at time 7:241078087</text:span></text:p>
      <text:p text:style-name="P1"><text:span text:style-name="T1">OSS : Total time this dispatch was 157</text:span></text:p>
      <text:p text:style-name="P1"><text:span text:style-name="T1">OSS : Reciving pid : 31311 executed 5000000</text:span></text:p>
      <text:p text:style-name="P1"><text:span text:style-name="T1">OSS : not used it entire quantum </text:span></text:p>
      <text:p text:style-name="P1"><text:span text:style-name="T1">OSS : Putting process with PID 31311 into queue 0</text:span></text:p>
      <text:p text:style-name="P1"><text:span text:style-name="T1">OSS :<text:s text:c="2"/>Dispatching process with PID : 31311 from queue 1 at time 7:246078900</text:span></text:p>
      <text:p text:style-name="P1"><text:span text:style-name="T1">OSS : Total time this dispatch was 813</text:span></text:p>
      <text:p text:style-name="P1"><text:span text:style-name="T1">OSS : Reciving pid : 31311 executed 5000000</text:span></text:p>
      <text:p text:style-name="P1"><text:span text:style-name="T1">OSS : not used it entire quantum </text:span></text:p>
      <text:p text:style-name="P1"><text:span text:style-name="T1">OSS : Putting process with PID 31311 into queue 0</text:span></text:p>
      <text:p text:style-name="P1"><text:span text:style-name="T1">OSS :<text:s text:c="2"/>Dispatching process with PID : 31311 from queue 1 at time 7:251079316</text:span></text:p>
      <text:p text:style-name="P1"><text:span text:style-name="T1">OSS : Total time this dispatch was 416</text:span></text:p>
      <text:p text:style-name="P1"><text:span text:style-name="T1">OSS : Reciving pid : 31311 executed 5000000</text:span></text:p>
      <text:p text:style-name="P1"><text:span text:style-name="T1">OSS : not used it entire quantum </text:span></text:p>
      <text:p text:style-name="P1"><text:span text:style-name="T1">OSS : Putting process with PID 31311 into queue 0</text:span></text:p>
      <text:p text:style-name="P1"><text:span text:style-name="T1">OSS :<text:s text:c="2"/>Dispatching process with PID : 31311 from queue 1 at time 7:256080297</text:span></text:p>
      <text:p text:style-name="P1"><text:span text:style-name="T1">OSS : Total time this dispatch was 981</text:span></text:p>
      <text:p text:style-name="P1"><text:span text:style-name="T1">OSS : Reciving pid : 31311 executed 5000000</text:span></text:p>
      <text:p text:style-name="P1"><text:span text:style-name="T1">OSS : not used it entire quantum </text:span></text:p>
      <text:p text:style-name="P1"><text:span text:style-name="T1">OSS : Putting process with PID 31311 into queue 0</text:span></text:p>
      <text:p text:style-name="P1"><text:span text:style-name="T1">OSS :<text:s text:c="2"/>Dispatching process with PID : 31311 from queue 1 at time 7:261080687</text:span></text:p>
      <text:p text:style-name="P1"><text:span text:style-name="T1">OSS : Total time this dispatch was 390</text:span></text:p>
      <text:p text:style-name="P1"><text:span text:style-name="T1">OSS : Reciving pid : 31311 executed 1825000064</text:span></text:p>
      <text:p text:style-name="P1"><text:span text:style-name="T1">OSS : pid : 31311 completed execution CPU : 1.859250<text:s text:c="2"/>Total : 1.859255</text:span></text:p>
      <text:p text:style-name="P1"><text:span text:style-name="T1">OSS : Dispaching pid : 31310 from queue 1 at time 7:261080778</text:span></text:p>
      <text:p text:style-name="P1"><text:span text:style-name="T1">OSS : Total time this dispatch was 91</text:span></text:p>
      <text:p text:style-name="P1"><text:span text:style-name="T1">OSS : Reciving pid : 31310 executed 10000000</text:span></text:p>
      <text:p text:style-name="P1"><text:span text:style-name="T1">OSS : not used it entire quantum </text:span></text:p>
      <text:p text:style-name="P1"><text:span text:style-name="T1">OSS : Putting process with PID 31310 into queue 1</text:span></text:p>
      <text:p text:style-name="P1"><text:span text:style-name="T1">OSS : Dispaching pid : 31310 from queue 1 at time 7:271081011</text:span></text:p>
      <text:p text:style-name="P1"><text:span text:style-name="T1">OSS : Total time this dispatch was 233</text:span></text:p>
      <text:p text:style-name="P1"><text:span text:style-name="T1">OSS : Reciving pid : 31310 executed 4936000000</text:span></text:p>
      <text:p text:style-name="P1"><text:span text:style-name="T1">OSS : pid : 31310 completed execution CPU : 4.956000<text:s text:c="2"/>Total : 4.990256</text:span></text:p>
      <text:p text:style-name="P1"><text:span text:style-name="T1">OSS : Generating process with PID 31312 and putting it in queue 1 at time 9:271082512</text:span></text:p>
      <text:p text:style-name="P1"><text:span text:style-name="T1">OSS : Dispaching pid : 31312 from queue 1 at time 9:271083435</text:span></text:p>
      <text:p text:style-name="P1"><text:span text:style-name="T1">OSS : Total time this dispatch was 2000002424</text:span></text:p>
      <text:p text:style-name="P1"><text:span text:style-name="T1">OSS : Reciving pid : 31312 executed 1200000</text:span></text:p>
      <text:p text:style-name="P1"><text:span text:style-name="T1">OSS : not used it entire quantum </text:span></text:p>
      <text:p text:style-name="P1"><text:span text:style-name="T1">OSS : Putting process with PID 31312 into queue 1</text:span></text:p>
      <text:p text:style-name="P1"><text:span text:style-name="T1">OSS : Generating process with PID 31313 and putting it in queue 1 at time 9:272283435</text:span></text:p>
      <text:p text:style-name="P1"><text:span text:style-name="T1">OSS : Dispaching pid : 31312 from queue 1 at time 9:272284365</text:span></text:p>
      <text:p text:style-name="P1"><text:span text:style-name="T1">OSS : Total time this dispatch was 930</text:span></text:p>
      <text:p text:style-name="P1"><text:span text:style-name="T1">OSS : Reciving pid : 31312 executed 4800000</text:span></text:p>
      <text:p text:style-name="P1"><text:span text:style-name="T1">OSS : not used it entire quantum </text:span></text:p>
      <text:p text:style-name="P1"><text:span text:style-name="T1">OSS : Putting process with PID 31312 into queue 1</text:span></text:p>
      <text:p text:style-name="P1"><text:span text:style-name="T1">OSS : Dispaching pid : 31313 from queue 1 at time 9:277084881</text:span></text:p>
      <text:p text:style-name="P1"><text:span text:style-name="T1">OSS : Total time this dispatch was 516</text:span></text:p>
      <text:p text:style-name="P1"><text:span text:style-name="T1">OSS : Reciving pid : 31313 executed 10000000</text:span></text:p>
      <text:p text:style-name="P1"><text:span text:style-name="T1">OSS : not used it entire quantum </text:span></text:p>
      <text:p text:style-name="P1"><text:span text:style-name="T1">OSS : Putting process with PID 31313 into queue 1</text:span></text:p>
      <text:p text:style-name="P1"><text:span text:style-name="T1">OSS : Dispaching pid : 31312 from queue 1 at time 9:287085130</text:span></text:p>
      <text:p text:style-name="P1"><text:span text:style-name="T1">OSS : Total time this dispatch was 249</text:span></text:p>
      <text:p text:style-name="P1"><text:span text:style-name="T1">OSS : Reciving pid : 31312 executed 0</text:span></text:p>
      <text:p text:style-name="P1"><text:span text:style-name="T1">OSS : not used it entire quantum </text:span></text:p>
      <text:p text:style-name="P1"><text:span text:style-name="T1">OSS : Putting process with PID 31312 into queue 1</text:span></text:p>
      <text:p text:style-name="P1"><text:span text:style-name="T1">OSS : Dispaching pid : 31313 from queue 1 at time 9:287085476</text:span></text:p>
      <text:p text:style-name="P1"><text:span text:style-name="T1">OSS : Total time this dispatch was 346</text:span></text:p>
      <text:p text:style-name="P1"><text:span text:style-name="T1">OSS : Reciving pid : 31313 executed 800000</text:span></text:p>
      <text:p text:style-name="P1"><text:span text:style-name="T1">OSS : not used it entire quantum </text:span></text:p>
      <text:p text:style-name="P1"><text:span text:style-name="T1">OSS : Putting process with PID 31313 into queue 1</text:span></text:p>
      <text:p text:style-name="P1"><text:span text:style-name="T1">OSS : Dispaching pid : 31312 from queue 1 at time 9:287886412</text:span></text:p>
      <text:p text:style-name="P1"><text:span text:style-name="T1">OSS : Total time this dispatch was 936</text:span></text:p>
      <text:p text:style-name="P1"><text:span text:style-name="T1">OSS : Reciving pid : 31312 executed 10000000</text:span></text:p>
      <text:p text:style-name="P1"><text:span text:style-name="T1">OSS : not used it entire quantum </text:span></text:p>
      <text:p text:style-name="P1"><text:span text:style-name="T1">OSS : Putting process with PID 31312 into queue 1</text:span></text:p>
      <text:p text:style-name="P1"><text:span text:style-name="T1">OSS : Dispaching pid : 31313 from queue 1 at time 9:297886572</text:span></text:p>
      <text:p text:style-name="P1"><text:span text:style-name="T1">OSS : Total time this dispatch was 160</text:span></text:p>
      <text:p text:style-name="P1"><text:span text:style-name="T1">OSS : Reciving pid : 31313 executed 10000000</text:span></text:p>
      <text:p text:style-name="P1"><text:span text:style-name="T1">OSS : not used it entire quantum </text:span></text:p>
      <text:p text:style-name="P1"><text:span text:style-name="T1">OSS : Putting process with PID 31313 into queue 1</text:span></text:p>
      <text:p text:style-name="P1"><text:span text:style-name="T1">OSS : Dispaching pid : 31312 from queue 1 at time 9:307886640</text:span></text:p>
      <text:p text:style-name="P1"><text:span text:style-name="T1">OSS : Total time this dispatch was 68</text:span></text:p>
      <text:p text:style-name="P1"><text:span text:style-name="T1">OSS : Reciving pid : 31312 executed 10000000</text:span></text:p>
      <text:p text:style-name="P1"><text:span text:style-name="T1">OSS : not used it entire quantum </text:span></text:p>
      <text:p text:style-name="P1"><text:span text:style-name="T1">OSS : Putting process with PID 31312 into queue 1</text:span></text:p>
      <text:p text:style-name="P1"><text:span text:style-name="T1">OSS : Dispaching pid : 31313 from queue 1 at time 9:317887143</text:span></text:p>
      <text:p text:style-name="P1"><text:span text:style-name="T1">OSS : Total time this dispatch was 503</text:span></text:p>
      <text:p text:style-name="P1"><text:span text:style-name="T1">OSS : Reciving pid : 31313 executed 10000000</text:span></text:p>
      <text:p text:style-name="P1"><text:span text:style-name="T1">OSS : not used it entire quantum </text:span></text:p>
      <text:p text:style-name="P1"><text:span text:style-name="T1">OSS : Putting process with PID 31313 into queue 1</text:span></text:p>
      <text:p text:style-name="P1"><text:span text:style-name="T1">OSS : Dispaching pid : 31312 from queue 1 at time 9:327887901</text:span></text:p>
      <text:p text:style-name="P1"><text:span text:style-name="T1">OSS : Total time this dispatch was 758</text:span></text:p>
      <text:p text:style-name="P1"><text:span text:style-name="T1">OSS : Reciving pid : 31312 executed 4359000064</text:span></text:p>
      <text:p text:style-name="P1"><text:span text:style-name="T1">OSS : pid : 31312 completed execution CPU : 4.385000<text:s text:c="2"/>Total : 4.415805</text:span></text:p>
      <text:p text:style-name="P1"><text:span text:style-name="T1">OSS : Dispaching pid : 31313 from queue 1 at time 9:327888172</text:span></text:p>
      <text:p text:style-name="P1"><text:span text:style-name="T1">OSS : Total time this dispatch was 271</text:span></text:p>
      <text:p text:style-name="P1"><text:span text:style-name="T1">OSS : Reciving pid : 31313 executed 2700000</text:span></text:p>
      <text:p text:style-name="P1"><text:span text:style-name="T1">OSS : not used it entire quantum </text:span></text:p>
      <text:p text:style-name="P1"><text:span text:style-name="T1">OSS : Putting process with PID 31313 into queue 1</text:span></text:p>
      <text:p text:style-name="P1"><text:span text:style-name="T1">OSS : Dispaching pid : 31313 from queue 1 at time 9:330588353</text:span></text:p>
      <text:p text:style-name="P1"><text:span text:style-name="T1">OSS : Total time this dispatch was 181</text:span></text:p>
      <text:p text:style-name="P1"><text:span text:style-name="T1">OSS : Reciving pid : 31313 executed 2900000</text:span></text:p>
      <text:p text:style-name="P1"><text:span text:style-name="T1">OSS : not used it entire quantum </text:span></text:p>
      <text:p text:style-name="P1"><text:span text:style-name="T1">OSS : Putting process with PID 31313 into queue 1</text:span></text:p>
      <text:p text:style-name="P1"><text:span text:style-name="T1">OSS : Dispaching pid : 31313 from queue 1 at time 9:333488502</text:span></text:p>
      <text:p text:style-name="P1"><text:span text:style-name="T1">OSS : Total time this dispatch was 149</text:span></text:p>
      <text:p text:style-name="P1"><text:span text:style-name="T1">OSS : Reciving pid : 31313 executed 10000000</text:span></text:p>
      <text:p text:style-name="P1"><text:span text:style-name="T1">OSS : not used it entire quantum </text:span></text:p>
      <text:p text:style-name="P1"><text:span text:style-name="T1">OSS : Putting process with PID 31313 into queue 1</text:span></text:p>
      <text:p text:style-name="P1"><text:span text:style-name="T1">OSS : Dispaching pid : 31313 from queue 1 at time 9:343489118</text:span></text:p>
      <text:p text:style-name="P1"><text:span text:style-name="T1">OSS : Total time this dispatch was 616</text:span></text:p>
      <text:p text:style-name="P1"><text:span text:style-name="T1">OSS : Reciving pid : 31313 executed 4300000</text:span></text:p>
      <text:p text:style-name="P1"><text:span text:style-name="T1">OSS : pid : 31313 completed execution CPU : 0.050700<text:s text:c="2"/>Total : 0.070704</text:span></text:p>
      <text:p text:style-name="P1"><text:span text:style-name="T1">OSS : Generating process with PID 31314 and putting it in queue 1 at time 11:343490932</text:span></text:p>
      <text:p text:style-name="P1"><text:span text:style-name="T1">OSS : Dispaching pid : 31314 from queue 1 at time 11:343491433</text:span></text:p>
      <text:p text:style-name="P1"><text:span text:style-name="T1">OSS : Total time this dispatch was 2000002315</text:span></text:p>
      <text:p text:style-name="P1"><text:span text:style-name="T1">OSS : Reciving pid : 31314 executed 1600000</text:span></text:p>
      <text:p text:style-name="P1"><text:span text:style-name="T1">OSS : not used it entire quantum </text:span></text:p>
      <text:p text:style-name="P1"><text:span text:style-name="T1">OSS : Putting process with PID 31314 into queue 1</text:span></text:p>
      <text:p text:style-name="P1"><text:span text:style-name="T1">OSS : Dispaching pid : 31314 from queue 1 at time 11:345091591</text:span></text:p>
      <text:p text:style-name="P1"><text:span text:style-name="T1">OSS : Total time this dispatch was 158</text:span></text:p>
      <text:p text:style-name="P1"><text:span text:style-name="T1">OSS : Reciving pid : 31314 executed 6600000</text:span></text:p>
      <text:p text:style-name="P1"><text:span text:style-name="T1">OSS : not used it entire quantum </text:span></text:p>
      <text:p text:style-name="P1"><text:span text:style-name="T1">OSS : Putting process with PID 31314 into queue 1</text:span></text:p>
      <text:p text:style-name="P1"><text:span text:style-name="T1">OSS : Dispaching pid : 31314 from queue 1 at time 11:351692042</text:span></text:p>
      <text:p text:style-name="P1"><text:span text:style-name="T1">OSS : Total time this dispatch was 451</text:span></text:p>
      <text:p text:style-name="P1"><text:span text:style-name="T1">OSS : Reciving pid : 31314 executed 10000000</text:span></text:p>
      <text:p text:style-name="P1"><text:span text:style-name="T1">OSS : not used it entire quantum </text:span></text:p>
      <text:p text:style-name="P1"><text:span text:style-name="T1">OSS : Putting process with PID 31314 into queue 1</text:span></text:p>
      <text:p text:style-name="P1"><text:span text:style-name="T1">OSS : Dispaching pid : 31314 from queue 1 at time 11:361692876</text:span></text:p>
      <text:p text:style-name="P1"><text:span text:style-name="T1">OSS : Total time this dispatch was 834</text:span></text:p>
      <text:p text:style-name="P1"><text:span text:style-name="T1">OSS : Reciving pid : 31314 executed 10000000</text:span></text:p>
      <text:p text:style-name="P1"><text:span text:style-name="T1">OSS : not used it entire quantum </text:span></text:p>
      <text:p text:style-name="P1"><text:span text:style-name="T1">OSS : Putting process with PID 31314 into queue 1</text:span></text:p>
      <text:p text:style-name="P1"><text:span text:style-name="T1">OSS : Dispaching pid : 31314 from queue 1 at time 11:371693424</text:span></text:p>
      <text:p text:style-name="P1"><text:span text:style-name="T1">OSS : Total time this dispatch was 548</text:span></text:p>
      <text:p text:style-name="P1"><text:span text:style-name="T1">OSS : Reciving pid : 31314 executed 10000000</text:span></text:p>
      <text:p text:style-name="P1"><text:span text:style-name="T1">OSS : not used it entire quantum </text:span></text:p>
      <text:p text:style-name="P1"><text:span text:style-name="T1">OSS : Putting process with PID 31314 into queue 1</text:span></text:p>
      <text:p text:style-name="P1"><text:span text:style-name="T1">OSS : Dispaching pid : 31314 from queue 1 at time 11:381694318</text:span></text:p>
      <text:p text:style-name="P1"><text:span text:style-name="T1">OSS : Total time this dispatch was 894</text:span></text:p>
      <text:p text:style-name="P1"><text:span text:style-name="T1">OSS : Reciving pid : 31314 executed 7200000</text:span></text:p>
      <text:p text:style-name="P1"><text:span text:style-name="T1">OSS : not used it entire quantum </text:span></text:p>
      <text:p text:style-name="P1"><text:span text:style-name="T1">OSS : Putting process with PID 31314 into queue 1</text:span></text:p>
      <text:p text:style-name="P1"><text:span text:style-name="T1">OSS : Dispaching pid : 31314 from queue 1 at time 11:388894737</text:span></text:p>
      <text:p text:style-name="P1"><text:span text:style-name="T1">OSS : Total time this dispatch was 419</text:span></text:p>
      <text:p text:style-name="P1"><text:span text:style-name="T1">OSS : Reciving pid : 31314 executed 10000000</text:span></text:p>
      <text:p text:style-name="P1"><text:span text:style-name="T1">OSS : pid : 31314 completed execution CPU : 0.055400<text:s text:c="2"/>Total : 0.055403</text:span></text:p>
      <text:p text:style-name="P1"><text:span text:style-name="T1">OSS : Generating process with PID 31315 and putting it in queue 1 at time 12:388894831</text:span></text:p>
      <text:p text:style-name="P1"><text:span text:style-name="T1">OSS : Dispaching pid : 31315 from queue 1 at time 12:388895027</text:span></text:p>
      <text:p text:style-name="P1"><text:span text:style-name="T1">OSS : Total time this dispatch was 1000000290</text:span></text:p>
      <text:p text:style-name="P1"><text:span text:style-name="T1">OSS : Reciving pid : 31315 executed 6300000</text:span></text:p>
      <text:p text:style-name="P1"><text:span text:style-name="T1">OSS : not used it entire quantum </text:span></text:p>
      <text:p text:style-name="P1"><text:span text:style-name="T1">OSS : Putting process with PID 31315 into queue 1</text:span></text:p>
      <text:p text:style-name="P1"><text:span text:style-name="T1">OSS : Dispaching pid : 31315 from queue 1 at time 12:395195152</text:span></text:p>
      <text:p text:style-name="P1"><text:span text:style-name="T1">OSS : Total time this dispatch was 125</text:span></text:p>
      <text:p text:style-name="P1"><text:span text:style-name="T1">OSS : Reciving pid : 31315 executed 3400999936</text:span></text:p>
      <text:p text:style-name="P1"><text:span text:style-name="T1">OSS : pid : 31315 completed execution CPU : 3.407300<text:s text:c="2"/>Total : 3.407300</text:span></text:p>
      <text:p text:style-name="P1"><text:span text:style-name="T1">OSS : Generating process with PID 31316 and putting it in queue 1 at time 13:395195785</text:span></text:p>
      <text:p text:style-name="P1"><text:span text:style-name="T1">OSS : Dispaching pid : 31316 from queue 1 at time 13:395195934</text:span></text:p>
      <text:p text:style-name="P1"><text:span text:style-name="T1">OSS : Total time this dispatch was 1000000782</text:span></text:p>
      <text:p text:style-name="P1"><text:span text:style-name="T1">OSS : Reciving pid : 31316 executed 10000000</text:span></text:p>
      <text:p text:style-name="P1"><text:span text:style-name="T1">OSS : not used it entire quantum </text:span></text:p>
      <text:p text:style-name="P1"><text:span text:style-name="T1">OSS : Putting process with PID 31316 into queue 1</text:span></text:p>
      <text:p text:style-name="P1"><text:span text:style-name="T1">OSS : Dispaching pid : 31316 from queue 1 at time 13:405196903</text:span></text:p>
      <text:p text:style-name="P1"><text:span text:style-name="T1">OSS : Total time this dispatch was 969</text:span></text:p>
      <text:p text:style-name="P1"><text:span text:style-name="T1">OSS : Reciving pid : 31316 executed 10000000</text:span></text:p>
      <text:p text:style-name="P1"><text:span text:style-name="T1">OSS : not used it entire quantum </text:span></text:p>
      <text:p text:style-name="P1"><text:span text:style-name="T1">OSS : Putting process with PID 31316 into queue 1</text:span></text:p>
      <text:p text:style-name="P1"><text:span text:style-name="T1">OSS : Dispaching pid : 31316 from queue 1 at time 13:415197009</text:span></text:p>
      <text:p text:style-name="P1"><text:span text:style-name="T1">OSS : Total time this dispatch was 106</text:span></text:p>
      <text:p text:style-name="P1"><text:span text:style-name="T1">OSS : Reciving pid : 31316 executed 10000000</text:span></text:p>
      <text:p text:style-name="P1"><text:span text:style-name="T1">OSS : not used it entire quantum </text:span></text:p>
      <text:p text:style-name="P1"><text:span text:style-name="T1">OSS : Putting process with PID 31316 into queue 1</text:span></text:p>
      <text:p text:style-name="P1"><text:span text:style-name="T1">OSS : Dispaching pid : 31316 from queue 1 at time 13:425197446</text:span></text:p>
      <text:p text:style-name="P1"><text:span text:style-name="T1">OSS : Total time this dispatch was 437</text:span></text:p>
      <text:p text:style-name="P1"><text:span text:style-name="T1">OSS : Reciving pid : 31316 executed 8800000</text:span></text:p>
      <text:p text:style-name="P1"><text:span text:style-name="T1">OSS : not used it entire quantum </text:span></text:p>
      <text:p text:style-name="P1"><text:span text:style-name="T1">OSS : Putting process with PID 31316 into queue 1</text:span></text:p>
      <text:p text:style-name="P1"><text:span text:style-name="T1">OSS : Dispaching pid : 31316 from queue 1 at time 13:433997927</text:span></text:p>
      <text:p text:style-name="P1"><text:span text:style-name="T1">OSS : Total time this dispatch was 481</text:span></text:p>
      <text:p text:style-name="P1"><text:span text:style-name="T1">OSS : Reciving pid : 31316 executed 4341000192</text:span></text:p>
      <text:p text:style-name="P1"><text:span text:style-name="T1">OSS : pid : 31316 completed execution CPU : 4.379800<text:s text:c="2"/>Total : 4.379802</text:span></text:p>
      <text:p text:style-name="P1"><text:span text:style-name="T1">OSS : Generating process with PID 31317 and putting it in queue 1 at time 15:433998394</text:span></text:p>
      <text:p text:style-name="P1"><text:span text:style-name="T1">OSS : Dispaching pid : 31317 from queue 1 at time 15:433998867</text:span></text:p>
      <text:p text:style-name="P1"><text:span text:style-name="T1">OSS : Total time this dispatch was 2000000940</text:span></text:p>
      <text:p text:style-name="P1"><text:span text:style-name="T1">OSS : Reciving pid : 31317 executed 10000000</text:span></text:p>
      <text:p text:style-name="P1"><text:span text:style-name="T1">OSS : not used it entire quantum </text:span></text:p>
      <text:p text:style-name="P1"><text:span text:style-name="T1">OSS : Putting process with PID 31317 into queue 1</text:span></text:p>
      <text:p text:style-name="P1"><text:span text:style-name="T1">OSS : Dispaching pid : 31317 from queue 1 at time 15:443999608</text:span></text:p>
      <text:p text:style-name="P1"><text:span text:style-name="T1">OSS : Total time this dispatch was 741</text:span></text:p>
      <text:p text:style-name="P1"><text:span text:style-name="T1">OSS : Reciving pid : 31317 executed 10000000</text:span></text:p>
      <text:p text:style-name="P1"><text:span text:style-name="T1">OSS : not used it entire quantum </text:span></text:p>
      <text:p text:style-name="P1"><text:span text:style-name="T1">OSS : Putting process with PID 31317 into queue 1</text:span></text:p>
      <text:p text:style-name="P1"><text:span text:style-name="T1">OSS : Dispaching pid : 31317 from queue 1 at time 15:453999670</text:span></text:p>
      <text:p text:style-name="P1"><text:span text:style-name="T1">OSS : Total time this dispatch was 62</text:span></text:p>
      <text:p text:style-name="P1"><text:span text:style-name="T1">OSS : Reciving pid : 31317 executed 10000000</text:span></text:p>
      <text:p text:style-name="P1"><text:span text:style-name="T1">OSS : not used it entire quantum </text:span></text:p>
      <text:p text:style-name="P1"><text:span text:style-name="T1">OSS : Putting process with PID 31317 into queue 1</text:span></text:p>
      <text:p text:style-name="P1"><text:span text:style-name="T1">OSS : Dispaching pid : 31317 from queue 1 at time 15:464000318</text:span></text:p>
      <text:p text:style-name="P1"><text:span text:style-name="T1">OSS : Total time this dispatch was 648</text:span></text:p>
      <text:p text:style-name="P1"><text:span text:style-name="T1">OSS : Reciving pid : 31317 executed 10000000</text:span></text:p>
      <text:p text:style-name="P1"><text:span text:style-name="T1">OSS : not used it entire quantum </text:span></text:p>
      <text:p text:style-name="P1"><text:span text:style-name="T1">OSS : Putting process with PID 31317 into queue 1</text:span></text:p>
      <text:p text:style-name="P1"><text:span text:style-name="T1">OSS : Dispaching pid : 31317 from queue 1 at time 15:474000403</text:span></text:p>
      <text:p text:style-name="P1"><text:span text:style-name="T1">OSS : Total time this dispatch was 85</text:span></text:p>
      <text:p text:style-name="P1"><text:span text:style-name="T1">OSS : Reciving pid : 31317 executed 0</text:span></text:p>
      <text:p text:style-name="P1"><text:span text:style-name="T1">OSS : not used it entire quantum </text:span></text:p>
      <text:p text:style-name="P1"><text:span text:style-name="T1">OSS : Putting process with PID 31317 into queue 1</text:span></text:p>
      <text:p text:style-name="P1"><text:span text:style-name="T1">OSS : Dispaching pid : 31317 from queue 1 at time 15:474000810</text:span></text:p>
      <text:p text:style-name="P1"><text:span text:style-name="T1">OSS : Total time this dispatch was 407</text:span></text:p>
      <text:p text:style-name="P1"><text:span text:style-name="T1">OSS : Reciving pid : 31317 executed 10000000</text:span></text:p>
      <text:p text:style-name="P1"><text:span text:style-name="T1">OSS : not used it entire quantum </text:span></text:p>
      <text:p text:style-name="P1"><text:span text:style-name="T1">OSS : Putting process with PID 31317 into queue 1</text:span></text:p>
      <text:p text:style-name="P1"><text:span text:style-name="T1">OSS : Dispaching pid : 31317 from queue 1 at time 15:484000845</text:span></text:p>
      <text:p text:style-name="P1"><text:span text:style-name="T1">OSS : Total time this dispatch was 35</text:span></text:p>
      <text:p text:style-name="P1"><text:span text:style-name="T1">OSS : Reciving pid : 31317 executed 2700000</text:span></text:p>
      <text:p text:style-name="P1"><text:span text:style-name="T1">OSS : pid : 31317 completed execution CPU : 0.052700<text:s text:c="2"/>Total : 0.052702</text:span></text:p>
      <text:p text:style-name="P1"><text:span text:style-name="T1">OSS : Generating process with PID 31318 and putting it in queue 1 at time 16:484001431</text:span></text:p>
      <text:p text:style-name="P1"><text:span text:style-name="T1">OSS : Dispaching pid : 31318 from queue 1 at time 16:484002203</text:span></text:p>
      <text:p text:style-name="P1"><text:span text:style-name="T1">OSS : Total time this dispatch was 1000001358</text:span></text:p>
      <text:p text:style-name="P1"><text:span text:style-name="T1">OSS : Reciving pid : 31318 executed 10000000</text:span></text:p>
      <text:p text:style-name="P1"><text:span text:style-name="T1">OSS : not used it entire quantum </text:span></text:p>
      <text:p text:style-name="P1"><text:span text:style-name="T1">OSS : Putting process with PID 31318 into queue 1</text:span></text:p>
      <text:p text:style-name="P1"><text:span text:style-name="T1">OSS : Generating process with PID 31319 and putting it in queue 1 at time 16:494002203</text:span></text:p>
      <text:p text:style-name="P1"><text:span text:style-name="T1">OSS : Dispaching pid : 31318 from queue 1 at time 16:494002394</text:span></text:p>
      <text:p text:style-name="P1"><text:span text:style-name="T1">OSS : Total time this dispatch was 191</text:span></text:p>
      <text:p text:style-name="P1"><text:span text:style-name="T1">OSS : Reciving pid : 31318 executed 10000000</text:span></text:p>
      <text:p text:style-name="P1"><text:span text:style-name="T1">OSS : not used it entire quantum </text:span></text:p>
      <text:p text:style-name="P1"><text:span text:style-name="T1">OSS : Putting process with PID 31318 into queue 1</text:span></text:p>
      <text:p text:style-name="P1"><text:span text:style-name="T1">OSS : Dispaching pid : 31319 from queue 1 at time 16:504002953</text:span></text:p>
      <text:p text:style-name="P1"><text:span text:style-name="T1">OSS : Total time this dispatch was 559</text:span></text:p>
      <text:p text:style-name="P1"><text:span text:style-name="T1">OSS : Reciving pid : 31319 executed 1800000</text:span></text:p>
      <text:p text:style-name="P1"><text:span text:style-name="T1">OSS : not used it entire quantum </text:span></text:p>
      <text:p text:style-name="P1"><text:span text:style-name="T1">OSS : Putting process with PID 31319 into queue 1</text:span></text:p>
      <text:p text:style-name="P1"><text:span text:style-name="T1">OSS : Dispaching pid : 31318 from queue 1 at time 16:505803239</text:span></text:p>
      <text:p text:style-name="P1"><text:span text:style-name="T1">OSS : Total time this dispatch was 286</text:span></text:p>
      <text:p text:style-name="P1"><text:span text:style-name="T1">OSS : Reciving pid : 31318 executed 3500000</text:span></text:p>
      <text:p text:style-name="P1"><text:span text:style-name="T1">OSS : not used it entire quantum </text:span></text:p>
      <text:p text:style-name="P1"><text:span text:style-name="T1">OSS : Putting process with PID 31318 into queue 1</text:span></text:p>
      <text:p text:style-name="P1"><text:span text:style-name="T1">OSS : Dispaching pid : 31319 from queue 1 at time 16:509303974</text:span></text:p>
      <text:p text:style-name="P1"><text:span text:style-name="T1">OSS : Total time this dispatch was 735</text:span></text:p>
      <text:p text:style-name="P1"><text:span text:style-name="T1">OSS : Reciving pid : 31319 executed 10000000</text:span></text:p>
      <text:p text:style-name="P1"><text:span text:style-name="T1">OSS : not used it entire quantum </text:span></text:p>
      <text:p text:style-name="P1"><text:span text:style-name="T1">OSS : Putting process with PID 31319 into queue 1</text:span></text:p>
      <text:p text:style-name="P1"><text:span text:style-name="T1">OSS : Dispaching pid : 31318 from queue 1 at time 16:519304081</text:span></text:p>
      <text:p text:style-name="P1"><text:span text:style-name="T1">OSS : Total time this dispatch was 107</text:span></text:p>
      <text:p text:style-name="P1"><text:span text:style-name="T1">OSS : Reciving pid : 31318 executed 4500000</text:span></text:p>
      <text:p text:style-name="P1"><text:span text:style-name="T1">OSS : not used it entire quantum </text:span></text:p>
      <text:p text:style-name="P1"><text:span text:style-name="T1">OSS : Putting process with PID 31318 into queue 1</text:span></text:p>
      <text:p text:style-name="P1"><text:span text:style-name="T1">OSS : Dispaching pid : 31319 from queue 1 at time 16:523804493</text:span></text:p>
      <text:p text:style-name="P1"><text:span text:style-name="T1">OSS : Total time this dispatch was 412</text:span></text:p>
      <text:p text:style-name="P1"><text:span text:style-name="T1">OSS : Reciving pid : 31319 executed 10000000</text:span></text:p>
      <text:p text:style-name="P1"><text:span text:style-name="T1">OSS : not used it entire quantum </text:span></text:p>
      <text:p text:style-name="P1"><text:span text:style-name="T1">OSS : Putting process with PID 31319 into queue 1</text:span></text:p>
      <text:p text:style-name="P1"><text:span text:style-name="T1">OSS : Dispaching pid : 31318 from queue 1 at time 16:533805213</text:span></text:p>
      <text:p text:style-name="P1"><text:span text:style-name="T1">OSS : Total time this dispatch was 720</text:span></text:p>
      <text:p text:style-name="P1"><text:span text:style-name="T1">OSS : Reciving pid : 31318 executed 0</text:span></text:p>
      <text:p text:style-name="P1"><text:span text:style-name="T1">OSS : not used it entire quantum </text:span></text:p>
      <text:p text:style-name="P1"><text:span text:style-name="T1">OSS : Putting process with PID 31318 into queue 1</text:span></text:p>
      <text:p text:style-name="P1"><text:span text:style-name="T1">OSS : Dispaching pid : 31319 from queue 1 at time 16:533806040</text:span></text:p>
      <text:p text:style-name="P1"><text:span text:style-name="T1">OSS : Total time this dispatch was 827</text:span></text:p>
      <text:p text:style-name="P1"><text:span text:style-name="T1">OSS : Reciving pid : 31319 executed 10000000</text:span></text:p>
      <text:p text:style-name="P1"><text:span text:style-name="T1">OSS : not used it entire quantum </text:span></text:p>
      <text:p text:style-name="P1"><text:span text:style-name="T1">OSS : Putting process with PID 31319 into queue 1</text:span></text:p>
      <text:p text:style-name="P1"><text:span text:style-name="T1">OSS : Dispaching pid : 31318 from queue 1 at time 16:543806212</text:span></text:p>
      <text:p text:style-name="P1"><text:span text:style-name="T1">OSS : Total time this dispatch was 172</text:span></text:p>
      <text:p text:style-name="P1"><text:span text:style-name="T1">OSS : Reciving pid : 31318 executed 6900000</text:span></text:p>
      <text:p text:style-name="P1"><text:span text:style-name="T1">OSS : not used it entire quantum </text:span></text:p>
      <text:p text:style-name="P1"><text:span text:style-name="T1">OSS : Putting process with PID 31318 into queue 1</text:span></text:p>
      <text:p text:style-name="P1"><text:span text:style-name="T1">OSS : Dispaching pid : 31319 from queue 1 at time 16:550707081</text:span></text:p>
      <text:p text:style-name="P1"><text:span text:style-name="T1">OSS : Total time this dispatch was 869</text:span></text:p>
      <text:p text:style-name="P1"><text:span text:style-name="T1">OSS : Reciving pid : 31319 executed 10000000</text:span></text:p>
      <text:p text:style-name="P1"><text:span text:style-name="T1">OSS : not used it entire quantum </text:span></text:p>
      <text:p text:style-name="P1"><text:span text:style-name="T1">OSS : Putting process with PID 31319 into queue 1</text:span></text:p>
      <text:p text:style-name="P1"><text:span text:style-name="T1">OSS : Dispaching pid : 31318 from queue 1 at time 16:560707229</text:span></text:p>
      <text:p text:style-name="P1"><text:span text:style-name="T1">OSS : Total time this dispatch was 148</text:span></text:p>
      <text:p text:style-name="P1"><text:span text:style-name="T1">OSS : Reciving pid : 31318 executed 788000000</text:span></text:p>
      <text:p text:style-name="P1"><text:span text:style-name="T1">OSS : pid : 31318 completed execution CPU : 0.822900<text:s text:c="2"/>Total : 0.864705</text:span></text:p>
      <text:p text:style-name="P1"><text:span text:style-name="T1">OSS : Dispaching pid : 31319 from queue 1 at time 16:560707507</text:span></text:p>
      <text:p text:style-name="P1"><text:span text:style-name="T1">OSS : Total time this dispatch was 278</text:span></text:p>
      <text:p text:style-name="P1"><text:span text:style-name="T1">OSS : Reciving pid : 31319 executed 0</text:span></text:p>
      <text:p text:style-name="P1"><text:span text:style-name="T1">OSS : not used it entire quantum </text:span></text:p>
      <text:p text:style-name="P1"><text:span text:style-name="T1">OSS : Putting process with PID 31319 into queue 1</text:span></text:p>
      <text:p text:style-name="P1"><text:span text:style-name="T1">OSS : Dispaching pid : 31319 from queue 1 at time 16:560708165</text:span></text:p>
      <text:p text:style-name="P1"><text:span text:style-name="T1">OSS : Total time this dispatch was 658</text:span></text:p>
      <text:p text:style-name="P1"><text:span text:style-name="T1">OSS : Reciving pid : 31319 executed 3789999872</text:span></text:p>
      <text:p text:style-name="P1"><text:span text:style-name="T1">OSS : pid : 31319 completed execution CPU : 3.831800<text:s text:c="2"/>Total : 3.846705</text:span></text:p>
      <text:p text:style-name="P1"><text:span text:style-name="T1">OSS : Generating process with PID 31320 and putting it in queue 1 at time 17:560708794</text:span></text:p>
      <text:p text:style-name="P1"><text:span text:style-name="T1">OSS : Dispaching pid : 31320 from queue 1 at time 17:560709015</text:span></text:p>
      <text:p text:style-name="P1"><text:span text:style-name="T1">OSS : Total time this dispatch was 1000000850</text:span></text:p>
      <text:p text:style-name="P1"><text:span text:style-name="T1">OSS : Reciving pid : 31320 executed 7799999</text:span></text:p>
      <text:p text:style-name="P1"><text:span text:style-name="T1">OSS : not used it entire quantum </text:span></text:p>
      <text:p text:style-name="P1"><text:span text:style-name="T1">OSS : Putting process with PID 31320 into queue 1</text:span></text:p>
      <text:p text:style-name="P1"><text:span text:style-name="T1">OSS : Generating process with PID 31321 and putting it in queue 1 at time 17:568509014</text:span></text:p>
      <text:p text:style-name="P1"><text:span text:style-name="T1">OSS : Dispaching pid : 31320 from queue 1 at time 17:568509977</text:span></text:p>
      <text:p text:style-name="P1"><text:span text:style-name="T1">OSS : Total time this dispatch was 963</text:span></text:p>
      <text:p text:style-name="P1"><text:span text:style-name="T1">OSS : Reciving pid : 31320 executed 0</text:span></text:p>
      <text:p text:style-name="P1"><text:span text:style-name="T1">OSS : not used it entire quantum </text:span></text:p>
      <text:p text:style-name="P1"><text:span text:style-name="T1">OSS : Putting process with PID 31320 into queue 1</text:span></text:p>
      <text:p text:style-name="P1"><text:span text:style-name="T1">OSS : Dispaching pid : 31321 from queue 1 at time 17:568510642</text:span></text:p>
      <text:p text:style-name="P1"><text:span text:style-name="T1">OSS : Total time this dispatch was 665</text:span></text:p>
      <text:p text:style-name="P1"><text:span text:style-name="T1">OSS : Reciving pid : 31321 executed 10000000</text:span></text:p>
      <text:p text:style-name="P1"><text:span text:style-name="T1">OSS : not used it entire quantum </text:span></text:p>
      <text:p text:style-name="P1"><text:span text:style-name="T1">OSS : Putting process with PID 31321 into queue 1</text:span></text:p>
      <text:p text:style-name="P1"><text:span text:style-name="T1">OSS : Dispaching pid : 31320 from queue 1 at time 17:578511418</text:span></text:p>
      <text:p text:style-name="P1"><text:span text:style-name="T1">OSS : Total time this dispatch was 776</text:span></text:p>
      <text:p text:style-name="P1"><text:span text:style-name="T1">OSS : Reciving pid : 31320 executed 7500000</text:span></text:p>
      <text:p text:style-name="P1"><text:span text:style-name="T1">OSS : not used it entire quantum </text:span></text:p>
      <text:p text:style-name="P1"><text:span text:style-name="T1">OSS : Putting process with PID 31320 into queue 1</text:span></text:p>
      <text:p text:style-name="P1"><text:span text:style-name="T1">OSS : Dispaching pid : 31321 from queue 1 at time 17:586011466</text:span></text:p>
      <text:p text:style-name="P1"><text:span text:style-name="T1">OSS : Total time this dispatch was 48</text:span></text:p>
      <text:p text:style-name="P1"><text:span text:style-name="T1">OSS : Reciving pid : 31321 executed 0</text:span></text:p>
      <text:p text:style-name="P1"><text:span text:style-name="T1">OSS : not used it entire quantum </text:span></text:p>
      <text:p text:style-name="P1"><text:span text:style-name="T1">OSS : Putting process with PID 31321 into queue 1</text:span></text:p>
      <text:p text:style-name="P1"><text:span text:style-name="T1">OSS : Dispaching pid : 31320 from queue 1 at time 17:586011538</text:span></text:p>
      <text:p text:style-name="P1"><text:span text:style-name="T1">OSS : Total time this dispatch was 72</text:span></text:p>
      <text:p text:style-name="P1"><text:span text:style-name="T1">OSS : Reciving pid : 31320 executed 0</text:span></text:p>
      <text:p text:style-name="P1"><text:span text:style-name="T1">OSS : not used it entire quantum </text:span></text:p>
      <text:p text:style-name="P1"><text:span text:style-name="T1">OSS : Putting process with PID 31320 into queue 1</text:span></text:p>
      <text:p text:style-name="P1"><text:span text:style-name="T1">OSS : Dispaching pid : 31321 from queue 1 at time 17:586012349</text:span></text:p>
      <text:p text:style-name="P1"><text:span text:style-name="T1">OSS : Total time this dispatch was 811</text:span></text:p>
      <text:p text:style-name="P1"><text:span text:style-name="T1">OSS : Reciving pid : 31321 executed 10000000</text:span></text:p>
      <text:p text:style-name="P1"><text:span text:style-name="T1">OSS : not used it entire quantum </text:span></text:p>
      <text:p text:style-name="P1"><text:span text:style-name="T1">OSS : Putting process with PID 31321 into queue 1</text:span></text:p>
      <text:p text:style-name="P1"><text:span text:style-name="T1">OSS : Dispaching pid : 31320 from queue 1 at time 17:596013335</text:span></text:p>
      <text:p text:style-name="P1"><text:span text:style-name="T1">OSS : Total time this dispatch was 986</text:span></text:p>
      <text:p text:style-name="P1"><text:span text:style-name="T1">OSS : Reciving pid : 31320 executed 10000000</text:span></text:p>
      <text:p text:style-name="P1"><text:span text:style-name="T1">OSS : not used it entire quantum </text:span></text:p>
      <text:p text:style-name="P1"><text:span text:style-name="T1">OSS : Putting process with PID 31320 into queue 1</text:span></text:p>
      <text:p text:style-name="P1"><text:span text:style-name="T1">OSS : Dispaching pid : 31321 from queue 1 at time 17:606014324</text:span></text:p>
      <text:p text:style-name="P1"><text:span text:style-name="T1">OSS : Total time this dispatch was 989</text:span></text:p>
      <text:p text:style-name="P1"><text:span text:style-name="T1">OSS : Reciving pid : 31321 executed 10000000</text:span></text:p>
      <text:p text:style-name="P1"><text:span text:style-name="T1">OSS : not used it entire quantum </text:span></text:p>
      <text:p text:style-name="P1"><text:span text:style-name="T1">OSS : Putting process with PID 31321 into queue 1</text:span></text:p>
      <text:p text:style-name="P1"><text:span text:style-name="T1">OSS : Dispaching pid : 31320 from queue 1 at time 17:616014325</text:span></text:p>
      <text:p text:style-name="P1"><text:span text:style-name="T1">OSS : Total time this dispatch was 1</text:span></text:p>
      <text:p text:style-name="P1"><text:span text:style-name="T1">OSS : Reciving pid : 31320 executed 3899999</text:span></text:p>
      <text:p text:style-name="P1"><text:span text:style-name="T1">OSS : not used it entire quantum </text:span></text:p>
      <text:p text:style-name="P1"><text:span text:style-name="T1">OSS : Putting process with PID 31320 into queue 1</text:span></text:p>
      <text:p text:style-name="P1"><text:span text:style-name="T1">OSS : Dispaching pid : 31321 from queue 1 at time 17:619914434</text:span></text:p>
      <text:p text:style-name="P1"><text:span text:style-name="T1">OSS : Total time this dispatch was 110</text:span></text:p>
      <text:p text:style-name="P1"><text:span text:style-name="T1">OSS : Reciving pid : 31321 executed 3400000</text:span></text:p>
      <text:p text:style-name="P1"><text:span text:style-name="T1">OSS : not used it entire quantum </text:span></text:p>
      <text:p text:style-name="P1"><text:span text:style-name="T1">OSS : Putting process with PID 31321 into queue 1</text:span></text:p>
      <text:p text:style-name="P1"><text:span text:style-name="T1">OSS : Dispaching pid : 31320 from queue 1 at time 17:623314888</text:span></text:p>
      <text:p text:style-name="P1"><text:span text:style-name="T1">OSS : Total time this dispatch was 454</text:span></text:p>
      <text:p text:style-name="P1"><text:span text:style-name="T1">OSS : Reciving pid : 31320 executed 10000000</text:span></text:p>
      <text:p text:style-name="P1"><text:span text:style-name="T1">OSS : not used it entire quantum </text:span></text:p>
      <text:p text:style-name="P1"><text:span text:style-name="T1">OSS : Putting process with PID 31320 into queue 1</text:span></text:p>
      <text:p text:style-name="P1"><text:span text:style-name="T1">OSS : Dispaching pid : 31321 from queue 1 at time 17:633314973</text:span></text:p>
      <text:p text:style-name="P1"><text:span text:style-name="T1">OSS : Total time this dispatch was 85</text:span></text:p>
      <text:p text:style-name="P1"><text:span text:style-name="T1">OSS : Reciving pid : 31321 executed 10000000</text:span></text:p>
      <text:p text:style-name="P1"><text:span text:style-name="T1">OSS : not used it entire quantum </text:span></text:p>
      <text:p text:style-name="P1"><text:span text:style-name="T1">OSS : Putting process with PID 31321 into queue 1</text:span></text:p>
      <text:p text:style-name="P1"><text:span text:style-name="T1">OSS : Dispaching pid : 31320 from queue 1 at time 17:643315626</text:span></text:p>
      <text:p text:style-name="P1"><text:span text:style-name="T1">OSS : Total time this dispatch was 653</text:span></text:p>
      <text:p text:style-name="P1"><text:span text:style-name="T1">OSS : Reciving pid : 31320 executed 10000000</text:span></text:p>
      <text:p text:style-name="P1"><text:span text:style-name="T1">OSS : not used it entire quantum </text:span></text:p>
      <text:p text:style-name="P1"><text:span text:style-name="T1">OSS : Putting process with PID 31320 into queue 1</text:span></text:p>
      <text:p text:style-name="P1"><text:span text:style-name="T1">OSS : Dispaching pid : 31321 from queue 1 at time 17:653315991</text:span></text:p>
      <text:p text:style-name="P1"><text:span text:style-name="T1">OSS : Total time this dispatch was 365</text:span></text:p>
      <text:p text:style-name="P1"><text:span text:style-name="T1">OSS : Reciving pid : 31321 executed 10000000</text:span></text:p>
      <text:p text:style-name="P1"><text:span text:style-name="T1">OSS : pid : 31321 completed execution CPU : 0.053400<text:s text:c="2"/>Total : 0.094805</text:span></text:p>
      <text:p text:style-name="P1"><text:span text:style-name="T1">OSS : Dispaching pid : 31320 from queue 1 at time 17:653316715</text:span></text:p>
      <text:p text:style-name="P1"><text:span text:style-name="T1">OSS : Total time this dispatch was 724</text:span></text:p>
      <text:p text:style-name="P1"><text:span text:style-name="T1">OSS : Reciving pid : 31320 executed 0</text:span></text:p>
      <text:p text:style-name="P1"><text:span text:style-name="T1">OSS : not used it entire quantum </text:span></text:p>
      <text:p text:style-name="P1"><text:span text:style-name="T1">OSS : Putting process with PID 31320 into queue 1</text:span></text:p>
      <text:p text:style-name="P1"><text:span text:style-name="T1">OSS : Dispaching pid : 31320 from queue 1 at time 17:653317103</text:span></text:p>
      <text:p text:style-name="P1"><text:span text:style-name="T1">OSS : Total time this dispatch was 388</text:span></text:p>
      <text:p text:style-name="P1"><text:span text:style-name="T1">OSS : Reciving pid : 31320 executed 1516999936</text:span></text:p>
      <text:p text:style-name="P1"><text:span text:style-name="T1">OSS : pid : 31320 completed execution CPU : 1.566200<text:s text:c="2"/>Total : 1.609608</text:span></text:p>
      <text:p text:style-name="P1"><text:span text:style-name="T1">OSS : Generating process with PID 31322 and putting it in queue 1 at time 19:653318063</text:span></text:p>
      <text:p text:style-name="P1"><text:span text:style-name="T1">OSS : Dispaching pid : 31322 from queue 1 at time 19:653318723</text:span></text:p>
      <text:p text:style-name="P1"><text:span text:style-name="T1">OSS : Total time this dispatch was 2000001620</text:span></text:p>
      <text:p text:style-name="P1"><text:span text:style-name="T1">OSS : Reciving pid : 31322 executed 10000000</text:span></text:p>
      <text:p text:style-name="P1"><text:span text:style-name="T1">OSS : not used it entire quantum </text:span></text:p>
      <text:p text:style-name="P1"><text:span text:style-name="T1">OSS : Putting process with PID 31322 into queue 1</text:span></text:p>
      <text:p text:style-name="P1"><text:span text:style-name="T1">OSS : Dispaching pid : 31322 from queue 1 at time 19:663319052</text:span></text:p>
      <text:p text:style-name="P1"><text:span text:style-name="T1">OSS : Total time this dispatch was 329</text:span></text:p>
      <text:p text:style-name="P1"><text:span text:style-name="T1">OSS : Reciving pid : 31322 executed 10000000</text:span></text:p>
      <text:p text:style-name="P1"><text:span text:style-name="T1">OSS : not used it entire quantum </text:span></text:p>
      <text:p text:style-name="P1"><text:span text:style-name="T1">OSS : Putting process with PID 31322 into queue 1</text:span></text:p>
      <text:p text:style-name="P1"><text:span text:style-name="T1">OSS : Dispaching pid : 31322 from queue 1 at time 19:673319203</text:span></text:p>
      <text:p text:style-name="P1"><text:span text:style-name="T1">OSS : Total time this dispatch was 151</text:span></text:p>
      <text:p text:style-name="P1"><text:span text:style-name="T1">OSS : Reciving pid : 31322 executed 10000000</text:span></text:p>
      <text:p text:style-name="P1"><text:span text:style-name="T1">OSS : not used it entire quantum </text:span></text:p>
      <text:p text:style-name="P1"><text:span text:style-name="T1">OSS : Putting process with PID 31322 into queue 1</text:span></text:p>
      <text:p text:style-name="P1"><text:span text:style-name="T1">OSS : Dispaching pid : 31322 from queue 1 at time 19:683320141</text:span></text:p>
      <text:p text:style-name="P1"><text:span text:style-name="T1">OSS : Total time this dispatch was 938</text:span></text:p>
      <text:p text:style-name="P1"><text:span text:style-name="T1">OSS : Reciving pid : 31322 executed 10000000</text:span></text:p>
      <text:p text:style-name="P1"><text:span text:style-name="T1">OSS : not used it entire quantum </text:span></text:p>
      <text:p text:style-name="P1"><text:span text:style-name="T1">OSS : Putting process with PID 31322 into queue 1</text:span></text:p>
      <text:p text:style-name="P1"><text:span text:style-name="T1">OSS : Dispaching pid : 31322 from queue 1 at time 19:693321128</text:span></text:p>
      <text:p text:style-name="P1"><text:span text:style-name="T1">OSS : Total time this dispatch was 987</text:span></text:p>
      <text:p text:style-name="P1"><text:span text:style-name="T1">OSS : Reciving pid : 31322 executed 700000</text:span></text:p>
      <text:p text:style-name="P1"><text:span text:style-name="T1">OSS : not used it entire quantum </text:span></text:p>
      <text:p text:style-name="P1"><text:span text:style-name="T1">OSS : Putting process with PID 31322 into queue 1</text:span></text:p>
      <text:p text:style-name="P1"><text:span text:style-name="T1">OSS : Dispaching pid : 31322 from queue 1 at time 19:694021909</text:span></text:p>
      <text:p text:style-name="P1"><text:span text:style-name="T1">OSS : Total time this dispatch was 781</text:span></text:p>
      <text:p text:style-name="P1"><text:span text:style-name="T1">OSS : Reciving pid : 31322 executed 2300000</text:span></text:p>
      <text:p text:style-name="P1"><text:span text:style-name="T1">OSS : not used it entire quantum </text:span></text:p>
      <text:p text:style-name="P1"><text:span text:style-name="T1">OSS : Putting process with PID 31322 into queue 1</text:span></text:p>
      <text:p text:style-name="P1"><text:span text:style-name="T1">OSS : Dispaching pid : 31322 from queue 1 at time 19:696322653</text:span></text:p>
      <text:p text:style-name="P1"><text:span text:style-name="T1">OSS : Total time this dispatch was 744</text:span></text:p>
      <text:p text:style-name="P1"><text:span text:style-name="T1">OSS : Reciving pid : 31322 executed 4200000</text:span></text:p>
      <text:p text:style-name="P1"><text:span text:style-name="T1">OSS : not used it entire quantum </text:span></text:p>
      <text:p text:style-name="P1"><text:span text:style-name="T1">OSS : Putting process with PID 31322 into queue 1</text:span></text:p>
      <text:p text:style-name="P1"><text:span text:style-name="T1">OSS : Dispaching pid : 31322 from queue 1 at time 19:700523590</text:span></text:p>
      <text:p text:style-name="P1"><text:span text:style-name="T1">OSS : Total time this dispatch was 937</text:span></text:p>
      <text:p text:style-name="P1"><text:span text:style-name="T1">OSS : Reciving pid : 31322 executed 10000000</text:span></text:p>
      <text:p text:style-name="P1"><text:span text:style-name="T1">OSS : pid : 31322 completed execution CPU : 0.057200<text:s text:c="2"/>Total : 0.057205</text:span></text:p>
      <text:p text:style-name="P1"><text:span text:style-name="T1">OSS : Generating process with PID 31323 and putting it in queue 1 at time 21:700524587</text:span></text:p>
      <text:p text:style-name="P1"><text:span text:style-name="T1">OSS : Dispaching pid : 31323 from queue 1 at time 21:700525248</text:span></text:p>
      <text:p text:style-name="P1"><text:span text:style-name="T1">OSS : Total time this dispatch was 2000001658</text:span></text:p>
      <text:p text:style-name="P1"><text:span text:style-name="T1">OSS : Reciving pid : 31323 executed 10000000</text:span></text:p>
      <text:p text:style-name="P1"><text:span text:style-name="T1">OSS : not used it entire quantum </text:span></text:p>
      <text:p text:style-name="P1"><text:span text:style-name="T1">OSS : Putting process with PID 31323 into queue 1</text:span></text:p>
      <text:p text:style-name="P1"><text:span text:style-name="T1">OSS : Generating process with PID 31324 and putting it in queue 1 at time 21:710525248</text:span></text:p>
      <text:p text:style-name="P1"><text:span text:style-name="T1">OSS : Dispaching pid : 31323 from queue 1 at time 21:710525333</text:span></text:p>
      <text:p text:style-name="P1"><text:span text:style-name="T1">OSS : Total time this dispatch was 85</text:span></text:p>
      <text:p text:style-name="P1"><text:span text:style-name="T1">OSS : Reciving pid : 31323 executed 1500000</text:span></text:p>
      <text:p text:style-name="P1"><text:span text:style-name="T1">OSS : not used it entire quantum </text:span></text:p>
      <text:p text:style-name="P1"><text:span text:style-name="T1">OSS : Putting process with PID 31323 into queue 1</text:span></text:p>
      <text:p text:style-name="P1"><text:span text:style-name="T1">OSS : Dispaching pid : 31324 from queue 1 at time 21:712025336</text:span></text:p>
      <text:p text:style-name="P1"><text:span text:style-name="T1">OSS : Total time this dispatch was 3</text:span></text:p>
      <text:p text:style-name="P1"><text:span text:style-name="T1">OSS : Reciving pid : 31324 executed 10000000</text:span></text:p>
      <text:p text:style-name="P1"><text:span text:style-name="T1">OSS : not used it entire quantum </text:span></text:p>
      <text:p text:style-name="P1"><text:span text:style-name="T1">OSS : Putting process with PID 31324 into queue 1</text:span></text:p>
      <text:p text:style-name="P1"><text:span text:style-name="T1">OSS : Dispaching pid : 31323 from queue 1 at time 21:722025391</text:span></text:p>
      <text:p text:style-name="P1"><text:span text:style-name="T1">OSS : Total time this dispatch was 55</text:span></text:p>
      <text:p text:style-name="P1"><text:span text:style-name="T1">OSS : Reciving pid : 31323 executed 10000000</text:span></text:p>
      <text:p text:style-name="P1"><text:span text:style-name="T1">OSS : not used it entire quantum </text:span></text:p>
      <text:p text:style-name="P1"><text:span text:style-name="T1">OSS : Putting process with PID 31323 into queue 1</text:span></text:p>
      <text:p text:style-name="P1"><text:span text:style-name="T1">OSS : Dispaching pid : 31324 from queue 1 at time 21:732025466</text:span></text:p>
      <text:p text:style-name="P1"><text:span text:style-name="T1">OSS : Total time this dispatch was 75</text:span></text:p>
      <text:p text:style-name="P1"><text:span text:style-name="T1">OSS : Reciving pid : 31324 executed 5900000</text:span></text:p>
      <text:p text:style-name="P1"><text:span text:style-name="T1">OSS : not used it entire quantum </text:span></text:p>
      <text:p text:style-name="P1"><text:span text:style-name="T1">OSS : Putting process with PID 31324 into queue 1</text:span></text:p>
      <text:p text:style-name="P1"><text:span text:style-name="T1">OSS : Dispaching pid : 31323 from queue 1 at time 21:737925822</text:span></text:p>
      <text:p text:style-name="P1"><text:span text:style-name="T1">OSS : Total time this dispatch was 356</text:span></text:p>
      <text:p text:style-name="P1"><text:span text:style-name="T1">OSS : Reciving pid : 31323 executed 10000000</text:span></text:p>
      <text:p text:style-name="P1"><text:span text:style-name="T1">OSS : not used it entire quantum </text:span></text:p>
      <text:p text:style-name="P1"><text:span text:style-name="T1">OSS : Putting process with PID 31323 into queue 1</text:span></text:p>
      <text:p text:style-name="P1"><text:span text:style-name="T1">OSS : Dispaching pid : 31324 from queue 1 at time 21:747925987</text:span></text:p>
      <text:p text:style-name="P1"><text:span text:style-name="T1">OSS : Total time this dispatch was 165</text:span></text:p>
      <text:p text:style-name="P1"><text:span text:style-name="T1">OSS : Reciving pid : 31324 executed 10000000</text:span></text:p>
      <text:p text:style-name="P1"><text:span text:style-name="T1">OSS : not used it entire quantum </text:span></text:p>
      <text:p text:style-name="P1"><text:span text:style-name="T1">OSS : Putting process with PID 31324 into queue 1</text:span></text:p>
      <text:p text:style-name="P1"><text:span text:style-name="T1">OSS : Dispaching pid : 31323 from queue 1 at time 21:757926868</text:span></text:p>
      <text:p text:style-name="P1"><text:span text:style-name="T1">OSS : Total time this dispatch was 881</text:span></text:p>
      <text:p text:style-name="P1"><text:span text:style-name="T1">OSS : Reciving pid : 31323 executed 10000000</text:span></text:p>
      <text:p text:style-name="P1"><text:span text:style-name="T1">OSS : not used it entire quantum </text:span></text:p>
      <text:p text:style-name="P1"><text:span text:style-name="T1">OSS : Putting process with PID 31323 into queue 1</text:span></text:p>
      <text:p text:style-name="P1"><text:span text:style-name="T1">OSS : Dispaching pid : 31324 from queue 1 at time 21:767927310</text:span></text:p>
      <text:p text:style-name="P1"><text:span text:style-name="T1">OSS : Total time this dispatch was 442</text:span></text:p>
      <text:p text:style-name="P1"><text:span text:style-name="T1">OSS : Reciving pid : 31324 executed 3875000064</text:span></text:p>
      <text:p text:style-name="P1"><text:span text:style-name="T1">OSS : pid : 31324 completed execution CPU : 3.900900<text:s text:c="2"/>Total : 3.930902</text:span></text:p>
      <text:p text:style-name="P1"><text:span text:style-name="T1">OSS : Dispaching pid : 31323 from queue 1 at time 21:767928128</text:span></text:p>
      <text:p text:style-name="P1"><text:span text:style-name="T1">OSS : Total time this dispatch was 818</text:span></text:p>
      <text:p text:style-name="P1"><text:span text:style-name="T1">OSS : Reciving pid : 31323 executed 7799999</text:span></text:p>
      <text:p text:style-name="P1"><text:span text:style-name="T1">OSS : not used it entire quantum </text:span></text:p>
      <text:p text:style-name="P1"><text:span text:style-name="T1">OSS : Putting process with PID 31323 into queue 1</text:span></text:p>
      <text:p text:style-name="P1"><text:span text:style-name="T1">OSS : Dispaching pid : 31323 from queue 1 at time 21:775728374</text:span></text:p>
      <text:p text:style-name="P1"><text:span text:style-name="T1">OSS : Total time this dispatch was 247</text:span></text:p>
      <text:p text:style-name="P1"><text:span text:style-name="T1">OSS : Reciving pid : 31323 executed 10000000</text:span></text:p>
      <text:p text:style-name="P1"><text:span text:style-name="T1">OSS : pid : 31323 completed execution CPU : 0.059300<text:s text:c="2"/>Total : 0.085203</text:span></text:p>
      <text:p text:style-name="P1"><text:span text:style-name="T1">OSS : Generating process with PID 31325 and putting it in queue 1 at time 23:775729450</text:span></text:p>
      <text:p text:style-name="P1"><text:span text:style-name="T1">OSS : Dispaching pid : 31325 from queue 1 at time 23:775729468</text:span></text:p>
      <text:p text:style-name="P1"><text:span text:style-name="T1">OSS : Total time this dispatch was 2000001094</text:span></text:p>
      <text:p text:style-name="P1"><text:span text:style-name="T1">OSS : Reciving pid : 31325 executed 0</text:span></text:p>
      <text:p text:style-name="P1"><text:span text:style-name="T1">OSS : not used it entire quantum </text:span></text:p>
      <text:p text:style-name="P1"><text:span text:style-name="T1">OSS : Putting process with PID 31325 into queue 1</text:span></text:p>
      <text:p text:style-name="P1"><text:span text:style-name="T1">OSS : Dispaching pid : 31325 from queue 1 at time 23:775729543</text:span></text:p>
      <text:p text:style-name="P1"><text:span text:style-name="T1">OSS : Total time this dispatch was 75</text:span></text:p>
      <text:p text:style-name="P1"><text:span text:style-name="T1">OSS : Reciving pid : 31325 executed 9400000</text:span></text:p>
      <text:p text:style-name="P1"><text:span text:style-name="T1">OSS : not used it entire quantum </text:span></text:p>
      <text:p text:style-name="P1"><text:span text:style-name="T1">OSS : Putting process with PID 31325 into queue 1</text:span></text:p>
      <text:p text:style-name="P1"><text:span text:style-name="T1">OSS : Dispaching pid : 31325 from queue 1 at time 23:785130209</text:span></text:p>
      <text:p text:style-name="P1"><text:span text:style-name="T1">OSS : Total time this dispatch was 666</text:span></text:p>
      <text:p text:style-name="P1"><text:span text:style-name="T1">OSS : Reciving pid : 31325 executed 1299999</text:span></text:p>
      <text:p text:style-name="P1"><text:span text:style-name="T1">OSS : not used it entire quantum </text:span></text:p>
      <text:p text:style-name="P1"><text:span text:style-name="T1">OSS : Putting process with PID 31325 into queue 1</text:span></text:p>
      <text:p text:style-name="P1"><text:span text:style-name="T1">OSS : Dispaching pid : 31325 from queue 1 at time 23:786430907</text:span></text:p>
      <text:p text:style-name="P1"><text:span text:style-name="T1">OSS : Total time this dispatch was 699</text:span></text:p>
      <text:p text:style-name="P1"><text:span text:style-name="T1">OSS : Reciving pid : 31325 executed 1271000064</text:span></text:p>
      <text:p text:style-name="P1"><text:span text:style-name="T1">OSS : pid : 31325 completed execution CPU : 1.281700<text:s text:c="2"/>Total : 1.281701</text:span></text:p>
      <text:p text:style-name="P1"><text:span text:style-name="T1">OSS : Generating process with PID 31326 and putting it in queue 1 at time 25:786432089</text:span></text:p>
      <text:p text:style-name="P1"><text:span text:style-name="T1">OSS : Dispaching pid : 31326 from queue 1 at time 25:786432789</text:span></text:p>
      <text:p text:style-name="P1"><text:span text:style-name="T1">OSS : Total time this dispatch was 2000001882</text:span></text:p>
      <text:p text:style-name="P1"><text:span text:style-name="T1">OSS : Reciving pid : 31326 executed 10000000</text:span></text:p>
      <text:p text:style-name="P1"><text:span text:style-name="T1">OSS : not used it entire quantum </text:span></text:p>
      <text:p text:style-name="P1"><text:span text:style-name="T1">OSS : Putting process with PID 31326 into queue 1</text:span></text:p>
      <text:p text:style-name="P1"><text:span text:style-name="T1">OSS : Dispaching pid : 31326 from queue 1 at time 25:796433764</text:span></text:p>
      <text:p text:style-name="P1"><text:span text:style-name="T1">OSS : Total time this dispatch was 975</text:span></text:p>
      <text:p text:style-name="P1"><text:span text:style-name="T1">OSS : Reciving pid : 31326 executed 9900000</text:span></text:p>
      <text:p text:style-name="P1"><text:span text:style-name="T1">OSS : not used it entire quantum </text:span></text:p>
      <text:p text:style-name="P1"><text:span text:style-name="T1">OSS : Putting process with PID 31326 into queue 1</text:span></text:p>
      <text:p text:style-name="P1"><text:span text:style-name="T1">OSS : Dispaching pid : 31326 from queue 1 at time 25:806334478</text:span></text:p>
      <text:p text:style-name="P1"><text:span text:style-name="T1">OSS : Total time this dispatch was 714</text:span></text:p>
      <text:p text:style-name="P1"><text:span text:style-name="T1">OSS : Reciving pid : 31326 executed 5600000</text:span></text:p>
      <text:p text:style-name="P1"><text:span text:style-name="T1">OSS : not used it entire quantum </text:span></text:p>
      <text:p text:style-name="P1"><text:span text:style-name="T1">OSS : Putting process with PID 31326 into queue 1</text:span></text:p>
      <text:p text:style-name="P1"><text:span text:style-name="T1">OSS : Dispaching pid : 31326 from queue 1 at time 25:811935174</text:span></text:p>
      <text:p text:style-name="P1"><text:span text:style-name="T1">OSS : Total time this dispatch was 696</text:span></text:p>
      <text:p text:style-name="P1"><text:span text:style-name="T1">OSS : Reciving pid : 31326 executed 10000000</text:span></text:p>
      <text:p text:style-name="P1"><text:span text:style-name="T1">OSS : not used it entire quantum </text:span></text:p>
      <text:p text:style-name="P1"><text:span text:style-name="T1">OSS : Putting process with PID 31326 into queue 1</text:span></text:p>
      <text:p text:style-name="P1"><text:span text:style-name="T1">OSS : Dispaching pid : 31326 from queue 1 at time 25:821935566</text:span></text:p>
      <text:p text:style-name="P1"><text:span text:style-name="T1">OSS : Total time this dispatch was 392</text:span></text:p>
      <text:p text:style-name="P1"><text:span text:style-name="T1">OSS : Reciving pid : 31326 executed 8100000</text:span></text:p>
      <text:p text:style-name="P1"><text:span text:style-name="T1">OSS : not used it entire quantum </text:span></text:p>
      <text:p text:style-name="P1"><text:span text:style-name="T1">OSS : Putting process with PID 31326 into queue 1</text:span></text:p>
      <text:p text:style-name="P1"><text:span text:style-name="T1">OSS : Dispaching pid : 31326 from queue 1 at time 25:830035597</text:span></text:p>
      <text:p text:style-name="P1"><text:span text:style-name="T1">OSS : Total time this dispatch was 31</text:span></text:p>
      <text:p text:style-name="P1"><text:span text:style-name="T1">OSS : Reciving pid : 31326 executed 10000000</text:span></text:p>
      <text:p text:style-name="P1"><text:span text:style-name="T1">OSS : pid : 31326 completed execution CPU : 0.053600<text:s text:c="2"/>Total : 0.053603</text:span></text:p>
      <text:p text:style-name="P1"><text:span text:style-name="T1">OSS : Generating process with PID 31327 and putting it in queue 1 at time 26:830035954</text:span></text:p>
      <text:p text:style-name="P1"><text:span text:style-name="T1">OSS : Dispaching pid : 31327 from queue 1 at time 26:830036748</text:span></text:p>
      <text:p text:style-name="P1"><text:span text:style-name="T1">OSS : Total time this dispatch was 1000001151</text:span></text:p>
      <text:p text:style-name="P1"><text:span text:style-name="T1">OSS : Reciving pid : 31327 executed 8200000</text:span></text:p>
      <text:p text:style-name="P1"><text:span text:style-name="T1">OSS : not used it entire quantum </text:span></text:p>
      <text:p text:style-name="P1"><text:span text:style-name="T1">OSS : Putting process with PID 31327 into queue 1</text:span></text:p>
      <text:p text:style-name="P1"><text:span text:style-name="T1">OSS : Generating process with PID 31328 and putting it in queue 1 at time 26:838236748</text:span></text:p>
      <text:p text:style-name="P1"><text:span text:style-name="T1">OSS : Dispaching pid : 31327 from queue 1 at time 26:838237617</text:span></text:p>
      <text:p text:style-name="P1"><text:span text:style-name="T1">OSS : Total time this dispatch was 869</text:span></text:p>
      <text:p text:style-name="P1"><text:span text:style-name="T1">OSS : Reciving pid : 31327 executed 1899999</text:span></text:p>
      <text:p text:style-name="P1"><text:span text:style-name="T1">OSS : not used it entire quantum </text:span></text:p>
      <text:p text:style-name="P1"><text:span text:style-name="T1">OSS : Putting process with PID 31327 into queue 1</text:span></text:p>
      <text:p text:style-name="P1"><text:span text:style-name="T1">OSS : Dispaching pid : 31328 from queue 1 at time 26:840138208</text:span></text:p>
      <text:p text:style-name="P1"><text:span text:style-name="T1">OSS : Total time this dispatch was 592</text:span></text:p>
      <text:p text:style-name="P1"><text:span text:style-name="T1">OSS : Reciving pid : 31328 executed 10000000</text:span></text:p>
      <text:p text:style-name="P1"><text:span text:style-name="T1">OSS : not used it entire quantum </text:span></text:p>
      <text:p text:style-name="P1"><text:span text:style-name="T1">OSS : Putting process with PID 31328 into queue 1</text:span></text:p>
      <text:p text:style-name="P1"><text:span text:style-name="T1">OSS : Dispaching pid : 31327 from queue 1 at time 26:850138882</text:span></text:p>
      <text:p text:style-name="P1"><text:span text:style-name="T1">OSS : Total time this dispatch was 674</text:span></text:p>
      <text:p text:style-name="P1"><text:span text:style-name="T1">OSS : Reciving pid : 31327 executed 2900000</text:span></text:p>
      <text:p text:style-name="P1"><text:span text:style-name="T1">OSS : not used it entire quantum </text:span></text:p>
      <text:p text:style-name="P1"><text:span text:style-name="T1">OSS : Putting process with PID 31327 into queue 1</text:span></text:p>
      <text:p text:style-name="P1"><text:span text:style-name="T1">OSS : Dispaching pid : 31328 from queue 1 at time 26:853038985</text:span></text:p>
      <text:p text:style-name="P1"><text:span text:style-name="T1">OSS : Total time this dispatch was 103</text:span></text:p>
      <text:p text:style-name="P1"><text:span text:style-name="T1">OSS : Reciving pid : 31328 executed 3652999936</text:span></text:p>
      <text:p text:style-name="P1"><text:span text:style-name="T1">OSS : pid : 31328 completed execution CPU : 3.663000<text:s text:c="2"/>Total : 3.665901</text:span></text:p>
      <text:p text:style-name="P1"><text:span text:style-name="T1">OSS : Dispaching pid : 31327 from queue 1 at time 26:853039371</text:span></text:p>
      <text:p text:style-name="P1"><text:span text:style-name="T1">OSS : Total time this dispatch was 386</text:span></text:p>
      <text:p text:style-name="P1"><text:span text:style-name="T1">OSS : Reciving pid : 31327 executed 0</text:span></text:p>
      <text:p text:style-name="P1"><text:span text:style-name="T1">OSS : not used it entire quantum </text:span></text:p>
      <text:p text:style-name="P1"><text:span text:style-name="T1">OSS : Putting process with PID 31327 into queue 1</text:span></text:p>
      <text:p text:style-name="P1"><text:span text:style-name="T1">OSS : Dispaching pid : 31327 from queue 1 at time 26:853040215</text:span></text:p>
      <text:p text:style-name="P1"><text:span text:style-name="T1">OSS : Total time this dispatch was 844</text:span></text:p>
      <text:p text:style-name="P1"><text:span text:style-name="T1">OSS : Reciving pid : 31327 executed 600000</text:span></text:p>
      <text:p text:style-name="P1"><text:span text:style-name="T1">OSS : not used it entire quantum </text:span></text:p>
      <text:p text:style-name="P1"><text:span text:style-name="T1">OSS : Putting process with PID 31327 into queue 1</text:span></text:p>
      <text:p text:style-name="P1"><text:span text:style-name="T1">OSS : Dispaching pid : 31327 from queue 1 at time 26:853640565</text:span></text:p>
      <text:p text:style-name="P1"><text:span text:style-name="T1">OSS : Total time this dispatch was 350</text:span></text:p>
      <text:p text:style-name="P1"><text:span text:style-name="T1">OSS : Reciving pid : 31327 executed 10000000</text:span></text:p>
      <text:p text:style-name="P1"><text:span text:style-name="T1">OSS : not used it entire quantum </text:span></text:p>
      <text:p text:style-name="P1"><text:span text:style-name="T1">OSS : Putting process with PID 31327 into queue 1</text:span></text:p>
      <text:p text:style-name="P1"><text:span text:style-name="T1">OSS : Dispaching pid : 31327 from queue 1 at time 26:863641469</text:span></text:p>
      <text:p text:style-name="P1"><text:span text:style-name="T1">OSS : Total time this dispatch was 904</text:span></text:p>
      <text:p text:style-name="P1"><text:span text:style-name="T1">OSS : Reciving pid : 31327 executed 9500000</text:span></text:p>
      <text:p text:style-name="P1"><text:span text:style-name="T1">OSS : not used it entire quantum </text:span></text:p>
      <text:p text:style-name="P1"><text:span text:style-name="T1">OSS : Putting process with PID 31327 into queue 1</text:span></text:p>
      <text:p text:style-name="P1"><text:span text:style-name="T1">OSS : Dispaching pid : 31327 from queue 1 at time 26:873142224</text:span></text:p>
      <text:p text:style-name="P1"><text:span text:style-name="T1">OSS : Total time this dispatch was 755</text:span></text:p>
      <text:p text:style-name="P1"><text:span text:style-name="T1">OSS : Reciving pid : 31327 executed 10000000</text:span></text:p>
      <text:p text:style-name="P1"><text:span text:style-name="T1">OSS : not used it entire quantum </text:span></text:p>
      <text:p text:style-name="P1"><text:span text:style-name="T1">OSS : Putting process with PID 31327 into queue 1</text:span></text:p>
      <text:p text:style-name="P1"><text:span text:style-name="T1">OSS : Dispaching pid : 31327 from queue 1 at time 26:883142997</text:span></text:p>
      <text:p text:style-name="P1"><text:span text:style-name="T1">OSS : Total time this dispatch was 773</text:span></text:p>
      <text:p text:style-name="P1"><text:span text:style-name="T1">OSS : Reciving pid : 31327 executed 10000000</text:span></text:p>
      <text:p text:style-name="P1"><text:span text:style-name="T1">OSS : pid : 31327 completed execution CPU : 0.053100<text:s text:c="2"/>Total : 0.063106</text:span></text:p>
      <text:p text:style-name="P1"><text:span text:style-name="T1">OSS : Generating process with PID 31329 and putting it in queue 1 at time 28:883143384</text:span></text:p>
      <text:p text:style-name="P1"><text:span text:style-name="T1">OSS : Dispaching pid : 31329 from queue 1 at time 28:883144209</text:span></text:p>
      <text:p text:style-name="P1"><text:span text:style-name="T1">OSS : Total time this dispatch was 2000001212</text:span></text:p>
      <text:p text:style-name="P1"><text:span text:style-name="T1">OSS : Reciving pid : 31329 executed 10000000</text:span></text:p>
      <text:p text:style-name="P1"><text:span text:style-name="T1">OSS : not used it entire quantum </text:span></text:p>
      <text:p text:style-name="P1"><text:span text:style-name="T1">OSS : Putting process with PID 31329 into queue 1</text:span></text:p>
      <text:p text:style-name="P1"><text:span text:style-name="T1">OSS : Dispaching pid : 31329 from queue 1 at time 28:893144636</text:span></text:p>
      <text:p text:style-name="P1"><text:span text:style-name="T1">OSS : Total time this dispatch was 427</text:span></text:p>
      <text:p text:style-name="P1"><text:span text:style-name="T1">OSS : Reciving pid : 31329 executed 10000000</text:span></text:p>
      <text:p text:style-name="P1"><text:span text:style-name="T1">OSS : not used it entire quantum </text:span></text:p>
      <text:p text:style-name="P1"><text:span text:style-name="T1">OSS : Putting process with PID 31329 into queue 1</text:span></text:p>
      <text:p text:style-name="P1"><text:span text:style-name="T1">OSS : Dispaching pid : 31329 from queue 1 at time 28:903145521</text:span></text:p>
      <text:p text:style-name="P1"><text:span text:style-name="T1">OSS : Total time this dispatch was 885</text:span></text:p>
      <text:p text:style-name="P1"><text:span text:style-name="T1">OSS : Reciving pid : 31329 executed 3264000000</text:span></text:p>
      <text:p text:style-name="P1"><text:span text:style-name="T1">OSS : pid : 31329 completed execution CPU : 3.284000<text:s text:c="2"/>Total : 3.284001</text:span></text:p>
      <text:p text:style-name="P1"><text:span text:style-name="T1">OSS : Generating process with PID 31330 and putting it in queue 1 at time 29:903146384</text:span></text:p>
      <text:p text:style-name="P1"><text:span text:style-name="T1">OSS : Dispaching pid : 31330 from queue 1 at time 29:903146575</text:span></text:p>
      <text:p text:style-name="P1"><text:span text:style-name="T1">OSS : Total time this dispatch was 1000001054</text:span></text:p>
      <text:p text:style-name="P1"><text:span text:style-name="T1">OSS : Reciving pid : 31330 executed 10000000</text:span></text:p>
      <text:p text:style-name="P1"><text:span text:style-name="T1">OSS : not used it entire quantum </text:span></text:p>
      <text:p text:style-name="P1"><text:span text:style-name="T1">OSS : Putting process with PID 31330 into queue 1</text:span></text:p>
      <text:p text:style-name="P1"><text:span text:style-name="T1">OSS : Dispaching pid : 31330 from queue 1 at time 29:913147075</text:span></text:p>
      <text:p text:style-name="P1"><text:span text:style-name="T1">OSS : Total time this dispatch was 500</text:span></text:p>
      <text:p text:style-name="P1"><text:span text:style-name="T1">OSS : Reciving pid : 31330 executed 10000000</text:span></text:p>
      <text:p text:style-name="P1"><text:span text:style-name="T1">OSS : not used it entire quantum </text:span></text:p>
      <text:p text:style-name="P1"><text:span text:style-name="T1">OSS : Putting process with PID 31330 into queue 1</text:span></text:p>
      <text:p text:style-name="P1"><text:span text:style-name="T1">OSS : Dispaching pid : 31330 from queue 1 at time 29:923147708</text:span></text:p>
      <text:p text:style-name="P1"><text:span text:style-name="T1">OSS : Total time this dispatch was 633</text:span></text:p>
      <text:p text:style-name="P1"><text:span text:style-name="T1">OSS : Reciving pid : 31330 executed 10000000</text:span></text:p>
      <text:p text:style-name="P1"><text:span text:style-name="T1">OSS : not used it entire quantum </text:span></text:p>
      <text:p text:style-name="P1"><text:span text:style-name="T1">OSS : Putting process with PID 31330 into queue 1</text:span></text:p>
      <text:p text:style-name="P1"><text:span text:style-name="T1">OSS : Dispaching pid : 31330 from queue 1 at time 29:933148291</text:span></text:p>
      <text:p text:style-name="P1"><text:span text:style-name="T1">OSS : Total time this dispatch was 583</text:span></text:p>
      <text:p text:style-name="P1"><text:span text:style-name="T1">OSS : Reciving pid : 31330 executed 10000000</text:span></text:p>
      <text:p text:style-name="P1"><text:span text:style-name="T1">OSS : not used it entire quantum </text:span></text:p>
      <text:p text:style-name="P1"><text:span text:style-name="T1">OSS : Putting process with PID 31330 into queue 1</text:span></text:p>
      <text:p text:style-name="P1"><text:span text:style-name="T1">OSS : Dispaching pid : 31330 from queue 1 at time 29:943149175</text:span></text:p>
      <text:p text:style-name="P1"><text:span text:style-name="T1">OSS : Total time this dispatch was 884</text:span></text:p>
      <text:p text:style-name="P1"><text:span text:style-name="T1">OSS : Reciving pid : 31330 executed 0</text:span></text:p>
      <text:p text:style-name="P1"><text:span text:style-name="T1">OSS : not used it entire quantum </text:span></text:p>
      <text:p text:style-name="P1"><text:span text:style-name="T1">OSS : Putting process with PID 31330 into queue 1</text:span></text:p>
      <text:p text:style-name="P1"><text:span text:style-name="T1">OSS : Dispaching pid : 31330 from queue 1 at time 29:943149517</text:span></text:p>
      <text:p text:style-name="P1"><text:span text:style-name="T1">OSS : Total time this dispatch was 342</text:span></text:p>
      <text:p text:style-name="P1"><text:span text:style-name="T1">OSS : Reciving pid : 31330 executed 9600000</text:span></text:p>
      <text:p text:style-name="P1"><text:span text:style-name="T1">OSS : not used it entire quantum </text:span></text:p>
      <text:p text:style-name="P1"><text:span text:style-name="T1">OSS : Putting process with PID 31330 into queue 1</text:span></text:p>
      <text:p text:style-name="P1"><text:span text:style-name="T1">OSS : Dispaching pid : 31330 from queue 1 at time 29:952750332</text:span></text:p>
      <text:p text:style-name="P1"><text:span text:style-name="T1">OSS : Total time this dispatch was 815</text:span></text:p>
      <text:p text:style-name="P1"><text:span text:style-name="T1">OSS : Reciving pid : 31330 executed 5199999</text:span></text:p>
      <text:p text:style-name="P1"><text:span text:style-name="T1">OSS : pid : 31330 completed execution CPU : 0.054800<text:s text:c="2"/>Total : 0.054804</text:span></text:p>
      <text:p text:style-name="P1"><text:span text:style-name="T1">OSS : Generating process with PID 31331 and putting it in queue 0 at time 31:952751454</text:span></text:p>
      <text:p text:style-name="P1"><text:span text:style-name="T1">OSS :<text:s text:c="2"/>Dispatching process with PID : 31331 from queue 1 at time 31:952751812</text:span></text:p>
      <text:p text:style-name="P1"><text:span text:style-name="T1">OSS : Total time this dispatch was 2000001480</text:span></text:p>
      <text:p text:style-name="P1"><text:span text:style-name="T1">OSS : Reciving pid : 31331 executed 4958000128</text:span></text:p>
      <text:p text:style-name="P1"><text:span text:style-name="T1">OSS : pid : 31331 completed execution CPU : 4.958000<text:s text:c="2"/>Total : 4.958000</text:span></text:p>
      <text:p text:style-name="P1"><text:span text:style-name="T1">OSS : Generating process with PID 31332 and putting it in queue 1 at time 32:952752160</text:span></text:p>
      <text:p text:style-name="P1"><text:span text:style-name="T1">OSS : Dispaching pid : 31332 from queue 1 at time 32:952752246</text:span></text:p>
      <text:p text:style-name="P1"><text:span text:style-name="T1">OSS : Total time this dispatch was 1000000434</text:span></text:p>
      <text:p text:style-name="P1"><text:span text:style-name="T1">OSS : Reciving pid : 31332 executed 9900000</text:span></text:p>
      <text:p text:style-name="P1"><text:span text:style-name="T1">OSS : not used it entire quantum </text:span></text:p>
      <text:p text:style-name="P1"><text:span text:style-name="T1">OSS : Putting process with PID 31332 into queue 1</text:span></text:p>
      <text:p text:style-name="P1"><text:span text:style-name="T1">OSS : Generating process with PID 31333 and putting it in queue 1 at time 32:962652246</text:span></text:p>
      <text:p text:style-name="P1"><text:span text:style-name="T1">OSS : Dispaching pid : 31332 from queue 1 at time 32:962652589</text:span></text:p>
      <text:p text:style-name="P1"><text:span text:style-name="T1">OSS : Total time this dispatch was 343</text:span></text:p>
      <text:p text:style-name="P1"><text:span text:style-name="T1">OSS : Reciving pid : 31332 executed 1400000</text:span></text:p>
      <text:p text:style-name="P1"><text:span text:style-name="T1">OSS : not used it entire quantum </text:span></text:p>
      <text:p text:style-name="P1"><text:span text:style-name="T1">OSS : Putting process with PID 31332 into queue 1</text:span></text:p>
      <text:p text:style-name="P1"><text:span text:style-name="T1">OSS : Dispaching pid : 31333 from queue 1 at time 32:964053060</text:span></text:p>
      <text:p text:style-name="P1"><text:span text:style-name="T1">OSS : Total time this dispatch was 471</text:span></text:p>
      <text:p text:style-name="P1"><text:span text:style-name="T1">OSS : Reciving pid : 31333 executed 10000000</text:span></text:p>
      <text:p text:style-name="P1"><text:span text:style-name="T1">OSS : not used it entire quantum </text:span></text:p>
      <text:p text:style-name="P1"><text:span text:style-name="T1">OSS : Putting process with PID 31333 into queue 1</text:span></text:p>
      <text:p text:style-name="P1"><text:span text:style-name="T1">OSS : Dispaching pid : 31332 from queue 1 at time 32:974053349</text:span></text:p>
      <text:p text:style-name="P1"><text:span text:style-name="T1">OSS : Total time this dispatch was 289</text:span></text:p>
      <text:p text:style-name="P1"><text:span text:style-name="T1">OSS : Reciving pid : 31332 executed 4323999744</text:span></text:p>
      <text:p text:style-name="P1"><text:span text:style-name="T1">OSS : pid : 31332 completed execution CPU : 4.335300<text:s text:c="2"/>Total : 4.345301</text:span></text:p>
      <text:p text:style-name="P1"><text:span text:style-name="T1">OSS : Dispaching pid : 31333 from queue 1 at time 32:974053954</text:span></text:p>
      <text:p text:style-name="P1"><text:span text:style-name="T1">OSS : Total time this dispatch was 605</text:span></text:p>
      <text:p text:style-name="P1"><text:span text:style-name="T1">OSS : Reciving pid : 31333 executed 10000000</text:span></text:p>
      <text:p text:style-name="P1"><text:span text:style-name="T1">OSS : not used it entire quantum </text:span></text:p>
      <text:p text:style-name="P1"><text:span text:style-name="T1">OSS : Putting process with PID 31333 into queue 1</text:span></text:p>
      <text:p text:style-name="P1"><text:span text:style-name="T1">OSS : Dispaching pid : 31333 from queue 1 at time 32:984054550</text:span></text:p>
      <text:p text:style-name="P1"><text:span text:style-name="T1">OSS : Total time this dispatch was 596</text:span></text:p>
      <text:p text:style-name="P1"><text:span text:style-name="T1">OSS : Reciving pid : 31333 executed 10000000</text:span></text:p>
      <text:p text:style-name="P1"><text:span text:style-name="T1">OSS : not used it entire quantum </text:span></text:p>
      <text:p text:style-name="P1"><text:span text:style-name="T1">OSS : Putting process with PID 31333 into queue 1</text:span></text:p>
      <text:p text:style-name="P1"><text:span text:style-name="T1">OSS : Dispaching pid : 31333 from queue 1 at time 32:994055039</text:span></text:p>
      <text:p text:style-name="P1"><text:span text:style-name="T1">OSS : Total time this dispatch was 489</text:span></text:p>
      <text:p text:style-name="P1"><text:span text:style-name="T1">OSS : Reciving pid : 31333 executed 10000000</text:span></text:p>
      <text:p text:style-name="P1"><text:span text:style-name="T1">OSS : not used it entire quantum </text:span></text:p>
      <text:p text:style-name="P1"><text:span text:style-name="T1">OSS : Putting process with PID 31333 into queue 1</text:span></text:p>
      <text:p text:style-name="P1"><text:span text:style-name="T1">OSS : Generating process with PID 31334 and putting it in queue 1 at time 33:4055039</text:span></text:p>
      <text:p text:style-name="P1"><text:span text:style-name="T1">OSS : Dispaching pid : 31333 from queue 1 at time 33:4055955</text:span></text:p>
      <text:p text:style-name="P1"><text:span text:style-name="T1">OSS : Total time this dispatch was 916</text:span></text:p>
      <text:p text:style-name="P1"><text:span text:style-name="T1">OSS : Reciving pid : 31333 executed 4479000064</text:span></text:p>
      <text:p text:style-name="P1"><text:span text:style-name="T1">OSS : pid : 31333 completed execution CPU : 4.519000<text:s text:c="2"/>Total : 4.519003</text:span></text:p>
      <text:p text:style-name="P1"><text:span text:style-name="T1">OSS : Dispaching pid : 31334 from queue 1 at time 33:4056078</text:span></text:p>
      <text:p text:style-name="P1"><text:span text:style-name="T1">OSS : Total time this dispatch was 123</text:span></text:p>
      <text:p text:style-name="P1"><text:span text:style-name="T1">OSS : Reciving pid : 31334 executed 10000000</text:span></text:p>
      <text:p text:style-name="P1"><text:span text:style-name="T1">OSS : not used it entire quantum </text:span></text:p>
      <text:p text:style-name="P1"><text:span text:style-name="T1">OSS : Putting process with PID 31334 into queue 1</text:span></text:p>
      <text:p text:style-name="P1"><text:span text:style-name="T1">OSS : Dispaching pid : 31334 from queue 1 at time 33:14056715</text:span></text:p>
      <text:p text:style-name="P1"><text:span text:style-name="T1">OSS : Total time this dispatch was 637</text:span></text:p>
      <text:p text:style-name="P1"><text:span text:style-name="T1">OSS : Reciving pid : 31334 executed 0</text:span></text:p>
      <text:p text:style-name="P1"><text:span text:style-name="T1">OSS : not used it entire quantum </text:span></text:p>
      <text:p text:style-name="P1"><text:span text:style-name="T1">OSS : Putting process with PID 31334 into queue 1</text:span></text:p>
      <text:p text:style-name="P1"><text:span text:style-name="T1">OSS : Dispaching pid : 31334 from queue 1 at time 33:14056770</text:span></text:p>
      <text:p text:style-name="P1"><text:span text:style-name="T1">OSS : Total time this dispatch was 55</text:span></text:p>
      <text:p text:style-name="P1"><text:span text:style-name="T1">OSS : Reciving pid : 31334 executed 0</text:span></text:p>
      <text:p text:style-name="P1"><text:span text:style-name="T1">OSS : not used it entire quantum </text:span></text:p>
      <text:p text:style-name="P1"><text:span text:style-name="T1">OSS : Putting process with PID 31334 into queue 1</text:span></text:p>
      <text:p text:style-name="P1"><text:span text:style-name="T1">OSS : Dispaching pid : 31334 from queue 1 at time 33:14056830</text:span></text:p>
      <text:p text:style-name="P1"><text:span text:style-name="T1">OSS : Total time this dispatch was 60</text:span></text:p>
      <text:p text:style-name="P1"><text:span text:style-name="T1">OSS : Reciving pid : 31334 executed 9400000</text:span></text:p>
      <text:p text:style-name="P1"><text:span text:style-name="T1">OSS : not used it entire quantum </text:span></text:p>
      <text:p text:style-name="P1"><text:span text:style-name="T1">OSS : Putting process with PID 31334 into queue 1</text:span></text:p>
      <text:p text:style-name="P1"><text:span text:style-name="T1">OSS : Dispaching pid : 31334 from queue 1 at time 33:23457010</text:span></text:p>
      <text:p text:style-name="P1"><text:span text:style-name="T1">OSS : Total time this dispatch was 180</text:span></text:p>
      <text:p text:style-name="P1"><text:span text:style-name="T1">OSS : Reciving pid : 31334 executed 1434000000</text:span></text:p>
      <text:p text:style-name="P1"><text:span text:style-name="T1">OSS : pid : 31334 completed execution CPU : 1.453400<text:s text:c="2"/>Total : 1.453401</text:span></text:p>
      <text:p text:style-name="P1"><text:span text:style-name="T1">OSS : Generating process with PID 31335 and putting it in queue 1 at time 34:23457565</text:span></text:p>
      <text:p text:style-name="P1"><text:span text:style-name="T1">OSS : Dispaching pid : 31335 from queue 1 at time 34:23458356</text:span></text:p>
      <text:p text:style-name="P1"><text:span text:style-name="T1">OSS : Total time this dispatch was 1000001346</text:span></text:p>
      <text:p text:style-name="P1"><text:span text:style-name="T1">OSS : Reciving pid : 31335 executed 10000000</text:span></text:p>
      <text:p text:style-name="P1"><text:span text:style-name="T1">OSS : not used it entire quantum </text:span></text:p>
      <text:p text:style-name="P1"><text:span text:style-name="T1">OSS : Putting process with PID 31335 into queue 1</text:span></text:p>
      <text:p text:style-name="P1"><text:span text:style-name="T1">OSS : Dispaching pid : 31335 from queue 1 at time 34:33459096</text:span></text:p>
      <text:p text:style-name="P1"><text:span text:style-name="T1">OSS : Total time this dispatch was 740</text:span></text:p>
      <text:p text:style-name="P1"><text:span text:style-name="T1">OSS : Reciving pid : 31335 executed 10000000</text:span></text:p>
      <text:p text:style-name="P1"><text:span text:style-name="T1">OSS : not used it entire quantum </text:span></text:p>
      <text:p text:style-name="P1"><text:span text:style-name="T1">OSS : Putting process with PID 31335 into queue 1</text:span></text:p>
      <text:p text:style-name="P1"><text:span text:style-name="T1">OSS : Dispaching pid : 31335 from queue 1 at time 34:43460026</text:span></text:p>
      <text:p text:style-name="P1"><text:span text:style-name="T1">OSS : Total time this dispatch was 930</text:span></text:p>
      <text:p text:style-name="P1"><text:span text:style-name="T1">OSS : Reciving pid : 31335 executed 10000000</text:span></text:p>
      <text:p text:style-name="P1"><text:span text:style-name="T1">OSS : not used it entire quantum </text:span></text:p>
      <text:p text:style-name="P1"><text:span text:style-name="T1">OSS : Putting process with PID 31335 into queue 1</text:span></text:p>
      <text:p text:style-name="P1"><text:span text:style-name="T1">OSS : Dispaching pid : 31335 from queue 1 at time 34:53460154</text:span></text:p>
      <text:p text:style-name="P1"><text:span text:style-name="T1">OSS : Total time this dispatch was 128</text:span></text:p>
      <text:p text:style-name="P1"><text:span text:style-name="T1">OSS : Reciving pid : 31335 executed 0</text:span></text:p>
      <text:p text:style-name="P1"><text:span text:style-name="T1">OSS : not used it entire quantum </text:span></text:p>
      <text:p text:style-name="P1"><text:span text:style-name="T1">OSS : Putting process with PID 31335 into queue 1</text:span></text:p>
      <text:p text:style-name="P1"><text:span text:style-name="T1">OSS : Dispaching pid : 31335 from queue 1 at time 34:53460383</text:span></text:p>
      <text:p text:style-name="P1"><text:span text:style-name="T1">OSS : Total time this dispatch was 229</text:span></text:p>
      <text:p text:style-name="P1"><text:span text:style-name="T1">OSS : Reciving pid : 31335 executed 10000000</text:span></text:p>
      <text:p text:style-name="P1"><text:span text:style-name="T1">OSS : not used it entire quantum </text:span></text:p>
      <text:p text:style-name="P1"><text:span text:style-name="T1">OSS : Putting process with PID 31335 into queue 1</text:span></text:p>
      <text:p text:style-name="P1"><text:span text:style-name="T1">OSS : Dispaching pid : 31335 from queue 1 at time 34:63461069</text:span></text:p>
      <text:p text:style-name="P1"><text:span text:style-name="T1">OSS : Total time this dispatch was 686</text:span></text:p>
      <text:p text:style-name="P1"><text:span text:style-name="T1">OSS : Reciving pid : 31335 executed 0</text:span></text:p>
      <text:p text:style-name="P1"><text:span text:style-name="T1">OSS : not used it entire quantum </text:span></text:p>
      <text:p text:style-name="P1"><text:span text:style-name="T1">OSS : Putting process with PID 31335 into queue 1</text:span></text:p>
      <text:p text:style-name="P1"><text:span text:style-name="T1">OSS : Dispaching pid : 31335 from queue 1 at time 34:63461691</text:span></text:p>
      <text:p text:style-name="P1"><text:span text:style-name="T1">OSS : Total time this dispatch was 622</text:span></text:p>
      <text:p text:style-name="P1"><text:span text:style-name="T1">OSS : Reciving pid : 31335 executed 4168000256</text:span></text:p>
      <text:p text:style-name="P1"><text:span text:style-name="T1">OSS : pid : 31335 completed execution CPU : 4.208000<text:s text:c="2"/>Total : 4.208004</text:span></text:p>
      <text:p text:style-name="P1"><text:span text:style-name="T1">OSS : Generating process with PID 31336 and putting it in queue 1 at time 35:63462279</text:span></text:p>
      <text:p text:style-name="P1"><text:span text:style-name="T1">OSS : Dispaching pid : 31336 from queue 1 at time 35:63462680</text:span></text:p>
      <text:p text:style-name="P1"><text:span text:style-name="T1">OSS : Total time this dispatch was 1000000989</text:span></text:p>
      <text:p text:style-name="P1"><text:span text:style-name="T1">OSS : Reciving pid : 31336 executed 6900000</text:span></text:p>
      <text:p text:style-name="P1"><text:span text:style-name="T1">OSS : not used it entire quantum </text:span></text:p>
      <text:p text:style-name="P1"><text:span text:style-name="T1">OSS : Putting process with PID 31336 into queue 1</text:span></text:p>
      <text:p text:style-name="P1"><text:span text:style-name="T1">OSS : Generating process with PID 31337 and putting it in queue 1 at time 35:70362680</text:span></text:p>
      <text:p text:style-name="P1"><text:span text:style-name="T1">OSS : Dispaching pid : 31336 from queue 1 at time 35:70363597</text:span></text:p>
      <text:p text:style-name="P1"><text:span text:style-name="T1">OSS : Total time this dispatch was 917</text:span></text:p>
      <text:p text:style-name="P1"><text:span text:style-name="T1">OSS : Reciving pid : 31336 executed 10000000</text:span></text:p>
      <text:p text:style-name="P1"><text:span text:style-name="T1">OSS : not used it entire quantum </text:span></text:p>
      <text:p text:style-name="P1"><text:span text:style-name="T1">OSS : Putting process with PID 31336 into queue 1</text:span></text:p>
      <text:p text:style-name="P1"><text:span text:style-name="T1">OSS : Dispaching pid : 31337 from queue 1 at time 35:80364412</text:span></text:p>
      <text:p text:style-name="P1"><text:span text:style-name="T1">OSS : Total time this dispatch was 815</text:span></text:p>
      <text:p text:style-name="P1"><text:span text:style-name="T1">OSS : Reciving pid : 31337 executed 0</text:span></text:p>
      <text:p text:style-name="P1"><text:span text:style-name="T1">OSS : not used it entire quantum </text:span></text:p>
      <text:p text:style-name="P1"><text:span text:style-name="T1">OSS : Putting process with PID 31337 into queue 1</text:span></text:p>
      <text:p text:style-name="P1"><text:span text:style-name="T1">OSS : Dispaching pid : 31336 from queue 1 at time 35:80364740</text:span></text:p>
      <text:p text:style-name="P1"><text:span text:style-name="T1">OSS : Total time this dispatch was 328</text:span></text:p>
      <text:p text:style-name="P1"><text:span text:style-name="T1">OSS : Reciving pid : 31336 executed 10000000</text:span></text:p>
      <text:p text:style-name="P1"><text:span text:style-name="T1">OSS : not used it entire quantum </text:span></text:p>
      <text:p text:style-name="P1"><text:span text:style-name="T1">OSS : Putting process with PID 31336 into queue 1</text:span></text:p>
      <text:p text:style-name="P1"><text:span text:style-name="T1">OSS : Dispaching pid : 31337 from queue 1 at time 35:90364946</text:span></text:p>
      <text:p text:style-name="P1"><text:span text:style-name="T1">OSS : Total time this dispatch was 206</text:span></text:p>
      <text:p text:style-name="P1"><text:span text:style-name="T1">OSS : Reciving pid : 31337 executed 10000000</text:span></text:p>
      <text:p text:style-name="P1"><text:span text:style-name="T1">OSS : not used it entire quantum </text:span></text:p>
      <text:p text:style-name="P1"><text:span text:style-name="T1">OSS : Putting process with PID 31337 into queue 1</text:span></text:p>
      <text:p text:style-name="P1"><text:span text:style-name="T1">OSS : Dispaching pid : 31336 from queue 1 at time 35:100365719</text:span></text:p>
      <text:p text:style-name="P1"><text:span text:style-name="T1">OSS : Total time this dispatch was 773</text:span></text:p>
      <text:p text:style-name="P1"><text:span text:style-name="T1">OSS : Reciving pid : 31336 executed 10000000</text:span></text:p>
      <text:p text:style-name="P1"><text:span text:style-name="T1">OSS : not used it entire quantum </text:span></text:p>
      <text:p text:style-name="P1"><text:span text:style-name="T1">OSS : Putting process with PID 31336 into queue 1</text:span></text:p>
      <text:p text:style-name="P1"><text:span text:style-name="T1">OSS : Dispaching pid : 31337 from queue 1 at time 35:110366644</text:span></text:p>
      <text:p text:style-name="P1"><text:span text:style-name="T1">OSS : Total time this dispatch was 925</text:span></text:p>
      <text:p text:style-name="P1"><text:span text:style-name="T1">OSS : Reciving pid : 31337 executed 1200000</text:span></text:p>
      <text:p text:style-name="P1"><text:span text:style-name="T1">OSS : not used it entire quantum </text:span></text:p>
      <text:p text:style-name="P1"><text:span text:style-name="T1">OSS : Putting process with PID 31337 into queue 1</text:span></text:p>
      <text:p text:style-name="P1"><text:span text:style-name="T1">OSS : Dispaching pid : 31336 from queue 1 at time 35:111567339</text:span></text:p>
      <text:p text:style-name="P1"><text:span text:style-name="T1">OSS : Total time this dispatch was 695</text:span></text:p>
      <text:p text:style-name="P1"><text:span text:style-name="T1">OSS : Reciving pid : 31336 executed 10000000</text:span></text:p>
      <text:p text:style-name="P1"><text:span text:style-name="T1">OSS : not used it entire quantum </text:span></text:p>
      <text:p text:style-name="P1"><text:span text:style-name="T1">OSS : Putting process with PID 31336 into queue 1</text:span></text:p>
      <text:p text:style-name="P1"><text:span text:style-name="T1">OSS : Dispaching pid : 31337 from queue 1 at time 35:121567998</text:span></text:p>
      <text:p text:style-name="P1"><text:span text:style-name="T1">OSS : Total time this dispatch was 659</text:span></text:p>
      <text:p text:style-name="P1"><text:span text:style-name="T1">OSS : Reciving pid : 31337 executed 10000000</text:span></text:p>
      <text:p text:style-name="P1"><text:span text:style-name="T1">OSS : not used it entire quantum </text:span></text:p>
      <text:p text:style-name="P1"><text:span text:style-name="T1">OSS : Putting process with PID 31337 into queue 1</text:span></text:p>
      <text:p text:style-name="P1"><text:span text:style-name="T1">OSS : Dispaching pid : 31336 from queue 1 at time 35:131568696</text:span></text:p>
      <text:p text:style-name="P1"><text:span text:style-name="T1">OSS : Total time this dispatch was 698</text:span></text:p>
      <text:p text:style-name="P1"><text:span text:style-name="T1">OSS : Reciving pid : 31336 executed 9800000</text:span></text:p>
      <text:p text:style-name="P1"><text:span text:style-name="T1">OSS : pid : 31336 completed execution CPU : 0.056700<text:s text:c="2"/>Total : 0.077906</text:span></text:p>
      <text:p text:style-name="P1"><text:span text:style-name="T1">OSS : Dispaching pid : 31337 from queue 1 at time 35:131569660</text:span></text:p>
      <text:p text:style-name="P1"><text:span text:style-name="T1">OSS : Total time this dispatch was 964</text:span></text:p>
      <text:p text:style-name="P1"><text:span text:style-name="T1">OSS : Reciving pid : 31337 executed 108000000</text:span></text:p>
      <text:p text:style-name="P1"><text:span text:style-name="T1">OSS : pid : 31337 completed execution CPU : 0.129200<text:s text:c="2"/>Total : 0.159205</text:span></text:p>
      <text:p text:style-name="P1"><text:span text:style-name="T1">OSS : Generating process with PID 31338 and putting it in queue 0 at time 37:131571129</text:span></text:p>
      <text:p text:style-name="P1"><text:span text:style-name="T1">OSS :<text:s text:c="2"/>Dispatching process with PID : 31338 from queue 1 at time 37:131571996</text:span></text:p>
      <text:p text:style-name="P1"><text:span text:style-name="T1">OSS : Total time this dispatch was 2000002336</text:span></text:p>
      <text:p text:style-name="P1"><text:span text:style-name="T1">OSS : Reciving pid : 31338 executed 5000000</text:span></text:p>
      <text:p text:style-name="P1"><text:span text:style-name="T1">OSS : not used it entire quantum </text:span></text:p>
      <text:p text:style-name="P1"><text:span text:style-name="T1">OSS : Putting process with PID 31338 into queue 0</text:span></text:p>
      <text:p text:style-name="P1"><text:span text:style-name="T1">OSS :<text:s text:c="2"/>Dispatching process with PID : 31338 from queue 1 at time 37:136572922</text:span></text:p>
      <text:p text:style-name="P1"><text:span text:style-name="T1">OSS : Total time this dispatch was 926</text:span></text:p>
      <text:p text:style-name="P1"><text:span text:style-name="T1">OSS : Reciving pid : 31338 executed 0</text:span></text:p>
      <text:p text:style-name="P1"><text:span text:style-name="T1">OSS : not used it entire quantum </text:span></text:p>
      <text:p text:style-name="P1"><text:span text:style-name="T1">OSS : Putting process with PID 31338 into queue 0</text:span></text:p>
      <text:p text:style-name="P1"><text:span text:style-name="T1">OSS :<text:s text:c="2"/>Dispatching process with PID : 31338 from queue 1 at time 37:136573514</text:span></text:p>
      <text:p text:style-name="P1"><text:span text:style-name="T1">OSS : Total time this dispatch was 592</text:span></text:p>
      <text:p text:style-name="P1"><text:span text:style-name="T1">OSS : Reciving pid : 31338 executed 0</text:span></text:p>
      <text:p text:style-name="P1"><text:span text:style-name="T1">OSS : not used it entire quantum </text:span></text:p>
      <text:p text:style-name="P1"><text:span text:style-name="T1">OSS : Putting process with PID 31338 into queue 0</text:span></text:p>
      <text:p text:style-name="P1"><text:span text:style-name="T1">OSS :<text:s text:c="2"/>Dispatching process with PID : 31338 from queue 1 at time 37:136574496</text:span></text:p>
      <text:p text:style-name="P1"><text:span text:style-name="T1">OSS : Total time this dispatch was 982</text:span></text:p>
      <text:p text:style-name="P1"><text:span text:style-name="T1">OSS : Reciving pid : 31338 executed 949999</text:span></text:p>
      <text:p text:style-name="P1"><text:span text:style-name="T1">OSS : not used it entire quantum </text:span></text:p>
      <text:p text:style-name="P1"><text:span text:style-name="T1">OSS : Putting process with PID 31338 into queue 0</text:span></text:p>
      <text:p text:style-name="P1"><text:span text:style-name="T1">OSS :<text:s text:c="2"/>Dispatching process with PID : 31338 from queue 1 at time 37:137524565</text:span></text:p>
      <text:p text:style-name="P1"><text:span text:style-name="T1">OSS : Total time this dispatch was 70</text:span></text:p>
      <text:p text:style-name="P1"><text:span text:style-name="T1">OSS : Reciving pid : 31338 executed 5000000</text:span></text:p>
      <text:p text:style-name="P1"><text:span text:style-name="T1">OSS : not used it entire quantum </text:span></text:p>
      <text:p text:style-name="P1"><text:span text:style-name="T1">OSS : Putting process with PID 31338 into queue 0</text:span></text:p>
      <text:p text:style-name="P1"><text:span text:style-name="T1">OSS :<text:s text:c="2"/>Dispatching process with PID : 31338 from queue 1 at time 37:142524898</text:span></text:p>
      <text:p text:style-name="P1"><text:span text:style-name="T1">OSS : Total time this dispatch was 333</text:span></text:p>
      <text:p text:style-name="P1"><text:span text:style-name="T1">OSS : Reciving pid : 31338 executed 2579000064</text:span></text:p>
      <text:p text:style-name="P1"><text:span text:style-name="T1">OSS : pid : 31338 completed execution CPU : 2.589950<text:s text:c="2"/>Total : 2.589953</text:span></text:p>
      <text:p text:style-name="P1"><text:span text:style-name="T1">OSS : Generating process with PID 31339 and putting it in queue 1 at time 38:142525811</text:span></text:p>
      <text:p text:style-name="P1"><text:span text:style-name="T1">OSS : Dispaching pid : 31339 from queue 1 at time 38:142526762</text:span></text:p>
      <text:p text:style-name="P1"><text:span text:style-name="T1">OSS : Total time this dispatch was 1000001864</text:span></text:p>
      <text:p text:style-name="P1"><text:span text:style-name="T1">OSS : Reciving pid : 31339 executed 0</text:span></text:p>
      <text:p text:style-name="P1"><text:span text:style-name="T1">OSS : not used it entire quantum </text:span></text:p>
      <text:p text:style-name="P1"><text:span text:style-name="T1">OSS : Putting process with PID 31339 into queue 1</text:span></text:p>
      <text:p text:style-name="P1"><text:span text:style-name="T1">OSS : Generating process with PID 31340 and putting it in queue 1 at time 38:142526762</text:span></text:p>
      <text:p text:style-name="P1"><text:span text:style-name="T1">OSS : Dispaching pid : 31339 from queue 1 at time 38:142527747</text:span></text:p>
      <text:p text:style-name="P1"><text:span text:style-name="T1">OSS : Total time this dispatch was 985</text:span></text:p>
      <text:p text:style-name="P1"><text:span text:style-name="T1">OSS : Reciving pid : 31339 executed 10000000</text:span></text:p>
      <text:p text:style-name="P1"><text:span text:style-name="T1">OSS : not used it entire quantum </text:span></text:p>
      <text:p text:style-name="P1"><text:span text:style-name="T1">OSS : Putting process with PID 31339 into queue 1</text:span></text:p>
      <text:p text:style-name="P1"><text:span text:style-name="T1">OSS : Generating process with PID 31341 and putting it in queue 1 at time 38:152527747</text:span></text:p>
      <text:p text:style-name="P1"><text:span text:style-name="T1">OSS : Dispaching pid : 31340 from queue 1 at time 38:152528556</text:span></text:p>
      <text:p text:style-name="P1"><text:span text:style-name="T1">OSS : Total time this dispatch was 809</text:span></text:p>
      <text:p text:style-name="P1"><text:span text:style-name="T1">OSS : Reciving pid : 31340 executed 10000000</text:span></text:p>
      <text:p text:style-name="P1"><text:span text:style-name="T1">OSS : not used it entire quantum </text:span></text:p>
      <text:p text:style-name="P1"><text:span text:style-name="T1">OSS : Putting process with PID 31340 into queue 1</text:span></text:p>
      <text:p text:style-name="P1"><text:span text:style-name="T1">OSS : Dispaching pid : 31339 from queue 1 at time 38:162528727</text:span></text:p>
      <text:p text:style-name="P1"><text:span text:style-name="T1">OSS : Total time this dispatch was 171</text:span></text:p>
      <text:p text:style-name="P1"><text:span text:style-name="T1">OSS : Reciving pid : 31339 executed 4718000128</text:span></text:p>
      <text:p text:style-name="P1"><text:span text:style-name="T1">OSS : pid : 31339 completed execution CPU : 4.728000<text:s text:c="2"/>Total : 4.738002</text:span></text:p>
      <text:p text:style-name="P1"><text:span text:style-name="T1">OSS : Dispaching pid : 31341 from queue 1 at time 38:162528900</text:span></text:p>
      <text:p text:style-name="P1"><text:span text:style-name="T1">OSS : Total time this dispatch was 173</text:span></text:p>
      <text:p text:style-name="P1"><text:span text:style-name="T1">OSS : Reciving pid : 31341 executed 1700000</text:span></text:p>
      <text:p text:style-name="P1"><text:span text:style-name="T1">OSS : not used it entire quantum </text:span></text:p>
      <text:p text:style-name="P1"><text:span text:style-name="T1">OSS : Putting process with PID 31341 into queue 1</text:span></text:p>
      <text:p text:style-name="P1"><text:span text:style-name="T1">OSS : Dispaching pid : 31340 from queue 1 at time 38:164229525</text:span></text:p>
      <text:p text:style-name="P1"><text:span text:style-name="T1">OSS : Total time this dispatch was 625</text:span></text:p>
      <text:p text:style-name="P1"><text:span text:style-name="T1">OSS : Reciving pid : 31340 executed 10000000</text:span></text:p>
      <text:p text:style-name="P1"><text:span text:style-name="T1">OSS : not used it entire quantum </text:span></text:p>
      <text:p text:style-name="P1"><text:span text:style-name="T1">OSS : Putting process with PID 31340 into queue 1</text:span></text:p>
      <text:p text:style-name="P1"><text:span text:style-name="T1">OSS : Dispaching pid : 31341 from queue 1 at time 38:174230377</text:span></text:p>
      <text:p text:style-name="P1"><text:span text:style-name="T1">OSS : Total time this dispatch was 852</text:span></text:p>
      <text:p text:style-name="P1"><text:span text:style-name="T1">OSS : Reciving pid : 31341 executed 10000000</text:span></text:p>
      <text:p text:style-name="P1"><text:span text:style-name="T1">OSS : not used it entire quantum </text:span></text:p>
      <text:p text:style-name="P1"><text:span text:style-name="T1">OSS : Putting process with PID 31341 into queue 1</text:span></text:p>
      <text:p text:style-name="P1"><text:span text:style-name="T1">OSS : Dispaching pid : 31340 from queue 1 at time 38:184231108</text:span></text:p>
      <text:p text:style-name="P1"><text:span text:style-name="T1">OSS : Total time this dispatch was 731</text:span></text:p>
      <text:p text:style-name="P1"><text:span text:style-name="T1">OSS : Reciving pid : 31340 executed 6300000</text:span></text:p>
      <text:p text:style-name="P1"><text:span text:style-name="T1">OSS : not used it entire quantum </text:span></text:p>
      <text:p text:style-name="P1"><text:span text:style-name="T1">OSS : Putting process with PID 31340 into queue 1</text:span></text:p>
      <text:p text:style-name="P1"><text:span text:style-name="T1">OSS : Dispaching pid : 31341 from queue 1 at time 38:190531506</text:span></text:p>
      <text:p text:style-name="P1"><text:span text:style-name="T1">OSS : Total time this dispatch was 398</text:span></text:p>
      <text:p text:style-name="P1"><text:span text:style-name="T1">OSS : Reciving pid : 31341 executed 9900000</text:span></text:p>
      <text:p text:style-name="P1"><text:span text:style-name="T1">OSS : not used it entire quantum </text:span></text:p>
      <text:p text:style-name="P1"><text:span text:style-name="T1">OSS : Putting process with PID 31341 into queue 1</text:span></text:p>
      <text:p text:style-name="P1"><text:span text:style-name="T1">OSS : Dispaching pid : 31340 from queue 1 at time 38:200432283</text:span></text:p>
      <text:p text:style-name="P1"><text:span text:style-name="T1">OSS : Total time this dispatch was 777</text:span></text:p>
      <text:p text:style-name="P1"><text:span text:style-name="T1">OSS : Reciving pid : 31340 executed 7599999</text:span></text:p>
      <text:p text:style-name="P1"><text:span text:style-name="T1">OSS : not used it entire quantum </text:span></text:p>
      <text:p text:style-name="P1"><text:span text:style-name="T1">OSS : Putting process with PID 31340 into queue 1</text:span></text:p>
      <text:p text:style-name="P1"><text:span text:style-name="T1">OSS : Dispaching pid : 31341 from queue 1 at time 38:208032708</text:span></text:p>
      <text:p text:style-name="P1"><text:span text:style-name="T1">OSS : Total time this dispatch was 426</text:span></text:p>
      <text:p text:style-name="P1"><text:span text:style-name="T1">OSS : Reciving pid : 31341 executed 10000000</text:span></text:p>
      <text:p text:style-name="P1"><text:span text:style-name="T1">OSS : not used it entire quantum </text:span></text:p>
      <text:p text:style-name="P1"><text:span text:style-name="T1">OSS : Putting process with PID 31341 into queue 1</text:span></text:p>
      <text:p text:style-name="P1"><text:span text:style-name="T1">OSS : Dispaching pid : 31340 from queue 1 at time 38:218033117</text:span></text:p>
      <text:p text:style-name="P1"><text:span text:style-name="T1">OSS : Total time this dispatch was 409</text:span></text:p>
      <text:p text:style-name="P1"><text:span text:style-name="T1">OSS : Reciving pid : 31340 executed 10000000</text:span></text:p>
      <text:p text:style-name="P1"><text:span text:style-name="T1">OSS : not used it entire quantum </text:span></text:p>
      <text:p text:style-name="P1"><text:span text:style-name="T1">OSS : Putting process with PID 31340 into queue 1</text:span></text:p>
      <text:p text:style-name="P1"><text:span text:style-name="T1">OSS : Dispaching pid : 31341 from queue 1 at time 38:228033944</text:span></text:p>
      <text:p text:style-name="P1"><text:span text:style-name="T1">OSS : Total time this dispatch was 827</text:span></text:p>
      <text:p text:style-name="P1"><text:span text:style-name="T1">OSS : Reciving pid : 31341 executed 10000000</text:span></text:p>
      <text:p text:style-name="P1"><text:span text:style-name="T1">OSS : not used it entire quantum </text:span></text:p>
      <text:p text:style-name="P1"><text:span text:style-name="T1">OSS : Putting process with PID 31341 into queue 1</text:span></text:p>
      <text:p text:style-name="P1"><text:span text:style-name="T1">OSS : Dispaching pid : 31340 from queue 1 at time 38:238034686</text:span></text:p>
      <text:p text:style-name="P1"><text:span text:style-name="T1">OSS : Total time this dispatch was 742</text:span></text:p>
      <text:p text:style-name="P1"><text:span text:style-name="T1">OSS : Reciving pid : 31340 executed 0</text:span></text:p>
      <text:p text:style-name="P1"><text:span text:style-name="T1">OSS : not used it entire quantum </text:span></text:p>
      <text:p text:style-name="P1"><text:span text:style-name="T1">OSS : Putting process with PID 31340 into queue 1</text:span></text:p>
      <text:p text:style-name="P1"><text:span text:style-name="T1">OSS : Dispaching pid : 31341 from queue 1 at time 38:238035229</text:span></text:p>
      <text:p text:style-name="P1"><text:span text:style-name="T1">OSS : Total time this dispatch was 543</text:span></text:p>
      <text:p text:style-name="P1"><text:span text:style-name="T1">OSS : Reciving pid : 31341 executed 10000000</text:span></text:p>
      <text:p text:style-name="P1"><text:span text:style-name="T1">OSS : pid : 31341 completed execution CPU : 0.051600<text:s text:c="2"/>Total : 0.085506</text:span></text:p>
      <text:p text:style-name="P1"><text:span text:style-name="T1">OSS : Dispaching pid : 31340 from queue 1 at time 38:238036096</text:span></text:p>
      <text:p text:style-name="P1"><text:span text:style-name="T1">OSS : Total time this dispatch was 867</text:span></text:p>
      <text:p text:style-name="P1"><text:span text:style-name="T1">OSS : Reciving pid : 31340 executed 9200000</text:span></text:p>
      <text:p text:style-name="P1"><text:span text:style-name="T1">OSS : pid : 31340 completed execution CPU : 0.053100<text:s text:c="2"/>Total : 0.094708</text:span></text:p>
      <text:p text:style-name="P1"><text:span text:style-name="T1">OSS : Generating process with PID 31342 and putting it in queue 0 at time 40:238036298</text:span></text:p>
      <text:p text:style-name="P1"><text:span text:style-name="T1">OSS :<text:s text:c="2"/>Dispatching process with PID : 31342 from queue 1 at time 40:238036980</text:span></text:p>
      <text:p text:style-name="P1"><text:span text:style-name="T1">OSS : Total time this dispatch was 2000000884</text:span></text:p>
      <text:p text:style-name="P1"><text:span text:style-name="T1">OSS : Reciving pid : 31342 executed 5000000</text:span></text:p>
      <text:p text:style-name="P1"><text:span text:style-name="T1">OSS : not used it entire quantum </text:span></text:p>
      <text:p text:style-name="P1"><text:span text:style-name="T1">OSS : Putting process with PID 31342 into queue 0</text:span></text:p>
      <text:p text:style-name="P1"><text:span text:style-name="T1">OSS :<text:s text:c="2"/>Dispatching process with PID : 31342 from queue 1 at time 40:243037049</text:span></text:p>
      <text:p text:style-name="P1"><text:span text:style-name="T1">OSS : Total time this dispatch was 69</text:span></text:p>
      <text:p text:style-name="P1"><text:span text:style-name="T1">OSS : Reciving pid : 31342 executed 5000000</text:span></text:p>
      <text:p text:style-name="P1"><text:span text:style-name="T1">OSS : not used it entire quantum </text:span></text:p>
      <text:p text:style-name="P1"><text:span text:style-name="T1">OSS : Putting process with PID 31342 into queue 0</text:span></text:p>
      <text:p text:style-name="P1"><text:span text:style-name="T1">OSS :<text:s text:c="2"/>Dispatching process with PID : 31342 from queue 1 at time 40:248037511</text:span></text:p>
      <text:p text:style-name="P1"><text:span text:style-name="T1">OSS : Total time this dispatch was 462</text:span></text:p>
      <text:p text:style-name="P1"><text:span text:style-name="T1">OSS : Reciving pid : 31342 executed 4650000</text:span></text:p>
      <text:p text:style-name="P1"><text:span text:style-name="T1">OSS : not used it entire quantum </text:span></text:p>
      <text:p text:style-name="P1"><text:span text:style-name="T1">OSS : Putting process with PID 31342 into queue 0</text:span></text:p>
      <text:p text:style-name="P1"><text:span text:style-name="T1">OSS :<text:s text:c="2"/>Dispatching process with PID : 31342 from queue 1 at time 40:252687526</text:span></text:p>
      <text:p text:style-name="P1"><text:span text:style-name="T1">OSS : Total time this dispatch was 15</text:span></text:p>
      <text:p text:style-name="P1"><text:span text:style-name="T1">OSS : Reciving pid : 31342 executed 3899999</text:span></text:p>
      <text:p text:style-name="P1"><text:span text:style-name="T1">OSS : not used it entire quantum </text:span></text:p>
      <text:p text:style-name="P1"><text:span text:style-name="T1">OSS : Putting process with PID 31342 into queue 0</text:span></text:p>
      <text:p text:style-name="P1"><text:span text:style-name="T1">OSS :<text:s text:c="2"/>Dispatching process with PID : 31342 from queue 1 at time 40:256587859</text:span></text:p>
      <text:p text:style-name="P1"><text:span text:style-name="T1">OSS : Total time this dispatch was 334</text:span></text:p>
      <text:p text:style-name="P1"><text:span text:style-name="T1">OSS : Reciving pid : 31342 executed 0</text:span></text:p>
      <text:p text:style-name="P1"><text:span text:style-name="T1">OSS : not used it entire quantum </text:span></text:p>
      <text:p text:style-name="P1"><text:span text:style-name="T1">OSS : Putting process with PID 31342 into queue 0</text:span></text:p>
      <text:p text:style-name="P1"><text:span text:style-name="T1">OSS :<text:s text:c="2"/>Dispatching process with PID : 31342 from queue 1 at time 40:256588519</text:span></text:p>
      <text:p text:style-name="P1"><text:span text:style-name="T1">OSS : Total time this dispatch was 660</text:span></text:p>
      <text:p text:style-name="P1"><text:span text:style-name="T1">OSS : Reciving pid : 31342 executed 5000000</text:span></text:p>
      <text:p text:style-name="P1"><text:span text:style-name="T1">OSS : not used it entire quantum </text:span></text:p>
      <text:p text:style-name="P1"><text:span text:style-name="T1">OSS : Putting process with PID 31342 into queue 0</text:span></text:p>
      <text:p text:style-name="P1"><text:span text:style-name="T1">OSS :<text:s text:c="2"/>Dispatching process with PID : 31342 from queue 1 at time 40:261589096</text:span></text:p>
      <text:p text:style-name="P1"><text:span text:style-name="T1">OSS : Total time this dispatch was 577</text:span></text:p>
      <text:p text:style-name="P1"><text:span text:style-name="T1">OSS : Reciving pid : 31342 executed 0</text:span></text:p>
      <text:p text:style-name="P1"><text:span text:style-name="T1">OSS : not used it entire quantum </text:span></text:p>
      <text:p text:style-name="P1"><text:span text:style-name="T1">OSS : Putting process with PID 31342 into queue 0</text:span></text:p>
      <text:p text:style-name="P1"><text:span text:style-name="T1">OSS :<text:s text:c="2"/>Dispatching process with PID : 31342 from queue 1 at time 40:261589381</text:span></text:p>
      <text:p text:style-name="P1"><text:span text:style-name="T1">OSS : Total time this dispatch was 285</text:span></text:p>
      <text:p text:style-name="P1"><text:span text:style-name="T1">OSS : Reciving pid : 31342 executed 5000000</text:span></text:p>
      <text:p text:style-name="P1"><text:span text:style-name="T1">OSS : not used it entire quantum </text:span></text:p>
      <text:p text:style-name="P1"><text:span text:style-name="T1">OSS : Putting process with PID 31342 into queue 0</text:span></text:p>
      <text:p text:style-name="P1"><text:span text:style-name="T1">OSS :<text:s text:c="2"/>Dispatching process with PID : 31342 from queue 1 at time 40:266590214</text:span></text:p>
      <text:p text:style-name="P1"><text:span text:style-name="T1">OSS : Total time this dispatch was 833</text:span></text:p>
      <text:p text:style-name="P1"><text:span text:style-name="T1">OSS : Reciving pid : 31342 executed 0</text:span></text:p>
      <text:p text:style-name="P1"><text:span text:style-name="T1">OSS : not used it entire quantum </text:span></text:p>
      <text:p text:style-name="P1"><text:span text:style-name="T1">OSS : Putting process with PID 31342 into queue 0</text:span></text:p>
      <text:p text:style-name="P1"><text:span text:style-name="T1">OSS :<text:s text:c="2"/>Dispatching process with PID : 31342 from queue 1 at time 40:266590646</text:span></text:p>
      <text:p text:style-name="P1"><text:span text:style-name="T1">OSS : Total time this dispatch was 432</text:span></text:p>
      <text:p text:style-name="P1"><text:span text:style-name="T1">OSS : Reciving pid : 31342 executed 5000000</text:span></text:p>
      <text:p text:style-name="P1"><text:span text:style-name="T1">OSS : not used it entire quantum </text:span></text:p>
      <text:p text:style-name="P1"><text:span text:style-name="T1">OSS : Putting process with PID 31342 into queue 0</text:span></text:p>
      <text:p text:style-name="P1"><text:span text:style-name="T1">OSS :<text:s text:c="2"/>Dispatching process with PID : 31342 from queue 1 at time 40:271591268</text:span></text:p>
      <text:p text:style-name="P1"><text:span text:style-name="T1">OSS : Total time this dispatch was 622</text:span></text:p>
      <text:p text:style-name="P1"><text:span text:style-name="T1">OSS : Reciving pid : 31342 executed 1773000064</text:span></text:p>
      <text:p text:style-name="P1"><text:span text:style-name="T1">OSS : pid : 31342 completed execution CPU : 1.806550<text:s text:c="2"/>Total : 1.806554</text:span></text:p>
      <text:p text:style-name="P1"><text:span text:style-name="T1">OSS : Generating process with PID 31343 and putting it in queue 1 at time 42:271592455</text:span></text:p>
      <text:p text:style-name="P1"><text:span text:style-name="T1">OSS : Dispaching pid : 31343 from queue 1 at time 42:271593316</text:span></text:p>
      <text:p text:style-name="P1"><text:span text:style-name="T1">OSS : Total time this dispatch was 2000002048</text:span></text:p>
      <text:p text:style-name="P1"><text:span text:style-name="T1">OSS : Reciving pid : 31343 executed 1740000000</text:span></text:p>
      <text:p text:style-name="P1"><text:span text:style-name="T1">OSS : pid : 31343 completed execution CPU : 1.740000<text:s text:c="2"/>Total : 1.740000</text:span></text:p>
      <text:p text:style-name="P1"><text:span text:style-name="T1">OSS : Generating process with PID 31344 and putting it in queue 1 at time 44:271594598</text:span></text:p>
      <text:p text:style-name="P1"><text:span text:style-name="T1">OSS : Dispaching pid : 31344 from queue 1 at time 44:271595249</text:span></text:p>
      <text:p text:style-name="P1"><text:span text:style-name="T1">OSS : Total time this dispatch was 2000001933</text:span></text:p>
      <text:p text:style-name="P1"><text:span text:style-name="T1">OSS : Reciving pid : 31344 executed 10000000</text:span></text:p>
      <text:p text:style-name="P1"><text:span text:style-name="T1">OSS : not used it entire quantum </text:span></text:p>
      <text:p text:style-name="P1"><text:span text:style-name="T1">OSS : Putting process with PID 31344 into queue 1</text:span></text:p>
      <text:p text:style-name="P1"><text:span text:style-name="T1">OSS : Dispaching pid : 31344 from queue 1 at time 44:281595619</text:span></text:p>
      <text:p text:style-name="P1"><text:span text:style-name="T1">OSS : Total time this dispatch was 370</text:span></text:p>
      <text:p text:style-name="P1"><text:span text:style-name="T1">OSS : Reciving pid : 31344 executed 10000000</text:span></text:p>
      <text:p text:style-name="P1"><text:span text:style-name="T1">OSS : not used it entire quantum </text:span></text:p>
      <text:p text:style-name="P1"><text:span text:style-name="T1">OSS : Putting process with PID 31344 into queue 1</text:span></text:p>
      <text:p text:style-name="P1"><text:span text:style-name="T1">OSS : Dispaching pid : 31344 from queue 1 at time 44:291596538</text:span></text:p>
      <text:p text:style-name="P1"><text:span text:style-name="T1">OSS : Total time this dispatch was 919</text:span></text:p>
      <text:p text:style-name="P1"><text:span text:style-name="T1">OSS : Reciving pid : 31344 executed 10000000</text:span></text:p>
      <text:p text:style-name="P1"><text:span text:style-name="T1">OSS : not used it entire quantum </text:span></text:p>
      <text:p text:style-name="P1"><text:span text:style-name="T1">OSS : Putting process with PID 31344 into queue 1</text:span></text:p>
      <text:p text:style-name="P1"><text:span text:style-name="T1">OSS : Dispaching pid : 31344 from queue 1 at time 44:301597369</text:span></text:p>
      <text:p text:style-name="P1"><text:span text:style-name="T1">OSS : Total time this dispatch was 831</text:span></text:p>
      <text:p text:style-name="P1"><text:span text:style-name="T1">OSS : Reciving pid : 31344 executed 1064000000</text:span></text:p>
      <text:p text:style-name="P1"><text:span text:style-name="T1">OSS : pid : 31344 completed execution CPU : 1.094000<text:s text:c="2"/>Total : 1.094002</text:span></text:p>
      <text:p text:style-name="P1"><text:span text:style-name="T1">OSS : Generating process with PID 31345 and putting it in queue 1 at time 45:301597834</text:span></text:p>
      <text:p text:style-name="P1"><text:span text:style-name="T1">OSS : Dispaching pid : 31345 from queue 1 at time 45:301598412</text:span></text:p>
      <text:p text:style-name="P1"><text:span text:style-name="T1">OSS : Total time this dispatch was 1000001043</text:span></text:p>
      <text:p text:style-name="P1"><text:span text:style-name="T1">OSS : Reciving pid : 31345 executed 10000000</text:span></text:p>
      <text:p text:style-name="P1"><text:span text:style-name="T1">OSS : not used it entire quantum </text:span></text:p>
      <text:p text:style-name="P1"><text:span text:style-name="T1">OSS : Putting process with PID 31345 into queue 1</text:span></text:p>
      <text:p text:style-name="P1"><text:span text:style-name="T1">OSS : Dispaching pid : 31345 from queue 1 at time 45:311598964</text:span></text:p>
      <text:p text:style-name="P1"><text:span text:style-name="T1">OSS : Total time this dispatch was 552</text:span></text:p>
      <text:p text:style-name="P1"><text:span text:style-name="T1">OSS : Reciving pid : 31345 executed 10000000</text:span></text:p>
      <text:p text:style-name="P1"><text:span text:style-name="T1">OSS : not used it entire quantum </text:span></text:p>
      <text:p text:style-name="P1"><text:span text:style-name="T1">OSS : Putting process with PID 31345 into queue 1</text:span></text:p>
      <text:p text:style-name="P1"><text:span text:style-name="T1">OSS : Dispaching pid : 31345 from queue 1 at time 45:321599100</text:span></text:p>
      <text:p text:style-name="P1"><text:span text:style-name="T1">OSS : Total time this dispatch was 136</text:span></text:p>
      <text:p text:style-name="P1"><text:span text:style-name="T1">OSS : Reciving pid : 31345 executed 10000000</text:span></text:p>
      <text:p text:style-name="P1"><text:span text:style-name="T1">OSS : not used it entire quantum </text:span></text:p>
      <text:p text:style-name="P1"><text:span text:style-name="T1">OSS : Putting process with PID 31345 into queue 1</text:span></text:p>
      <text:p text:style-name="P1"><text:span text:style-name="T1">OSS : Dispaching pid : 31345 from queue 1 at time 45:331600070</text:span></text:p>
      <text:p text:style-name="P1"><text:span text:style-name="T1">OSS : Total time this dispatch was 970</text:span></text:p>
      <text:p text:style-name="P1"><text:span text:style-name="T1">OSS : Reciving pid : 31345 executed 10000000</text:span></text:p>
      <text:p text:style-name="P1"><text:span text:style-name="T1">OSS : not used it entire quantum </text:span></text:p>
      <text:p text:style-name="P1"><text:span text:style-name="T1">OSS : Putting process with PID 31345 into queue 1</text:span></text:p>
      <text:p text:style-name="P1"><text:span text:style-name="T1">OSS : Dispaching pid : 31345 from queue 1 at time 45:341600304</text:span></text:p>
      <text:p text:style-name="P1"><text:span text:style-name="T1">OSS : Total time this dispatch was 234</text:span></text:p>
      <text:p text:style-name="P1"><text:span text:style-name="T1">OSS : Reciving pid : 31345 executed 200000</text:span></text:p>
      <text:p text:style-name="P1"><text:span text:style-name="T1">OSS : not used it entire quantum </text:span></text:p>
      <text:p text:style-name="P1"><text:span text:style-name="T1">OSS : Putting process with PID 31345 into queue 1</text:span></text:p>
      <text:p text:style-name="P1"><text:span text:style-name="T1">OSS : Dispaching pid : 31345 from queue 1 at time 45:341800861</text:span></text:p>
      <text:p text:style-name="P1"><text:span text:style-name="T1">OSS : Total time this dispatch was 557</text:span></text:p>
      <text:p text:style-name="P1"><text:span text:style-name="T1">OSS : Reciving pid : 31345 executed 957000000</text:span></text:p>
      <text:p text:style-name="P1"><text:span text:style-name="T1">OSS : pid : 31345 completed execution CPU : 0.997200<text:s text:c="2"/>Total : 0.997202</text:span></text:p>
      <text:p text:style-name="P1"><text:span text:style-name="T1">OSS : Generating process with PID 31346 and putting it in queue 0 at time 47:341802246</text:span></text:p>
      <text:p text:style-name="P1"><text:span text:style-name="T1">OSS :<text:s text:c="2"/>Dispatching process with PID : 31346 from queue 1 at time 47:341802776</text:span></text:p>
      <text:p text:style-name="P1"><text:span text:style-name="T1">OSS : Total time this dispatch was 2000001915</text:span></text:p>
      <text:p text:style-name="P1"><text:span text:style-name="T1">OSS : Reciving pid : 31346 executed 2750000</text:span></text:p>
      <text:p text:style-name="P1"><text:span text:style-name="T1">OSS : not used it entire quantum </text:span></text:p>
      <text:p text:style-name="P1"><text:span text:style-name="T1">OSS : Putting process with PID 31346 into queue 0</text:span></text:p>
      <text:p text:style-name="P1"><text:span text:style-name="T1">OSS :<text:s text:c="2"/>Dispatching process with PID : 31346 from queue 1 at time 47:344553656</text:span></text:p>
      <text:p text:style-name="P1"><text:span text:style-name="T1">OSS : Total time this dispatch was 880</text:span></text:p>
      <text:p text:style-name="P1"><text:span text:style-name="T1">OSS : Reciving pid : 31346 executed 5000000</text:span></text:p>
      <text:p text:style-name="P1"><text:span text:style-name="T1">OSS : not used it entire quantum </text:span></text:p>
      <text:p text:style-name="P1"><text:span text:style-name="T1">OSS : Putting process with PID 31346 into queue 0</text:span></text:p>
      <text:p text:style-name="P1"><text:span text:style-name="T1">OSS :<text:s text:c="2"/>Dispatching process with PID : 31346 from queue 1 at time 47:349554286</text:span></text:p>
      <text:p text:style-name="P1"><text:span text:style-name="T1">OSS : Total time this dispatch was 630</text:span></text:p>
      <text:p text:style-name="P1"><text:span text:style-name="T1">OSS : Reciving pid : 31346 executed 4215000064</text:span></text:p>
      <text:p text:style-name="P1"><text:span text:style-name="T1">OSS : pid : 31346 completed execution CPU : 4.222750<text:s text:c="2"/>Total : 4.222752</text:span></text:p>
      <text:p text:style-name="P1"><text:span text:style-name="T1">OSS : Generating process with PID 31347 and putting it in queue 1 at time 48:349555248</text:span></text:p>
      <text:p text:style-name="P1"><text:span text:style-name="T1">OSS : Dispaching pid : 31347 from queue 1 at time 48:349555898</text:span></text:p>
      <text:p text:style-name="P1"><text:span text:style-name="T1">OSS : Total time this dispatch was 1000001612</text:span></text:p>
      <text:p text:style-name="P1"><text:span text:style-name="T1">OSS : Reciving pid : 31347 executed 404000000</text:span></text:p>
      <text:p text:style-name="P1"><text:span text:style-name="T1">OSS : pid : 31347 completed execution CPU : 0.404000<text:s text:c="2"/>Total : 0.404000</text:span></text:p>
      <text:p text:style-name="P1"><text:span text:style-name="T1">OSS : Generating process with PID 31348 and putting it in queue 1 at time 50:349556687</text:span></text:p>
      <text:p text:style-name="P1"><text:span text:style-name="T1">OSS : Dispaching pid : 31348 from queue 1 at time 50:349557065</text:span></text:p>
      <text:p text:style-name="P1"><text:span text:style-name="T1">OSS : Total time this dispatch was 2000001167</text:span></text:p>
      <text:p text:style-name="P1"><text:span text:style-name="T1">OSS : Reciving pid : 31348 executed 2599999</text:span></text:p>
      <text:p text:style-name="P1"><text:span text:style-name="T1">OSS : not used it entire quantum </text:span></text:p>
      <text:p text:style-name="P1"><text:span text:style-name="T1">OSS : Putting process with PID 31348 into queue 1</text:span></text:p>
      <text:p text:style-name="P1"><text:span text:style-name="T1">OSS : Dispaching pid : 31348 from queue 1 at time 50:352157871</text:span></text:p>
      <text:p text:style-name="P1"><text:span text:style-name="T1">OSS : Total time this dispatch was 807</text:span></text:p>
      <text:p text:style-name="P1"><text:span text:style-name="T1">OSS : Reciving pid : 31348 executed 3300000</text:span></text:p>
      <text:p text:style-name="P1"><text:span text:style-name="T1">OSS : not used it entire quantum </text:span></text:p>
      <text:p text:style-name="P1"><text:span text:style-name="T1">OSS : Putting process with PID 31348 into queue 1</text:span></text:p>
      <text:p text:style-name="P1"><text:span text:style-name="T1">OSS : Dispaching pid : 31348 from queue 1 at time 50:355458076</text:span></text:p>
      <text:p text:style-name="P1"><text:span text:style-name="T1">OSS : Total time this dispatch was 205</text:span></text:p>
      <text:p text:style-name="P1"><text:span text:style-name="T1">OSS : Reciving pid : 31348 executed 7500000</text:span></text:p>
      <text:p text:style-name="P1"><text:span text:style-name="T1">OSS : not used it entire quantum </text:span></text:p>
      <text:p text:style-name="P1"><text:span text:style-name="T1">OSS : Putting process with PID 31348 into queue 1</text:span></text:p>
      <text:p text:style-name="P1"><text:span text:style-name="T1">OSS : Dispaching pid : 31348 from queue 1 at time 50:362958457</text:span></text:p>
      <text:p text:style-name="P1"><text:span text:style-name="T1">OSS : Total time this dispatch was 381</text:span></text:p>
      <text:p text:style-name="P1"><text:span text:style-name="T1">OSS : Reciving pid : 31348 executed 2700000</text:span></text:p>
      <text:p text:style-name="P1"><text:span text:style-name="T1">OSS : not used it entire quantum </text:span></text:p>
      <text:p text:style-name="P1"><text:span text:style-name="T1">OSS : Putting process with PID 31348 into queue 1</text:span></text:p>
      <text:p text:style-name="P1"><text:span text:style-name="T1">OSS : Dispaching pid : 31348 from queue 1 at time 50:365658635</text:span></text:p>
      <text:p text:style-name="P1"><text:span text:style-name="T1">OSS : Total time this dispatch was 178</text:span></text:p>
      <text:p text:style-name="P1"><text:span text:style-name="T1">OSS : Reciving pid : 31348 executed 10000000</text:span></text:p>
      <text:p text:style-name="P1"><text:span text:style-name="T1">OSS : not used it entire quantum </text:span></text:p>
      <text:p text:style-name="P1"><text:span text:style-name="T1">OSS : Putting process with PID 31348 into queue 1</text:span></text:p>
      <text:p text:style-name="P1"><text:span text:style-name="T1">OSS : Dispaching pid : 31348 from queue 1 at time 50:375658759</text:span></text:p>
      <text:p text:style-name="P1"><text:span text:style-name="T1">OSS : Total time this dispatch was 124</text:span></text:p>
      <text:p text:style-name="P1"><text:span text:style-name="T1">OSS : Reciving pid : 31348 executed 10000000</text:span></text:p>
      <text:p text:style-name="P1"><text:span text:style-name="T1">OSS : not used it entire quantum </text:span></text:p>
      <text:p text:style-name="P1"><text:span text:style-name="T1">OSS : Putting process with PID 31348 into queue 1</text:span></text:p>
      <text:p text:style-name="P1"><text:span text:style-name="T1">OSS : Dispaching pid : 31348 from queue 1 at time 50:385658971</text:span></text:p>
      <text:p text:style-name="P1"><text:span text:style-name="T1">OSS : Total time this dispatch was 212</text:span></text:p>
      <text:p text:style-name="P1"><text:span text:style-name="T1">OSS : Reciving pid : 31348 executed 0</text:span></text:p>
      <text:p text:style-name="P1"><text:span text:style-name="T1">OSS : not used it entire quantum </text:span></text:p>
      <text:p text:style-name="P1"><text:span text:style-name="T1">OSS : Putting process with PID 31348 into queue 1</text:span></text:p>
      <text:p text:style-name="P1"><text:span text:style-name="T1">OSS : Dispaching pid : 31348 from queue 1 at time 50:385659966</text:span></text:p>
      <text:p text:style-name="P1"><text:span text:style-name="T1">OSS : Total time this dispatch was 995</text:span></text:p>
      <text:p text:style-name="P1"><text:span text:style-name="T1">OSS : Reciving pid : 31348 executed 7000000</text:span></text:p>
      <text:p text:style-name="P1"><text:span text:style-name="T1">OSS : not used it entire quantum </text:span></text:p>
      <text:p text:style-name="P1"><text:span text:style-name="T1">OSS : Putting process with PID 31348 into queue 1</text:span></text:p>
      <text:p text:style-name="P1"><text:span text:style-name="T1">OSS : Dispaching pid : 31348 from queue 1 at time 50:392660905</text:span></text:p>
      <text:p text:style-name="P1"><text:span text:style-name="T1">OSS : Total time this dispatch was 939</text:span></text:p>
      <text:p text:style-name="P1"><text:span text:style-name="T1">OSS : Reciving pid : 31348 executed 4164999936</text:span></text:p>
      <text:p text:style-name="P1"><text:span text:style-name="T1">OSS : pid : 31348 completed execution CPU : 4.208100<text:s text:c="2"/>Total : 4.208104</text:span></text:p>
      <text:p text:style-name="P1"><text:span text:style-name="T1">OSS : Generating process with PID 31349 and putting it in queue 0 at time 51:392661519</text:span></text:p>
      <text:p text:style-name="P1"><text:span text:style-name="T1">OSS :<text:s text:c="2"/>Dispatching process with PID : 31349 from queue 1 at time 51:392661622</text:span></text:p>
      <text:p text:style-name="P1"><text:span text:style-name="T1">OSS : Total time this dispatch was 1000000717</text:span></text:p>
      <text:p text:style-name="P1"><text:span text:style-name="T1">OSS : Reciving pid : 31349 executed 3065999872</text:span></text:p>
      <text:p text:style-name="P1"><text:span text:style-name="T1">OSS : pid : 31349 completed execution CPU : 3.066000<text:s text:c="2"/>Total : 3.066000</text:span></text:p>
      <text:p text:style-name="P1"><text:span text:style-name="T1">OSS : Generating process with PID 31350 and putting it in queue 1 at time 53:392662595</text:span></text:p>
      <text:p text:style-name="P1"><text:span text:style-name="T1">OSS : Dispaching pid : 31350 from queue 1 at time 53:392663273</text:span></text:p>
      <text:p text:style-name="P1"><text:span text:style-name="T1">OSS : Total time this dispatch was 2000001651</text:span></text:p>
      <text:p text:style-name="P1"><text:span text:style-name="T1">OSS : Reciving pid : 31350 executed 10000000</text:span></text:p>
      <text:p text:style-name="P1"><text:span text:style-name="T1">OSS : not used it entire quantum </text:span></text:p>
      <text:p text:style-name="P1"><text:span text:style-name="T1">OSS : Putting process with PID 31350 into queue 1</text:span></text:p>
      <text:p text:style-name="P1"><text:span text:style-name="T1">OSS : Dispaching pid : 31350 from queue 1 at time 53:402664177</text:span></text:p>
      <text:p text:style-name="P1"><text:span text:style-name="T1">OSS : Total time this dispatch was 904</text:span></text:p>
      <text:p text:style-name="P1"><text:span text:style-name="T1">OSS : Reciving pid : 31350 executed 10000000</text:span></text:p>
      <text:p text:style-name="P1"><text:span text:style-name="T1">OSS : not used it entire quantum </text:span></text:p>
      <text:p text:style-name="P1"><text:span text:style-name="T1">OSS : Putting process with PID 31350 into queue 1</text:span></text:p>
      <text:p text:style-name="P1"><text:span text:style-name="T1">OSS : Dispaching pid : 31350 from queue 1 at time 53:412664654</text:span></text:p>
      <text:p text:style-name="P1"><text:span text:style-name="T1">OSS : Total time this dispatch was 477</text:span></text:p>
      <text:p text:style-name="P1"><text:span text:style-name="T1">OSS : Reciving pid : 31350 executed 10000000</text:span></text:p>
      <text:p text:style-name="P1"><text:span text:style-name="T1">OSS : not used it entire quantum </text:span></text:p>
      <text:p text:style-name="P1"><text:span text:style-name="T1">OSS : Putting process with PID 31350 into queue 1</text:span></text:p>
      <text:p text:style-name="P1"><text:span text:style-name="T1">OSS : Dispaching pid : 31350 from queue 1 at time 53:422664862</text:span></text:p>
      <text:p text:style-name="P1"><text:span text:style-name="T1">OSS : Total time this dispatch was 208</text:span></text:p>
      <text:p text:style-name="P1"><text:span text:style-name="T1">OSS : Reciving pid : 31350 executed 5699999</text:span></text:p>
      <text:p text:style-name="P1"><text:span text:style-name="T1">OSS : not used it entire quantum </text:span></text:p>
      <text:p text:style-name="P1"><text:span text:style-name="T1">OSS : Putting process with PID 31350 into queue 1</text:span></text:p>
      <text:p text:style-name="P1"><text:span text:style-name="T1">OSS : Dispaching pid : 31350 from queue 1 at time 53:428365645</text:span></text:p>
      <text:p text:style-name="P1"><text:span text:style-name="T1">OSS : Total time this dispatch was 784</text:span></text:p>
      <text:p text:style-name="P1"><text:span text:style-name="T1">OSS : Reciving pid : 31350 executed 61000000</text:span></text:p>
      <text:p text:style-name="P1"><text:span text:style-name="T1">OSS : pid : 31350 completed execution CPU : 0.096700<text:s text:c="2"/>Total : 0.096702</text:span></text:p>
      <text:p text:style-name="P1"><text:span text:style-name="T1">OSS : Generating process with PID 31351 and putting it in queue 1 at time 55:428366275</text:span></text:p>
      <text:p text:style-name="P1"><text:span text:style-name="T1">OSS : Dispaching pid : 31351 from queue 1 at time 55:428366448</text:span></text:p>
      <text:p text:style-name="P1"><text:span text:style-name="T1">OSS : Total time this dispatch was 2000000803</text:span></text:p>
      <text:p text:style-name="P1"><text:span text:style-name="T1">OSS : Reciving pid : 31351 executed 10000000</text:span></text:p>
      <text:p text:style-name="P1"><text:span text:style-name="T1">OSS : not used it entire quantum </text:span></text:p>
      <text:p text:style-name="P1"><text:span text:style-name="T1">OSS : Putting process with PID 31351 into queue 1</text:span></text:p>
      <text:p text:style-name="P1"><text:span text:style-name="T1">OSS : Dispaching pid : 31351 from queue 1 at time 55:438366725</text:span></text:p>
      <text:p text:style-name="P1"><text:span text:style-name="T1">OSS : Total time this dispatch was 277</text:span></text:p>
      <text:p text:style-name="P1"><text:span text:style-name="T1">OSS : Reciving pid : 31351 executed 10000000</text:span></text:p>
      <text:p text:style-name="P1"><text:span text:style-name="T1">OSS : not used it entire quantum </text:span></text:p>
      <text:p text:style-name="P1"><text:span text:style-name="T1">OSS : Putting process with PID 31351 into queue 1</text:span></text:p>
      <text:p text:style-name="P1"><text:span text:style-name="T1">OSS : Dispaching pid : 31351 from queue 1 at time 55:448367169</text:span></text:p>
      <text:p text:style-name="P1"><text:span text:style-name="T1">OSS : Total time this dispatch was 444</text:span></text:p>
      <text:p text:style-name="P1"><text:span text:style-name="T1">OSS : Reciving pid : 31351 executed 5199999</text:span></text:p>
      <text:p text:style-name="P1"><text:span text:style-name="T1">OSS : not used it entire quantum </text:span></text:p>
      <text:p text:style-name="P1"><text:span text:style-name="T1">OSS : Putting process with PID 31351 into queue 1</text:span></text:p>
      <text:p text:style-name="P1"><text:span text:style-name="T1">OSS : Dispaching pid : 31351 from queue 1 at time 55:453567557</text:span></text:p>
      <text:p text:style-name="P1"><text:span text:style-name="T1">OSS : Total time this dispatch was 389</text:span></text:p>
      <text:p text:style-name="P1"><text:span text:style-name="T1">OSS : Reciving pid : 31351 executed 10000000</text:span></text:p>
      <text:p text:style-name="P1"><text:span text:style-name="T1">OSS : not used it entire quantum </text:span></text:p>
      <text:p text:style-name="P1"><text:span text:style-name="T1">OSS : Putting process with PID 31351 into queue 1</text:span></text:p>
      <text:p text:style-name="P1"><text:span text:style-name="T1">OSS : Dispaching pid : 31351 from queue 1 at time 55:463567880</text:span></text:p>
      <text:p text:style-name="P1"><text:span text:style-name="T1">OSS : Total time this dispatch was 323</text:span></text:p>
      <text:p text:style-name="P1"><text:span text:style-name="T1">OSS : Reciving pid : 31351 executed 10000000</text:span></text:p>
      <text:p text:style-name="P1"><text:span text:style-name="T1">OSS : not used it entire quantum </text:span></text:p>
      <text:p text:style-name="P1"><text:span text:style-name="T1">OSS : Putting process with PID 31351 into queue 1</text:span></text:p>
      <text:p text:style-name="P1"><text:span text:style-name="T1">OSS : Dispaching pid : 31351 from queue 1 at time 55:473568054</text:span></text:p>
      <text:p text:style-name="P1"><text:span text:style-name="T1">OSS : Total time this dispatch was 174</text:span></text:p>
      <text:p text:style-name="P1"><text:span text:style-name="T1">OSS : Reciving pid : 31351 executed 10000000</text:span></text:p>
      <text:p text:style-name="P1"><text:span text:style-name="T1">OSS : pid : 31351 completed execution CPU : 0.055200<text:s text:c="2"/>Total : 0.055202</text:span></text:p>
      <text:p text:style-name="P1"><text:span text:style-name="T1">OSS : Generating process with PID 31352 and putting it in queue 1 at time 57:473568778</text:span></text:p>
      <text:p text:style-name="P1"><text:span text:style-name="T1">OSS : Dispaching pid : 31352 from queue 1 at time 57:473568783</text:span></text:p>
      <text:p text:style-name="P1"><text:span text:style-name="T1">OSS : Total time this dispatch was 2000000729</text:span></text:p>
      <text:p text:style-name="P1"><text:span text:style-name="T1">OSS : Reciving pid : 31352 executed 7400000</text:span></text:p>
      <text:p text:style-name="P1"><text:span text:style-name="T1">OSS : not used it entire quantum </text:span></text:p>
      <text:p text:style-name="P1"><text:span text:style-name="T1">OSS : Putting process with PID 31352 into queue 1</text:span></text:p>
      <text:p text:style-name="P1"><text:span text:style-name="T1">OSS : Generating process with PID 31353 and putting it in queue 1 at time 57:480968783</text:span></text:p>
      <text:p text:style-name="P1"><text:span text:style-name="T1">OSS : Dispaching pid : 31352 from queue 1 at time 57:480969727</text:span></text:p>
      <text:p text:style-name="P1"><text:span text:style-name="T1">OSS : Total time this dispatch was 944</text:span></text:p>
      <text:p text:style-name="P1"><text:span text:style-name="T1">OSS : Reciving pid : 31352 executed 639000000</text:span></text:p>
      <text:p text:style-name="P1"><text:span text:style-name="T1">OSS : pid : 31352 completed execution CPU : 0.646400<text:s text:c="2"/>Total : 0.646401</text:span></text:p>
      <text:p text:style-name="P1"><text:span text:style-name="T1">OSS : Dispaching pid : 31353 from queue 1 at time 57:480970461</text:span></text:p>
      <text:p text:style-name="P1"><text:span text:style-name="T1">OSS : Total time this dispatch was 734</text:span></text:p>
      <text:p text:style-name="P1"><text:span text:style-name="T1">OSS : Reciving pid : 31353 executed 10000000</text:span></text:p>
      <text:p text:style-name="P1"><text:span text:style-name="T1">OSS : not used it entire quantum </text:span></text:p>
      <text:p text:style-name="P1"><text:span text:style-name="T1">OSS : Putting process with PID 31353 into queue 1</text:span></text:p>
      <text:p text:style-name="P1"><text:span text:style-name="T1">OSS : Dispaching pid : 31353 from queue 1 at time 57:490971108</text:span></text:p>
      <text:p text:style-name="P1"><text:span text:style-name="T1">OSS : Total time this dispatch was 647</text:span></text:p>
      <text:p text:style-name="P1"><text:span text:style-name="T1">OSS : Reciving pid : 31353 executed 10000000</text:span></text:p>
      <text:p text:style-name="P1"><text:span text:style-name="T1">OSS : not used it entire quantum </text:span></text:p>
      <text:p text:style-name="P1"><text:span text:style-name="T1">OSS : Putting process with PID 31353 into queue 1</text:span></text:p>
      <text:p text:style-name="P1"><text:span text:style-name="T1">OSS : Dispaching pid : 31353 from queue 1 at time 57:500971895</text:span></text:p>
      <text:p text:style-name="P1"><text:span text:style-name="T1">OSS : Total time this dispatch was 787</text:span></text:p>
      <text:p text:style-name="P1"><text:span text:style-name="T1">OSS : Reciving pid : 31353 executed 10000000</text:span></text:p>
      <text:p text:style-name="P1"><text:span text:style-name="T1">OSS : not used it entire quantum </text:span></text:p>
      <text:p text:style-name="P1"><text:span text:style-name="T1">OSS : Putting process with PID 31353 into queue 1</text:span></text:p>
      <text:p text:style-name="P1"><text:span text:style-name="T1">OSS : Dispaching pid : 31353 from queue 1 at time 57:510972732</text:span></text:p>
      <text:p text:style-name="P1"><text:span text:style-name="T1">OSS : Total time this dispatch was 837</text:span></text:p>
      <text:p text:style-name="P1"><text:span text:style-name="T1">OSS : Reciving pid : 31353 executed 0</text:span></text:p>
      <text:p text:style-name="P1"><text:span text:style-name="T1">OSS : not used it entire quantum </text:span></text:p>
      <text:p text:style-name="P1"><text:span text:style-name="T1">OSS : Putting process with PID 31353 into queue 1</text:span></text:p>
      <text:p text:style-name="P1"><text:span text:style-name="T1">OSS : Dispaching pid : 31353 from queue 1 at time 57:510973275</text:span></text:p>
      <text:p text:style-name="P1"><text:span text:style-name="T1">OSS : Total time this dispatch was 543</text:span></text:p>
      <text:p text:style-name="P1"><text:span text:style-name="T1">OSS : Reciving pid : 31353 executed 0</text:span></text:p>
      <text:p text:style-name="P1"><text:span text:style-name="T1">OSS : not used it entire quantum </text:span></text:p>
      <text:p text:style-name="P1"><text:span text:style-name="T1">OSS : Putting process with PID 31353 into queue 1</text:span></text:p>
      <text:p text:style-name="P1"><text:span text:style-name="T1">OSS : Dispaching pid : 31353 from queue 1 at time 57:510974139</text:span></text:p>
      <text:p text:style-name="P1"><text:span text:style-name="T1">OSS : Total time this dispatch was 864</text:span></text:p>
      <text:p text:style-name="P1"><text:span text:style-name="T1">OSS : Reciving pid : 31353 executed 10000000</text:span></text:p>
      <text:p text:style-name="P1"><text:span text:style-name="T1">OSS : not used it entire quantum </text:span></text:p>
      <text:p text:style-name="P1"><text:span text:style-name="T1">OSS : Putting process with PID 31353 into queue 1</text:span></text:p>
      <text:p text:style-name="P1"><text:span text:style-name="T1">OSS : Dispaching pid : 31353 from queue 1 at time 57:520974989</text:span></text:p>
      <text:p text:style-name="P1"><text:span text:style-name="T1">OSS : Total time this dispatch was 850</text:span></text:p>
      <text:p text:style-name="P1"><text:span text:style-name="T1">OSS : Reciving pid : 31353 executed 10000000</text:span></text:p>
      <text:p text:style-name="P1"><text:span text:style-name="T1">OSS : not used it entire quantum </text:span></text:p>
      <text:p text:style-name="P1"><text:span text:style-name="T1">OSS : Putting process with PID 31353 into queue 1</text:span></text:p>
      <text:p text:style-name="P1"><text:span text:style-name="T1">OSS : Dispaching pid : 31353 from queue 1 at time 57:530975564</text:span></text:p>
      <text:p text:style-name="P1"><text:span text:style-name="T1">OSS : Total time this dispatch was 575</text:span></text:p>
      <text:p text:style-name="P1"><text:span text:style-name="T1">OSS : Reciving pid : 31353 executed 0</text:span></text:p>
      <text:p text:style-name="P1"><text:span text:style-name="T1">OSS : not used it entire quantum </text:span></text:p>
      <text:p text:style-name="P1"><text:span text:style-name="T1">OSS : Putting process with PID 31353 into queue 1</text:span></text:p>
      <text:p text:style-name="P1"><text:span text:style-name="T1">OSS : Dispaching pid : 31353 from queue 1 at time 57:530976106</text:span></text:p>
      <text:p text:style-name="P1"><text:span text:style-name="T1">OSS : Total time this dispatch was 542</text:span></text:p>
      <text:p text:style-name="P1"><text:span text:style-name="T1">OSS : Reciving pid : 31353 executed 10000000</text:span></text:p>
      <text:p text:style-name="P1"><text:span text:style-name="T1">OSS : pid : 31353 completed execution CPU : 0.060000<text:s text:c="2"/>Total : 0.060006</text:span></text:p>
      <text:p text:style-name="P1"><text:span text:style-name="T1">OSS : Generating process with PID 31354 and putting it in queue 1 at time 58:530976212</text:span></text:p>
      <text:p text:style-name="P1"><text:span text:style-name="T1">OSS : Dispaching pid : 31354 from queue 1 at time 58:530976454</text:span></text:p>
      <text:p text:style-name="P1"><text:span text:style-name="T1">OSS : Total time this dispatch was 1000000348</text:span></text:p>
      <text:p text:style-name="P1"><text:span text:style-name="T1">OSS : Reciving pid : 31354 executed 5800000</text:span></text:p>
      <text:p text:style-name="P1"><text:span text:style-name="T1">OSS : not used it entire quantum </text:span></text:p>
      <text:p text:style-name="P1"><text:span text:style-name="T1">OSS : Putting process with PID 31354 into queue 1</text:span></text:p>
      <text:p text:style-name="P1"><text:span text:style-name="T1">OSS : Dispaching pid : 31354 from queue 1 at time 58:536777318</text:span></text:p>
      <text:p text:style-name="P1"><text:span text:style-name="T1">OSS : Total time this dispatch was 864</text:span></text:p>
      <text:p text:style-name="P1"><text:span text:style-name="T1">OSS : Reciving pid : 31354 executed 6000000</text:span></text:p>
      <text:p text:style-name="P1"><text:span text:style-name="T1">OSS : not used it entire quantum </text:span></text:p>
      <text:p text:style-name="P1"><text:span text:style-name="T1">OSS : Putting process with PID 31354 into queue 1</text:span></text:p>
      <text:p text:style-name="P1"><text:span text:style-name="T1">OSS : Dispaching pid : 31354 from queue 1 at time 58:542777943</text:span></text:p>
      <text:p text:style-name="P1"><text:span text:style-name="T1">OSS : Total time this dispatch was 625</text:span></text:p>
      <text:p text:style-name="P1"><text:span text:style-name="T1">OSS : Reciving pid : 31354 executed 2700000000</text:span></text:p>
      <text:p text:style-name="P1"><text:span text:style-name="T1">OSS : pid : 31354 completed execution CPU : 2.711800<text:s text:c="2"/>Total : 2.711802</text:span></text:p>
      <text:p text:style-name="P1"><text:span text:style-name="T1">OSS : Generating process with PID 31355 and putting it in queue 1 at time 60:542778333</text:span></text:p>
      <text:p text:style-name="P1"><text:span text:style-name="T1">OSS : Dispaching pid : 31355 from queue 1 at time 60:542779286</text:span></text:p>
      <text:p text:style-name="P1"><text:span text:style-name="T1">OSS : Total time this dispatch was 2000001343</text:span></text:p>
      <text:p text:style-name="P1"><text:span text:style-name="T1">OSS : Reciving pid : 31355 executed 10000000</text:span></text:p>
      <text:p text:style-name="P1"><text:span text:style-name="T1">OSS : not used it entire quantum </text:span></text:p>
      <text:p text:style-name="P1"><text:span text:style-name="T1">OSS : Putting process with PID 31355 into queue 1</text:span></text:p>
      <text:p text:style-name="P1"><text:span text:style-name="T1">OSS : Dispaching pid : 31355 from queue 1 at time 60:552779826</text:span></text:p>
      <text:p text:style-name="P1"><text:span text:style-name="T1">OSS : Total time this dispatch was 540</text:span></text:p>
      <text:p text:style-name="P1"><text:span text:style-name="T1">OSS : Reciving pid : 31355 executed 0</text:span></text:p>
      <text:p text:style-name="P1"><text:span text:style-name="T1">OSS : not used it entire quantum </text:span></text:p>
      <text:p text:style-name="P1"><text:span text:style-name="T1">OSS : Putting process with PID 31355 into queue 1</text:span></text:p>
      <text:p text:style-name="P1"><text:span text:style-name="T1">OSS : Dispaching pid : 31355 from queue 1 at time 60:552780660</text:span></text:p>
      <text:p text:style-name="P1"><text:span text:style-name="T1">OSS : Total time this dispatch was 834</text:span></text:p>
      <text:p text:style-name="P1"><text:span text:style-name="T1">OSS : Reciving pid : 31355 executed 9500000</text:span></text:p>
      <text:p text:style-name="P1"><text:span text:style-name="T1">OSS : not used it entire quantum </text:span></text:p>
      <text:p text:style-name="P1"><text:span text:style-name="T1">OSS : Putting process with PID 31355 into queue 1</text:span></text:p>
      <text:p text:style-name="P1"><text:span text:style-name="T1">OSS : Dispaching pid : 31355 from queue 1 at time 60:562280787</text:span></text:p>
      <text:p text:style-name="P1"><text:span text:style-name="T1">OSS : Total time this dispatch was 127</text:span></text:p>
      <text:p text:style-name="P1"><text:span text:style-name="T1">OSS : Reciving pid : 31355 executed 5600000</text:span></text:p>
      <text:p text:style-name="P1"><text:span text:style-name="T1">OSS : not used it entire quantum </text:span></text:p>
      <text:p text:style-name="P1"><text:span text:style-name="T1">OSS : Putting process with PID 31355 into queue 1</text:span></text:p>
      <text:p text:style-name="P1"><text:span text:style-name="T1">OSS : Dispaching pid : 31355 from queue 1 at time 60:567881523</text:span></text:p>
      <text:p text:style-name="P1"><text:span text:style-name="T1">OSS : Total time this dispatch was 736</text:span></text:p>
      <text:p text:style-name="P1"><text:span text:style-name="T1">OSS : Reciving pid : 31355 executed 10000000</text:span></text:p>
      <text:p text:style-name="P1"><text:span text:style-name="T1">OSS : not used it entire quantum </text:span></text:p>
      <text:p text:style-name="P1"><text:span text:style-name="T1">OSS : Putting process with PID 31355 into queue 1</text:span></text:p>
      <text:p text:style-name="P1"><text:span text:style-name="T1">OSS : Dispaching pid : 31355 from queue 1 at time 60:577882237</text:span></text:p>
      <text:p text:style-name="P1"><text:span text:style-name="T1">OSS : Total time this dispatch was 714</text:span></text:p>
      <text:p text:style-name="P1"><text:span text:style-name="T1">OSS : Reciving pid : 31355 executed 10000000</text:span></text:p>
      <text:p text:style-name="P1"><text:span text:style-name="T1">OSS : not used it entire quantum </text:span></text:p>
      <text:p text:style-name="P1"><text:span text:style-name="T1">OSS : Putting process with PID 31355 into queue 1</text:span></text:p>
      <text:p text:style-name="P1"><text:span text:style-name="T1">OSS : Dispaching pid : 31355 from queue 1 at time 60:587882919</text:span></text:p>
      <text:p text:style-name="P1"><text:span text:style-name="T1">OSS : Total time this dispatch was 682</text:span></text:p>
      <text:p text:style-name="P1"><text:span text:style-name="T1">OSS : Reciving pid : 31355 executed 2800000</text:span></text:p>
      <text:p text:style-name="P1"><text:span text:style-name="T1">OSS : not used it entire quantum </text:span></text:p>
      <text:p text:style-name="P1"><text:span text:style-name="T1">OSS : Putting process with PID 31355 into queue 1</text:span></text:p>
      <text:p text:style-name="P1"><text:span text:style-name="T1">OSS : Dispaching pid : 31355 from queue 1 at time 60:590683734</text:span></text:p>
      <text:p text:style-name="P1"><text:span text:style-name="T1">OSS : Total time this dispatch was 815</text:span></text:p>
      <text:p text:style-name="P1"><text:span text:style-name="T1">OSS : Reciving pid : 31355 executed 10000000</text:span></text:p>
      <text:p text:style-name="P1"><text:span text:style-name="T1">OSS : pid : 31355 completed execution CPU : 0.057900<text:s text:c="2"/>Total : 0.057904</text:span></text:p>
      <text:p text:style-name="P1"><text:span text:style-name="T1">OSS : Generating process with PID 31356 and putting it in queue 1 at time 61:590684453</text:span></text:p>
      <text:p text:style-name="P1"><text:span text:style-name="T1">OSS : Dispaching pid : 31356 from queue 1 at time 61:590684468</text:span></text:p>
      <text:p text:style-name="P1"><text:span text:style-name="T1">OSS : Total time this dispatch was 1000000734</text:span></text:p>
      <text:p text:style-name="P1"><text:span text:style-name="T1">OSS : Reciving pid : 31356 executed 10000000</text:span></text:p>
      <text:p text:style-name="P1"><text:span text:style-name="T1">OSS : not used it entire quantum </text:span></text:p>
      <text:p text:style-name="P1"><text:span text:style-name="T1">OSS : Putting process with PID 31356 into queue 1</text:span></text:p>
      <text:p text:style-name="P1"><text:span text:style-name="T1">OSS : Dispaching pid : 31356 from queue 1 at time 61:600685357</text:span></text:p>
      <text:p text:style-name="P1"><text:span text:style-name="T1">OSS : Total time this dispatch was 889</text:span></text:p>
      <text:p text:style-name="P1"><text:span text:style-name="T1">OSS : Reciving pid : 31356 executed 180000000</text:span></text:p>
      <text:p text:style-name="P1"><text:span text:style-name="T1">OSS : pid : 31356 completed execution CPU : 0.190000<text:s text:c="2"/>Total : 0.190001</text:span></text:p>
      <text:p text:style-name="P1"><text:span text:style-name="T1">OSS : Generating process with PID 31357 and putting it in queue 1 at time 63:600686694</text:span></text:p>
      <text:p text:style-name="P1"><text:span text:style-name="T1">OSS : Dispaching pid : 31357 from queue 1 at time 63:600686712</text:span></text:p>
      <text:p text:style-name="P1"><text:span text:style-name="T1">OSS : Total time this dispatch was 2000001355</text:span></text:p>
      <text:p text:style-name="P1"><text:span text:style-name="T1">OSS : Reciving pid : 31357 executed 3983000064</text:span></text:p>
      <text:p text:style-name="P1"><text:span text:style-name="T1">OSS : pid : 31357 completed execution CPU : 3.983000<text:s text:c="2"/>Total : 3.983000</text:span></text:p>
      <text:p text:style-name="P1"><text:span text:style-name="T1">OSS : Generating process with PID 31358 and putting it in queue 1 at time 63:600686712</text:span></text:p>
      <text:p text:style-name="P1"><text:span text:style-name="T1">OSS : Dispaching pid : 31358 from queue 1 at time 63:600687624</text:span></text:p>
      <text:p text:style-name="P1"><text:span text:style-name="T1">OSS : Total time this dispatch was 912</text:span></text:p>
      <text:p text:style-name="P1"><text:span text:style-name="T1">OSS : Reciving pid : 31358 executed 9200000</text:span></text:p>
      <text:p text:style-name="P1"><text:span text:style-name="T1">OSS : not used it entire quantum </text:span></text:p>
      <text:p text:style-name="P1"><text:span text:style-name="T1">OSS : Putting process with PID 31358 into queue 1</text:span></text:p>
      <text:p text:style-name="P1"><text:span text:style-name="T1">OSS : Generating process with PID 31359 and putting it in queue 1 at time 63:609887624</text:span></text:p>
      <text:p text:style-name="P1"><text:span text:style-name="T1">OSS : Dispaching pid : 31358 from queue 1 at time 63:609887639</text:span></text:p>
      <text:p text:style-name="P1"><text:span text:style-name="T1">OSS : Total time this dispatch was 15</text:span></text:p>
      <text:p text:style-name="P1"><text:span text:style-name="T1">OSS : Reciving pid : 31358 executed 1899999</text:span></text:p>
      <text:p text:style-name="P1"><text:span text:style-name="T1">OSS : not used it entire quantum </text:span></text:p>
      <text:p text:style-name="P1"><text:span text:style-name="T1">OSS : Putting process with PID 31358 into queue 1</text:span></text:p>
      <text:p text:style-name="P1"><text:span text:style-name="T1">OSS : Generating process with PID 31360 and putting it in queue 1 at time 63:611787638</text:span></text:p>
      <text:p text:style-name="P1"><text:span text:style-name="T1">OSS : Dispaching pid : 31359 from queue 1 at time 63:611788630</text:span></text:p>
      <text:p text:style-name="P1"><text:span text:style-name="T1">OSS : Total time this dispatch was 992</text:span></text:p>
      <text:p text:style-name="P1"><text:span text:style-name="T1">OSS : Reciving pid : 31359 executed 10000000</text:span></text:p>
      <text:p text:style-name="P1"><text:span text:style-name="T1">OSS : not used it entire quantum </text:span></text:p>
      <text:p text:style-name="P1"><text:span text:style-name="T1">OSS : Putting process with PID 31359 into queue 1</text:span></text:p>
      <text:p text:style-name="P1"><text:span text:style-name="T1">OSS : Dispaching pid : 31358 from queue 1 at time 63:621789492</text:span></text:p>
      <text:p text:style-name="P1"><text:span text:style-name="T1">OSS : Total time this dispatch was 862</text:span></text:p>
      <text:p text:style-name="P1"><text:span text:style-name="T1">OSS : Reciving pid : 31358 executed 1400000</text:span></text:p>
      <text:p text:style-name="P1"><text:span text:style-name="T1">OSS : not used it entire quantum </text:span></text:p>
      <text:p text:style-name="P1"><text:span text:style-name="T1">OSS : Putting process with PID 31358 into queue 1</text:span></text:p>
      <text:p text:style-name="P1"><text:span text:style-name="T1">OSS : Dispaching pid : 31360 from queue 1 at time 63:623189628</text:span></text:p>
      <text:p text:style-name="P1"><text:span text:style-name="T1">OSS : Total time this dispatch was 136</text:span></text:p>
      <text:p text:style-name="P1"><text:span text:style-name="T1">OSS : Reciving pid : 31360 executed 10000000</text:span></text:p>
      <text:p text:style-name="P1"><text:span text:style-name="T1">OSS : not used it entire quantum </text:span></text:p>
      <text:p text:style-name="P1"><text:span text:style-name="T1">OSS : Putting process with PID 31360 into queue 1</text:span></text:p>
      <text:p text:style-name="P1"><text:span text:style-name="T1">OSS : Dispaching pid : 31359 from queue 1 at time 63:633189771</text:span></text:p>
      <text:p text:style-name="P1"><text:span text:style-name="T1">OSS : Total time this dispatch was 143</text:span></text:p>
      <text:p text:style-name="P1"><text:span text:style-name="T1">OSS : Reciving pid : 31359 executed 8900000</text:span></text:p>
      <text:p text:style-name="P1"><text:span text:style-name="T1">OSS : not used it entire quantum </text:span></text:p>
      <text:p text:style-name="P1"><text:span text:style-name="T1">OSS : Putting process with PID 31359 into queue 1</text:span></text:p>
      <text:p text:style-name="P1"><text:span text:style-name="T1">OSS : Dispaching pid : 31358 from queue 1 at time 63:642090144</text:span></text:p>
      <text:p text:style-name="P1"><text:span text:style-name="T1">OSS : Total time this dispatch was 373</text:span></text:p>
      <text:p text:style-name="P1"><text:span text:style-name="T1">OSS : Reciving pid : 31358 executed 10000000</text:span></text:p>
      <text:p text:style-name="P1"><text:span text:style-name="T1">OSS : not used it entire quantum </text:span></text:p>
      <text:p text:style-name="P1"><text:span text:style-name="T1">OSS : Putting process with PID 31358 into queue 1</text:span></text:p>
      <text:p text:style-name="P1"><text:span text:style-name="T1">OSS : Dispaching pid : 31360 from queue 1 at time 63:652090233</text:span></text:p>
      <text:p text:style-name="P1"><text:span text:style-name="T1">OSS : Total time this dispatch was 89</text:span></text:p>
      <text:p text:style-name="P1"><text:span text:style-name="T1">OSS : Reciving pid : 31360 executed 0</text:span></text:p>
      <text:p text:style-name="P1"><text:span text:style-name="T1">OSS : not used it entire quantum </text:span></text:p>
      <text:p text:style-name="P1"><text:span text:style-name="T1">OSS : Putting process with PID 31360 into queue 1</text:span></text:p>
      <text:p text:style-name="P1"><text:span text:style-name="T1">OSS : Dispaching pid : 31359 from queue 1 at time 63:652090916</text:span></text:p>
      <text:p text:style-name="P1"><text:span text:style-name="T1">OSS : Total time this dispatch was 683</text:span></text:p>
      <text:p text:style-name="P1"><text:span text:style-name="T1">OSS : Reciving pid : 31359 executed 1899999</text:span></text:p>
      <text:p text:style-name="P1"><text:span text:style-name="T1">OSS : not used it entire quantum </text:span></text:p>
      <text:p text:style-name="P1"><text:span text:style-name="T1">OSS : Putting process with PID 31359 into queue 1</text:span></text:p>
      <text:p text:style-name="P1"><text:span text:style-name="T1">OSS : Dispaching pid : 31358 from queue 1 at time 63:653991474</text:span></text:p>
      <text:p text:style-name="P1"><text:span text:style-name="T1">OSS : Total time this dispatch was 559</text:span></text:p>
      <text:p text:style-name="P1"><text:span text:style-name="T1">OSS : Reciving pid : 31358 executed 432000000</text:span></text:p>
      <text:p text:style-name="P1"><text:span text:style-name="T1">OSS : pid : 31358 completed execution CPU : 0.454500<text:s text:c="2"/>Total : 0.485304</text:span></text:p>
      <text:p text:style-name="P1"><text:span text:style-name="T1">OSS : Dispaching pid : 31360 from queue 1 at time 63:653992042</text:span></text:p>
      <text:p text:style-name="P1"><text:span text:style-name="T1">OSS : Total time this dispatch was 568</text:span></text:p>
      <text:p text:style-name="P1"><text:span text:style-name="T1">OSS : Reciving pid : 31360 executed 5800000</text:span></text:p>
      <text:p text:style-name="P1"><text:span text:style-name="T1">OSS : not used it entire quantum </text:span></text:p>
      <text:p text:style-name="P1"><text:span text:style-name="T1">OSS : Putting process with PID 31360 into queue 1</text:span></text:p>
      <text:p text:style-name="P1"><text:span text:style-name="T1">OSS : Dispaching pid : 31359 from queue 1 at time 63:659792814</text:span></text:p>
      <text:p text:style-name="P1"><text:span text:style-name="T1">OSS : Total time this dispatch was 772</text:span></text:p>
      <text:p text:style-name="P1"><text:span text:style-name="T1">OSS : Reciving pid : 31359 executed 10000000</text:span></text:p>
      <text:p text:style-name="P1"><text:span text:style-name="T1">OSS : not used it entire quantum </text:span></text:p>
      <text:p text:style-name="P1"><text:span text:style-name="T1">OSS : Putting process with PID 31359 into queue 1</text:span></text:p>
      <text:p text:style-name="P1"><text:span text:style-name="T1">OSS : Dispaching pid : 31360 from queue 1 at time 63:669793087</text:span></text:p>
      <text:p text:style-name="P1"><text:span text:style-name="T1">OSS : Total time this dispatch was 273</text:span></text:p>
      <text:p text:style-name="P1"><text:span text:style-name="T1">OSS : Reciving pid : 31360 executed 10000000</text:span></text:p>
      <text:p text:style-name="P1"><text:span text:style-name="T1">OSS : not used it entire quantum </text:span></text:p>
      <text:p text:style-name="P1"><text:span text:style-name="T1">OSS : Putting process with PID 31360 into queue 1</text:span></text:p>
      <text:p text:style-name="P1"><text:span text:style-name="T1">OSS : Dispaching pid : 31359 from queue 1 at time 63:679793338</text:span></text:p>
      <text:p text:style-name="P1"><text:span text:style-name="T1">OSS : Total time this dispatch was 251</text:span></text:p>
      <text:p text:style-name="P1"><text:span text:style-name="T1">OSS : Reciving pid : 31359 executed 2700000</text:span></text:p>
      <text:p text:style-name="P1"><text:span text:style-name="T1">OSS : not used it entire quantum </text:span></text:p>
      <text:p text:style-name="P1"><text:span text:style-name="T1">OSS : Putting process with PID 31359 into queue 1</text:span></text:p>
      <text:p text:style-name="P1"><text:span text:style-name="T1">OSS : Dispaching pid : 31360 from queue 1 at time 63:682493925</text:span></text:p>
      <text:p text:style-name="P1"><text:span text:style-name="T1">OSS : Total time this dispatch was 587</text:span></text:p>
      <text:p text:style-name="P1"><text:span text:style-name="T1">OSS : Reciving pid : 31360 executed 4400000</text:span></text:p>
      <text:p text:style-name="P1"><text:span text:style-name="T1">OSS : not used it entire quantum </text:span></text:p>
      <text:p text:style-name="P1"><text:span text:style-name="T1">OSS : Putting process with PID 31360 into queue 1</text:span></text:p>
      <text:p text:style-name="P1"><text:span text:style-name="T1">OSS : Dispaching pid : 31359 from queue 1 at time 63:686894270</text:span></text:p>
      <text:p text:style-name="P1"><text:span text:style-name="T1">OSS : Total time this dispatch was 345</text:span></text:p>
      <text:p text:style-name="P1"><text:span text:style-name="T1">OSS : Reciving pid : 31359 executed 10000000</text:span></text:p>
      <text:p text:style-name="P1"><text:span text:style-name="T1">OSS : not used it entire quantum </text:span></text:p>
      <text:p text:style-name="P1"><text:span text:style-name="T1">OSS : Putting process with PID 31359 into queue 1</text:span></text:p>
      <text:p text:style-name="P1"><text:span text:style-name="T1">OSS : Dispaching pid : 31360 from queue 1 at time 63:696894675</text:span></text:p>
      <text:p text:style-name="P1"><text:span text:style-name="T1">OSS : Total time this dispatch was 405</text:span></text:p>
      <text:p text:style-name="P1"><text:span text:style-name="T1">OSS : Reciving pid : 31360 executed 7500000</text:span></text:p>
      <text:p text:style-name="P1"><text:span text:style-name="T1">OSS : not used it entire quantum </text:span></text:p>
      <text:p text:style-name="P1"><text:span text:style-name="T1">OSS : Putting process with PID 31360 into queue 1</text:span></text:p>
      <text:p text:style-name="P1"><text:span text:style-name="T1">OSS : Dispaching pid : 31359 from queue 1 at time 63:704395150</text:span></text:p>
      <text:p text:style-name="P1"><text:span text:style-name="T1">OSS : Total time this dispatch was 475</text:span></text:p>
      <text:p text:style-name="P1"><text:span text:style-name="T1">OSS : Reciving pid : 31359 executed 300000</text:span></text:p>
      <text:p text:style-name="P1"><text:span text:style-name="T1">OSS : not used it entire quantum </text:span></text:p>
      <text:p text:style-name="P1"><text:span text:style-name="T1">OSS : Putting process with PID 31359 into queue 1</text:span></text:p>
      <text:p text:style-name="P1"><text:span text:style-name="T1">OSS : Dispaching pid : 31360 from queue 1 at time 63:704695862</text:span></text:p>
      <text:p text:style-name="P1"><text:span text:style-name="T1">OSS : Total time this dispatch was 712</text:span></text:p>
      <text:p text:style-name="P1"><text:span text:style-name="T1">OSS : Reciving pid : 31360 executed 10000000</text:span></text:p>
      <text:p text:style-name="P1"><text:span text:style-name="T1">OSS : not used it entire quantum </text:span></text:p>
      <text:p text:style-name="P1"><text:span text:style-name="T1">OSS : Putting process with PID 31360 into queue 1</text:span></text:p>
      <text:p text:style-name="P1"><text:span text:style-name="T1">OSS : Dispaching pid : 31359 from queue 1 at time 63:714696508</text:span></text:p>
      <text:p text:style-name="P1"><text:span text:style-name="T1">OSS : Total time this dispatch was 646</text:span></text:p>
      <text:p text:style-name="P1"><text:span text:style-name="T1">OSS : Reciving pid : 31359 executed 5900000</text:span></text:p>
      <text:p text:style-name="P1"><text:span text:style-name="T1">OSS : not used it entire quantum </text:span></text:p>
      <text:p text:style-name="P1"><text:span text:style-name="T1">OSS : Putting process with PID 31359 into queue 1</text:span></text:p>
      <text:p text:style-name="P1"><text:span text:style-name="T1">OSS : Dispaching pid : 31360 from queue 1 at time 63:720596519</text:span></text:p>
      <text:p text:style-name="P1"><text:span text:style-name="T1">OSS : Total time this dispatch was 11</text:span></text:p>
      <text:p text:style-name="P1"><text:span text:style-name="T1">OSS : Reciving pid : 31360 executed 191000000</text:span></text:p>
      <text:p text:style-name="P1"><text:span text:style-name="T1">OSS : pid : 31360 completed execution CPU : 0.238700<text:s text:c="2"/>Total : 0.288407</text:span></text:p>
      <text:p text:style-name="P1"><text:span text:style-name="T1">OSS : Dispaching pid : 31359 from queue 1 at time 63:720597386</text:span></text:p>
      <text:p text:style-name="P1"><text:span text:style-name="T1">OSS : Total time this dispatch was 867</text:span></text:p>
      <text:p text:style-name="P1"><text:span text:style-name="T1">OSS : Reciving pid : 31359 executed 10000000</text:span></text:p>
      <text:p text:style-name="P1"><text:span text:style-name="T1">OSS : pid : 31359 completed execution CPU : 0.059700<text:s text:c="2"/>Total : 0.118809</text:span></text:p>
      <text:p text:style-name="P1"><text:span text:style-name="T1">OSS : Generating process with PID 31361 and putting it in queue 1 at time 65:720598552</text:span></text:p>
      <text:p text:style-name="P1"><text:span text:style-name="T1">OSS : Dispaching pid : 31361 from queue 1 at time 65:720599351</text:span></text:p>
      <text:p text:style-name="P1"><text:span text:style-name="T1">OSS : Total time this dispatch was 2000001965</text:span></text:p>
      <text:p text:style-name="P1"><text:span text:style-name="T1">OSS : Reciving pid : 31361 executed 10000000</text:span></text:p>
      <text:p text:style-name="P1"><text:span text:style-name="T1">OSS : not used it entire quantum </text:span></text:p>
      <text:p text:style-name="P1"><text:span text:style-name="T1">OSS : Putting process with PID 31361 into queue 1</text:span></text:p>
      <text:p text:style-name="P1"><text:span text:style-name="T1">OSS : Dispaching pid : 31361 from queue 1 at time 65:730600149</text:span></text:p>
      <text:p text:style-name="P1"><text:span text:style-name="T1">OSS : Total time this dispatch was 798</text:span></text:p>
      <text:p text:style-name="P1"><text:span text:style-name="T1">OSS : Reciving pid : 31361 executed 2824000000</text:span></text:p>
      <text:p text:style-name="P1"><text:span text:style-name="T1">OSS : pid : 31361 completed execution CPU : 2.834000<text:s text:c="2"/>Total : 2.834001</text:span></text:p>
      <text:p text:style-name="P1"><text:span text:style-name="T1">OSS : Generating process with PID 31362 and putting it in queue 1 at time 67:730600751</text:span></text:p>
      <text:p text:style-name="P1"><text:span text:style-name="T1">OSS : Dispaching pid : 31362 from queue 1 at time 67:730600941</text:span></text:p>
      <text:p text:style-name="P1"><text:span text:style-name="T1">OSS : Total time this dispatch was 2000000792</text:span></text:p>
      <text:p text:style-name="P1"><text:span text:style-name="T1">OSS : Reciving pid : 31362 executed 10000000</text:span></text:p>
      <text:p text:style-name="P1"><text:span text:style-name="T1">OSS : not used it entire quantum </text:span></text:p>
      <text:p text:style-name="P1"><text:span text:style-name="T1">OSS : Putting process with PID 31362 into queue 1</text:span></text:p>
      <text:p text:style-name="P1"><text:span text:style-name="T1">OSS : Generating process with PID 31363 and putting it in queue 1 at time 67:740600941</text:span></text:p>
      <text:p text:style-name="P1"><text:span text:style-name="T1">OSS : Dispaching pid : 31362 from queue 1 at time 67:740601267</text:span></text:p>
      <text:p text:style-name="P1"><text:span text:style-name="T1">OSS : Total time this dispatch was 326</text:span></text:p>
      <text:p text:style-name="P1"><text:span text:style-name="T1">OSS : Reciving pid : 31362 executed 10000000</text:span></text:p>
      <text:p text:style-name="P1"><text:span text:style-name="T1">OSS : not used it entire quantum </text:span></text:p>
      <text:p text:style-name="P1"><text:span text:style-name="T1">OSS : Putting process with PID 31362 into queue 1</text:span></text:p>
      <text:p text:style-name="P1"><text:span text:style-name="T1">OSS : Dispaching pid : 31363 from queue 1 at time 67:750601568</text:span></text:p>
      <text:p text:style-name="P1"><text:span text:style-name="T1">OSS : Total time this dispatch was 301</text:span></text:p>
      <text:p text:style-name="P1"><text:span text:style-name="T1">OSS : Reciving pid : 31363 executed 0</text:span></text:p>
      <text:p text:style-name="P1"><text:span text:style-name="T1">OSS : not used it entire quantum </text:span></text:p>
      <text:p text:style-name="P1"><text:span text:style-name="T1">OSS : Putting process with PID 31363 into queue 1</text:span></text:p>
      <text:p text:style-name="P1"><text:span text:style-name="T1">OSS : Dispaching pid : 31362 from queue 1 at time 67:750602176</text:span></text:p>
      <text:p text:style-name="P1"><text:span text:style-name="T1">OSS : Total time this dispatch was 608</text:span></text:p>
      <text:p text:style-name="P1"><text:span text:style-name="T1">OSS : Reciving pid : 31362 executed 10000000</text:span></text:p>
      <text:p text:style-name="P1"><text:span text:style-name="T1">OSS : not used it entire quantum </text:span></text:p>
      <text:p text:style-name="P1"><text:span text:style-name="T1">OSS : Putting process with PID 31362 into queue 1</text:span></text:p>
      <text:p text:style-name="P1"><text:span text:style-name="T1">OSS : Dispaching pid : 31363 from queue 1 at time 67:760602944</text:span></text:p>
      <text:p text:style-name="P1"><text:span text:style-name="T1">OSS : Total time this dispatch was 768</text:span></text:p>
      <text:p text:style-name="P1"><text:span text:style-name="T1">OSS : Reciving pid : 31363 executed 10000000</text:span></text:p>
      <text:p text:style-name="P1"><text:span text:style-name="T1">OSS : not used it entire quantum </text:span></text:p>
      <text:p text:style-name="P1"><text:span text:style-name="T1">OSS : Putting process with PID 31363 into queue 1</text:span></text:p>
      <text:p text:style-name="P1"><text:span text:style-name="T1">OSS : Dispaching pid : 31362 from queue 1 at time 67:770603280</text:span></text:p>
      <text:p text:style-name="P1"><text:span text:style-name="T1">OSS : Total time this dispatch was 336</text:span></text:p>
      <text:p text:style-name="P1"><text:span text:style-name="T1">OSS : Reciving pid : 31362 executed 827000000</text:span></text:p>
      <text:p text:style-name="P1"><text:span text:style-name="T1">OSS : pid : 31362 completed execution CPU : 0.857000<text:s text:c="2"/>Total : 0.867002</text:span></text:p>
      <text:p text:style-name="P1"><text:span text:style-name="T1">OSS : Dispaching pid : 31363 from queue 1 at time 67:770603799</text:span></text:p>
      <text:p text:style-name="P1"><text:span text:style-name="T1">OSS : Total time this dispatch was 519</text:span></text:p>
      <text:p text:style-name="P1"><text:span text:style-name="T1">OSS : Reciving pid : 31363 executed 2298000128</text:span></text:p>
      <text:p text:style-name="P1"><text:span text:style-name="T1">OSS : pid : 31363 completed execution CPU : 2.308000<text:s text:c="2"/>Total : 2.318002</text:span></text:p>
      <text:p text:style-name="P1"><text:span text:style-name="T1">OSS : Generating process with PID 31364 and putting it in queue 1 at time 69:770604243</text:span></text:p>
      <text:p text:style-name="P1"><text:span text:style-name="T1">OSS : Dispaching pid : 31364 from queue 1 at time 69:770604938</text:span></text:p>
      <text:p text:style-name="P1"><text:span text:style-name="T1">OSS : Total time this dispatch was 2000001139</text:span></text:p>
      <text:p text:style-name="P1"><text:span text:style-name="T1">OSS : Reciving pid : 31364 executed 10000000</text:span></text:p>
      <text:p text:style-name="P1"><text:span text:style-name="T1">OSS : not used it entire quantum </text:span></text:p>
      <text:p text:style-name="P1"><text:span text:style-name="T1">OSS : Putting process with PID 31364 into queue 1</text:span></text:p>
      <text:p text:style-name="P1"><text:span text:style-name="T1">OSS : Dispaching pid : 31364 from queue 1 at time 69:780605428</text:span></text:p>
      <text:p text:style-name="P1"><text:span text:style-name="T1">OSS : Total time this dispatch was 490</text:span></text:p>
      <text:p text:style-name="P1"><text:span text:style-name="T1">OSS : Reciving pid : 31364 executed 3964000000</text:span></text:p>
      <text:p text:style-name="P1"><text:span text:style-name="T1">OSS : pid : 31364 completed execution CPU : 3.974000<text:s text:c="2"/>Total : 3.974000</text:span></text:p>
      <text:p text:style-name="P1"><text:span text:style-name="T1">OSS : Generating process with PID 31365 and putting it in queue 0 at time 71:780606296</text:span></text:p>
      <text:p text:style-name="P1"><text:span text:style-name="T1">OSS :<text:s text:c="2"/>Dispatching process with PID : 31365 from queue 1 at time 71:780606830</text:span></text:p>
      <text:p text:style-name="P1"><text:span text:style-name="T1">OSS : Total time this dispatch was 2000001402</text:span></text:p>
      <text:p text:style-name="P1"><text:span text:style-name="T1">OSS : Reciving pid : 31365 executed 5000000</text:span></text:p>
      <text:p text:style-name="P1"><text:span text:style-name="T1">OSS : not used it entire quantum </text:span></text:p>
      <text:p text:style-name="P1"><text:span text:style-name="T1">OSS : Putting process with PID 31365 into queue 0</text:span></text:p>
      <text:p text:style-name="P1"><text:span text:style-name="T1">OSS :<text:s text:c="2"/>Dispatching process with PID : 31365 from queue 1 at time 71:785607251</text:span></text:p>
      <text:p text:style-name="P1"><text:span text:style-name="T1">OSS : Total time this dispatch was 421</text:span></text:p>
      <text:p text:style-name="P1"><text:span text:style-name="T1">OSS : Reciving pid : 31365 executed 0</text:span></text:p>
      <text:p text:style-name="P1"><text:span text:style-name="T1">OSS : not used it entire quantum </text:span></text:p>
      <text:p text:style-name="P1"><text:span text:style-name="T1">OSS : Putting process with PID 31365 into queue 0</text:span></text:p>
      <text:p text:style-name="P1"><text:span text:style-name="T1">OSS :<text:s text:c="2"/>Dispatching process with PID : 31365 from queue 1 at time 71:785607671</text:span></text:p>
      <text:p text:style-name="P1"><text:span text:style-name="T1">OSS : Total time this dispatch was 420</text:span></text:p>
      <text:p text:style-name="P1"><text:span text:style-name="T1">OSS : Reciving pid : 31365 executed 600000</text:span></text:p>
      <text:p text:style-name="P1"><text:span text:style-name="T1">OSS : not used it entire quantum </text:span></text:p>
      <text:p text:style-name="P1"><text:span text:style-name="T1">OSS : Putting process with PID 31365 into queue 0</text:span></text:p>
      <text:p text:style-name="P1"><text:span text:style-name="T1">OSS :<text:s text:c="2"/>Dispatching process with PID : 31365 from queue 1 at time 71:786208646</text:span></text:p>
      <text:p text:style-name="P1"><text:span text:style-name="T1">OSS : Total time this dispatch was 975</text:span></text:p>
      <text:p text:style-name="P1"><text:span text:style-name="T1">OSS : Reciving pid : 31365 executed 5000000</text:span></text:p>
      <text:p text:style-name="P1"><text:span text:style-name="T1">OSS : not used it entire quantum </text:span></text:p>
      <text:p text:style-name="P1"><text:span text:style-name="T1">OSS : Putting process with PID 31365 into queue 0</text:span></text:p>
      <text:p text:style-name="P1"><text:span text:style-name="T1">OSS :<text:s text:c="2"/>Dispatching process with PID : 31365 from queue 1 at time 71:791209305</text:span></text:p>
      <text:p text:style-name="P1"><text:span text:style-name="T1">OSS : Total time this dispatch was 659</text:span></text:p>
      <text:p text:style-name="P1"><text:span text:style-name="T1">OSS : Reciving pid : 31365 executed 5000000</text:span></text:p>
      <text:p text:style-name="P1"><text:span text:style-name="T1">OSS : not used it entire quantum </text:span></text:p>
      <text:p text:style-name="P1"><text:span text:style-name="T1">OSS : Putting process with PID 31365 into queue 0</text:span></text:p>
      <text:p text:style-name="P1"><text:span text:style-name="T1">OSS :<text:s text:c="2"/>Dispatching process with PID : 31365 from queue 1 at time 71:796209731</text:span></text:p>
      <text:p text:style-name="P1"><text:span text:style-name="T1">OSS : Total time this dispatch was 426</text:span></text:p>
      <text:p text:style-name="P1"><text:span text:style-name="T1">OSS : Reciving pid : 31365 executed 5000000</text:span></text:p>
      <text:p text:style-name="P1"><text:span text:style-name="T1">OSS : not used it entire quantum </text:span></text:p>
      <text:p text:style-name="P1"><text:span text:style-name="T1">OSS : Putting process with PID 31365 into queue 0</text:span></text:p>
      <text:p text:style-name="P1"><text:span text:style-name="T1">OSS :<text:s text:c="2"/>Dispatching process with PID : 31365 from queue 1 at time 71:801210506</text:span></text:p>
      <text:p text:style-name="P1"><text:span text:style-name="T1">OSS : Total time this dispatch was 775</text:span></text:p>
      <text:p text:style-name="P1"><text:span text:style-name="T1">OSS : Reciving pid : 31365 executed 5000000</text:span></text:p>
      <text:p text:style-name="P1"><text:span text:style-name="T1">OSS : not used it entire quantum </text:span></text:p>
      <text:p text:style-name="P1"><text:span text:style-name="T1">OSS : Putting process with PID 31365 into queue 0</text:span></text:p>
      <text:p text:style-name="P1"><text:span text:style-name="T1">OSS :<text:s text:c="2"/>Dispatching process with PID : 31365 from queue 1 at time 71:806210963</text:span></text:p>
      <text:p text:style-name="P1"><text:span text:style-name="T1">OSS : Total time this dispatch was 457</text:span></text:p>
      <text:p text:style-name="P1"><text:span text:style-name="T1">OSS : Reciving pid : 31365 executed 5000000</text:span></text:p>
      <text:p text:style-name="P1"><text:span text:style-name="T1">OSS : not used it entire quantum </text:span></text:p>
      <text:p text:style-name="P1"><text:span text:style-name="T1">OSS : Putting process with PID 31365 into queue 0</text:span></text:p>
      <text:p text:style-name="P1"><text:span text:style-name="T1">OSS :<text:s text:c="2"/>Dispatching process with PID : 31365 from queue 1 at time 71:811211133</text:span></text:p>
      <text:p text:style-name="P1"><text:span text:style-name="T1">OSS : Total time this dispatch was 170</text:span></text:p>
      <text:p text:style-name="P1"><text:span text:style-name="T1">OSS : Reciving pid : 31365 executed 400000</text:span></text:p>
      <text:p text:style-name="P1"><text:span text:style-name="T1">OSS : not used it entire quantum </text:span></text:p>
      <text:p text:style-name="P1"><text:span text:style-name="T1">OSS : Putting process with PID 31365 into queue 0</text:span></text:p>
      <text:p text:style-name="P1"><text:span text:style-name="T1">OSS :<text:s text:c="2"/>Dispatching process with PID : 31365 from queue 1 at time 71:811611470</text:span></text:p>
      <text:p text:style-name="P1"><text:span text:style-name="T1">OSS : Total time this dispatch was 337</text:span></text:p>
      <text:p text:style-name="P1"><text:span text:style-name="T1">OSS : Reciving pid : 31365 executed 2100000</text:span></text:p>
      <text:p text:style-name="P1"><text:span text:style-name="T1">OSS : not used it entire quantum </text:span></text:p>
      <text:p text:style-name="P1"><text:span text:style-name="T1">OSS : Putting process with PID 31365 into queue 0</text:span></text:p>
      <text:p text:style-name="P1"><text:span text:style-name="T1">OSS :<text:s text:c="2"/>Dispatching process with PID : 31365 from queue 1 at time 71:813712444</text:span></text:p>
      <text:p text:style-name="P1"><text:span text:style-name="T1">OSS : Total time this dispatch was 974</text:span></text:p>
      <text:p text:style-name="P1"><text:span text:style-name="T1">OSS : Reciving pid : 31365 executed 0</text:span></text:p>
      <text:p text:style-name="P1"><text:span text:style-name="T1">OSS : not used it entire quantum </text:span></text:p>
      <text:p text:style-name="P1"><text:span text:style-name="T1">OSS : Putting process with PID 31365 into queue 0</text:span></text:p>
      <text:p text:style-name="P1"><text:span text:style-name="T1">OSS :<text:s text:c="2"/>Dispatching process with PID : 31365 from queue 1 at time 71:813712635</text:span></text:p>
      <text:p text:style-name="P1"><text:span text:style-name="T1">OSS : Total time this dispatch was 191</text:span></text:p>
      <text:p text:style-name="P1"><text:span text:style-name="T1">OSS : Reciving pid : 31365 executed 4700000</text:span></text:p>
      <text:p text:style-name="P1"><text:span text:style-name="T1">OSS : not used it entire quantum </text:span></text:p>
      <text:p text:style-name="P1"><text:span text:style-name="T1">OSS : Putting process with PID 31365 into queue 0</text:span></text:p>
      <text:p text:style-name="P1"><text:span text:style-name="T1">OSS :<text:s text:c="2"/>Dispatching process with PID : 31365 from queue 1 at time 71:818413514</text:span></text:p>
      <text:p text:style-name="P1"><text:span text:style-name="T1">OSS : Total time this dispatch was 879</text:span></text:p>
      <text:p text:style-name="P1"><text:span text:style-name="T1">OSS : Reciving pid : 31365 executed 2599999</text:span></text:p>
      <text:p text:style-name="P1"><text:span text:style-name="T1">OSS : not used it entire quantum </text:span></text:p>
      <text:p text:style-name="P1"><text:span text:style-name="T1">OSS : Putting process with PID 31365 into queue 0</text:span></text:p>
      <text:p text:style-name="P1"><text:span text:style-name="T1">OSS :<text:s text:c="2"/>Dispatching process with PID : 31365 from queue 1 at time 71:821013644</text:span></text:p>
      <text:p text:style-name="P1"><text:span text:style-name="T1">OSS : Total time this dispatch was 131</text:span></text:p>
      <text:p text:style-name="P1"><text:span text:style-name="T1">OSS : Reciving pid : 31365 executed 5000000</text:span></text:p>
      <text:p text:style-name="P1"><text:span text:style-name="T1">OSS : not used it entire quantum </text:span></text:p>
      <text:p text:style-name="P1"><text:span text:style-name="T1">OSS : Putting process with PID 31365 into queue 0</text:span></text:p>
      <text:p text:style-name="P1"><text:span text:style-name="T1">OSS :<text:s text:c="2"/>Dispatching process with PID : 31365 from queue 1 at time 71:826014422</text:span></text:p>
      <text:p text:style-name="P1"><text:span text:style-name="T1">OSS : Total time this dispatch was 778</text:span></text:p>
      <text:p text:style-name="P1"><text:span text:style-name="T1">OSS : Reciving pid : 31365 executed 5000000</text:span></text:p>
      <text:p text:style-name="P1"><text:span text:style-name="T1">OSS : pid : 31365 completed execution CPU : 0.050400<text:s text:c="2"/>Total : 0.050408</text:span></text:p>
      <text:p text:style-name="P1"><text:span text:style-name="T1">OSS : Generating process with PID 31366 and putting it in queue 1 at time 73:826015764</text:span></text:p>
      <text:p text:style-name="P1"><text:span text:style-name="T1">OSS : Dispaching pid : 31366 from queue 1 at time 73:826015885</text:span></text:p>
      <text:p text:style-name="P1"><text:span text:style-name="T1">OSS : Total time this dispatch was 2000001463</text:span></text:p>
      <text:p text:style-name="P1"><text:span text:style-name="T1">OSS : Reciving pid : 31366 executed 10000000</text:span></text:p>
      <text:p text:style-name="P1"><text:span text:style-name="T1">OSS : not used it entire quantum </text:span></text:p>
      <text:p text:style-name="P1"><text:span text:style-name="T1">OSS : Putting process with PID 31366 into queue 1</text:span></text:p>
      <text:p text:style-name="P1"><text:span text:style-name="T1">OSS : Dispaching pid : 31366 from queue 1 at time 73:836016143</text:span></text:p>
      <text:p text:style-name="P1"><text:span text:style-name="T1">OSS : Total time this dispatch was 258</text:span></text:p>
      <text:p text:style-name="P1"><text:span text:style-name="T1">OSS : Reciving pid : 31366 executed 10000000</text:span></text:p>
      <text:p text:style-name="P1"><text:span text:style-name="T1">OSS : not used it entire quantum </text:span></text:p>
      <text:p text:style-name="P1"><text:span text:style-name="T1">OSS : Putting process with PID 31366 into queue 1</text:span></text:p>
      <text:p text:style-name="P1"><text:span text:style-name="T1">OSS : Dispaching pid : 31366 from queue 1 at time 73:846016157</text:span></text:p>
      <text:p text:style-name="P1"><text:span text:style-name="T1">OSS : Total time this dispatch was 14</text:span></text:p>
      <text:p text:style-name="P1"><text:span text:style-name="T1">OSS : Reciving pid : 31366 executed 10000000</text:span></text:p>
      <text:p text:style-name="P1"><text:span text:style-name="T1">OSS : not used it entire quantum </text:span></text:p>
      <text:p text:style-name="P1"><text:span text:style-name="T1">OSS : Putting process with PID 31366 into queue 1</text:span></text:p>
      <text:p text:style-name="P1"><text:span text:style-name="T1">OSS : Dispaching pid : 31366 from queue 1 at time 73:856016738</text:span></text:p>
      <text:p text:style-name="P1"><text:span text:style-name="T1">OSS : Total time this dispatch was 581</text:span></text:p>
      <text:p text:style-name="P1"><text:span text:style-name="T1">OSS : Reciving pid : 31366 executed 466000000</text:span></text:p>
      <text:p text:style-name="P1"><text:span text:style-name="T1">OSS : pid : 31366 completed execution CPU : 0.496000<text:s text:c="2"/>Total : 0.496001</text:span></text:p>
      <text:p text:style-name="P1"><text:span text:style-name="T1">OSS : Generating process with PID 31367 and putting it in queue 1 at time 74:856017141</text:span></text:p>
      <text:p text:style-name="P1"><text:span text:style-name="T1">OSS : Dispaching pid : 31367 from queue 1 at time 74:856017386</text:span></text:p>
      <text:p text:style-name="P1"><text:span text:style-name="T1">OSS : Total time this dispatch was 1000000648</text:span></text:p>
      <text:p text:style-name="P1"><text:span text:style-name="T1">OSS : Reciving pid : 31367 executed 10000000</text:span></text:p>
      <text:p text:style-name="P1"><text:span text:style-name="T1">OSS : not used it entire quantum </text:span></text:p>
      <text:p text:style-name="P1"><text:span text:style-name="T1">OSS : Putting process with PID 31367 into queue 1</text:span></text:p>
      <text:p text:style-name="P1"><text:span text:style-name="T1">OSS : Dispaching pid : 31367 from queue 1 at time 74:866017741</text:span></text:p>
      <text:p text:style-name="P1"><text:span text:style-name="T1">OSS : Total time this dispatch was 355</text:span></text:p>
      <text:p text:style-name="P1"><text:span text:style-name="T1">OSS : Reciving pid : 31367 executed 2026000000</text:span></text:p>
      <text:p text:style-name="P1"><text:span text:style-name="T1">OSS : pid : 31367 completed execution CPU : 2.036000<text:s text:c="2"/>Total : 2.036000</text:span></text:p>
      <text:p text:style-name="P1"><text:span text:style-name="T1">OSS : Generating process with PID 31368 and putting it in queue 1 at time 75:866017893</text:span></text:p>
      <text:p text:style-name="P1"><text:span text:style-name="T1">OSS : Dispaching pid : 31368 from queue 1 at time 75:866018579</text:span></text:p>
      <text:p text:style-name="P1"><text:span text:style-name="T1">OSS : Total time this dispatch was 1000000838</text:span></text:p>
      <text:p text:style-name="P1"><text:span text:style-name="T1">OSS : Reciving pid : 31368 executed 2664999936</text:span></text:p>
      <text:p text:style-name="P1"><text:span text:style-name="T1">OSS : pid : 31368 completed execution CPU : 2.665000<text:s text:c="2"/>Total : 2.665000</text:span></text:p>
      <text:p text:style-name="P1"><text:span text:style-name="T1">OSS : Generating process with PID 31369 and putting it in queue 1 at time 75:866018579</text:span></text:p>
      <text:p text:style-name="P1"><text:span text:style-name="T1">OSS : Dispaching pid : 31369 from queue 1 at time 75:866018592</text:span></text:p>
      <text:p text:style-name="P1"><text:span text:style-name="T1">OSS : Total time this dispatch was 13</text:span></text:p>
      <text:p text:style-name="P1"><text:span text:style-name="T1">OSS : Reciving pid : 31369 executed 0</text:span></text:p>
      <text:p text:style-name="P1"><text:span text:style-name="T1">OSS : not used it entire quantum </text:span></text:p>
      <text:p text:style-name="P1"><text:span text:style-name="T1">OSS : Putting process with PID 31369 into queue 1</text:span></text:p>
      <text:p text:style-name="P1"><text:span text:style-name="T1">OSS : Dispaching pid : 31369 from queue 1 at time 75:866018824</text:span></text:p>
      <text:p text:style-name="P1"><text:span text:style-name="T1">OSS : Total time this dispatch was 232</text:span></text:p>
      <text:p text:style-name="P1"><text:span text:style-name="T1">OSS : Reciving pid : 31369 executed 10000000</text:span></text:p>
      <text:p text:style-name="P1"><text:span text:style-name="T1">OSS : not used it entire quantum </text:span></text:p>
      <text:p text:style-name="P1"><text:span text:style-name="T1">OSS : Putting process with PID 31369 into queue 1</text:span></text:p>
      <text:p text:style-name="P1"><text:span text:style-name="T1">OSS : Dispaching pid : 31369 from queue 1 at time 75:876019073</text:span></text:p>
      <text:p text:style-name="P1"><text:span text:style-name="T1">OSS : Total time this dispatch was 249</text:span></text:p>
      <text:p text:style-name="P1"><text:span text:style-name="T1">OSS : Reciving pid : 31369 executed 3000000</text:span></text:p>
      <text:p text:style-name="P1"><text:span text:style-name="T1">OSS : not used it entire quantum </text:span></text:p>
      <text:p text:style-name="P1"><text:span text:style-name="T1">OSS : Putting process with PID 31369 into queue 1</text:span></text:p>
      <text:p text:style-name="P1"><text:span text:style-name="T1">OSS : Dispaching pid : 31369 from queue 1 at time 75:879019861</text:span></text:p>
      <text:p text:style-name="P1"><text:span text:style-name="T1">OSS : Total time this dispatch was 788</text:span></text:p>
      <text:p text:style-name="P1"><text:span text:style-name="T1">OSS : Reciving pid : 31369 executed 10000000</text:span></text:p>
      <text:p text:style-name="P1"><text:span text:style-name="T1">OSS : not used it entire quantum </text:span></text:p>
      <text:p text:style-name="P1"><text:span text:style-name="T1">OSS : Putting process with PID 31369 into queue 1</text:span></text:p>
      <text:p text:style-name="P1"><text:span text:style-name="T1">OSS : Dispaching pid : 31369 from queue 1 at time 75:889019902</text:span></text:p>
      <text:p text:style-name="P1"><text:span text:style-name="T1">OSS : Total time this dispatch was 41</text:span></text:p>
      <text:p text:style-name="P1"><text:span text:style-name="T1">OSS : Reciving pid : 31369 executed 5400000</text:span></text:p>
      <text:p text:style-name="P1"><text:span text:style-name="T1">OSS : not used it entire quantum </text:span></text:p>
      <text:p text:style-name="P1"><text:span text:style-name="T1">OSS : Putting process with PID 31369 into queue 1</text:span></text:p>
      <text:p text:style-name="P1"><text:span text:style-name="T1">OSS : Dispaching pid : 31369 from queue 1 at time 75:894420673</text:span></text:p>
      <text:p text:style-name="P1"><text:span text:style-name="T1">OSS : Total time this dispatch was 771</text:span></text:p>
      <text:p text:style-name="P1"><text:span text:style-name="T1">OSS : Reciving pid : 31369 executed 19000000</text:span></text:p>
      <text:p text:style-name="P1"><text:span text:style-name="T1">OSS : Putting process with PID 31369 into queue 1</text:span></text:p>
      <text:p text:style-name="P1"><text:span text:style-name="T1">OSS : Dispaching pid : 31369 from queue 1 at time 75:913421151</text:span></text:p>
      <text:p text:style-name="P1"><text:span text:style-name="T1">OSS : Total time this dispatch was 478</text:span></text:p>
      <text:p text:style-name="P1"><text:span text:style-name="T1">OSS : Reciving pid : 31369 executed 6199999</text:span></text:p>
      <text:p text:style-name="P1"><text:span text:style-name="T1">OSS : pid : 31369 completed execution CPU : 0.053600<text:s text:c="2"/>Total : 0.053603</text:span></text:p>
      <text:p text:style-name="P1"><text:span text:style-name="T1">OSS : Generating process with PID 31370 and putting it in queue 1 at time 77:913421480</text:span></text:p>
      <text:p text:style-name="P1"><text:span text:style-name="T1">OSS : Dispaching pid : 31370 from queue 1 at time 77:913421572</text:span></text:p>
      <text:p text:style-name="P1"><text:span text:style-name="T1">OSS : Total time this dispatch was 2000000421</text:span></text:p>
      <text:p text:style-name="P1"><text:span text:style-name="T1">OSS : Reciving pid : 31370 executed 1500000</text:span></text:p>
      <text:p text:style-name="P1"><text:span text:style-name="T1">OSS : not used it entire quantum </text:span></text:p>
      <text:p text:style-name="P1"><text:span text:style-name="T1">OSS : Putting process with PID 31370 into queue 1</text:span></text:p>
      <text:p text:style-name="P1"><text:span text:style-name="T1">OSS : Generating process with PID 31371 and putting it in queue 1 at time 77:914921572</text:span></text:p>
      <text:p text:style-name="P1"><text:span text:style-name="T1">OSS : Dispaching pid : 31370 from queue 1 at time 77:914922051</text:span></text:p>
      <text:p text:style-name="P1"><text:span text:style-name="T1">OSS : Total time this dispatch was 479</text:span></text:p>
      <text:p text:style-name="P1"><text:span text:style-name="T1">OSS : Reciving pid : 31370 executed 0</text:span></text:p>
      <text:p text:style-name="P1"><text:span text:style-name="T1">OSS : not used it entire quantum </text:span></text:p>
      <text:p text:style-name="P1"><text:span text:style-name="T1">OSS : Putting process with PID 31370 into queue 1</text:span></text:p>
      <text:p text:style-name="P1"><text:span text:style-name="T1">OSS : Dispaching pid : 31371 from queue 1 at time 77:914922644</text:span></text:p>
      <text:p text:style-name="P1"><text:span text:style-name="T1">OSS : Total time this dispatch was 593</text:span></text:p>
      <text:p text:style-name="P1"><text:span text:style-name="T1">OSS : Reciving pid : 31371 executed 10000000</text:span></text:p>
      <text:p text:style-name="P1"><text:span text:style-name="T1">OSS : not used it entire quantum </text:span></text:p>
      <text:p text:style-name="P1"><text:span text:style-name="T1">OSS : Putting process with PID 31371 into queue 1</text:span></text:p>
      <text:p text:style-name="P1"><text:span text:style-name="T1">OSS : Dispaching pid : 31370 from queue 1 at time 77:924923400</text:span></text:p>
      <text:p text:style-name="P1"><text:span text:style-name="T1">OSS : Total time this dispatch was 756</text:span></text:p>
      <text:p text:style-name="P1"><text:span text:style-name="T1">OSS : Reciving pid : 31370 executed 200000</text:span></text:p>
      <text:p text:style-name="P1"><text:span text:style-name="T1">OSS : not used it entire quantum </text:span></text:p>
      <text:p text:style-name="P1"><text:span text:style-name="T1">OSS : Putting process with PID 31370 into queue 1</text:span></text:p>
      <text:p text:style-name="P1"><text:span text:style-name="T1">OSS : Dispaching pid : 31371 from queue 1 at time 77:925123490</text:span></text:p>
      <text:p text:style-name="P1"><text:span text:style-name="T1">OSS : Total time this dispatch was 90</text:span></text:p>
      <text:p text:style-name="P1"><text:span text:style-name="T1">OSS : Reciving pid : 31371 executed 10000000</text:span></text:p>
      <text:p text:style-name="P1"><text:span text:style-name="T1">OSS : not used it entire quantum </text:span></text:p>
      <text:p text:style-name="P1"><text:span text:style-name="T1">OSS : Putting process with PID 31371 into queue 1</text:span></text:p>
      <text:p text:style-name="P1"><text:span text:style-name="T1">OSS : Dispaching pid : 31370 from queue 1 at time 77:935124450</text:span></text:p>
      <text:p text:style-name="P1"><text:span text:style-name="T1">OSS : Total time this dispatch was 960</text:span></text:p>
      <text:p text:style-name="P1"><text:span text:style-name="T1">OSS : Reciving pid : 31370 executed 8500000</text:span></text:p>
      <text:p text:style-name="P1"><text:span text:style-name="T1">OSS : not used it entire quantum </text:span></text:p>
      <text:p text:style-name="P1"><text:span text:style-name="T1">OSS : Putting process with PID 31370 into queue 1</text:span></text:p>
      <text:p text:style-name="P1"><text:span text:style-name="T1">OSS : Dispaching pid : 31371 from queue 1 at time 77:943624788</text:span></text:p>
      <text:p text:style-name="P1"><text:span text:style-name="T1">OSS : Total time this dispatch was 338</text:span></text:p>
      <text:p text:style-name="P1"><text:span text:style-name="T1">OSS : Reciving pid : 31371 executed 0</text:span></text:p>
      <text:p text:style-name="P1"><text:span text:style-name="T1">OSS : not used it entire quantum </text:span></text:p>
      <text:p text:style-name="P1"><text:span text:style-name="T1">OSS : Putting process with PID 31371 into queue 1</text:span></text:p>
      <text:p text:style-name="P1"><text:span text:style-name="T1">OSS : Dispaching pid : 31370 from queue 1 at time 77:943625281</text:span></text:p>
      <text:p text:style-name="P1"><text:span text:style-name="T1">OSS : Total time this dispatch was 493</text:span></text:p>
      <text:p text:style-name="P1"><text:span text:style-name="T1">OSS : Reciving pid : 31370 executed 10000000</text:span></text:p>
      <text:p text:style-name="P1"><text:span text:style-name="T1">OSS : not used it entire quantum </text:span></text:p>
      <text:p text:style-name="P1"><text:span text:style-name="T1">OSS : Putting process with PID 31370 into queue 1</text:span></text:p>
      <text:p text:style-name="P1"><text:span text:style-name="T1">OSS : Dispaching pid : 31371 from queue 1 at time 77:953625899</text:span></text:p>
      <text:p text:style-name="P1"><text:span text:style-name="T1">OSS : Total time this dispatch was 618</text:span></text:p>
      <text:p text:style-name="P1"><text:span text:style-name="T1">OSS : Reciving pid : 31371 executed 3256000000</text:span></text:p>
      <text:p text:style-name="P1"><text:span text:style-name="T1">OSS : pid : 31371 completed execution CPU : 3.276000<text:s text:c="2"/>Total : 3.294703</text:span></text:p>
      <text:p text:style-name="P1"><text:span text:style-name="T1">OSS : Dispaching pid : 31370 from queue 1 at time 77:953626218</text:span></text:p>
      <text:p text:style-name="P1"><text:span text:style-name="T1">OSS : Total time this dispatch was 319</text:span></text:p>
      <text:p text:style-name="P1"><text:span text:style-name="T1">OSS : Reciving pid : 31370 executed 10000000</text:span></text:p>
      <text:p text:style-name="P1"><text:span text:style-name="T1">OSS : not used it entire quantum </text:span></text:p>
      <text:p text:style-name="P1"><text:span text:style-name="T1">OSS : Putting process with PID 31370 into queue 1</text:span></text:p>
      <text:p text:style-name="P1"><text:span text:style-name="T1">OSS : Dispaching pid : 31370 from queue 1 at time 77:963626957</text:span></text:p>
      <text:p text:style-name="P1"><text:span text:style-name="T1">OSS : Total time this dispatch was 739</text:span></text:p>
      <text:p text:style-name="P1"><text:span text:style-name="T1">OSS : Reciving pid : 31370 executed 10000000</text:span></text:p>
      <text:p text:style-name="P1"><text:span text:style-name="T1">OSS : not used it entire quantum </text:span></text:p>
      <text:p text:style-name="P1"><text:span text:style-name="T1">OSS : Putting process with PID 31370 into queue 1</text:span></text:p>
      <text:p text:style-name="P1"><text:span text:style-name="T1">OSS : Dispaching pid : 31370 from queue 1 at time 77:973627930</text:span></text:p>
      <text:p text:style-name="P1"><text:span text:style-name="T1">OSS : Total time this dispatch was 973</text:span></text:p>
      <text:p text:style-name="P1"><text:span text:style-name="T1">OSS : Reciving pid : 31370 executed 10000000</text:span></text:p>
      <text:p text:style-name="P1"><text:span text:style-name="T1">OSS : pid : 31370 completed execution CPU : 0.050200<text:s text:c="2"/>Total : 0.070206</text:span></text:p>
      <text:p text:style-name="P1"><text:span text:style-name="T1">OSS : Generating process with PID 31372 and putting it in queue 1 at time 78:973628401</text:span></text:p>
      <text:p text:style-name="P1"><text:span text:style-name="T1">OSS : Dispaching pid : 31372 from queue 1 at time 78:973628558</text:span></text:p>
      <text:p text:style-name="P1"><text:span text:style-name="T1">OSS : Total time this dispatch was 1000000628</text:span></text:p>
      <text:p text:style-name="P1"><text:span text:style-name="T1">OSS : Reciving pid : 31372 executed 666000000</text:span></text:p>
      <text:p text:style-name="P1"><text:span text:style-name="T1">OSS : pid : 31372 completed execution CPU : 0.666000<text:s text:c="2"/>Total : 0.666000</text:span></text:p>
      <text:p text:style-name="P1"><text:span text:style-name="T1">OSS : Generating process with PID 31373 and putting it in queue 0 at time 78:973628558</text:span></text:p>
      <text:p text:style-name="P1"><text:span text:style-name="T1">OSS :<text:s text:c="2"/>Dispatching process with PID : 31373 from queue 1 at time 78:973628728</text:span></text:p>
      <text:p text:style-name="P1"><text:span text:style-name="T1">OSS : Total time this dispatch was 170</text:span></text:p>
      <text:p text:style-name="P1"><text:span text:style-name="T1">OSS : Reciving pid : 31373 executed 3408000000</text:span></text:p>
      <text:p text:style-name="P1"><text:span text:style-name="T1">OSS : pid : 31373 completed execution CPU : 3.408000<text:s text:c="2"/>Total : 3.408000</text:span></text:p>
      <text:p text:style-name="P1"><text:span text:style-name="T1">OSS : Generating process with PID 31374 and putting it in queue 0 at time 80:973629576</text:span></text:p>
      <text:p text:style-name="P1"><text:span text:style-name="T1">OSS :<text:s text:c="2"/>Dispatching process with PID : 31374 from queue 1 at time 80:973630146</text:span></text:p>
      <text:p text:style-name="P1"><text:span text:style-name="T1">OSS : Total time this dispatch was 2000001418</text:span></text:p>
      <text:p text:style-name="P1"><text:span text:style-name="T1">OSS : Reciving pid : 31374 executed 2250000</text:span></text:p>
      <text:p text:style-name="P1"><text:span text:style-name="T1">OSS : not used it entire quantum </text:span></text:p>
      <text:p text:style-name="P1"><text:span text:style-name="T1">OSS : Putting process with PID 31374 into queue 0</text:span></text:p>
      <text:p text:style-name="P1"><text:span text:style-name="T1">OSS : Generating process with PID 31375 and putting it in queue 1 at time 80:975880146</text:span></text:p>
      <text:p text:style-name="P1"><text:span text:style-name="T1">OSS :<text:s text:c="2"/>Dispatching process with PID : 31374 from queue 1 at time 80:975881030</text:span></text:p>
      <text:p text:style-name="P1"><text:span text:style-name="T1">OSS : Total time this dispatch was 884</text:span></text:p>
      <text:p text:style-name="P1"><text:span text:style-name="T1">OSS : Reciving pid : 31374 executed 5000000</text:span></text:p>
      <text:p text:style-name="P1"><text:span text:style-name="T1">OSS : not used it entire quantum </text:span></text:p>
      <text:p text:style-name="P1"><text:span text:style-name="T1">OSS : Putting process with PID 31374 into queue 0</text:span></text:p>
      <text:p text:style-name="P1"><text:span text:style-name="T1">OSS :<text:s text:c="2"/>Dispatching process with PID : 31374 from queue 1 at time 80:980881528</text:span></text:p>
      <text:p text:style-name="P1"><text:span text:style-name="T1">OSS : Total time this dispatch was 498</text:span></text:p>
      <text:p text:style-name="P1"><text:span text:style-name="T1">OSS : Reciving pid : 31374 executed 4300000</text:span></text:p>
      <text:p text:style-name="P1"><text:span text:style-name="T1">OSS : not used it entire quantum </text:span></text:p>
      <text:p text:style-name="P1"><text:span text:style-name="T1">OSS : Putting process with PID 31374 into queue 0</text:span></text:p>
      <text:p text:style-name="P1"><text:span text:style-name="T1">OSS :<text:s text:c="2"/>Dispatching process with PID : 31374 from queue 1 at time 80:985182133</text:span></text:p>
      <text:p text:style-name="P1"><text:span text:style-name="T1">OSS : Total time this dispatch was 605</text:span></text:p>
      <text:p text:style-name="P1"><text:span text:style-name="T1">OSS : Reciving pid : 31374 executed 4228000256</text:span></text:p>
      <text:p text:style-name="P1"><text:span text:style-name="T1">OSS : pid : 31374 completed execution CPU : 4.239550<text:s text:c="2"/>Total : 4.239552</text:span></text:p>
      <text:p text:style-name="P1"><text:span text:style-name="T1">OSS : Dispaching pid : 31375 from queue 1 at time 80:985183110</text:span></text:p>
      <text:p text:style-name="P1"><text:span text:style-name="T1">OSS : Total time this dispatch was 977</text:span></text:p>
      <text:p text:style-name="P1"><text:span text:style-name="T1">OSS : Reciving pid : 31375 executed 5000000</text:span></text:p>
      <text:p text:style-name="P1"><text:span text:style-name="T1">OSS : not used it entire quantum </text:span></text:p>
      <text:p text:style-name="P1"><text:span text:style-name="T1">OSS : Putting process with PID 31375 into queue 1</text:span></text:p>
      <text:p text:style-name="P1"><text:span text:style-name="T1">OSS : Dispaching pid : 31375 from queue 1 at time 80:990183876</text:span></text:p>
      <text:p text:style-name="P1"><text:span text:style-name="T1">OSS : Total time this dispatch was 766</text:span></text:p>
      <text:p text:style-name="P1"><text:span text:style-name="T1">OSS : Reciving pid : 31375 executed 10000000</text:span></text:p>
      <text:p text:style-name="P1"><text:span text:style-name="T1">OSS : not used it entire quantum </text:span></text:p>
      <text:p text:style-name="P1"><text:span text:style-name="T1">OSS : Putting process with PID 31375 into queue 1</text:span></text:p>
      <text:p text:style-name="P1"><text:span text:style-name="T1">OSS : Dispaching pid : 31375 from queue 1 at time 81:184764</text:span></text:p>
      <text:p text:style-name="P1"><text:span text:style-name="T1">OSS : Total time this dispatch was 888</text:span></text:p>
      <text:p text:style-name="P1"><text:span text:style-name="T1">OSS : Reciving pid : 31375 executed 2800000</text:span></text:p>
      <text:p text:style-name="P1"><text:span text:style-name="T1">OSS : not used it entire quantum </text:span></text:p>
      <text:p text:style-name="P1"><text:span text:style-name="T1">OSS : Putting process with PID 31375 into queue 1</text:span></text:p>
      <text:p text:style-name="P1"><text:span text:style-name="T1">OSS : Dispaching pid : 31375 from queue 1 at time 81:2985572</text:span></text:p>
      <text:p text:style-name="P1"><text:span text:style-name="T1">OSS : Total time this dispatch was 808</text:span></text:p>
      <text:p text:style-name="P1"><text:span text:style-name="T1">OSS : Reciving pid : 31375 executed 0</text:span></text:p>
      <text:p text:style-name="P1"><text:span text:style-name="T1">OSS : not used it entire quantum </text:span></text:p>
      <text:p text:style-name="P1"><text:span text:style-name="T1">OSS : Putting process with PID 31375 into queue 1</text:span></text:p>
      <text:p text:style-name="P1"><text:span text:style-name="T1">OSS : Dispaching pid : 31375 from queue 1 at time 81:2986283</text:span></text:p>
      <text:p text:style-name="P1"><text:span text:style-name="T1">OSS : Total time this dispatch was 711</text:span></text:p>
      <text:p text:style-name="P1"><text:span text:style-name="T1">OSS : Reciving pid : 31375 executed 2601000192</text:span></text:p>
      <text:p text:style-name="P1"><text:span text:style-name="T1">OSS : pid : 31375 completed execution CPU : 2.618800<text:s text:c="2"/>Total : 2.618803</text:span></text:p>
      <text:p text:style-name="P1"><text:span text:style-name="T1">OSS : Generating process with PID 31376 and putting it in queue 1 at time 82:2987280</text:span></text:p>
      <text:p text:style-name="P1"><text:span text:style-name="T1">OSS : Dispaching pid : 31376 from queue 1 at time 82:2987967</text:span></text:p>
      <text:p text:style-name="P1"><text:span text:style-name="T1">OSS : Total time this dispatch was 1000001684</text:span></text:p>
      <text:p text:style-name="P1"><text:span text:style-name="T1">OSS : Reciving pid : 31376 executed 6300000</text:span></text:p>
      <text:p text:style-name="P1"><text:span text:style-name="T1">OSS : not used it entire quantum </text:span></text:p>
      <text:p text:style-name="P1"><text:span text:style-name="T1">OSS : Putting process with PID 31376 into queue 1</text:span></text:p>
      <text:p text:style-name="P1"><text:span text:style-name="T1">OSS : Dispaching pid : 31376 from queue 1 at time 82:9288359</text:span></text:p>
      <text:p text:style-name="P1"><text:span text:style-name="T1">OSS : Total time this dispatch was 392</text:span></text:p>
      <text:p text:style-name="P1"><text:span text:style-name="T1">OSS : Reciving pid : 31376 executed 10000000</text:span></text:p>
      <text:p text:style-name="P1"><text:span text:style-name="T1">OSS : not used it entire quantum </text:span></text:p>
      <text:p text:style-name="P1"><text:span text:style-name="T1">OSS : Putting process with PID 31376 into queue 1</text:span></text:p>
      <text:p text:style-name="P1"><text:span text:style-name="T1">OSS : Dispaching pid : 31376 from queue 1 at time 82:19289000</text:span></text:p>
      <text:p text:style-name="P1"><text:span text:style-name="T1">OSS : Total time this dispatch was 641</text:span></text:p>
      <text:p text:style-name="P1"><text:span text:style-name="T1">OSS : Reciving pid : 31376 executed 0</text:span></text:p>
      <text:p text:style-name="P1"><text:span text:style-name="T1">OSS : not used it entire quantum </text:span></text:p>
      <text:p text:style-name="P1"><text:span text:style-name="T1">OSS : Putting process with PID 31376 into queue 1</text:span></text:p>
      <text:p text:style-name="P1"><text:span text:style-name="T1">OSS : Dispaching pid : 31376 from queue 1 at time 82:19289006</text:span></text:p>
      <text:p text:style-name="P1"><text:span text:style-name="T1">OSS : Total time this dispatch was 6</text:span></text:p>
      <text:p text:style-name="P1"><text:span text:style-name="T1">OSS : Reciving pid : 31376 executed 10000000</text:span></text:p>
      <text:p text:style-name="P1"><text:span text:style-name="T1">OSS : not used it entire quantum </text:span></text:p>
      <text:p text:style-name="P1"><text:span text:style-name="T1">OSS : Putting process with PID 31376 into queue 1</text:span></text:p>
      <text:p text:style-name="P1"><text:span text:style-name="T1">OSS : Dispaching pid : 31376 from queue 1 at time 82:29289489</text:span></text:p>
      <text:p text:style-name="P1"><text:span text:style-name="T1">OSS : Total time this dispatch was 483</text:span></text:p>
      <text:p text:style-name="P1"><text:span text:style-name="T1">OSS : Reciving pid : 31376 executed 0</text:span></text:p>
      <text:p text:style-name="P1"><text:span text:style-name="T1">OSS : not used it entire quantum </text:span></text:p>
      <text:p text:style-name="P1"><text:span text:style-name="T1">OSS : Putting process with PID 31376 into queue 1</text:span></text:p>
      <text:p text:style-name="P1"><text:span text:style-name="T1">OSS : Dispaching pid : 31376 from queue 1 at time 82:29290455</text:span></text:p>
      <text:p text:style-name="P1"><text:span text:style-name="T1">OSS : Total time this dispatch was 966</text:span></text:p>
      <text:p text:style-name="P1"><text:span text:style-name="T1">OSS : Reciving pid : 31376 executed 10000000</text:span></text:p>
      <text:p text:style-name="P1"><text:span text:style-name="T1">OSS : not used it entire quantum </text:span></text:p>
      <text:p text:style-name="P1"><text:span text:style-name="T1">OSS : Putting process with PID 31376 into queue 1</text:span></text:p>
      <text:p text:style-name="P1"><text:span text:style-name="T1">OSS : Dispaching pid : 31376 from queue 1 at time 82:39290932</text:span></text:p>
      <text:p text:style-name="P1"><text:span text:style-name="T1">OSS : Total time this dispatch was 477</text:span></text:p>
      <text:p text:style-name="P1"><text:span text:style-name="T1">OSS : Reciving pid : 31376 executed 300000</text:span></text:p>
      <text:p text:style-name="P1"><text:span text:style-name="T1">OSS : not used it entire quantum </text:span></text:p>
      <text:p text:style-name="P1"><text:span text:style-name="T1">OSS : Putting process with PID 31376 into queue 1</text:span></text:p>
      <text:p text:style-name="P1"><text:span text:style-name="T1">OSS : Dispaching pid : 31376 from queue 1 at time 82:39591658</text:span></text:p>
      <text:p text:style-name="P1"><text:span text:style-name="T1">OSS : Total time this dispatch was 726</text:span></text:p>
      <text:p text:style-name="P1"><text:span text:style-name="T1">OSS : Reciving pid : 31376 executed 10000000</text:span></text:p>
      <text:p text:style-name="P1"><text:span text:style-name="T1">OSS : not used it entire quantum </text:span></text:p>
      <text:p text:style-name="P1"><text:span text:style-name="T1">OSS : Putting process with PID 31376 into queue 1</text:span></text:p>
      <text:p text:style-name="P1"><text:span text:style-name="T1">OSS : Dispaching pid : 31376 from queue 1 at time 82:49592000</text:span></text:p>
      <text:p text:style-name="P1"><text:span text:style-name="T1">OSS : Total time this dispatch was 342</text:span></text:p>
      <text:p text:style-name="P1"><text:span text:style-name="T1">OSS : Reciving pid : 31376 executed 6600000</text:span></text:p>
      <text:p text:style-name="P1"><text:span text:style-name="T1">OSS : pid : 31376 completed execution CPU : 0.053200<text:s text:c="2"/>Total : 0.053204</text:span></text:p>
      <text:p text:style-name="P1"><text:span text:style-name="T1">OSS : Generating process with PID 31377 and putting it in queue 1 at time 83:49592986</text:span></text:p>
      <text:p text:style-name="P1"><text:span text:style-name="T1">OSS : Dispaching pid : 31377 from queue 1 at time 83:49593142</text:span></text:p>
      <text:p text:style-name="P1"><text:span text:style-name="T1">OSS : Total time this dispatch was 1000001142</text:span></text:p>
      <text:p text:style-name="P1"><text:span text:style-name="T1">OSS : Reciving pid : 31377 executed 200000</text:span></text:p>
      <text:p text:style-name="P1"><text:span text:style-name="T1">OSS : not used it entire quantum </text:span></text:p>
      <text:p text:style-name="P1"><text:span text:style-name="T1">OSS : Putting process with PID 31377 into queue 1</text:span></text:p>
      <text:p text:style-name="P1"><text:span text:style-name="T1">OSS : Dispaching pid : 31377 from queue 1 at time 83:49793733</text:span></text:p>
      <text:p text:style-name="P1"><text:span text:style-name="T1">OSS : Total time this dispatch was 591</text:span></text:p>
      <text:p text:style-name="P1"><text:span text:style-name="T1">OSS : Reciving pid : 31377 executed 10000000</text:span></text:p>
      <text:p text:style-name="P1"><text:span text:style-name="T1">OSS : not used it entire quantum </text:span></text:p>
      <text:p text:style-name="P1"><text:span text:style-name="T1">OSS : Putting process with PID 31377 into queue 1</text:span></text:p>
      <text:p text:style-name="P1"><text:span text:style-name="T1">OSS : Dispaching pid : 31377 from queue 1 at time 83:59794073</text:span></text:p>
      <text:p text:style-name="P1"><text:span text:style-name="T1">OSS : Total time this dispatch was 340</text:span></text:p>
      <text:p text:style-name="P1"><text:span text:style-name="T1">OSS : Reciving pid : 31377 executed 1200000</text:span></text:p>
      <text:p text:style-name="P1"><text:span text:style-name="T1">OSS : not used it entire quantum </text:span></text:p>
      <text:p text:style-name="P1"><text:span text:style-name="T1">OSS : Putting process with PID 31377 into queue 1</text:span></text:p>
      <text:p text:style-name="P1"><text:span text:style-name="T1">OSS : Dispaching pid : 31377 from queue 1 at time 83:60994892</text:span></text:p>
      <text:p text:style-name="P1"><text:span text:style-name="T1">OSS : Total time this dispatch was 819</text:span></text:p>
      <text:p text:style-name="P1"><text:span text:style-name="T1">OSS : Reciving pid : 31377 executed 10000000</text:span></text:p>
      <text:p text:style-name="P1"><text:span text:style-name="T1">OSS : not used it entire quantum </text:span></text:p>
      <text:p text:style-name="P1"><text:span text:style-name="T1">OSS : Putting process with PID 31377 into queue 1</text:span></text:p>
      <text:p text:style-name="P1"><text:span text:style-name="T1">OSS : Dispaching pid : 31377 from queue 1 at time 83:70995574</text:span></text:p>
      <text:p text:style-name="P1"><text:span text:style-name="T1">OSS : Total time this dispatch was 682</text:span></text:p>
      <text:p text:style-name="P1"><text:span text:style-name="T1">OSS : Reciving pid : 31377 executed 509000000</text:span></text:p>
      <text:p text:style-name="P1"><text:span text:style-name="T1">OSS : pid : 31377 completed execution CPU : 0.530400<text:s text:c="2"/>Total : 0.530402</text:span></text:p>
      <text:p text:style-name="P1"><text:span text:style-name="T1">OSS : Generating process with PID 31378 and putting it in queue 1 at time 84:70996484</text:span></text:p>
      <text:p text:style-name="P1"><text:span text:style-name="T1">OSS : Dispaching pid : 31378 from queue 1 at time 84:70996631</text:span></text:p>
      <text:p text:style-name="P1"><text:span text:style-name="T1">OSS : Total time this dispatch was 1000001057</text:span></text:p>
      <text:p text:style-name="P1"><text:span text:style-name="T1">OSS : Reciving pid : 31378 executed 0</text:span></text:p>
      <text:p text:style-name="P1"><text:span text:style-name="T1">OSS : not used it entire quantum </text:span></text:p>
      <text:p text:style-name="P1"><text:span text:style-name="T1">OSS : Putting process with PID 31378 into queue 1</text:span></text:p>
      <text:p text:style-name="P1"><text:span text:style-name="T1">OSS : Generating process with PID 31379 and putting it in queue 1 at time 84:70996631</text:span></text:p>
      <text:p text:style-name="P1"><text:span text:style-name="T1">OSS : Dispaching pid : 31378 from queue 1 at time 84:70996755</text:span></text:p>
      <text:p text:style-name="P1"><text:span text:style-name="T1">OSS : Total time this dispatch was 124</text:span></text:p>
      <text:p text:style-name="P1"><text:span text:style-name="T1">OSS : Reciving pid : 31378 executed 0</text:span></text:p>
      <text:p text:style-name="P1"><text:span text:style-name="T1">OSS : not used it entire quantum </text:span></text:p>
      <text:p text:style-name="P1"><text:span text:style-name="T1">OSS : Putting process with PID 31378 into queue 1</text:span></text:p>
      <text:p text:style-name="P1"><text:span text:style-name="T1">OSS : Dispaching pid : 31379 from queue 1 at time 84:70997684</text:span></text:p>
      <text:p text:style-name="P1"><text:span text:style-name="T1">OSS : Total time this dispatch was 929</text:span></text:p>
      <text:p text:style-name="P1"><text:span text:style-name="T1">OSS : Reciving pid : 31379 executed 0</text:span></text:p>
      <text:p text:style-name="P1"><text:span text:style-name="T1">OSS : not used it entire quantum </text:span></text:p>
      <text:p text:style-name="P1"><text:span text:style-name="T1">OSS : Putting process with PID 31379 into queue 1</text:span></text:p>
      <text:p text:style-name="P1"><text:span text:style-name="T1">OSS : Dispaching pid : 31378 from queue 1 at time 84:70998669</text:span></text:p>
      <text:p text:style-name="P1"><text:span text:style-name="T1">OSS : Total time this dispatch was 985</text:span></text:p>
      <text:p text:style-name="P1"><text:span text:style-name="T1">OSS : Reciving pid : 31378 executed 10000000</text:span></text:p>
      <text:p text:style-name="P1"><text:span text:style-name="T1">OSS : not used it entire quantum </text:span></text:p>
      <text:p text:style-name="P1"><text:span text:style-name="T1">OSS : Putting process with PID 31378 into queue 1</text:span></text:p>
      <text:p text:style-name="P1"><text:span text:style-name="T1">OSS : Dispaching pid : 31379 from queue 1 at time 84:80999601</text:span></text:p>
      <text:p text:style-name="P1"><text:span text:style-name="T1">OSS : Total time this dispatch was 932</text:span></text:p>
      <text:p text:style-name="P1"><text:span text:style-name="T1">OSS : Reciving pid : 31379 executed 650000000</text:span></text:p>
      <text:p text:style-name="P1"><text:span text:style-name="T1">OSS : pid : 31379 completed execution CPU : 0.650000<text:s text:c="2"/>Total : 0.660002</text:span></text:p>
      <text:p text:style-name="P1"><text:span text:style-name="T1">OSS : Dispaching pid : 31378 from queue 1 at time 84:81000593</text:span></text:p>
      <text:p text:style-name="P1"><text:span text:style-name="T1">OSS : Total time this dispatch was 992</text:span></text:p>
      <text:p text:style-name="P1"><text:span text:style-name="T1">OSS : Reciving pid : 31378 executed 10000000</text:span></text:p>
      <text:p text:style-name="P1"><text:span text:style-name="T1">OSS : not used it entire quantum </text:span></text:p>
      <text:p text:style-name="P1"><text:span text:style-name="T1">OSS : Putting process with PID 31378 into queue 1</text:span></text:p>
      <text:p text:style-name="P1"><text:span text:style-name="T1">OSS : Dispaching pid : 31378 from queue 1 at time 84:91001575</text:span></text:p>
      <text:p text:style-name="P1"><text:span text:style-name="T1">OSS : Total time this dispatch was 982</text:span></text:p>
      <text:p text:style-name="P1"><text:span text:style-name="T1">OSS : Reciving pid : 31378 executed 402000000</text:span></text:p>
      <text:p text:style-name="P1"><text:span text:style-name="T1">OSS : pid : 31378 completed execution CPU : 0.422000<text:s text:c="2"/>Total : 0.422005</text:span></text:p>
      <text:p text:style-name="P1"><text:span text:style-name="T1">OSS : Generating process with PID 31380 and putting it in queue 1 at time 85:91002406</text:span></text:p>
      <text:p text:style-name="P1"><text:span text:style-name="T1">OSS : Dispaching pid : 31380 from queue 1 at time 85:91002981</text:span></text:p>
      <text:p text:style-name="P1"><text:span text:style-name="T1">OSS : Total time this dispatch was 1000001406</text:span></text:p>
      <text:p text:style-name="P1"><text:span text:style-name="T1">OSS : Reciving pid : 31380 executed 10000000</text:span></text:p>
      <text:p text:style-name="P1"><text:span text:style-name="T1">OSS : not used it entire quantum </text:span></text:p>
      <text:p text:style-name="P1"><text:span text:style-name="T1">OSS : Putting process with PID 31380 into queue 1</text:span></text:p>
      <text:p text:style-name="P1"><text:span text:style-name="T1">OSS : Dispaching pid : 31380 from queue 1 at time 85:101002990</text:span></text:p>
      <text:p text:style-name="P1"><text:span text:style-name="T1">OSS : Total time this dispatch was 9</text:span></text:p>
      <text:p text:style-name="P1"><text:span text:style-name="T1">OSS : Reciving pid : 31380 executed 8300000</text:span></text:p>
      <text:p text:style-name="P1"><text:span text:style-name="T1">OSS : not used it entire quantum </text:span></text:p>
      <text:p text:style-name="P1"><text:span text:style-name="T1">OSS : Putting process with PID 31380 into queue 1</text:span></text:p>
      <text:p text:style-name="P1"><text:span text:style-name="T1">OSS : Dispaching pid : 31380 from queue 1 at time 85:109303017</text:span></text:p>
      <text:p text:style-name="P1"><text:span text:style-name="T1">OSS : Total time this dispatch was 27</text:span></text:p>
      <text:p text:style-name="P1"><text:span text:style-name="T1">OSS : Reciving pid : 31380 executed 4600000</text:span></text:p>
      <text:p text:style-name="P1"><text:span text:style-name="T1">OSS : not used it entire quantum </text:span></text:p>
      <text:p text:style-name="P1"><text:span text:style-name="T1">OSS : Putting process with PID 31380 into queue 1</text:span></text:p>
      <text:p text:style-name="P1"><text:span text:style-name="T1">OSS : Dispaching pid : 31380 from queue 1 at time 85:113903427</text:span></text:p>
      <text:p text:style-name="P1"><text:span text:style-name="T1">OSS : Total time this dispatch was 410</text:span></text:p>
      <text:p text:style-name="P1"><text:span text:style-name="T1">OSS : Reciving pid : 31380 executed 10000000</text:span></text:p>
      <text:p text:style-name="P1"><text:span text:style-name="T1">OSS : not used it entire quantum </text:span></text:p>
      <text:p text:style-name="P1"><text:span text:style-name="T1">OSS : Putting process with PID 31380 into queue 1</text:span></text:p>
      <text:p text:style-name="P1"><text:span text:style-name="T1">OSS : Dispaching pid : 31380 from queue 1 at time 85:123903755</text:span></text:p>
      <text:p text:style-name="P1"><text:span text:style-name="T1">OSS : Total time this dispatch was 328</text:span></text:p>
      <text:p text:style-name="P1"><text:span text:style-name="T1">OSS : Reciving pid : 31380 executed 4300000</text:span></text:p>
      <text:p text:style-name="P1"><text:span text:style-name="T1">OSS : not used it entire quantum </text:span></text:p>
      <text:p text:style-name="P1"><text:span text:style-name="T1">OSS : Putting process with PID 31380 into queue 1</text:span></text:p>
      <text:p text:style-name="P1"><text:span text:style-name="T1">OSS : Dispaching pid : 31380 from queue 1 at time 85:128204259</text:span></text:p>
      <text:p text:style-name="P1"><text:span text:style-name="T1">OSS : Total time this dispatch was 504</text:span></text:p>
      <text:p text:style-name="P1"><text:span text:style-name="T1">OSS : Reciving pid : 31380 executed 8100000</text:span></text:p>
      <text:p text:style-name="P1"><text:span text:style-name="T1">OSS : not used it entire quantum </text:span></text:p>
      <text:p text:style-name="P1"><text:span text:style-name="T1">OSS : Putting process with PID 31380 into queue 1</text:span></text:p>
      <text:p text:style-name="P1"><text:span text:style-name="T1">OSS : Dispaching pid : 31380 from queue 1 at time 85:136304395</text:span></text:p>
      <text:p text:style-name="P1"><text:span text:style-name="T1">OSS : Total time this dispatch was 136</text:span></text:p>
      <text:p text:style-name="P1"><text:span text:style-name="T1">OSS : Reciving pid : 31380 executed 4200000</text:span></text:p>
      <text:p text:style-name="P1"><text:span text:style-name="T1">OSS : not used it entire quantum </text:span></text:p>
      <text:p text:style-name="P1"><text:span text:style-name="T1">OSS : Putting process with PID 31380 into queue 1</text:span></text:p>
      <text:p text:style-name="P1"><text:span text:style-name="T1">OSS : Dispaching pid : 31380 from queue 1 at time 85:140504417</text:span></text:p>
      <text:p text:style-name="P1"><text:span text:style-name="T1">OSS : Total time this dispatch was 22</text:span></text:p>
      <text:p text:style-name="P1"><text:span text:style-name="T1">OSS : Reciving pid : 31380 executed 10000000</text:span></text:p>
      <text:p text:style-name="P1"><text:span text:style-name="T1">OSS : pid : 31380 completed execution CPU : 0.059500<text:s text:c="2"/>Total : 0.059501</text:span></text:p>
      <text:p text:style-name="P1"><text:span text:style-name="T1">OSS : Generating process with PID 31381 and putting it in queue 0 at time 87:140505585</text:span></text:p>
      <text:p text:style-name="P1"><text:span text:style-name="T1">OSS :<text:s text:c="2"/>Dispatching process with PID : 31381 from queue 1 at time 87:140506207</text:span></text:p>
      <text:p text:style-name="P1"><text:span text:style-name="T1">OSS : Total time this dispatch was 2000001790</text:span></text:p>
      <text:p text:style-name="P1"><text:span text:style-name="T1">OSS : Reciving pid : 31381 executed 0</text:span></text:p>
      <text:p text:style-name="P1"><text:span text:style-name="T1">OSS : not used it entire quantum </text:span></text:p>
      <text:p text:style-name="P1"><text:span text:style-name="T1">OSS : Putting process with PID 31381 into queue 0</text:span></text:p>
      <text:p text:style-name="P1"><text:span text:style-name="T1">OSS :<text:s text:c="2"/>Dispatching process with PID : 31381 from queue 1 at time 87:140506461</text:span></text:p>
      <text:p text:style-name="P1"><text:span text:style-name="T1">OSS : Total time this dispatch was 254</text:span></text:p>
      <text:p text:style-name="P1"><text:span text:style-name="T1">OSS : Reciving pid : 31381 executed 0</text:span></text:p>
      <text:p text:style-name="P1"><text:span text:style-name="T1">OSS : not used it entire quantum </text:span></text:p>
      <text:p text:style-name="P1"><text:span text:style-name="T1">OSS : Putting process with PID 31381 into queue 0</text:span></text:p>
      <text:p text:style-name="P1"><text:span text:style-name="T1">OSS :<text:s text:c="2"/>Dispatching process with PID : 31381 from queue 1 at time 87:140506631</text:span></text:p>
      <text:p text:style-name="P1"><text:span text:style-name="T1">OSS : Total time this dispatch was 170</text:span></text:p>
      <text:p text:style-name="P1"><text:span text:style-name="T1">OSS : Reciving pid : 31381 executed 2224999936</text:span></text:p>
      <text:p text:style-name="P1"><text:span text:style-name="T1">OSS : pid : 31381 completed execution CPU : 2.225000<text:s text:c="2"/>Total : 2.225000</text:span></text:p>
      <text:p text:style-name="P1"><text:span text:style-name="T1">OSS : Generating process with PID 31382 and putting it in queue 0 at time 89:140507804</text:span></text:p>
      <text:p text:style-name="P1"><text:span text:style-name="T1">OSS :<text:s text:c="2"/>Dispatching process with PID : 31382 from queue 1 at time 89:140508468</text:span></text:p>
      <text:p text:style-name="P1"><text:span text:style-name="T1">OSS : Total time this dispatch was 2000001837</text:span></text:p>
      <text:p text:style-name="P1"><text:span text:style-name="T1">OSS : Reciving pid : 31382 executed 5000000</text:span></text:p>
      <text:p text:style-name="P1"><text:span text:style-name="T1">OSS : not used it entire quantum </text:span></text:p>
      <text:p text:style-name="P1"><text:span text:style-name="T1">OSS : Putting process with PID 31382 into queue 0</text:span></text:p>
      <text:p text:style-name="P1"><text:span text:style-name="T1">OSS :<text:s text:c="2"/>Dispatching process with PID : 31382 from queue 1 at time 89:145508762</text:span></text:p>
      <text:p text:style-name="P1"><text:span text:style-name="T1">OSS : Total time this dispatch was 294</text:span></text:p>
      <text:p text:style-name="P1"><text:span text:style-name="T1">OSS : Reciving pid : 31382 executed 3519000064</text:span></text:p>
      <text:p text:style-name="P1"><text:span text:style-name="T1">OSS : pid : 31382 completed execution CPU : 3.524000<text:s text:c="2"/>Total : 3.524000</text:span></text:p>
      <text:p text:style-name="P1"><text:span text:style-name="T1">OSS : Generating process with PID 31383 and putting it in queue 1 at time 91:145510091</text:span></text:p>
      <text:p text:style-name="P1"><text:span text:style-name="T1">OSS : Dispaching pid : 31383 from queue 1 at time 91:145510163</text:span></text:p>
      <text:p text:style-name="P1"><text:span text:style-name="T1">OSS : Total time this dispatch was 2000001401</text:span></text:p>
      <text:p text:style-name="P1"><text:span text:style-name="T1">OSS : Reciving pid : 31383 executed 35000000</text:span></text:p>
      <text:p text:style-name="P1"><text:span text:style-name="T1">OSS : Putting process with PID 31383 into queue 1</text:span></text:p>
      <text:p text:style-name="P1"><text:span text:style-name="T1">OSS : Dispaching pid : 31383 from queue 1 at time 91:180510730</text:span></text:p>
      <text:p text:style-name="P1"><text:span text:style-name="T1">OSS : Total time this dispatch was 567</text:span></text:p>
      <text:p text:style-name="P1"><text:span text:style-name="T1">OSS : Reciving pid : 31383 executed 10000000</text:span></text:p>
      <text:p text:style-name="P1"><text:span text:style-name="T1">OSS : not used it entire quantum </text:span></text:p>
      <text:p text:style-name="P1"><text:span text:style-name="T1">OSS : Putting process with PID 31383 into queue 1</text:span></text:p>
      <text:p text:style-name="P1"><text:span text:style-name="T1">OSS : Dispaching pid : 31383 from queue 1 at time 91:190511591</text:span></text:p>
      <text:p text:style-name="P1"><text:span text:style-name="T1">OSS : Total time this dispatch was 861</text:span></text:p>
      <text:p text:style-name="P1"><text:span text:style-name="T1">OSS : Reciving pid : 31383 executed 10000000</text:span></text:p>
      <text:p text:style-name="P1"><text:span text:style-name="T1">OSS : pid : 31383 completed execution CPU : 0.055000<text:s text:c="2"/>Total : 0.055001</text:span></text:p>
      <text:p text:style-name="P1"><text:span text:style-name="T1">OSS : Generating process with PID 31384 and putting it in queue 1 at time 93:190512781</text:span></text:p>
      <text:p text:style-name="P1"><text:span text:style-name="T1">OSS : Dispaching pid : 31384 from queue 1 at time 93:190513726</text:span></text:p>
      <text:p text:style-name="P1"><text:span text:style-name="T1">OSS : Total time this dispatch was 2000002135</text:span></text:p>
      <text:p text:style-name="P1"><text:span text:style-name="T1">OSS : Reciving pid : 31384 executed 3799999</text:span></text:p>
      <text:p text:style-name="P1"><text:span text:style-name="T1">OSS : not used it entire quantum </text:span></text:p>
      <text:p text:style-name="P1"><text:span text:style-name="T1">OSS : Putting process with PID 31384 into queue 1</text:span></text:p>
      <text:p text:style-name="P1"><text:span text:style-name="T1">OSS : Dispaching pid : 31384 from queue 1 at time 93:194313987</text:span></text:p>
      <text:p text:style-name="P1"><text:span text:style-name="T1">OSS : Total time this dispatch was 262</text:span></text:p>
      <text:p text:style-name="P1"><text:span text:style-name="T1">OSS : Reciving pid : 31384 executed 10000000</text:span></text:p>
      <text:p text:style-name="P1"><text:span text:style-name="T1">OSS : not used it entire quantum </text:span></text:p>
      <text:p text:style-name="P1"><text:span text:style-name="T1">OSS : Putting process with PID 31384 into queue 1</text:span></text:p>
      <text:p text:style-name="P1"><text:span text:style-name="T1">OSS : Dispaching pid : 31384 from queue 1 at time 93:204314579</text:span></text:p>
      <text:p text:style-name="P1"><text:span text:style-name="T1">OSS : Total time this dispatch was 592</text:span></text:p>
      <text:p text:style-name="P1"><text:span text:style-name="T1">OSS : Reciving pid : 31384 executed 5500000</text:span></text:p>
      <text:p text:style-name="P1"><text:span text:style-name="T1">OSS : not used it entire quantum </text:span></text:p>
      <text:p text:style-name="P1"><text:span text:style-name="T1">OSS : Putting process with PID 31384 into queue 1</text:span></text:p>
      <text:p text:style-name="P1"><text:span text:style-name="T1">OSS : Dispaching pid : 31384 from queue 1 at time 93:209815204</text:span></text:p>
      <text:p text:style-name="P1"><text:span text:style-name="T1">OSS : Total time this dispatch was 625</text:span></text:p>
      <text:p text:style-name="P1"><text:span text:style-name="T1">OSS : Reciving pid : 31384 executed 10000000</text:span></text:p>
      <text:p text:style-name="P1"><text:span text:style-name="T1">OSS : not used it entire quantum </text:span></text:p>
      <text:p text:style-name="P1"><text:span text:style-name="T1">OSS : Putting process with PID 31384 into queue 1</text:span></text:p>
      <text:p text:style-name="P1"><text:span text:style-name="T1">OSS : Dispaching pid : 31384 from queue 1 at time 93:219815322</text:span></text:p>
      <text:p text:style-name="P1"><text:span text:style-name="T1">OSS : Total time this dispatch was 118</text:span></text:p>
      <text:p text:style-name="P1"><text:span text:style-name="T1">OSS : Reciving pid : 31384 executed 2036000000</text:span></text:p>
      <text:p text:style-name="P1"><text:span text:style-name="T1">OSS : pid : 31384 completed execution CPU : 2.065300<text:s text:c="2"/>Total : 2.065302</text:span></text:p>
      <text:p text:style-name="P1"><text:span text:style-name="T1">OSS : Generating process with PID 31385 and putting it in queue 1 at time 94:219816050</text:span></text:p>
      <text:p text:style-name="P1"><text:span text:style-name="T1">OSS : Dispaching pid : 31385 from queue 1 at time 94:219816809</text:span></text:p>
      <text:p text:style-name="P1"><text:span text:style-name="T1">OSS : Total time this dispatch was 1000001487</text:span></text:p>
      <text:p text:style-name="P1"><text:span text:style-name="T1">OSS : Reciving pid : 31385 executed 2612000000</text:span></text:p>
      <text:p text:style-name="P1"><text:span text:style-name="T1">OSS : pid : 31385 completed execution CPU : 2.612000<text:s text:c="2"/>Total : 2.612000</text:span></text:p>
      <text:p text:style-name="P1"><text:span text:style-name="T1">OSS : Generating process with PID 31386 and putting it in queue 1 at time 95:219817370</text:span></text:p>
      <text:p text:style-name="P1"><text:span text:style-name="T1">OSS : Dispaching pid : 31386 from queue 1 at time 95:219818186</text:span></text:p>
      <text:p text:style-name="P1"><text:span text:style-name="T1">OSS : Total time this dispatch was 1000001377</text:span></text:p>
      <text:p text:style-name="P1"><text:span text:style-name="T1">OSS : Reciving pid : 31386 executed 0</text:span></text:p>
      <text:p text:style-name="P1"><text:span text:style-name="T1">OSS : not used it entire quantum </text:span></text:p>
      <text:p text:style-name="P1"><text:span text:style-name="T1">OSS : Putting process with PID 31386 into queue 1</text:span></text:p>
      <text:p text:style-name="P1"><text:span text:style-name="T1">OSS : Dispaching pid : 31386 from queue 1 at time 95:219818668</text:span></text:p>
      <text:p text:style-name="P1"><text:span text:style-name="T1">OSS : Total time this dispatch was 482</text:span></text:p>
      <text:p text:style-name="P1"><text:span text:style-name="T1">OSS : Reciving pid : 31386 executed 3704999936</text:span></text:p>
      <text:p text:style-name="P1"><text:span text:style-name="T1">OSS : pid : 31386 completed execution CPU : 3.705000<text:s text:c="2"/>Total : 3.705000</text:span></text:p>
      <text:p text:style-name="P1"><text:span text:style-name="T1">OSS : Generating process with PID 31387 and putting it in queue 1 at time 97:219819742</text:span></text:p>
      <text:p text:style-name="P1"><text:span text:style-name="T1">OSS : Dispaching pid : 31387 from queue 1 at time 97:219820091</text:span></text:p>
      <text:p text:style-name="P1"><text:span text:style-name="T1">OSS : Total time this dispatch was 2000001423</text:span></text:p>
      <text:p text:style-name="P1"><text:span text:style-name="T1">OSS : Reciving pid : 31387 executed 0</text:span></text:p>
      <text:p text:style-name="P1"><text:span text:style-name="T1">OSS : not used it entire quantum </text:span></text:p>
      <text:p text:style-name="P1"><text:span text:style-name="T1">OSS : Putting process with PID 31387 into queue 1</text:span></text:p>
      <text:p text:style-name="P1"><text:span text:style-name="T1">OSS : Dispaching pid : 31387 from queue 1 at time 97:219820350</text:span></text:p>
      <text:p text:style-name="P1"><text:span text:style-name="T1">OSS : Total time this dispatch was 259</text:span></text:p>
      <text:p text:style-name="P1"><text:span text:style-name="T1">OSS : Reciving pid : 31387 executed 10000000</text:span></text:p>
      <text:p text:style-name="P1"><text:span text:style-name="T1">OSS : not used it entire quantum </text:span></text:p>
      <text:p text:style-name="P1"><text:span text:style-name="T1">OSS : Putting process with PID 31387 into queue 1</text:span></text:p>
      <text:p text:style-name="P1"><text:span text:style-name="T1">OSS : Dispaching pid : 31387 from queue 1 at time 97:229821076</text:span></text:p>
      <text:p text:style-name="P1"><text:span text:style-name="T1">OSS : Total time this dispatch was 726</text:span></text:p>
      <text:p text:style-name="P1"><text:span text:style-name="T1">OSS : Reciving pid : 31387 executed 0</text:span></text:p>
      <text:p text:style-name="P1"><text:span text:style-name="T1">OSS : not used it entire quantum </text:span></text:p>
      <text:p text:style-name="P1"><text:span text:style-name="T1">OSS : Putting process with PID 31387 into queue 1</text:span></text:p>
      <text:p text:style-name="P1"><text:span text:style-name="T1">OSS : Dispaching pid : 31387 from queue 1 at time 97:229821565</text:span></text:p>
      <text:p text:style-name="P1"><text:span text:style-name="T1">OSS : Total time this dispatch was 489</text:span></text:p>
      <text:p text:style-name="P1"><text:span text:style-name="T1">OSS : Reciving pid : 31387 executed 0</text:span></text:p>
      <text:p text:style-name="P1"><text:span text:style-name="T1">OSS : not used it entire quantum </text:span></text:p>
      <text:p text:style-name="P1"><text:span text:style-name="T1">OSS : Putting process with PID 31387 into queue 1</text:span></text:p>
      <text:p text:style-name="P1"><text:span text:style-name="T1">OSS : Dispaching pid : 31387 from queue 1 at time 97:229822399</text:span></text:p>
      <text:p text:style-name="P1"><text:span text:style-name="T1">OSS : Total time this dispatch was 834</text:span></text:p>
      <text:p text:style-name="P1"><text:span text:style-name="T1">OSS : Reciving pid : 31387 executed 3700000</text:span></text:p>
      <text:p text:style-name="P1"><text:span text:style-name="T1">OSS : not used it entire quantum </text:span></text:p>
      <text:p text:style-name="P1"><text:span text:style-name="T1">OSS : Putting process with PID 31387 into queue 1</text:span></text:p>
      <text:p text:style-name="P1"><text:span text:style-name="T1">OSS : Dispaching pid : 31387 from queue 1 at time 97:233523003</text:span></text:p>
      <text:p text:style-name="P1"><text:span text:style-name="T1">OSS : Total time this dispatch was 604</text:span></text:p>
      <text:p text:style-name="P1"><text:span text:style-name="T1">OSS : Reciving pid : 31387 executed 1588999936</text:span></text:p>
      <text:p text:style-name="P1"><text:span text:style-name="T1">OSS : pid : 31387 completed execution CPU : 1.602700<text:s text:c="2"/>Total : 1.602703</text:span></text:p>
      <text:p text:style-name="P1"><text:span text:style-name="T1">OSS : Generating process with PID 31388 and putting it in queue 1 at time 98:233523916</text:span></text:p>
      <text:p text:style-name="P1"><text:span text:style-name="T1">OSS : Dispaching pid : 31388 from queue 1 at time 98:233524085</text:span></text:p>
      <text:p text:style-name="P1"><text:span text:style-name="T1">OSS : Total time this dispatch was 1000001082</text:span></text:p>
      <text:p text:style-name="P1"><text:span text:style-name="T1">OSS : Reciving pid : 31388 executed 10000000</text:span></text:p>
      <text:p text:style-name="P1"><text:span text:style-name="T1">OSS : not used it entire quantum </text:span></text:p>
      <text:p text:style-name="P1"><text:span text:style-name="T1">OSS : Putting process with PID 31388 into queue 1</text:span></text:p>
      <text:p text:style-name="P1"><text:span text:style-name="T1">OSS : Dispaching pid : 31388 from queue 1 at time 98:243524422</text:span></text:p>
      <text:p text:style-name="P1"><text:span text:style-name="T1">OSS : Total time this dispatch was 337</text:span></text:p>
      <text:p text:style-name="P1"><text:span text:style-name="T1">OSS : Reciving pid : 31388 executed 4200000</text:span></text:p>
      <text:p text:style-name="P1"><text:span text:style-name="T1">OSS : not used it entire quantum </text:span></text:p>
      <text:p text:style-name="P1"><text:span text:style-name="T1">OSS : Putting process with PID 31388 into queue 1</text:span></text:p>
      <text:p text:style-name="P1"><text:span text:style-name="T1">OSS : Dispaching pid : 31388 from queue 1 at time 98:247724474</text:span></text:p>
      <text:p text:style-name="P1"><text:span text:style-name="T1">OSS : Total time this dispatch was 52</text:span></text:p>
      <text:p text:style-name="P1"><text:span text:style-name="T1">OSS : Reciving pid : 31388 executed 8600000</text:span></text:p>
      <text:p text:style-name="P1"><text:span text:style-name="T1">OSS : not used it entire quantum </text:span></text:p>
      <text:p text:style-name="P1"><text:span text:style-name="T1">OSS : Putting process with PID 31388 into queue 1</text:span></text:p>
      <text:p text:style-name="P1"><text:span text:style-name="T1">OSS : Dispaching pid : 31388 from queue 1 at time 98:256324825</text:span></text:p>
      <text:p text:style-name="P1"><text:span text:style-name="T1">OSS : Total time this dispatch was 351</text:span></text:p>
      <text:p text:style-name="P1"><text:span text:style-name="T1">OSS : Reciving pid : 31388 executed 10000000</text:span></text:p>
      <text:p text:style-name="P1"><text:span text:style-name="T1">OSS : not used it entire quantum </text:span></text:p>
      <text:p text:style-name="P1"><text:span text:style-name="T1">OSS : Putting process with PID 31388 into queue 1</text:span></text:p>
      <text:p text:style-name="P1"><text:span text:style-name="T1">OSS : Dispaching pid : 31388 from queue 1 at time 98:266325459</text:span></text:p>
      <text:p text:style-name="P1"><text:span text:style-name="T1">OSS : Total time this dispatch was 634</text:span></text:p>
      <text:p text:style-name="P1"><text:span text:style-name="T1">OSS : Reciving pid : 31388 executed 5600000</text:span></text:p>
      <text:p text:style-name="P1"><text:span text:style-name="T1">OSS : not used it entire quantum </text:span></text:p>
      <text:p text:style-name="P1"><text:span text:style-name="T1">OSS : Putting process with PID 31388 into queue 1</text:span></text:p>
      <text:p text:style-name="P1"><text:span text:style-name="T1">OSS : Dispaching pid : 31388 from queue 1 at time 98:271926125</text:span></text:p>
      <text:p text:style-name="P1"><text:span text:style-name="T1">OSS : Total time this dispatch was 666</text:span></text:p>
      <text:p text:style-name="P1"><text:span text:style-name="T1">OSS : Reciving pid : 31388 executed 10000000</text:span></text:p>
      <text:p text:style-name="P1"><text:span text:style-name="T1">OSS : not used it entire quantum </text:span></text:p>
      <text:p text:style-name="P1"><text:span text:style-name="T1">OSS : Putting process with PID 31388 into queue 1</text:span></text:p>
      <text:p text:style-name="P1"><text:span text:style-name="T1">OSS : Dispaching pid : 31388 from queue 1 at time 98:281927069</text:span></text:p>
      <text:p text:style-name="P1"><text:span text:style-name="T1">OSS : Total time this dispatch was 944</text:span></text:p>
      <text:p text:style-name="P1"><text:span text:style-name="T1">OSS : Reciving pid : 31388 executed 10000000</text:span></text:p>
      <text:p text:style-name="P1"><text:span text:style-name="T1">OSS : pid : 31388 completed execution CPU : 0.058400<text:s text:c="2"/>Total : 0.058403</text:span></text:p>
      <text:p text:style-name="P1"><text:span text:style-name="T1">OSS : Generating process with PID 31389 and putting it in queue 1 at time 100:281928112</text:span></text:p>
      <text:p text:style-name="P1"><text:span text:style-name="T1">OSS : Dispaching pid : 31389 from queue 1 at time 100:281928857</text:span></text:p>
      <text:p text:style-name="P1"><text:span text:style-name="T1">OSS : Total time this dispatch was 2000001788</text:span></text:p>
      <text:p text:style-name="P1"><text:span text:style-name="T1">OSS : Reciving pid : 31389 executed 7699999</text:span></text:p>
      <text:p text:style-name="P1"><text:span text:style-name="T1">OSS : not used it entire quantum </text:span></text:p>
      <text:p text:style-name="P1"><text:span text:style-name="T1">OSS : Putting process with PID 31389 into queue 1</text:span></text:p>
      <text:p text:style-name="P1"><text:span text:style-name="T1">OSS : Generating process with PID 31390 and putting it in queue 1 at time 100:289628856</text:span></text:p>
      <text:p text:style-name="P1"><text:span text:style-name="T1">OSS : Dispaching pid : 31389 from queue 1 at time 100:289628913</text:span></text:p>
      <text:p text:style-name="P1"><text:span text:style-name="T1">OSS : Total time this dispatch was 57</text:span></text:p>
      <text:p text:style-name="P1"><text:span text:style-name="T1">OSS : Reciving pid : 31389 executed 1200000</text:span></text:p>
      <text:p text:style-name="P1"><text:span text:style-name="T1">OSS : not used it entire quantum </text:span></text:p>
      <text:p text:style-name="P1"><text:span text:style-name="T1">OSS : Putting process with PID 31389 into queue 1</text:span></text:p>
      <text:p text:style-name="P1"><text:span text:style-name="T1">OSS : Dispaching pid : 31390 from queue 1 at time 100:290829429</text:span></text:p>
      <text:p text:style-name="P1"><text:span text:style-name="T1">OSS : Total time this dispatch was 516</text:span></text:p>
      <text:p text:style-name="P1"><text:span text:style-name="T1">OSS : Reciving pid : 31390 executed 10000000</text:span></text:p>
      <text:p text:style-name="P1"><text:span text:style-name="T1">OSS : not used it entire quantum </text:span></text:p>
      <text:p text:style-name="P1"><text:span text:style-name="T1">OSS : Putting process with PID 31390 into queue 1</text:span></text:p>
      <text:p text:style-name="P1"><text:span text:style-name="T1">OSS : Dispaching pid : 31389 from queue 1 at time 100:300830065</text:span></text:p>
      <text:p text:style-name="P1"><text:span text:style-name="T1">OSS : Total time this dispatch was 636</text:span></text:p>
      <text:p text:style-name="P1"><text:span text:style-name="T1">OSS : Reciving pid : 31389 executed 10000000</text:span></text:p>
      <text:p text:style-name="P1"><text:span text:style-name="T1">OSS : not used it entire quantum </text:span></text:p>
      <text:p text:style-name="P1"><text:span text:style-name="T1">OSS : Putting process with PID 31389 into queue 1</text:span></text:p>
      <text:p text:style-name="P1"><text:span text:style-name="T1">OSS : Dispaching pid : 31390 from queue 1 at time 100:310830605</text:span></text:p>
      <text:p text:style-name="P1"><text:span text:style-name="T1">OSS : Total time this dispatch was 540</text:span></text:p>
      <text:p text:style-name="P1"><text:span text:style-name="T1">OSS : Reciving pid : 31390 executed 3961999872</text:span></text:p>
      <text:p text:style-name="P1"><text:span text:style-name="T1">OSS : pid : 31390 completed execution CPU : 3.972000<text:s text:c="2"/>Total : 3.982001</text:span></text:p>
      <text:p text:style-name="P1"><text:span text:style-name="T1">OSS : Dispaching pid : 31389 from queue 1 at time 100:310830862</text:span></text:p>
      <text:p text:style-name="P1"><text:span text:style-name="T1">OSS : Total time this dispatch was 257</text:span></text:p>
      <text:p text:style-name="P1"><text:span text:style-name="T1">OSS : Reciving pid : 31389 executed 0</text:span></text:p>
      <text:p text:style-name="P1"><text:span text:style-name="T1">OSS : not used it entire quantum </text:span></text:p>
      <text:p text:style-name="P1"><text:span text:style-name="T1">OSS : Putting process with PID 31389 into queue 1</text:span></text:p>
      <text:p text:style-name="P1"><text:span text:style-name="T1">OSS : Dispaching pid : 31389 from queue 1 at time 100:310831535</text:span></text:p>
      <text:p text:style-name="P1"><text:span text:style-name="T1">OSS : Total time this dispatch was 673</text:span></text:p>
      <text:p text:style-name="P1"><text:span text:style-name="T1">OSS : Reciving pid : 31389 executed 2214999808</text:span></text:p>
      <text:p text:style-name="P1"><text:span text:style-name="T1">OSS : pid : 31389 completed execution CPU : 2.233900<text:s text:c="2"/>Total : 2.243903</text:span></text:p>
      <text:p text:style-name="P1"><text:span text:style-name="T1">OSS : Generating process with PID 31391 and putting it in queue 1 at time 101:310832040</text:span></text:p>
      <text:p text:style-name="P1"><text:span text:style-name="T1">OSS : Dispaching pid : 31391 from queue 1 at time 101:310832157</text:span></text:p>
      <text:p text:style-name="P1"><text:span text:style-name="T1">OSS : Total time this dispatch was 1000000622</text:span></text:p>
      <text:p text:style-name="P1"><text:span text:style-name="T1">OSS : Reciving pid : 31391 executed 10000000</text:span></text:p>
      <text:p text:style-name="P1"><text:span text:style-name="T1">OSS : not used it entire quantum </text:span></text:p>
      <text:p text:style-name="P1"><text:span text:style-name="T1">OSS : Putting process with PID 31391 into queue 1</text:span></text:p>
      <text:p text:style-name="P1"><text:span text:style-name="T1">OSS : Dispaching pid : 31391 from queue 1 at time 101:320832677</text:span></text:p>
      <text:p text:style-name="P1"><text:span text:style-name="T1">OSS : Total time this dispatch was 520</text:span></text:p>
      <text:p text:style-name="P1"><text:span text:style-name="T1">OSS : Reciving pid : 31391 executed 1989000064</text:span></text:p>
      <text:p text:style-name="P1"><text:span text:style-name="T1">OSS : pid : 31391 completed execution CPU : 1.999000<text:s text:c="2"/>Total : 1.999001</text:span></text:p>
      <text:p text:style-name="P1"><text:span text:style-name="T1">OSS : Generating process with PID 31392 and putting it in queue 1 at time 103:320834491</text:span></text:p>
      <text:p text:style-name="P1"><text:span text:style-name="T1">OSS : Dispaching pid : 31392 from queue 1 at time 103:320835196</text:span></text:p>
      <text:p text:style-name="P1"><text:span text:style-name="T1">OSS : Total time this dispatch was 2000002519</text:span></text:p>
      <text:p text:style-name="P1"><text:span text:style-name="T1">OSS : Reciving pid : 31392 executed 0</text:span></text:p>
      <text:p text:style-name="P1"><text:span text:style-name="T1">OSS : not used it entire quantum </text:span></text:p>
      <text:p text:style-name="P1"><text:span text:style-name="T1">OSS : Putting process with PID 31392 into queue 1</text:span></text:p>
      <text:p text:style-name="P1"><text:span text:style-name="T1">OSS : Generating process with PID 31393 and putting it in queue 0 at time 103:320835196</text:span></text:p>
      <text:p text:style-name="P1"><text:span text:style-name="T1">OSS :<text:s text:c="2"/>Dispatching process with PID : 31393 from queue 1 at time 103:320835591</text:span></text:p>
      <text:p text:style-name="P1"><text:span text:style-name="T1">OSS : Total time this dispatch was 395</text:span></text:p>
      <text:p text:style-name="P1"><text:span text:style-name="T1">OSS : Reciving pid : 31393 executed 5000000</text:span></text:p>
      <text:p text:style-name="P1"><text:span text:style-name="T1">OSS : not used it entire quantum </text:span></text:p>
      <text:p text:style-name="P1"><text:span text:style-name="T1">OSS : Putting process with PID 31393 into queue 0</text:span></text:p>
      <text:p text:style-name="P1"><text:span text:style-name="T1">OSS :<text:s text:c="2"/>Dispatching process with PID : 31393 from queue 1 at time 103:325836289</text:span></text:p>
      <text:p text:style-name="P1"><text:span text:style-name="T1">OSS : Total time this dispatch was 698</text:span></text:p>
      <text:p text:style-name="P1"><text:span text:style-name="T1">OSS : Reciving pid : 31393 executed 0</text:span></text:p>
      <text:p text:style-name="P1"><text:span text:style-name="T1">OSS : not used it entire quantum </text:span></text:p>
      <text:p text:style-name="P1"><text:span text:style-name="T1">OSS : Putting process with PID 31393 into queue 0</text:span></text:p>
      <text:p text:style-name="P1"><text:span text:style-name="T1">OSS :<text:s text:c="2"/>Dispatching process with PID : 31393 from queue 1 at time 103:325836938</text:span></text:p>
      <text:p text:style-name="P1"><text:span text:style-name="T1">OSS : Total time this dispatch was 649</text:span></text:p>
      <text:p text:style-name="P1"><text:span text:style-name="T1">OSS : Reciving pid : 31393 executed 5000000</text:span></text:p>
      <text:p text:style-name="P1"><text:span text:style-name="T1">OSS : not used it entire quantum </text:span></text:p>
      <text:p text:style-name="P1"><text:span text:style-name="T1">OSS : Putting process with PID 31393 into queue 0</text:span></text:p>
      <text:p text:style-name="P1"><text:span text:style-name="T1">OSS :<text:s text:c="2"/>Dispatching process with PID : 31393 from queue 1 at time 103:330837319</text:span></text:p>
      <text:p text:style-name="P1"><text:span text:style-name="T1">OSS : Total time this dispatch was 381</text:span></text:p>
      <text:p text:style-name="P1"><text:span text:style-name="T1">OSS : Reciving pid : 31393 executed 5000000</text:span></text:p>
      <text:p text:style-name="P1"><text:span text:style-name="T1">OSS : not used it entire quantum </text:span></text:p>
      <text:p text:style-name="P1"><text:span text:style-name="T1">OSS : Putting process with PID 31393 into queue 0</text:span></text:p>
      <text:p text:style-name="P1"><text:span text:style-name="T1">OSS :<text:s text:c="2"/>Dispatching process with PID : 31393 from queue 1 at time 103:335837683</text:span></text:p>
      <text:p text:style-name="P1"><text:span text:style-name="T1">OSS : Total time this dispatch was 364</text:span></text:p>
      <text:p text:style-name="P1"><text:span text:style-name="T1">OSS : Reciving pid : 31393 executed 2400000</text:span></text:p>
      <text:p text:style-name="P1"><text:span text:style-name="T1">OSS : not used it entire quantum </text:span></text:p>
      <text:p text:style-name="P1"><text:span text:style-name="T1">OSS : Putting process with PID 31393 into queue 0</text:span></text:p>
      <text:p text:style-name="P1"><text:span text:style-name="T1">OSS :<text:s text:c="2"/>Dispatching process with PID : 31393 from queue 1 at time 103:338238276</text:span></text:p>
      <text:p text:style-name="P1"><text:span text:style-name="T1">OSS : Total time this dispatch was 593</text:span></text:p>
      <text:p text:style-name="P1"><text:span text:style-name="T1">OSS : Reciving pid : 31393 executed 2100000</text:span></text:p>
      <text:p text:style-name="P1"><text:span text:style-name="T1">OSS : not used it entire quantum </text:span></text:p>
      <text:p text:style-name="P1"><text:span text:style-name="T1">OSS : Putting process with PID 31393 into queue 0</text:span></text:p>
      <text:p text:style-name="P1"><text:span text:style-name="T1">OSS :<text:s text:c="2"/>Dispatching process with PID : 31393 from queue 1 at time 103:340338917</text:span></text:p>
      <text:p text:style-name="P1"><text:span text:style-name="T1">OSS : Total time this dispatch was 641</text:span></text:p>
      <text:p text:style-name="P1"><text:span text:style-name="T1">OSS : Reciving pid : 31393 executed 5000000</text:span></text:p>
      <text:p text:style-name="P1"><text:span text:style-name="T1">OSS : not used it entire quantum </text:span></text:p>
      <text:p text:style-name="P1"><text:span text:style-name="T1">OSS : Putting process with PID 31393 into queue 0</text:span></text:p>
      <text:p text:style-name="P1"><text:span text:style-name="T1">OSS :<text:s text:c="2"/>Dispatching process with PID : 31393 from queue 1 at time 103:345339418</text:span></text:p>
      <text:p text:style-name="P1"><text:span text:style-name="T1">OSS : Total time this dispatch was 501</text:span></text:p>
      <text:p text:style-name="P1"><text:span text:style-name="T1">OSS : Reciving pid : 31393 executed 4500000</text:span></text:p>
      <text:p text:style-name="P1"><text:span text:style-name="T1">OSS : not used it entire quantum </text:span></text:p>
      <text:p text:style-name="P1"><text:span text:style-name="T1">OSS : Putting process with PID 31393 into queue 0</text:span></text:p>
      <text:p text:style-name="P1"><text:span text:style-name="T1">OSS :<text:s text:c="2"/>Dispatching process with PID : 31393 from queue 1 at time 103:349840035</text:span></text:p>
      <text:p text:style-name="P1"><text:span text:style-name="T1">OSS : Total time this dispatch was 617</text:span></text:p>
      <text:p text:style-name="P1"><text:span text:style-name="T1">OSS : Reciving pid : 31393 executed 0</text:span></text:p>
      <text:p text:style-name="P1"><text:span text:style-name="T1">OSS : not used it entire quantum </text:span></text:p>
      <text:p text:style-name="P1"><text:span text:style-name="T1">OSS : Putting process with PID 31393 into queue 0</text:span></text:p>
      <text:p text:style-name="P1"><text:span text:style-name="T1">OSS :<text:s text:c="2"/>Dispatching process with PID : 31393 from queue 1 at time 103:349840934</text:span></text:p>
      <text:p text:style-name="P1"><text:span text:style-name="T1">OSS : Total time this dispatch was 899</text:span></text:p>
      <text:p text:style-name="P1"><text:span text:style-name="T1">OSS : Reciving pid : 31393 executed 5000000</text:span></text:p>
      <text:p text:style-name="P1"><text:span text:style-name="T1">OSS : not used it entire quantum </text:span></text:p>
      <text:p text:style-name="P1"><text:span text:style-name="T1">OSS : Putting process with PID 31393 into queue 0</text:span></text:p>
      <text:p text:style-name="P1"><text:span text:style-name="T1">OSS :<text:s text:c="2"/>Dispatching process with PID : 31393 from queue 1 at time 103:354841180</text:span></text:p>
      <text:p text:style-name="P1"><text:span text:style-name="T1">OSS : Total time this dispatch was 246</text:span></text:p>
      <text:p text:style-name="P1"><text:span text:style-name="T1">OSS : Reciving pid : 31393 executed 0</text:span></text:p>
      <text:p text:style-name="P1"><text:span text:style-name="T1">OSS : not used it entire quantum </text:span></text:p>
      <text:p text:style-name="P1"><text:span text:style-name="T1">OSS : Putting process with PID 31393 into queue 0</text:span></text:p>
      <text:p text:style-name="P1"><text:span text:style-name="T1">OSS :<text:s text:c="2"/>Dispatching process with PID : 31393 from queue 1 at time 103:354841933</text:span></text:p>
      <text:p text:style-name="P1"><text:span text:style-name="T1">OSS : Total time this dispatch was 753</text:span></text:p>
      <text:p text:style-name="P1"><text:span text:style-name="T1">OSS : Reciving pid : 31393 executed 5000000</text:span></text:p>
      <text:p text:style-name="P1"><text:span text:style-name="T1">OSS : not used it entire quantum </text:span></text:p>
      <text:p text:style-name="P1"><text:span text:style-name="T1">OSS : Putting process with PID 31393 into queue 0</text:span></text:p>
      <text:p text:style-name="P1"><text:span text:style-name="T1">OSS :<text:s text:c="2"/>Dispatching process with PID : 31393 from queue 1 at time 103:359842004</text:span></text:p>
      <text:p text:style-name="P1"><text:span text:style-name="T1">OSS : Total time this dispatch was 71</text:span></text:p>
      <text:p text:style-name="P1"><text:span text:style-name="T1">OSS : Reciving pid : 31393 executed 5000000</text:span></text:p>
      <text:p text:style-name="P1"><text:span text:style-name="T1">OSS : not used it entire quantum </text:span></text:p>
      <text:p text:style-name="P1"><text:span text:style-name="T1">OSS : Putting process with PID 31393 into queue 0</text:span></text:p>
      <text:p text:style-name="P1"><text:span text:style-name="T1">OSS :<text:s text:c="2"/>Dispatching process with PID : 31393 from queue 1 at time 103:364842308</text:span></text:p>
      <text:p text:style-name="P1"><text:span text:style-name="T1">OSS : Total time this dispatch was 304</text:span></text:p>
      <text:p text:style-name="P1"><text:span text:style-name="T1">OSS : Reciving pid : 31393 executed 0</text:span></text:p>
      <text:p text:style-name="P1"><text:span text:style-name="T1">OSS : not used it entire quantum </text:span></text:p>
      <text:p text:style-name="P1"><text:span text:style-name="T1">OSS : Putting process with PID 31393 into queue 0</text:span></text:p>
      <text:p text:style-name="P1"><text:span text:style-name="T1">OSS :<text:s text:c="2"/>Dispatching process with PID : 31393 from queue 1 at time 103:364842929</text:span></text:p>
      <text:p text:style-name="P1"><text:span text:style-name="T1">OSS : Total time this dispatch was 621</text:span></text:p>
      <text:p text:style-name="P1"><text:span text:style-name="T1">OSS : Reciving pid : 31393 executed 1549999</text:span></text:p>
      <text:p text:style-name="P1"><text:span text:style-name="T1">OSS : not used it entire quantum </text:span></text:p>
      <text:p text:style-name="P1"><text:span text:style-name="T1">OSS : Putting process with PID 31393 into queue 0</text:span></text:p>
      <text:p text:style-name="P1"><text:span text:style-name="T1">OSS :<text:s text:c="2"/>Dispatching process with PID : 31393 from queue 1 at time 103:366393635</text:span></text:p>
      <text:p text:style-name="P1"><text:span text:style-name="T1">OSS : Total time this dispatch was 707</text:span></text:p>
      <text:p text:style-name="P1"><text:span text:style-name="T1">OSS : Reciving pid : 31393 executed 4000000</text:span></text:p>
      <text:p text:style-name="P1"><text:span text:style-name="T1">OSS : not used it entire quantum </text:span></text:p>
      <text:p text:style-name="P1"><text:span text:style-name="T1">OSS : Putting process with PID 31393 into queue 0</text:span></text:p>
      <text:p text:style-name="P1"><text:span text:style-name="T1">OSS :<text:s text:c="2"/>Dispatching process with PID : 31393 from queue 1 at time 103:370393831</text:span></text:p>
      <text:p text:style-name="P1"><text:span text:style-name="T1">OSS : Total time this dispatch was 196</text:span></text:p>
      <text:p text:style-name="P1"><text:span text:style-name="T1">OSS : Reciving pid : 31393 executed 5000000</text:span></text:p>
      <text:p text:style-name="P1"><text:span text:style-name="T1">OSS : pid : 31393 completed execution CPU : 0.054550<text:s text:c="2"/>Total : 0.054558</text:span></text:p>
      <text:p text:style-name="P1"><text:span text:style-name="T1">OSS : Dispaching pid : 31392 from queue 1 at time 103:370394710</text:span></text:p>
      <text:p text:style-name="P1"><text:span text:style-name="T1">OSS : Total time this dispatch was 879</text:span></text:p>
      <text:p text:style-name="P1"><text:span text:style-name="T1">OSS : Reciving pid : 31392 executed 10000000</text:span></text:p>
      <text:p text:style-name="P1"><text:span text:style-name="T1">OSS : not used it entire quantum </text:span></text:p>
      <text:p text:style-name="P1"><text:span text:style-name="T1">OSS : Putting process with PID 31392 into queue 1</text:span></text:p>
      <text:p text:style-name="P1"><text:span text:style-name="T1">OSS : Dispaching pid : 31392 from queue 1 at time 103:380395090</text:span></text:p>
      <text:p text:style-name="P1"><text:span text:style-name="T1">OSS : Total time this dispatch was 380</text:span></text:p>
      <text:p text:style-name="P1"><text:span text:style-name="T1">OSS : Reciving pid : 31392 executed 0</text:span></text:p>
      <text:p text:style-name="P1"><text:span text:style-name="T1">OSS : not used it entire quantum </text:span></text:p>
      <text:p text:style-name="P1"><text:span text:style-name="T1">OSS : Putting process with PID 31392 into queue 1</text:span></text:p>
      <text:p text:style-name="P1"><text:span text:style-name="T1">OSS : Dispaching pid : 31392 from queue 1 at time 103:380395143</text:span></text:p>
      <text:p text:style-name="P1"><text:span text:style-name="T1">OSS : Total time this dispatch was 53</text:span></text:p>
      <text:p text:style-name="P1"><text:span text:style-name="T1">OSS : Reciving pid : 31392 executed 10000000</text:span></text:p>
      <text:p text:style-name="P1"><text:span text:style-name="T1">OSS : not used it entire quantum </text:span></text:p>
      <text:p text:style-name="P1"><text:span text:style-name="T1">OSS : Putting process with PID 31392 into queue 1</text:span></text:p>
      <text:p text:style-name="P1"><text:span text:style-name="T1">OSS : Dispaching pid : 31392 from queue 1 at time 103:390395816</text:span></text:p>
      <text:p text:style-name="P1"><text:span text:style-name="T1">OSS : Total time this dispatch was 673</text:span></text:p>
      <text:p text:style-name="P1"><text:span text:style-name="T1">OSS : Reciving pid : 31392 executed 0</text:span></text:p>
      <text:p text:style-name="P1"><text:span text:style-name="T1">OSS : not used it entire quantum </text:span></text:p>
      <text:p text:style-name="P1"><text:span text:style-name="T1">OSS : Putting process with PID 31392 into queue 1</text:span></text:p>
      <text:p text:style-name="P1"><text:span text:style-name="T1">OSS : Dispaching pid : 31392 from queue 1 at time 103:390396570</text:span></text:p>
      <text:p text:style-name="P1"><text:span text:style-name="T1">OSS : Total time this dispatch was 754</text:span></text:p>
      <text:p text:style-name="P1"><text:span text:style-name="T1">OSS : Reciving pid : 31392 executed 10000000</text:span></text:p>
      <text:p text:style-name="P1"><text:span text:style-name="T1">OSS : not used it entire quantum </text:span></text:p>
      <text:p text:style-name="P1"><text:span text:style-name="T1">OSS : Putting process with PID 31392 into queue 1</text:span></text:p>
      <text:p text:style-name="P1"><text:span text:style-name="T1">OSS : Dispaching pid : 31392 from queue 1 at time 103:400396740</text:span></text:p>
      <text:p text:style-name="P1"><text:span text:style-name="T1">OSS : Total time this dispatch was 170</text:span></text:p>
      <text:p text:style-name="P1"><text:span text:style-name="T1">OSS : Reciving pid : 31392 executed 0</text:span></text:p>
      <text:p text:style-name="P1"><text:span text:style-name="T1">OSS : not used it entire quantum </text:span></text:p>
      <text:p text:style-name="P1"><text:span text:style-name="T1">OSS : Putting process with PID 31392 into queue 1</text:span></text:p>
      <text:p text:style-name="P1"><text:span text:style-name="T1">OSS : Dispaching pid : 31392 from queue 1 at time 103:400396934</text:span></text:p>
      <text:p text:style-name="P1"><text:span text:style-name="T1">OSS : Total time this dispatch was 194</text:span></text:p>
      <text:p text:style-name="P1"><text:span text:style-name="T1">OSS : Reciving pid : 31392 executed 1990000000</text:span></text:p>
      <text:p text:style-name="P1"><text:span text:style-name="T1">OSS : pid : 31392 completed execution CPU : 2.020000<text:s text:c="2"/>Total : 2.069562</text:span></text:p>
      <text:p text:style-name="P1"><text:span text:style-name="T1">OSS : Generating process with PID 31394 and putting it in queue 1 at time 105:400398377</text:span></text:p>
      <text:p text:style-name="P1"><text:span text:style-name="T1">OSS : Dispaching pid : 31394 from queue 1 at time 105:400398556</text:span></text:p>
      <text:p text:style-name="P1"><text:span text:style-name="T1">OSS : Total time this dispatch was 2000001622</text:span></text:p>
      <text:p text:style-name="P1"><text:span text:style-name="T1">OSS : Reciving pid : 31394 executed 10000000</text:span></text:p>
      <text:p text:style-name="P1"><text:span text:style-name="T1">OSS : not used it entire quantum </text:span></text:p>
      <text:p text:style-name="P1"><text:span text:style-name="T1">OSS : Putting process with PID 31394 into queue 1</text:span></text:p>
      <text:p text:style-name="P1"><text:span text:style-name="T1">OSS : Dispaching pid : 31394 from queue 1 at time 105:410398873</text:span></text:p>
      <text:p text:style-name="P1"><text:span text:style-name="T1">OSS : Total time this dispatch was 317</text:span></text:p>
      <text:p text:style-name="P1"><text:span text:style-name="T1">OSS : Reciving pid : 31394 executed 0</text:span></text:p>
      <text:p text:style-name="P1"><text:span text:style-name="T1">OSS : not used it entire quantum </text:span></text:p>
      <text:p text:style-name="P1"><text:span text:style-name="T1">OSS : Putting process with PID 31394 into queue 1</text:span></text:p>
      <text:p text:style-name="P1"><text:span text:style-name="T1">OSS : Dispaching pid : 31394 from queue 1 at time 105:410399620</text:span></text:p>
      <text:p text:style-name="P1"><text:span text:style-name="T1">OSS : Total time this dispatch was 747</text:span></text:p>
      <text:p text:style-name="P1"><text:span text:style-name="T1">OSS : Reciving pid : 31394 executed 3053999872</text:span></text:p>
      <text:p text:style-name="P1"><text:span text:style-name="T1">OSS : pid : 31394 completed execution CPU : 3.064000<text:s text:c="2"/>Total : 3.064001</text:span></text:p>
      <text:p text:style-name="P1"><text:span text:style-name="T1">OSS : Generating process with PID 31395 and putting it in queue 1 at time 106:410400546</text:span></text:p>
      <text:p text:style-name="P1"><text:span text:style-name="T1">OSS : Dispaching pid : 31395 from queue 1 at time 106:410400854</text:span></text:p>
      <text:p text:style-name="P1"><text:span text:style-name="T1">OSS : Total time this dispatch was 1000001234</text:span></text:p>
      <text:p text:style-name="P1"><text:span text:style-name="T1">OSS : Reciving pid : 31395 executed 10000000</text:span></text:p>
      <text:p text:style-name="P1"><text:span text:style-name="T1">OSS : not used it entire quantum </text:span></text:p>
      <text:p text:style-name="P1"><text:span text:style-name="T1">OSS : Putting process with PID 31395 into queue 1</text:span></text:p>
      <text:p text:style-name="P1"><text:span text:style-name="T1">OSS : Dispaching pid : 31395 from queue 1 at time 106:420400938</text:span></text:p>
      <text:p text:style-name="P1"><text:span text:style-name="T1">OSS : Total time this dispatch was 84</text:span></text:p>
      <text:p text:style-name="P1"><text:span text:style-name="T1">OSS : Reciving pid : 31395 executed 0</text:span></text:p>
      <text:p text:style-name="P1"><text:span text:style-name="T1">OSS : not used it entire quantum </text:span></text:p>
      <text:p text:style-name="P1"><text:span text:style-name="T1">OSS : Putting process with PID 31395 into queue 1</text:span></text:p>
      <text:p text:style-name="P1"><text:span text:style-name="T1">OSS : Dispaching pid : 31395 from queue 1 at time 106:420401631</text:span></text:p>
      <text:p text:style-name="P1"><text:span text:style-name="T1">OSS : Total time this dispatch was 693</text:span></text:p>
      <text:p text:style-name="P1"><text:span text:style-name="T1">OSS : Reciving pid : 31395 executed 10000000</text:span></text:p>
      <text:p text:style-name="P1"><text:span text:style-name="T1">OSS : not used it entire quantum </text:span></text:p>
      <text:p text:style-name="P1"><text:span text:style-name="T1">OSS : Putting process with PID 31395 into queue 1</text:span></text:p>
      <text:p text:style-name="P1"><text:span text:style-name="T1">OSS : Dispaching pid : 31395 from queue 1 at time 106:430401932</text:span></text:p>
      <text:p text:style-name="P1"><text:span text:style-name="T1">OSS : Total time this dispatch was 301</text:span></text:p>
      <text:p text:style-name="P1"><text:span text:style-name="T1">OSS : Reciving pid : 31395 executed 0</text:span></text:p>
      <text:p text:style-name="P1"><text:span text:style-name="T1">OSS : not used it entire quantum </text:span></text:p>
      <text:p text:style-name="P1"><text:span text:style-name="T1">OSS : Putting process with PID 31395 into queue 1</text:span></text:p>
      <text:p text:style-name="P1"><text:span text:style-name="T1">OSS : Dispaching pid : 31395 from queue 1 at time 106:430402517</text:span></text:p>
      <text:p text:style-name="P1"><text:span text:style-name="T1">OSS : Total time this dispatch was 585</text:span></text:p>
      <text:p text:style-name="P1"><text:span text:style-name="T1">OSS : Reciving pid : 31395 executed 3799999</text:span></text:p>
      <text:p text:style-name="P1"><text:span text:style-name="T1">OSS : not used it entire quantum </text:span></text:p>
      <text:p text:style-name="P1"><text:span text:style-name="T1">OSS : Putting process with PID 31395 into queue 1</text:span></text:p>
      <text:p text:style-name="P1"><text:span text:style-name="T1">OSS : Dispaching pid : 31395 from queue 1 at time 106:434202827</text:span></text:p>
      <text:p text:style-name="P1"><text:span text:style-name="T1">OSS : Total time this dispatch was 311</text:span></text:p>
      <text:p text:style-name="P1"><text:span text:style-name="T1">OSS : Reciving pid : 31395 executed 3344999936</text:span></text:p>
      <text:p text:style-name="P1"><text:span text:style-name="T1">OSS : pid : 31395 completed execution CPU : 3.368800<text:s text:c="2"/>Total : 3.368802</text:span></text:p>
      <text:p text:style-name="P1"><text:span text:style-name="T1">OSS : Generating process with PID 31396 and putting it in queue 1 at time 108:434204211</text:span></text:p>
      <text:p text:style-name="P1"><text:span text:style-name="T1">OSS : Dispaching pid : 31396 from queue 1 at time 108:434204699</text:span></text:p>
      <text:p text:style-name="P1"><text:span text:style-name="T1">OSS : Total time this dispatch was 2000001872</text:span></text:p>
      <text:p text:style-name="P1"><text:span text:style-name="T1">OSS : Reciving pid : 31396 executed 3193000192</text:span></text:p>
      <text:p text:style-name="P1"><text:span text:style-name="T1">OSS : pid : 31396 completed execution CPU : 3.193000<text:s text:c="2"/>Total : 3.193000</text:span></text:p>
      <text:p text:style-name="P1"><text:span text:style-name="T1">OSS : Generating process with PID 31397 and putting it in queue 1 at time 108:434204699</text:span></text:p>
      <text:p text:style-name="P1"><text:span text:style-name="T1">OSS : Dispaching pid : 31397 from queue 1 at time 108:434204735</text:span></text:p>
      <text:p text:style-name="P1"><text:span text:style-name="T1">OSS : Total time this dispatch was 36</text:span></text:p>
      <text:p text:style-name="P1"><text:span text:style-name="T1">OSS : Reciving pid : 31397 executed 8100000</text:span></text:p>
      <text:p text:style-name="P1"><text:span text:style-name="T1">OSS : not used it entire quantum </text:span></text:p>
      <text:p text:style-name="P1"><text:span text:style-name="T1">OSS : Putting process with PID 31397 into queue 1</text:span></text:p>
      <text:p text:style-name="P1"><text:span text:style-name="T1">OSS : Generating process with PID 31398 and putting it in queue 1 at time 108:442304735</text:span></text:p>
      <text:p text:style-name="P1"><text:span text:style-name="T1">OSS : Dispaching pid : 31397 from queue 1 at time 108:442304824</text:span></text:p>
      <text:p text:style-name="P1"><text:span text:style-name="T1">OSS : Total time this dispatch was 89</text:span></text:p>
      <text:p text:style-name="P1"><text:span text:style-name="T1">OSS : Reciving pid : 31397 executed 2842999808</text:span></text:p>
      <text:p text:style-name="P1"><text:span text:style-name="T1">OSS : pid : 31397 completed execution CPU : 2.851100<text:s text:c="2"/>Total : 2.851100</text:span></text:p>
      <text:p text:style-name="P1"><text:span text:style-name="T1">OSS : Dispaching pid : 31398 from queue 1 at time 108:442305118</text:span></text:p>
      <text:p text:style-name="P1"><text:span text:style-name="T1">OSS : Total time this dispatch was 294</text:span></text:p>
      <text:p text:style-name="P1"><text:span text:style-name="T1">OSS : Reciving pid : 31398 executed 3076999936</text:span></text:p>
      <text:p text:style-name="P1"><text:span text:style-name="T1">OSS : pid : 31398 completed execution CPU : 3.077000<text:s text:c="2"/>Total : 3.077000</text:span></text:p>
      <text:p text:style-name="P1"><text:span text:style-name="T1">OSS : Generating process with PID 31399 and putting it in queue 0 at time 110:442305548</text:span></text:p>
      <text:p text:style-name="P1"><text:span text:style-name="T1">OSS :<text:s text:c="2"/>Dispatching process with PID : 31399 from queue 1 at time 110:442305634</text:span></text:p>
      <text:p text:style-name="P1"><text:span text:style-name="T1">OSS : Total time this dispatch was 2000000516</text:span></text:p>
      <text:p text:style-name="P1"><text:span text:style-name="T1">OSS : Reciving pid : 31399 executed 1482000000</text:span></text:p>
      <text:p text:style-name="P1"><text:span text:style-name="T1">OSS : pid : 31399 completed execution CPU : 1.482000<text:s text:c="2"/>Total : 1.482000</text:span></text:p>
      <text:p text:style-name="P1"><text:span text:style-name="T1">OSS : Generating process with PID 31400 and putting it in queue 1 at time 110:442305634</text:span></text:p>
      <text:p text:style-name="P1"><text:span text:style-name="T1">OSS : Dispaching pid : 31400 from queue 1 at time 110:442306251</text:span></text:p>
      <text:p text:style-name="P1"><text:span text:style-name="T1">OSS : Total time this dispatch was 617</text:span></text:p>
      <text:p text:style-name="P1"><text:span text:style-name="T1">OSS : Reciving pid : 31400 executed 10000000</text:span></text:p>
      <text:p text:style-name="P1"><text:span text:style-name="T1">OSS : not used it entire quantum </text:span></text:p>
      <text:p text:style-name="P1"><text:span text:style-name="T1">OSS : Putting process with PID 31400 into queue 1</text:span></text:p>
      <text:p text:style-name="P1"><text:span text:style-name="T1">OSS : Dispaching pid : 31400 from queue 1 at time 110:452306431</text:span></text:p>
      <text:p text:style-name="P1"><text:span text:style-name="T1">OSS : Total time this dispatch was 180</text:span></text:p>
      <text:p text:style-name="P1"><text:span text:style-name="T1">OSS : Reciving pid : 31400 executed 1860000000</text:span></text:p>
      <text:p text:style-name="P1"><text:span text:style-name="T1">OSS : pid : 31400 completed execution CPU : 1.870000<text:s text:c="2"/>Total : 1.870000</text:span></text:p>
      <text:p text:style-name="P1"><text:span text:style-name="T1">OSS : Generating process with PID 31401 and putting it in queue 1 at time 111:452306472</text:span></text:p>
      <text:p text:style-name="P1"><text:span text:style-name="T1">OSS : Dispaching pid : 31401 from queue 1 at time 111:452307262</text:span></text:p>
      <text:p text:style-name="P1"><text:span text:style-name="T1">OSS : Total time this dispatch was 1000000831</text:span></text:p>
      <text:p text:style-name="P1"><text:span text:style-name="T1">OSS : Reciving pid : 31401 executed 10000000</text:span></text:p>
      <text:p text:style-name="P1"><text:span text:style-name="T1">OSS : not used it entire quantum </text:span></text:p>
      <text:p text:style-name="P1"><text:span text:style-name="T1">OSS : Putting process with PID 31401 into queue 1</text:span></text:p>
      <text:p text:style-name="P1"><text:span text:style-name="T1">OSS : Generating process with PID 31402 and putting it in queue 1 at time 111:462307262</text:span></text:p>
      <text:p text:style-name="P1"><text:span text:style-name="T1">OSS : Dispaching pid : 31401 from queue 1 at time 111:462307745</text:span></text:p>
      <text:p text:style-name="P1"><text:span text:style-name="T1">OSS : Total time this dispatch was 483</text:span></text:p>
      <text:p text:style-name="P1"><text:span text:style-name="T1">OSS : Reciving pid : 31401 executed 10000000</text:span></text:p>
      <text:p text:style-name="P1"><text:span text:style-name="T1">OSS : not used it entire quantum </text:span></text:p>
      <text:p text:style-name="P1"><text:span text:style-name="T1">OSS : Putting process with PID 31401 into queue 1</text:span></text:p>
      <text:p text:style-name="P1"><text:span text:style-name="T1">OSS : Dispaching pid : 31402 from queue 1 at time 111:472308250</text:span></text:p>
      <text:p text:style-name="P1"><text:span text:style-name="T1">OSS : Total time this dispatch was 505</text:span></text:p>
      <text:p text:style-name="P1"><text:span text:style-name="T1">OSS : Reciving pid : 31402 executed 10000000</text:span></text:p>
      <text:p text:style-name="P1"><text:span text:style-name="T1">OSS : not used it entire quantum </text:span></text:p>
      <text:p text:style-name="P1"><text:span text:style-name="T1">OSS : Putting process with PID 31402 into queue 1</text:span></text:p>
      <text:p text:style-name="P1"><text:span text:style-name="T1">OSS : Dispaching pid : 31401 from queue 1 at time 111:482308820</text:span></text:p>
      <text:p text:style-name="P1"><text:span text:style-name="T1">OSS : Total time this dispatch was 570</text:span></text:p>
      <text:p text:style-name="P1"><text:span text:style-name="T1">OSS : Reciving pid : 31401 executed 5699999</text:span></text:p>
      <text:p text:style-name="P1"><text:span text:style-name="T1">OSS : not used it entire quantum </text:span></text:p>
      <text:p text:style-name="P1"><text:span text:style-name="T1">OSS : Putting process with PID 31401 into queue 1</text:span></text:p>
      <text:p text:style-name="P1"><text:span text:style-name="T1">OSS : Dispaching pid : 31402 from queue 1 at time 111:488008965</text:span></text:p>
      <text:p text:style-name="P1"><text:span text:style-name="T1">OSS : Total time this dispatch was 146</text:span></text:p>
      <text:p text:style-name="P1"><text:span text:style-name="T1">OSS : Reciving pid : 31402 executed 0</text:span></text:p>
      <text:p text:style-name="P1"><text:span text:style-name="T1">OSS : not used it entire quantum </text:span></text:p>
      <text:p text:style-name="P1"><text:span text:style-name="T1">OSS : Putting process with PID 31402 into queue 1</text:span></text:p>
      <text:p text:style-name="P1"><text:span text:style-name="T1">OSS : Dispaching pid : 31401 from queue 1 at time 111:488009022</text:span></text:p>
      <text:p text:style-name="P1"><text:span text:style-name="T1">OSS : Total time this dispatch was 57</text:span></text:p>
      <text:p text:style-name="P1"><text:span text:style-name="T1">OSS : Reciving pid : 31401 executed 10000000</text:span></text:p>
      <text:p text:style-name="P1"><text:span text:style-name="T1">OSS : not used it entire quantum </text:span></text:p>
      <text:p text:style-name="P1"><text:span text:style-name="T1">OSS : Putting process with PID 31401 into queue 1</text:span></text:p>
      <text:p text:style-name="P1"><text:span text:style-name="T1">OSS : Dispaching pid : 31402 from queue 1 at time 111:498009776</text:span></text:p>
      <text:p text:style-name="P1"><text:span text:style-name="T1">OSS : Total time this dispatch was 754</text:span></text:p>
      <text:p text:style-name="P1"><text:span text:style-name="T1">OSS : Reciving pid : 31402 executed 10000000</text:span></text:p>
      <text:p text:style-name="P1"><text:span text:style-name="T1">OSS : not used it entire quantum </text:span></text:p>
      <text:p text:style-name="P1"><text:span text:style-name="T1">OSS : Putting process with PID 31402 into queue 1</text:span></text:p>
      <text:p text:style-name="P1"><text:span text:style-name="T1">OSS : Dispaching pid : 31401 from queue 1 at time 111:508010338</text:span></text:p>
      <text:p text:style-name="P1"><text:span text:style-name="T1">OSS : Total time this dispatch was 562</text:span></text:p>
      <text:p text:style-name="P1"><text:span text:style-name="T1">OSS : Reciving pid : 31401 executed 10000000</text:span></text:p>
      <text:p text:style-name="P1"><text:span text:style-name="T1">OSS : not used it entire quantum </text:span></text:p>
      <text:p text:style-name="P1"><text:span text:style-name="T1">OSS : Putting process with PID 31401 into queue 1</text:span></text:p>
      <text:p text:style-name="P1"><text:span text:style-name="T1">OSS : Dispaching pid : 31402 from queue 1 at time 111:518011019</text:span></text:p>
      <text:p text:style-name="P1"><text:span text:style-name="T1">OSS : Total time this dispatch was 681</text:span></text:p>
      <text:p text:style-name="P1"><text:span text:style-name="T1">OSS : Reciving pid : 31402 executed 10000000</text:span></text:p>
      <text:p text:style-name="P1"><text:span text:style-name="T1">OSS : not used it entire quantum </text:span></text:p>
      <text:p text:style-name="P1"><text:span text:style-name="T1">OSS : Putting process with PID 31402 into queue 1</text:span></text:p>
      <text:p text:style-name="P1"><text:span text:style-name="T1">OSS : Dispaching pid : 31401 from queue 1 at time 111:528011613</text:span></text:p>
      <text:p text:style-name="P1"><text:span text:style-name="T1">OSS : Total time this dispatch was 594</text:span></text:p>
      <text:p text:style-name="P1"><text:span text:style-name="T1">OSS : Reciving pid : 31401 executed 10000000</text:span></text:p>
      <text:p text:style-name="P1"><text:span text:style-name="T1">OSS : pid : 31401 completed execution CPU : 0.055700<text:s text:c="2"/>Total : 0.085704</text:span></text:p>
      <text:p text:style-name="P1"><text:span text:style-name="T1">OSS : Dispaching pid : 31402 from queue 1 at time 111:528011917</text:span></text:p>
      <text:p text:style-name="P1"><text:span text:style-name="T1">OSS : Total time this dispatch was 304</text:span></text:p>
      <text:p text:style-name="P1"><text:span text:style-name="T1">OSS : Reciving pid : 31402 executed 10000000</text:span></text:p>
      <text:p text:style-name="P1"><text:span text:style-name="T1">OSS : not used it entire quantum </text:span></text:p>
      <text:p text:style-name="P1"><text:span text:style-name="T1">OSS : Putting process with PID 31402 into queue 1</text:span></text:p>
      <text:p text:style-name="P1"><text:span text:style-name="T1">OSS : Dispaching pid : 31402 from queue 1 at time 111:538012282</text:span></text:p>
      <text:p text:style-name="P1"><text:span text:style-name="T1">OSS : Total time this dispatch was 365</text:span></text:p>
      <text:p text:style-name="P1"><text:span text:style-name="T1">OSS : Reciving pid : 31402 executed 3937999872</text:span></text:p>
      <text:p text:style-name="P1"><text:span text:style-name="T1">OSS : pid : 31402 completed execution CPU : 3.978000<text:s text:c="2"/>Total : 4.003704</text:span></text:p>
      <text:p text:style-name="P1"><text:span text:style-name="T1">OSS : Generating process with PID 31403 and putting it in queue 1 at time 112:538012912</text:span></text:p>
      <text:p text:style-name="P1"><text:span text:style-name="T1">OSS : Dispaching pid : 31403 from queue 1 at time 112:538013632</text:span></text:p>
      <text:p text:style-name="P1"><text:span text:style-name="T1">OSS : Total time this dispatch was 1000001350</text:span></text:p>
      <text:p text:style-name="P1"><text:span text:style-name="T1">OSS : Reciving pid : 31403 executed 0</text:span></text:p>
      <text:p text:style-name="P1"><text:span text:style-name="T1">OSS : not used it entire quantum </text:span></text:p>
      <text:p text:style-name="P1"><text:span text:style-name="T1">OSS : Putting process with PID 31403 into queue 1</text:span></text:p>
      <text:p text:style-name="P1"><text:span text:style-name="T1">OSS : Dispaching pid : 31403 from queue 1 at time 112:538013850</text:span></text:p>
      <text:p text:style-name="P1"><text:span text:style-name="T1">OSS : Total time this dispatch was 218</text:span></text:p>
      <text:p text:style-name="P1"><text:span text:style-name="T1">OSS : Reciving pid : 31403 executed 2300000</text:span></text:p>
      <text:p text:style-name="P1"><text:span text:style-name="T1">OSS : not used it entire quantum </text:span></text:p>
      <text:p text:style-name="P1"><text:span text:style-name="T1">OSS : Putting process with PID 31403 into queue 1</text:span></text:p>
      <text:p text:style-name="P1"><text:span text:style-name="T1">OSS : Dispaching pid : 31403 from queue 1 at time 112:540314153</text:span></text:p>
      <text:p text:style-name="P1"><text:span text:style-name="T1">OSS : Total time this dispatch was 303</text:span></text:p>
      <text:p text:style-name="P1"><text:span text:style-name="T1">OSS : Reciving pid : 31403 executed 10000000</text:span></text:p>
      <text:p text:style-name="P1"><text:span text:style-name="T1">OSS : not used it entire quantum </text:span></text:p>
      <text:p text:style-name="P1"><text:span text:style-name="T1">OSS : Putting process with PID 31403 into queue 1</text:span></text:p>
      <text:p text:style-name="P1"><text:span text:style-name="T1">OSS : Dispaching pid : 31403 from queue 1 at time 112:550314485</text:span></text:p>
      <text:p text:style-name="P1"><text:span text:style-name="T1">OSS : Total time this dispatch was 332</text:span></text:p>
      <text:p text:style-name="P1"><text:span text:style-name="T1">OSS : Reciving pid : 31403 executed 6900000</text:span></text:p>
      <text:p text:style-name="P1"><text:span text:style-name="T1">OSS : not used it entire quantum </text:span></text:p>
      <text:p text:style-name="P1"><text:span text:style-name="T1">OSS : Putting process with PID 31403 into queue 1</text:span></text:p>
      <text:p text:style-name="P1"><text:span text:style-name="T1">OSS : Dispaching pid : 31403 from queue 1 at time 112:557214543</text:span></text:p>
      <text:p text:style-name="P1"><text:span text:style-name="T1">OSS : Total time this dispatch was 58</text:span></text:p>
      <text:p text:style-name="P1"><text:span text:style-name="T1">OSS : Reciving pid : 31403 executed 10000000</text:span></text:p>
      <text:p text:style-name="P1"><text:span text:style-name="T1">OSS : not used it entire quantum </text:span></text:p>
      <text:p text:style-name="P1"><text:span text:style-name="T1">OSS : Putting process with PID 31403 into queue 1</text:span></text:p>
      <text:p text:style-name="P1"><text:span text:style-name="T1">OSS : Dispaching pid : 31403 from queue 1 at time 112:567215338</text:span></text:p>
      <text:p text:style-name="P1"><text:span text:style-name="T1">OSS : Total time this dispatch was 795</text:span></text:p>
      <text:p text:style-name="P1"><text:span text:style-name="T1">OSS : Reciving pid : 31403 executed 10000000</text:span></text:p>
      <text:p text:style-name="P1"><text:span text:style-name="T1">OSS : not used it entire quantum </text:span></text:p>
      <text:p text:style-name="P1"><text:span text:style-name="T1">OSS : Putting process with PID 31403 into queue 1</text:span></text:p>
      <text:p text:style-name="P1"><text:span text:style-name="T1">OSS : Dispaching pid : 31403 from queue 1 at time 112:577215756</text:span></text:p>
      <text:p text:style-name="P1"><text:span text:style-name="T1">OSS : Total time this dispatch was 418</text:span></text:p>
      <text:p text:style-name="P1"><text:span text:style-name="T1">OSS : Reciving pid : 31403 executed 0</text:span></text:p>
      <text:p text:style-name="P1"><text:span text:style-name="T1">OSS : not used it entire quantum </text:span></text:p>
      <text:p text:style-name="P1"><text:span text:style-name="T1">OSS : Putting process with PID 31403 into queue 1</text:span></text:p>
      <text:p text:style-name="P1"><text:span text:style-name="T1">OSS : Dispaching pid : 31403 from queue 1 at time 112:577216677</text:span></text:p>
      <text:p text:style-name="P1"><text:span text:style-name="T1">OSS : Total time this dispatch was 921</text:span></text:p>
      <text:p text:style-name="P1"><text:span text:style-name="T1">OSS : Reciving pid : 31403 executed 0</text:span></text:p>
      <text:p text:style-name="P1"><text:span text:style-name="T1">OSS : not used it entire quantum </text:span></text:p>
      <text:p text:style-name="P1"><text:span text:style-name="T1">OSS : Putting process with PID 31403 into queue 1</text:span></text:p>
      <text:p text:style-name="P1"><text:span text:style-name="T1">OSS : Dispaching pid : 31403 from queue 1 at time 112:577216766</text:span></text:p>
      <text:p text:style-name="P1"><text:span text:style-name="T1">OSS : Total time this dispatch was 89</text:span></text:p>
      <text:p text:style-name="P1"><text:span text:style-name="T1">OSS : Reciving pid : 31403 executed 10000000</text:span></text:p>
      <text:p text:style-name="P1"><text:span text:style-name="T1">OSS : not used it entire quantum </text:span></text:p>
      <text:p text:style-name="P1"><text:span text:style-name="T1">OSS : Putting process with PID 31403 into queue 1</text:span></text:p>
      <text:p text:style-name="P1"><text:span text:style-name="T1">OSS : Dispaching pid : 31403 from queue 1 at time 112:587217153</text:span></text:p>
      <text:p text:style-name="P1"><text:span text:style-name="T1">OSS : Total time this dispatch was 387</text:span></text:p>
      <text:p text:style-name="P1"><text:span text:style-name="T1">OSS : Reciving pid : 31403 executed 1647000064</text:span></text:p>
      <text:p text:style-name="P1"><text:span text:style-name="T1">OSS : pid : 31403 completed execution CPU : 1.696200<text:s text:c="2"/>Total : 1.696204</text:span></text:p>
      <text:p text:style-name="P1"><text:span text:style-name="T1">OSS : Generating process with PID 31404 and putting it in queue 1 at time 113:587217607</text:span></text:p>
      <text:p text:style-name="P1"><text:span text:style-name="T1">OSS : Dispaching pid : 31404 from queue 1 at time 113:587217961</text:span></text:p>
      <text:p text:style-name="P1"><text:span text:style-name="T1">OSS : Total time this dispatch was 1000000808</text:span></text:p>
      <text:p text:style-name="P1"><text:span text:style-name="T1">OSS : Reciving pid : 31404 executed 0</text:span></text:p>
      <text:p text:style-name="P1"><text:span text:style-name="T1">OSS : not used it entire quantum </text:span></text:p>
      <text:p text:style-name="P1"><text:span text:style-name="T1">OSS : Putting process with PID 31404 into queue 1</text:span></text:p>
      <text:p text:style-name="P1"><text:span text:style-name="T1">OSS : Generating process with PID 31405 and putting it in queue 1 at time 113:587217961</text:span></text:p>
      <text:p text:style-name="P1"><text:span text:style-name="T1">OSS : Dispaching pid : 31404 from queue 1 at time 113:587218652</text:span></text:p>
      <text:p text:style-name="P1"><text:span text:style-name="T1">OSS : Total time this dispatch was 691</text:span></text:p>
      <text:p text:style-name="P1"><text:span text:style-name="T1">OSS : Reciving pid : 31404 executed 9100000</text:span></text:p>
      <text:p text:style-name="P1"><text:span text:style-name="T1">OSS : not used it entire quantum </text:span></text:p>
      <text:p text:style-name="P1"><text:span text:style-name="T1">OSS : Putting process with PID 31404 into queue 1</text:span></text:p>
      <text:p text:style-name="P1"><text:span text:style-name="T1">OSS : Dispaching pid : 31405 from queue 1 at time 113:596319408</text:span></text:p>
      <text:p text:style-name="P1"><text:span text:style-name="T1">OSS : Total time this dispatch was 756</text:span></text:p>
      <text:p text:style-name="P1"><text:span text:style-name="T1">OSS : Reciving pid : 31405 executed 4400000</text:span></text:p>
      <text:p text:style-name="P1"><text:span text:style-name="T1">OSS : not used it entire quantum </text:span></text:p>
      <text:p text:style-name="P1"><text:span text:style-name="T1">OSS : Putting process with PID 31405 into queue 1</text:span></text:p>
      <text:p text:style-name="P1"><text:span text:style-name="T1">OSS : Dispaching pid : 31404 from queue 1 at time 113:600720048</text:span></text:p>
      <text:p text:style-name="P1"><text:span text:style-name="T1">OSS : Total time this dispatch was 640</text:span></text:p>
      <text:p text:style-name="P1"><text:span text:style-name="T1">OSS : Reciving pid : 31404 executed 9100000</text:span></text:p>
      <text:p text:style-name="P1"><text:span text:style-name="T1">OSS : not used it entire quantum </text:span></text:p>
      <text:p text:style-name="P1"><text:span text:style-name="T1">OSS : Putting process with PID 31404 into queue 1</text:span></text:p>
      <text:p text:style-name="P1"><text:span text:style-name="T1">OSS : Dispaching pid : 31405 from queue 1 at time 113:609820310</text:span></text:p>
      <text:p text:style-name="P1"><text:span text:style-name="T1">OSS : Total time this dispatch was 262</text:span></text:p>
      <text:p text:style-name="P1"><text:span text:style-name="T1">OSS : Reciving pid : 31405 executed 10000000</text:span></text:p>
      <text:p text:style-name="P1"><text:span text:style-name="T1">OSS : not used it entire quantum </text:span></text:p>
      <text:p text:style-name="P1"><text:span text:style-name="T1">OSS : Putting process with PID 31405 into queue 1</text:span></text:p>
      <text:p text:style-name="P1"><text:span text:style-name="T1">OSS : Dispaching pid : 31404 from queue 1 at time 113:619821213</text:span></text:p>
      <text:p text:style-name="P1"><text:span text:style-name="T1">OSS : Total time this dispatch was 903</text:span></text:p>
      <text:p text:style-name="P1"><text:span text:style-name="T1">OSS : Reciving pid : 31404 executed 0</text:span></text:p>
      <text:p text:style-name="P1"><text:span text:style-name="T1">OSS : not used it entire quantum </text:span></text:p>
      <text:p text:style-name="P1"><text:span text:style-name="T1">OSS : Putting process with PID 31404 into queue 1</text:span></text:p>
      <text:p text:style-name="P1"><text:span text:style-name="T1">OSS : Dispaching pid : 31405 from queue 1 at time 113:619821911</text:span></text:p>
      <text:p text:style-name="P1"><text:span text:style-name="T1">OSS : Total time this dispatch was 698</text:span></text:p>
      <text:p text:style-name="P1"><text:span text:style-name="T1">OSS : Reciving pid : 31405 executed 100000</text:span></text:p>
      <text:p text:style-name="P1"><text:span text:style-name="T1">OSS : not used it entire quantum </text:span></text:p>
      <text:p text:style-name="P1"><text:span text:style-name="T1">OSS : Putting process with PID 31405 into queue 1</text:span></text:p>
      <text:p text:style-name="P1"><text:span text:style-name="T1">OSS : Dispaching pid : 31404 from queue 1 at time 113:619922279</text:span></text:p>
      <text:p text:style-name="P1"><text:span text:style-name="T1">OSS : Total time this dispatch was 368</text:span></text:p>
      <text:p text:style-name="P1"><text:span text:style-name="T1">OSS : Reciving pid : 31404 executed 500000</text:span></text:p>
      <text:p text:style-name="P1"><text:span text:style-name="T1">OSS : not used it entire quantum </text:span></text:p>
      <text:p text:style-name="P1"><text:span text:style-name="T1">OSS : Putting process with PID 31404 into queue 1</text:span></text:p>
      <text:p text:style-name="P1"><text:span text:style-name="T1">OSS : Dispaching pid : 31405 from queue 1 at time 113:620423096</text:span></text:p>
      <text:p text:style-name="P1"><text:span text:style-name="T1">OSS : Total time this dispatch was 817</text:span></text:p>
      <text:p text:style-name="P1"><text:span text:style-name="T1">OSS : Reciving pid : 31405 executed 10000000</text:span></text:p>
      <text:p text:style-name="P1"><text:span text:style-name="T1">OSS : not used it entire quantum </text:span></text:p>
      <text:p text:style-name="P1"><text:span text:style-name="T1">OSS : Putting process with PID 31405 into queue 1</text:span></text:p>
      <text:p text:style-name="P1"><text:span text:style-name="T1">OSS : Dispaching pid : 31404 from queue 1 at time 113:630423475</text:span></text:p>
      <text:p text:style-name="P1"><text:span text:style-name="T1">OSS : Total time this dispatch was 379</text:span></text:p>
      <text:p text:style-name="P1"><text:span text:style-name="T1">OSS : Reciving pid : 31404 executed 10000000</text:span></text:p>
      <text:p text:style-name="P1"><text:span text:style-name="T1">OSS : not used it entire quantum </text:span></text:p>
      <text:p text:style-name="P1"><text:span text:style-name="T1">OSS : Putting process with PID 31404 into queue 1</text:span></text:p>
      <text:p text:style-name="P1"><text:span text:style-name="T1">OSS : Dispaching pid : 31405 from queue 1 at time 113:640424438</text:span></text:p>
      <text:p text:style-name="P1"><text:span text:style-name="T1">OSS : Total time this dispatch was 963</text:span></text:p>
      <text:p text:style-name="P1"><text:span text:style-name="T1">OSS : Reciving pid : 31405 executed 9600000</text:span></text:p>
      <text:p text:style-name="P1"><text:span text:style-name="T1">OSS : not used it entire quantum </text:span></text:p>
      <text:p text:style-name="P1"><text:span text:style-name="T1">OSS : Putting process with PID 31405 into queue 1</text:span></text:p>
      <text:p text:style-name="P1"><text:span text:style-name="T1">OSS : Dispaching pid : 31404 from queue 1 at time 113:650024559</text:span></text:p>
      <text:p text:style-name="P1"><text:span text:style-name="T1">OSS : Total time this dispatch was 121</text:span></text:p>
      <text:p text:style-name="P1"><text:span text:style-name="T1">OSS : Reciving pid : 31404 executed 1000000</text:span></text:p>
      <text:p text:style-name="P1"><text:span text:style-name="T1">OSS : not used it entire quantum </text:span></text:p>
      <text:p text:style-name="P1"><text:span text:style-name="T1">OSS : Putting process with PID 31404 into queue 1</text:span></text:p>
      <text:p text:style-name="P1"><text:span text:style-name="T1">OSS : Dispaching pid : 31405 from queue 1 at time 113:651024655</text:span></text:p>
      <text:p text:style-name="P1"><text:span text:style-name="T1">OSS : Total time this dispatch was 96</text:span></text:p>
      <text:p text:style-name="P1"><text:span text:style-name="T1">OSS : Reciving pid : 31405 executed 286000000</text:span></text:p>
      <text:p text:style-name="P1"><text:span text:style-name="T1">OSS : pid : 31405 completed execution CPU : 0.320100<text:s text:c="2"/>Total : 0.340705</text:span></text:p>
      <text:p text:style-name="P1"><text:span text:style-name="T1">OSS : Dispaching pid : 31404 from queue 1 at time 113:651025248</text:span></text:p>
      <text:p text:style-name="P1"><text:span text:style-name="T1">OSS : Total time this dispatch was 593</text:span></text:p>
      <text:p text:style-name="P1"><text:span text:style-name="T1">OSS : Reciving pid : 31404 executed 0</text:span></text:p>
      <text:p text:style-name="P1"><text:span text:style-name="T1">OSS : not used it entire quantum </text:span></text:p>
      <text:p text:style-name="P1"><text:span text:style-name="T1">OSS : Putting process with PID 31404 into queue 1</text:span></text:p>
      <text:p text:style-name="P1"><text:span text:style-name="T1">OSS : Dispaching pid : 31404 from queue 1 at time 113:651025294</text:span></text:p>
      <text:p text:style-name="P1"><text:span text:style-name="T1">OSS : Total time this dispatch was 46</text:span></text:p>
      <text:p text:style-name="P1"><text:span text:style-name="T1">OSS : Reciving pid : 31404 executed 1000000</text:span></text:p>
      <text:p text:style-name="P1"><text:span text:style-name="T1">OSS : not used it entire quantum </text:span></text:p>
      <text:p text:style-name="P1"><text:span text:style-name="T1">OSS : Putting process with PID 31404 into queue 1</text:span></text:p>
      <text:p text:style-name="P1"><text:span text:style-name="T1">OSS : Dispaching pid : 31404 from queue 1 at time 113:652026171</text:span></text:p>
      <text:p text:style-name="P1"><text:span text:style-name="T1">OSS : Total time this dispatch was 877</text:span></text:p>
      <text:p text:style-name="P1"><text:span text:style-name="T1">OSS : Reciving pid : 31404 executed 3614000128</text:span></text:p>
      <text:p text:style-name="P1"><text:span text:style-name="T1">OSS : pid : 31404 completed execution CPU : 3.644700<text:s text:c="2"/>Total : 3.678808</text:span></text:p>
      <text:p text:style-name="P1"><text:span text:style-name="T1">OSS : Generating process with PID 31406 and putting it in queue 0 at time 115:652027452</text:span></text:p>
      <text:p text:style-name="P1"><text:span text:style-name="T1">OSS :<text:s text:c="2"/>Dispatching process with PID : 31406 from queue 1 at time 115:652027479</text:span></text:p>
      <text:p text:style-name="P1"><text:span text:style-name="T1">OSS : Total time this dispatch was 2000001308</text:span></text:p>
      <text:p text:style-name="P1"><text:span text:style-name="T1">OSS : Reciving pid : 31406 executed 5000000</text:span></text:p>
      <text:p text:style-name="P1"><text:span text:style-name="T1">OSS : not used it entire quantum </text:span></text:p>
      <text:p text:style-name="P1"><text:span text:style-name="T1">OSS : Putting process with PID 31406 into queue 0</text:span></text:p>
      <text:p text:style-name="P1"><text:span text:style-name="T1">OSS :<text:s text:c="2"/>Dispatching process with PID : 31406 from queue 1 at time 115:657027807</text:span></text:p>
      <text:p text:style-name="P1"><text:span text:style-name="T1">OSS : Total time this dispatch was 328</text:span></text:p>
      <text:p text:style-name="P1"><text:span text:style-name="T1">OSS : Reciving pid : 31406 executed 0</text:span></text:p>
      <text:p text:style-name="P1"><text:span text:style-name="T1">OSS : not used it entire quantum </text:span></text:p>
      <text:p text:style-name="P1"><text:span text:style-name="T1">OSS : Putting process with PID 31406 into queue 0</text:span></text:p>
      <text:p text:style-name="P1"><text:span text:style-name="T1">OSS :<text:s text:c="2"/>Dispatching process with PID : 31406 from queue 1 at time 115:657028574</text:span></text:p>
      <text:p text:style-name="P1"><text:span text:style-name="T1">OSS : Total time this dispatch was 767</text:span></text:p>
      <text:p text:style-name="P1"><text:span text:style-name="T1">OSS : Reciving pid : 31406 executed 5000000</text:span></text:p>
      <text:p text:style-name="P1"><text:span text:style-name="T1">OSS : not used it entire quantum </text:span></text:p>
      <text:p text:style-name="P1"><text:span text:style-name="T1">OSS : Putting process with PID 31406 into queue 0</text:span></text:p>
      <text:p text:style-name="P1"><text:span text:style-name="T1">OSS :<text:s text:c="2"/>Dispatching process with PID : 31406 from queue 1 at time 115:662029522</text:span></text:p>
      <text:p text:style-name="P1"><text:span text:style-name="T1">OSS : Total time this dispatch was 948</text:span></text:p>
      <text:p text:style-name="P1"><text:span text:style-name="T1">OSS : Reciving pid : 31406 executed 4300000</text:span></text:p>
      <text:p text:style-name="P1"><text:span text:style-name="T1">OSS : not used it entire quantum </text:span></text:p>
      <text:p text:style-name="P1"><text:span text:style-name="T1">OSS : Putting process with PID 31406 into queue 0</text:span></text:p>
      <text:p text:style-name="P1"><text:span text:style-name="T1">OSS :<text:s text:c="2"/>Dispatching process with PID : 31406 from queue 1 at time 115:666329940</text:span></text:p>
      <text:p text:style-name="P1"><text:span text:style-name="T1">OSS : Total time this dispatch was 418</text:span></text:p>
      <text:p text:style-name="P1"><text:span text:style-name="T1">OSS : Reciving pid : 31406 executed 538000000</text:span></text:p>
      <text:p text:style-name="P1"><text:span text:style-name="T1">OSS : pid : 31406 completed execution CPU : 0.552300<text:s text:c="2"/>Total : 0.552302</text:span></text:p>
      <text:p text:style-name="P1"><text:span text:style-name="T1">OSS : Generating process with PID 31407 and putting it in queue 1 at time 116:666330095</text:span></text:p>
      <text:p text:style-name="P1"><text:span text:style-name="T1">OSS : Dispaching pid : 31407 from queue 1 at time 116:666330533</text:span></text:p>
      <text:p text:style-name="P1"><text:span text:style-name="T1">OSS : Total time this dispatch was 1000000593</text:span></text:p>
      <text:p text:style-name="P1"><text:span text:style-name="T1">OSS : Reciving pid : 31407 executed 9000000</text:span></text:p>
      <text:p text:style-name="P1"><text:span text:style-name="T1">OSS : not used it entire quantum </text:span></text:p>
      <text:p text:style-name="P1"><text:span text:style-name="T1">OSS : Putting process with PID 31407 into queue 1</text:span></text:p>
      <text:p text:style-name="P1"><text:span text:style-name="T1">OSS : Dispaching pid : 31407 from queue 1 at time 116:675330642</text:span></text:p>
      <text:p text:style-name="P1"><text:span text:style-name="T1">OSS : Total time this dispatch was 109</text:span></text:p>
      <text:p text:style-name="P1"><text:span text:style-name="T1">OSS : Reciving pid : 31407 executed 10000000</text:span></text:p>
      <text:p text:style-name="P1"><text:span text:style-name="T1">OSS : not used it entire quantum </text:span></text:p>
      <text:p text:style-name="P1"><text:span text:style-name="T1">OSS : Putting process with PID 31407 into queue 1</text:span></text:p>
      <text:p text:style-name="P1"><text:span text:style-name="T1">OSS : Dispaching pid : 31407 from queue 1 at time 116:685331464</text:span></text:p>
      <text:p text:style-name="P1"><text:span text:style-name="T1">OSS : Total time this dispatch was 822</text:span></text:p>
      <text:p text:style-name="P1"><text:span text:style-name="T1">OSS : Reciving pid : 31407 executed 10000000</text:span></text:p>
      <text:p text:style-name="P1"><text:span text:style-name="T1">OSS : not used it entire quantum </text:span></text:p>
      <text:p text:style-name="P1"><text:span text:style-name="T1">OSS : Putting process with PID 31407 into queue 1</text:span></text:p>
      <text:p text:style-name="P1"><text:span text:style-name="T1">OSS : Dispaching pid : 31407 from queue 1 at time 116:695332038</text:span></text:p>
      <text:p text:style-name="P1"><text:span text:style-name="T1">OSS : Total time this dispatch was 574</text:span></text:p>
      <text:p text:style-name="P1"><text:span text:style-name="T1">OSS : Reciving pid : 31407 executed 5699999</text:span></text:p>
      <text:p text:style-name="P1"><text:span text:style-name="T1">OSS : not used it entire quantum </text:span></text:p>
      <text:p text:style-name="P1"><text:span text:style-name="T1">OSS : Putting process with PID 31407 into queue 1</text:span></text:p>
      <text:p text:style-name="P1"><text:span text:style-name="T1">OSS : Dispaching pid : 31407 from queue 1 at time 116:701032837</text:span></text:p>
      <text:p text:style-name="P1"><text:span text:style-name="T1">OSS : Total time this dispatch was 800</text:span></text:p>
      <text:p text:style-name="P1"><text:span text:style-name="T1">OSS : Reciving pid : 31407 executed 594000000</text:span></text:p>
      <text:p text:style-name="P1"><text:span text:style-name="T1">OSS : pid : 31407 completed execution CPU : 0.628700<text:s text:c="2"/>Total : 0.628702</text:span></text:p>
      <text:p text:style-name="P1"><text:span text:style-name="T1">OSS : Generating process with PID 31408 and putting it in queue 1 at time 118:701033629</text:span></text:p>
      <text:p text:style-name="P1"><text:span text:style-name="T1">OSS : Dispaching pid : 31408 from queue 1 at time 118:701033893</text:span></text:p>
      <text:p text:style-name="P1"><text:span text:style-name="T1">OSS : Total time this dispatch was 2000001056</text:span></text:p>
      <text:p text:style-name="P1"><text:span text:style-name="T1">OSS : Reciving pid : 31408 executed 1510000000</text:span></text:p>
      <text:p text:style-name="P1"><text:span text:style-name="T1">OSS : pid : 31408 completed execution CPU : 1.510000<text:s text:c="2"/>Total : 1.510000</text:span></text:p>
      <text:p text:style-name="P1"><text:span text:style-name="T1">OSS : Generating process with PID 31409 and putting it in queue 1 at time 120:701034679</text:span></text:p>
      <text:p text:style-name="P1"><text:span text:style-name="T1">OSS : Dispaching pid : 31409 from queue 1 at time 120:701035155</text:span></text:p>
      <text:p text:style-name="P1"><text:span text:style-name="T1">OSS : Total time this dispatch was 2000001262</text:span></text:p>
      <text:p text:style-name="P1"><text:span text:style-name="T1">OSS : Reciving pid : 31409 executed 124000000</text:span></text:p>
      <text:p text:style-name="P1"><text:span text:style-name="T1">OSS : pid : 31409 completed execution CPU : 0.124000<text:s text:c="2"/>Total : 0.124000</text:span></text:p>
      <text:p text:style-name="P1"><text:span text:style-name="T1">OSS : Generating process with PID 31410 and putting it in queue 1 at time 121:701035247</text:span></text:p>
      <text:p text:style-name="P1"><text:span text:style-name="T1">OSS : Dispaching pid : 31410 from queue 1 at time 121:701035569</text:span></text:p>
      <text:p text:style-name="P1"><text:span text:style-name="T1">OSS : Total time this dispatch was 1000000414</text:span></text:p>
      <text:p text:style-name="P1"><text:span text:style-name="T1">OSS : Reciving pid : 31410 executed 10000000</text:span></text:p>
      <text:p text:style-name="P1"><text:span text:style-name="T1">OSS : not used it entire quantum </text:span></text:p>
      <text:p text:style-name="P1"><text:span text:style-name="T1">OSS : Putting process with PID 31410 into queue 1</text:span></text:p>
      <text:p text:style-name="P1"><text:span text:style-name="T1">OSS : Generating process with PID 31411 and putting it in queue 0 at time 121:711035569</text:span></text:p>
      <text:p text:style-name="P1"><text:span text:style-name="T1">OSS :<text:s text:c="2"/>Dispatching process with PID : 31411 from queue 1 at time 121:711036072</text:span></text:p>
      <text:p text:style-name="P1"><text:span text:style-name="T1">OSS : Total time this dispatch was 503</text:span></text:p>
      <text:p text:style-name="P1"><text:span text:style-name="T1">OSS : Reciving pid : 31411 executed 3750000</text:span></text:p>
      <text:p text:style-name="P1"><text:span text:style-name="T1">OSS : not used it entire quantum </text:span></text:p>
      <text:p text:style-name="P1"><text:span text:style-name="T1">OSS : Putting process with PID 31411 into queue 0</text:span></text:p>
      <text:p text:style-name="P1"><text:span text:style-name="T1">OSS :<text:s text:c="2"/>Dispatching process with PID : 31411 from queue 1 at time 121:714786778</text:span></text:p>
      <text:p text:style-name="P1"><text:span text:style-name="T1">OSS : Total time this dispatch was 706</text:span></text:p>
      <text:p text:style-name="P1"><text:span text:style-name="T1">OSS : Reciving pid : 31411 executed 50000</text:span></text:p>
      <text:p text:style-name="P1"><text:span text:style-name="T1">OSS : not used it entire quantum </text:span></text:p>
      <text:p text:style-name="P1"><text:span text:style-name="T1">OSS : Putting process with PID 31411 into queue 0</text:span></text:p>
      <text:p text:style-name="P1"><text:span text:style-name="T1">OSS :<text:s text:c="2"/>Dispatching process with PID : 31411 from queue 1 at time 121:714837296</text:span></text:p>
      <text:p text:style-name="P1"><text:span text:style-name="T1">OSS : Total time this dispatch was 518</text:span></text:p>
      <text:p text:style-name="P1"><text:span text:style-name="T1">OSS : Reciving pid : 31411 executed 5000000</text:span></text:p>
      <text:p text:style-name="P1"><text:span text:style-name="T1">OSS : not used it entire quantum </text:span></text:p>
      <text:p text:style-name="P1"><text:span text:style-name="T1">OSS : Putting process with PID 31411 into queue 0</text:span></text:p>
      <text:p text:style-name="P1"><text:span text:style-name="T1">OSS :<text:s text:c="2"/>Dispatching process with PID : 31411 from queue 1 at time 121:719837479</text:span></text:p>
      <text:p text:style-name="P1"><text:span text:style-name="T1">OSS : Total time this dispatch was 183</text:span></text:p>
      <text:p text:style-name="P1"><text:span text:style-name="T1">OSS : Reciving pid : 31411 executed 5000000</text:span></text:p>
      <text:p text:style-name="P1"><text:span text:style-name="T1">OSS : not used it entire quantum </text:span></text:p>
      <text:p text:style-name="P1"><text:span text:style-name="T1">OSS : Putting process with PID 31411 into queue 0</text:span></text:p>
      <text:p text:style-name="P1"><text:span text:style-name="T1">OSS :<text:s text:c="2"/>Dispatching process with PID : 31411 from queue 1 at time 121:724837953</text:span></text:p>
      <text:p text:style-name="P1"><text:span text:style-name="T1">OSS : Total time this dispatch was 474</text:span></text:p>
      <text:p text:style-name="P1"><text:span text:style-name="T1">OSS : Reciving pid : 31411 executed 5000000</text:span></text:p>
      <text:p text:style-name="P1"><text:span text:style-name="T1">OSS : not used it entire quantum </text:span></text:p>
      <text:p text:style-name="P1"><text:span text:style-name="T1">OSS : Putting process with PID 31411 into queue 0</text:span></text:p>
      <text:p text:style-name="P1"><text:span text:style-name="T1">OSS :<text:s text:c="2"/>Dispatching process with PID : 31411 from queue 1 at time 121:729838771</text:span></text:p>
      <text:p text:style-name="P1"><text:span text:style-name="T1">OSS : Total time this dispatch was 818</text:span></text:p>
      <text:p text:style-name="P1"><text:span text:style-name="T1">OSS : Reciving pid : 31411 executed 5000000</text:span></text:p>
      <text:p text:style-name="P1"><text:span text:style-name="T1">OSS : not used it entire quantum </text:span></text:p>
      <text:p text:style-name="P1"><text:span text:style-name="T1">OSS : Putting process with PID 31411 into queue 0</text:span></text:p>
      <text:p text:style-name="P1"><text:span text:style-name="T1">OSS :<text:s text:c="2"/>Dispatching process with PID : 31411 from queue 1 at time 121:734839372</text:span></text:p>
      <text:p text:style-name="P1"><text:span text:style-name="T1">OSS : Total time this dispatch was 601</text:span></text:p>
      <text:p text:style-name="P1"><text:span text:style-name="T1">OSS : Reciving pid : 31411 executed 5000000</text:span></text:p>
      <text:p text:style-name="P1"><text:span text:style-name="T1">OSS : not used it entire quantum </text:span></text:p>
      <text:p text:style-name="P1"><text:span text:style-name="T1">OSS : Putting process with PID 31411 into queue 0</text:span></text:p>
      <text:p text:style-name="P1"><text:span text:style-name="T1">OSS :<text:s text:c="2"/>Dispatching process with PID : 31411 from queue 1 at time 121:739840353</text:span></text:p>
      <text:p text:style-name="P1"><text:span text:style-name="T1">OSS : Total time this dispatch was 981</text:span></text:p>
      <text:p text:style-name="P1"><text:span text:style-name="T1">OSS : Reciving pid : 31411 executed 5000000</text:span></text:p>
      <text:p text:style-name="P1"><text:span text:style-name="T1">OSS : not used it entire quantum </text:span></text:p>
      <text:p text:style-name="P1"><text:span text:style-name="T1">OSS : Putting process with PID 31411 into queue 0</text:span></text:p>
      <text:p text:style-name="P1"><text:span text:style-name="T1">OSS :<text:s text:c="2"/>Dispatching process with PID : 31411 from queue 1 at time 121:744840926</text:span></text:p>
      <text:p text:style-name="P1"><text:span text:style-name="T1">OSS : Total time this dispatch was 573</text:span></text:p>
      <text:p text:style-name="P1"><text:span text:style-name="T1">OSS : Reciving pid : 31411 executed 5000000</text:span></text:p>
      <text:p text:style-name="P1"><text:span text:style-name="T1">OSS : not used it entire quantum </text:span></text:p>
      <text:p text:style-name="P1"><text:span text:style-name="T1">OSS : Putting process with PID 31411 into queue 0</text:span></text:p>
      <text:p text:style-name="P1"><text:span text:style-name="T1">OSS :<text:s text:c="2"/>Dispatching process with PID : 31411 from queue 1 at time 121:749841428</text:span></text:p>
      <text:p text:style-name="P1"><text:span text:style-name="T1">OSS : Total time this dispatch was 502</text:span></text:p>
      <text:p text:style-name="P1"><text:span text:style-name="T1">OSS : Reciving pid : 31411 executed 5000000</text:span></text:p>
      <text:p text:style-name="P1"><text:span text:style-name="T1">OSS : not used it entire quantum </text:span></text:p>
      <text:p text:style-name="P1"><text:span text:style-name="T1">OSS : Putting process with PID 31411 into queue 0</text:span></text:p>
      <text:p text:style-name="P1"><text:span text:style-name="T1">OSS :<text:s text:c="2"/>Dispatching process with PID : 31411 from queue 1 at time 121:754841847</text:span></text:p>
      <text:p text:style-name="P1"><text:span text:style-name="T1">OSS : Total time this dispatch was 419</text:span></text:p>
      <text:p text:style-name="P1"><text:span text:style-name="T1">OSS : Reciving pid : 31411 executed 3799999</text:span></text:p>
      <text:p text:style-name="P1"><text:span text:style-name="T1">OSS : not used it entire quantum </text:span></text:p>
      <text:p text:style-name="P1"><text:span text:style-name="T1">OSS : Putting process with PID 31411 into queue 0</text:span></text:p>
      <text:p text:style-name="P1"><text:span text:style-name="T1">OSS :<text:s text:c="2"/>Dispatching process with PID : 31411 from queue 1 at time 121:758641880</text:span></text:p>
      <text:p text:style-name="P1"><text:span text:style-name="T1">OSS : Total time this dispatch was 34</text:span></text:p>
      <text:p text:style-name="P1"><text:span text:style-name="T1">OSS : Reciving pid : 31411 executed 550000</text:span></text:p>
      <text:p text:style-name="P1"><text:span text:style-name="T1">OSS : not used it entire quantum </text:span></text:p>
      <text:p text:style-name="P1"><text:span text:style-name="T1">OSS : Putting process with PID 31411 into queue 0</text:span></text:p>
      <text:p text:style-name="P1"><text:span text:style-name="T1">OSS :<text:s text:c="2"/>Dispatching process with PID : 31411 from queue 1 at time 121:759192556</text:span></text:p>
      <text:p text:style-name="P1"><text:span text:style-name="T1">OSS : Total time this dispatch was 676</text:span></text:p>
      <text:p text:style-name="P1"><text:span text:style-name="T1">OSS : Reciving pid : 31411 executed 5000000</text:span></text:p>
      <text:p text:style-name="P1"><text:span text:style-name="T1">OSS : pid : 31411 completed execution CPU : 0.053150<text:s text:c="2"/>Total : 0.053156</text:span></text:p>
      <text:p text:style-name="P1"><text:span text:style-name="T1">OSS : Dispaching pid : 31410 from queue 1 at time 121:759193549</text:span></text:p>
      <text:p text:style-name="P1"><text:span text:style-name="T1">OSS : Total time this dispatch was 993</text:span></text:p>
      <text:p text:style-name="P1"><text:span text:style-name="T1">OSS : Reciving pid : 31410 executed 10000000</text:span></text:p>
      <text:p text:style-name="P1"><text:span text:style-name="T1">OSS : not used it entire quantum </text:span></text:p>
      <text:p text:style-name="P1"><text:span text:style-name="T1">OSS : Putting process with PID 31410 into queue 1</text:span></text:p>
      <text:p text:style-name="P1"><text:span text:style-name="T1">OSS : Dispaching pid : 31410 from queue 1 at time 121:769193735</text:span></text:p>
      <text:p text:style-name="P1"><text:span text:style-name="T1">OSS : Total time this dispatch was 186</text:span></text:p>
      <text:p text:style-name="P1"><text:span text:style-name="T1">OSS : Reciving pid : 31410 executed 10000000</text:span></text:p>
      <text:p text:style-name="P1"><text:span text:style-name="T1">OSS : not used it entire quantum </text:span></text:p>
      <text:p text:style-name="P1"><text:span text:style-name="T1">OSS : Putting process with PID 31410 into queue 1</text:span></text:p>
      <text:p text:style-name="P1"><text:span text:style-name="T1">OSS : Dispaching pid : 31410 from queue 1 at time 121:779194342</text:span></text:p>
      <text:p text:style-name="P1"><text:span text:style-name="T1">OSS : Total time this dispatch was 607</text:span></text:p>
      <text:p text:style-name="P1"><text:span text:style-name="T1">OSS : Reciving pid : 31410 executed 10000000</text:span></text:p>
      <text:p text:style-name="P1"><text:span text:style-name="T1">OSS : not used it entire quantum </text:span></text:p>
      <text:p text:style-name="P1"><text:span text:style-name="T1">OSS : Putting process with PID 31410 into queue 1</text:span></text:p>
      <text:p text:style-name="P1"><text:span text:style-name="T1">OSS : Dispaching pid : 31410 from queue 1 at time 121:789194902</text:span></text:p>
      <text:p text:style-name="P1"><text:span text:style-name="T1">OSS : Total time this dispatch was 560</text:span></text:p>
      <text:p text:style-name="P1"><text:span text:style-name="T1">OSS : Reciving pid : 31410 executed 0</text:span></text:p>
      <text:p text:style-name="P1"><text:span text:style-name="T1">OSS : not used it entire quantum </text:span></text:p>
      <text:p text:style-name="P1"><text:span text:style-name="T1">OSS : Putting process with PID 31410 into queue 1</text:span></text:p>
      <text:p text:style-name="P1"><text:span text:style-name="T1">OSS : Dispaching pid : 31410 from queue 1 at time 121:789195503</text:span></text:p>
      <text:p text:style-name="P1"><text:span text:style-name="T1">OSS : Total time this dispatch was 601</text:span></text:p>
      <text:p text:style-name="P1"><text:span text:style-name="T1">OSS : Reciving pid : 31410 executed 6100000</text:span></text:p>
      <text:p text:style-name="P1"><text:span text:style-name="T1">OSS : not used it entire quantum </text:span></text:p>
      <text:p text:style-name="P1"><text:span text:style-name="T1">OSS : Putting process with PID 31410 into queue 1</text:span></text:p>
      <text:p text:style-name="P1"><text:span text:style-name="T1">OSS : Dispaching pid : 31410 from queue 1 at time 121:795295943</text:span></text:p>
      <text:p text:style-name="P1"><text:span text:style-name="T1">OSS : Total time this dispatch was 440</text:span></text:p>
      <text:p text:style-name="P1"><text:span text:style-name="T1">OSS : Reciving pid : 31410 executed 1100000</text:span></text:p>
      <text:p text:style-name="P1"><text:span text:style-name="T1">OSS : not used it entire quantum </text:span></text:p>
      <text:p text:style-name="P1"><text:span text:style-name="T1">OSS : Putting process with PID 31410 into queue 1</text:span></text:p>
      <text:p text:style-name="P1"><text:span text:style-name="T1">OSS : Dispaching pid : 31410 from queue 1 at time 121:796396767</text:span></text:p>
      <text:p text:style-name="P1"><text:span text:style-name="T1">OSS : Total time this dispatch was 824</text:span></text:p>
      <text:p text:style-name="P1"><text:span text:style-name="T1">OSS : Reciving pid : 31410 executed 10000000</text:span></text:p>
      <text:p text:style-name="P1"><text:span text:style-name="T1">OSS : pid : 31410 completed execution CPU : 0.057200<text:s text:c="2"/>Total : 0.105361</text:span></text:p>
      <text:p text:style-name="P1"><text:span text:style-name="T1">OSS : Generating process with PID 31412 and putting it in queue 1 at time 123:796398298</text:span></text:p>
      <text:p text:style-name="P1"><text:span text:style-name="T1">OSS : Dispaching pid : 31412 from queue 1 at time 123:796398570</text:span></text:p>
      <text:p text:style-name="P1"><text:span text:style-name="T1">OSS : Total time this dispatch was 2000001803</text:span></text:p>
      <text:p text:style-name="P1"><text:span text:style-name="T1">OSS : Reciving pid : 31412 executed 3387000064</text:span></text:p>
      <text:p text:style-name="P1"><text:span text:style-name="T1">OSS : pid : 31412 completed execution CPU : 3.387000<text:s text:c="2"/>Total : 3.387000</text:span></text:p>
      <text:p text:style-name="P1"><text:span text:style-name="T1">OSS : Generating process with PID 31413 and putting it in queue 1 at time 124:796399483</text:span></text:p>
      <text:p text:style-name="P1"><text:span text:style-name="T1">OSS : Dispaching pid : 31413 from queue 1 at time 124:796400070</text:span></text:p>
      <text:p text:style-name="P1"><text:span text:style-name="T1">OSS : Total time this dispatch was 1000001500</text:span></text:p>
      <text:p text:style-name="P1"><text:span text:style-name="T1">OSS : Reciving pid : 31413 executed 10000000</text:span></text:p>
      <text:p text:style-name="P1"><text:span text:style-name="T1">OSS : not used it entire quantum </text:span></text:p>
      <text:p text:style-name="P1"><text:span text:style-name="T1">OSS : Putting process with PID 31413 into queue 1</text:span></text:p>
      <text:p text:style-name="P1"><text:span text:style-name="T1">OSS : Dispaching pid : 31413 from queue 1 at time 124:806400304</text:span></text:p>
      <text:p text:style-name="P1"><text:span text:style-name="T1">OSS : Total time this dispatch was 234</text:span></text:p>
      <text:p text:style-name="P1"><text:span text:style-name="T1">OSS : Reciving pid : 31413 executed 6499999</text:span></text:p>
      <text:p text:style-name="P1"><text:span text:style-name="T1">OSS : not used it entire quantum </text:span></text:p>
      <text:p text:style-name="P1"><text:span text:style-name="T1">OSS : Putting process with PID 31413 into queue 1</text:span></text:p>
      <text:p text:style-name="P1"><text:span text:style-name="T1">OSS : Dispaching pid : 31413 from queue 1 at time 124:812901292</text:span></text:p>
      <text:p text:style-name="P1"><text:span text:style-name="T1">OSS : Total time this dispatch was 989</text:span></text:p>
      <text:p text:style-name="P1"><text:span text:style-name="T1">OSS : Reciving pid : 31413 executed 722000000</text:span></text:p>
      <text:p text:style-name="P1"><text:span text:style-name="T1">OSS : pid : 31413 completed execution CPU : 0.738500<text:s text:c="2"/>Total : 0.738501</text:span></text:p>
      <text:p text:style-name="P1"><text:span text:style-name="T1">OSS : Generating process with PID 31414 and putting it in queue 1 at time 126:812902323</text:span></text:p>
      <text:p text:style-name="P1"><text:span text:style-name="T1">OSS : Dispaching pid : 31414 from queue 1 at time 126:812902738</text:span></text:p>
      <text:p text:style-name="P1"><text:span text:style-name="T1">OSS : Total time this dispatch was 2000001446</text:span></text:p>
      <text:p text:style-name="P1"><text:span text:style-name="T1">OSS : Reciving pid : 31414 executed 10000000</text:span></text:p>
      <text:p text:style-name="P1"><text:span text:style-name="T1">OSS : not used it entire quantum </text:span></text:p>
      <text:p text:style-name="P1"><text:span text:style-name="T1">OSS : Putting process with PID 31414 into queue 1</text:span></text:p>
      <text:p text:style-name="P1"><text:span text:style-name="T1">OSS : Dispaching pid : 31414 from queue 1 at time 126:822903416</text:span></text:p>
      <text:p text:style-name="P1"><text:span text:style-name="T1">OSS : Total time this dispatch was 678</text:span></text:p>
      <text:p text:style-name="P1"><text:span text:style-name="T1">OSS : Reciving pid : 31414 executed 1600000</text:span></text:p>
      <text:p text:style-name="P1"><text:span text:style-name="T1">OSS : not used it entire quantum </text:span></text:p>
      <text:p text:style-name="P1"><text:span text:style-name="T1">OSS : Putting process with PID 31414 into queue 1</text:span></text:p>
      <text:p text:style-name="P1"><text:span text:style-name="T1">OSS : Dispaching pid : 31414 from queue 1 at time 126:824503643</text:span></text:p>
      <text:p text:style-name="P1"><text:span text:style-name="T1">OSS : Total time this dispatch was 227</text:span></text:p>
      <text:p text:style-name="P1"><text:span text:style-name="T1">OSS : Reciving pid : 31414 executed 10000000</text:span></text:p>
      <text:p text:style-name="P1"><text:span text:style-name="T1">OSS : not used it entire quantum </text:span></text:p>
      <text:p text:style-name="P1"><text:span text:style-name="T1">OSS : Putting process with PID 31414 into queue 1</text:span></text:p>
      <text:p text:style-name="P1"><text:span text:style-name="T1">OSS : Dispaching pid : 31414 from queue 1 at time 126:834504391</text:span></text:p>
      <text:p text:style-name="P1"><text:span text:style-name="T1">OSS : Total time this dispatch was 748</text:span></text:p>
      <text:p text:style-name="P1"><text:span text:style-name="T1">OSS : Reciving pid : 31414 executed 10000000</text:span></text:p>
      <text:p text:style-name="P1"><text:span text:style-name="T1">OSS : not used it entire quantum </text:span></text:p>
      <text:p text:style-name="P1"><text:span text:style-name="T1">OSS : Putting process with PID 31414 into queue 1</text:span></text:p>
      <text:p text:style-name="P1"><text:span text:style-name="T1">OSS : Dispaching pid : 31414 from queue 1 at time 126:844504642</text:span></text:p>
      <text:p text:style-name="P1"><text:span text:style-name="T1">OSS : Total time this dispatch was 251</text:span></text:p>
      <text:p text:style-name="P1"><text:span text:style-name="T1">OSS : Reciving pid : 31414 executed 10000000</text:span></text:p>
      <text:p text:style-name="P1"><text:span text:style-name="T1">OSS : not used it entire quantum </text:span></text:p>
      <text:p text:style-name="P1"><text:span text:style-name="T1">OSS : Putting process with PID 31414 into queue 1</text:span></text:p>
      <text:p text:style-name="P1"><text:span text:style-name="T1">OSS : Dispaching pid : 31414 from queue 1 at time 126:854505371</text:span></text:p>
      <text:p text:style-name="P1"><text:span text:style-name="T1">OSS : Total time this dispatch was 729</text:span></text:p>
      <text:p text:style-name="P1"><text:span text:style-name="T1">OSS : Reciving pid : 31414 executed 3069999872</text:span></text:p>
      <text:p text:style-name="P1"><text:span text:style-name="T1">OSS : pid : 31414 completed execution CPU : 3.111600<text:s text:c="2"/>Total : 3.111603</text:span></text:p>
      <text:p text:style-name="P1"><text:span text:style-name="T1">OSS : Generating process with PID 31415 and putting it in queue 1 at time 127:854505538</text:span></text:p>
      <text:p text:style-name="P1"><text:span text:style-name="T1">OSS : Dispaching pid : 31415 from queue 1 at time 127:854506051</text:span></text:p>
      <text:p text:style-name="P1"><text:span text:style-name="T1">OSS : Total time this dispatch was 1000000680</text:span></text:p>
      <text:p text:style-name="P1"><text:span text:style-name="T1">OSS : Reciving pid : 31415 executed 900000</text:span></text:p>
      <text:p text:style-name="P1"><text:span text:style-name="T1">OSS : not used it entire quantum </text:span></text:p>
      <text:p text:style-name="P1"><text:span text:style-name="T1">OSS : Putting process with PID 31415 into queue 1</text:span></text:p>
      <text:p text:style-name="P1"><text:span text:style-name="T1">OSS : Dispaching pid : 31415 from queue 1 at time 127:855406874</text:span></text:p>
      <text:p text:style-name="P1"><text:span text:style-name="T1">OSS : Total time this dispatch was 823</text:span></text:p>
      <text:p text:style-name="P1"><text:span text:style-name="T1">OSS : Reciving pid : 31415 executed 10000000</text:span></text:p>
      <text:p text:style-name="P1"><text:span text:style-name="T1">OSS : not used it entire quantum </text:span></text:p>
      <text:p text:style-name="P1"><text:span text:style-name="T1">OSS : Putting process with PID 31415 into queue 1</text:span></text:p>
      <text:p text:style-name="P1"><text:span text:style-name="T1">OSS : Dispaching pid : 31415 from queue 1 at time 127:865406887</text:span></text:p>
      <text:p text:style-name="P1"><text:span text:style-name="T1">OSS : Total time this dispatch was 13</text:span></text:p>
      <text:p text:style-name="P1"><text:span text:style-name="T1">OSS : Reciving pid : 31415 executed 10000000</text:span></text:p>
      <text:p text:style-name="P1"><text:span text:style-name="T1">OSS : not used it entire quantum </text:span></text:p>
      <text:p text:style-name="P1"><text:span text:style-name="T1">OSS : Putting process with PID 31415 into queue 1</text:span></text:p>
      <text:p text:style-name="P1"><text:span text:style-name="T1">OSS : Dispaching pid : 31415 from queue 1 at time 127:875406960</text:span></text:p>
      <text:p text:style-name="P1"><text:span text:style-name="T1">OSS : Total time this dispatch was 73</text:span></text:p>
      <text:p text:style-name="P1"><text:span text:style-name="T1">OSS : Reciving pid : 31415 executed 10000000</text:span></text:p>
      <text:p text:style-name="P1"><text:span text:style-name="T1">OSS : not used it entire quantum </text:span></text:p>
      <text:p text:style-name="P1"><text:span text:style-name="T1">OSS : Putting process with PID 31415 into queue 1</text:span></text:p>
      <text:p text:style-name="P1"><text:span text:style-name="T1">OSS : Dispaching pid : 31415 from queue 1 at time 127:885407384</text:span></text:p>
      <text:p text:style-name="P1"><text:span text:style-name="T1">OSS : Total time this dispatch was 424</text:span></text:p>
      <text:p text:style-name="P1"><text:span text:style-name="T1">OSS : Reciving pid : 31415 executed 10000000</text:span></text:p>
      <text:p text:style-name="P1"><text:span text:style-name="T1">OSS : not used it entire quantum </text:span></text:p>
      <text:p text:style-name="P1"><text:span text:style-name="T1">OSS : Putting process with PID 31415 into queue 1</text:span></text:p>
      <text:p text:style-name="P1"><text:span text:style-name="T1">OSS : Dispaching pid : 31415 from queue 1 at time 127:895408189</text:span></text:p>
      <text:p text:style-name="P1"><text:span text:style-name="T1">OSS : Total time this dispatch was 805</text:span></text:p>
      <text:p text:style-name="P1"><text:span text:style-name="T1">OSS : Reciving pid : 31415 executed 10000000</text:span></text:p>
      <text:p text:style-name="P1"><text:span text:style-name="T1">OSS : pid : 31415 completed execution CPU : 0.050900<text:s text:c="2"/>Total : 0.050902</text:span></text:p>
      <text:p text:style-name="P1"><text:span text:style-name="T1">OSS : Generating process with PID 31416 and putting it in queue 1 at time 129:895408950</text:span></text:p>
      <text:p text:style-name="P1"><text:span text:style-name="T1">OSS : Dispaching pid : 31416 from queue 1 at time 129:895409296</text:span></text:p>
      <text:p text:style-name="P1"><text:span text:style-name="T1">OSS : Total time this dispatch was 2000001107</text:span></text:p>
      <text:p text:style-name="P1"><text:span text:style-name="T1">OSS : Reciving pid : 31416 executed 3099999</text:span></text:p>
      <text:p text:style-name="P1"><text:span text:style-name="T1">OSS : not used it entire quantum </text:span></text:p>
      <text:p text:style-name="P1"><text:span text:style-name="T1">OSS : Putting process with PID 31416 into queue 1</text:span></text:p>
      <text:p text:style-name="P1"><text:span text:style-name="T1">OSS : Dispaching pid : 31416 from queue 1 at time 129:898509520</text:span></text:p>
      <text:p text:style-name="P1"><text:span text:style-name="T1">OSS : Total time this dispatch was 225</text:span></text:p>
      <text:p text:style-name="P1"><text:span text:style-name="T1">OSS : Reciving pid : 31416 executed 8500000</text:span></text:p>
      <text:p text:style-name="P1"><text:span text:style-name="T1">OSS : not used it entire quantum </text:span></text:p>
      <text:p text:style-name="P1"><text:span text:style-name="T1">OSS : Putting process with PID 31416 into queue 1</text:span></text:p>
      <text:p text:style-name="P1"><text:span text:style-name="T1">OSS : Dispaching pid : 31416 from queue 1 at time 129:907009855</text:span></text:p>
      <text:p text:style-name="P1"><text:span text:style-name="T1">OSS : Total time this dispatch was 335</text:span></text:p>
      <text:p text:style-name="P1"><text:span text:style-name="T1">OSS : Reciving pid : 31416 executed 3505000192</text:span></text:p>
      <text:p text:style-name="P1"><text:span text:style-name="T1">OSS : pid : 31416 completed execution CPU : 3.516600<text:s text:c="2"/>Total : 3.516601</text:span></text:p>
      <text:p text:style-name="P1"><text:span text:style-name="T1">OSS : Generating process with PID 31417 and putting it in queue 1 at time 131:907010450</text:span></text:p>
      <text:p text:style-name="P1"><text:span text:style-name="T1">OSS : Dispaching pid : 31417 from queue 1 at time 131:907010811</text:span></text:p>
      <text:p text:style-name="P1"><text:span text:style-name="T1">OSS : Total time this dispatch was 2000000956</text:span></text:p>
      <text:p text:style-name="P1"><text:span text:style-name="T1">OSS : Reciving pid : 31417 executed 10000000</text:span></text:p>
      <text:p text:style-name="P1"><text:span text:style-name="T1">OSS : not used it entire quantum </text:span></text:p>
      <text:p text:style-name="P1"><text:span text:style-name="T1">OSS : Putting process with PID 31417 into queue 1</text:span></text:p>
      <text:p text:style-name="P1"><text:span text:style-name="T1">OSS : Dispaching pid : 31417 from queue 1 at time 131:917011175</text:span></text:p>
      <text:p text:style-name="P1"><text:span text:style-name="T1">OSS : Total time this dispatch was 364</text:span></text:p>
      <text:p text:style-name="P1"><text:span text:style-name="T1">OSS : Reciving pid : 31417 executed 10000000</text:span></text:p>
      <text:p text:style-name="P1"><text:span text:style-name="T1">OSS : not used it entire quantum </text:span></text:p>
      <text:p text:style-name="P1"><text:span text:style-name="T1">OSS : Putting process with PID 31417 into queue 1</text:span></text:p>
      <text:p text:style-name="P1"><text:span text:style-name="T1">OSS : Dispaching pid : 31417 from queue 1 at time 131:927011574</text:span></text:p>
      <text:p text:style-name="P1"><text:span text:style-name="T1">OSS : Total time this dispatch was 399</text:span></text:p>
      <text:p text:style-name="P1"><text:span text:style-name="T1">OSS : Reciving pid : 31417 executed 10000000</text:span></text:p>
      <text:p text:style-name="P1"><text:span text:style-name="T1">OSS : not used it entire quantum </text:span></text:p>
      <text:p text:style-name="P1"><text:span text:style-name="T1">OSS : Putting process with PID 31417 into queue 1</text:span></text:p>
      <text:p text:style-name="P1"><text:span text:style-name="T1">OSS : Dispaching pid : 31417 from queue 1 at time 131:937011794</text:span></text:p>
      <text:p text:style-name="P1"><text:span text:style-name="T1">OSS : Total time this dispatch was 220</text:span></text:p>
      <text:p text:style-name="P1"><text:span text:style-name="T1">OSS : Reciving pid : 31417 executed 9100000</text:span></text:p>
      <text:p text:style-name="P1"><text:span text:style-name="T1">OSS : not used it entire quantum </text:span></text:p>
      <text:p text:style-name="P1"><text:span text:style-name="T1">OSS : Putting process with PID 31417 into queue 1</text:span></text:p>
      <text:p text:style-name="P1"><text:span text:style-name="T1">OSS : Dispaching pid : 31417 from queue 1 at time 131:946112783</text:span></text:p>
      <text:p text:style-name="P1"><text:span text:style-name="T1">OSS : Total time this dispatch was 989</text:span></text:p>
      <text:p text:style-name="P1"><text:span text:style-name="T1">OSS : Reciving pid : 31417 executed 10000000</text:span></text:p>
      <text:p text:style-name="P1"><text:span text:style-name="T1">OSS : not used it entire quantum </text:span></text:p>
      <text:p text:style-name="P1"><text:span text:style-name="T1">OSS : Putting process with PID 31417 into queue 1</text:span></text:p>
      <text:p text:style-name="P1"><text:span text:style-name="T1">OSS : Dispaching pid : 31417 from queue 1 at time 131:956112949</text:span></text:p>
      <text:p text:style-name="P1"><text:span text:style-name="T1">OSS : Total time this dispatch was 166</text:span></text:p>
      <text:p text:style-name="P1"><text:span text:style-name="T1">OSS : Reciving pid : 31417 executed 10000000</text:span></text:p>
      <text:p text:style-name="P1"><text:span text:style-name="T1">OSS : pid : 31417 completed execution CPU : 0.059100<text:s text:c="2"/>Total : 0.059102</text:span></text:p>
      <text:p text:style-name="P1"><text:span text:style-name="T1">OSS : Generating process with PID 31418 and putting it in queue 1 at time 132:956113847</text:span></text:p>
      <text:p text:style-name="P1"><text:span text:style-name="T1">OSS : Dispaching pid : 31418 from queue 1 at time 132:956114348</text:span></text:p>
      <text:p text:style-name="P1"><text:span text:style-name="T1">OSS : Total time this dispatch was 1000001399</text:span></text:p>
      <text:p text:style-name="P1"><text:span text:style-name="T1">OSS : Reciving pid : 31418 executed 10000000</text:span></text:p>
      <text:p text:style-name="P1"><text:span text:style-name="T1">OSS : not used it entire quantum </text:span></text:p>
      <text:p text:style-name="P1"><text:span text:style-name="T1">OSS : Putting process with PID 31418 into queue 1</text:span></text:p>
      <text:p text:style-name="P1"><text:span text:style-name="T1">OSS : Generating process with PID 31419 and putting it in queue 1 at time 132:966114348</text:span></text:p>
      <text:p text:style-name="P1"><text:span text:style-name="T1">OSS : Dispaching pid : 31418 from queue 1 at time 132:966114486</text:span></text:p>
      <text:p text:style-name="P1"><text:span text:style-name="T1">OSS : Total time this dispatch was 138</text:span></text:p>
      <text:p text:style-name="P1"><text:span text:style-name="T1">OSS : Reciving pid : 31418 executed 10000000</text:span></text:p>
      <text:p text:style-name="P1"><text:span text:style-name="T1">OSS : not used it entire quantum </text:span></text:p>
      <text:p text:style-name="P1"><text:span text:style-name="T1">OSS : Putting process with PID 31418 into queue 1</text:span></text:p>
      <text:p text:style-name="P1"><text:span text:style-name="T1">OSS : Dispaching pid : 31419 from queue 1 at time 132:976114542</text:span></text:p>
      <text:p text:style-name="P1"><text:span text:style-name="T1">OSS : Total time this dispatch was 56</text:span></text:p>
      <text:p text:style-name="P1"><text:span text:style-name="T1">OSS : Reciving pid : 31419 executed 200000</text:span></text:p>
      <text:p text:style-name="P1"><text:span text:style-name="T1">OSS : not used it entire quantum </text:span></text:p>
      <text:p text:style-name="P1"><text:span text:style-name="T1">OSS : Putting process with PID 31419 into queue 1</text:span></text:p>
      <text:p text:style-name="P1"><text:span text:style-name="T1">OSS : Dispaching pid : 31418 from queue 1 at time 132:976315489</text:span></text:p>
      <text:p text:style-name="P1"><text:span text:style-name="T1">OSS : Total time this dispatch was 947</text:span></text:p>
      <text:p text:style-name="P1"><text:span text:style-name="T1">OSS : Reciving pid : 31418 executed 683000000</text:span></text:p>
      <text:p text:style-name="P1"><text:span text:style-name="T1">OSS : pid : 31418 completed execution CPU : 0.703000<text:s text:c="2"/>Total : 0.703201</text:span></text:p>
      <text:p text:style-name="P1"><text:span text:style-name="T1">OSS : Dispaching pid : 31419 from queue 1 at time 132:976316451</text:span></text:p>
      <text:p text:style-name="P1"><text:span text:style-name="T1">OSS : Total time this dispatch was 962</text:span></text:p>
      <text:p text:style-name="P1"><text:span text:style-name="T1">OSS : Reciving pid : 31419 executed 10000000</text:span></text:p>
      <text:p text:style-name="P1"><text:span text:style-name="T1">OSS : not used it entire quantum </text:span></text:p>
      <text:p text:style-name="P1"><text:span text:style-name="T1">OSS : Putting process with PID 31419 into queue 1</text:span></text:p>
      <text:p text:style-name="P1"><text:span text:style-name="T1">OSS : Dispaching pid : 31419 from queue 1 at time 132:986316872</text:span></text:p>
      <text:p text:style-name="P1"><text:span text:style-name="T1">OSS : Total time this dispatch was 421</text:span></text:p>
      <text:p text:style-name="P1"><text:span text:style-name="T1">OSS : Reciving pid : 31419 executed 10000000</text:span></text:p>
      <text:p text:style-name="P1"><text:span text:style-name="T1">OSS : not used it entire quantum </text:span></text:p>
      <text:p text:style-name="P1"><text:span text:style-name="T1">OSS : Putting process with PID 31419 into queue 1</text:span></text:p>
      <text:p text:style-name="P1"><text:span text:style-name="T1">OSS : Dispaching pid : 31419 from queue 1 at time 132:996317244</text:span></text:p>
      <text:p text:style-name="P1"><text:span text:style-name="T1">OSS : Total time this dispatch was 372</text:span></text:p>
      <text:p text:style-name="P1"><text:span text:style-name="T1">OSS : Reciving pid : 31419 executed 10000000</text:span></text:p>
      <text:p text:style-name="P1"><text:span text:style-name="T1">OSS : not used it entire quantum </text:span></text:p>
      <text:p text:style-name="P1"><text:span text:style-name="T1">OSS : Putting process with PID 31419 into queue 1</text:span></text:p>
      <text:p text:style-name="P1"><text:span text:style-name="T1">OSS : Dispaching pid : 31419 from queue 1 at time 133:6317982</text:span></text:p>
      <text:p text:style-name="P1"><text:span text:style-name="T1">OSS : Total time this dispatch was 738</text:span></text:p>
      <text:p text:style-name="P1"><text:span text:style-name="T1">OSS : Reciving pid : 31419 executed 0</text:span></text:p>
      <text:p text:style-name="P1"><text:span text:style-name="T1">OSS : not used it entire quantum </text:span></text:p>
      <text:p text:style-name="P1"><text:span text:style-name="T1">OSS : Putting process with PID 31419 into queue 1</text:span></text:p>
      <text:p text:style-name="P1"><text:span text:style-name="T1">OSS : Dispaching pid : 31419 from queue 1 at time 133:6318560</text:span></text:p>
      <text:p text:style-name="P1"><text:span text:style-name="T1">OSS : Total time this dispatch was 578</text:span></text:p>
      <text:p text:style-name="P1"><text:span text:style-name="T1">OSS : Reciving pid : 31419 executed 2500000</text:span></text:p>
      <text:p text:style-name="P1"><text:span text:style-name="T1">OSS : not used it entire quantum </text:span></text:p>
      <text:p text:style-name="P1"><text:span text:style-name="T1">OSS : Putting process with PID 31419 into queue 1</text:span></text:p>
      <text:p text:style-name="P1"><text:span text:style-name="T1">OSS : Dispaching pid : 31419 from queue 1 at time 133:8819181</text:span></text:p>
      <text:p text:style-name="P1"><text:span text:style-name="T1">OSS : Total time this dispatch was 621</text:span></text:p>
      <text:p text:style-name="P1"><text:span text:style-name="T1">OSS : Reciving pid : 31419 executed 300000</text:span></text:p>
      <text:p text:style-name="P1"><text:span text:style-name="T1">OSS : not used it entire quantum </text:span></text:p>
      <text:p text:style-name="P1"><text:span text:style-name="T1">OSS : Putting process with PID 31419 into queue 1</text:span></text:p>
      <text:p text:style-name="P1"><text:span text:style-name="T1">OSS : Dispaching pid : 31419 from queue 1 at time 133:9119432</text:span></text:p>
      <text:p text:style-name="P1"><text:span text:style-name="T1">OSS : Total time this dispatch was 251</text:span></text:p>
      <text:p text:style-name="P1"><text:span text:style-name="T1">OSS : Reciving pid : 31419 executed 10000000</text:span></text:p>
      <text:p text:style-name="P1"><text:span text:style-name="T1">OSS : not used it entire quantum </text:span></text:p>
      <text:p text:style-name="P1"><text:span text:style-name="T1">OSS : Putting process with PID 31419 into queue 1</text:span></text:p>
      <text:p text:style-name="P1"><text:span text:style-name="T1">OSS : Dispaching pid : 31419 from queue 1 at time 133:19119611</text:span></text:p>
      <text:p text:style-name="P1"><text:span text:style-name="T1">OSS : Total time this dispatch was 179</text:span></text:p>
      <text:p text:style-name="P1"><text:span text:style-name="T1">OSS : Reciving pid : 31419 executed 10000000</text:span></text:p>
      <text:p text:style-name="P1"><text:span text:style-name="T1">OSS : pid : 31419 completed execution CPU : 0.053000<text:s text:c="2"/>Total : 0.053005</text:span></text:p>
      <text:p text:style-name="P1"><text:span text:style-name="T1">OSS : Generating process with PID 31420 and putting it in queue 1 at time 134:19120302</text:span></text:p>
      <text:p text:style-name="P1"><text:span text:style-name="T1">OSS : Dispaching pid : 31420 from queue 1 at time 134:19120680</text:span></text:p>
      <text:p text:style-name="P1"><text:span text:style-name="T1">OSS : Total time this dispatch was 1000001069</text:span></text:p>
      <text:p text:style-name="P1"><text:span text:style-name="T1">OSS : Reciving pid : 31420 executed 10000000</text:span></text:p>
      <text:p text:style-name="P1"><text:span text:style-name="T1">OSS : not used it entire quantum </text:span></text:p>
      <text:p text:style-name="P1"><text:span text:style-name="T1">OSS : Putting process with PID 31420 into queue 1</text:span></text:p>
      <text:p text:style-name="P1"><text:span text:style-name="T1">OSS : Dispaching pid : 31420 from queue 1 at time 134:29120853</text:span></text:p>
      <text:p text:style-name="P1"><text:span text:style-name="T1">OSS : Total time this dispatch was 173</text:span></text:p>
      <text:p text:style-name="P1"><text:span text:style-name="T1">OSS : Reciving pid : 31420 executed 0</text:span></text:p>
      <text:p text:style-name="P1"><text:span text:style-name="T1">OSS : not used it entire quantum </text:span></text:p>
      <text:p text:style-name="P1"><text:span text:style-name="T1">OSS : Putting process with PID 31420 into queue 1</text:span></text:p>
      <text:p text:style-name="P1"><text:span text:style-name="T1">OSS : Dispaching pid : 31420 from queue 1 at time 134:29120981</text:span></text:p>
      <text:p text:style-name="P1"><text:span text:style-name="T1">OSS : Total time this dispatch was 128</text:span></text:p>
      <text:p text:style-name="P1"><text:span text:style-name="T1">OSS : Reciving pid : 31420 executed 10000000</text:span></text:p>
      <text:p text:style-name="P1"><text:span text:style-name="T1">OSS : not used it entire quantum </text:span></text:p>
      <text:p text:style-name="P1"><text:span text:style-name="T1">OSS : Putting process with PID 31420 into queue 1</text:span></text:p>
      <text:p text:style-name="P1"><text:span text:style-name="T1">OSS : Dispaching pid : 31420 from queue 1 at time 134:39121281</text:span></text:p>
      <text:p text:style-name="P1"><text:span text:style-name="T1">OSS : Total time this dispatch was 300</text:span></text:p>
      <text:p text:style-name="P1"><text:span text:style-name="T1">OSS : Reciving pid : 31420 executed 0</text:span></text:p>
      <text:p text:style-name="P1"><text:span text:style-name="T1">OSS : not used it entire quantum </text:span></text:p>
      <text:p text:style-name="P1"><text:span text:style-name="T1">OSS : Putting process with PID 31420 into queue 1</text:span></text:p>
      <text:p text:style-name="P1"><text:span text:style-name="T1">OSS : Dispaching pid : 31420 from queue 1 at time 134:39122265</text:span></text:p>
      <text:p text:style-name="P1"><text:span text:style-name="T1">OSS : Total time this dispatch was 984</text:span></text:p>
      <text:p text:style-name="P1"><text:span text:style-name="T1">OSS : Reciving pid : 31420 executed 10000000</text:span></text:p>
      <text:p text:style-name="P1"><text:span text:style-name="T1">OSS : not used it entire quantum </text:span></text:p>
      <text:p text:style-name="P1"><text:span text:style-name="T1">OSS : Putting process with PID 31420 into queue 1</text:span></text:p>
      <text:p text:style-name="P1"><text:span text:style-name="T1">OSS : Dispaching pid : 31420 from queue 1 at time 134:49122754</text:span></text:p>
      <text:p text:style-name="P1"><text:span text:style-name="T1">OSS : Total time this dispatch was 489</text:span></text:p>
      <text:p text:style-name="P1"><text:span text:style-name="T1">OSS : Reciving pid : 31420 executed 10000000</text:span></text:p>
      <text:p text:style-name="P1"><text:span text:style-name="T1">OSS : not used it entire quantum </text:span></text:p>
      <text:p text:style-name="P1"><text:span text:style-name="T1">OSS : Putting process with PID 31420 into queue 1</text:span></text:p>
      <text:p text:style-name="P1"><text:span text:style-name="T1">OSS : Dispaching pid : 31420 from queue 1 at time 134:59123418</text:span></text:p>
      <text:p text:style-name="P1"><text:span text:style-name="T1">OSS : Total time this dispatch was 664</text:span></text:p>
      <text:p text:style-name="P1"><text:span text:style-name="T1">OSS : Reciving pid : 31420 executed 10000000</text:span></text:p>
      <text:p text:style-name="P1"><text:span text:style-name="T1">OSS : not used it entire quantum </text:span></text:p>
      <text:p text:style-name="P1"><text:span text:style-name="T1">OSS : Putting process with PID 31420 into queue 1</text:span></text:p>
      <text:p text:style-name="P1"><text:span text:style-name="T1">OSS : Dispaching pid : 31420 from queue 1 at time 134:69124153</text:span></text:p>
      <text:p text:style-name="P1"><text:span text:style-name="T1">OSS : Total time this dispatch was 735</text:span></text:p>
      <text:p text:style-name="P1"><text:span text:style-name="T1">OSS : Reciving pid : 31420 executed 10000000</text:span></text:p>
      <text:p text:style-name="P1"><text:span text:style-name="T1">OSS : pid : 31420 completed execution CPU : 0.060000<text:s text:c="2"/>Total : 0.060003</text:span></text:p>
      <text:p text:style-name="P1"><text:span text:style-name="T1">OSS : Generating process with PID 31421 and putting it in queue 1 at time 136:69124868</text:span></text:p>
      <text:p text:style-name="P1"><text:span text:style-name="T1">OSS : Dispaching pid : 31421 from queue 1 at time 136:69125090</text:span></text:p>
      <text:p text:style-name="P1"><text:span text:style-name="T1">OSS : Total time this dispatch was 2000000937</text:span></text:p>
      <text:p text:style-name="P1"><text:span text:style-name="T1">OSS : Reciving pid : 31421 executed 10000000</text:span></text:p>
      <text:p text:style-name="P1"><text:span text:style-name="T1">OSS : not used it entire quantum </text:span></text:p>
      <text:p text:style-name="P1"><text:span text:style-name="T1">OSS : Putting process with PID 31421 into queue 1</text:span></text:p>
      <text:p text:style-name="P1"><text:span text:style-name="T1">OSS : Generating process with PID 31422 and putting it in queue 1 at time 136:79125090</text:span></text:p>
      <text:p text:style-name="P1"><text:span text:style-name="T1">OSS : Dispaching pid : 31421 from queue 1 at time 136:79125962</text:span></text:p>
      <text:p text:style-name="P1"><text:span text:style-name="T1">OSS : Total time this dispatch was 872</text:span></text:p>
      <text:p text:style-name="P1"><text:span text:style-name="T1">OSS : Reciving pid : 31421 executed 10000000</text:span></text:p>
      <text:p text:style-name="P1"><text:span text:style-name="T1">OSS : not used it entire quantum </text:span></text:p>
      <text:p text:style-name="P1"><text:span text:style-name="T1">OSS : Putting process with PID 31421 into queue 1</text:span></text:p>
      <text:p text:style-name="P1"><text:span text:style-name="T1">OSS : Dispaching pid : 31422 from queue 1 at time 136:89126916</text:span></text:p>
      <text:p text:style-name="P1"><text:span text:style-name="T1">OSS : Total time this dispatch was 954</text:span></text:p>
      <text:p text:style-name="P1"><text:span text:style-name="T1">OSS : Reciving pid : 31422 executed 0</text:span></text:p>
      <text:p text:style-name="P1"><text:span text:style-name="T1">OSS : not used it entire quantum </text:span></text:p>
      <text:p text:style-name="P1"><text:span text:style-name="T1">OSS : Putting process with PID 31422 into queue 1</text:span></text:p>
      <text:p text:style-name="P1"><text:span text:style-name="T1">OSS : Dispaching pid : 31421 from queue 1 at time 136:89127868</text:span></text:p>
      <text:p text:style-name="P1"><text:span text:style-name="T1">OSS : Total time this dispatch was 952</text:span></text:p>
      <text:p text:style-name="P1"><text:span text:style-name="T1">OSS : Reciving pid : 31421 executed 10000000</text:span></text:p>
      <text:p text:style-name="P1"><text:span text:style-name="T1">OSS : not used it entire quantum </text:span></text:p>
      <text:p text:style-name="P1"><text:span text:style-name="T1">OSS : Putting process with PID 31421 into queue 1</text:span></text:p>
      <text:p text:style-name="P1"><text:span text:style-name="T1">OSS : Dispaching pid : 31422 from queue 1 at time 136:99128796</text:span></text:p>
      <text:p text:style-name="P1"><text:span text:style-name="T1">OSS : Total time this dispatch was 928</text:span></text:p>
      <text:p text:style-name="P1"><text:span text:style-name="T1">OSS : Reciving pid : 31422 executed 4400000</text:span></text:p>
      <text:p text:style-name="P1"><text:span text:style-name="T1">OSS : not used it entire quantum </text:span></text:p>
      <text:p text:style-name="P1"><text:span text:style-name="T1">OSS : Putting process with PID 31422 into queue 1</text:span></text:p>
      <text:p text:style-name="P1"><text:span text:style-name="T1">OSS : Dispaching pid : 31421 from queue 1 at time 136:103529049</text:span></text:p>
      <text:p text:style-name="P1"><text:span text:style-name="T1">OSS : Total time this dispatch was 253</text:span></text:p>
      <text:p text:style-name="P1"><text:span text:style-name="T1">OSS : Reciving pid : 31421 executed 4700000</text:span></text:p>
      <text:p text:style-name="P1"><text:span text:style-name="T1">OSS : not used it entire quantum </text:span></text:p>
      <text:p text:style-name="P1"><text:span text:style-name="T1">OSS : Putting process with PID 31421 into queue 1</text:span></text:p>
      <text:p text:style-name="P1"><text:span text:style-name="T1">OSS : Dispaching pid : 31422 from queue 1 at time 136:108229963</text:span></text:p>
      <text:p text:style-name="P1"><text:span text:style-name="T1">OSS : Total time this dispatch was 914</text:span></text:p>
      <text:p text:style-name="P1"><text:span text:style-name="T1">OSS : Reciving pid : 31422 executed 10000000</text:span></text:p>
      <text:p text:style-name="P1"><text:span text:style-name="T1">OSS : not used it entire quantum </text:span></text:p>
      <text:p text:style-name="P1"><text:span text:style-name="T1">OSS : Putting process with PID 31422 into queue 1</text:span></text:p>
      <text:p text:style-name="P1"><text:span text:style-name="T1">OSS : Dispaching pid : 31421 from queue 1 at time 136:118230312</text:span></text:p>
      <text:p text:style-name="P1"><text:span text:style-name="T1">OSS : Total time this dispatch was 349</text:span></text:p>
      <text:p text:style-name="P1"><text:span text:style-name="T1">OSS : Reciving pid : 31421 executed 10000000</text:span></text:p>
      <text:p text:style-name="P1"><text:span text:style-name="T1">OSS : not used it entire quantum </text:span></text:p>
      <text:p text:style-name="P1"><text:span text:style-name="T1">OSS : Putting process with PID 31421 into queue 1</text:span></text:p>
      <text:p text:style-name="P1"><text:span text:style-name="T1">OSS : Dispaching pid : 31422 from queue 1 at time 136:128230937</text:span></text:p>
      <text:p text:style-name="P1"><text:span text:style-name="T1">OSS : Total time this dispatch was 625</text:span></text:p>
      <text:p text:style-name="P1"><text:span text:style-name="T1">OSS : Reciving pid : 31422 executed 0</text:span></text:p>
      <text:p text:style-name="P1"><text:span text:style-name="T1">OSS : not used it entire quantum </text:span></text:p>
      <text:p text:style-name="P1"><text:span text:style-name="T1">OSS : Putting process with PID 31422 into queue 1</text:span></text:p>
      <text:p text:style-name="P1"><text:span text:style-name="T1">OSS : Dispaching pid : 31421 from queue 1 at time 136:128231589</text:span></text:p>
      <text:p text:style-name="P1"><text:span text:style-name="T1">OSS : Total time this dispatch was 652</text:span></text:p>
      <text:p text:style-name="P1"><text:span text:style-name="T1">OSS : Reciving pid : 31421 executed 10000000</text:span></text:p>
      <text:p text:style-name="P1"><text:span text:style-name="T1">OSS : pid : 31421 completed execution CPU : 0.054700<text:s text:c="2"/>Total : 0.069106</text:span></text:p>
      <text:p text:style-name="P1"><text:span text:style-name="T1">OSS : Dispaching pid : 31422 from queue 1 at time 136:128231869</text:span></text:p>
      <text:p text:style-name="P1"><text:span text:style-name="T1">OSS : Total time this dispatch was 280</text:span></text:p>
      <text:p text:style-name="P1"><text:span text:style-name="T1">OSS : Reciving pid : 31422 executed 9800000</text:span></text:p>
      <text:p text:style-name="P1"><text:span text:style-name="T1">OSS : not used it entire quantum </text:span></text:p>
      <text:p text:style-name="P1"><text:span text:style-name="T1">OSS : Putting process with PID 31422 into queue 1</text:span></text:p>
      <text:p text:style-name="P1"><text:span text:style-name="T1">OSS : Dispaching pid : 31422 from queue 1 at time 136:138032116</text:span></text:p>
      <text:p text:style-name="P1"><text:span text:style-name="T1">OSS : Total time this dispatch was 247</text:span></text:p>
      <text:p text:style-name="P1"><text:span text:style-name="T1">OSS : Reciving pid : 31422 executed 10000000</text:span></text:p>
      <text:p text:style-name="P1"><text:span text:style-name="T1">OSS : not used it entire quantum </text:span></text:p>
      <text:p text:style-name="P1"><text:span text:style-name="T1">OSS : Putting process with PID 31422 into queue 1</text:span></text:p>
      <text:p text:style-name="P1"><text:span text:style-name="T1">OSS : Dispaching pid : 31422 from queue 1 at time 136:148032371</text:span></text:p>
      <text:p text:style-name="P1"><text:span text:style-name="T1">OSS : Total time this dispatch was 255</text:span></text:p>
      <text:p text:style-name="P1"><text:span text:style-name="T1">OSS : Reciving pid : 31422 executed 1788000000</text:span></text:p>
      <text:p text:style-name="P1"><text:span text:style-name="T1">OSS : pid : 31422 completed execution CPU : 1.822200<text:s text:c="2"/>Total : 1.846905</text:span></text:p>
      <text:p text:style-name="P1"><text:span text:style-name="T1">OSS : Generating process with PID 31423 and putting it in queue 1 at time 137:148032830</text:span></text:p>
      <text:p text:style-name="P1"><text:span text:style-name="T1">OSS : Dispaching pid : 31423 from queue 1 at time 137:148033046</text:span></text:p>
      <text:p text:style-name="P1"><text:span text:style-name="T1">OSS : Total time this dispatch was 1000000675</text:span></text:p>
      <text:p text:style-name="P1"><text:span text:style-name="T1">OSS : Reciving pid : 31423 executed 0</text:span></text:p>
      <text:p text:style-name="P1"><text:span text:style-name="T1">OSS : not used it entire quantum </text:span></text:p>
      <text:p text:style-name="P1"><text:span text:style-name="T1">OSS : Putting process with PID 31423 into queue 1</text:span></text:p>
      <text:p text:style-name="P1"><text:span text:style-name="T1">OSS : Dispaching pid : 31423 from queue 1 at time 137:148033715</text:span></text:p>
      <text:p text:style-name="P1"><text:span text:style-name="T1">OSS : Total time this dispatch was 669</text:span></text:p>
      <text:p text:style-name="P1"><text:span text:style-name="T1">OSS : Reciving pid : 31423 executed 10000000</text:span></text:p>
      <text:p text:style-name="P1"><text:span text:style-name="T1">OSS : not used it entire quantum </text:span></text:p>
      <text:p text:style-name="P1"><text:span text:style-name="T1">OSS : Putting process with PID 31423 into queue 1</text:span></text:p>
      <text:p text:style-name="P1"><text:span text:style-name="T1">OSS : Dispaching pid : 31423 from queue 1 at time 137:158034445</text:span></text:p>
      <text:p text:style-name="P1"><text:span text:style-name="T1">OSS : Total time this dispatch was 730</text:span></text:p>
      <text:p text:style-name="P1"><text:span text:style-name="T1">OSS : Reciving pid : 31423 executed 10000000</text:span></text:p>
      <text:p text:style-name="P1"><text:span text:style-name="T1">OSS : not used it entire quantum </text:span></text:p>
      <text:p text:style-name="P1"><text:span text:style-name="T1">OSS : Putting process with PID 31423 into queue 1</text:span></text:p>
      <text:p text:style-name="P1"><text:span text:style-name="T1">OSS : Dispaching pid : 31423 from queue 1 at time 137:168035141</text:span></text:p>
      <text:p text:style-name="P1"><text:span text:style-name="T1">OSS : Total time this dispatch was 696</text:span></text:p>
      <text:p text:style-name="P1"><text:span text:style-name="T1">OSS : Reciving pid : 31423 executed 6300000</text:span></text:p>
      <text:p text:style-name="P1"><text:span text:style-name="T1">OSS : not used it entire quantum </text:span></text:p>
      <text:p text:style-name="P1"><text:span text:style-name="T1">OSS : Putting process with PID 31423 into queue 1</text:span></text:p>
      <text:p text:style-name="P1"><text:span text:style-name="T1">OSS : Dispaching pid : 31423 from queue 1 at time 137:174336110</text:span></text:p>
      <text:p text:style-name="P1"><text:span text:style-name="T1">OSS : Total time this dispatch was 969</text:span></text:p>
      <text:p text:style-name="P1"><text:span text:style-name="T1">OSS : Reciving pid : 31423 executed 10000000</text:span></text:p>
      <text:p text:style-name="P1"><text:span text:style-name="T1">OSS : not used it entire quantum </text:span></text:p>
      <text:p text:style-name="P1"><text:span text:style-name="T1">OSS : Putting process with PID 31423 into queue 1</text:span></text:p>
      <text:p text:style-name="P1"><text:span text:style-name="T1">OSS : Dispaching pid : 31423 from queue 1 at time 137:184336824</text:span></text:p>
      <text:p text:style-name="P1"><text:span text:style-name="T1">OSS : Total time this dispatch was 714</text:span></text:p>
      <text:p text:style-name="P1"><text:span text:style-name="T1">OSS : Reciving pid : 31423 executed 903000000</text:span></text:p>
      <text:p text:style-name="P1"><text:span text:style-name="T1">OSS : pid : 31423 completed execution CPU : 0.939300<text:s text:c="2"/>Total : 0.939304</text:span></text:p>
      <text:p text:style-name="P1"><text:span text:style-name="T1">OSS : Generating process with PID 31424 and putting it in queue 1 at time 138:184337361</text:span></text:p>
      <text:p text:style-name="P1"><text:span text:style-name="T1">OSS : Dispaching pid : 31424 from queue 1 at time 138:184337959</text:span></text:p>
      <text:p text:style-name="P1"><text:span text:style-name="T1">OSS : Total time this dispatch was 1000001135</text:span></text:p>
      <text:p text:style-name="P1"><text:span text:style-name="T1">OSS : Reciving pid : 31424 executed 5199999</text:span></text:p>
      <text:p text:style-name="P1"><text:span text:style-name="T1">OSS : not used it entire quantum </text:span></text:p>
      <text:p text:style-name="P1"><text:span text:style-name="T1">OSS : Putting process with PID 31424 into queue 1</text:span></text:p>
      <text:p text:style-name="P1"><text:span text:style-name="T1">OSS : Dispaching pid : 31424 from queue 1 at time 138:189538950</text:span></text:p>
      <text:p text:style-name="P1"><text:span text:style-name="T1">OSS : Total time this dispatch was 992</text:span></text:p>
      <text:p text:style-name="P1"><text:span text:style-name="T1">OSS : Reciving pid : 31424 executed 2200000</text:span></text:p>
      <text:p text:style-name="P1"><text:span text:style-name="T1">OSS : not used it entire quantum </text:span></text:p>
      <text:p text:style-name="P1"><text:span text:style-name="T1">OSS : Putting process with PID 31424 into queue 1</text:span></text:p>
      <text:p text:style-name="P1"><text:span text:style-name="T1">OSS : Dispaching pid : 31424 from queue 1 at time 138:191739006</text:span></text:p>
      <text:p text:style-name="P1"><text:span text:style-name="T1">OSS : Total time this dispatch was 56</text:span></text:p>
      <text:p text:style-name="P1"><text:span text:style-name="T1">OSS : Reciving pid : 31424 executed 3600000</text:span></text:p>
      <text:p text:style-name="P1"><text:span text:style-name="T1">OSS : not used it entire quantum </text:span></text:p>
      <text:p text:style-name="P1"><text:span text:style-name="T1">OSS : Putting process with PID 31424 into queue 1</text:span></text:p>
      <text:p text:style-name="P1"><text:span text:style-name="T1">OSS : Dispaching pid : 31424 from queue 1 at time 138:195339564</text:span></text:p>
      <text:p text:style-name="P1"><text:span text:style-name="T1">OSS : Total time this dispatch was 558</text:span></text:p>
      <text:p text:style-name="P1"><text:span text:style-name="T1">OSS : Reciving pid : 31424 executed 5800000</text:span></text:p>
      <text:p text:style-name="P1"><text:span text:style-name="T1">OSS : not used it entire quantum </text:span></text:p>
      <text:p text:style-name="P1"><text:span text:style-name="T1">OSS : Putting process with PID 31424 into queue 1</text:span></text:p>
      <text:p text:style-name="P1"><text:span text:style-name="T1">OSS : Dispaching pid : 31424 from queue 1 at time 138:201140130</text:span></text:p>
      <text:p text:style-name="P1"><text:span text:style-name="T1">OSS : Total time this dispatch was 566</text:span></text:p>
      <text:p text:style-name="P1"><text:span text:style-name="T1">OSS : Reciving pid : 31424 executed 10000000</text:span></text:p>
      <text:p text:style-name="P1"><text:span text:style-name="T1">OSS : not used it entire quantum </text:span></text:p>
      <text:p text:style-name="P1"><text:span text:style-name="T1">OSS : Putting process with PID 31424 into queue 1</text:span></text:p>
      <text:p text:style-name="P1"><text:span text:style-name="T1">OSS : Dispaching pid : 31424 from queue 1 at time 138:211140706</text:span></text:p>
      <text:p text:style-name="P1"><text:span text:style-name="T1">OSS : Total time this dispatch was 576</text:span></text:p>
      <text:p text:style-name="P1"><text:span text:style-name="T1">OSS : Reciving pid : 31424 executed 10000000</text:span></text:p>
      <text:p text:style-name="P1"><text:span text:style-name="T1">OSS : not used it entire quantum </text:span></text:p>
      <text:p text:style-name="P1"><text:span text:style-name="T1">OSS : Putting process with PID 31424 into queue 1</text:span></text:p>
      <text:p text:style-name="P1"><text:span text:style-name="T1">OSS : Dispaching pid : 31424 from queue 1 at time 138:221141078</text:span></text:p>
      <text:p text:style-name="P1"><text:span text:style-name="T1">OSS : Total time this dispatch was 372</text:span></text:p>
      <text:p text:style-name="P1"><text:span text:style-name="T1">OSS : Reciving pid : 31424 executed 0</text:span></text:p>
      <text:p text:style-name="P1"><text:span text:style-name="T1">OSS : not used it entire quantum </text:span></text:p>
      <text:p text:style-name="P1"><text:span text:style-name="T1">OSS : Putting process with PID 31424 into queue 1</text:span></text:p>
      <text:p text:style-name="P1"><text:span text:style-name="T1">OSS : Dispaching pid : 31424 from queue 1 at time 138:221141517</text:span></text:p>
      <text:p text:style-name="P1"><text:span text:style-name="T1">OSS : Total time this dispatch was 439</text:span></text:p>
      <text:p text:style-name="P1"><text:span text:style-name="T1">OSS : Reciving pid : 31424 executed 888000000</text:span></text:p>
      <text:p text:style-name="P1"><text:span text:style-name="T1">OSS : pid : 31424 completed execution CPU : 0.924800<text:s text:c="2"/>Total : 0.924804</text:span></text:p>
      <text:p text:style-name="P1"><text:span text:style-name="T1">OSS : Generating process with PID 31425 and putting it in queue 1 at time 140:221142724</text:span></text:p>
      <text:p text:style-name="P1"><text:span text:style-name="T1">OSS : Dispaching pid : 31425 from queue 1 at time 140:221143314</text:span></text:p>
      <text:p text:style-name="P1"><text:span text:style-name="T1">OSS : Total time this dispatch was 2000001797</text:span></text:p>
      <text:p text:style-name="P1"><text:span text:style-name="T1">OSS : Reciving pid : 31425 executed 3099999</text:span></text:p>
      <text:p text:style-name="P1"><text:span text:style-name="T1">OSS : not used it entire quantum </text:span></text:p>
      <text:p text:style-name="P1"><text:span text:style-name="T1">OSS : Putting process with PID 31425 into queue 1</text:span></text:p>
      <text:p text:style-name="P1"><text:span text:style-name="T1">OSS : Generating process with PID 31426 and putting it in queue 1 at time 140:224243313</text:span></text:p>
      <text:p text:style-name="P1"><text:span text:style-name="T1">OSS : Dispaching pid : 31425 from queue 1 at time 140:224243555</text:span></text:p>
      <text:p text:style-name="P1"><text:span text:style-name="T1">OSS : Total time this dispatch was 242</text:span></text:p>
      <text:p text:style-name="P1"><text:span text:style-name="T1">OSS : Reciving pid : 31425 executed 10000000</text:span></text:p>
      <text:p text:style-name="P1"><text:span text:style-name="T1">OSS : not used it entire quantum </text:span></text:p>
      <text:p text:style-name="P1"><text:span text:style-name="T1">OSS : Putting process with PID 31425 into queue 1</text:span></text:p>
      <text:p text:style-name="P1"><text:span text:style-name="T1">OSS : Generating process with PID 31427 and putting it in queue 1 at time 140:234243555</text:span></text:p>
      <text:p text:style-name="P1"><text:span text:style-name="T1">OSS : Dispaching pid : 31426 from queue 1 at time 140:234244053</text:span></text:p>
      <text:p text:style-name="P1"><text:span text:style-name="T1">OSS : Total time this dispatch was 498</text:span></text:p>
      <text:p text:style-name="P1"><text:span text:style-name="T1">OSS : Reciving pid : 31426 executed 10000000</text:span></text:p>
      <text:p text:style-name="P1"><text:span text:style-name="T1">OSS : not used it entire quantum </text:span></text:p>
      <text:p text:style-name="P1"><text:span text:style-name="T1">OSS : Putting process with PID 31426 into queue 1</text:span></text:p>
      <text:p text:style-name="P1"><text:span text:style-name="T1">OSS : Dispaching pid : 31425 from queue 1 at time 140:244244213</text:span></text:p>
      <text:p text:style-name="P1"><text:span text:style-name="T1">OSS : Total time this dispatch was 160</text:span></text:p>
      <text:p text:style-name="P1"><text:span text:style-name="T1">OSS : Reciving pid : 31425 executed 1292999936</text:span></text:p>
      <text:p text:style-name="P1"><text:span text:style-name="T1">OSS : pid : 31425 completed execution CPU : 1.306100<text:s text:c="2"/>Total : 1.316101</text:span></text:p>
      <text:p text:style-name="P1"><text:span text:style-name="T1">OSS : Dispaching pid : 31427 from queue 1 at time 140:244244864</text:span></text:p>
      <text:p text:style-name="P1"><text:span text:style-name="T1">OSS : Total time this dispatch was 651</text:span></text:p>
      <text:p text:style-name="P1"><text:span text:style-name="T1">OSS : Reciving pid : 31427 executed 10000000</text:span></text:p>
      <text:p text:style-name="P1"><text:span text:style-name="T1">OSS : not used it entire quantum </text:span></text:p>
      <text:p text:style-name="P1"><text:span text:style-name="T1">OSS : Putting process with PID 31427 into queue 1</text:span></text:p>
      <text:p text:style-name="P1"><text:span text:style-name="T1">OSS : Dispaching pid : 31426 from queue 1 at time 140:254244919</text:span></text:p>
      <text:p text:style-name="P1"><text:span text:style-name="T1">OSS : Total time this dispatch was 55</text:span></text:p>
      <text:p text:style-name="P1"><text:span text:style-name="T1">OSS : Reciving pid : 31426 executed 10000000</text:span></text:p>
      <text:p text:style-name="P1"><text:span text:style-name="T1">OSS : not used it entire quantum </text:span></text:p>
      <text:p text:style-name="P1"><text:span text:style-name="T1">OSS : Putting process with PID 31426 into queue 1</text:span></text:p>
      <text:p text:style-name="P1"><text:span text:style-name="T1">OSS : Dispaching pid : 31427 from queue 1 at time 140:264245647</text:span></text:p>
      <text:p text:style-name="P1"><text:span text:style-name="T1">OSS : Total time this dispatch was 728</text:span></text:p>
      <text:p text:style-name="P1"><text:span text:style-name="T1">OSS : Reciving pid : 31427 executed 3400000</text:span></text:p>
      <text:p text:style-name="P1"><text:span text:style-name="T1">OSS : not used it entire quantum </text:span></text:p>
      <text:p text:style-name="P1"><text:span text:style-name="T1">OSS : Putting process with PID 31427 into queue 1</text:span></text:p>
      <text:p text:style-name="P1"><text:span text:style-name="T1">OSS : Dispaching pid : 31426 from queue 1 at time 140:267645967</text:span></text:p>
      <text:p text:style-name="P1"><text:span text:style-name="T1">OSS : Total time this dispatch was 320</text:span></text:p>
      <text:p text:style-name="P1"><text:span text:style-name="T1">OSS : Reciving pid : 31426 executed 0</text:span></text:p>
      <text:p text:style-name="P1"><text:span text:style-name="T1">OSS : not used it entire quantum </text:span></text:p>
      <text:p text:style-name="P1"><text:span text:style-name="T1">OSS : Putting process with PID 31426 into queue 1</text:span></text:p>
      <text:p text:style-name="P1"><text:span text:style-name="T1">OSS : Dispaching pid : 31427 from queue 1 at time 140:267646752</text:span></text:p>
      <text:p text:style-name="P1"><text:span text:style-name="T1">OSS : Total time this dispatch was 785</text:span></text:p>
      <text:p text:style-name="P1"><text:span text:style-name="T1">OSS : Reciving pid : 31427 executed 0</text:span></text:p>
      <text:p text:style-name="P1"><text:span text:style-name="T1">OSS : not used it entire quantum </text:span></text:p>
      <text:p text:style-name="P1"><text:span text:style-name="T1">OSS : Putting process with PID 31427 into queue 1</text:span></text:p>
      <text:p text:style-name="P1"><text:span text:style-name="T1">OSS : Dispaching pid : 31426 from queue 1 at time 140:267647176</text:span></text:p>
      <text:p text:style-name="P1"><text:span text:style-name="T1">OSS : Total time this dispatch was 424</text:span></text:p>
      <text:p text:style-name="P1"><text:span text:style-name="T1">OSS : Reciving pid : 31426 executed 10000000</text:span></text:p>
      <text:p text:style-name="P1"><text:span text:style-name="T1">OSS : not used it entire quantum </text:span></text:p>
      <text:p text:style-name="P1"><text:span text:style-name="T1">OSS : Putting process with PID 31426 into queue 1</text:span></text:p>
      <text:p text:style-name="P1"><text:span text:style-name="T1">OSS : Dispaching pid : 31427 from queue 1 at time 140:277647818</text:span></text:p>
      <text:p text:style-name="P1"><text:span text:style-name="T1">OSS : Total time this dispatch was 642</text:span></text:p>
      <text:p text:style-name="P1"><text:span text:style-name="T1">OSS : Reciving pid : 31427 executed 10000000</text:span></text:p>
      <text:p text:style-name="P1"><text:span text:style-name="T1">OSS : not used it entire quantum </text:span></text:p>
      <text:p text:style-name="P1"><text:span text:style-name="T1">OSS : Putting process with PID 31427 into queue 1</text:span></text:p>
      <text:p text:style-name="P1"><text:span text:style-name="T1">OSS : Dispaching pid : 31426 from queue 1 at time 140:287648670</text:span></text:p>
      <text:p text:style-name="P1"><text:span text:style-name="T1">OSS : Total time this dispatch was 852</text:span></text:p>
      <text:p text:style-name="P1"><text:span text:style-name="T1">OSS : Reciving pid : 31426 executed 0</text:span></text:p>
      <text:p text:style-name="P1"><text:span text:style-name="T1">OSS : not used it entire quantum </text:span></text:p>
      <text:p text:style-name="P1"><text:span text:style-name="T1">OSS : Putting process with PID 31426 into queue 1</text:span></text:p>
      <text:p text:style-name="P1"><text:span text:style-name="T1">OSS : Dispaching pid : 31427 from queue 1 at time 140:287648983</text:span></text:p>
      <text:p text:style-name="P1"><text:span text:style-name="T1">OSS : Total time this dispatch was 313</text:span></text:p>
      <text:p text:style-name="P1"><text:span text:style-name="T1">OSS : Reciving pid : 31427 executed 0</text:span></text:p>
      <text:p text:style-name="P1"><text:span text:style-name="T1">OSS : not used it entire quantum </text:span></text:p>
      <text:p text:style-name="P1"><text:span text:style-name="T1">OSS : Putting process with PID 31427 into queue 1</text:span></text:p>
      <text:p text:style-name="P1"><text:span text:style-name="T1">OSS : Dispaching pid : 31426 from queue 1 at time 140:287649963</text:span></text:p>
      <text:p text:style-name="P1"><text:span text:style-name="T1">OSS : Total time this dispatch was 980</text:span></text:p>
      <text:p text:style-name="P1"><text:span text:style-name="T1">OSS : Reciving pid : 31426 executed 10000000</text:span></text:p>
      <text:p text:style-name="P1"><text:span text:style-name="T1">OSS : not used it entire quantum </text:span></text:p>
      <text:p text:style-name="P1"><text:span text:style-name="T1">OSS : Putting process with PID 31426 into queue 1</text:span></text:p>
      <text:p text:style-name="P1"><text:span text:style-name="T1">OSS : Dispaching pid : 31427 from queue 1 at time 140:297650617</text:span></text:p>
      <text:p text:style-name="P1"><text:span text:style-name="T1">OSS : Total time this dispatch was 654</text:span></text:p>
      <text:p text:style-name="P1"><text:span text:style-name="T1">OSS : Reciving pid : 31427 executed 7500000</text:span></text:p>
      <text:p text:style-name="P1"><text:span text:style-name="T1">OSS : not used it entire quantum </text:span></text:p>
      <text:p text:style-name="P1"><text:span text:style-name="T1">OSS : Putting process with PID 31427 into queue 1</text:span></text:p>
      <text:p text:style-name="P1"><text:span text:style-name="T1">OSS : Dispaching pid : 31426 from queue 1 at time 140:305151529</text:span></text:p>
      <text:p text:style-name="P1"><text:span text:style-name="T1">OSS : Total time this dispatch was 912</text:span></text:p>
      <text:p text:style-name="P1"><text:span text:style-name="T1">OSS : Reciving pid : 31426 executed 10000000</text:span></text:p>
      <text:p text:style-name="P1"><text:span text:style-name="T1">OSS : not used it entire quantum </text:span></text:p>
      <text:p text:style-name="P1"><text:span text:style-name="T1">OSS : Putting process with PID 31426 into queue 1</text:span></text:p>
      <text:p text:style-name="P1"><text:span text:style-name="T1">OSS : Dispaching pid : 31427 from queue 1 at time 140:315151853</text:span></text:p>
      <text:p text:style-name="P1"><text:span text:style-name="T1">OSS : Total time this dispatch was 324</text:span></text:p>
      <text:p text:style-name="P1"><text:span text:style-name="T1">OSS : Reciving pid : 31427 executed 7899999</text:span></text:p>
      <text:p text:style-name="P1"><text:span text:style-name="T1">OSS : not used it entire quantum </text:span></text:p>
      <text:p text:style-name="P1"><text:span text:style-name="T1">OSS : Putting process with PID 31427 into queue 1</text:span></text:p>
      <text:p text:style-name="P1"><text:span text:style-name="T1">OSS : Dispaching pid : 31426 from queue 1 at time 140:323052562</text:span></text:p>
      <text:p text:style-name="P1"><text:span text:style-name="T1">OSS : Total time this dispatch was 710</text:span></text:p>
      <text:p text:style-name="P1"><text:span text:style-name="T1">OSS : Reciving pid : 31426 executed 4300000</text:span></text:p>
      <text:p text:style-name="P1"><text:span text:style-name="T1">OSS : pid : 31426 completed execution CPU : 0.054300<text:s text:c="2"/>Total : 0.093109</text:span></text:p>
      <text:p text:style-name="P1"><text:span text:style-name="T1">OSS : Dispaching pid : 31427 from queue 1 at time 140:323053384</text:span></text:p>
      <text:p text:style-name="P1"><text:span text:style-name="T1">OSS : Total time this dispatch was 822</text:span></text:p>
      <text:p text:style-name="P1"><text:span text:style-name="T1">OSS : Reciving pid : 31427 executed 10000000</text:span></text:p>
      <text:p text:style-name="P1"><text:span text:style-name="T1">OSS : not used it entire quantum </text:span></text:p>
      <text:p text:style-name="P1"><text:span text:style-name="T1">OSS : Putting process with PID 31427 into queue 1</text:span></text:p>
      <text:p text:style-name="P1"><text:span text:style-name="T1">OSS : Dispaching pid : 31427 from queue 1 at time 140:333054274</text:span></text:p>
      <text:p text:style-name="P1"><text:span text:style-name="T1">OSS : Total time this dispatch was 890</text:span></text:p>
      <text:p text:style-name="P1"><text:span text:style-name="T1">OSS : Reciving pid : 31427 executed 10000000</text:span></text:p>
      <text:p text:style-name="P1"><text:span text:style-name="T1">OSS : pid : 31427 completed execution CPU : 0.058800<text:s text:c="2"/>Total : 0.098809</text:span></text:p>
      <text:p text:style-name="P1"><text:span text:style-name="T1">OSS : Generating process with PID 31428 and putting it in queue 1 at time 141:333054912</text:span></text:p>
      <text:p text:style-name="P1"><text:span text:style-name="T1">OSS : Dispaching pid : 31428 from queue 1 at time 141:333055433</text:span></text:p>
      <text:p text:style-name="P1"><text:span text:style-name="T1">OSS : Total time this dispatch was 1000001159</text:span></text:p>
      <text:p text:style-name="P1"><text:span text:style-name="T1">OSS : Reciving pid : 31428 executed 10000000</text:span></text:p>
      <text:p text:style-name="P1"><text:span text:style-name="T1">OSS : not used it entire quantum </text:span></text:p>
      <text:p text:style-name="P1"><text:span text:style-name="T1">OSS : Putting process with PID 31428 into queue 1</text:span></text:p>
      <text:p text:style-name="P1"><text:span text:style-name="T1">OSS : Dispaching pid : 31428 from queue 1 at time 141:343056303</text:span></text:p>
      <text:p text:style-name="P1"><text:span text:style-name="T1">OSS : Total time this dispatch was 870</text:span></text:p>
      <text:p text:style-name="P1"><text:span text:style-name="T1">OSS : Reciving pid : 31428 executed 0</text:span></text:p>
      <text:p text:style-name="P1"><text:span text:style-name="T1">OSS : not used it entire quantum </text:span></text:p>
      <text:p text:style-name="P1"><text:span text:style-name="T1">OSS : Putting process with PID 31428 into queue 1</text:span></text:p>
      <text:p text:style-name="P1"><text:span text:style-name="T1">OSS : Dispaching pid : 31428 from queue 1 at time 141:343056352</text:span></text:p>
      <text:p text:style-name="P1"><text:span text:style-name="T1">OSS : Total time this dispatch was 49</text:span></text:p>
      <text:p text:style-name="P1"><text:span text:style-name="T1">OSS : Reciving pid : 31428 executed 10000000</text:span></text:p>
      <text:p text:style-name="P1"><text:span text:style-name="T1">OSS : not used it entire quantum </text:span></text:p>
      <text:p text:style-name="P1"><text:span text:style-name="T1">OSS : Putting process with PID 31428 into queue 1</text:span></text:p>
      <text:p text:style-name="P1"><text:span text:style-name="T1">OSS : Dispaching pid : 31428 from queue 1 at time 141:353057010</text:span></text:p>
      <text:p text:style-name="P1"><text:span text:style-name="T1">OSS : Total time this dispatch was 658</text:span></text:p>
      <text:p text:style-name="P1"><text:span text:style-name="T1">OSS : Reciving pid : 31428 executed 2000000</text:span></text:p>
      <text:p text:style-name="P1"><text:span text:style-name="T1">OSS : not used it entire quantum </text:span></text:p>
      <text:p text:style-name="P1"><text:span text:style-name="T1">OSS : Putting process with PID 31428 into queue 1</text:span></text:p>
      <text:p text:style-name="P1"><text:span text:style-name="T1">OSS : Dispaching pid : 31428 from queue 1 at time 141:355057470</text:span></text:p>
      <text:p text:style-name="P1"><text:span text:style-name="T1">OSS : Total time this dispatch was 460</text:span></text:p>
      <text:p text:style-name="P1"><text:span text:style-name="T1">OSS : Reciving pid : 31428 executed 6900000</text:span></text:p>
      <text:p text:style-name="P1"><text:span text:style-name="T1">OSS : not used it entire quantum </text:span></text:p>
      <text:p text:style-name="P1"><text:span text:style-name="T1">OSS : Putting process with PID 31428 into queue 1</text:span></text:p>
      <text:p text:style-name="P1"><text:span text:style-name="T1">OSS : Dispaching pid : 31428 from queue 1 at time 141:361957940</text:span></text:p>
      <text:p text:style-name="P1"><text:span text:style-name="T1">OSS : Total time this dispatch was 470</text:span></text:p>
      <text:p text:style-name="P1"><text:span text:style-name="T1">OSS : Reciving pid : 31428 executed 10000000</text:span></text:p>
      <text:p text:style-name="P1"><text:span text:style-name="T1">OSS : not used it entire quantum </text:span></text:p>
      <text:p text:style-name="P1"><text:span text:style-name="T1">OSS : Putting process with PID 31428 into queue 1</text:span></text:p>
      <text:p text:style-name="P1"><text:span text:style-name="T1">OSS : Dispaching pid : 31428 from queue 1 at time 141:371958712</text:span></text:p>
      <text:p text:style-name="P1"><text:span text:style-name="T1">OSS : Total time this dispatch was 772</text:span></text:p>
      <text:p text:style-name="P1"><text:span text:style-name="T1">OSS : Reciving pid : 31428 executed 2098999936</text:span></text:p>
      <text:p text:style-name="P1"><text:span text:style-name="T1">OSS : pid : 31428 completed execution CPU : 2.137900<text:s text:c="2"/>Total : 2.137903</text:span></text:p>
      <text:p text:style-name="P1"><text:span text:style-name="T1">OSS : Generating process with PID 31429 and putting it in queue 1 at time 142:371958767</text:span></text:p>
      <text:p text:style-name="P1"><text:span text:style-name="T1">OSS : Dispaching pid : 31429 from queue 1 at time 142:371959672</text:span></text:p>
      <text:p text:style-name="P1"><text:span text:style-name="T1">OSS : Total time this dispatch was 1000000960</text:span></text:p>
      <text:p text:style-name="P1"><text:span text:style-name="T1">OSS : Reciving pid : 31429 executed 10000000</text:span></text:p>
      <text:p text:style-name="P1"><text:span text:style-name="T1">OSS : not used it entire quantum </text:span></text:p>
      <text:p text:style-name="P1"><text:span text:style-name="T1">OSS : Putting process with PID 31429 into queue 1</text:span></text:p>
      <text:p text:style-name="P1"><text:span text:style-name="T1">OSS : Dispaching pid : 31429 from queue 1 at time 142:381960355</text:span></text:p>
      <text:p text:style-name="P1"><text:span text:style-name="T1">OSS : Total time this dispatch was 683</text:span></text:p>
      <text:p text:style-name="P1"><text:span text:style-name="T1">OSS : Reciving pid : 31429 executed 7099999</text:span></text:p>
      <text:p text:style-name="P1"><text:span text:style-name="T1">OSS : not used it entire quantum </text:span></text:p>
      <text:p text:style-name="P1"><text:span text:style-name="T1">OSS : Putting process with PID 31429 into queue 1</text:span></text:p>
      <text:p text:style-name="P1"><text:span text:style-name="T1">OSS : Dispaching pid : 31429 from queue 1 at time 142:389060490</text:span></text:p>
      <text:p text:style-name="P1"><text:span text:style-name="T1">OSS : Total time this dispatch was 136</text:span></text:p>
      <text:p text:style-name="P1"><text:span text:style-name="T1">OSS : Reciving pid : 31429 executed 10000000</text:span></text:p>
      <text:p text:style-name="P1"><text:span text:style-name="T1">OSS : not used it entire quantum </text:span></text:p>
      <text:p text:style-name="P1"><text:span text:style-name="T1">OSS : Putting process with PID 31429 into queue 1</text:span></text:p>
      <text:p text:style-name="P1"><text:span text:style-name="T1">OSS : Dispaching pid : 31429 from queue 1 at time 142:399061450</text:span></text:p>
      <text:p text:style-name="P1"><text:span text:style-name="T1">OSS : Total time this dispatch was 960</text:span></text:p>
      <text:p text:style-name="P1"><text:span text:style-name="T1">OSS : Reciving pid : 31429 executed 10000000</text:span></text:p>
      <text:p text:style-name="P1"><text:span text:style-name="T1">OSS : not used it entire quantum </text:span></text:p>
      <text:p text:style-name="P1"><text:span text:style-name="T1">OSS : Putting process with PID 31429 into queue 1</text:span></text:p>
      <text:p text:style-name="P1"><text:span text:style-name="T1">OSS : Dispaching pid : 31429 from queue 1 at time 142:409061862</text:span></text:p>
      <text:p text:style-name="P1"><text:span text:style-name="T1">OSS : Total time this dispatch was 412</text:span></text:p>
      <text:p text:style-name="P1"><text:span text:style-name="T1">OSS : Reciving pid : 31429 executed 10000000</text:span></text:p>
      <text:p text:style-name="P1"><text:span text:style-name="T1">OSS : not used it entire quantum </text:span></text:p>
      <text:p text:style-name="P1"><text:span text:style-name="T1">OSS : Putting process with PID 31429 into queue 1</text:span></text:p>
      <text:p text:style-name="P1"><text:span text:style-name="T1">OSS : Dispaching pid : 31429 from queue 1 at time 142:419062319</text:span></text:p>
      <text:p text:style-name="P1"><text:span text:style-name="T1">OSS : Total time this dispatch was 457</text:span></text:p>
      <text:p text:style-name="P1"><text:span text:style-name="T1">OSS : Reciving pid : 31429 executed 1208000000</text:span></text:p>
      <text:p text:style-name="P1"><text:span text:style-name="T1">OSS : pid : 31429 completed execution CPU : 1.255100<text:s text:c="2"/>Total : 1.255103</text:span></text:p>
      <text:p text:style-name="P1"><text:span text:style-name="T1">OSS : Generating process with PID 31430 and putting it in queue 0 at time 144:419063252</text:span></text:p>
      <text:p text:style-name="P1"><text:span text:style-name="T1">OSS :<text:s text:c="2"/>Dispatching process with PID : 31430 from queue 1 at time 144:419063754</text:span></text:p>
      <text:p text:style-name="P1"><text:span text:style-name="T1">OSS : Total time this dispatch was 2000001435</text:span></text:p>
      <text:p text:style-name="P1"><text:span text:style-name="T1">OSS : Reciving pid : 31430 executed 5000000</text:span></text:p>
      <text:p text:style-name="P1"><text:span text:style-name="T1">OSS : not used it entire quantum </text:span></text:p>
      <text:p text:style-name="P1"><text:span text:style-name="T1">OSS : Putting process with PID 31430 into queue 0</text:span></text:p>
      <text:p text:style-name="P1"><text:span text:style-name="T1">OSS :<text:s text:c="2"/>Dispatching process with PID : 31430 from queue 1 at time 144:424064185</text:span></text:p>
      <text:p text:style-name="P1"><text:span text:style-name="T1">OSS : Total time this dispatch was 431</text:span></text:p>
      <text:p text:style-name="P1"><text:span text:style-name="T1">OSS : Reciving pid : 31430 executed 1450000</text:span></text:p>
      <text:p text:style-name="P1"><text:span text:style-name="T1">OSS : not used it entire quantum </text:span></text:p>
      <text:p text:style-name="P1"><text:span text:style-name="T1">OSS : Putting process with PID 31430 into queue 0</text:span></text:p>
      <text:p text:style-name="P1"><text:span text:style-name="T1">OSS :<text:s text:c="2"/>Dispatching process with PID : 31430 from queue 1 at time 144:425514788</text:span></text:p>
      <text:p text:style-name="P1"><text:span text:style-name="T1">OSS : Total time this dispatch was 603</text:span></text:p>
      <text:p text:style-name="P1"><text:span text:style-name="T1">OSS : Reciving pid : 31430 executed 0</text:span></text:p>
      <text:p text:style-name="P1"><text:span text:style-name="T1">OSS : not used it entire quantum </text:span></text:p>
      <text:p text:style-name="P1"><text:span text:style-name="T1">OSS : Putting process with PID 31430 into queue 0</text:span></text:p>
      <text:p text:style-name="P1"><text:span text:style-name="T1">OSS :<text:s text:c="2"/>Dispatching process with PID : 31430 from queue 1 at time 144:425515554</text:span></text:p>
      <text:p text:style-name="P1"><text:span text:style-name="T1">OSS : Total time this dispatch was 766</text:span></text:p>
      <text:p text:style-name="P1"><text:span text:style-name="T1">OSS : Reciving pid : 31430 executed 489000000</text:span></text:p>
      <text:p text:style-name="P1"><text:span text:style-name="T1">OSS : pid : 31430 completed execution CPU : 0.495450<text:s text:c="2"/>Total : 0.495452</text:span></text:p>
      <text:p text:style-name="P1"><text:span text:style-name="T1">OSS : Generating process with PID 31431 and putting it in queue 0 at time 145:425516309</text:span></text:p>
      <text:p text:style-name="P1"><text:span text:style-name="T1">OSS :<text:s text:c="2"/>Dispatching process with PID : 31431 from queue 1 at time 145:425517306</text:span></text:p>
      <text:p text:style-name="P1"><text:span text:style-name="T1">OSS : Total time this dispatch was 1000001752</text:span></text:p>
      <text:p text:style-name="P1"><text:span text:style-name="T1">OSS : Reciving pid : 31431 executed 5000000</text:span></text:p>
      <text:p text:style-name="P1"><text:span text:style-name="T1">OSS : not used it entire quantum </text:span></text:p>
      <text:p text:style-name="P1"><text:span text:style-name="T1">OSS : Putting process with PID 31431 into queue 0</text:span></text:p>
      <text:p text:style-name="P1"><text:span text:style-name="T1">OSS :<text:s text:c="2"/>Dispatching process with PID : 31431 from queue 1 at time 145:430517610</text:span></text:p>
      <text:p text:style-name="P1"><text:span text:style-name="T1">OSS : Total time this dispatch was 304</text:span></text:p>
      <text:p text:style-name="P1"><text:span text:style-name="T1">OSS : Reciving pid : 31431 executed 3099999</text:span></text:p>
      <text:p text:style-name="P1"><text:span text:style-name="T1">OSS : not used it entire quantum </text:span></text:p>
      <text:p text:style-name="P1"><text:span text:style-name="T1">OSS : Putting process with PID 31431 into queue 0</text:span></text:p>
      <text:p text:style-name="P1"><text:span text:style-name="T1">OSS :<text:s text:c="2"/>Dispatching process with PID : 31431 from queue 1 at time 145:433618392</text:span></text:p>
      <text:p text:style-name="P1"><text:span text:style-name="T1">OSS : Total time this dispatch was 783</text:span></text:p>
      <text:p text:style-name="P1"><text:span text:style-name="T1">OSS : Reciving pid : 31431 executed 5000000</text:span></text:p>
      <text:p text:style-name="P1"><text:span text:style-name="T1">OSS : not used it entire quantum </text:span></text:p>
      <text:p text:style-name="P1"><text:span text:style-name="T1">OSS : Putting process with PID 31431 into queue 0</text:span></text:p>
      <text:p text:style-name="P1"><text:span text:style-name="T1">OSS :<text:s text:c="2"/>Dispatching process with PID : 31431 from queue 1 at time 145:438618719</text:span></text:p>
      <text:p text:style-name="P1"><text:span text:style-name="T1">OSS : Total time this dispatch was 327</text:span></text:p>
      <text:p text:style-name="P1"><text:span text:style-name="T1">OSS : Reciving pid : 31431 executed 5000000</text:span></text:p>
      <text:p text:style-name="P1"><text:span text:style-name="T1">OSS : not used it entire quantum </text:span></text:p>
      <text:p text:style-name="P1"><text:span text:style-name="T1">OSS : Putting process with PID 31431 into queue 0</text:span></text:p>
      <text:p text:style-name="P1"><text:span text:style-name="T1">OSS :<text:s text:c="2"/>Dispatching process with PID : 31431 from queue 1 at time 145:443619544</text:span></text:p>
      <text:p text:style-name="P1"><text:span text:style-name="T1">OSS : Total time this dispatch was 825</text:span></text:p>
      <text:p text:style-name="P1"><text:span text:style-name="T1">OSS : Reciving pid : 31431 executed 5000000</text:span></text:p>
      <text:p text:style-name="P1"><text:span text:style-name="T1">OSS : not used it entire quantum </text:span></text:p>
      <text:p text:style-name="P1"><text:span text:style-name="T1">OSS : Putting process with PID 31431 into queue 0</text:span></text:p>
      <text:p text:style-name="P1"><text:span text:style-name="T1">OSS :<text:s text:c="2"/>Dispatching process with PID : 31431 from queue 1 at time 145:448619549</text:span></text:p>
      <text:p text:style-name="P1"><text:span text:style-name="T1">OSS : Total time this dispatch was 5</text:span></text:p>
      <text:p text:style-name="P1"><text:span text:style-name="T1">OSS : Reciving pid : 31431 executed 5000000</text:span></text:p>
      <text:p text:style-name="P1"><text:span text:style-name="T1">OSS : not used it entire quantum </text:span></text:p>
      <text:p text:style-name="P1"><text:span text:style-name="T1">OSS : Putting process with PID 31431 into queue 0</text:span></text:p>
      <text:p text:style-name="P1"><text:span text:style-name="T1">OSS :<text:s text:c="2"/>Dispatching process with PID : 31431 from queue 1 at time 145:453620277</text:span></text:p>
      <text:p text:style-name="P1"><text:span text:style-name="T1">OSS : Total time this dispatch was 728</text:span></text:p>
      <text:p text:style-name="P1"><text:span text:style-name="T1">OSS : Reciving pid : 31431 executed 5000000</text:span></text:p>
      <text:p text:style-name="P1"><text:span text:style-name="T1">OSS : not used it entire quantum </text:span></text:p>
      <text:p text:style-name="P1"><text:span text:style-name="T1">OSS : Putting process with PID 31431 into queue 0</text:span></text:p>
      <text:p text:style-name="P1"><text:span text:style-name="T1">OSS :<text:s text:c="2"/>Dispatching process with PID : 31431 from queue 1 at time 145:458621112</text:span></text:p>
      <text:p text:style-name="P1"><text:span text:style-name="T1">OSS : Total time this dispatch was 835</text:span></text:p>
      <text:p text:style-name="P1"><text:span text:style-name="T1">OSS : Reciving pid : 31431 executed 5000000</text:span></text:p>
      <text:p text:style-name="P1"><text:span text:style-name="T1">OSS : not used it entire quantum </text:span></text:p>
      <text:p text:style-name="P1"><text:span text:style-name="T1">OSS : Putting process with PID 31431 into queue 0</text:span></text:p>
      <text:p text:style-name="P1"><text:span text:style-name="T1">OSS :<text:s text:c="2"/>Dispatching process with PID : 31431 from queue 1 at time 145:463621578</text:span></text:p>
      <text:p text:style-name="P1"><text:span text:style-name="T1">OSS : Total time this dispatch was 466</text:span></text:p>
      <text:p text:style-name="P1"><text:span text:style-name="T1">OSS : Reciving pid : 31431 executed 2250000</text:span></text:p>
      <text:p text:style-name="P1"><text:span text:style-name="T1">OSS : not used it entire quantum </text:span></text:p>
      <text:p text:style-name="P1"><text:span text:style-name="T1">OSS : Putting process with PID 31431 into queue 0</text:span></text:p>
      <text:p text:style-name="P1"><text:span text:style-name="T1">OSS :<text:s text:c="2"/>Dispatching process with PID : 31431 from queue 1 at time 145:465872128</text:span></text:p>
      <text:p text:style-name="P1"><text:span text:style-name="T1">OSS : Total time this dispatch was 550</text:span></text:p>
      <text:p text:style-name="P1"><text:span text:style-name="T1">OSS : Reciving pid : 31431 executed 5000000</text:span></text:p>
      <text:p text:style-name="P1"><text:span text:style-name="T1">OSS : not used it entire quantum </text:span></text:p>
      <text:p text:style-name="P1"><text:span text:style-name="T1">OSS : Putting process with PID 31431 into queue 0</text:span></text:p>
      <text:p text:style-name="P1"><text:span text:style-name="T1">OSS :<text:s text:c="2"/>Dispatching process with PID : 31431 from queue 1 at time 145:470873087</text:span></text:p>
      <text:p text:style-name="P1"><text:span text:style-name="T1">OSS : Total time this dispatch was 959</text:span></text:p>
      <text:p text:style-name="P1"><text:span text:style-name="T1">OSS : Reciving pid : 31431 executed 800000</text:span></text:p>
      <text:p text:style-name="P1"><text:span text:style-name="T1">OSS : not used it entire quantum </text:span></text:p>
      <text:p text:style-name="P1"><text:span text:style-name="T1">OSS : Putting process with PID 31431 into queue 0</text:span></text:p>
      <text:p text:style-name="P1"><text:span text:style-name="T1">OSS :<text:s text:c="2"/>Dispatching process with PID : 31431 from queue 1 at time 145:471673960</text:span></text:p>
      <text:p text:style-name="P1"><text:span text:style-name="T1">OSS : Total time this dispatch was 873</text:span></text:p>
      <text:p text:style-name="P1"><text:span text:style-name="T1">OSS : Reciving pid : 31431 executed 5000000</text:span></text:p>
      <text:p text:style-name="P1"><text:span text:style-name="T1">OSS : pid : 31431 completed execution CPU : 0.051150<text:s text:c="2"/>Total : 0.051157</text:span></text:p>
      <text:p text:style-name="P1"><text:span text:style-name="T1">OSS : Generating process with PID 31432 and putting it in queue 1 at time 147:471674773</text:span></text:p>
      <text:p text:style-name="P1"><text:span text:style-name="T1">OSS : Dispaching pid : 31432 from queue 1 at time 147:471675002</text:span></text:p>
      <text:p text:style-name="P1"><text:span text:style-name="T1">OSS : Total time this dispatch was 2000001042</text:span></text:p>
      <text:p text:style-name="P1"><text:span text:style-name="T1">OSS : Reciving pid : 31432 executed 10000000</text:span></text:p>
      <text:p text:style-name="P1"><text:span text:style-name="T1">OSS : not used it entire quantum </text:span></text:p>
      <text:p text:style-name="P1"><text:span text:style-name="T1">OSS : Putting process with PID 31432 into queue 1</text:span></text:p>
      <text:p text:style-name="P1"><text:span text:style-name="T1">OSS : Generating process with PID 31433 and putting it in queue 1 at time 147:481675002</text:span></text:p>
      <text:p text:style-name="P1"><text:span text:style-name="T1">OSS : Dispaching pid : 31432 from queue 1 at time 147:481675040</text:span></text:p>
      <text:p text:style-name="P1"><text:span text:style-name="T1">OSS : Total time this dispatch was 38</text:span></text:p>
      <text:p text:style-name="P1"><text:span text:style-name="T1">OSS : Reciving pid : 31432 executed 1200000</text:span></text:p>
      <text:p text:style-name="P1"><text:span text:style-name="T1">OSS : not used it entire quantum </text:span></text:p>
      <text:p text:style-name="P1"><text:span text:style-name="T1">OSS : Putting process with PID 31432 into queue 1</text:span></text:p>
      <text:p text:style-name="P1"><text:span text:style-name="T1">OSS : Dispaching pid : 31433 from queue 1 at time 147:482875875</text:span></text:p>
      <text:p text:style-name="P1"><text:span text:style-name="T1">OSS : Total time this dispatch was 835</text:span></text:p>
      <text:p text:style-name="P1"><text:span text:style-name="T1">OSS : Reciving pid : 31433 executed 10000000</text:span></text:p>
      <text:p text:style-name="P1"><text:span text:style-name="T1">OSS : not used it entire quantum </text:span></text:p>
      <text:p text:style-name="P1"><text:span text:style-name="T1">OSS : Putting process with PID 31433 into queue 1</text:span></text:p>
      <text:p text:style-name="P1"><text:span text:style-name="T1">OSS : Dispaching pid : 31432 from queue 1 at time 147:492876584</text:span></text:p>
      <text:p text:style-name="P1"><text:span text:style-name="T1">OSS : Total time this dispatch was 709</text:span></text:p>
      <text:p text:style-name="P1"><text:span text:style-name="T1">OSS : Reciving pid : 31432 executed 8100000</text:span></text:p>
      <text:p text:style-name="P1"><text:span text:style-name="T1">OSS : not used it entire quantum </text:span></text:p>
      <text:p text:style-name="P1"><text:span text:style-name="T1">OSS : Putting process with PID 31432 into queue 1</text:span></text:p>
      <text:p text:style-name="P1"><text:span text:style-name="T1">OSS : Dispaching pid : 31433 from queue 1 at time 147:500977425</text:span></text:p>
      <text:p text:style-name="P1"><text:span text:style-name="T1">OSS : Total time this dispatch was 841</text:span></text:p>
      <text:p text:style-name="P1"><text:span text:style-name="T1">OSS : Reciving pid : 31433 executed 5500000</text:span></text:p>
      <text:p text:style-name="P1"><text:span text:style-name="T1">OSS : not used it entire quantum </text:span></text:p>
      <text:p text:style-name="P1"><text:span text:style-name="T1">OSS : Putting process with PID 31433 into queue 1</text:span></text:p>
      <text:p text:style-name="P1"><text:span text:style-name="T1">OSS : Dispaching pid : 31432 from queue 1 at time 147:506478210</text:span></text:p>
      <text:p text:style-name="P1"><text:span text:style-name="T1">OSS : Total time this dispatch was 785</text:span></text:p>
      <text:p text:style-name="P1"><text:span text:style-name="T1">OSS : Reciving pid : 31432 executed 10000000</text:span></text:p>
      <text:p text:style-name="P1"><text:span text:style-name="T1">OSS : not used it entire quantum </text:span></text:p>
      <text:p text:style-name="P1"><text:span text:style-name="T1">OSS : Putting process with PID 31432 into queue 1</text:span></text:p>
      <text:p text:style-name="P1"><text:span text:style-name="T1">OSS : Dispaching pid : 31433 from queue 1 at time 147:516478773</text:span></text:p>
      <text:p text:style-name="P1"><text:span text:style-name="T1">OSS : Total time this dispatch was 563</text:span></text:p>
      <text:p text:style-name="P1"><text:span text:style-name="T1">OSS : Reciving pid : 31433 executed 10000000</text:span></text:p>
      <text:p text:style-name="P1"><text:span text:style-name="T1">OSS : not used it entire quantum </text:span></text:p>
      <text:p text:style-name="P1"><text:span text:style-name="T1">OSS : Putting process with PID 31433 into queue 1</text:span></text:p>
      <text:p text:style-name="P1"><text:span text:style-name="T1">OSS : Dispaching pid : 31432 from queue 1 at time 147:526479045</text:span></text:p>
      <text:p text:style-name="P1"><text:span text:style-name="T1">OSS : Total time this dispatch was 272</text:span></text:p>
      <text:p text:style-name="P1"><text:span text:style-name="T1">OSS : Reciving pid : 31432 executed 10000000</text:span></text:p>
      <text:p text:style-name="P1"><text:span text:style-name="T1">OSS : not used it entire quantum </text:span></text:p>
      <text:p text:style-name="P1"><text:span text:style-name="T1">OSS : Putting process with PID 31432 into queue 1</text:span></text:p>
      <text:p text:style-name="P1"><text:span text:style-name="T1">OSS : Dispaching pid : 31433 from queue 1 at time 147:536479433</text:span></text:p>
      <text:p text:style-name="P1"><text:span text:style-name="T1">OSS : Total time this dispatch was 388</text:span></text:p>
      <text:p text:style-name="P1"><text:span text:style-name="T1">OSS : Reciving pid : 31433 executed 1924999936</text:span></text:p>
      <text:p text:style-name="P1"><text:span text:style-name="T1">OSS : pid : 31433 completed execution CPU : 1.950500<text:s text:c="2"/>Total : 1.978603</text:span></text:p>
      <text:p text:style-name="P1"><text:span text:style-name="T1">OSS : Dispaching pid : 31432 from queue 1 at time 147:536479762</text:span></text:p>
      <text:p text:style-name="P1"><text:span text:style-name="T1">OSS : Total time this dispatch was 329</text:span></text:p>
      <text:p text:style-name="P1"><text:span text:style-name="T1">OSS : Reciving pid : 31432 executed 10000000</text:span></text:p>
      <text:p text:style-name="P1"><text:span text:style-name="T1">OSS : not used it entire quantum </text:span></text:p>
      <text:p text:style-name="P1"><text:span text:style-name="T1">OSS : Putting process with PID 31432 into queue 1</text:span></text:p>
      <text:p text:style-name="P1"><text:span text:style-name="T1">OSS : Dispaching pid : 31432 from queue 1 at time 147:546480141</text:span></text:p>
      <text:p text:style-name="P1"><text:span text:style-name="T1">OSS : Total time this dispatch was 379</text:span></text:p>
      <text:p text:style-name="P1"><text:span text:style-name="T1">OSS : Reciving pid : 31432 executed 0</text:span></text:p>
      <text:p text:style-name="P1"><text:span text:style-name="T1">OSS : not used it entire quantum </text:span></text:p>
      <text:p text:style-name="P1"><text:span text:style-name="T1">OSS : Putting process with PID 31432 into queue 1</text:span></text:p>
      <text:p text:style-name="P1"><text:span text:style-name="T1">OSS : Dispaching pid : 31432 from queue 1 at time 147:546480195</text:span></text:p>
      <text:p text:style-name="P1"><text:span text:style-name="T1">OSS : Total time this dispatch was 54</text:span></text:p>
      <text:p text:style-name="P1"><text:span text:style-name="T1">OSS : Reciving pid : 31432 executed 9700000</text:span></text:p>
      <text:p text:style-name="P1"><text:span text:style-name="T1">OSS : pid : 31432 completed execution CPU : 0.059000<text:s text:c="2"/>Total : 0.084505</text:span></text:p>
      <text:p text:style-name="P1"><text:span text:style-name="T1">OSS : Generating process with PID 31434 and putting it in queue 1 at time 149:546481488</text:span></text:p>
      <text:p text:style-name="P1"><text:span text:style-name="T1">OSS : Dispaching pid : 31434 from queue 1 at time 149:546481543</text:span></text:p>
      <text:p text:style-name="P1"><text:span text:style-name="T1">OSS : Total time this dispatch was 2000001348</text:span></text:p>
      <text:p text:style-name="P1"><text:span text:style-name="T1">OSS : Reciving pid : 31434 executed 1800000</text:span></text:p>
      <text:p text:style-name="P1"><text:span text:style-name="T1">OSS : not used it entire quantum </text:span></text:p>
      <text:p text:style-name="P1"><text:span text:style-name="T1">OSS : Putting process with PID 31434 into queue 1</text:span></text:p>
      <text:p text:style-name="P1"><text:span text:style-name="T1">OSS : Generating process with PID 31435 and putting it in queue 1 at time 149:548281543</text:span></text:p>
      <text:p text:style-name="P1"><text:span text:style-name="T1">OSS : Dispaching pid : 31434 from queue 1 at time 149:548281678</text:span></text:p>
      <text:p text:style-name="P1"><text:span text:style-name="T1">OSS : Total time this dispatch was 135</text:span></text:p>
      <text:p text:style-name="P1"><text:span text:style-name="T1">OSS : Reciving pid : 31434 executed 849000000</text:span></text:p>
      <text:p text:style-name="P1"><text:span text:style-name="T1">OSS : pid : 31434 completed execution CPU : 0.850800<text:s text:c="2"/>Total : 0.850800</text:span></text:p>
      <text:p text:style-name="P1"><text:span text:style-name="T1">OSS : Dispaching pid : 31435 from queue 1 at time 149:548282049</text:span></text:p>
      <text:p text:style-name="P1"><text:span text:style-name="T1">OSS : Total time this dispatch was 371</text:span></text:p>
      <text:p text:style-name="P1"><text:span text:style-name="T1">OSS : Reciving pid : 31435 executed 10000000</text:span></text:p>
      <text:p text:style-name="P1"><text:span text:style-name="T1">OSS : not used it entire quantum </text:span></text:p>
      <text:p text:style-name="P1"><text:span text:style-name="T1">OSS : Putting process with PID 31435 into queue 1</text:span></text:p>
      <text:p text:style-name="P1"><text:span text:style-name="T1">OSS : Dispaching pid : 31435 from queue 1 at time 149:558282573</text:span></text:p>
      <text:p text:style-name="P1"><text:span text:style-name="T1">OSS : Total time this dispatch was 524</text:span></text:p>
      <text:p text:style-name="P1"><text:span text:style-name="T1">OSS : Reciving pid : 31435 executed 8300000</text:span></text:p>
      <text:p text:style-name="P1"><text:span text:style-name="T1">OSS : not used it entire quantum </text:span></text:p>
      <text:p text:style-name="P1"><text:span text:style-name="T1">OSS : Putting process with PID 31435 into queue 1</text:span></text:p>
      <text:p text:style-name="P1"><text:span text:style-name="T1">OSS : Dispaching pid : 31435 from queue 1 at time 149:566582610</text:span></text:p>
      <text:p text:style-name="P1"><text:span text:style-name="T1">OSS : Total time this dispatch was 37</text:span></text:p>
      <text:p text:style-name="P1"><text:span text:style-name="T1">OSS : Reciving pid : 31435 executed 10000000</text:span></text:p>
      <text:p text:style-name="P1"><text:span text:style-name="T1">OSS : not used it entire quantum </text:span></text:p>
      <text:p text:style-name="P1"><text:span text:style-name="T1">OSS : Putting process with PID 31435 into queue 1</text:span></text:p>
      <text:p text:style-name="P1"><text:span text:style-name="T1">OSS : Dispaching pid : 31435 from queue 1 at time 149:576583292</text:span></text:p>
      <text:p text:style-name="P1"><text:span text:style-name="T1">OSS : Total time this dispatch was 682</text:span></text:p>
      <text:p text:style-name="P1"><text:span text:style-name="T1">OSS : Reciving pid : 31435 executed 3700000</text:span></text:p>
      <text:p text:style-name="P1"><text:span text:style-name="T1">OSS : not used it entire quantum </text:span></text:p>
      <text:p text:style-name="P1"><text:span text:style-name="T1">OSS : Putting process with PID 31435 into queue 1</text:span></text:p>
      <text:p text:style-name="P1"><text:span text:style-name="T1">OSS : Dispaching pid : 31435 from queue 1 at time 149:580283689</text:span></text:p>
      <text:p text:style-name="P1"><text:span text:style-name="T1">OSS : Total time this dispatch was 397</text:span></text:p>
      <text:p text:style-name="P1"><text:span text:style-name="T1">OSS : Reciving pid : 31435 executed 10000000</text:span></text:p>
      <text:p text:style-name="P1"><text:span text:style-name="T1">OSS : not used it entire quantum </text:span></text:p>
      <text:p text:style-name="P1"><text:span text:style-name="T1">OSS : Putting process with PID 31435 into queue 1</text:span></text:p>
      <text:p text:style-name="P1"><text:span text:style-name="T1">OSS : Dispaching pid : 31435 from queue 1 at time 149:590284447</text:span></text:p>
      <text:p text:style-name="P1"><text:span text:style-name="T1">OSS : Total time this dispatch was 758</text:span></text:p>
      <text:p text:style-name="P1"><text:span text:style-name="T1">OSS : Reciving pid : 31435 executed 10000000</text:span></text:p>
      <text:p text:style-name="P1"><text:span text:style-name="T1">OSS : pid : 31435 completed execution CPU : 0.052000<text:s text:c="2"/>Total : 0.052002</text:span></text:p>
      <text:p text:style-name="P1"><text:span text:style-name="T1">OSS : Generating process with PID 31436 and putting it in queue 1 at time 151:590285101</text:span></text:p>
      <text:p text:style-name="P1"><text:span text:style-name="T1">OSS : Dispaching pid : 31436 from queue 1 at time 151:590285366</text:span></text:p>
      <text:p text:style-name="P1"><text:span text:style-name="T1">OSS : Total time this dispatch was 2000000919</text:span></text:p>
      <text:p text:style-name="P1"><text:span text:style-name="T1">OSS : Reciving pid : 31436 executed 0</text:span></text:p>
      <text:p text:style-name="P1"><text:span text:style-name="T1">OSS : not used it entire quantum </text:span></text:p>
      <text:p text:style-name="P1"><text:span text:style-name="T1">OSS : Putting process with PID 31436 into queue 1</text:span></text:p>
      <text:p text:style-name="P1"><text:span text:style-name="T1">OSS : Dispaching pid : 31436 from queue 1 at time 151:590285401</text:span></text:p>
      <text:p text:style-name="P1"><text:span text:style-name="T1">OSS : Total time this dispatch was 35</text:span></text:p>
      <text:p text:style-name="P1"><text:span text:style-name="T1">OSS : Reciving pid : 31436 executed 10000000</text:span></text:p>
      <text:p text:style-name="P1"><text:span text:style-name="T1">OSS : not used it entire quantum </text:span></text:p>
      <text:p text:style-name="P1"><text:span text:style-name="T1">OSS : Putting process with PID 31436 into queue 1</text:span></text:p>
      <text:p text:style-name="P1"><text:span text:style-name="T1">OSS : Dispaching pid : 31436 from queue 1 at time 151:600286147</text:span></text:p>
      <text:p text:style-name="P1"><text:span text:style-name="T1">OSS : Total time this dispatch was 746</text:span></text:p>
      <text:p text:style-name="P1"><text:span text:style-name="T1">OSS : Reciving pid : 31436 executed 1049000000</text:span></text:p>
      <text:p text:style-name="P1"><text:span text:style-name="T1">OSS : pid : 31436 completed execution CPU : 1.059000<text:s text:c="2"/>Total : 1.059001</text:span></text:p>
      <text:p text:style-name="P1"><text:span text:style-name="T1">OSS : Generating process with PID 31437 and putting it in queue 1 at time 152:600286599</text:span></text:p>
      <text:p text:style-name="P1"><text:span text:style-name="T1">OSS : Dispaching pid : 31437 from queue 1 at time 152:600286836</text:span></text:p>
      <text:p text:style-name="P1"><text:span text:style-name="T1">OSS : Total time this dispatch was 1000000689</text:span></text:p>
      <text:p text:style-name="P1"><text:span text:style-name="T1">OSS : Reciving pid : 31437 executed 400000</text:span></text:p>
      <text:p text:style-name="P1"><text:span text:style-name="T1">OSS : not used it entire quantum </text:span></text:p>
      <text:p text:style-name="P1"><text:span text:style-name="T1">OSS : Putting process with PID 31437 into queue 1</text:span></text:p>
      <text:p text:style-name="P1"><text:span text:style-name="T1">OSS : Dispaching pid : 31437 from queue 1 at time 152:600687143</text:span></text:p>
      <text:p text:style-name="P1"><text:span text:style-name="T1">OSS : Total time this dispatch was 307</text:span></text:p>
      <text:p text:style-name="P1"><text:span text:style-name="T1">OSS : Reciving pid : 31437 executed 673000000</text:span></text:p>
      <text:p text:style-name="P1"><text:span text:style-name="T1">OSS : pid : 31437 completed execution CPU : 0.673400<text:s text:c="2"/>Total : 0.673400</text:span></text:p>
      <text:p text:style-name="P1"><text:span text:style-name="T1">OSS : Generating process with PID 31438 and putting it in queue 1 at time 153:600687706</text:span></text:p>
      <text:p text:style-name="P1"><text:span text:style-name="T1">OSS : Dispaching pid : 31438 from queue 1 at time 153:600688648</text:span></text:p>
      <text:p text:style-name="P1"><text:span text:style-name="T1">OSS : Total time this dispatch was 1000001505</text:span></text:p>
      <text:p text:style-name="P1"><text:span text:style-name="T1">OSS : Reciving pid : 31438 executed 10000000</text:span></text:p>
      <text:p text:style-name="P1"><text:span text:style-name="T1">OSS : not used it entire quantum </text:span></text:p>
      <text:p text:style-name="P1"><text:span text:style-name="T1">OSS : Putting process with PID 31438 into queue 1</text:span></text:p>
      <text:p text:style-name="P1"><text:span text:style-name="T1">OSS : Dispaching pid : 31438 from queue 1 at time 153:610688680</text:span></text:p>
      <text:p text:style-name="P1"><text:span text:style-name="T1">OSS : Total time this dispatch was 32</text:span></text:p>
      <text:p text:style-name="P1"><text:span text:style-name="T1">OSS : Reciving pid : 31438 executed 5699999</text:span></text:p>
      <text:p text:style-name="P1"><text:span text:style-name="T1">OSS : not used it entire quantum </text:span></text:p>
      <text:p text:style-name="P1"><text:span text:style-name="T1">OSS : Putting process with PID 31438 into queue 1</text:span></text:p>
      <text:p text:style-name="P1"><text:span text:style-name="T1">OSS : Dispaching pid : 31438 from queue 1 at time 153:616389233</text:span></text:p>
      <text:p text:style-name="P1"><text:span text:style-name="T1">OSS : Total time this dispatch was 554</text:span></text:p>
      <text:p text:style-name="P1"><text:span text:style-name="T1">OSS : Reciving pid : 31438 executed 10000000</text:span></text:p>
      <text:p text:style-name="P1"><text:span text:style-name="T1">OSS : not used it entire quantum </text:span></text:p>
      <text:p text:style-name="P1"><text:span text:style-name="T1">OSS : Putting process with PID 31438 into queue 1</text:span></text:p>
      <text:p text:style-name="P1"><text:span text:style-name="T1">OSS : Dispaching pid : 31438 from queue 1 at time 153:626389903</text:span></text:p>
      <text:p text:style-name="P1"><text:span text:style-name="T1">OSS : Total time this dispatch was 670</text:span></text:p>
      <text:p text:style-name="P1"><text:span text:style-name="T1">OSS : Reciving pid : 31438 executed 3000000</text:span></text:p>
      <text:p text:style-name="P1"><text:span text:style-name="T1">OSS : not used it entire quantum </text:span></text:p>
      <text:p text:style-name="P1"><text:span text:style-name="T1">OSS : Putting process with PID 31438 into queue 1</text:span></text:p>
      <text:p text:style-name="P1"><text:span text:style-name="T1">OSS : Dispaching pid : 31438 from queue 1 at time 153:629390293</text:span></text:p>
      <text:p text:style-name="P1"><text:span text:style-name="T1">OSS : Total time this dispatch was 390</text:span></text:p>
      <text:p text:style-name="P1"><text:span text:style-name="T1">OSS : Reciving pid : 31438 executed 10000000</text:span></text:p>
      <text:p text:style-name="P1"><text:span text:style-name="T1">OSS : not used it entire quantum </text:span></text:p>
      <text:p text:style-name="P1"><text:span text:style-name="T1">OSS : Putting process with PID 31438 into queue 1</text:span></text:p>
      <text:p text:style-name="P1"><text:span text:style-name="T1">OSS : Dispaching pid : 31438 from queue 1 at time 153:639390899</text:span></text:p>
      <text:p text:style-name="P1"><text:span text:style-name="T1">OSS : Total time this dispatch was 606</text:span></text:p>
      <text:p text:style-name="P1"><text:span text:style-name="T1">OSS : Reciving pid : 31438 executed 10000000</text:span></text:p>
      <text:p text:style-name="P1"><text:span text:style-name="T1">OSS : not used it entire quantum </text:span></text:p>
      <text:p text:style-name="P1"><text:span text:style-name="T1">OSS : Putting process with PID 31438 into queue 1</text:span></text:p>
      <text:p text:style-name="P1"><text:span text:style-name="T1">OSS : Dispaching pid : 31438 from queue 1 at time 153:649390977</text:span></text:p>
      <text:p text:style-name="P1"><text:span text:style-name="T1">OSS : Total time this dispatch was 78</text:span></text:p>
      <text:p text:style-name="P1"><text:span text:style-name="T1">OSS : Reciving pid : 31438 executed 2700000</text:span></text:p>
      <text:p text:style-name="P1"><text:span text:style-name="T1">OSS : pid : 31438 completed execution CPU : 0.051400<text:s text:c="2"/>Total : 0.051402</text:span></text:p>
      <text:p text:style-name="P1"><text:span text:style-name="T1">OSS : Generating process with PID 31439 and putting it in queue 1 at time 155:649391918</text:span></text:p>
      <text:p text:style-name="P1"><text:span text:style-name="T1">OSS : Dispaching pid : 31439 from queue 1 at time 155:649392458</text:span></text:p>
      <text:p text:style-name="P1"><text:span text:style-name="T1">OSS : Total time this dispatch was 2000001481</text:span></text:p>
      <text:p text:style-name="P1"><text:span text:style-name="T1">OSS : Reciving pid : 31439 executed 1752000000</text:span></text:p>
      <text:p text:style-name="P1"><text:span text:style-name="T1">OSS : pid : 31439 completed execution CPU : 1.752000<text:s text:c="2"/>Total : 1.752000</text:span></text:p>
      <text:p text:style-name="P1"><text:span text:style-name="T1">OSS : Generating process with PID 31440 and putting it in queue 0 at time 156:649393061</text:span></text:p>
      <text:p text:style-name="P1"><text:span text:style-name="T1">OSS :<text:s text:c="2"/>Dispatching process with PID : 31440 from queue 1 at time 156:649393774</text:span></text:p>
      <text:p text:style-name="P1"><text:span text:style-name="T1">OSS : Total time this dispatch was 1000001316</text:span></text:p>
      <text:p text:style-name="P1"><text:span text:style-name="T1">OSS : Reciving pid : 31440 executed 0</text:span></text:p>
      <text:p text:style-name="P1"><text:span text:style-name="T1">OSS : not used it entire quantum </text:span></text:p>
      <text:p text:style-name="P1"><text:span text:style-name="T1">OSS : Putting process with PID 31440 into queue 0</text:span></text:p>
      <text:p text:style-name="P1"><text:span text:style-name="T1">OSS : Generating process with PID 31441 and putting it in queue 1 at time 156:649393774</text:span></text:p>
      <text:p text:style-name="P1"><text:span text:style-name="T1">OSS :<text:s text:c="2"/>Dispatching process with PID : 31440 from queue 1 at time 156:649394002</text:span></text:p>
      <text:p text:style-name="P1"><text:span text:style-name="T1">OSS : Total time this dispatch was 228</text:span></text:p>
      <text:p text:style-name="P1"><text:span text:style-name="T1">OSS : Reciving pid : 31440 executed 5000000</text:span></text:p>
      <text:p text:style-name="P1"><text:span text:style-name="T1">OSS : not used it entire quantum </text:span></text:p>
      <text:p text:style-name="P1"><text:span text:style-name="T1">OSS : Putting process with PID 31440 into queue 0</text:span></text:p>
      <text:p text:style-name="P1"><text:span text:style-name="T1">OSS :<text:s text:c="2"/>Dispatching process with PID : 31440 from queue 1 at time 156:654394520</text:span></text:p>
      <text:p text:style-name="P1"><text:span text:style-name="T1">OSS : Total time this dispatch was 518</text:span></text:p>
      <text:p text:style-name="P1"><text:span text:style-name="T1">OSS : Reciving pid : 31440 executed 5000000</text:span></text:p>
      <text:p text:style-name="P1"><text:span text:style-name="T1">OSS : not used it entire quantum </text:span></text:p>
      <text:p text:style-name="P1"><text:span text:style-name="T1">OSS : Putting process with PID 31440 into queue 0</text:span></text:p>
      <text:p text:style-name="P1"><text:span text:style-name="T1">OSS :<text:s text:c="2"/>Dispatching process with PID : 31440 from queue 1 at time 156:659394953</text:span></text:p>
      <text:p text:style-name="P1"><text:span text:style-name="T1">OSS : Total time this dispatch was 433</text:span></text:p>
      <text:p text:style-name="P1"><text:span text:style-name="T1">OSS : Reciving pid : 31440 executed 350000</text:span></text:p>
      <text:p text:style-name="P1"><text:span text:style-name="T1">OSS : not used it entire quantum </text:span></text:p>
      <text:p text:style-name="P1"><text:span text:style-name="T1">OSS : Putting process with PID 31440 into queue 0</text:span></text:p>
      <text:p text:style-name="P1"><text:span text:style-name="T1">OSS :<text:s text:c="2"/>Dispatching process with PID : 31440 from queue 1 at time 156:659745217</text:span></text:p>
      <text:p text:style-name="P1"><text:span text:style-name="T1">OSS : Total time this dispatch was 264</text:span></text:p>
      <text:p text:style-name="P1"><text:span text:style-name="T1">OSS : Reciving pid : 31440 executed 0</text:span></text:p>
      <text:p text:style-name="P1"><text:span text:style-name="T1">OSS : not used it entire quantum </text:span></text:p>
      <text:p text:style-name="P1"><text:span text:style-name="T1">OSS : Putting process with PID 31440 into queue 0</text:span></text:p>
      <text:p text:style-name="P1"><text:span text:style-name="T1">OSS :<text:s text:c="2"/>Dispatching process with PID : 31440 from queue 1 at time 156:659745833</text:span></text:p>
      <text:p text:style-name="P1"><text:span text:style-name="T1">OSS : Total time this dispatch was 616</text:span></text:p>
      <text:p text:style-name="P1"><text:span text:style-name="T1">OSS : Reciving pid : 31440 executed 5000000</text:span></text:p>
      <text:p text:style-name="P1"><text:span text:style-name="T1">OSS : not used it entire quantum </text:span></text:p>
      <text:p text:style-name="P1"><text:span text:style-name="T1">OSS : Putting process with PID 31440 into queue 0</text:span></text:p>
      <text:p text:style-name="P1"><text:span text:style-name="T1">OSS :<text:s text:c="2"/>Dispatching process with PID : 31440 from queue 1 at time 156:664746719</text:span></text:p>
      <text:p text:style-name="P1"><text:span text:style-name="T1">OSS : Total time this dispatch was 886</text:span></text:p>
      <text:p text:style-name="P1"><text:span text:style-name="T1">OSS : Reciving pid : 31440 executed 0</text:span></text:p>
      <text:p text:style-name="P1"><text:span text:style-name="T1">OSS : not used it entire quantum </text:span></text:p>
      <text:p text:style-name="P1"><text:span text:style-name="T1">OSS : Putting process with PID 31440 into queue 0</text:span></text:p>
      <text:p text:style-name="P1"><text:span text:style-name="T1">OSS :<text:s text:c="2"/>Dispatching process with PID : 31440 from queue 1 at time 156:664747079</text:span></text:p>
      <text:p text:style-name="P1"><text:span text:style-name="T1">OSS : Total time this dispatch was 360</text:span></text:p>
      <text:p text:style-name="P1"><text:span text:style-name="T1">OSS : Reciving pid : 31440 executed 5000000</text:span></text:p>
      <text:p text:style-name="P1"><text:span text:style-name="T1">OSS : not used it entire quantum </text:span></text:p>
      <text:p text:style-name="P1"><text:span text:style-name="T1">OSS : Putting process with PID 31440 into queue 0</text:span></text:p>
      <text:p text:style-name="P1"><text:span text:style-name="T1">OSS :<text:s text:c="2"/>Dispatching process with PID : 31440 from queue 1 at time 156:669747634</text:span></text:p>
      <text:p text:style-name="P1"><text:span text:style-name="T1">OSS : Total time this dispatch was 555</text:span></text:p>
      <text:p text:style-name="P1"><text:span text:style-name="T1">OSS : Reciving pid : 31440 executed 5000000</text:span></text:p>
      <text:p text:style-name="P1"><text:span text:style-name="T1">OSS : not used it entire quantum </text:span></text:p>
      <text:p text:style-name="P1"><text:span text:style-name="T1">OSS : Putting process with PID 31440 into queue 0</text:span></text:p>
      <text:p text:style-name="P1"><text:span text:style-name="T1">OSS :<text:s text:c="2"/>Dispatching process with PID : 31440 from queue 1 at time 156:674748109</text:span></text:p>
      <text:p text:style-name="P1"><text:span text:style-name="T1">OSS : Total time this dispatch was 475</text:span></text:p>
      <text:p text:style-name="P1"><text:span text:style-name="T1">OSS : Reciving pid : 31440 executed 0</text:span></text:p>
      <text:p text:style-name="P1"><text:span text:style-name="T1">OSS : not used it entire quantum </text:span></text:p>
      <text:p text:style-name="P1"><text:span text:style-name="T1">OSS : Putting process with PID 31440 into queue 0</text:span></text:p>
      <text:p text:style-name="P1"><text:span text:style-name="T1">OSS :<text:s text:c="2"/>Dispatching process with PID : 31440 from queue 1 at time 156:674748777</text:span></text:p>
      <text:p text:style-name="P1"><text:span text:style-name="T1">OSS : Total time this dispatch was 668</text:span></text:p>
      <text:p text:style-name="P1"><text:span text:style-name="T1">OSS : Reciving pid : 31440 executed 5000000</text:span></text:p>
      <text:p text:style-name="P1"><text:span text:style-name="T1">OSS : not used it entire quantum </text:span></text:p>
      <text:p text:style-name="P1"><text:span text:style-name="T1">OSS : Putting process with PID 31440 into queue 0</text:span></text:p>
      <text:p text:style-name="P1"><text:span text:style-name="T1">OSS :<text:s text:c="2"/>Dispatching process with PID : 31440 from queue 1 at time 156:679748895</text:span></text:p>
      <text:p text:style-name="P1"><text:span text:style-name="T1">OSS : Total time this dispatch was 118</text:span></text:p>
      <text:p text:style-name="P1"><text:span text:style-name="T1">OSS : Reciving pid : 31440 executed 5000000</text:span></text:p>
      <text:p text:style-name="P1"><text:span text:style-name="T1">OSS : not used it entire quantum </text:span></text:p>
      <text:p text:style-name="P1"><text:span text:style-name="T1">OSS : Putting process with PID 31440 into queue 0</text:span></text:p>
      <text:p text:style-name="P1"><text:span text:style-name="T1">OSS :<text:s text:c="2"/>Dispatching process with PID : 31440 from queue 1 at time 156:684749348</text:span></text:p>
      <text:p text:style-name="P1"><text:span text:style-name="T1">OSS : Total time this dispatch was 453</text:span></text:p>
      <text:p text:style-name="P1"><text:span text:style-name="T1">OSS : Reciving pid : 31440 executed 3640999936</text:span></text:p>
      <text:p text:style-name="P1"><text:span text:style-name="T1">OSS : pid : 31440 completed execution CPU : 3.676350<text:s text:c="2"/>Total : 3.676356</text:span></text:p>
      <text:p text:style-name="P1"><text:span text:style-name="T1">OSS : Dispaching pid : 31441 from queue 1 at time 156:684750004</text:span></text:p>
      <text:p text:style-name="P1"><text:span text:style-name="T1">OSS : Total time this dispatch was 656</text:span></text:p>
      <text:p text:style-name="P1"><text:span text:style-name="T1">OSS : Reciving pid : 31441 executed 4300000</text:span></text:p>
      <text:p text:style-name="P1"><text:span text:style-name="T1">OSS : not used it entire quantum </text:span></text:p>
      <text:p text:style-name="P1"><text:span text:style-name="T1">OSS : Putting process with PID 31441 into queue 1</text:span></text:p>
      <text:p text:style-name="P1"><text:span text:style-name="T1">OSS : Dispaching pid : 31441 from queue 1 at time 156:689050416</text:span></text:p>
      <text:p text:style-name="P1"><text:span text:style-name="T1">OSS : Total time this dispatch was 412</text:span></text:p>
      <text:p text:style-name="P1"><text:span text:style-name="T1">OSS : Reciving pid : 31441 executed 0</text:span></text:p>
      <text:p text:style-name="P1"><text:span text:style-name="T1">OSS : not used it entire quantum </text:span></text:p>
      <text:p text:style-name="P1"><text:span text:style-name="T1">OSS : Putting process with PID 31441 into queue 1</text:span></text:p>
      <text:p text:style-name="P1"><text:span text:style-name="T1">OSS : Dispaching pid : 31441 from queue 1 at time 156:689050901</text:span></text:p>
      <text:p text:style-name="P1"><text:span text:style-name="T1">OSS : Total time this dispatch was 485</text:span></text:p>
      <text:p text:style-name="P1"><text:span text:style-name="T1">OSS : Reciving pid : 31441 executed 10000000</text:span></text:p>
      <text:p text:style-name="P1"><text:span text:style-name="T1">OSS : not used it entire quantum </text:span></text:p>
      <text:p text:style-name="P1"><text:span text:style-name="T1">OSS : Putting process with PID 31441 into queue 1</text:span></text:p>
      <text:p text:style-name="P1"><text:span text:style-name="T1">OSS : Dispaching pid : 31441 from queue 1 at time 156:699051463</text:span></text:p>
      <text:p text:style-name="P1"><text:span text:style-name="T1">OSS : Total time this dispatch was 562</text:span></text:p>
      <text:p text:style-name="P1"><text:span text:style-name="T1">OSS : Reciving pid : 31441 executed 10000000</text:span></text:p>
      <text:p text:style-name="P1"><text:span text:style-name="T1">OSS : not used it entire quantum </text:span></text:p>
      <text:p text:style-name="P1"><text:span text:style-name="T1">OSS : Putting process with PID 31441 into queue 1</text:span></text:p>
      <text:p text:style-name="P1"><text:span text:style-name="T1">OSS : Dispaching pid : 31441 from queue 1 at time 156:709051545</text:span></text:p>
      <text:p text:style-name="P1"><text:span text:style-name="T1">OSS : Total time this dispatch was 82</text:span></text:p>
      <text:p text:style-name="P1"><text:span text:style-name="T1">OSS : Reciving pid : 31441 executed 10000000</text:span></text:p>
      <text:p text:style-name="P1"><text:span text:style-name="T1">OSS : not used it entire quantum </text:span></text:p>
      <text:p text:style-name="P1"><text:span text:style-name="T1">OSS : Putting process with PID 31441 into queue 1</text:span></text:p>
      <text:p text:style-name="P1"><text:span text:style-name="T1">OSS : Dispaching pid : 31441 from queue 1 at time 156:719051772</text:span></text:p>
      <text:p text:style-name="P1"><text:span text:style-name="T1">OSS : Total time this dispatch was 227</text:span></text:p>
      <text:p text:style-name="P1"><text:span text:style-name="T1">OSS : Reciving pid : 31441 executed 0</text:span></text:p>
      <text:p text:style-name="P1"><text:span text:style-name="T1">OSS : not used it entire quantum </text:span></text:p>
      <text:p text:style-name="P1"><text:span text:style-name="T1">OSS : Putting process with PID 31441 into queue 1</text:span></text:p>
      <text:p text:style-name="P1"><text:span text:style-name="T1">OSS : Dispaching pid : 31441 from queue 1 at time 156:719052293</text:span></text:p>
      <text:p text:style-name="P1"><text:span text:style-name="T1">OSS : Total time this dispatch was 521</text:span></text:p>
      <text:p text:style-name="P1"><text:span text:style-name="T1">OSS : Reciving pid : 31441 executed 3400000</text:span></text:p>
      <text:p text:style-name="P1"><text:span text:style-name="T1">OSS : not used it entire quantum </text:span></text:p>
      <text:p text:style-name="P1"><text:span text:style-name="T1">OSS : Putting process with PID 31441 into queue 1</text:span></text:p>
      <text:p text:style-name="P1"><text:span text:style-name="T1">OSS : Dispaching pid : 31441 from queue 1 at time 156:722452805</text:span></text:p>
      <text:p text:style-name="P1"><text:span text:style-name="T1">OSS : Total time this dispatch was 512</text:span></text:p>
      <text:p text:style-name="P1"><text:span text:style-name="T1">OSS : Reciving pid : 31441 executed 5800000</text:span></text:p>
      <text:p text:style-name="P1"><text:span text:style-name="T1">OSS : not used it entire quantum </text:span></text:p>
      <text:p text:style-name="P1"><text:span text:style-name="T1">OSS : Putting process with PID 31441 into queue 1</text:span></text:p>
      <text:p text:style-name="P1"><text:span text:style-name="T1">OSS : Dispaching pid : 31441 from queue 1 at time 156:728253310</text:span></text:p>
      <text:p text:style-name="P1"><text:span text:style-name="T1">OSS : Total time this dispatch was 505</text:span></text:p>
      <text:p text:style-name="P1"><text:span text:style-name="T1">OSS : Reciving pid : 31441 executed 0</text:span></text:p>
      <text:p text:style-name="P1"><text:span text:style-name="T1">OSS : not used it entire quantum </text:span></text:p>
      <text:p text:style-name="P1"><text:span text:style-name="T1">OSS : Putting process with PID 31441 into queue 1</text:span></text:p>
      <text:p text:style-name="P1"><text:span text:style-name="T1">OSS : Dispaching pid : 31441 from queue 1 at time 156:728253847</text:span></text:p>
      <text:p text:style-name="P1"><text:span text:style-name="T1">OSS : Total time this dispatch was 537</text:span></text:p>
      <text:p text:style-name="P1"><text:span text:style-name="T1">OSS : Reciving pid : 31441 executed 10000000</text:span></text:p>
      <text:p text:style-name="P1"><text:span text:style-name="T1">OSS : pid : 31441 completed execution CPU : 0.053500<text:s text:c="2"/>Total : 0.053504</text:span></text:p>
      <text:p text:style-name="P1"><text:span text:style-name="T1">OSS : Generating process with PID 31442 and putting it in queue 1 at time 158:728254430</text:span></text:p>
      <text:p text:style-name="P1"><text:span text:style-name="T1">OSS : Dispaching pid : 31442 from queue 1 at time 158:728254618</text:span></text:p>
      <text:p text:style-name="P1"><text:span text:style-name="T1">OSS : Total time this dispatch was 2000000771</text:span></text:p>
      <text:p text:style-name="P1"><text:span text:style-name="T1">OSS : Reciving pid : 31442 executed 10000000</text:span></text:p>
      <text:p text:style-name="P1"><text:span text:style-name="T1">OSS : not used it entire quantum </text:span></text:p>
      <text:p text:style-name="P1"><text:span text:style-name="T1">OSS : Putting process with PID 31442 into queue 1</text:span></text:p>
      <text:p text:style-name="P1"><text:span text:style-name="T1">OSS : Dispaching pid : 31442 from queue 1 at time 158:738254689</text:span></text:p>
      <text:p text:style-name="P1"><text:span text:style-name="T1">OSS : Total time this dispatch was 71</text:span></text:p>
      <text:p text:style-name="P1"><text:span text:style-name="T1">OSS : Reciving pid : 31442 executed 10000000</text:span></text:p>
      <text:p text:style-name="P1"><text:span text:style-name="T1">OSS : not used it entire quantum </text:span></text:p>
      <text:p text:style-name="P1"><text:span text:style-name="T1">OSS : Putting process with PID 31442 into queue 1</text:span></text:p>
      <text:p text:style-name="P1"><text:span text:style-name="T1">OSS : Dispaching pid : 31442 from queue 1 at time 158:748255435</text:span></text:p>
      <text:p text:style-name="P1"><text:span text:style-name="T1">OSS : Total time this dispatch was 746</text:span></text:p>
      <text:p text:style-name="P1"><text:span text:style-name="T1">OSS : Reciving pid : 31442 executed 777000000</text:span></text:p>
      <text:p text:style-name="P1"><text:span text:style-name="T1">OSS : pid : 31442 completed execution CPU : 0.797000<text:s text:c="2"/>Total : 0.797001</text:span></text:p>
      <text:p text:style-name="P1"><text:span text:style-name="T1">OSS : Generating process with PID 31443 and putting it in queue 1 at time 160:748257321</text:span></text:p>
      <text:p text:style-name="P1"><text:span text:style-name="T1">OSS : Dispaching pid : 31443 from queue 1 at time 160:748257994</text:span></text:p>
      <text:p text:style-name="P1"><text:span text:style-name="T1">OSS : Total time this dispatch was 2000002559</text:span></text:p>
      <text:p text:style-name="P1"><text:span text:style-name="T1">OSS : Reciving pid : 31443 executed 10000000</text:span></text:p>
      <text:p text:style-name="P1"><text:span text:style-name="T1">OSS : not used it entire quantum </text:span></text:p>
      <text:p text:style-name="P1"><text:span text:style-name="T1">OSS : Putting process with PID 31443 into queue 1</text:span></text:p>
      <text:p text:style-name="P1"><text:span text:style-name="T1">OSS : Dispaching pid : 31443 from queue 1 at time 160:758258937</text:span></text:p>
      <text:p text:style-name="P1"><text:span text:style-name="T1">OSS : Total time this dispatch was 943</text:span></text:p>
      <text:p text:style-name="P1"><text:span text:style-name="T1">OSS : Reciving pid : 31443 executed 10000000</text:span></text:p>
      <text:p text:style-name="P1"><text:span text:style-name="T1">OSS : not used it entire quantum </text:span></text:p>
      <text:p text:style-name="P1"><text:span text:style-name="T1">OSS : Putting process with PID 31443 into queue 1</text:span></text:p>
      <text:p text:style-name="P1"><text:span text:style-name="T1">OSS : Dispaching pid : 31443 from queue 1 at time 160:768259421</text:span></text:p>
      <text:p text:style-name="P1"><text:span text:style-name="T1">OSS : Total time this dispatch was 484</text:span></text:p>
      <text:p text:style-name="P1"><text:span text:style-name="T1">OSS : Reciving pid : 31443 executed 2832000000</text:span></text:p>
      <text:p text:style-name="P1"><text:span text:style-name="T1">OSS : pid : 31443 completed execution CPU : 2.852000<text:s text:c="2"/>Total : 2.852001</text:span></text:p>
      <text:p text:style-name="P1"><text:span text:style-name="T1">OSS : Generating process with PID 31444 and putting it in queue 0 at time 162:768260635</text:span></text:p>
      <text:p text:style-name="P1"><text:span text:style-name="T1">OSS :<text:s text:c="2"/>Dispatching process with PID : 31444 from queue 1 at time 162:768260958</text:span></text:p>
      <text:p text:style-name="P1"><text:span text:style-name="T1">OSS : Total time this dispatch was 2000001537</text:span></text:p>
      <text:p text:style-name="P1"><text:span text:style-name="T1">OSS : Reciving pid : 31444 executed 1200000</text:span></text:p>
      <text:p text:style-name="P1"><text:span text:style-name="T1">OSS : not used it entire quantum </text:span></text:p>
      <text:p text:style-name="P1"><text:span text:style-name="T1">OSS : Putting process with PID 31444 into queue 0</text:span></text:p>
      <text:p text:style-name="P1"><text:span text:style-name="T1">OSS : Generating process with PID 31445 and putting it in queue 1 at time 162:769460958</text:span></text:p>
      <text:p text:style-name="P1"><text:span text:style-name="T1">OSS :<text:s text:c="2"/>Dispatching process with PID : 31444 from queue 1 at time 162:769461290</text:span></text:p>
      <text:p text:style-name="P1"><text:span text:style-name="T1">OSS : Total time this dispatch was 332</text:span></text:p>
      <text:p text:style-name="P1"><text:span text:style-name="T1">OSS : Reciving pid : 31444 executed 350000</text:span></text:p>
      <text:p text:style-name="P1"><text:span text:style-name="T1">OSS : not used it entire quantum </text:span></text:p>
      <text:p text:style-name="P1"><text:span text:style-name="T1">OSS : Putting process with PID 31444 into queue 0</text:span></text:p>
      <text:p text:style-name="P1"><text:span text:style-name="T1">OSS :<text:s text:c="2"/>Dispatching process with PID : 31444 from queue 1 at time 162:769811859</text:span></text:p>
      <text:p text:style-name="P1"><text:span text:style-name="T1">OSS : Total time this dispatch was 569</text:span></text:p>
      <text:p text:style-name="P1"><text:span text:style-name="T1">OSS : Reciving pid : 31444 executed 5000000</text:span></text:p>
      <text:p text:style-name="P1"><text:span text:style-name="T1">OSS : not used it entire quantum </text:span></text:p>
      <text:p text:style-name="P1"><text:span text:style-name="T1">OSS : Putting process with PID 31444 into queue 0</text:span></text:p>
      <text:p text:style-name="P1"><text:span text:style-name="T1">OSS :<text:s text:c="2"/>Dispatching process with PID : 31444 from queue 1 at time 162:774812537</text:span></text:p>
      <text:p text:style-name="P1"><text:span text:style-name="T1">OSS : Total time this dispatch was 678</text:span></text:p>
      <text:p text:style-name="P1"><text:span text:style-name="T1">OSS : Reciving pid : 31444 executed 4000000</text:span></text:p>
      <text:p text:style-name="P1"><text:span text:style-name="T1">OSS : not used it entire quantum </text:span></text:p>
      <text:p text:style-name="P1"><text:span text:style-name="T1">OSS : Putting process with PID 31444 into queue 0</text:span></text:p>
      <text:p text:style-name="P1"><text:span text:style-name="T1">OSS :<text:s text:c="2"/>Dispatching process with PID : 31444 from queue 1 at time 162:778813431</text:span></text:p>
      <text:p text:style-name="P1"><text:span text:style-name="T1">OSS : Total time this dispatch was 894</text:span></text:p>
      <text:p text:style-name="P1"><text:span text:style-name="T1">OSS : Reciving pid : 31444 executed 2479000064</text:span></text:p>
      <text:p text:style-name="P1"><text:span text:style-name="T1">OSS : pid : 31444 completed execution CPU : 2.489550<text:s text:c="2"/>Total : 2.489552</text:span></text:p>
      <text:p text:style-name="P1"><text:span text:style-name="T1">OSS : Dispaching pid : 31445 from queue 1 at time 162:778813435</text:span></text:p>
      <text:p text:style-name="P1"><text:span text:style-name="T1">OSS : Total time this dispatch was 4</text:span></text:p>
      <text:p text:style-name="P1"><text:span text:style-name="T1">OSS : Reciving pid : 31445 executed 4013999872</text:span></text:p>
      <text:p text:style-name="P1"><text:span text:style-name="T1">OSS : pid : 31445 completed execution CPU : 4.014000<text:s text:c="2"/>Total : 4.014000</text:span></text:p>
      <text:p text:style-name="P1"><text:span text:style-name="T1">OSS : Generating process with PID 31446 and putting it in queue 1 at time 163:778814340</text:span></text:p>
      <text:p text:style-name="P1"><text:span text:style-name="T1">OSS : Dispaching pid : 31446 from queue 1 at time 163:778814750</text:span></text:p>
      <text:p text:style-name="P1"><text:span text:style-name="T1">OSS : Total time this dispatch was 1000001315</text:span></text:p>
      <text:p text:style-name="P1"><text:span text:style-name="T1">OSS : Reciving pid : 31446 executed 2100000</text:span></text:p>
      <text:p text:style-name="P1"><text:span text:style-name="T1">OSS : not used it entire quantum </text:span></text:p>
      <text:p text:style-name="P1"><text:span text:style-name="T1">OSS : Putting process with PID 31446 into queue 1</text:span></text:p>
      <text:p text:style-name="P1"><text:span text:style-name="T1">OSS : Generating process with PID 31447 and putting it in queue 1 at time 163:780914750</text:span></text:p>
      <text:p text:style-name="P1"><text:span text:style-name="T1">OSS : Dispaching pid : 31446 from queue 1 at time 163:780915018</text:span></text:p>
      <text:p text:style-name="P1"><text:span text:style-name="T1">OSS : Total time this dispatch was 268</text:span></text:p>
      <text:p text:style-name="P1"><text:span text:style-name="T1">OSS : Reciving pid : 31446 executed 10000000</text:span></text:p>
      <text:p text:style-name="P1"><text:span text:style-name="T1">OSS : not used it entire quantum </text:span></text:p>
      <text:p text:style-name="P1"><text:span text:style-name="T1">OSS : Putting process with PID 31446 into queue 1</text:span></text:p>
      <text:p text:style-name="P1"><text:span text:style-name="T1">OSS : Dispaching pid : 31447 from queue 1 at time 163:790915753</text:span></text:p>
      <text:p text:style-name="P1"><text:span text:style-name="T1">OSS : Total time this dispatch was 735</text:span></text:p>
      <text:p text:style-name="P1"><text:span text:style-name="T1">OSS : Reciving pid : 31447 executed 900000</text:span></text:p>
      <text:p text:style-name="P1"><text:span text:style-name="T1">OSS : not used it entire quantum </text:span></text:p>
      <text:p text:style-name="P1"><text:span text:style-name="T1">OSS : Putting process with PID 31447 into queue 1</text:span></text:p>
      <text:p text:style-name="P1"><text:span text:style-name="T1">OSS : Dispaching pid : 31446 from queue 1 at time 163:791816084</text:span></text:p>
      <text:p text:style-name="P1"><text:span text:style-name="T1">OSS : Total time this dispatch was 331</text:span></text:p>
      <text:p text:style-name="P1"><text:span text:style-name="T1">OSS : Reciving pid : 31446 executed 10000000</text:span></text:p>
      <text:p text:style-name="P1"><text:span text:style-name="T1">OSS : not used it entire quantum </text:span></text:p>
      <text:p text:style-name="P1"><text:span text:style-name="T1">OSS : Putting process with PID 31446 into queue 1</text:span></text:p>
      <text:p text:style-name="P1"><text:span text:style-name="T1">OSS : Dispaching pid : 31447 from queue 1 at time 163:801816540</text:span></text:p>
      <text:p text:style-name="P1"><text:span text:style-name="T1">OSS : Total time this dispatch was 456</text:span></text:p>
      <text:p text:style-name="P1"><text:span text:style-name="T1">OSS : Reciving pid : 31447 executed 1000000</text:span></text:p>
      <text:p text:style-name="P1"><text:span text:style-name="T1">OSS : not used it entire quantum </text:span></text:p>
      <text:p text:style-name="P1"><text:span text:style-name="T1">OSS : Putting process with PID 31447 into queue 1</text:span></text:p>
      <text:p text:style-name="P1"><text:span text:style-name="T1">OSS : Dispaching pid : 31446 from queue 1 at time 163:802817346</text:span></text:p>
      <text:p text:style-name="P1"><text:span text:style-name="T1">OSS : Total time this dispatch was 806</text:span></text:p>
      <text:p text:style-name="P1"><text:span text:style-name="T1">OSS : Reciving pid : 31446 executed 0</text:span></text:p>
      <text:p text:style-name="P1"><text:span text:style-name="T1">OSS : not used it entire quantum </text:span></text:p>
      <text:p text:style-name="P1"><text:span text:style-name="T1">OSS : Putting process with PID 31446 into queue 1</text:span></text:p>
      <text:p text:style-name="P1"><text:span text:style-name="T1">OSS : Dispaching pid : 31447 from queue 1 at time 163:802817424</text:span></text:p>
      <text:p text:style-name="P1"><text:span text:style-name="T1">OSS : Total time this dispatch was 78</text:span></text:p>
      <text:p text:style-name="P1"><text:span text:style-name="T1">OSS : Reciving pid : 31447 executed 4517000192</text:span></text:p>
      <text:p text:style-name="P1"><text:span text:style-name="T1">OSS : pid : 31447 completed execution CPU : 4.518900<text:s text:c="2"/>Total : 4.528902</text:span></text:p>
      <text:p text:style-name="P1"><text:span text:style-name="T1">OSS : Dispaching pid : 31446 from queue 1 at time 163:802818231</text:span></text:p>
      <text:p text:style-name="P1"><text:span text:style-name="T1">OSS : Total time this dispatch was 807</text:span></text:p>
      <text:p text:style-name="P1"><text:span text:style-name="T1">OSS : Reciving pid : 31446 executed 10000000</text:span></text:p>
      <text:p text:style-name="P1"><text:span text:style-name="T1">OSS : not used it entire quantum </text:span></text:p>
      <text:p text:style-name="P1"><text:span text:style-name="T1">OSS : Putting process with PID 31446 into queue 1</text:span></text:p>
      <text:p text:style-name="P1"><text:span text:style-name="T1">OSS : Dispaching pid : 31446 from queue 1 at time 163:812818277</text:span></text:p>
      <text:p text:style-name="P1"><text:span text:style-name="T1">OSS : Total time this dispatch was 46</text:span></text:p>
      <text:p text:style-name="P1"><text:span text:style-name="T1">OSS : Reciving pid : 31446 executed 9400000</text:span></text:p>
      <text:p text:style-name="P1"><text:span text:style-name="T1">OSS : not used it entire quantum </text:span></text:p>
      <text:p text:style-name="P1"><text:span text:style-name="T1">OSS : Putting process with PID 31446 into queue 1</text:span></text:p>
      <text:p text:style-name="P1"><text:span text:style-name="T1">OSS : Dispaching pid : 31446 from queue 1 at time 163:822218682</text:span></text:p>
      <text:p text:style-name="P1"><text:span text:style-name="T1">OSS : Total time this dispatch was 405</text:span></text:p>
      <text:p text:style-name="P1"><text:span text:style-name="T1">OSS : Reciving pid : 31446 executed 6300000</text:span></text:p>
      <text:p text:style-name="P1"><text:span text:style-name="T1">OSS : not used it entire quantum </text:span></text:p>
      <text:p text:style-name="P1"><text:span text:style-name="T1">OSS : Putting process with PID 31446 into queue 1</text:span></text:p>
      <text:p text:style-name="P1"><text:span text:style-name="T1">OSS : Dispaching pid : 31446 from queue 1 at time 163:828519357</text:span></text:p>
      <text:p text:style-name="P1"><text:span text:style-name="T1">OSS : Total time this dispatch was 675</text:span></text:p>
      <text:p text:style-name="P1"><text:span text:style-name="T1">OSS : Reciving pid : 31446 executed 943000000</text:span></text:p>
      <text:p text:style-name="P1"><text:span text:style-name="T1">OSS : pid : 31446 completed execution CPU : 0.990800<text:s text:c="2"/>Total : 0.992705</text:span></text:p>
      <text:p text:style-name="P1"><text:span text:style-name="T1">OSS : Generating process with PID 31448 and putting it in queue 1 at time 165:828519777</text:span></text:p>
      <text:p text:style-name="P1"><text:span text:style-name="T1">OSS : Dispaching pid : 31448 from queue 1 at time 165:828519780</text:span></text:p>
      <text:p text:style-name="P1"><text:span text:style-name="T1">OSS : Total time this dispatch was 2000000423</text:span></text:p>
      <text:p text:style-name="P1"><text:span text:style-name="T1">OSS : Reciving pid : 31448 executed 1800000</text:span></text:p>
      <text:p text:style-name="P1"><text:span text:style-name="T1">OSS : not used it entire quantum </text:span></text:p>
      <text:p text:style-name="P1"><text:span text:style-name="T1">OSS : Putting process with PID 31448 into queue 1</text:span></text:p>
      <text:p text:style-name="P1"><text:span text:style-name="T1">OSS : Dispaching pid : 31448 from queue 1 at time 165:830319979</text:span></text:p>
      <text:p text:style-name="P1"><text:span text:style-name="T1">OSS : Total time this dispatch was 199</text:span></text:p>
      <text:p text:style-name="P1"><text:span text:style-name="T1">OSS : Reciving pid : 31448 executed 0</text:span></text:p>
      <text:p text:style-name="P1"><text:span text:style-name="T1">OSS : not used it entire quantum </text:span></text:p>
      <text:p text:style-name="P1"><text:span text:style-name="T1">OSS : Putting process with PID 31448 into queue 1</text:span></text:p>
      <text:p text:style-name="P1"><text:span text:style-name="T1">OSS : Dispaching pid : 31448 from queue 1 at time 165:830320701</text:span></text:p>
      <text:p text:style-name="P1"><text:span text:style-name="T1">OSS : Total time this dispatch was 722</text:span></text:p>
      <text:p text:style-name="P1"><text:span text:style-name="T1">OSS : Reciving pid : 31448 executed 5099999</text:span></text:p>
      <text:p text:style-name="P1"><text:span text:style-name="T1">OSS : not used it entire quantum </text:span></text:p>
      <text:p text:style-name="P1"><text:span text:style-name="T1">OSS : Putting process with PID 31448 into queue 1</text:span></text:p>
      <text:p text:style-name="P1"><text:span text:style-name="T1">OSS : Dispaching pid : 31448 from queue 1 at time 165:835421027</text:span></text:p>
      <text:p text:style-name="P1"><text:span text:style-name="T1">OSS : Total time this dispatch was 327</text:span></text:p>
      <text:p text:style-name="P1"><text:span text:style-name="T1">OSS : Reciving pid : 31448 executed 10000000</text:span></text:p>
      <text:p text:style-name="P1"><text:span text:style-name="T1">OSS : not used it entire quantum </text:span></text:p>
      <text:p text:style-name="P1"><text:span text:style-name="T1">OSS : Putting process with PID 31448 into queue 1</text:span></text:p>
      <text:p text:style-name="P1"><text:span text:style-name="T1">OSS : Dispaching pid : 31448 from queue 1 at time 165:845421736</text:span></text:p>
      <text:p text:style-name="P1"><text:span text:style-name="T1">OSS : Total time this dispatch was 709</text:span></text:p>
      <text:p text:style-name="P1"><text:span text:style-name="T1">OSS : Reciving pid : 31448 executed 10000000</text:span></text:p>
      <text:p text:style-name="P1"><text:span text:style-name="T1">OSS : not used it entire quantum </text:span></text:p>
      <text:p text:style-name="P1"><text:span text:style-name="T1">OSS : Putting process with PID 31448 into queue 1</text:span></text:p>
      <text:p text:style-name="P1"><text:span text:style-name="T1">OSS : Dispaching pid : 31448 from queue 1 at time 165:855422651</text:span></text:p>
      <text:p text:style-name="P1"><text:span text:style-name="T1">OSS : Total time this dispatch was 915</text:span></text:p>
      <text:p text:style-name="P1"><text:span text:style-name="T1">OSS : Reciving pid : 31448 executed 1800000</text:span></text:p>
      <text:p text:style-name="P1"><text:span text:style-name="T1">OSS : not used it entire quantum </text:span></text:p>
      <text:p text:style-name="P1"><text:span text:style-name="T1">OSS : Putting process with PID 31448 into queue 1</text:span></text:p>
      <text:p text:style-name="P1"><text:span text:style-name="T1">OSS : Dispaching pid : 31448 from queue 1 at time 165:857223310</text:span></text:p>
      <text:p text:style-name="P1"><text:span text:style-name="T1">OSS : Total time this dispatch was 659</text:span></text:p>
      <text:p text:style-name="P1"><text:span text:style-name="T1">OSS : Reciving pid : 31448 executed 10000000</text:span></text:p>
      <text:p text:style-name="P1"><text:span text:style-name="T1">OSS : not used it entire quantum </text:span></text:p>
      <text:p text:style-name="P1"><text:span text:style-name="T1">OSS : Putting process with PID 31448 into queue 1</text:span></text:p>
      <text:p text:style-name="P1"><text:span text:style-name="T1">OSS : Dispaching pid : 31448 from queue 1 at time 165:867223588</text:span></text:p>
      <text:p text:style-name="P1"><text:span text:style-name="T1">OSS : Total time this dispatch was 278</text:span></text:p>
      <text:p text:style-name="P1"><text:span text:style-name="T1">OSS : Reciving pid : 31448 executed 10000000</text:span></text:p>
      <text:p text:style-name="P1"><text:span text:style-name="T1">OSS : not used it entire quantum </text:span></text:p>
      <text:p text:style-name="P1"><text:span text:style-name="T1">OSS : Putting process with PID 31448 into queue 1</text:span></text:p>
      <text:p text:style-name="P1"><text:span text:style-name="T1">OSS : Dispaching pid : 31448 from queue 1 at time 165:877224181</text:span></text:p>
      <text:p text:style-name="P1"><text:span text:style-name="T1">OSS : Total time this dispatch was 593</text:span></text:p>
      <text:p text:style-name="P1"><text:span text:style-name="T1">OSS : Reciving pid : 31448 executed 0</text:span></text:p>
      <text:p text:style-name="P1"><text:span text:style-name="T1">OSS : not used it entire quantum </text:span></text:p>
      <text:p text:style-name="P1"><text:span text:style-name="T1">OSS : Putting process with PID 31448 into queue 1</text:span></text:p>
      <text:p text:style-name="P1"><text:span text:style-name="T1">OSS : Dispaching pid : 31448 from queue 1 at time 165:877225086</text:span></text:p>
      <text:p text:style-name="P1"><text:span text:style-name="T1">OSS : Total time this dispatch was 905</text:span></text:p>
      <text:p text:style-name="P1"><text:span text:style-name="T1">OSS : Reciving pid : 31448 executed 7500000</text:span></text:p>
      <text:p text:style-name="P1"><text:span text:style-name="T1">OSS : pid : 31448 completed execution CPU : 0.056200<text:s text:c="2"/>Total : 0.056205</text:span></text:p>
      <text:p text:style-name="P1"><text:span text:style-name="T1">OSS : Generating process with PID 31449 and putting it in queue 1 at time 167:877226570</text:span></text:p>
      <text:p text:style-name="P1"><text:span text:style-name="T1">OSS : Dispaching pid : 31449 from queue 1 at time 167:877227183</text:span></text:p>
      <text:p text:style-name="P1"><text:span text:style-name="T1">OSS : Total time this dispatch was 2000002097</text:span></text:p>
      <text:p text:style-name="P1"><text:span text:style-name="T1">OSS : Reciving pid : 31449 executed 2900000</text:span></text:p>
      <text:p text:style-name="P1"><text:span text:style-name="T1">OSS : not used it entire quantum </text:span></text:p>
      <text:p text:style-name="P1"><text:span text:style-name="T1">OSS : Putting process with PID 31449 into queue 1</text:span></text:p>
      <text:p text:style-name="P1"><text:span text:style-name="T1">OSS : Dispaching pid : 31449 from queue 1 at time 167:880128161</text:span></text:p>
      <text:p text:style-name="P1"><text:span text:style-name="T1">OSS : Total time this dispatch was 978</text:span></text:p>
      <text:p text:style-name="P1"><text:span text:style-name="T1">OSS : Reciving pid : 31449 executed 10000000</text:span></text:p>
      <text:p text:style-name="P1"><text:span text:style-name="T1">OSS : not used it entire quantum </text:span></text:p>
      <text:p text:style-name="P1"><text:span text:style-name="T1">OSS : Putting process with PID 31449 into queue 1</text:span></text:p>
      <text:p text:style-name="P1"><text:span text:style-name="T1">OSS : Dispaching pid : 31449 from queue 1 at time 167:890128610</text:span></text:p>
      <text:p text:style-name="P1"><text:span text:style-name="T1">OSS : Total time this dispatch was 449</text:span></text:p>
      <text:p text:style-name="P1"><text:span text:style-name="T1">OSS : Reciving pid : 31449 executed 900000</text:span></text:p>
      <text:p text:style-name="P1"><text:span text:style-name="T1">OSS : not used it entire quantum </text:span></text:p>
      <text:p text:style-name="P1"><text:span text:style-name="T1">OSS : Putting process with PID 31449 into queue 1</text:span></text:p>
      <text:p text:style-name="P1"><text:span text:style-name="T1">OSS : Dispaching pid : 31449 from queue 1 at time 167:891029491</text:span></text:p>
      <text:p text:style-name="P1"><text:span text:style-name="T1">OSS : Total time this dispatch was 881</text:span></text:p>
      <text:p text:style-name="P1"><text:span text:style-name="T1">OSS : Reciving pid : 31449 executed 750000000</text:span></text:p>
      <text:p text:style-name="P1"><text:span text:style-name="T1">OSS : pid : 31449 completed execution CPU : 0.763800<text:s text:c="2"/>Total : 0.763802</text:span></text:p>
      <text:p text:style-name="P1"><text:span text:style-name="T1">OSS : Generating process with PID 31450 and putting it in queue 1 at time 168:891029556</text:span></text:p>
      <text:p text:style-name="P1"><text:span text:style-name="T1">OSS : Dispaching pid : 31450 from queue 1 at time 168:891030427</text:span></text:p>
      <text:p text:style-name="P1"><text:span text:style-name="T1">OSS : Total time this dispatch was 1000000936</text:span></text:p>
      <text:p text:style-name="P1"><text:span text:style-name="T1">OSS : Reciving pid : 31450 executed 10000000</text:span></text:p>
      <text:p text:style-name="P1"><text:span text:style-name="T1">OSS : not used it entire quantum </text:span></text:p>
      <text:p text:style-name="P1"><text:span text:style-name="T1">OSS : Putting process with PID 31450 into queue 1</text:span></text:p>
      <text:p text:style-name="P1"><text:span text:style-name="T1">OSS : Dispaching pid : 31450 from queue 1 at time 168:901030638</text:span></text:p>
      <text:p text:style-name="P1"><text:span text:style-name="T1">OSS : Total time this dispatch was 211</text:span></text:p>
      <text:p text:style-name="P1"><text:span text:style-name="T1">OSS : Reciving pid : 31450 executed 4200000</text:span></text:p>
      <text:p text:style-name="P1"><text:span text:style-name="T1">OSS : not used it entire quantum </text:span></text:p>
      <text:p text:style-name="P1"><text:span text:style-name="T1">OSS : Putting process with PID 31450 into queue 1</text:span></text:p>
      <text:p text:style-name="P1"><text:span text:style-name="T1">OSS : Dispaching pid : 31450 from queue 1 at time 168:905230782</text:span></text:p>
      <text:p text:style-name="P1"><text:span text:style-name="T1">OSS : Total time this dispatch was 144</text:span></text:p>
      <text:p text:style-name="P1"><text:span text:style-name="T1">OSS : Reciving pid : 31450 executed 1824000000</text:span></text:p>
      <text:p text:style-name="P1"><text:span text:style-name="T1">OSS : pid : 31450 completed execution CPU : 1.838200<text:s text:c="2"/>Total : 1.838200</text:span></text:p>
      <text:p text:style-name="P1"><text:span text:style-name="T1">OSS : Generating process with PID 31451 and putting it in queue 1 at time 170:905232020</text:span></text:p>
      <text:p text:style-name="P1"><text:span text:style-name="T1">OSS : Dispaching pid : 31451 from queue 1 at time 170:905232336</text:span></text:p>
      <text:p text:style-name="P1"><text:span text:style-name="T1">OSS : Total time this dispatch was 2000001554</text:span></text:p>
      <text:p text:style-name="P1"><text:span text:style-name="T1">OSS : Reciving pid : 31451 executed 10000000</text:span></text:p>
      <text:p text:style-name="P1"><text:span text:style-name="T1">OSS : not used it entire quantum </text:span></text:p>
      <text:p text:style-name="P1"><text:span text:style-name="T1">OSS : Putting process with PID 31451 into queue 1</text:span></text:p>
      <text:p text:style-name="P1"><text:span text:style-name="T1">OSS : Dispaching pid : 31451 from queue 1 at time 170:915232668</text:span></text:p>
      <text:p text:style-name="P1"><text:span text:style-name="T1">OSS : Total time this dispatch was 332</text:span></text:p>
      <text:p text:style-name="P1"><text:span text:style-name="T1">OSS : Reciving pid : 31451 executed 8300000</text:span></text:p>
      <text:p text:style-name="P1"><text:span text:style-name="T1">OSS : not used it entire quantum </text:span></text:p>
      <text:p text:style-name="P1"><text:span text:style-name="T1">OSS : Putting process with PID 31451 into queue 1</text:span></text:p>
      <text:p text:style-name="P1"><text:span text:style-name="T1">OSS : Dispaching pid : 31451 from queue 1 at time 170:923533345</text:span></text:p>
      <text:p text:style-name="P1"><text:span text:style-name="T1">OSS : Total time this dispatch was 677</text:span></text:p>
      <text:p text:style-name="P1"><text:span text:style-name="T1">OSS : Reciving pid : 31451 executed 2700000</text:span></text:p>
      <text:p text:style-name="P1"><text:span text:style-name="T1">OSS : not used it entire quantum </text:span></text:p>
      <text:p text:style-name="P1"><text:span text:style-name="T1">OSS : Putting process with PID 31451 into queue 1</text:span></text:p>
      <text:p text:style-name="P1"><text:span text:style-name="T1">OSS : Dispaching pid : 31451 from queue 1 at time 170:926233664</text:span></text:p>
      <text:p text:style-name="P1"><text:span text:style-name="T1">OSS : Total time this dispatch was 319</text:span></text:p>
      <text:p text:style-name="P1"><text:span text:style-name="T1">OSS : Reciving pid : 31451 executed 10000000</text:span></text:p>
      <text:p text:style-name="P1"><text:span text:style-name="T1">OSS : not used it entire quantum </text:span></text:p>
      <text:p text:style-name="P1"><text:span text:style-name="T1">OSS : Putting process with PID 31451 into queue 1</text:span></text:p>
      <text:p text:style-name="P1"><text:span text:style-name="T1">OSS : Dispaching pid : 31451 from queue 1 at time 170:936234195</text:span></text:p>
      <text:p text:style-name="P1"><text:span text:style-name="T1">OSS : Total time this dispatch was 531</text:span></text:p>
      <text:p text:style-name="P1"><text:span text:style-name="T1">OSS : Reciving pid : 31451 executed 2678999808</text:span></text:p>
      <text:p text:style-name="P1"><text:span text:style-name="T1">OSS : pid : 31451 completed execution CPU : 2.710000<text:s text:c="2"/>Total : 2.710002</text:span></text:p>
      <text:p text:style-name="P1"><text:span text:style-name="T1">OSS : Generating process with PID 31452 and putting it in queue 1 at time 172:936235593</text:span></text:p>
      <text:p text:style-name="P1"><text:span text:style-name="T1">OSS : Dispaching pid : 31452 from queue 1 at time 172:936235602</text:span></text:p>
      <text:p text:style-name="P1"><text:span text:style-name="T1">OSS : Total time this dispatch was 2000001407</text:span></text:p>
      <text:p text:style-name="P1"><text:span text:style-name="T1">OSS : Reciving pid : 31452 executed 0</text:span></text:p>
      <text:p text:style-name="P1"><text:span text:style-name="T1">OSS : not used it entire quantum </text:span></text:p>
      <text:p text:style-name="P1"><text:span text:style-name="T1">OSS : Putting process with PID 31452 into queue 1</text:span></text:p>
      <text:p text:style-name="P1"><text:span text:style-name="T1">OSS : Generating process with PID 31453 and putting it in queue 1 at time 172:936235602</text:span></text:p>
      <text:p text:style-name="P1"><text:span text:style-name="T1">OSS : Dispaching pid : 31452 from queue 1 at time 172:936236517</text:span></text:p>
      <text:p text:style-name="P1"><text:span text:style-name="T1">OSS : Total time this dispatch was 915</text:span></text:p>
      <text:p text:style-name="P1"><text:span text:style-name="T1">OSS : Reciving pid : 31452 executed 5900000</text:span></text:p>
      <text:p text:style-name="P1"><text:span text:style-name="T1">OSS : not used it entire quantum </text:span></text:p>
      <text:p text:style-name="P1"><text:span text:style-name="T1">OSS : Putting process with PID 31452 into queue 1</text:span></text:p>
      <text:p text:style-name="P1"><text:span text:style-name="T1">OSS : Generating process with PID 31454 and putting it in queue 1 at time 172:942136517</text:span></text:p>
      <text:p text:style-name="P1"><text:span text:style-name="T1">OSS : Dispaching pid : 31453 from queue 1 at time 172:942137105</text:span></text:p>
      <text:p text:style-name="P1"><text:span text:style-name="T1">OSS : Total time this dispatch was 588</text:span></text:p>
      <text:p text:style-name="P1"><text:span text:style-name="T1">OSS : Reciving pid : 31453 executed 0</text:span></text:p>
      <text:p text:style-name="P1"><text:span text:style-name="T1">OSS : not used it entire quantum </text:span></text:p>
      <text:p text:style-name="P1"><text:span text:style-name="T1">OSS : Putting process with PID 31453 into queue 1</text:span></text:p>
      <text:p text:style-name="P1"><text:span text:style-name="T1">OSS : Generating process with PID 31455 and putting it in queue 1 at time 172:942137105</text:span></text:p>
      <text:p text:style-name="P1"><text:span text:style-name="T1">OSS : Dispaching pid : 31452 from queue 1 at time 172:942138023</text:span></text:p>
      <text:p text:style-name="P1"><text:span text:style-name="T1">OSS : Total time this dispatch was 918</text:span></text:p>
      <text:p text:style-name="P1"><text:span text:style-name="T1">OSS : Reciving pid : 31452 executed 10000000</text:span></text:p>
      <text:p text:style-name="P1"><text:span text:style-name="T1">OSS : not used it entire quantum </text:span></text:p>
      <text:p text:style-name="P1"><text:span text:style-name="T1">OSS : Putting process with PID 31452 into queue 1</text:span></text:p>
      <text:p text:style-name="P1"><text:span text:style-name="T1">OSS : Dispaching pid : 31454 from queue 1 at time 172:952138833</text:span></text:p>
      <text:p text:style-name="P1"><text:span text:style-name="T1">OSS : Total time this dispatch was 810</text:span></text:p>
      <text:p text:style-name="P1"><text:span text:style-name="T1">OSS : Reciving pid : 31454 executed 10000000</text:span></text:p>
      <text:p text:style-name="P1"><text:span text:style-name="T1">OSS : not used it entire quantum </text:span></text:p>
      <text:p text:style-name="P1"><text:span text:style-name="T1">OSS : Putting process with PID 31454 into queue 1</text:span></text:p>
      <text:p text:style-name="P1"><text:span text:style-name="T1">OSS : Dispaching pid : 31453 from queue 1 at time 172:962139789</text:span></text:p>
      <text:p text:style-name="P1"><text:span text:style-name="T1">OSS : Total time this dispatch was 956</text:span></text:p>
      <text:p text:style-name="P1"><text:span text:style-name="T1">OSS : Reciving pid : 31453 executed 4056000256</text:span></text:p>
      <text:p text:style-name="P1"><text:span text:style-name="T1">OSS : pid : 31453 completed execution CPU : 4.056000<text:s text:c="2"/>Total : 4.076003</text:span></text:p>
      <text:p text:style-name="P1"><text:span text:style-name="T1">OSS : Dispaching pid : 31455 from queue 1 at time 172:962140772</text:span></text:p>
      <text:p text:style-name="P1"><text:span text:style-name="T1">OSS : Total time this dispatch was 983</text:span></text:p>
      <text:p text:style-name="P1"><text:span text:style-name="T1">OSS : Reciving pid : 31455 executed 9100000</text:span></text:p>
      <text:p text:style-name="P1"><text:span text:style-name="T1">OSS : not used it entire quantum </text:span></text:p>
      <text:p text:style-name="P1"><text:span text:style-name="T1">OSS : Putting process with PID 31455 into queue 1</text:span></text:p>
      <text:p text:style-name="P1"><text:span text:style-name="T1">OSS : Dispaching pid : 31452 from queue 1 at time 172:971241715</text:span></text:p>
      <text:p text:style-name="P1"><text:span text:style-name="T1">OSS : Total time this dispatch was 943</text:span></text:p>
      <text:p text:style-name="P1"><text:span text:style-name="T1">OSS : Reciving pid : 31452 executed 1800000</text:span></text:p>
      <text:p text:style-name="P1"><text:span text:style-name="T1">OSS : not used it entire quantum </text:span></text:p>
      <text:p text:style-name="P1"><text:span text:style-name="T1">OSS : Putting process with PID 31452 into queue 1</text:span></text:p>
      <text:p text:style-name="P1"><text:span text:style-name="T1">OSS : Dispaching pid : 31454 from queue 1 at time 172:973042361</text:span></text:p>
      <text:p text:style-name="P1"><text:span text:style-name="T1">OSS : Total time this dispatch was 646</text:span></text:p>
      <text:p text:style-name="P1"><text:span text:style-name="T1">OSS : Reciving pid : 31454 executed 8000000</text:span></text:p>
      <text:p text:style-name="P1"><text:span text:style-name="T1">OSS : not used it entire quantum </text:span></text:p>
      <text:p text:style-name="P1"><text:span text:style-name="T1">OSS : Putting process with PID 31454 into queue 1</text:span></text:p>
      <text:p text:style-name="P1"><text:span text:style-name="T1">OSS : Dispaching pid : 31455 from queue 1 at time 172:981042567</text:span></text:p>
      <text:p text:style-name="P1"><text:span text:style-name="T1">OSS : Total time this dispatch was 206</text:span></text:p>
      <text:p text:style-name="P1"><text:span text:style-name="T1">OSS : Reciving pid : 31455 executed 7799999</text:span></text:p>
      <text:p text:style-name="P1"><text:span text:style-name="T1">OSS : not used it entire quantum </text:span></text:p>
      <text:p text:style-name="P1"><text:span text:style-name="T1">OSS : Putting process with PID 31455 into queue 1</text:span></text:p>
      <text:p text:style-name="P1"><text:span text:style-name="T1">OSS : Dispaching pid : 31452 from queue 1 at time 172:988842720</text:span></text:p>
      <text:p text:style-name="P1"><text:span text:style-name="T1">OSS : Total time this dispatch was 154</text:span></text:p>
      <text:p text:style-name="P1"><text:span text:style-name="T1">OSS : Reciving pid : 31452 executed 3045000192</text:span></text:p>
      <text:p text:style-name="P1"><text:span text:style-name="T1">OSS : pid : 31452 completed execution CPU : 3.062700<text:s text:c="2"/>Total : 3.097607</text:span></text:p>
      <text:p text:style-name="P1"><text:span text:style-name="T1">OSS : Dispaching pid : 31454 from queue 1 at time 172:988842862</text:span></text:p>
      <text:p text:style-name="P1"><text:span text:style-name="T1">OSS : Total time this dispatch was 142</text:span></text:p>
      <text:p text:style-name="P1"><text:span text:style-name="T1">OSS : Reciving pid : 31454 executed 10000000</text:span></text:p>
      <text:p text:style-name="P1"><text:span text:style-name="T1">OSS : not used it entire quantum </text:span></text:p>
      <text:p text:style-name="P1"><text:span text:style-name="T1">OSS : Putting process with PID 31454 into queue 1</text:span></text:p>
      <text:p text:style-name="P1"><text:span text:style-name="T1">OSS : Dispaching pid : 31455 from queue 1 at time 172:998843338</text:span></text:p>
      <text:p text:style-name="P1"><text:span text:style-name="T1">OSS : Total time this dispatch was 476</text:span></text:p>
      <text:p text:style-name="P1"><text:span text:style-name="T1">OSS : Reciving pid : 31455 executed 10000000</text:span></text:p>
      <text:p text:style-name="P1"><text:span text:style-name="T1">OSS : not used it entire quantum </text:span></text:p>
      <text:p text:style-name="P1"><text:span text:style-name="T1">OSS : Putting process with PID 31455 into queue 1</text:span></text:p>
      <text:p text:style-name="P1"><text:span text:style-name="T1">OSS : Generating process with PID 31456 and putting it in queue 1 at time 173:8843338</text:span></text:p>
      <text:p text:style-name="P1"><text:span text:style-name="T1">OSS : Dispaching pid : 31454 from queue 1 at time 173:8844156</text:span></text:p>
      <text:p text:style-name="P1"><text:span text:style-name="T1">OSS : Total time this dispatch was 818</text:span></text:p>
      <text:p text:style-name="P1"><text:span text:style-name="T1">OSS : Reciving pid : 31454 executed 10000000</text:span></text:p>
      <text:p text:style-name="P1"><text:span text:style-name="T1">OSS : not used it entire quantum </text:span></text:p>
      <text:p text:style-name="P1"><text:span text:style-name="T1">OSS : Putting process with PID 31454 into queue 1</text:span></text:p>
      <text:p text:style-name="P1"><text:span text:style-name="T1">OSS : Dispaching pid : 31455 from queue 1 at time 173:18844946</text:span></text:p>
      <text:p text:style-name="P1"><text:span text:style-name="T1">OSS : Total time this dispatch was 790</text:span></text:p>
      <text:p text:style-name="P1"><text:span text:style-name="T1">OSS : Reciving pid : 31455 executed 10000000</text:span></text:p>
      <text:p text:style-name="P1"><text:span text:style-name="T1">OSS : not used it entire quantum </text:span></text:p>
      <text:p text:style-name="P1"><text:span text:style-name="T1">OSS : Putting process with PID 31455 into queue 1</text:span></text:p>
      <text:p text:style-name="P1"><text:span text:style-name="T1">OSS : Dispaching pid : 31456 from queue 1 at time 173:28845592</text:span></text:p>
      <text:p text:style-name="P1"><text:span text:style-name="T1">OSS : Total time this dispatch was 646</text:span></text:p>
      <text:p text:style-name="P1"><text:span text:style-name="T1">OSS : Reciving pid : 31456 executed 10000000</text:span></text:p>
      <text:p text:style-name="P1"><text:span text:style-name="T1">OSS : not used it entire quantum </text:span></text:p>
      <text:p text:style-name="P1"><text:span text:style-name="T1">OSS : Putting process with PID 31456 into queue 1</text:span></text:p>
      <text:p text:style-name="P1"><text:span text:style-name="T1">OSS : Dispaching pid : 31454 from queue 1 at time 173:38846088</text:span></text:p>
      <text:p text:style-name="P1"><text:span text:style-name="T1">OSS : Total time this dispatch was 496</text:span></text:p>
      <text:p text:style-name="P1"><text:span text:style-name="T1">OSS : Reciving pid : 31454 executed 4300000</text:span></text:p>
      <text:p text:style-name="P1"><text:span text:style-name="T1">OSS : not used it entire quantum </text:span></text:p>
      <text:p text:style-name="P1"><text:span text:style-name="T1">OSS : Putting process with PID 31454 into queue 1</text:span></text:p>
      <text:p text:style-name="P1"><text:span text:style-name="T1">OSS : Dispaching pid : 31455 from queue 1 at time 173:43146549</text:span></text:p>
      <text:p text:style-name="P1"><text:span text:style-name="T1">OSS : Total time this dispatch was 461</text:span></text:p>
      <text:p text:style-name="P1"><text:span text:style-name="T1">OSS : Reciving pid : 31455 executed 8500000</text:span></text:p>
      <text:p text:style-name="P1"><text:span text:style-name="T1">OSS : not used it entire quantum </text:span></text:p>
      <text:p text:style-name="P1"><text:span text:style-name="T1">OSS : Putting process with PID 31455 into queue 1</text:span></text:p>
      <text:p text:style-name="P1"><text:span text:style-name="T1">OSS : Dispaching pid : 31456 from queue 1 at time 173:51647079</text:span></text:p>
      <text:p text:style-name="P1"><text:span text:style-name="T1">OSS : Total time this dispatch was 530</text:span></text:p>
      <text:p text:style-name="P1"><text:span text:style-name="T1">OSS : Reciving pid : 31456 executed 10000000</text:span></text:p>
      <text:p text:style-name="P1"><text:span text:style-name="T1">OSS : not used it entire quantum </text:span></text:p>
      <text:p text:style-name="P1"><text:span text:style-name="T1">OSS : Putting process with PID 31456 into queue 1</text:span></text:p>
      <text:p text:style-name="P1"><text:span text:style-name="T1">OSS : Dispaching pid : 31454 from queue 1 at time 173:61647327</text:span></text:p>
      <text:p text:style-name="P1"><text:span text:style-name="T1">OSS : Total time this dispatch was 248</text:span></text:p>
      <text:p text:style-name="P1"><text:span text:style-name="T1">OSS : Reciving pid : 31454 executed 3533999872</text:span></text:p>
      <text:p text:style-name="P1"><text:span text:style-name="T1">OSS : pid : 31454 completed execution CPU : 3.576300<text:s text:c="2"/>Total : 3.653510</text:span></text:p>
      <text:p text:style-name="P1"><text:span text:style-name="T1">OSS : Dispaching pid : 31455 from queue 1 at time 173:61647787</text:span></text:p>
      <text:p text:style-name="P1"><text:span text:style-name="T1">OSS : Total time this dispatch was 460</text:span></text:p>
      <text:p text:style-name="P1"><text:span text:style-name="T1">OSS : Reciving pid : 31455 executed 5800000</text:span></text:p>
      <text:p text:style-name="P1"><text:span text:style-name="T1">OSS : pid : 31455 completed execution CPU : 0.051200<text:s text:c="2"/>Total : 0.105307</text:span></text:p>
      <text:p text:style-name="P1"><text:span text:style-name="T1">OSS : Dispaching pid : 31456 from queue 1 at time 173:61647909</text:span></text:p>
      <text:p text:style-name="P1"><text:span text:style-name="T1">OSS : Total time this dispatch was 122</text:span></text:p>
      <text:p text:style-name="P1"><text:span text:style-name="T1">OSS : Reciving pid : 31456 executed 10000000</text:span></text:p>
      <text:p text:style-name="P1"><text:span text:style-name="T1">OSS : not used it entire quantum </text:span></text:p>
      <text:p text:style-name="P1"><text:span text:style-name="T1">OSS : Putting process with PID 31456 into queue 1</text:span></text:p>
      <text:p text:style-name="P1"><text:span text:style-name="T1">OSS : Dispaching pid : 31456 from queue 1 at time 173:71648824</text:span></text:p>
      <text:p text:style-name="P1"><text:span text:style-name="T1">OSS : Total time this dispatch was 915</text:span></text:p>
      <text:p text:style-name="P1"><text:span text:style-name="T1">OSS : Reciving pid : 31456 executed 4697999872</text:span></text:p>
      <text:p text:style-name="P1"><text:span text:style-name="T1">OSS : pid : 31456 completed execution CPU : 4.728000<text:s text:c="2"/>Total : 4.740803</text:span></text:p>
      <text:p text:style-name="P1"><text:span text:style-name="T1">OSS : Generating process with PID 31457 and putting it in queue 1 at time 175:71649990</text:span></text:p>
      <text:p text:style-name="P1"><text:span text:style-name="T1">OSS : Dispaching pid : 31457 from queue 1 at time 175:71650193</text:span></text:p>
      <text:p text:style-name="P1"><text:span text:style-name="T1">OSS : Total time this dispatch was 2000001369</text:span></text:p>
      <text:p text:style-name="P1"><text:span text:style-name="T1">OSS : Reciving pid : 31457 executed 0</text:span></text:p>
      <text:p text:style-name="P1"><text:span text:style-name="T1">OSS : not used it entire quantum </text:span></text:p>
      <text:p text:style-name="P1"><text:span text:style-name="T1">OSS : Putting process with PID 31457 into queue 1</text:span></text:p>
      <text:p text:style-name="P1"><text:span text:style-name="T1">OSS : Dispaching pid : 31457 from queue 1 at time 175:71651182</text:span></text:p>
      <text:p text:style-name="P1"><text:span text:style-name="T1">OSS : Total time this dispatch was 989</text:span></text:p>
      <text:p text:style-name="P1"><text:span text:style-name="T1">OSS : Reciving pid : 31457 executed 10000000</text:span></text:p>
      <text:p text:style-name="P1"><text:span text:style-name="T1">OSS : not used it entire quantum </text:span></text:p>
      <text:p text:style-name="P1"><text:span text:style-name="T1">OSS : Putting process with PID 31457 into queue 1</text:span></text:p>
      <text:p text:style-name="P1"><text:span text:style-name="T1">OSS : Dispaching pid : 31457 from queue 1 at time 175:81651858</text:span></text:p>
      <text:p text:style-name="P1"><text:span text:style-name="T1">OSS : Total time this dispatch was 676</text:span></text:p>
      <text:p text:style-name="P1"><text:span text:style-name="T1">OSS : Reciving pid : 31457 executed 3799999</text:span></text:p>
      <text:p text:style-name="P1"><text:span text:style-name="T1">OSS : not used it entire quantum </text:span></text:p>
      <text:p text:style-name="P1"><text:span text:style-name="T1">OSS : Putting process with PID 31457 into queue 1</text:span></text:p>
      <text:p text:style-name="P1"><text:span text:style-name="T1">OSS : Dispaching pid : 31457 from queue 1 at time 175:85452420</text:span></text:p>
      <text:p text:style-name="P1"><text:span text:style-name="T1">OSS : Total time this dispatch was 563</text:span></text:p>
      <text:p text:style-name="P1"><text:span text:style-name="T1">OSS : Reciving pid : 31457 executed 10000000</text:span></text:p>
      <text:p text:style-name="P1"><text:span text:style-name="T1">OSS : not used it entire quantum </text:span></text:p>
      <text:p text:style-name="P1"><text:span text:style-name="T1">OSS : Putting process with PID 31457 into queue 1</text:span></text:p>
      <text:p text:style-name="P1"><text:span text:style-name="T1">OSS : Dispaching pid : 31457 from queue 1 at time 175:95452485</text:span></text:p>
      <text:p text:style-name="P1"><text:span text:style-name="T1">OSS : Total time this dispatch was 65</text:span></text:p>
      <text:p text:style-name="P1"><text:span text:style-name="T1">OSS : Reciving pid : 31457 executed 3888999936</text:span></text:p>
      <text:p text:style-name="P1"><text:span text:style-name="T1">OSS : pid : 31457 completed execution CPU : 3.912800<text:s text:c="2"/>Total : 3.912802</text:span></text:p>
      <text:p text:style-name="P1"><text:span text:style-name="T1">OSS : Generating process with PID 31458 and putting it in queue 1 at time 177:95453452</text:span></text:p>
      <text:p text:style-name="P1"><text:span text:style-name="T1">OSS : Dispaching pid : 31458 from queue 1 at time 177:95454120</text:span></text:p>
      <text:p text:style-name="P1"><text:span text:style-name="T1">OSS : Total time this dispatch was 2000001635</text:span></text:p>
      <text:p text:style-name="P1"><text:span text:style-name="T1">OSS : Reciving pid : 31458 executed 2700000</text:span></text:p>
      <text:p text:style-name="P1"><text:span text:style-name="T1">OSS : not used it entire quantum </text:span></text:p>
      <text:p text:style-name="P1"><text:span text:style-name="T1">OSS : Putting process with PID 31458 into queue 1</text:span></text:p>
      <text:p text:style-name="P1"><text:span text:style-name="T1">OSS : Dispaching pid : 31458 from queue 1 at time 177:98154139</text:span></text:p>
      <text:p text:style-name="P1"><text:span text:style-name="T1">OSS : Total time this dispatch was 19</text:span></text:p>
      <text:p text:style-name="P1"><text:span text:style-name="T1">OSS : Reciving pid : 31458 executed 10000000</text:span></text:p>
      <text:p text:style-name="P1"><text:span text:style-name="T1">OSS : not used it entire quantum </text:span></text:p>
      <text:p text:style-name="P1"><text:span text:style-name="T1">OSS : Putting process with PID 31458 into queue 1</text:span></text:p>
      <text:p text:style-name="P1"><text:span text:style-name="T1">OSS : Dispaching pid : 31458 from queue 1 at time 177:108154923</text:span></text:p>
      <text:p text:style-name="P1"><text:span text:style-name="T1">OSS : Total time this dispatch was 784</text:span></text:p>
      <text:p text:style-name="P1"><text:span text:style-name="T1">OSS : Reciving pid : 31458 executed 8500000</text:span></text:p>
      <text:p text:style-name="P1"><text:span text:style-name="T1">OSS : not used it entire quantum </text:span></text:p>
      <text:p text:style-name="P1"><text:span text:style-name="T1">OSS : Putting process with PID 31458 into queue 1</text:span></text:p>
      <text:p text:style-name="P1"><text:span text:style-name="T1">OSS : Dispaching pid : 31458 from queue 1 at time 177:116655097</text:span></text:p>
      <text:p text:style-name="P1"><text:span text:style-name="T1">OSS : Total time this dispatch was 174</text:span></text:p>
      <text:p text:style-name="P1"><text:span text:style-name="T1">OSS : Reciving pid : 31458 executed 0</text:span></text:p>
      <text:p text:style-name="P1"><text:span text:style-name="T1">OSS : not used it entire quantum </text:span></text:p>
      <text:p text:style-name="P1"><text:span text:style-name="T1">OSS : Putting process with PID 31458 into queue 1</text:span></text:p>
      <text:p text:style-name="P1"><text:span text:style-name="T1">OSS : Dispaching pid : 31458 from queue 1 at time 177:116655259</text:span></text:p>
      <text:p text:style-name="P1"><text:span text:style-name="T1">OSS : Total time this dispatch was 162</text:span></text:p>
      <text:p text:style-name="P1"><text:span text:style-name="T1">OSS : Reciving pid : 31458 executed 2636000000</text:span></text:p>
      <text:p text:style-name="P1"><text:span text:style-name="T1">OSS : pid : 31458 completed execution CPU : 2.657200<text:s text:c="2"/>Total : 2.657201</text:span></text:p>
      <text:p text:style-name="P1"><text:span text:style-name="T1">OSS : Generating process with PID 31459 and putting it in queue 1 at time 178:116655871</text:span></text:p>
      <text:p text:style-name="P1"><text:span text:style-name="T1">OSS : Dispaching pid : 31459 from queue 1 at time 178:116656654</text:span></text:p>
      <text:p text:style-name="P1"><text:span text:style-name="T1">OSS : Total time this dispatch was 1000001395</text:span></text:p>
      <text:p text:style-name="P1"><text:span text:style-name="T1">OSS : Reciving pid : 31459 executed 10000000</text:span></text:p>
      <text:p text:style-name="P1"><text:span text:style-name="T1">OSS : not used it entire quantum </text:span></text:p>
      <text:p text:style-name="P1"><text:span text:style-name="T1">OSS : Putting process with PID 31459 into queue 1</text:span></text:p>
      <text:p text:style-name="P1"><text:span text:style-name="T1">OSS : Dispaching pid : 31459 from queue 1 at time 178:126657092</text:span></text:p>
      <text:p text:style-name="P1"><text:span text:style-name="T1">OSS : Total time this dispatch was 438</text:span></text:p>
      <text:p text:style-name="P1"><text:span text:style-name="T1">OSS : Reciving pid : 31459 executed 10000000</text:span></text:p>
      <text:p text:style-name="P1"><text:span text:style-name="T1">OSS : not used it entire quantum </text:span></text:p>
      <text:p text:style-name="P1"><text:span text:style-name="T1">OSS : Putting process with PID 31459 into queue 1</text:span></text:p>
      <text:p text:style-name="P1"><text:span text:style-name="T1">OSS : Dispaching pid : 31459 from queue 1 at time 178:136657567</text:span></text:p>
      <text:p text:style-name="P1"><text:span text:style-name="T1">OSS : Total time this dispatch was 475</text:span></text:p>
      <text:p text:style-name="P1"><text:span text:style-name="T1">OSS : Reciving pid : 31459 executed 1100000</text:span></text:p>
      <text:p text:style-name="P1"><text:span text:style-name="T1">OSS : not used it entire quantum </text:span></text:p>
      <text:p text:style-name="P1"><text:span text:style-name="T1">OSS : Putting process with PID 31459 into queue 1</text:span></text:p>
      <text:p text:style-name="P1"><text:span text:style-name="T1">OSS : Dispaching pid : 31459 from queue 1 at time 178:137758198</text:span></text:p>
      <text:p text:style-name="P1"><text:span text:style-name="T1">OSS : Total time this dispatch was 631</text:span></text:p>
      <text:p text:style-name="P1"><text:span text:style-name="T1">OSS : Reciving pid : 31459 executed 9500000</text:span></text:p>
      <text:p text:style-name="P1"><text:span text:style-name="T1">OSS : not used it entire quantum </text:span></text:p>
      <text:p text:style-name="P1"><text:span text:style-name="T1">OSS : Putting process with PID 31459 into queue 1</text:span></text:p>
      <text:p text:style-name="P1"><text:span text:style-name="T1">OSS : Dispaching pid : 31459 from queue 1 at time 178:147258450</text:span></text:p>
      <text:p text:style-name="P1"><text:span text:style-name="T1">OSS : Total time this dispatch was 252</text:span></text:p>
      <text:p text:style-name="P1"><text:span text:style-name="T1">OSS : Reciving pid : 31459 executed 8800000</text:span></text:p>
      <text:p text:style-name="P1"><text:span text:style-name="T1">OSS : not used it entire quantum </text:span></text:p>
      <text:p text:style-name="P1"><text:span text:style-name="T1">OSS : Putting process with PID 31459 into queue 1</text:span></text:p>
      <text:p text:style-name="P1"><text:span text:style-name="T1">OSS : Dispaching pid : 31459 from queue 1 at time 178:156058807</text:span></text:p>
      <text:p text:style-name="P1"><text:span text:style-name="T1">OSS : Total time this dispatch was 357</text:span></text:p>
      <text:p text:style-name="P1"><text:span text:style-name="T1">OSS : Reciving pid : 31459 executed 10000000</text:span></text:p>
      <text:p text:style-name="P1"><text:span text:style-name="T1">OSS : not used it entire quantum </text:span></text:p>
      <text:p text:style-name="P1"><text:span text:style-name="T1">OSS : Putting process with PID 31459 into queue 1</text:span></text:p>
      <text:p text:style-name="P1"><text:span text:style-name="T1">OSS : Dispaching pid : 31459 from queue 1 at time 178:166059686</text:span></text:p>
      <text:p text:style-name="P1"><text:span text:style-name="T1">OSS : Total time this dispatch was 879</text:span></text:p>
      <text:p text:style-name="P1"><text:span text:style-name="T1">OSS : Reciving pid : 31459 executed 10000000</text:span></text:p>
      <text:p text:style-name="P1"><text:span text:style-name="T1">OSS : pid : 31459 completed execution CPU : 0.059400<text:s text:c="2"/>Total : 0.059403</text:span></text:p>
      <text:p text:style-name="P1"><text:span text:style-name="T1">OSS : Generating process with PID 31460 and putting it in queue 1 at time 180:166060581</text:span></text:p>
      <text:p text:style-name="P1"><text:span text:style-name="T1">OSS : Dispaching pid : 31460 from queue 1 at time 180:166061110</text:span></text:p>
      <text:p text:style-name="P1"><text:span text:style-name="T1">OSS : Total time this dispatch was 2000001424</text:span></text:p>
      <text:p text:style-name="P1"><text:span text:style-name="T1">OSS : Reciving pid : 31460 executed 10000000</text:span></text:p>
      <text:p text:style-name="P1"><text:span text:style-name="T1">OSS : not used it entire quantum </text:span></text:p>
      <text:p text:style-name="P1"><text:span text:style-name="T1">OSS : Putting process with PID 31460 into queue 1</text:span></text:p>
      <text:p text:style-name="P1"><text:span text:style-name="T1">OSS : Dispaching pid : 31460 from queue 1 at time 180:176061431</text:span></text:p>
      <text:p text:style-name="P1"><text:span text:style-name="T1">OSS : Total time this dispatch was 321</text:span></text:p>
      <text:p text:style-name="P1"><text:span text:style-name="T1">OSS : Reciving pid : 31460 executed 10000000</text:span></text:p>
      <text:p text:style-name="P1"><text:span text:style-name="T1">OSS : not used it entire quantum </text:span></text:p>
      <text:p text:style-name="P1"><text:span text:style-name="T1">OSS : Putting process with PID 31460 into queue 1</text:span></text:p>
      <text:p text:style-name="P1"><text:span text:style-name="T1">OSS : Dispaching pid : 31460 from queue 1 at time 180:186062053</text:span></text:p>
      <text:p text:style-name="P1"><text:span text:style-name="T1">OSS : Total time this dispatch was 622</text:span></text:p>
      <text:p text:style-name="P1"><text:span text:style-name="T1">OSS : Reciving pid : 31460 executed 10000000</text:span></text:p>
      <text:p text:style-name="P1"><text:span text:style-name="T1">OSS : not used it entire quantum </text:span></text:p>
      <text:p text:style-name="P1"><text:span text:style-name="T1">OSS : Putting process with PID 31460 into queue 1</text:span></text:p>
      <text:p text:style-name="P1"><text:span text:style-name="T1">OSS : Dispaching pid : 31460 from queue 1 at time 180:196062785</text:span></text:p>
      <text:p text:style-name="P1"><text:span text:style-name="T1">OSS : Total time this dispatch was 732</text:span></text:p>
      <text:p text:style-name="P1"><text:span text:style-name="T1">OSS : Reciving pid : 31460 executed 10000000</text:span></text:p>
      <text:p text:style-name="P1"><text:span text:style-name="T1">OSS : not used it entire quantum </text:span></text:p>
      <text:p text:style-name="P1"><text:span text:style-name="T1">OSS : Putting process with PID 31460 into queue 1</text:span></text:p>
      <text:p text:style-name="P1"><text:span text:style-name="T1">OSS : Dispaching pid : 31460 from queue 1 at time 180:206063447</text:span></text:p>
      <text:p text:style-name="P1"><text:span text:style-name="T1">OSS : Total time this dispatch was 662</text:span></text:p>
      <text:p text:style-name="P1"><text:span text:style-name="T1">OSS : Reciving pid : 31460 executed 3099999</text:span></text:p>
      <text:p text:style-name="P1"><text:span text:style-name="T1">OSS : not used it entire quantum </text:span></text:p>
      <text:p text:style-name="P1"><text:span text:style-name="T1">OSS : Putting process with PID 31460 into queue 1</text:span></text:p>
      <text:p text:style-name="P1"><text:span text:style-name="T1">OSS : Dispaching pid : 31460 from queue 1 at time 180:209163744</text:span></text:p>
      <text:p text:style-name="P1"><text:span text:style-name="T1">OSS : Total time this dispatch was 298</text:span></text:p>
      <text:p text:style-name="P1"><text:span text:style-name="T1">OSS : Reciving pid : 31460 executed 10000000</text:span></text:p>
      <text:p text:style-name="P1"><text:span text:style-name="T1">OSS : pid : 31460 completed execution CPU : 0.053100<text:s text:c="2"/>Total : 0.053103</text:span></text:p>
      <text:p text:style-name="P1"><text:span text:style-name="T1">OSS : Generating process with PID 31461 and putting it in queue 0 at time 181:209164039</text:span></text:p>
      <text:p text:style-name="P1"><text:span text:style-name="T1">OSS :<text:s text:c="2"/>Dispatching process with PID : 31461 from queue 1 at time 181:209164060</text:span></text:p>
      <text:p text:style-name="P1"><text:span text:style-name="T1">OSS : Total time this dispatch was 1000000316</text:span></text:p>
      <text:p text:style-name="P1"><text:span text:style-name="T1">OSS : Reciving pid : 31461 executed 1500000</text:span></text:p>
      <text:p text:style-name="P1"><text:span text:style-name="T1">OSS : not used it entire quantum </text:span></text:p>
      <text:p text:style-name="P1"><text:span text:style-name="T1">OSS : Putting process with PID 31461 into queue 0</text:span></text:p>
      <text:p text:style-name="P1"><text:span text:style-name="T1">OSS :<text:s text:c="2"/>Dispatching process with PID : 31461 from queue 1 at time 181:210664161</text:span></text:p>
      <text:p text:style-name="P1"><text:span text:style-name="T1">OSS : Total time this dispatch was 101</text:span></text:p>
      <text:p text:style-name="P1"><text:span text:style-name="T1">OSS : Reciving pid : 31461 executed 1549999</text:span></text:p>
      <text:p text:style-name="P1"><text:span text:style-name="T1">OSS : not used it entire quantum </text:span></text:p>
      <text:p text:style-name="P1"><text:span text:style-name="T1">OSS : Putting process with PID 31461 into queue 0</text:span></text:p>
      <text:p text:style-name="P1"><text:span text:style-name="T1">OSS :<text:s text:c="2"/>Dispatching process with PID : 31461 from queue 1 at time 181:212214982</text:span></text:p>
      <text:p text:style-name="P1"><text:span text:style-name="T1">OSS : Total time this dispatch was 822</text:span></text:p>
      <text:p text:style-name="P1"><text:span text:style-name="T1">OSS : Reciving pid : 31461 executed 0</text:span></text:p>
      <text:p text:style-name="P1"><text:span text:style-name="T1">OSS : not used it entire quantum </text:span></text:p>
      <text:p text:style-name="P1"><text:span text:style-name="T1">OSS : Putting process with PID 31461 into queue 0</text:span></text:p>
      <text:p text:style-name="P1"><text:span text:style-name="T1">OSS :<text:s text:c="2"/>Dispatching process with PID : 31461 from queue 1 at time 181:212215023</text:span></text:p>
      <text:p text:style-name="P1"><text:span text:style-name="T1">OSS : Total time this dispatch was 41</text:span></text:p>
      <text:p text:style-name="P1"><text:span text:style-name="T1">OSS : Reciving pid : 31461 executed 0</text:span></text:p>
      <text:p text:style-name="P1"><text:span text:style-name="T1">OSS : not used it entire quantum </text:span></text:p>
      <text:p text:style-name="P1"><text:span text:style-name="T1">OSS : Putting process with PID 31461 into queue 0</text:span></text:p>
      <text:p text:style-name="P1"><text:span text:style-name="T1">OSS :<text:s text:c="2"/>Dispatching process with PID : 31461 from queue 1 at time 181:212215495</text:span></text:p>
      <text:p text:style-name="P1"><text:span text:style-name="T1">OSS : Total time this dispatch was 472</text:span></text:p>
      <text:p text:style-name="P1"><text:span text:style-name="T1">OSS : Reciving pid : 31461 executed 5000000</text:span></text:p>
      <text:p text:style-name="P1"><text:span text:style-name="T1">OSS : not used it entire quantum </text:span></text:p>
      <text:p text:style-name="P1"><text:span text:style-name="T1">OSS : Putting process with PID 31461 into queue 0</text:span></text:p>
      <text:p text:style-name="P1"><text:span text:style-name="T1">OSS :<text:s text:c="2"/>Dispatching process with PID : 31461 from queue 1 at time 181:217216453</text:span></text:p>
      <text:p text:style-name="P1"><text:span text:style-name="T1">OSS : Total time this dispatch was 958</text:span></text:p>
      <text:p text:style-name="P1"><text:span text:style-name="T1">OSS : Reciving pid : 31461 executed 5000000</text:span></text:p>
      <text:p text:style-name="P1"><text:span text:style-name="T1">OSS : not used it entire quantum </text:span></text:p>
      <text:p text:style-name="P1"><text:span text:style-name="T1">OSS : Putting process with PID 31461 into queue 0</text:span></text:p>
      <text:p text:style-name="P1"><text:span text:style-name="T1">OSS :<text:s text:c="2"/>Dispatching process with PID : 31461 from queue 1 at time 181:222216669</text:span></text:p>
      <text:p text:style-name="P1"><text:span text:style-name="T1">OSS : Total time this dispatch was 216</text:span></text:p>
      <text:p text:style-name="P1"><text:span text:style-name="T1">OSS : Reciving pid : 31461 executed 2700000</text:span></text:p>
      <text:p text:style-name="P1"><text:span text:style-name="T1">OSS : not used it entire quantum </text:span></text:p>
      <text:p text:style-name="P1"><text:span text:style-name="T1">OSS : Putting process with PID 31461 into queue 0</text:span></text:p>
      <text:p text:style-name="P1"><text:span text:style-name="T1">OSS :<text:s text:c="2"/>Dispatching process with PID : 31461 from queue 1 at time 181:224917303</text:span></text:p>
      <text:p text:style-name="P1"><text:span text:style-name="T1">OSS : Total time this dispatch was 634</text:span></text:p>
      <text:p text:style-name="P1"><text:span text:style-name="T1">OSS : Reciving pid : 31461 executed 442000000</text:span></text:p>
      <text:p text:style-name="P1"><text:span text:style-name="T1">OSS : pid : 31461 completed execution CPU : 0.457750<text:s text:c="2"/>Total : 0.457753</text:span></text:p>
      <text:p text:style-name="P1"><text:span text:style-name="T1">OSS : Generating process with PID 31462 and putting it in queue 1 at time 182:224917874</text:span></text:p>
      <text:p text:style-name="P1"><text:span text:style-name="T1">OSS : Dispaching pid : 31462 from queue 1 at time 182:224918228</text:span></text:p>
      <text:p text:style-name="P1"><text:span text:style-name="T1">OSS : Total time this dispatch was 1000000925</text:span></text:p>
      <text:p text:style-name="P1"><text:span text:style-name="T1">OSS : Reciving pid : 31462 executed 1746999936</text:span></text:p>
      <text:p text:style-name="P1"><text:span text:style-name="T1">OSS : pid : 31462 completed execution CPU : 1.747000<text:s text:c="2"/>Total : 1.747000</text:span></text:p>
      <text:p text:style-name="P1"><text:span text:style-name="T1">OSS : Generating process with PID 31463 and putting it in queue 1 at time 183:224918883</text:span></text:p>
      <text:p text:style-name="P1"><text:span text:style-name="T1">OSS : Dispaching pid : 31463 from queue 1 at time 183:224919790</text:span></text:p>
      <text:p text:style-name="P1"><text:span text:style-name="T1">OSS : Total time this dispatch was 1000001562</text:span></text:p>
      <text:p text:style-name="P1"><text:span text:style-name="T1">OSS : Reciving pid : 31463 executed 10000000</text:span></text:p>
      <text:p text:style-name="P1"><text:span text:style-name="T1">OSS : not used it entire quantum </text:span></text:p>
      <text:p text:style-name="P1"><text:span text:style-name="T1">OSS : Putting process with PID 31463 into queue 1</text:span></text:p>
      <text:p text:style-name="P1"><text:span text:style-name="T1">OSS : Dispaching pid : 31463 from queue 1 at time 183:234920789</text:span></text:p>
      <text:p text:style-name="P1"><text:span text:style-name="T1">OSS : Total time this dispatch was 999</text:span></text:p>
      <text:p text:style-name="P1"><text:span text:style-name="T1">OSS : Reciving pid : 31463 executed 10000000</text:span></text:p>
      <text:p text:style-name="P1"><text:span text:style-name="T1">OSS : not used it entire quantum </text:span></text:p>
      <text:p text:style-name="P1"><text:span text:style-name="T1">OSS : Putting process with PID 31463 into queue 1</text:span></text:p>
      <text:p text:style-name="P1"><text:span text:style-name="T1">OSS : Dispaching pid : 31463 from queue 1 at time 183:244921005</text:span></text:p>
      <text:p text:style-name="P1"><text:span text:style-name="T1">OSS : Total time this dispatch was 216</text:span></text:p>
      <text:p text:style-name="P1"><text:span text:style-name="T1">OSS : Reciving pid : 31463 executed 1800000</text:span></text:p>
      <text:p text:style-name="P1"><text:span text:style-name="T1">OSS : not used it entire quantum </text:span></text:p>
      <text:p text:style-name="P1"><text:span text:style-name="T1">OSS : Putting process with PID 31463 into queue 1</text:span></text:p>
      <text:p text:style-name="P1"><text:span text:style-name="T1">OSS : Dispaching pid : 31463 from queue 1 at time 183:246721976</text:span></text:p>
      <text:p text:style-name="P1"><text:span text:style-name="T1">OSS : Total time this dispatch was 971</text:span></text:p>
      <text:p text:style-name="P1"><text:span text:style-name="T1">OSS : Reciving pid : 31463 executed 0</text:span></text:p>
      <text:p text:style-name="P1"><text:span text:style-name="T1">OSS : not used it entire quantum </text:span></text:p>
      <text:p text:style-name="P1"><text:span text:style-name="T1">OSS : Putting process with PID 31463 into queue 1</text:span></text:p>
      <text:p text:style-name="P1"><text:span text:style-name="T1">OSS : Dispaching pid : 31463 from queue 1 at time 183:246722158</text:span></text:p>
      <text:p text:style-name="P1"><text:span text:style-name="T1">OSS : Total time this dispatch was 182</text:span></text:p>
      <text:p text:style-name="P1"><text:span text:style-name="T1">OSS : Reciving pid : 31463 executed 10000000</text:span></text:p>
      <text:p text:style-name="P1"><text:span text:style-name="T1">OSS : not used it entire quantum </text:span></text:p>
      <text:p text:style-name="P1"><text:span text:style-name="T1">OSS : Putting process with PID 31463 into queue 1</text:span></text:p>
      <text:p text:style-name="P1"><text:span text:style-name="T1">OSS : Dispaching pid : 31463 from queue 1 at time 183:256722520</text:span></text:p>
      <text:p text:style-name="P1"><text:span text:style-name="T1">OSS : Total time this dispatch was 362</text:span></text:p>
      <text:p text:style-name="P1"><text:span text:style-name="T1">OSS : Reciving pid : 31463 executed 9500000</text:span></text:p>
      <text:p text:style-name="P1"><text:span text:style-name="T1">OSS : not used it entire quantum </text:span></text:p>
      <text:p text:style-name="P1"><text:span text:style-name="T1">OSS : Putting process with PID 31463 into queue 1</text:span></text:p>
      <text:p text:style-name="P1"><text:span text:style-name="T1">OSS : Dispaching pid : 31463 from queue 1 at time 183:266223376</text:span></text:p>
      <text:p text:style-name="P1"><text:span text:style-name="T1">OSS : Total time this dispatch was 856</text:span></text:p>
      <text:p text:style-name="P1"><text:span text:style-name="T1">OSS : Reciving pid : 31463 executed 5099999</text:span></text:p>
      <text:p text:style-name="P1"><text:span text:style-name="T1">OSS : not used it entire quantum </text:span></text:p>
      <text:p text:style-name="P1"><text:span text:style-name="T1">OSS : Putting process with PID 31463 into queue 1</text:span></text:p>
      <text:p text:style-name="P1"><text:span text:style-name="T1">OSS : Dispaching pid : 31463 from queue 1 at time 183:271324086</text:span></text:p>
      <text:p text:style-name="P1"><text:span text:style-name="T1">OSS : Total time this dispatch was 711</text:span></text:p>
      <text:p text:style-name="P1"><text:span text:style-name="T1">OSS : Reciving pid : 31463 executed 10000000</text:span></text:p>
      <text:p text:style-name="P1"><text:span text:style-name="T1">OSS : pid : 31463 completed execution CPU : 0.056400<text:s text:c="2"/>Total : 0.056404</text:span></text:p>
      <text:p text:style-name="P1"><text:span text:style-name="T1">OSS : Generating process with PID 31464 and putting it in queue 1 at time 184:271324121</text:span></text:p>
      <text:p text:style-name="P1"><text:span text:style-name="T1">OSS : Dispaching pid : 31464 from queue 1 at time 184:271324818</text:span></text:p>
      <text:p text:style-name="P1"><text:span text:style-name="T1">OSS : Total time this dispatch was 1000000732</text:span></text:p>
      <text:p text:style-name="P1"><text:span text:style-name="T1">OSS : Reciving pid : 31464 executed 0</text:span></text:p>
      <text:p text:style-name="P1"><text:span text:style-name="T1">OSS : not used it entire quantum </text:span></text:p>
      <text:p text:style-name="P1"><text:span text:style-name="T1">OSS : Putting process with PID 31464 into queue 1</text:span></text:p>
      <text:p text:style-name="P1"><text:span text:style-name="T1">OSS : Dispaching pid : 31464 from queue 1 at time 184:271324947</text:span></text:p>
      <text:p text:style-name="P1"><text:span text:style-name="T1">OSS : Total time this dispatch was 129</text:span></text:p>
      <text:p text:style-name="P1"><text:span text:style-name="T1">OSS : Reciving pid : 31464 executed 0</text:span></text:p>
      <text:p text:style-name="P1"><text:span text:style-name="T1">OSS : not used it entire quantum </text:span></text:p>
      <text:p text:style-name="P1"><text:span text:style-name="T1">OSS : Putting process with PID 31464 into queue 1</text:span></text:p>
      <text:p text:style-name="P1"><text:span text:style-name="T1">OSS : Dispaching pid : 31464 from queue 1 at time 184:271325038</text:span></text:p>
      <text:p text:style-name="P1"><text:span text:style-name="T1">OSS : Total time this dispatch was 91</text:span></text:p>
      <text:p text:style-name="P1"><text:span text:style-name="T1">OSS : Reciving pid : 31464 executed 600000</text:span></text:p>
      <text:p text:style-name="P1"><text:span text:style-name="T1">OSS : not used it entire quantum </text:span></text:p>
      <text:p text:style-name="P1"><text:span text:style-name="T1">OSS : Putting process with PID 31464 into queue 1</text:span></text:p>
      <text:p text:style-name="P1"><text:span text:style-name="T1">OSS : Dispaching pid : 31464 from queue 1 at time 184:271925815</text:span></text:p>
      <text:p text:style-name="P1"><text:span text:style-name="T1">OSS : Total time this dispatch was 777</text:span></text:p>
      <text:p text:style-name="P1"><text:span text:style-name="T1">OSS : Reciving pid : 31464 executed 10000000</text:span></text:p>
      <text:p text:style-name="P1"><text:span text:style-name="T1">OSS : not used it entire quantum </text:span></text:p>
      <text:p text:style-name="P1"><text:span text:style-name="T1">OSS : Putting process with PID 31464 into queue 1</text:span></text:p>
      <text:p text:style-name="P1"><text:span text:style-name="T1">OSS : Dispaching pid : 31464 from queue 1 at time 184:281926189</text:span></text:p>
      <text:p text:style-name="P1"><text:span text:style-name="T1">OSS : Total time this dispatch was 374</text:span></text:p>
      <text:p text:style-name="P1"><text:span text:style-name="T1">OSS : Reciving pid : 31464 executed 10000000</text:span></text:p>
      <text:p text:style-name="P1"><text:span text:style-name="T1">OSS : not used it entire quantum </text:span></text:p>
      <text:p text:style-name="P1"><text:span text:style-name="T1">OSS : Putting process with PID 31464 into queue 1</text:span></text:p>
      <text:p text:style-name="P1"><text:span text:style-name="T1">OSS : Dispaching pid : 31464 from queue 1 at time 184:291926653</text:span></text:p>
      <text:p text:style-name="P1"><text:span text:style-name="T1">OSS : Total time this dispatch was 464</text:span></text:p>
      <text:p text:style-name="P1"><text:span text:style-name="T1">OSS : Reciving pid : 31464 executed 5000000</text:span></text:p>
      <text:p text:style-name="P1"><text:span text:style-name="T1">OSS : not used it entire quantum </text:span></text:p>
      <text:p text:style-name="P1"><text:span text:style-name="T1">OSS : Putting process with PID 31464 into queue 1</text:span></text:p>
      <text:p text:style-name="P1"><text:span text:style-name="T1">OSS : Dispaching pid : 31464 from queue 1 at time 184:296926883</text:span></text:p>
      <text:p text:style-name="P1"><text:span text:style-name="T1">OSS : Total time this dispatch was 230</text:span></text:p>
      <text:p text:style-name="P1"><text:span text:style-name="T1">OSS : Reciving pid : 31464 executed 0</text:span></text:p>
      <text:p text:style-name="P1"><text:span text:style-name="T1">OSS : not used it entire quantum </text:span></text:p>
      <text:p text:style-name="P1"><text:span text:style-name="T1">OSS : Putting process with PID 31464 into queue 1</text:span></text:p>
      <text:p text:style-name="P1"><text:span text:style-name="T1">OSS : Dispaching pid : 31464 from queue 1 at time 184:296927431</text:span></text:p>
      <text:p text:style-name="P1"><text:span text:style-name="T1">OSS : Total time this dispatch was 548</text:span></text:p>
      <text:p text:style-name="P1"><text:span text:style-name="T1">OSS : Reciving pid : 31464 executed 10000000</text:span></text:p>
      <text:p text:style-name="P1"><text:span text:style-name="T1">OSS : not used it entire quantum </text:span></text:p>
      <text:p text:style-name="P1"><text:span text:style-name="T1">OSS : Putting process with PID 31464 into queue 1</text:span></text:p>
      <text:p text:style-name="P1"><text:span text:style-name="T1">OSS : Dispaching pid : 31464 from queue 1 at time 184:306928288</text:span></text:p>
      <text:p text:style-name="P1"><text:span text:style-name="T1">OSS : Total time this dispatch was 857</text:span></text:p>
      <text:p text:style-name="P1"><text:span text:style-name="T1">OSS : Reciving pid : 31464 executed 10000000</text:span></text:p>
      <text:p text:style-name="P1"><text:span text:style-name="T1">OSS : not used it entire quantum </text:span></text:p>
      <text:p text:style-name="P1"><text:span text:style-name="T1">OSS : Putting process with PID 31464 into queue 1</text:span></text:p>
      <text:p text:style-name="P1"><text:span text:style-name="T1">OSS : Dispaching pid : 31464 from queue 1 at time 184:316928990</text:span></text:p>
      <text:p text:style-name="P1"><text:span text:style-name="T1">OSS : Total time this dispatch was 702</text:span></text:p>
      <text:p text:style-name="P1"><text:span text:style-name="T1">OSS : Reciving pid : 31464 executed 3299000064</text:span></text:p>
      <text:p text:style-name="P1"><text:span text:style-name="T1">OSS : pid : 31464 completed execution CPU : 3.344600<text:s text:c="2"/>Total : 3.344604</text:span></text:p>
      <text:p text:style-name="P1"><text:span text:style-name="T1">OSS : Generating process with PID 31465 and putting it in queue 1 at time 186:316929570</text:span></text:p>
      <text:p text:style-name="P1"><text:span text:style-name="T1">OSS : Dispaching pid : 31465 from queue 1 at time 186:316929860</text:span></text:p>
      <text:p text:style-name="P1"><text:span text:style-name="T1">OSS : Total time this dispatch was 2000000870</text:span></text:p>
      <text:p text:style-name="P1"><text:span text:style-name="T1">OSS : Reciving pid : 31465 executed 6600000</text:span></text:p>
      <text:p text:style-name="P1"><text:span text:style-name="T1">OSS : not used it entire quantum </text:span></text:p>
      <text:p text:style-name="P1"><text:span text:style-name="T1">OSS : Putting process with PID 31465 into queue 1</text:span></text:p>
      <text:p text:style-name="P1"><text:span text:style-name="T1">OSS : Generating process with PID 31466 and putting it in queue 1 at time 186:323529860</text:span></text:p>
      <text:p text:style-name="P1"><text:span text:style-name="T1">OSS : Dispaching pid : 31465 from queue 1 at time 186:323530805</text:span></text:p>
      <text:p text:style-name="P1"><text:span text:style-name="T1">OSS : Total time this dispatch was 945</text:span></text:p>
      <text:p text:style-name="P1"><text:span text:style-name="T1">OSS : Reciving pid : 31465 executed 10000000</text:span></text:p>
      <text:p text:style-name="P1"><text:span text:style-name="T1">OSS : not used it entire quantum </text:span></text:p>
      <text:p text:style-name="P1"><text:span text:style-name="T1">OSS : Putting process with PID 31465 into queue 1</text:span></text:p>
      <text:p text:style-name="P1"><text:span text:style-name="T1">OSS : Generating process with PID 31467 and putting it in queue 1 at time 186:333530805</text:span></text:p>
      <text:p text:style-name="P1"><text:span text:style-name="T1">OSS : Dispaching pid : 31466 from queue 1 at time 186:333531657</text:span></text:p>
      <text:p text:style-name="P1"><text:span text:style-name="T1">OSS : Total time this dispatch was 852</text:span></text:p>
      <text:p text:style-name="P1"><text:span text:style-name="T1">OSS : Reciving pid : 31466 executed 10000000</text:span></text:p>
      <text:p text:style-name="P1"><text:span text:style-name="T1">OSS : not used it entire quantum </text:span></text:p>
      <text:p text:style-name="P1"><text:span text:style-name="T1">OSS : Putting process with PID 31466 into queue 1</text:span></text:p>
      <text:p text:style-name="P1"><text:span text:style-name="T1">OSS : Dispaching pid : 31465 from queue 1 at time 186:343531802</text:span></text:p>
      <text:p text:style-name="P1"><text:span text:style-name="T1">OSS : Total time this dispatch was 145</text:span></text:p>
      <text:p text:style-name="P1"><text:span text:style-name="T1">OSS : Reciving pid : 31465 executed 2599999</text:span></text:p>
      <text:p text:style-name="P1"><text:span text:style-name="T1">OSS : not used it entire quantum </text:span></text:p>
      <text:p text:style-name="P1"><text:span text:style-name="T1">OSS : Putting process with PID 31465 into queue 1</text:span></text:p>
      <text:p text:style-name="P1"><text:span text:style-name="T1">OSS : Dispaching pid : 31467 from queue 1 at time 186:346132490</text:span></text:p>
      <text:p text:style-name="P1"><text:span text:style-name="T1">OSS : Total time this dispatch was 689</text:span></text:p>
      <text:p text:style-name="P1"><text:span text:style-name="T1">OSS : Reciving pid : 31467 executed 9200000</text:span></text:p>
      <text:p text:style-name="P1"><text:span text:style-name="T1">OSS : not used it entire quantum </text:span></text:p>
      <text:p text:style-name="P1"><text:span text:style-name="T1">OSS : Putting process with PID 31467 into queue 1</text:span></text:p>
      <text:p text:style-name="P1"><text:span text:style-name="T1">OSS : Dispaching pid : 31466 from queue 1 at time 186:355333313</text:span></text:p>
      <text:p text:style-name="P1"><text:span text:style-name="T1">OSS : Total time this dispatch was 823</text:span></text:p>
      <text:p text:style-name="P1"><text:span text:style-name="T1">OSS : Reciving pid : 31466 executed 1518000000</text:span></text:p>
      <text:p text:style-name="P1"><text:span text:style-name="T1">OSS : pid : 31466 completed execution CPU : 1.528000<text:s text:c="2"/>Total : 1.539802</text:span></text:p>
      <text:p text:style-name="P1"><text:span text:style-name="T1">OSS : Dispaching pid : 31465 from queue 1 at time 186:355333640</text:span></text:p>
      <text:p text:style-name="P1"><text:span text:style-name="T1">OSS : Total time this dispatch was 327</text:span></text:p>
      <text:p text:style-name="P1"><text:span text:style-name="T1">OSS : Reciving pid : 31465 executed 7899999</text:span></text:p>
      <text:p text:style-name="P1"><text:span text:style-name="T1">OSS : not used it entire quantum </text:span></text:p>
      <text:p text:style-name="P1"><text:span text:style-name="T1">OSS : Putting process with PID 31465 into queue 1</text:span></text:p>
      <text:p text:style-name="P1"><text:span text:style-name="T1">OSS : Dispaching pid : 31467 from queue 1 at time 186:363234042</text:span></text:p>
      <text:p text:style-name="P1"><text:span text:style-name="T1">OSS : Total time this dispatch was 403</text:span></text:p>
      <text:p text:style-name="P1"><text:span text:style-name="T1">OSS : Reciving pid : 31467 executed 5199999</text:span></text:p>
      <text:p text:style-name="P1"><text:span text:style-name="T1">OSS : not used it entire quantum </text:span></text:p>
      <text:p text:style-name="P1"><text:span text:style-name="T1">OSS : Putting process with PID 31467 into queue 1</text:span></text:p>
      <text:p text:style-name="P1"><text:span text:style-name="T1">OSS : Dispaching pid : 31465 from queue 1 at time 186:368434072</text:span></text:p>
      <text:p text:style-name="P1"><text:span text:style-name="T1">OSS : Total time this dispatch was 31</text:span></text:p>
      <text:p text:style-name="P1"><text:span text:style-name="T1">OSS : Reciving pid : 31465 executed 10000000</text:span></text:p>
      <text:p text:style-name="P1"><text:span text:style-name="T1">OSS : not used it entire quantum </text:span></text:p>
      <text:p text:style-name="P1"><text:span text:style-name="T1">OSS : Putting process with PID 31465 into queue 1</text:span></text:p>
      <text:p text:style-name="P1"><text:span text:style-name="T1">OSS : Dispaching pid : 31467 from queue 1 at time 186:378434111</text:span></text:p>
      <text:p text:style-name="P1"><text:span text:style-name="T1">OSS : Total time this dispatch was 39</text:span></text:p>
      <text:p text:style-name="P1"><text:span text:style-name="T1">OSS : Reciving pid : 31467 executed 3500000</text:span></text:p>
      <text:p text:style-name="P1"><text:span text:style-name="T1">OSS : not used it entire quantum </text:span></text:p>
      <text:p text:style-name="P1"><text:span text:style-name="T1">OSS : Putting process with PID 31467 into queue 1</text:span></text:p>
      <text:p text:style-name="P1"><text:span text:style-name="T1">OSS : Dispaching pid : 31465 from queue 1 at time 186:381934901</text:span></text:p>
      <text:p text:style-name="P1"><text:span text:style-name="T1">OSS : Total time this dispatch was 790</text:span></text:p>
      <text:p text:style-name="P1"><text:span text:style-name="T1">OSS : Reciving pid : 31465 executed 10000000</text:span></text:p>
      <text:p text:style-name="P1"><text:span text:style-name="T1">OSS : not used it entire quantum </text:span></text:p>
      <text:p text:style-name="P1"><text:span text:style-name="T1">OSS : Putting process with PID 31465 into queue 1</text:span></text:p>
      <text:p text:style-name="P1"><text:span text:style-name="T1">OSS : Dispaching pid : 31467 from queue 1 at time 186:391935763</text:span></text:p>
      <text:p text:style-name="P1"><text:span text:style-name="T1">OSS : Total time this dispatch was 862</text:span></text:p>
      <text:p text:style-name="P1"><text:span text:style-name="T1">OSS : Reciving pid : 31467 executed 10000000</text:span></text:p>
      <text:p text:style-name="P1"><text:span text:style-name="T1">OSS : not used it entire quantum </text:span></text:p>
      <text:p text:style-name="P1"><text:span text:style-name="T1">OSS : Putting process with PID 31467 into queue 1</text:span></text:p>
      <text:p text:style-name="P1"><text:span text:style-name="T1">OSS : Dispaching pid : 31465 from queue 1 at time 186:401936597</text:span></text:p>
      <text:p text:style-name="P1"><text:span text:style-name="T1">OSS : Total time this dispatch was 834</text:span></text:p>
      <text:p text:style-name="P1"><text:span text:style-name="T1">OSS : Reciving pid : 31465 executed 10000000</text:span></text:p>
      <text:p text:style-name="P1"><text:span text:style-name="T1">OSS : pid : 31465 completed execution CPU : 0.057100<text:s text:c="2"/>Total : 0.095007</text:span></text:p>
      <text:p text:style-name="P1"><text:span text:style-name="T1">OSS : Dispaching pid : 31467 from queue 1 at time 186:401937084</text:span></text:p>
      <text:p text:style-name="P1"><text:span text:style-name="T1">OSS : Total time this dispatch was 487</text:span></text:p>
      <text:p text:style-name="P1"><text:span text:style-name="T1">OSS : Reciving pid : 31467 executed 3522000128</text:span></text:p>
      <text:p text:style-name="P1"><text:span text:style-name="T1">OSS : pid : 31467 completed execution CPU : 3.549900<text:s text:c="2"/>Total : 3.577805</text:span></text:p>
      <text:p text:style-name="P1"><text:span text:style-name="T1">OSS : Generating process with PID 31468 and putting it in queue 1 at time 188:401937704</text:span></text:p>
      <text:p text:style-name="P1"><text:span text:style-name="T1">OSS : Dispaching pid : 31468 from queue 1 at time 188:401938445</text:span></text:p>
      <text:p text:style-name="P1"><text:span text:style-name="T1">OSS : Total time this dispatch was 2000001361</text:span></text:p>
      <text:p text:style-name="P1"><text:span text:style-name="T1">OSS : Reciving pid : 31468 executed 10000000</text:span></text:p>
      <text:p text:style-name="P1"><text:span text:style-name="T1">OSS : not used it entire quantum </text:span></text:p>
      <text:p text:style-name="P1"><text:span text:style-name="T1">OSS : Putting process with PID 31468 into queue 1</text:span></text:p>
      <text:p text:style-name="P1"><text:span text:style-name="T1">OSS : Dispaching pid : 31468 from queue 1 at time 188:411939291</text:span></text:p>
      <text:p text:style-name="P1"><text:span text:style-name="T1">OSS : Total time this dispatch was 846</text:span></text:p>
      <text:p text:style-name="P1"><text:span text:style-name="T1">OSS : Reciving pid : 31468 executed 10000000</text:span></text:p>
      <text:p text:style-name="P1"><text:span text:style-name="T1">OSS : not used it entire quantum </text:span></text:p>
      <text:p text:style-name="P1"><text:span text:style-name="T1">OSS : Putting process with PID 31468 into queue 1</text:span></text:p>
      <text:p text:style-name="P1"><text:span text:style-name="T1">OSS : Dispaching pid : 31468 from queue 1 at time 188:421939908</text:span></text:p>
      <text:p text:style-name="P1"><text:span text:style-name="T1">OSS : Total time this dispatch was 617</text:span></text:p>
      <text:p text:style-name="P1"><text:span text:style-name="T1">OSS : Reciving pid : 31468 executed 6800000</text:span></text:p>
      <text:p text:style-name="P1"><text:span text:style-name="T1">OSS : not used it entire quantum </text:span></text:p>
      <text:p text:style-name="P1"><text:span text:style-name="T1">OSS : Putting process with PID 31468 into queue 1</text:span></text:p>
      <text:p text:style-name="P1"><text:span text:style-name="T1">OSS : Dispaching pid : 31468 from queue 1 at time 188:428740507</text:span></text:p>
      <text:p text:style-name="P1"><text:span text:style-name="T1">OSS : Total time this dispatch was 599</text:span></text:p>
      <text:p text:style-name="P1"><text:span text:style-name="T1">OSS : Reciving pid : 31468 executed 10000000</text:span></text:p>
      <text:p text:style-name="P1"><text:span text:style-name="T1">OSS : not used it entire quantum </text:span></text:p>
      <text:p text:style-name="P1"><text:span text:style-name="T1">OSS : Putting process with PID 31468 into queue 1</text:span></text:p>
      <text:p text:style-name="P1"><text:span text:style-name="T1">OSS : Dispaching pid : 31468 from queue 1 at time 188:438741056</text:span></text:p>
      <text:p text:style-name="P1"><text:span text:style-name="T1">OSS : Total time this dispatch was 549</text:span></text:p>
      <text:p text:style-name="P1"><text:span text:style-name="T1">OSS : Reciving pid : 31468 executed 7699999</text:span></text:p>
      <text:p text:style-name="P1"><text:span text:style-name="T1">OSS : not used it entire quantum </text:span></text:p>
      <text:p text:style-name="P1"><text:span text:style-name="T1">OSS : Putting process with PID 31468 into queue 1</text:span></text:p>
      <text:p text:style-name="P1"><text:span text:style-name="T1">OSS : Dispaching pid : 31468 from queue 1 at time 188:446441531</text:span></text:p>
      <text:p text:style-name="P1"><text:span text:style-name="T1">OSS : Total time this dispatch was 476</text:span></text:p>
      <text:p text:style-name="P1"><text:span text:style-name="T1">OSS : Reciving pid : 31468 executed 5099999</text:span></text:p>
      <text:p text:style-name="P1"><text:span text:style-name="T1">OSS : not used it entire quantum </text:span></text:p>
      <text:p text:style-name="P1"><text:span text:style-name="T1">OSS : Putting process with PID 31468 into queue 1</text:span></text:p>
      <text:p text:style-name="P1"><text:span text:style-name="T1">OSS : Dispaching pid : 31468 from queue 1 at time 188:451541554</text:span></text:p>
      <text:p text:style-name="P1"><text:span text:style-name="T1">OSS : Total time this dispatch was 24</text:span></text:p>
      <text:p text:style-name="P1"><text:span text:style-name="T1">OSS : Reciving pid : 31468 executed 39000000</text:span></text:p>
      <text:p text:style-name="P1"><text:span text:style-name="T1">OSS : pid : 31468 completed execution CPU : 0.088600<text:s text:c="2"/>Total : 0.088603</text:span></text:p>
      <text:p text:style-name="P1"><text:span text:style-name="T1">OSS : Generating process with PID 31469 and putting it in queue 1 at time 189:451541792</text:span></text:p>
      <text:p text:style-name="P1"><text:span text:style-name="T1">OSS : Dispaching pid : 31469 from queue 1 at time 189:451542534</text:span></text:p>
      <text:p text:style-name="P1"><text:span text:style-name="T1">OSS : Total time this dispatch was 1000000980</text:span></text:p>
      <text:p text:style-name="P1"><text:span text:style-name="T1">OSS : Reciving pid : 31469 executed 4116000256</text:span></text:p>
      <text:p text:style-name="P1"><text:span text:style-name="T1">OSS : pid : 31469 completed execution CPU : 4.116000<text:s text:c="2"/>Total : 4.116000</text:span></text:p>
      <text:p text:style-name="P1"><text:span text:style-name="T1">OSS : Generating process with PID 31470 and putting it in queue 1 at time 189:451542534</text:span></text:p>
      <text:p text:style-name="P1"><text:span text:style-name="T1">OSS : Dispaching pid : 31470 from queue 1 at time 189:451543422</text:span></text:p>
      <text:p text:style-name="P1"><text:span text:style-name="T1">OSS : Total time this dispatch was 888</text:span></text:p>
      <text:p text:style-name="P1"><text:span text:style-name="T1">OSS : Reciving pid : 31470 executed 752000000</text:span></text:p>
      <text:p text:style-name="P1"><text:span text:style-name="T1">OSS : pid : 31470 completed execution CPU : 0.752000<text:s text:c="2"/>Total : 0.752000</text:span></text:p>
      <text:p text:style-name="P1"><text:span text:style-name="T1">OSS : Generating process with PID 31471 and putting it in queue 1 at time 189:451543422</text:span></text:p>
      <text:p text:style-name="P1"><text:span text:style-name="T1">OSS : Dispaching pid : 31471 from queue 1 at time 189:451543807</text:span></text:p>
      <text:p text:style-name="P1"><text:span text:style-name="T1">OSS : Total time this dispatch was 385</text:span></text:p>
      <text:p text:style-name="P1"><text:span text:style-name="T1">OSS : Reciving pid : 31471 executed 4432000000</text:span></text:p>
      <text:p text:style-name="P1"><text:span text:style-name="T1">OSS : pid : 31471 completed execution CPU : 4.432000<text:s text:c="2"/>Total : 4.432000</text:span></text:p>
      <text:p text:style-name="P1"><text:span text:style-name="T1">OSS : Generating process with PID 31472 and putting it in queue 1 at time 190:451544363</text:span></text:p>
      <text:p text:style-name="P1"><text:span text:style-name="T1">OSS : Dispaching pid : 31472 from queue 1 at time 190:451544674</text:span></text:p>
      <text:p text:style-name="P1"><text:span text:style-name="T1">OSS : Total time this dispatch was 1000000867</text:span></text:p>
      <text:p text:style-name="P1"><text:span text:style-name="T1">OSS : Reciving pid : 31472 executed 10000000</text:span></text:p>
      <text:p text:style-name="P1"><text:span text:style-name="T1">OSS : not used it entire quantum </text:span></text:p>
      <text:p text:style-name="P1"><text:span text:style-name="T1">OSS : Putting process with PID 31472 into queue 1</text:span></text:p>
      <text:p text:style-name="P1"><text:span text:style-name="T1">OSS : Generating process with PID 31473 and putting it in queue 1 at time 190:461544674</text:span></text:p>
      <text:p text:style-name="P1"><text:span text:style-name="T1">OSS : Dispaching pid : 31472 from queue 1 at time 190:461544775</text:span></text:p>
      <text:p text:style-name="P1"><text:span text:style-name="T1">OSS : Total time this dispatch was 101</text:span></text:p>
      <text:p text:style-name="P1"><text:span text:style-name="T1">OSS : Reciving pid : 31472 executed 10000000</text:span></text:p>
      <text:p text:style-name="P1"><text:span text:style-name="T1">OSS : not used it entire quantum </text:span></text:p>
      <text:p text:style-name="P1"><text:span text:style-name="T1">OSS : Putting process with PID 31472 into queue 1</text:span></text:p>
      <text:p text:style-name="P1"><text:span text:style-name="T1">OSS : Generating process with PID 31474 and putting it in queue 0 at time 190:471544775</text:span></text:p>
      <text:p text:style-name="P1"><text:span text:style-name="T1">OSS :<text:s text:c="2"/>Dispatching process with PID : 31474 from queue 1 at time 190:471545716</text:span></text:p>
      <text:p text:style-name="P1"><text:span text:style-name="T1">OSS : Total time this dispatch was 941</text:span></text:p>
      <text:p text:style-name="P1"><text:span text:style-name="T1">OSS : Reciving pid : 31474 executed 5000000</text:span></text:p>
      <text:p text:style-name="P1"><text:span text:style-name="T1">OSS : not used it entire quantum </text:span></text:p>
      <text:p text:style-name="P1"><text:span text:style-name="T1">OSS : Putting process with PID 31474 into queue 0</text:span></text:p>
      <text:p text:style-name="P1"><text:span text:style-name="T1">OSS :<text:s text:c="2"/>Dispatching process with PID : 31474 from queue 1 at time 190:476545943</text:span></text:p>
      <text:p text:style-name="P1"><text:span text:style-name="T1">OSS : Total time this dispatch was 227</text:span></text:p>
      <text:p text:style-name="P1"><text:span text:style-name="T1">OSS : Reciving pid : 31474 executed 0</text:span></text:p>
      <text:p text:style-name="P1"><text:span text:style-name="T1">OSS : not used it entire quantum </text:span></text:p>
      <text:p text:style-name="P1"><text:span text:style-name="T1">OSS : Putting process with PID 31474 into queue 0</text:span></text:p>
      <text:p text:style-name="P1"><text:span text:style-name="T1">OSS :<text:s text:c="2"/>Dispatching process with PID : 31474 from queue 1 at time 190:476546510</text:span></text:p>
      <text:p text:style-name="P1"><text:span text:style-name="T1">OSS : Total time this dispatch was 567</text:span></text:p>
      <text:p text:style-name="P1"><text:span text:style-name="T1">OSS : Reciving pid : 31474 executed 5000000</text:span></text:p>
      <text:p text:style-name="P1"><text:span text:style-name="T1">OSS : not used it entire quantum </text:span></text:p>
      <text:p text:style-name="P1"><text:span text:style-name="T1">OSS : Putting process with PID 31474 into queue 0</text:span></text:p>
      <text:p text:style-name="P1"><text:span text:style-name="T1">OSS :<text:s text:c="2"/>Dispatching process with PID : 31474 from queue 1 at time 190:481547067</text:span></text:p>
      <text:p text:style-name="P1"><text:span text:style-name="T1">OSS : Total time this dispatch was 557</text:span></text:p>
      <text:p text:style-name="P1"><text:span text:style-name="T1">OSS : Reciving pid : 31474 executed 5000000</text:span></text:p>
      <text:p text:style-name="P1"><text:span text:style-name="T1">OSS : not used it entire quantum </text:span></text:p>
      <text:p text:style-name="P1"><text:span text:style-name="T1">OSS : Putting process with PID 31474 into queue 0</text:span></text:p>
      <text:p text:style-name="P1"><text:span text:style-name="T1">OSS :<text:s text:c="2"/>Dispatching process with PID : 31474 from queue 1 at time 190:486547363</text:span></text:p>
      <text:p text:style-name="P1"><text:span text:style-name="T1">OSS : Total time this dispatch was 296</text:span></text:p>
      <text:p text:style-name="P1"><text:span text:style-name="T1">OSS : Reciving pid : 31474 executed 4600000</text:span></text:p>
      <text:p text:style-name="P1"><text:span text:style-name="T1">OSS : not used it entire quantum </text:span></text:p>
      <text:p text:style-name="P1"><text:span text:style-name="T1">OSS : Putting process with PID 31474 into queue 0</text:span></text:p>
      <text:p text:style-name="P1"><text:span text:style-name="T1">OSS :<text:s text:c="2"/>Dispatching process with PID : 31474 from queue 1 at time 190:491148024</text:span></text:p>
      <text:p text:style-name="P1"><text:span text:style-name="T1">OSS : Total time this dispatch was 661</text:span></text:p>
      <text:p text:style-name="P1"><text:span text:style-name="T1">OSS : Reciving pid : 31474 executed 5000000</text:span></text:p>
      <text:p text:style-name="P1"><text:span text:style-name="T1">OSS : not used it entire quantum </text:span></text:p>
      <text:p text:style-name="P1"><text:span text:style-name="T1">OSS : Putting process with PID 31474 into queue 0</text:span></text:p>
      <text:p text:style-name="P1"><text:span text:style-name="T1">OSS :<text:s text:c="2"/>Dispatching process with PID : 31474 from queue 1 at time 190:496148780</text:span></text:p>
      <text:p text:style-name="P1"><text:span text:style-name="T1">OSS : Total time this dispatch was 756</text:span></text:p>
      <text:p text:style-name="P1"><text:span text:style-name="T1">OSS : Reciving pid : 31474 executed 5000000</text:span></text:p>
      <text:p text:style-name="P1"><text:span text:style-name="T1">OSS : not used it entire quantum </text:span></text:p>
      <text:p text:style-name="P1"><text:span text:style-name="T1">OSS : Putting process with PID 31474 into queue 0</text:span></text:p>
      <text:p text:style-name="P1"><text:span text:style-name="T1">OSS :<text:s text:c="2"/>Dispatching process with PID : 31474 from queue 1 at time 190:501149045</text:span></text:p>
      <text:p text:style-name="P1"><text:span text:style-name="T1">OSS : Total time this dispatch was 265</text:span></text:p>
      <text:p text:style-name="P1"><text:span text:style-name="T1">OSS : Reciving pid : 31474 executed 4450000</text:span></text:p>
      <text:p text:style-name="P1"><text:span text:style-name="T1">OSS : not used it entire quantum </text:span></text:p>
      <text:p text:style-name="P1"><text:span text:style-name="T1">OSS : Putting process with PID 31474 into queue 0</text:span></text:p>
      <text:p text:style-name="P1"><text:span text:style-name="T1">OSS :<text:s text:c="2"/>Dispatching process with PID : 31474 from queue 1 at time 190:505599657</text:span></text:p>
      <text:p text:style-name="P1"><text:span text:style-name="T1">OSS : Total time this dispatch was 612</text:span></text:p>
      <text:p text:style-name="P1"><text:span text:style-name="T1">OSS : Reciving pid : 31474 executed 5000000</text:span></text:p>
      <text:p text:style-name="P1"><text:span text:style-name="T1">OSS : not used it entire quantum </text:span></text:p>
      <text:p text:style-name="P1"><text:span text:style-name="T1">OSS : Putting process with PID 31474 into queue 0</text:span></text:p>
      <text:p text:style-name="P1"><text:span text:style-name="T1">OSS :<text:s text:c="2"/>Dispatching process with PID : 31474 from queue 1 at time 190:510599962</text:span></text:p>
      <text:p text:style-name="P1"><text:span text:style-name="T1">OSS : Total time this dispatch was 305</text:span></text:p>
      <text:p text:style-name="P1"><text:span text:style-name="T1">OSS : Reciving pid : 31474 executed 1250000</text:span></text:p>
      <text:p text:style-name="P1"><text:span text:style-name="T1">OSS : not used it entire quantum </text:span></text:p>
      <text:p text:style-name="P1"><text:span text:style-name="T1">OSS : Putting process with PID 31474 into queue 0</text:span></text:p>
      <text:p text:style-name="P1"><text:span text:style-name="T1">OSS :<text:s text:c="2"/>Dispatching process with PID : 31474 from queue 1 at time 190:511850704</text:span></text:p>
      <text:p text:style-name="P1"><text:span text:style-name="T1">OSS : Total time this dispatch was 742</text:span></text:p>
      <text:p text:style-name="P1"><text:span text:style-name="T1">OSS : Reciving pid : 31474 executed 2700000</text:span></text:p>
      <text:p text:style-name="P1"><text:span text:style-name="T1">OSS : not used it entire quantum </text:span></text:p>
      <text:p text:style-name="P1"><text:span text:style-name="T1">OSS : Putting process with PID 31474 into queue 0</text:span></text:p>
      <text:p text:style-name="P1"><text:span text:style-name="T1">OSS :<text:s text:c="2"/>Dispatching process with PID : 31474 from queue 1 at time 190:514551340</text:span></text:p>
      <text:p text:style-name="P1"><text:span text:style-name="T1">OSS : Total time this dispatch was 636</text:span></text:p>
      <text:p text:style-name="P1"><text:span text:style-name="T1">OSS : Reciving pid : 31474 executed 5000000</text:span></text:p>
      <text:p text:style-name="P1"><text:span text:style-name="T1">OSS : not used it entire quantum </text:span></text:p>
      <text:p text:style-name="P1"><text:span text:style-name="T1">OSS : Putting process with PID 31474 into queue 0</text:span></text:p>
      <text:p text:style-name="P1"><text:span text:style-name="T1">OSS :<text:s text:c="2"/>Dispatching process with PID : 31474 from queue 1 at time 190:519551883</text:span></text:p>
      <text:p text:style-name="P1"><text:span text:style-name="T1">OSS : Total time this dispatch was 543</text:span></text:p>
      <text:p text:style-name="P1"><text:span text:style-name="T1">OSS : Reciving pid : 31474 executed 900000</text:span></text:p>
      <text:p text:style-name="P1"><text:span text:style-name="T1">OSS : not used it entire quantum </text:span></text:p>
      <text:p text:style-name="P1"><text:span text:style-name="T1">OSS : Putting process with PID 31474 into queue 0</text:span></text:p>
      <text:p text:style-name="P1"><text:span text:style-name="T1">OSS :<text:s text:c="2"/>Dispatching process with PID : 31474 from queue 1 at time 190:520452531</text:span></text:p>
      <text:p text:style-name="P1"><text:span text:style-name="T1">OSS : Total time this dispatch was 648</text:span></text:p>
      <text:p text:style-name="P1"><text:span text:style-name="T1">OSS : Reciving pid : 31474 executed 5000000</text:span></text:p>
      <text:p text:style-name="P1"><text:span text:style-name="T1">OSS : pid : 31474 completed execution CPU : 0.053900<text:s text:c="2"/>Total : 0.053907</text:span></text:p>
      <text:p text:style-name="P1"><text:span text:style-name="T1">OSS : Dispaching pid : 31473 from queue 1 at time 190:520452834</text:span></text:p>
      <text:p text:style-name="P1"><text:span text:style-name="T1">OSS : Total time this dispatch was 303</text:span></text:p>
      <text:p text:style-name="P1"><text:span text:style-name="T1">OSS : Reciving pid : 31473 executed 6400000</text:span></text:p>
      <text:p text:style-name="P1"><text:span text:style-name="T1">OSS : not used it entire quantum </text:span></text:p>
      <text:p text:style-name="P1"><text:span text:style-name="T1">OSS : Putting process with PID 31473 into queue 1</text:span></text:p>
      <text:p text:style-name="P1"><text:span text:style-name="T1">OSS : Dispaching pid : 31472 from queue 1 at time 190:526853471</text:span></text:p>
      <text:p text:style-name="P1"><text:span text:style-name="T1">OSS : Total time this dispatch was 637</text:span></text:p>
      <text:p text:style-name="P1"><text:span text:style-name="T1">OSS : Reciving pid : 31472 executed 9200000</text:span></text:p>
      <text:p text:style-name="P1"><text:span text:style-name="T1">OSS : not used it entire quantum </text:span></text:p>
      <text:p text:style-name="P1"><text:span text:style-name="T1">OSS : Putting process with PID 31472 into queue 1</text:span></text:p>
      <text:p text:style-name="P1"><text:span text:style-name="T1">OSS : Dispaching pid : 31473 from queue 1 at time 190:536053514</text:span></text:p>
      <text:p text:style-name="P1"><text:span text:style-name="T1">OSS : Total time this dispatch was 43</text:span></text:p>
      <text:p text:style-name="P1"><text:span text:style-name="T1">OSS : Reciving pid : 31473 executed 7200000</text:span></text:p>
      <text:p text:style-name="P1"><text:span text:style-name="T1">OSS : not used it entire quantum </text:span></text:p>
      <text:p text:style-name="P1"><text:span text:style-name="T1">OSS : Putting process with PID 31473 into queue 1</text:span></text:p>
      <text:p text:style-name="P1"><text:span text:style-name="T1">OSS : Dispaching pid : 31472 from queue 1 at time 190:543254428</text:span></text:p>
      <text:p text:style-name="P1"><text:span text:style-name="T1">OSS : Total time this dispatch was 914</text:span></text:p>
      <text:p text:style-name="P1"><text:span text:style-name="T1">OSS : Reciving pid : 31472 executed 7699999</text:span></text:p>
      <text:p text:style-name="P1"><text:span text:style-name="T1">OSS : not used it entire quantum </text:span></text:p>
      <text:p text:style-name="P1"><text:span text:style-name="T1">OSS : Putting process with PID 31472 into queue 1</text:span></text:p>
      <text:p text:style-name="P1"><text:span text:style-name="T1">OSS : Dispaching pid : 31473 from queue 1 at time 190:550954952</text:span></text:p>
      <text:p text:style-name="P1"><text:span text:style-name="T1">OSS : Total time this dispatch was 525</text:span></text:p>
      <text:p text:style-name="P1"><text:span text:style-name="T1">OSS : Reciving pid : 31473 executed 1570999936</text:span></text:p>
      <text:p text:style-name="P1"><text:span text:style-name="T1">OSS : pid : 31473 completed execution CPU : 1.584600<text:s text:c="2"/>Total : 1.650409</text:span></text:p>
      <text:p text:style-name="P1"><text:span text:style-name="T1">OSS : Dispaching pid : 31472 from queue 1 at time 190:550955862</text:span></text:p>
      <text:p text:style-name="P1"><text:span text:style-name="T1">OSS : Total time this dispatch was 910</text:span></text:p>
      <text:p text:style-name="P1"><text:span text:style-name="T1">OSS : Reciving pid : 31472 executed 10000000</text:span></text:p>
      <text:p text:style-name="P1"><text:span text:style-name="T1">OSS : not used it entire quantum </text:span></text:p>
      <text:p text:style-name="P1"><text:span text:style-name="T1">OSS : Putting process with PID 31472 into queue 1</text:span></text:p>
      <text:p text:style-name="P1"><text:span text:style-name="T1">OSS : Dispaching pid : 31472 from queue 1 at time 190:560956240</text:span></text:p>
      <text:p text:style-name="P1"><text:span text:style-name="T1">OSS : Total time this dispatch was 378</text:span></text:p>
      <text:p text:style-name="P1"><text:span text:style-name="T1">OSS : Reciving pid : 31472 executed 925000000</text:span></text:p>
      <text:p text:style-name="P1"><text:span text:style-name="T1">OSS : pid : 31472 completed execution CPU : 0.971900<text:s text:c="2"/>Total : 1.034412</text:span></text:p>
      <text:p text:style-name="P1"><text:span text:style-name="T1">OSS : Generating process with PID 31475 and putting it in queue 1 at time 191:560957150</text:span></text:p>
      <text:p text:style-name="P1"><text:span text:style-name="T1">OSS : Dispaching pid : 31475 from queue 1 at time 191:560958124</text:span></text:p>
      <text:p text:style-name="P1"><text:span text:style-name="T1">OSS : Total time this dispatch was 1000001884</text:span></text:p>
      <text:p text:style-name="P1"><text:span text:style-name="T1">OSS : Reciving pid : 31475 executed 7699999</text:span></text:p>
      <text:p text:style-name="P1"><text:span text:style-name="T1">OSS : not used it entire quantum </text:span></text:p>
      <text:p text:style-name="P1"><text:span text:style-name="T1">OSS : Putting process with PID 31475 into queue 1</text:span></text:p>
      <text:p text:style-name="P1"><text:span text:style-name="T1">OSS : Dispaching pid : 31475 from queue 1 at time 191:568658253</text:span></text:p>
      <text:p text:style-name="P1"><text:span text:style-name="T1">OSS : Total time this dispatch was 130</text:span></text:p>
      <text:p text:style-name="P1"><text:span text:style-name="T1">OSS : Reciving pid : 31475 executed 10000000</text:span></text:p>
      <text:p text:style-name="P1"><text:span text:style-name="T1">OSS : not used it entire quantum </text:span></text:p>
      <text:p text:style-name="P1"><text:span text:style-name="T1">OSS : Putting process with PID 31475 into queue 1</text:span></text:p>
      <text:p text:style-name="P1"><text:span text:style-name="T1">OSS : Dispaching pid : 31475 from queue 1 at time 191:578658939</text:span></text:p>
      <text:p text:style-name="P1"><text:span text:style-name="T1">OSS : Total time this dispatch was 686</text:span></text:p>
      <text:p text:style-name="P1"><text:span text:style-name="T1">OSS : Reciving pid : 31475 executed 10000000</text:span></text:p>
      <text:p text:style-name="P1"><text:span text:style-name="T1">OSS : not used it entire quantum </text:span></text:p>
      <text:p text:style-name="P1"><text:span text:style-name="T1">OSS : Putting process with PID 31475 into queue 1</text:span></text:p>
      <text:p text:style-name="P1"><text:span text:style-name="T1">OSS : Dispaching pid : 31475 from queue 1 at time 191:588659369</text:span></text:p>
      <text:p text:style-name="P1"><text:span text:style-name="T1">OSS : Total time this dispatch was 430</text:span></text:p>
      <text:p text:style-name="P1"><text:span text:style-name="T1">OSS : Reciving pid : 31475 executed 10000000</text:span></text:p>
      <text:p text:style-name="P1"><text:span text:style-name="T1">OSS : not used it entire quantum </text:span></text:p>
      <text:p text:style-name="P1"><text:span text:style-name="T1">OSS : Putting process with PID 31475 into queue 1</text:span></text:p>
      <text:p text:style-name="P1"><text:span text:style-name="T1">OSS : Dispaching pid : 31475 from queue 1 at time 191:598659953</text:span></text:p>
      <text:p text:style-name="P1"><text:span text:style-name="T1">OSS : Total time this dispatch was 584</text:span></text:p>
      <text:p text:style-name="P1"><text:span text:style-name="T1">OSS : Reciving pid : 31475 executed 2424999936</text:span></text:p>
      <text:p text:style-name="P1"><text:span text:style-name="T1">OSS : pid : 31475 completed execution CPU : 2.462700<text:s text:c="2"/>Total : 2.462702</text:span></text:p>
      <text:p text:style-name="P1"><text:span text:style-name="T1">OSS : Generating process with PID 31476 and putting it in queue 1 at time 192:598660523</text:span></text:p>
      <text:p text:style-name="P1"><text:span text:style-name="T1">OSS : Dispaching pid : 31476 from queue 1 at time 192:598661320</text:span></text:p>
      <text:p text:style-name="P1"><text:span text:style-name="T1">OSS : Total time this dispatch was 1000001367</text:span></text:p>
      <text:p text:style-name="P1"><text:span text:style-name="T1">OSS : Reciving pid : 31476 executed 10000000</text:span></text:p>
      <text:p text:style-name="P1"><text:span text:style-name="T1">OSS : not used it entire quantum </text:span></text:p>
      <text:p text:style-name="P1"><text:span text:style-name="T1">OSS : Putting process with PID 31476 into queue 1</text:span></text:p>
      <text:p text:style-name="P1"><text:span text:style-name="T1">OSS : Dispaching pid : 31476 from queue 1 at time 192:608661607</text:span></text:p>
      <text:p text:style-name="P1"><text:span text:style-name="T1">OSS : Total time this dispatch was 287</text:span></text:p>
      <text:p text:style-name="P1"><text:span text:style-name="T1">OSS : Reciving pid : 31476 executed 10000000</text:span></text:p>
      <text:p text:style-name="P1"><text:span text:style-name="T1">OSS : not used it entire quantum </text:span></text:p>
      <text:p text:style-name="P1"><text:span text:style-name="T1">OSS : Putting process with PID 31476 into queue 1</text:span></text:p>
      <text:p text:style-name="P1"><text:span text:style-name="T1">OSS : Dispaching pid : 31476 from queue 1 at time 192:618662041</text:span></text:p>
      <text:p text:style-name="P1"><text:span text:style-name="T1">OSS : Total time this dispatch was 434</text:span></text:p>
      <text:p text:style-name="P1"><text:span text:style-name="T1">OSS : Reciving pid : 31476 executed 0</text:span></text:p>
      <text:p text:style-name="P1"><text:span text:style-name="T1">OSS : not used it entire quantum </text:span></text:p>
      <text:p text:style-name="P1"><text:span text:style-name="T1">OSS : Putting process with PID 31476 into queue 1</text:span></text:p>
      <text:p text:style-name="P1"><text:span text:style-name="T1">OSS : Dispaching pid : 31476 from queue 1 at time 192:618662486</text:span></text:p>
      <text:p text:style-name="P1"><text:span text:style-name="T1">OSS : Total time this dispatch was 445</text:span></text:p>
      <text:p text:style-name="P1"><text:span text:style-name="T1">OSS : Reciving pid : 31476 executed 10000000</text:span></text:p>
      <text:p text:style-name="P1"><text:span text:style-name="T1">OSS : not used it entire quantum </text:span></text:p>
      <text:p text:style-name="P1"><text:span text:style-name="T1">OSS : Putting process with PID 31476 into queue 1</text:span></text:p>
      <text:p text:style-name="P1"><text:span text:style-name="T1">OSS : Dispaching pid : 31476 from queue 1 at time 192:628663434</text:span></text:p>
      <text:p text:style-name="P1"><text:span text:style-name="T1">OSS : Total time this dispatch was 948</text:span></text:p>
      <text:p text:style-name="P1"><text:span text:style-name="T1">OSS : Reciving pid : 31476 executed 10000000</text:span></text:p>
      <text:p text:style-name="P1"><text:span text:style-name="T1">OSS : not used it entire quantum </text:span></text:p>
      <text:p text:style-name="P1"><text:span text:style-name="T1">OSS : Putting process with PID 31476 into queue 1</text:span></text:p>
      <text:p text:style-name="P1"><text:span text:style-name="T1">OSS : Dispaching pid : 31476 from queue 1 at time 192:638663624</text:span></text:p>
      <text:p text:style-name="P1"><text:span text:style-name="T1">OSS : Total time this dispatch was 190</text:span></text:p>
      <text:p text:style-name="P1"><text:span text:style-name="T1">OSS : Reciving pid : 31476 executed 4002999808</text:span></text:p>
      <text:p text:style-name="P1"><text:span text:style-name="T1">OSS : pid : 31476 completed execution CPU : 4.043000<text:s text:c="2"/>Total : 4.043002</text:span></text:p>
      <text:p text:style-name="P1"><text:span text:style-name="T1">OSS : Generating process with PID 31477 and putting it in queue 1 at time 194:638665247</text:span></text:p>
      <text:p text:style-name="P1"><text:span text:style-name="T1">OSS : Dispaching pid : 31477 from queue 1 at time 194:638666148</text:span></text:p>
      <text:p text:style-name="P1"><text:span text:style-name="T1">OSS : Total time this dispatch was 2000002524</text:span></text:p>
      <text:p text:style-name="P1"><text:span text:style-name="T1">OSS : Reciving pid : 31477 executed 10000000</text:span></text:p>
      <text:p text:style-name="P1"><text:span text:style-name="T1">OSS : not used it entire quantum </text:span></text:p>
      <text:p text:style-name="P1"><text:span text:style-name="T1">OSS : Putting process with PID 31477 into queue 1</text:span></text:p>
      <text:p text:style-name="P1"><text:span text:style-name="T1">OSS : Dispaching pid : 31477 from queue 1 at time 194:648666538</text:span></text:p>
      <text:p text:style-name="P1"><text:span text:style-name="T1">OSS : Total time this dispatch was 390</text:span></text:p>
      <text:p text:style-name="P1"><text:span text:style-name="T1">OSS : Reciving pid : 31477 executed 10000000</text:span></text:p>
      <text:p text:style-name="P1"><text:span text:style-name="T1">OSS : not used it entire quantum </text:span></text:p>
      <text:p text:style-name="P1"><text:span text:style-name="T1">OSS : Putting process with PID 31477 into queue 1</text:span></text:p>
      <text:p text:style-name="P1"><text:span text:style-name="T1">OSS : Dispaching pid : 31477 from queue 1 at time 194:658666991</text:span></text:p>
      <text:p text:style-name="P1"><text:span text:style-name="T1">OSS : Total time this dispatch was 453</text:span></text:p>
      <text:p text:style-name="P1"><text:span text:style-name="T1">OSS : Reciving pid : 31477 executed 6300000</text:span></text:p>
      <text:p text:style-name="P1"><text:span text:style-name="T1">OSS : not used it entire quantum </text:span></text:p>
      <text:p text:style-name="P1"><text:span text:style-name="T1">OSS : Putting process with PID 31477 into queue 1</text:span></text:p>
      <text:p text:style-name="P1"><text:span text:style-name="T1">OSS : Dispaching pid : 31477 from queue 1 at time 194:664967195</text:span></text:p>
      <text:p text:style-name="P1"><text:span text:style-name="T1">OSS : Total time this dispatch was 204</text:span></text:p>
      <text:p text:style-name="P1"><text:span text:style-name="T1">OSS : Reciving pid : 31477 executed 10000000</text:span></text:p>
      <text:p text:style-name="P1"><text:span text:style-name="T1">OSS : not used it entire quantum </text:span></text:p>
      <text:p text:style-name="P1"><text:span text:style-name="T1">OSS : Putting process with PID 31477 into queue 1</text:span></text:p>
      <text:p text:style-name="P1"><text:span text:style-name="T1">OSS : Dispaching pid : 31477 from queue 1 at time 194:674967222</text:span></text:p>
      <text:p text:style-name="P1"><text:span text:style-name="T1">OSS : Total time this dispatch was 27</text:span></text:p>
      <text:p text:style-name="P1"><text:span text:style-name="T1">OSS : Reciving pid : 31477 executed 4024000256</text:span></text:p>
      <text:p text:style-name="P1"><text:span text:style-name="T1">OSS : pid : 31477 completed execution CPU : 4.060300<text:s text:c="2"/>Total : 4.060301</text:span></text:p>
      <text:p text:style-name="P1"><text:span text:style-name="T1">OSS : Generating process with PID 31478 and putting it in queue 1 at time 196:674967836</text:span></text:p>
      <text:p text:style-name="P1"><text:span text:style-name="T1">OSS : Dispaching pid : 31478 from queue 1 at time 196:674968684</text:span></text:p>
      <text:p text:style-name="P1"><text:span text:style-name="T1">OSS : Total time this dispatch was 2000001462</text:span></text:p>
      <text:p text:style-name="P1"><text:span text:style-name="T1">OSS : Reciving pid : 31478 executed 10000000</text:span></text:p>
      <text:p text:style-name="P1"><text:span text:style-name="T1">OSS : not used it entire quantum </text:span></text:p>
      <text:p text:style-name="P1"><text:span text:style-name="T1">OSS : Putting process with PID 31478 into queue 1</text:span></text:p>
      <text:p text:style-name="P1"><text:span text:style-name="T1">OSS : Dispaching pid : 31478 from queue 1 at time 196:684968850</text:span></text:p>
      <text:p text:style-name="P1"><text:span text:style-name="T1">OSS : Total time this dispatch was 166</text:span></text:p>
      <text:p text:style-name="P1"><text:span text:style-name="T1">OSS : Reciving pid : 31478 executed 10000000</text:span></text:p>
      <text:p text:style-name="P1"><text:span text:style-name="T1">OSS : not used it entire quantum </text:span></text:p>
      <text:p text:style-name="P1"><text:span text:style-name="T1">OSS : Putting process with PID 31478 into queue 1</text:span></text:p>
      <text:p text:style-name="P1"><text:span text:style-name="T1">OSS : Dispaching pid : 31478 from queue 1 at time 196:694969428</text:span></text:p>
      <text:p text:style-name="P1"><text:span text:style-name="T1">OSS : Total time this dispatch was 578</text:span></text:p>
      <text:p text:style-name="P1"><text:span text:style-name="T1">OSS : Reciving pid : 31478 executed 3600000</text:span></text:p>
      <text:p text:style-name="P1"><text:span text:style-name="T1">OSS : not used it entire quantum </text:span></text:p>
      <text:p text:style-name="P1"><text:span text:style-name="T1">OSS : Putting process with PID 31478 into queue 1</text:span></text:p>
      <text:p text:style-name="P1"><text:span text:style-name="T1">OSS : Dispaching pid : 31478 from queue 1 at time 196:698570293</text:span></text:p>
      <text:p text:style-name="P1"><text:span text:style-name="T1">OSS : Total time this dispatch was 865</text:span></text:p>
      <text:p text:style-name="P1"><text:span text:style-name="T1">OSS : Reciving pid : 31478 executed 10000000</text:span></text:p>
      <text:p text:style-name="P1"><text:span text:style-name="T1">OSS : not used it entire quantum </text:span></text:p>
      <text:p text:style-name="P1"><text:span text:style-name="T1">OSS : Putting process with PID 31478 into queue 1</text:span></text:p>
      <text:p text:style-name="P1"><text:span text:style-name="T1">OSS : Dispaching pid : 31478 from queue 1 at time 196:708570434</text:span></text:p>
      <text:p text:style-name="P1"><text:span text:style-name="T1">OSS : Total time this dispatch was 141</text:span></text:p>
      <text:p text:style-name="P1"><text:span text:style-name="T1">OSS : Reciving pid : 31478 executed 8700000</text:span></text:p>
      <text:p text:style-name="P1"><text:span text:style-name="T1">OSS : not used it entire quantum </text:span></text:p>
      <text:p text:style-name="P1"><text:span text:style-name="T1">OSS : Putting process with PID 31478 into queue 1</text:span></text:p>
      <text:p text:style-name="P1"><text:span text:style-name="T1">OSS : Dispaching pid : 31478 from queue 1 at time 196:717270494</text:span></text:p>
      <text:p text:style-name="P1"><text:span text:style-name="T1">OSS : Total time this dispatch was 60</text:span></text:p>
      <text:p text:style-name="P1"><text:span text:style-name="T1">OSS : Reciving pid : 31478 executed 10000000</text:span></text:p>
      <text:p text:style-name="P1"><text:span text:style-name="T1">OSS : pid : 31478 completed execution CPU : 0.052300<text:s text:c="2"/>Total : 0.052302</text:span></text:p>
      <text:p text:style-name="P1"><text:span text:style-name="T1">OSS : Generating process with PID 31479 and putting it in queue 1 at time 198:717271616</text:span></text:p>
      <text:p text:style-name="P1"><text:span text:style-name="T1">OSS : Dispaching pid : 31479 from queue 1 at time 198:717271907</text:span></text:p>
      <text:p text:style-name="P1"><text:span text:style-name="T1">OSS : Total time this dispatch was 2000001413</text:span></text:p>
      <text:p text:style-name="P1"><text:span text:style-name="T1">OSS : Reciving pid : 31479 executed 2697999872</text:span></text:p>
      <text:p text:style-name="P1"><text:span text:style-name="T1">OSS : pid : 31479 completed execution CPU : 2.698000<text:s text:c="2"/>Total : 2.698000</text:span></text:p>
      <text:p text:style-name="P1"><text:span text:style-name="T1">OSS : Generating process with PID 31480 and putting it in queue 1 at time 199:717272076</text:span></text:p>
      <text:p text:style-name="P1"><text:span text:style-name="T1">OSS : Dispaching pid : 31480 from queue 1 at time 199:717273032</text:span></text:p>
      <text:p text:style-name="P1"><text:span text:style-name="T1">OSS : Total time this dispatch was 1000001125</text:span></text:p>
      <text:p text:style-name="P1"><text:span text:style-name="T1">OSS : Reciving pid : 31480 executed 917000000</text:span></text:p>
      <text:p text:style-name="P1"><text:span text:style-name="T1">OSS : pid : 31480 completed execution CPU : 0.917000<text:s text:c="2"/>Total : 0.917000</text:span></text:p>
      <text:p text:style-name="P1"><text:span text:style-name="T1">OSS : Generating process with PID 31481 and putting it in queue 1 at time 200:717273101</text:span></text:p>
      <text:p text:style-name="P1"><text:span text:style-name="T1">OSS : Dispaching pid : 31481 from queue 1 at time 200:717273881</text:span></text:p>
      <text:p text:style-name="P1"><text:span text:style-name="T1">OSS : Total time this dispatch was 1000000849</text:span></text:p>
      <text:p text:style-name="P1"><text:span text:style-name="T1">OSS : Reciving pid : 31481 executed 4793000448</text:span></text:p>
      <text:p text:style-name="P1"><text:span text:style-name="T1">OSS : pid : 31481 completed execution CPU : 4.793000<text:s text:c="2"/>Total : 4.793000</text:span></text:p>
      <text:p text:style-name="P1"><text:span text:style-name="T1">OSS : Generating process with PID 31482 and putting it in queue 0 at time 200:717273881</text:span></text:p>
      <text:p text:style-name="P1"><text:span text:style-name="T1">OSS :<text:s text:c="2"/>Dispatching process with PID : 31482 from queue 1 at time 200:717274466</text:span></text:p>
      <text:p text:style-name="P1"><text:span text:style-name="T1">OSS : Total time this dispatch was 585</text:span></text:p>
      <text:p text:style-name="P1"><text:span text:style-name="T1">OSS : Reciving pid : 31482 executed 0</text:span></text:p>
      <text:p text:style-name="P1"><text:span text:style-name="T1">OSS : not used it entire quantum </text:span></text:p>
      <text:p text:style-name="P1"><text:span text:style-name="T1">OSS : Putting process with PID 31482 into queue 0</text:span></text:p>
      <text:p text:style-name="P1"><text:span text:style-name="T1">OSS :<text:s text:c="2"/>Dispatching process with PID : 31482 from queue 1 at time 200:717274510</text:span></text:p>
      <text:p text:style-name="P1"><text:span text:style-name="T1">OSS : Total time this dispatch was 44</text:span></text:p>
      <text:p text:style-name="P1"><text:span text:style-name="T1">OSS : Reciving pid : 31482 executed 4864999936</text:span></text:p>
      <text:p text:style-name="P1"><text:span text:style-name="T1">OSS : pid : 31482 completed execution CPU : 4.865000<text:s text:c="2"/>Total : 4.865000</text:span></text:p>
      <text:p text:style-name="P1"><text:span text:style-name="T1">OSS : Generating process with PID 31483 and putting it in queue 1 at time 202:717275284</text:span></text:p>
      <text:p text:style-name="P1"><text:span text:style-name="T1">OSS : Dispaching pid : 31483 from queue 1 at time 202:717276171</text:span></text:p>
      <text:p text:style-name="P1"><text:span text:style-name="T1">OSS : Total time this dispatch was 2000001661</text:span></text:p>
      <text:p text:style-name="P1"><text:span text:style-name="T1">OSS : Reciving pid : 31483 executed 2599999</text:span></text:p>
      <text:p text:style-name="P1"><text:span text:style-name="T1">OSS : not used it entire quantum </text:span></text:p>
      <text:p text:style-name="P1"><text:span text:style-name="T1">OSS : Putting process with PID 31483 into queue 1</text:span></text:p>
      <text:p text:style-name="P1"><text:span text:style-name="T1">OSS : Dispaching pid : 31483 from queue 1 at time 202:719876889</text:span></text:p>
      <text:p text:style-name="P1"><text:span text:style-name="T1">OSS : Total time this dispatch was 719</text:span></text:p>
      <text:p text:style-name="P1"><text:span text:style-name="T1">OSS : Reciving pid : 31483 executed 6499999</text:span></text:p>
      <text:p text:style-name="P1"><text:span text:style-name="T1">OSS : not used it entire quantum </text:span></text:p>
      <text:p text:style-name="P1"><text:span text:style-name="T1">OSS : Putting process with PID 31483 into queue 1</text:span></text:p>
      <text:p text:style-name="P1"><text:span text:style-name="T1">OSS : Dispaching pid : 31483 from queue 1 at time 202:726376908</text:span></text:p>
      <text:p text:style-name="P1"><text:span text:style-name="T1">OSS : Total time this dispatch was 20</text:span></text:p>
      <text:p text:style-name="P1"><text:span text:style-name="T1">OSS : Reciving pid : 31483 executed 4600000</text:span></text:p>
      <text:p text:style-name="P1"><text:span text:style-name="T1">OSS : not used it entire quantum </text:span></text:p>
      <text:p text:style-name="P1"><text:span text:style-name="T1">OSS : Putting process with PID 31483 into queue 1</text:span></text:p>
      <text:p text:style-name="P1"><text:span text:style-name="T1">OSS : Dispaching pid : 31483 from queue 1 at time 202:730977554</text:span></text:p>
      <text:p text:style-name="P1"><text:span text:style-name="T1">OSS : Total time this dispatch was 646</text:span></text:p>
      <text:p text:style-name="P1"><text:span text:style-name="T1">OSS : Reciving pid : 31483 executed 10000000</text:span></text:p>
      <text:p text:style-name="P1"><text:span text:style-name="T1">OSS : not used it entire quantum </text:span></text:p>
      <text:p text:style-name="P1"><text:span text:style-name="T1">OSS : Putting process with PID 31483 into queue 1</text:span></text:p>
      <text:p text:style-name="P1"><text:span text:style-name="T1">OSS : Dispaching pid : 31483 from queue 1 at time 202:740978121</text:span></text:p>
      <text:p text:style-name="P1"><text:span text:style-name="T1">OSS : Total time this dispatch was 567</text:span></text:p>
      <text:p text:style-name="P1"><text:span text:style-name="T1">OSS : Reciving pid : 31483 executed 10000000</text:span></text:p>
      <text:p text:style-name="P1"><text:span text:style-name="T1">OSS : not used it entire quantum </text:span></text:p>
      <text:p text:style-name="P1"><text:span text:style-name="T1">OSS : Putting process with PID 31483 into queue 1</text:span></text:p>
      <text:p text:style-name="P1"><text:span text:style-name="T1">OSS : Dispaching pid : 31483 from queue 1 at time 202:750978308</text:span></text:p>
      <text:p text:style-name="P1"><text:span text:style-name="T1">OSS : Total time this dispatch was 187</text:span></text:p>
      <text:p text:style-name="P1"><text:span text:style-name="T1">OSS : Reciving pid : 31483 executed 6100000</text:span></text:p>
      <text:p text:style-name="P1"><text:span text:style-name="T1">OSS : not used it entire quantum </text:span></text:p>
      <text:p text:style-name="P1"><text:span text:style-name="T1">OSS : Putting process with PID 31483 into queue 1</text:span></text:p>
      <text:p text:style-name="P1"><text:span text:style-name="T1">OSS : Dispaching pid : 31483 from queue 1 at time 202:757078532</text:span></text:p>
      <text:p text:style-name="P1"><text:span text:style-name="T1">OSS : Total time this dispatch was 224</text:span></text:p>
      <text:p text:style-name="P1"><text:span text:style-name="T1">OSS : Reciving pid : 31483 executed 10000000</text:span></text:p>
      <text:p text:style-name="P1"><text:span text:style-name="T1">OSS : not used it entire quantum </text:span></text:p>
      <text:p text:style-name="P1"><text:span text:style-name="T1">OSS : Putting process with PID 31483 into queue 1</text:span></text:p>
      <text:p text:style-name="P1"><text:span text:style-name="T1">OSS : Dispaching pid : 31483 from queue 1 at time 202:767078964</text:span></text:p>
      <text:p text:style-name="P1"><text:span text:style-name="T1">OSS : Total time this dispatch was 432</text:span></text:p>
      <text:p text:style-name="P1"><text:span text:style-name="T1">OSS : Reciving pid : 31483 executed 7000000</text:span></text:p>
      <text:p text:style-name="P1"><text:span text:style-name="T1">OSS : pid : 31483 completed execution CPU : 0.056800<text:s text:c="2"/>Total : 0.056803</text:span></text:p>
      <text:p text:style-name="P1"><text:span text:style-name="T1">OSS : Generating process with PID 31484 and putting it in queue 1 at time 203:767079292</text:span></text:p>
      <text:p text:style-name="P1"><text:span text:style-name="T1">OSS : Dispaching pid : 31484 from queue 1 at time 203:767079543</text:span></text:p>
      <text:p text:style-name="P1"><text:span text:style-name="T1">OSS : Total time this dispatch was 1000000579</text:span></text:p>
      <text:p text:style-name="P1"><text:span text:style-name="T1">OSS : Reciving pid : 31484 executed 5500000</text:span></text:p>
      <text:p text:style-name="P1"><text:span text:style-name="T1">OSS : not used it entire quantum </text:span></text:p>
      <text:p text:style-name="P1"><text:span text:style-name="T1">OSS : Putting process with PID 31484 into queue 1</text:span></text:p>
      <text:p text:style-name="P1"><text:span text:style-name="T1">OSS : Dispaching pid : 31484 from queue 1 at time 203:772580472</text:span></text:p>
      <text:p text:style-name="P1"><text:span text:style-name="T1">OSS : Total time this dispatch was 929</text:span></text:p>
      <text:p text:style-name="P1"><text:span text:style-name="T1">OSS : Reciving pid : 31484 executed 10000000</text:span></text:p>
      <text:p text:style-name="P1"><text:span text:style-name="T1">OSS : not used it entire quantum </text:span></text:p>
      <text:p text:style-name="P1"><text:span text:style-name="T1">OSS : Putting process with PID 31484 into queue 1</text:span></text:p>
      <text:p text:style-name="P1"><text:span text:style-name="T1">OSS : Dispaching pid : 31484 from queue 1 at time 203:782580634</text:span></text:p>
      <text:p text:style-name="P1"><text:span text:style-name="T1">OSS : Total time this dispatch was 162</text:span></text:p>
      <text:p text:style-name="P1"><text:span text:style-name="T1">OSS : Reciving pid : 31484 executed 4400000</text:span></text:p>
      <text:p text:style-name="P1"><text:span text:style-name="T1">OSS : not used it entire quantum </text:span></text:p>
      <text:p text:style-name="P1"><text:span text:style-name="T1">OSS : Putting process with PID 31484 into queue 1</text:span></text:p>
      <text:p text:style-name="P1"><text:span text:style-name="T1">OSS : Dispaching pid : 31484 from queue 1 at time 203:786981176</text:span></text:p>
      <text:p text:style-name="P1"><text:span text:style-name="T1">OSS : Total time this dispatch was 542</text:span></text:p>
      <text:p text:style-name="P1"><text:span text:style-name="T1">OSS : Reciving pid : 31484 executed 10000000</text:span></text:p>
      <text:p text:style-name="P1"><text:span text:style-name="T1">OSS : not used it entire quantum </text:span></text:p>
      <text:p text:style-name="P1"><text:span text:style-name="T1">OSS : Putting process with PID 31484 into queue 1</text:span></text:p>
      <text:p text:style-name="P1"><text:span text:style-name="T1">OSS : Dispaching pid : 31484 from queue 1 at time 203:796981626</text:span></text:p>
      <text:p text:style-name="P1"><text:span text:style-name="T1">OSS : Total time this dispatch was 450</text:span></text:p>
      <text:p text:style-name="P1"><text:span text:style-name="T1">OSS : Reciving pid : 31484 executed 6100000</text:span></text:p>
      <text:p text:style-name="P1"><text:span text:style-name="T1">OSS : not used it entire quantum </text:span></text:p>
      <text:p text:style-name="P1"><text:span text:style-name="T1">OSS : Putting process with PID 31484 into queue 1</text:span></text:p>
      <text:p text:style-name="P1"><text:span text:style-name="T1">OSS : Dispaching pid : 31484 from queue 1 at time 203:803082411</text:span></text:p>
      <text:p text:style-name="P1"><text:span text:style-name="T1">OSS : Total time this dispatch was 785</text:span></text:p>
      <text:p text:style-name="P1"><text:span text:style-name="T1">OSS : Reciving pid : 31484 executed 9400000</text:span></text:p>
      <text:p text:style-name="P1"><text:span text:style-name="T1">OSS : not used it entire quantum </text:span></text:p>
      <text:p text:style-name="P1"><text:span text:style-name="T1">OSS : Putting process with PID 31484 into queue 1</text:span></text:p>
      <text:p text:style-name="P1"><text:span text:style-name="T1">OSS : Dispaching pid : 31484 from queue 1 at time 203:812482883</text:span></text:p>
      <text:p text:style-name="P1"><text:span text:style-name="T1">OSS : Total time this dispatch was 472</text:span></text:p>
      <text:p text:style-name="P1"><text:span text:style-name="T1">OSS : Reciving pid : 31484 executed 8500000</text:span></text:p>
      <text:p text:style-name="P1"><text:span text:style-name="T1">OSS : pid : 31484 completed execution CPU : 0.053900<text:s text:c="2"/>Total : 0.053903</text:span></text:p>
      <text:p text:style-name="P1"><text:span text:style-name="T1">OSS : Generating process with PID 31485 and putting it in queue 1 at time 204:812483641</text:span></text:p>
      <text:p text:style-name="P1"><text:span text:style-name="T1">OSS : Dispaching pid : 31485 from queue 1 at time 204:812484546</text:span></text:p>
      <text:p text:style-name="P1"><text:span text:style-name="T1">OSS : Total time this dispatch was 1000001663</text:span></text:p>
      <text:p text:style-name="P1"><text:span text:style-name="T1">OSS : Reciving pid : 31485 executed 8600000</text:span></text:p>
      <text:p text:style-name="P1"><text:span text:style-name="T1">OSS : not used it entire quantum </text:span></text:p>
      <text:p text:style-name="P1"><text:span text:style-name="T1">OSS : Putting process with PID 31485 into queue 1</text:span></text:p>
      <text:p text:style-name="P1"><text:span text:style-name="T1">OSS : Dispaching pid : 31485 from queue 1 at time 204:821085180</text:span></text:p>
      <text:p text:style-name="P1"><text:span text:style-name="T1">OSS : Total time this dispatch was 634</text:span></text:p>
      <text:p text:style-name="P1"><text:span text:style-name="T1">OSS : Reciving pid : 31485 executed 10000000</text:span></text:p>
      <text:p text:style-name="P1"><text:span text:style-name="T1">OSS : not used it entire quantum </text:span></text:p>
      <text:p text:style-name="P1"><text:span text:style-name="T1">OSS : Putting process with PID 31485 into queue 1</text:span></text:p>
      <text:p text:style-name="P1"><text:span text:style-name="T1">OSS : Dispaching pid : 31485 from queue 1 at time 204:831086027</text:span></text:p>
      <text:p text:style-name="P1"><text:span text:style-name="T1">OSS : Total time this dispatch was 847</text:span></text:p>
      <text:p text:style-name="P1"><text:span text:style-name="T1">OSS : Reciving pid : 31485 executed 10000000</text:span></text:p>
      <text:p text:style-name="P1"><text:span text:style-name="T1">OSS : not used it entire quantum </text:span></text:p>
      <text:p text:style-name="P1"><text:span text:style-name="T1">OSS : Putting process with PID 31485 into queue 1</text:span></text:p>
      <text:p text:style-name="P1"><text:span text:style-name="T1">OSS : Dispaching pid : 31485 from queue 1 at time 204:841086278</text:span></text:p>
      <text:p text:style-name="P1"><text:span text:style-name="T1">OSS : Total time this dispatch was 251</text:span></text:p>
      <text:p text:style-name="P1"><text:span text:style-name="T1">OSS : Reciving pid : 31485 executed 1130000000</text:span></text:p>
      <text:p text:style-name="P1"><text:span text:style-name="T1">OSS : pid : 31485 completed execution CPU : 1.158600<text:s text:c="2"/>Total : 1.158602</text:span></text:p>
      <text:p text:style-name="P1"><text:span text:style-name="T1">OSS : Generating process with PID 31486 and putting it in queue 1 at time 206:841087388</text:span></text:p>
      <text:p text:style-name="P1"><text:span text:style-name="T1">OSS : Dispaching pid : 31486 from queue 1 at time 206:841087880</text:span></text:p>
      <text:p text:style-name="P1"><text:span text:style-name="T1">OSS : Total time this dispatch was 2000001602</text:span></text:p>
      <text:p text:style-name="P1"><text:span text:style-name="T1">OSS : Reciving pid : 31486 executed 10000000</text:span></text:p>
      <text:p text:style-name="P1"><text:span text:style-name="T1">OSS : not used it entire quantum </text:span></text:p>
      <text:p text:style-name="P1"><text:span text:style-name="T1">OSS : Putting process with PID 31486 into queue 1</text:span></text:p>
      <text:p text:style-name="P1"><text:span text:style-name="T1">OSS : Dispaching pid : 31486 from queue 1 at time 206:851087983</text:span></text:p>
      <text:p text:style-name="P1"><text:span text:style-name="T1">OSS : Total time this dispatch was 103</text:span></text:p>
      <text:p text:style-name="P1"><text:span text:style-name="T1">OSS : Reciving pid : 31486 executed 5400000</text:span></text:p>
      <text:p text:style-name="P1"><text:span text:style-name="T1">OSS : not used it entire quantum </text:span></text:p>
      <text:p text:style-name="P1"><text:span text:style-name="T1">OSS : Putting process with PID 31486 into queue 1</text:span></text:p>
      <text:p text:style-name="P1"><text:span text:style-name="T1">OSS : Dispaching pid : 31486 from queue 1 at time 206:856488480</text:span></text:p>
      <text:p text:style-name="P1"><text:span text:style-name="T1">OSS : Total time this dispatch was 497</text:span></text:p>
      <text:p text:style-name="P1"><text:span text:style-name="T1">OSS : Reciving pid : 31486 executed 533999968</text:span></text:p>
      <text:p text:style-name="P1"><text:span text:style-name="T1">OSS : pid : 31486 completed execution CPU : 0.549400<text:s text:c="2"/>Total : 0.549401</text:span></text:p>
      <text:p text:style-name="P1"><text:span text:style-name="T1">OSS : Generating process with PID 31487 and putting it in queue 1 at time 208:856488815</text:span></text:p>
      <text:p text:style-name="P1"><text:span text:style-name="T1">OSS : Dispaching pid : 31487 from queue 1 at time 208:856489478</text:span></text:p>
      <text:p text:style-name="P1"><text:span text:style-name="T1">OSS : Total time this dispatch was 2000000998</text:span></text:p>
      <text:p text:style-name="P1"><text:span text:style-name="T1">OSS : Reciving pid : 31487 executed 10000000</text:span></text:p>
      <text:p text:style-name="P1"><text:span text:style-name="T1">OSS : not used it entire quantum </text:span></text:p>
      <text:p text:style-name="P1"><text:span text:style-name="T1">OSS : Putting process with PID 31487 into queue 1</text:span></text:p>
      <text:p text:style-name="P1"><text:span text:style-name="T1">OSS : Generating process with PID 31488 and putting it in queue 1 at time 208:866489478</text:span></text:p>
      <text:p text:style-name="P1"><text:span text:style-name="T1">OSS : Dispaching pid : 31487 from queue 1 at time 208:866490469</text:span></text:p>
      <text:p text:style-name="P1"><text:span text:style-name="T1">OSS : Total time this dispatch was 991</text:span></text:p>
      <text:p text:style-name="P1"><text:span text:style-name="T1">OSS : Reciving pid : 31487 executed 10000000</text:span></text:p>
      <text:p text:style-name="P1"><text:span text:style-name="T1">OSS : not used it entire quantum </text:span></text:p>
      <text:p text:style-name="P1"><text:span text:style-name="T1">OSS : Putting process with PID 31487 into queue 1</text:span></text:p>
      <text:p text:style-name="P1"><text:span text:style-name="T1">OSS : Generating process with PID 31489 and putting it in queue 1 at time 208:876490469</text:span></text:p>
      <text:p text:style-name="P1"><text:span text:style-name="T1">OSS : Dispaching pid : 31488 from queue 1 at time 208:876491063</text:span></text:p>
      <text:p text:style-name="P1"><text:span text:style-name="T1">OSS : Total time this dispatch was 594</text:span></text:p>
      <text:p text:style-name="P1"><text:span text:style-name="T1">OSS : Reciving pid : 31488 executed 10000000</text:span></text:p>
      <text:p text:style-name="P1"><text:span text:style-name="T1">OSS : not used it entire quantum </text:span></text:p>
      <text:p text:style-name="P1"><text:span text:style-name="T1">OSS : Putting process with PID 31488 into queue 1</text:span></text:p>
      <text:p text:style-name="P1"><text:span text:style-name="T1">OSS : Dispaching pid : 31487 from queue 1 at time 208:886491347</text:span></text:p>
      <text:p text:style-name="P1"><text:span text:style-name="T1">OSS : Total time this dispatch was 284</text:span></text:p>
      <text:p text:style-name="P1"><text:span text:style-name="T1">OSS : Reciving pid : 31487 executed 973000000</text:span></text:p>
      <text:p text:style-name="P1"><text:span text:style-name="T1">OSS : pid : 31487 completed execution CPU : 0.993000<text:s text:c="2"/>Total : 1.003002</text:span></text:p>
      <text:p text:style-name="P1"><text:span text:style-name="T1">OSS : Dispaching pid : 31489 from queue 1 at time 208:886491760</text:span></text:p>
      <text:p text:style-name="P1"><text:span text:style-name="T1">OSS : Total time this dispatch was 413</text:span></text:p>
      <text:p text:style-name="P1"><text:span text:style-name="T1">OSS : Reciving pid : 31489 executed 10000000</text:span></text:p>
      <text:p text:style-name="P1"><text:span text:style-name="T1">OSS : not used it entire quantum </text:span></text:p>
      <text:p text:style-name="P1"><text:span text:style-name="T1">OSS : Putting process with PID 31489 into queue 1</text:span></text:p>
      <text:p text:style-name="P1"><text:span text:style-name="T1">OSS : Dispaching pid : 31488 from queue 1 at time 208:896492248</text:span></text:p>
      <text:p text:style-name="P1"><text:span text:style-name="T1">OSS : Total time this dispatch was 488</text:span></text:p>
      <text:p text:style-name="P1"><text:span text:style-name="T1">OSS : Reciving pid : 31488 executed 7699999</text:span></text:p>
      <text:p text:style-name="P1"><text:span text:style-name="T1">OSS : not used it entire quantum </text:span></text:p>
      <text:p text:style-name="P1"><text:span text:style-name="T1">OSS : Putting process with PID 31488 into queue 1</text:span></text:p>
      <text:p text:style-name="P1"><text:span text:style-name="T1">OSS : Dispaching pid : 31489 from queue 1 at time 208:904192334</text:span></text:p>
      <text:p text:style-name="P1"><text:span text:style-name="T1">OSS : Total time this dispatch was 87</text:span></text:p>
      <text:p text:style-name="P1"><text:span text:style-name="T1">OSS : Reciving pid : 31489 executed 1299999</text:span></text:p>
      <text:p text:style-name="P1"><text:span text:style-name="T1">OSS : not used it entire quantum </text:span></text:p>
      <text:p text:style-name="P1"><text:span text:style-name="T1">OSS : Putting process with PID 31489 into queue 1</text:span></text:p>
      <text:p text:style-name="P1"><text:span text:style-name="T1">OSS : Dispaching pid : 31488 from queue 1 at time 208:905492531</text:span></text:p>
      <text:p text:style-name="P1"><text:span text:style-name="T1">OSS : Total time this dispatch was 198</text:span></text:p>
      <text:p text:style-name="P1"><text:span text:style-name="T1">OSS : Reciving pid : 31488 executed 10000000</text:span></text:p>
      <text:p text:style-name="P1"><text:span text:style-name="T1">OSS : not used it entire quantum </text:span></text:p>
      <text:p text:style-name="P1"><text:span text:style-name="T1">OSS : Putting process with PID 31488 into queue 1</text:span></text:p>
      <text:p text:style-name="P1"><text:span text:style-name="T1">OSS : Dispaching pid : 31489 from queue 1 at time 208:915492843</text:span></text:p>
      <text:p text:style-name="P1"><text:span text:style-name="T1">OSS : Total time this dispatch was 312</text:span></text:p>
      <text:p text:style-name="P1"><text:span text:style-name="T1">OSS : Reciving pid : 31489 executed 10000000</text:span></text:p>
      <text:p text:style-name="P1"><text:span text:style-name="T1">OSS : not used it entire quantum </text:span></text:p>
      <text:p text:style-name="P1"><text:span text:style-name="T1">OSS : Putting process with PID 31489 into queue 1</text:span></text:p>
      <text:p text:style-name="P1"><text:span text:style-name="T1">OSS : Dispaching pid : 31488 from queue 1 at time 208:925493688</text:span></text:p>
      <text:p text:style-name="P1"><text:span text:style-name="T1">OSS : Total time this dispatch was 845</text:span></text:p>
      <text:p text:style-name="P1"><text:span text:style-name="T1">OSS : Reciving pid : 31488 executed 3119000064</text:span></text:p>
      <text:p text:style-name="P1"><text:span text:style-name="T1">OSS : pid : 31488 completed execution CPU : 3.146700<text:s text:c="2"/>Total : 3.168003</text:span></text:p>
      <text:p text:style-name="P1"><text:span text:style-name="T1">OSS : Dispaching pid : 31489 from queue 1 at time 208:925494093</text:span></text:p>
      <text:p text:style-name="P1"><text:span text:style-name="T1">OSS : Total time this dispatch was 405</text:span></text:p>
      <text:p text:style-name="P1"><text:span text:style-name="T1">OSS : Reciving pid : 31489 executed 0</text:span></text:p>
      <text:p text:style-name="P1"><text:span text:style-name="T1">OSS : not used it entire quantum </text:span></text:p>
      <text:p text:style-name="P1"><text:span text:style-name="T1">OSS : Putting process with PID 31489 into queue 1</text:span></text:p>
      <text:p text:style-name="P1"><text:span text:style-name="T1">OSS : Dispaching pid : 31489 from queue 1 at time 208:925494461</text:span></text:p>
      <text:p text:style-name="P1"><text:span text:style-name="T1">OSS : Total time this dispatch was 368</text:span></text:p>
      <text:p text:style-name="P1"><text:span text:style-name="T1">OSS : Reciving pid : 31489 executed 10000000</text:span></text:p>
      <text:p text:style-name="P1"><text:span text:style-name="T1">OSS : not used it entire quantum </text:span></text:p>
      <text:p text:style-name="P1"><text:span text:style-name="T1">OSS : Putting process with PID 31489 into queue 1</text:span></text:p>
      <text:p text:style-name="P1"><text:span text:style-name="T1">OSS : Dispaching pid : 31489 from queue 1 at time 208:935495211</text:span></text:p>
      <text:p text:style-name="P1"><text:span text:style-name="T1">OSS : Total time this dispatch was 750</text:span></text:p>
      <text:p text:style-name="P1"><text:span text:style-name="T1">OSS : Reciving pid : 31489 executed 6400000</text:span></text:p>
      <text:p text:style-name="P1"><text:span text:style-name="T1">OSS : not used it entire quantum </text:span></text:p>
      <text:p text:style-name="P1"><text:span text:style-name="T1">OSS : Putting process with PID 31489 into queue 1</text:span></text:p>
      <text:p text:style-name="P1"><text:span text:style-name="T1">OSS : Dispaching pid : 31489 from queue 1 at time 208:941895602</text:span></text:p>
      <text:p text:style-name="P1"><text:span text:style-name="T1">OSS : Total time this dispatch was 391</text:span></text:p>
      <text:p text:style-name="P1"><text:span text:style-name="T1">OSS : Reciving pid : 31489 executed 6900000</text:span></text:p>
      <text:p text:style-name="P1"><text:span text:style-name="T1">OSS : not used it entire quantum </text:span></text:p>
      <text:p text:style-name="P1"><text:span text:style-name="T1">OSS : Putting process with PID 31489 into queue 1</text:span></text:p>
      <text:p text:style-name="P1"><text:span text:style-name="T1">OSS : Dispaching pid : 31489 from queue 1 at time 208:948795817</text:span></text:p>
      <text:p text:style-name="P1"><text:span text:style-name="T1">OSS : Total time this dispatch was 215</text:span></text:p>
      <text:p text:style-name="P1"><text:span text:style-name="T1">OSS : Reciving pid : 31489 executed 10000000</text:span></text:p>
      <text:p text:style-name="P1"><text:span text:style-name="T1">OSS : pid : 31489 completed execution CPU : 0.054600<text:s text:c="2"/>Total : 0.082305</text:span></text:p>
      <text:p text:style-name="P1"><text:span text:style-name="T1">OSS : Generating process with PID 31490 and putting it in queue 1 at time 210:948796781</text:span></text:p>
      <text:p text:style-name="P1"><text:span text:style-name="T1">OSS : Dispaching pid : 31490 from queue 1 at time 210:948797354</text:span></text:p>
      <text:p text:style-name="P1"><text:span text:style-name="T1">OSS : Total time this dispatch was 2000001537</text:span></text:p>
      <text:p text:style-name="P1"><text:span text:style-name="T1">OSS : Reciving pid : 31490 executed 10000000</text:span></text:p>
      <text:p text:style-name="P1"><text:span text:style-name="T1">OSS : not used it entire quantum </text:span></text:p>
      <text:p text:style-name="P1"><text:span text:style-name="T1">OSS : Putting process with PID 31490 into queue 1</text:span></text:p>
      <text:p text:style-name="P1"><text:span text:style-name="T1">OSS : Dispaching pid : 31490 from queue 1 at time 210:958797656</text:span></text:p>
      <text:p text:style-name="P1"><text:span text:style-name="T1">OSS : Total time this dispatch was 302</text:span></text:p>
      <text:p text:style-name="P1"><text:span text:style-name="T1">OSS : Reciving pid : 31490 executed 400000</text:span></text:p>
      <text:p text:style-name="P1"><text:span text:style-name="T1">OSS : not used it entire quantum </text:span></text:p>
      <text:p text:style-name="P1"><text:span text:style-name="T1">OSS : Putting process with PID 31490 into queue 1</text:span></text:p>
      <text:p text:style-name="P1"><text:span text:style-name="T1">OSS : Dispaching pid : 31490 from queue 1 at time 210:959198452</text:span></text:p>
      <text:p text:style-name="P1"><text:span text:style-name="T1">OSS : Total time this dispatch was 796</text:span></text:p>
      <text:p text:style-name="P1"><text:span text:style-name="T1">OSS : Reciving pid : 31490 executed 10000000</text:span></text:p>
      <text:p text:style-name="P1"><text:span text:style-name="T1">OSS : not used it entire quantum </text:span></text:p>
      <text:p text:style-name="P1"><text:span text:style-name="T1">OSS : Putting process with PID 31490 into queue 1</text:span></text:p>
      <text:p text:style-name="P1"><text:span text:style-name="T1">OSS : Dispaching pid : 31490 from queue 1 at time 210:969198522</text:span></text:p>
      <text:p text:style-name="P1"><text:span text:style-name="T1">OSS : Total time this dispatch was 70</text:span></text:p>
      <text:p text:style-name="P1"><text:span text:style-name="T1">OSS : Reciving pid : 31490 executed 10000000</text:span></text:p>
      <text:p text:style-name="P1"><text:span text:style-name="T1">OSS : not used it entire quantum </text:span></text:p>
      <text:p text:style-name="P1"><text:span text:style-name="T1">OSS : Putting process with PID 31490 into queue 1</text:span></text:p>
      <text:p text:style-name="P1"><text:span text:style-name="T1">OSS : Dispaching pid : 31490 from queue 1 at time 210:979199387</text:span></text:p>
      <text:p text:style-name="P1"><text:span text:style-name="T1">OSS : Total time this dispatch was 865</text:span></text:p>
      <text:p text:style-name="P1"><text:span text:style-name="T1">OSS : Reciving pid : 31490 executed 10000000</text:span></text:p>
      <text:p text:style-name="P1"><text:span text:style-name="T1">OSS : not used it entire quantum </text:span></text:p>
      <text:p text:style-name="P1"><text:span text:style-name="T1">OSS : Putting process with PID 31490 into queue 1</text:span></text:p>
      <text:p text:style-name="P1"><text:span text:style-name="T1">OSS : Dispaching pid : 31490 from queue 1 at time 210:989200307</text:span></text:p>
      <text:p text:style-name="P1"><text:span text:style-name="T1">OSS : Total time this dispatch was 920</text:span></text:p>
      <text:p text:style-name="P1"><text:span text:style-name="T1">OSS : Reciving pid : 31490 executed 10000000</text:span></text:p>
      <text:p text:style-name="P1"><text:span text:style-name="T1">OSS : pid : 31490 completed execution CPU : 0.050400<text:s text:c="2"/>Total : 0.050403</text:span></text:p>
      <text:p text:style-name="P1"><text:span text:style-name="T1">OSS : Generating process with PID 31491 and putting it in queue 1 at time 212:989201516</text:span></text:p>
      <text:p text:style-name="P1"><text:span text:style-name="T1">OSS : Dispaching pid : 31491 from queue 1 at time 212:989202427</text:span></text:p>
      <text:p text:style-name="P1"><text:span text:style-name="T1">OSS : Total time this dispatch was 2000002120</text:span></text:p>
      <text:p text:style-name="P1"><text:span text:style-name="T1">OSS : Reciving pid : 31491 executed 10000000</text:span></text:p>
      <text:p text:style-name="P1"><text:span text:style-name="T1">OSS : not used it entire quantum </text:span></text:p>
      <text:p text:style-name="P1"><text:span text:style-name="T1">OSS : Putting process with PID 31491 into queue 1</text:span></text:p>
      <text:p text:style-name="P1"><text:span text:style-name="T1">OSS : Generating process with PID 31492 and putting it in queue 0 at time 212:999202427</text:span></text:p>
      <text:p text:style-name="P1"><text:span text:style-name="T1">OSS :<text:s text:c="2"/>Dispatching process with PID : 31492 from queue 1 at time 212:999202941</text:span></text:p>
      <text:p text:style-name="P1"><text:span text:style-name="T1">OSS : Total time this dispatch was 514</text:span></text:p>
      <text:p text:style-name="P1"><text:span text:style-name="T1">OSS : Reciving pid : 31492 executed 2200000</text:span></text:p>
      <text:p text:style-name="P1"><text:span text:style-name="T1">OSS : not used it entire quantum </text:span></text:p>
      <text:p text:style-name="P1"><text:span text:style-name="T1">OSS : Putting process with PID 31492 into queue 0</text:span></text:p>
      <text:p text:style-name="P1"><text:span text:style-name="T1">OSS : Generating process with PID 31493 and putting it in queue 1 at time 213:1402941</text:span></text:p>
      <text:p text:style-name="P1"><text:span text:style-name="T1">OSS :<text:s text:c="2"/>Dispatching process with PID : 31492 from queue 1 at time 213:1403868</text:span></text:p>
      <text:p text:style-name="P1"><text:span text:style-name="T1">OSS : Total time this dispatch was 927</text:span></text:p>
      <text:p text:style-name="P1"><text:span text:style-name="T1">OSS : Reciving pid : 31492 executed 2091000064</text:span></text:p>
      <text:p text:style-name="P1"><text:span text:style-name="T1">OSS : pid : 31492 completed execution CPU : 2.093200<text:s text:c="2"/>Total : 2.093201</text:span></text:p>
      <text:p text:style-name="P1"><text:span text:style-name="T1">OSS : Dispaching pid : 31491 from queue 1 at time 213:1404228</text:span></text:p>
      <text:p text:style-name="P1"><text:span text:style-name="T1">OSS : Total time this dispatch was 360</text:span></text:p>
      <text:p text:style-name="P1"><text:span text:style-name="T1">OSS : Reciving pid : 31491 executed 10000000</text:span></text:p>
      <text:p text:style-name="P1"><text:span text:style-name="T1">OSS : not used it entire quantum </text:span></text:p>
      <text:p text:style-name="P1"><text:span text:style-name="T1">OSS : Putting process with PID 31491 into queue 1</text:span></text:p>
      <text:p text:style-name="P1"><text:span text:style-name="T1">OSS : Dispaching pid : 31493 from queue 1 at time 213:11404887</text:span></text:p>
      <text:p text:style-name="P1"><text:span text:style-name="T1">OSS : Total time this dispatch was 659</text:span></text:p>
      <text:p text:style-name="P1"><text:span text:style-name="T1">OSS : Reciving pid : 31493 executed 19000000</text:span></text:p>
      <text:p text:style-name="P1"><text:span text:style-name="T1">OSS : Putting process with PID 31493 into queue 1</text:span></text:p>
      <text:p text:style-name="P1"><text:span text:style-name="T1">OSS : Dispaching pid : 31491 from queue 1 at time 213:30405364</text:span></text:p>
      <text:p text:style-name="P1"><text:span text:style-name="T1">OSS : Total time this dispatch was 477</text:span></text:p>
      <text:p text:style-name="P1"><text:span text:style-name="T1">OSS : Reciving pid : 31491 executed 204000000</text:span></text:p>
      <text:p text:style-name="P1"><text:span text:style-name="T1">OSS : pid : 31491 completed execution CPU : 0.224000<text:s text:c="2"/>Total : 0.245203</text:span></text:p>
      <text:p text:style-name="P1"><text:span text:style-name="T1">OSS : Dispaching pid : 31493 from queue 1 at time 213:30406037</text:span></text:p>
      <text:p text:style-name="P1"><text:span text:style-name="T1">OSS : Total time this dispatch was 673</text:span></text:p>
      <text:p text:style-name="P1"><text:span text:style-name="T1">OSS : Reciving pid : 31493 executed 4600000</text:span></text:p>
      <text:p text:style-name="P1"><text:span text:style-name="T1">OSS : not used it entire quantum </text:span></text:p>
      <text:p text:style-name="P1"><text:span text:style-name="T1">OSS : Putting process with PID 31493 into queue 1</text:span></text:p>
      <text:p text:style-name="P1"><text:span text:style-name="T1">OSS : Dispaching pid : 31493 from queue 1 at time 213:35006541</text:span></text:p>
      <text:p text:style-name="P1"><text:span text:style-name="T1">OSS : Total time this dispatch was 504</text:span></text:p>
      <text:p text:style-name="P1"><text:span text:style-name="T1">OSS : Reciving pid : 31493 executed 10000000</text:span></text:p>
      <text:p text:style-name="P1"><text:span text:style-name="T1">OSS : not used it entire quantum </text:span></text:p>
      <text:p text:style-name="P1"><text:span text:style-name="T1">OSS : Putting process with PID 31493 into queue 1</text:span></text:p>
      <text:p text:style-name="P1"><text:span text:style-name="T1">OSS : Dispaching pid : 31493 from queue 1 at time 213:45007423</text:span></text:p>
      <text:p text:style-name="P1"><text:span text:style-name="T1">OSS : Total time this dispatch was 882</text:span></text:p>
      <text:p text:style-name="P1"><text:span text:style-name="T1">OSS : Reciving pid : 31493 executed 10000000</text:span></text:p>
      <text:p text:style-name="P1"><text:span text:style-name="T1">OSS : not used it entire quantum </text:span></text:p>
      <text:p text:style-name="P1"><text:span text:style-name="T1">OSS : Putting process with PID 31493 into queue 1</text:span></text:p>
      <text:p text:style-name="P1"><text:span text:style-name="T1">OSS : Dispaching pid : 31493 from queue 1 at time 213:55007464</text:span></text:p>
      <text:p text:style-name="P1"><text:span text:style-name="T1">OSS : Total time this dispatch was 41</text:span></text:p>
      <text:p text:style-name="P1"><text:span text:style-name="T1">OSS : Reciving pid : 31493 executed 10000000</text:span></text:p>
      <text:p text:style-name="P1"><text:span text:style-name="T1">OSS : pid : 31493 completed execution CPU : 0.053600<text:s text:c="2"/>Total : 0.053603</text:span></text:p>
      <text:p text:style-name="P1"><text:span text:style-name="T1">OSS : Generating process with PID 31494 and putting it in queue 1 at time 214:55008071</text:span></text:p>
      <text:p text:style-name="P1"><text:span text:style-name="T1">OSS : Dispaching pid : 31494 from queue 1 at time 214:55009031</text:span></text:p>
      <text:p text:style-name="P1"><text:span text:style-name="T1">OSS : Total time this dispatch was 1000001567</text:span></text:p>
      <text:p text:style-name="P1"><text:span text:style-name="T1">OSS : Reciving pid : 31494 executed 10000000</text:span></text:p>
      <text:p text:style-name="P1"><text:span text:style-name="T1">OSS : not used it entire quantum </text:span></text:p>
      <text:p text:style-name="P1"><text:span text:style-name="T1">OSS : Putting process with PID 31494 into queue 1</text:span></text:p>
      <text:p text:style-name="P1"><text:span text:style-name="T1">OSS : Dispaching pid : 31494 from queue 1 at time 214:65009268</text:span></text:p>
      <text:p text:style-name="P1"><text:span text:style-name="T1">OSS : Total time this dispatch was 237</text:span></text:p>
      <text:p text:style-name="P1"><text:span text:style-name="T1">OSS : Reciving pid : 31494 executed 10000000</text:span></text:p>
      <text:p text:style-name="P1"><text:span text:style-name="T1">OSS : not used it entire quantum </text:span></text:p>
      <text:p text:style-name="P1"><text:span text:style-name="T1">OSS : Putting process with PID 31494 into queue 1</text:span></text:p>
      <text:p text:style-name="P1"><text:span text:style-name="T1">OSS : Dispaching pid : 31494 from queue 1 at time 214:75009686</text:span></text:p>
      <text:p text:style-name="P1"><text:span text:style-name="T1">OSS : Total time this dispatch was 418</text:span></text:p>
      <text:p text:style-name="P1"><text:span text:style-name="T1">OSS : Reciving pid : 31494 executed 10000000</text:span></text:p>
      <text:p text:style-name="P1"><text:span text:style-name="T1">OSS : not used it entire quantum </text:span></text:p>
      <text:p text:style-name="P1"><text:span text:style-name="T1">OSS : Putting process with PID 31494 into queue 1</text:span></text:p>
      <text:p text:style-name="P1"><text:span text:style-name="T1">OSS : Dispaching pid : 31494 from queue 1 at time 214:85010339</text:span></text:p>
      <text:p text:style-name="P1"><text:span text:style-name="T1">OSS : Total time this dispatch was 653</text:span></text:p>
      <text:p text:style-name="P1"><text:span text:style-name="T1">OSS : Reciving pid : 31494 executed 10000000</text:span></text:p>
      <text:p text:style-name="P1"><text:span text:style-name="T1">OSS : not used it entire quantum </text:span></text:p>
      <text:p text:style-name="P1"><text:span text:style-name="T1">OSS : Putting process with PID 31494 into queue 1</text:span></text:p>
      <text:p text:style-name="P1"><text:span text:style-name="T1">OSS : Dispaching pid : 31494 from queue 1 at time 214:95010501</text:span></text:p>
      <text:p text:style-name="P1"><text:span text:style-name="T1">OSS : Total time this dispatch was 162</text:span></text:p>
      <text:p text:style-name="P1"><text:span text:style-name="T1">OSS : Reciving pid : 31494 executed 4675000320</text:span></text:p>
      <text:p text:style-name="P1"><text:span text:style-name="T1">OSS : pid : 31494 completed execution CPU : 4.715000<text:s text:c="2"/>Total : 4.715002</text:span></text:p>
      <text:p text:style-name="P1"><text:span text:style-name="T1">OSS : Generating process with PID 31495 and putting it in queue 1 at time 215:95011222</text:span></text:p>
      <text:p text:style-name="P1"><text:span text:style-name="T1">OSS : Dispaching pid : 31495 from queue 1 at time 215:95012160</text:span></text:p>
      <text:p text:style-name="P1"><text:span text:style-name="T1">OSS : Total time this dispatch was 1000001659</text:span></text:p>
      <text:p text:style-name="P1"><text:span text:style-name="T1">OSS : Reciving pid : 31495 executed 10000000</text:span></text:p>
      <text:p text:style-name="P1"><text:span text:style-name="T1">OSS : not used it entire quantum </text:span></text:p>
      <text:p text:style-name="P1"><text:span text:style-name="T1">OSS : Putting process with PID 31495 into queue 1</text:span></text:p>
      <text:p text:style-name="P1"><text:span text:style-name="T1">OSS : Generating process with PID 31496 and putting it in queue 0 at time 215:105012160</text:span></text:p>
      <text:p text:style-name="P1"><text:span text:style-name="T1">OSS :<text:s text:c="2"/>Dispatching process with PID : 31496 from queue 1 at time 215:105013094</text:span></text:p>
      <text:p text:style-name="P1"><text:span text:style-name="T1">OSS : Total time this dispatch was 934</text:span></text:p>
      <text:p text:style-name="P1"><text:span text:style-name="T1">OSS : Reciving pid : 31496 executed 5000000</text:span></text:p>
      <text:p text:style-name="P1"><text:span text:style-name="T1">OSS : not used it entire quantum </text:span></text:p>
      <text:p text:style-name="P1"><text:span text:style-name="T1">OSS : Putting process with PID 31496 into queue 0</text:span></text:p>
      <text:p text:style-name="P1"><text:span text:style-name="T1">OSS :<text:s text:c="2"/>Dispatching process with PID : 31496 from queue 1 at time 215:110013752</text:span></text:p>
      <text:p text:style-name="P1"><text:span text:style-name="T1">OSS : Total time this dispatch was 658</text:span></text:p>
      <text:p text:style-name="P1"><text:span text:style-name="T1">OSS : Reciving pid : 31496 executed 4250000</text:span></text:p>
      <text:p text:style-name="P1"><text:span text:style-name="T1">OSS : not used it entire quantum </text:span></text:p>
      <text:p text:style-name="P1"><text:span text:style-name="T1">OSS : Putting process with PID 31496 into queue 0</text:span></text:p>
      <text:p text:style-name="P1"><text:span text:style-name="T1">OSS :<text:s text:c="2"/>Dispatching process with PID : 31496 from queue 1 at time 215:114264481</text:span></text:p>
      <text:p text:style-name="P1"><text:span text:style-name="T1">OSS : Total time this dispatch was 729</text:span></text:p>
      <text:p text:style-name="P1"><text:span text:style-name="T1">OSS : Reciving pid : 31496 executed 0</text:span></text:p>
      <text:p text:style-name="P1"><text:span text:style-name="T1">OSS : not used it entire quantum </text:span></text:p>
      <text:p text:style-name="P1"><text:span text:style-name="T1">OSS : Putting process with PID 31496 into queue 0</text:span></text:p>
      <text:p text:style-name="P1"><text:span text:style-name="T1">OSS :<text:s text:c="2"/>Dispatching process with PID : 31496 from queue 1 at time 215:114264678</text:span></text:p>
      <text:p text:style-name="P1"><text:span text:style-name="T1">OSS : Total time this dispatch was 197</text:span></text:p>
      <text:p text:style-name="P1"><text:span text:style-name="T1">OSS : Reciving pid : 31496 executed 5000000</text:span></text:p>
      <text:p text:style-name="P1"><text:span text:style-name="T1">OSS : not used it entire quantum </text:span></text:p>
      <text:p text:style-name="P1"><text:span text:style-name="T1">OSS : Putting process with PID 31496 into queue 0</text:span></text:p>
      <text:p text:style-name="P1"><text:span text:style-name="T1">OSS :<text:s text:c="2"/>Dispatching process with PID : 31496 from queue 1 at time 215:119265614</text:span></text:p>
      <text:p text:style-name="P1"><text:span text:style-name="T1">OSS : Total time this dispatch was 936</text:span></text:p>
      <text:p text:style-name="P1"><text:span text:style-name="T1">OSS : Reciving pid : 31496 executed 4200000</text:span></text:p>
      <text:p text:style-name="P1"><text:span text:style-name="T1">OSS : not used it entire quantum </text:span></text:p>
      <text:p text:style-name="P1"><text:span text:style-name="T1">OSS : Putting process with PID 31496 into queue 0</text:span></text:p>
      <text:p text:style-name="P1"><text:span text:style-name="T1">OSS :<text:s text:c="2"/>Dispatching process with PID : 31496 from queue 1 at time 215:123465630</text:span></text:p>
      <text:p text:style-name="P1"><text:span text:style-name="T1">OSS : Total time this dispatch was 16</text:span></text:p>
      <text:p text:style-name="P1"><text:span text:style-name="T1">OSS : Reciving pid : 31496 executed 5000000</text:span></text:p>
      <text:p text:style-name="P1"><text:span text:style-name="T1">OSS : not used it entire quantum </text:span></text:p>
      <text:p text:style-name="P1"><text:span text:style-name="T1">OSS : Putting process with PID 31496 into queue 0</text:span></text:p>
      <text:p text:style-name="P1"><text:span text:style-name="T1">OSS :<text:s text:c="2"/>Dispatching process with PID : 31496 from queue 1 at time 215:128466341</text:span></text:p>
      <text:p text:style-name="P1"><text:span text:style-name="T1">OSS : Total time this dispatch was 711</text:span></text:p>
      <text:p text:style-name="P1"><text:span text:style-name="T1">OSS : Reciving pid : 31496 executed 0</text:span></text:p>
      <text:p text:style-name="P1"><text:span text:style-name="T1">OSS : not used it entire quantum </text:span></text:p>
      <text:p text:style-name="P1"><text:span text:style-name="T1">OSS : Putting process with PID 31496 into queue 0</text:span></text:p>
      <text:p text:style-name="P1"><text:span text:style-name="T1">OSS :<text:s text:c="2"/>Dispatching process with PID : 31496 from queue 1 at time 215:128467150</text:span></text:p>
      <text:p text:style-name="P1"><text:span text:style-name="T1">OSS : Total time this dispatch was 809</text:span></text:p>
      <text:p text:style-name="P1"><text:span text:style-name="T1">OSS : Reciving pid : 31496 executed 5000000</text:span></text:p>
      <text:p text:style-name="P1"><text:span text:style-name="T1">OSS : not used it entire quantum </text:span></text:p>
      <text:p text:style-name="P1"><text:span text:style-name="T1">OSS : Putting process with PID 31496 into queue 0</text:span></text:p>
      <text:p text:style-name="P1"><text:span text:style-name="T1">OSS :<text:s text:c="2"/>Dispatching process with PID : 31496 from queue 1 at time 215:133468090</text:span></text:p>
      <text:p text:style-name="P1"><text:span text:style-name="T1">OSS : Total time this dispatch was 940</text:span></text:p>
      <text:p text:style-name="P1"><text:span text:style-name="T1">OSS : Reciving pid : 31496 executed 1598000000</text:span></text:p>
      <text:p text:style-name="P1"><text:span text:style-name="T1">OSS : pid : 31496 completed execution CPU : 1.626450<text:s text:c="2"/>Total : 1.626455</text:span></text:p>
      <text:p text:style-name="P1"><text:span text:style-name="T1">OSS : Dispaching pid : 31495 from queue 1 at time 215:133468728</text:span></text:p>
      <text:p text:style-name="P1"><text:span text:style-name="T1">OSS : Total time this dispatch was 638</text:span></text:p>
      <text:p text:style-name="P1"><text:span text:style-name="T1">OSS : Reciving pid : 31495 executed 8800000</text:span></text:p>
      <text:p text:style-name="P1"><text:span text:style-name="T1">OSS : not used it entire quantum </text:span></text:p>
      <text:p text:style-name="P1"><text:span text:style-name="T1">OSS : Putting process with PID 31495 into queue 1</text:span></text:p>
      <text:p text:style-name="P1"><text:span text:style-name="T1">OSS : Dispaching pid : 31495 from queue 1 at time 215:142269249</text:span></text:p>
      <text:p text:style-name="P1"><text:span text:style-name="T1">OSS : Total time this dispatch was 521</text:span></text:p>
      <text:p text:style-name="P1"><text:span text:style-name="T1">OSS : Reciving pid : 31495 executed 10000000</text:span></text:p>
      <text:p text:style-name="P1"><text:span text:style-name="T1">OSS : not used it entire quantum </text:span></text:p>
      <text:p text:style-name="P1"><text:span text:style-name="T1">OSS : Putting process with PID 31495 into queue 1</text:span></text:p>
      <text:p text:style-name="P1"><text:span text:style-name="T1">OSS : Dispaching pid : 31495 from queue 1 at time 215:152269848</text:span></text:p>
      <text:p text:style-name="P1"><text:span text:style-name="T1">OSS : Total time this dispatch was 599</text:span></text:p>
      <text:p text:style-name="P1"><text:span text:style-name="T1">OSS : Reciving pid : 31495 executed 2200000</text:span></text:p>
      <text:p text:style-name="P1"><text:span text:style-name="T1">OSS : not used it entire quantum </text:span></text:p>
      <text:p text:style-name="P1"><text:span text:style-name="T1">OSS : Putting process with PID 31495 into queue 1</text:span></text:p>
      <text:p text:style-name="P1"><text:span text:style-name="T1">OSS : Dispaching pid : 31495 from queue 1 at time 215:154470316</text:span></text:p>
      <text:p text:style-name="P1"><text:span text:style-name="T1">OSS : Total time this dispatch was 468</text:span></text:p>
      <text:p text:style-name="P1"><text:span text:style-name="T1">OSS : Reciving pid : 31495 executed 10000000</text:span></text:p>
      <text:p text:style-name="P1"><text:span text:style-name="T1">OSS : not used it entire quantum </text:span></text:p>
      <text:p text:style-name="P1"><text:span text:style-name="T1">OSS : Putting process with PID 31495 into queue 1</text:span></text:p>
      <text:p text:style-name="P1"><text:span text:style-name="T1">OSS : Dispaching pid : 31495 from queue 1 at time 215:164470510</text:span></text:p>
      <text:p text:style-name="P1"><text:span text:style-name="T1">OSS : Total time this dispatch was 194</text:span></text:p>
      <text:p text:style-name="P1"><text:span text:style-name="T1">OSS : Reciving pid : 31495 executed 10000000</text:span></text:p>
      <text:p text:style-name="P1"><text:span text:style-name="T1">OSS : pid : 31495 completed execution CPU : 0.051000<text:s text:c="2"/>Total : 0.079458</text:span></text:p>
      <text:p text:style-name="P1"><text:span text:style-name="T1">OSS : Generating process with PID 31497 and putting it in queue 0 at time 216:164470966</text:span></text:p>
      <text:p text:style-name="P1"><text:span text:style-name="T1">OSS :<text:s text:c="2"/>Dispatching process with PID : 31497 from queue 1 at time 216:164471029</text:span></text:p>
      <text:p text:style-name="P1"><text:span text:style-name="T1">OSS : Total time this dispatch was 1000000519</text:span></text:p>
      <text:p text:style-name="P1"><text:span text:style-name="T1">OSS : Reciving pid : 31497 executed 5000000</text:span></text:p>
      <text:p text:style-name="P1"><text:span text:style-name="T1">OSS : not used it entire quantum </text:span></text:p>
      <text:p text:style-name="P1"><text:span text:style-name="T1">OSS : Putting process with PID 31497 into queue 0</text:span></text:p>
      <text:p text:style-name="P1"><text:span text:style-name="T1">OSS :<text:s text:c="2"/>Dispatching process with PID : 31497 from queue 1 at time 216:169471357</text:span></text:p>
      <text:p text:style-name="P1"><text:span text:style-name="T1">OSS : Total time this dispatch was 328</text:span></text:p>
      <text:p text:style-name="P1"><text:span text:style-name="T1">OSS : Reciving pid : 31497 executed 5000000</text:span></text:p>
      <text:p text:style-name="P1"><text:span text:style-name="T1">OSS : not used it entire quantum </text:span></text:p>
      <text:p text:style-name="P1"><text:span text:style-name="T1">OSS : Putting process with PID 31497 into queue 0</text:span></text:p>
      <text:p text:style-name="P1"><text:span text:style-name="T1">OSS :<text:s text:c="2"/>Dispatching process with PID : 31497 from queue 1 at time 216:174471904</text:span></text:p>
      <text:p text:style-name="P1"><text:span text:style-name="T1">OSS : Total time this dispatch was 547</text:span></text:p>
      <text:p text:style-name="P1"><text:span text:style-name="T1">OSS : Reciving pid : 31497 executed 4750000</text:span></text:p>
      <text:p text:style-name="P1"><text:span text:style-name="T1">OSS : not used it entire quantum </text:span></text:p>
      <text:p text:style-name="P1"><text:span text:style-name="T1">OSS : Putting process with PID 31497 into queue 0</text:span></text:p>
      <text:p text:style-name="P1"><text:span text:style-name="T1">OSS :<text:s text:c="2"/>Dispatching process with PID : 31497 from queue 1 at time 216:179222279</text:span></text:p>
      <text:p text:style-name="P1"><text:span text:style-name="T1">OSS : Total time this dispatch was 375</text:span></text:p>
      <text:p text:style-name="P1"><text:span text:style-name="T1">OSS : Reciving pid : 31497 executed 350000</text:span></text:p>
      <text:p text:style-name="P1"><text:span text:style-name="T1">OSS : not used it entire quantum </text:span></text:p>
      <text:p text:style-name="P1"><text:span text:style-name="T1">OSS : Putting process with PID 31497 into queue 0</text:span></text:p>
      <text:p text:style-name="P1"><text:span text:style-name="T1">OSS :<text:s text:c="2"/>Dispatching process with PID : 31497 from queue 1 at time 216:179573196</text:span></text:p>
      <text:p text:style-name="P1"><text:span text:style-name="T1">OSS : Total time this dispatch was 917</text:span></text:p>
      <text:p text:style-name="P1"><text:span text:style-name="T1">OSS : Reciving pid : 31497 executed 4294000128</text:span></text:p>
      <text:p text:style-name="P1"><text:span text:style-name="T1">OSS : pid : 31497 completed execution CPU : 4.309100<text:s text:c="2"/>Total : 4.309103</text:span></text:p>
      <text:p text:style-name="P1"><text:span text:style-name="T1">OSS : Generating process with PID 31498 and putting it in queue 1 at time 217:179574162</text:span></text:p>
      <text:p text:style-name="P1"><text:span text:style-name="T1">OSS : Dispaching pid : 31498 from queue 1 at time 217:179574201</text:span></text:p>
      <text:p text:style-name="P1"><text:span text:style-name="T1">OSS : Total time this dispatch was 1000001005</text:span></text:p>
      <text:p text:style-name="P1"><text:span text:style-name="T1">OSS : Reciving pid : 31498 executed 1100000</text:span></text:p>
      <text:p text:style-name="P1"><text:span text:style-name="T1">OSS : not used it entire quantum </text:span></text:p>
      <text:p text:style-name="P1"><text:span text:style-name="T1">OSS : Putting process with PID 31498 into queue 1</text:span></text:p>
      <text:p text:style-name="P1"><text:span text:style-name="T1">OSS : Generating process with PID 31499 and putting it in queue 1 at time 217:180674201</text:span></text:p>
      <text:p text:style-name="P1"><text:span text:style-name="T1">OSS : Dispaching pid : 31498 from queue 1 at time 217:180675178</text:span></text:p>
      <text:p text:style-name="P1"><text:span text:style-name="T1">OSS : Total time this dispatch was 977</text:span></text:p>
      <text:p text:style-name="P1"><text:span text:style-name="T1">OSS : Reciving pid : 31498 executed 8100000</text:span></text:p>
      <text:p text:style-name="P1"><text:span text:style-name="T1">OSS : not used it entire quantum </text:span></text:p>
      <text:p text:style-name="P1"><text:span text:style-name="T1">OSS : Putting process with PID 31498 into queue 1</text:span></text:p>
      <text:p text:style-name="P1"><text:span text:style-name="T1">OSS : Generating process with PID 31500 and putting it in queue 1 at time 217:188775178</text:span></text:p>
      <text:p text:style-name="P1"><text:span text:style-name="T1">OSS : Dispaching pid : 31499 from queue 1 at time 217:188775442</text:span></text:p>
      <text:p text:style-name="P1"><text:span text:style-name="T1">OSS : Total time this dispatch was 264</text:span></text:p>
      <text:p text:style-name="P1"><text:span text:style-name="T1">OSS : Reciving pid : 31499 executed 0</text:span></text:p>
      <text:p text:style-name="P1"><text:span text:style-name="T1">OSS : not used it entire quantum </text:span></text:p>
      <text:p text:style-name="P1"><text:span text:style-name="T1">OSS : Putting process with PID 31499 into queue 1</text:span></text:p>
      <text:p text:style-name="P1"><text:span text:style-name="T1">OSS : Dispaching pid : 31498 from queue 1 at time 217:188776005</text:span></text:p>
      <text:p text:style-name="P1"><text:span text:style-name="T1">OSS : Total time this dispatch was 563</text:span></text:p>
      <text:p text:style-name="P1"><text:span text:style-name="T1">OSS : Reciving pid : 31498 executed 10000000</text:span></text:p>
      <text:p text:style-name="P1"><text:span text:style-name="T1">OSS : not used it entire quantum </text:span></text:p>
      <text:p text:style-name="P1"><text:span text:style-name="T1">OSS : Putting process with PID 31498 into queue 1</text:span></text:p>
      <text:p text:style-name="P1"><text:span text:style-name="T1">OSS : Dispaching pid : 31500 from queue 1 at time 217:198776194</text:span></text:p>
      <text:p text:style-name="P1"><text:span text:style-name="T1">OSS : Total time this dispatch was 189</text:span></text:p>
      <text:p text:style-name="P1"><text:span text:style-name="T1">OSS : Reciving pid : 31500 executed 10000000</text:span></text:p>
      <text:p text:style-name="P1"><text:span text:style-name="T1">OSS : not used it entire quantum </text:span></text:p>
      <text:p text:style-name="P1"><text:span text:style-name="T1">OSS : Putting process with PID 31500 into queue 1</text:span></text:p>
      <text:p text:style-name="P1"><text:span text:style-name="T1">OSS : Dispaching pid : 31499 from queue 1 at time 217:208776655</text:span></text:p>
      <text:p text:style-name="P1"><text:span text:style-name="T1">OSS : Total time this dispatch was 461</text:span></text:p>
      <text:p text:style-name="P1"><text:span text:style-name="T1">OSS : Reciving pid : 31499 executed 10000000</text:span></text:p>
      <text:p text:style-name="P1"><text:span text:style-name="T1">OSS : not used it entire quantum </text:span></text:p>
      <text:p text:style-name="P1"><text:span text:style-name="T1">OSS : Putting process with PID 31499 into queue 1</text:span></text:p>
      <text:p text:style-name="P1"><text:span text:style-name="T1">OSS : Dispaching pid : 31498 from queue 1 at time 217:218777507</text:span></text:p>
      <text:p text:style-name="P1"><text:span text:style-name="T1">OSS : Total time this dispatch was 852</text:span></text:p>
      <text:p text:style-name="P1"><text:span text:style-name="T1">OSS : Reciving pid : 31498 executed 10000000</text:span></text:p>
      <text:p text:style-name="P1"><text:span text:style-name="T1">OSS : not used it entire quantum </text:span></text:p>
      <text:p text:style-name="P1"><text:span text:style-name="T1">OSS : Putting process with PID 31498 into queue 1</text:span></text:p>
      <text:p text:style-name="P1"><text:span text:style-name="T1">OSS : Dispaching pid : 31500 from queue 1 at time 217:228778065</text:span></text:p>
      <text:p text:style-name="P1"><text:span text:style-name="T1">OSS : Total time this dispatch was 558</text:span></text:p>
      <text:p text:style-name="P1"><text:span text:style-name="T1">OSS : Reciving pid : 31500 executed 10000000</text:span></text:p>
      <text:p text:style-name="P1"><text:span text:style-name="T1">OSS : not used it entire quantum </text:span></text:p>
      <text:p text:style-name="P1"><text:span text:style-name="T1">OSS : Putting process with PID 31500 into queue 1</text:span></text:p>
      <text:p text:style-name="P1"><text:span text:style-name="T1">OSS : Dispaching pid : 31499 from queue 1 at time 217:238778238</text:span></text:p>
      <text:p text:style-name="P1"><text:span text:style-name="T1">OSS : Total time this dispatch was 173</text:span></text:p>
      <text:p text:style-name="P1"><text:span text:style-name="T1">OSS : Reciving pid : 31499 executed 10000000</text:span></text:p>
      <text:p text:style-name="P1"><text:span text:style-name="T1">OSS : not used it entire quantum </text:span></text:p>
      <text:p text:style-name="P1"><text:span text:style-name="T1">OSS : Putting process with PID 31499 into queue 1</text:span></text:p>
      <text:p text:style-name="P1"><text:span text:style-name="T1">OSS : Dispaching pid : 31498 from queue 1 at time 217:248778899</text:span></text:p>
      <text:p text:style-name="P1"><text:span text:style-name="T1">OSS : Total time this dispatch was 661</text:span></text:p>
      <text:p text:style-name="P1"><text:span text:style-name="T1">OSS : Reciving pid : 31498 executed 10000000</text:span></text:p>
      <text:p text:style-name="P1"><text:span text:style-name="T1">OSS : not used it entire quantum </text:span></text:p>
      <text:p text:style-name="P1"><text:span text:style-name="T1">OSS : Putting process with PID 31498 into queue 1</text:span></text:p>
      <text:p text:style-name="P1"><text:span text:style-name="T1">OSS : Dispaching pid : 31500 from queue 1 at time 217:258779397</text:span></text:p>
      <text:p text:style-name="P1"><text:span text:style-name="T1">OSS : Total time this dispatch was 498</text:span></text:p>
      <text:p text:style-name="P1"><text:span text:style-name="T1">OSS : Reciving pid : 31500 executed 771000000</text:span></text:p>
      <text:p text:style-name="P1"><text:span text:style-name="T1">OSS : pid : 31500 completed execution CPU : 0.791000<text:s text:c="2"/>Total : 0.841004</text:span></text:p>
      <text:p text:style-name="P1"><text:span text:style-name="T1">OSS : Dispaching pid : 31499 from queue 1 at time 217:258779560</text:span></text:p>
      <text:p text:style-name="P1"><text:span text:style-name="T1">OSS : Total time this dispatch was 163</text:span></text:p>
      <text:p text:style-name="P1"><text:span text:style-name="T1">OSS : Reciving pid : 31499 executed 10000000</text:span></text:p>
      <text:p text:style-name="P1"><text:span text:style-name="T1">OSS : not used it entire quantum </text:span></text:p>
      <text:p text:style-name="P1"><text:span text:style-name="T1">OSS : Putting process with PID 31499 into queue 1</text:span></text:p>
      <text:p text:style-name="P1"><text:span text:style-name="T1">OSS : Dispaching pid : 31498 from queue 1 at time 217:268780094</text:span></text:p>
      <text:p text:style-name="P1"><text:span text:style-name="T1">OSS : Total time this dispatch was 534</text:span></text:p>
      <text:p text:style-name="P1"><text:span text:style-name="T1">OSS : Reciving pid : 31498 executed 0</text:span></text:p>
      <text:p text:style-name="P1"><text:span text:style-name="T1">OSS : not used it entire quantum </text:span></text:p>
      <text:p text:style-name="P1"><text:span text:style-name="T1">OSS : Putting process with PID 31498 into queue 1</text:span></text:p>
      <text:p text:style-name="P1"><text:span text:style-name="T1">OSS : Dispaching pid : 31499 from queue 1 at time 217:268780544</text:span></text:p>
      <text:p text:style-name="P1"><text:span text:style-name="T1">OSS : Total time this dispatch was 450</text:span></text:p>
      <text:p text:style-name="P1"><text:span text:style-name="T1">OSS : Reciving pid : 31499 executed 10000000</text:span></text:p>
      <text:p text:style-name="P1"><text:span text:style-name="T1">OSS : not used it entire quantum </text:span></text:p>
      <text:p text:style-name="P1"><text:span text:style-name="T1">OSS : Putting process with PID 31499 into queue 1</text:span></text:p>
      <text:p text:style-name="P1"><text:span text:style-name="T1">OSS : Dispaching pid : 31498 from queue 1 at time 217:278781175</text:span></text:p>
      <text:p text:style-name="P1"><text:span text:style-name="T1">OSS : Total time this dispatch was 631</text:span></text:p>
      <text:p text:style-name="P1"><text:span text:style-name="T1">OSS : Reciving pid : 31498 executed 10000000</text:span></text:p>
      <text:p text:style-name="P1"><text:span text:style-name="T1">OSS : not used it entire quantum </text:span></text:p>
      <text:p text:style-name="P1"><text:span text:style-name="T1">OSS : Putting process with PID 31498 into queue 1</text:span></text:p>
      <text:p text:style-name="P1"><text:span text:style-name="T1">OSS : Dispaching pid : 31499 from queue 1 at time 217:288781256</text:span></text:p>
      <text:p text:style-name="P1"><text:span text:style-name="T1">OSS : Total time this dispatch was 81</text:span></text:p>
      <text:p text:style-name="P1"><text:span text:style-name="T1">OSS : Reciving pid : 31499 executed 100000</text:span></text:p>
      <text:p text:style-name="P1"><text:span text:style-name="T1">OSS : not used it entire quantum </text:span></text:p>
      <text:p text:style-name="P1"><text:span text:style-name="T1">OSS : Putting process with PID 31499 into queue 1</text:span></text:p>
      <text:p text:style-name="P1"><text:span text:style-name="T1">OSS : Dispaching pid : 31498 from queue 1 at time 217:288882162</text:span></text:p>
      <text:p text:style-name="P1"><text:span text:style-name="T1">OSS : Total time this dispatch was 906</text:span></text:p>
      <text:p text:style-name="P1"><text:span text:style-name="T1">OSS : Reciving pid : 31498 executed 10000000</text:span></text:p>
      <text:p text:style-name="P1"><text:span text:style-name="T1">OSS : pid : 31498 completed execution CPU : 0.059200<text:s text:c="2"/>Total : 0.119308</text:span></text:p>
      <text:p text:style-name="P1"><text:span text:style-name="T1">OSS : Dispaching pid : 31499 from queue 1 at time 217:288882848</text:span></text:p>
      <text:p text:style-name="P1"><text:span text:style-name="T1">OSS : Total time this dispatch was 686</text:span></text:p>
      <text:p text:style-name="P1"><text:span text:style-name="T1">OSS : Reciving pid : 31499 executed 10000000</text:span></text:p>
      <text:p text:style-name="P1"><text:span text:style-name="T1">OSS : pid : 31499 completed execution CPU : 0.050100<text:s text:c="2"/>Total : 0.110107</text:span></text:p>
      <text:p text:style-name="P1"><text:span text:style-name="T1">OSS : Generating process with PID 31501 and putting it in queue 1 at time 219:288883837</text:span></text:p>
      <text:p text:style-name="P1"><text:span text:style-name="T1">OSS : Dispaching pid : 31501 from queue 1 at time 219:288884533</text:span></text:p>
      <text:p text:style-name="P1"><text:span text:style-name="T1">OSS : Total time this dispatch was 2000001685</text:span></text:p>
      <text:p text:style-name="P1"><text:span text:style-name="T1">OSS : Reciving pid : 31501 executed 6199999</text:span></text:p>
      <text:p text:style-name="P1"><text:span text:style-name="T1">OSS : not used it entire quantum </text:span></text:p>
      <text:p text:style-name="P1"><text:span text:style-name="T1">OSS : Putting process with PID 31501 into queue 1</text:span></text:p>
      <text:p text:style-name="P1"><text:span text:style-name="T1">OSS : Dispaching pid : 31501 from queue 1 at time 219:295084816</text:span></text:p>
      <text:p text:style-name="P1"><text:span text:style-name="T1">OSS : Total time this dispatch was 284</text:span></text:p>
      <text:p text:style-name="P1"><text:span text:style-name="T1">OSS : Reciving pid : 31501 executed 10000000</text:span></text:p>
      <text:p text:style-name="P1"><text:span text:style-name="T1">OSS : not used it entire quantum </text:span></text:p>
      <text:p text:style-name="P1"><text:span text:style-name="T1">OSS : Putting process with PID 31501 into queue 1</text:span></text:p>
      <text:p text:style-name="P1"><text:span text:style-name="T1">OSS : Dispaching pid : 31501 from queue 1 at time 219:305085350</text:span></text:p>
      <text:p text:style-name="P1"><text:span text:style-name="T1">OSS : Total time this dispatch was 534</text:span></text:p>
      <text:p text:style-name="P1"><text:span text:style-name="T1">OSS : Reciving pid : 31501 executed 2709000192</text:span></text:p>
      <text:p text:style-name="P1"><text:span text:style-name="T1">OSS : pid : 31501 completed execution CPU : 2.725200<text:s text:c="2"/>Total : 2.725201</text:span></text:p>
      <text:p text:style-name="P1"><text:span text:style-name="T1">OSS : Generating process with PID 31502 and putting it in queue 1 at time 221:305086142</text:span></text:p>
      <text:p text:style-name="P1"><text:span text:style-name="T1">OSS : Dispaching pid : 31502 from queue 1 at time 221:305086521</text:span></text:p>
      <text:p text:style-name="P1"><text:span text:style-name="T1">OSS : Total time this dispatch was 2000001171</text:span></text:p>
      <text:p text:style-name="P1"><text:span text:style-name="T1">OSS : Reciving pid : 31502 executed 1000000</text:span></text:p>
      <text:p text:style-name="P1"><text:span text:style-name="T1">OSS : not used it entire quantum </text:span></text:p>
      <text:p text:style-name="P1"><text:span text:style-name="T1">OSS : Putting process with PID 31502 into queue 1</text:span></text:p>
      <text:p text:style-name="P1"><text:span text:style-name="T1">OSS : Dispaching pid : 31502 from queue 1 at time 221:306087423</text:span></text:p>
      <text:p text:style-name="P1"><text:span text:style-name="T1">OSS : Total time this dispatch was 902</text:span></text:p>
      <text:p text:style-name="P1"><text:span text:style-name="T1">OSS : Reciving pid : 31502 executed 4577999872</text:span></text:p>
      <text:p text:style-name="P1"><text:span text:style-name="T1">OSS : pid : 31502 completed execution CPU : 4.579000<text:s text:c="2"/>Total : 4.579001</text:span></text:p>
      <text:p text:style-name="P1"><text:span text:style-name="T1">OSS : Generating process with PID 31503 and putting it in queue 1 at time 223:306088428</text:span></text:p>
      <text:p text:style-name="P1"><text:span text:style-name="T1">OSS : Dispaching pid : 31503 from queue 1 at time 223:306088809</text:span></text:p>
      <text:p text:style-name="P1"><text:span text:style-name="T1">OSS : Total time this dispatch was 2000001386</text:span></text:p>
      <text:p text:style-name="P1"><text:span text:style-name="T1">OSS : Reciving pid : 31503 executed 10000000</text:span></text:p>
      <text:p text:style-name="P1"><text:span text:style-name="T1">OSS : not used it entire quantum </text:span></text:p>
      <text:p text:style-name="P1"><text:span text:style-name="T1">OSS : Putting process with PID 31503 into queue 1</text:span></text:p>
      <text:p text:style-name="P1"><text:span text:style-name="T1">OSS : Dispaching pid : 31503 from queue 1 at time 223:316089437</text:span></text:p>
      <text:p text:style-name="P1"><text:span text:style-name="T1">OSS : Total time this dispatch was 628</text:span></text:p>
      <text:p text:style-name="P1"><text:span text:style-name="T1">OSS : Reciving pid : 31503 executed 10000000</text:span></text:p>
      <text:p text:style-name="P1"><text:span text:style-name="T1">OSS : not used it entire quantum </text:span></text:p>
      <text:p text:style-name="P1"><text:span text:style-name="T1">OSS : Putting process with PID 31503 into queue 1</text:span></text:p>
      <text:p text:style-name="P1"><text:span text:style-name="T1">OSS : Dispaching pid : 31503 from queue 1 at time 223:326090370</text:span></text:p>
      <text:p text:style-name="P1"><text:span text:style-name="T1">OSS : Total time this dispatch was 933</text:span></text:p>
      <text:p text:style-name="P1"><text:span text:style-name="T1">OSS : Reciving pid : 31503 executed 10000000</text:span></text:p>
      <text:p text:style-name="P1"><text:span text:style-name="T1">OSS : not used it entire quantum </text:span></text:p>
      <text:p text:style-name="P1"><text:span text:style-name="T1">OSS : Putting process with PID 31503 into queue 1</text:span></text:p>
      <text:p text:style-name="P1"><text:span text:style-name="T1">OSS : Dispaching pid : 31503 from queue 1 at time 223:336091309</text:span></text:p>
      <text:p text:style-name="P1"><text:span text:style-name="T1">OSS : Total time this dispatch was 939</text:span></text:p>
      <text:p text:style-name="P1"><text:span text:style-name="T1">OSS : Reciving pid : 31503 executed 10000000</text:span></text:p>
      <text:p text:style-name="P1"><text:span text:style-name="T1">OSS : not used it entire quantum </text:span></text:p>
      <text:p text:style-name="P1"><text:span text:style-name="T1">OSS : Putting process with PID 31503 into queue 1</text:span></text:p>
      <text:p text:style-name="P1"><text:span text:style-name="T1">OSS : Dispaching pid : 31503 from queue 1 at time 223:346092110</text:span></text:p>
      <text:p text:style-name="P1"><text:span text:style-name="T1">OSS : Total time this dispatch was 801</text:span></text:p>
      <text:p text:style-name="P1"><text:span text:style-name="T1">OSS : Reciving pid : 31503 executed 6199999</text:span></text:p>
      <text:p text:style-name="P1"><text:span text:style-name="T1">OSS : not used it entire quantum </text:span></text:p>
      <text:p text:style-name="P1"><text:span text:style-name="T1">OSS : Putting process with PID 31503 into queue 1</text:span></text:p>
      <text:p text:style-name="P1"><text:span text:style-name="T1">OSS : Dispaching pid : 31503 from queue 1 at time 223:352293055</text:span></text:p>
      <text:p text:style-name="P1"><text:span text:style-name="T1">OSS : Total time this dispatch was 946</text:span></text:p>
      <text:p text:style-name="P1"><text:span text:style-name="T1">OSS : Reciving pid : 31503 executed 10000000</text:span></text:p>
      <text:p text:style-name="P1"><text:span text:style-name="T1">OSS : pid : 31503 completed execution CPU : 0.056200<text:s text:c="2"/>Total : 0.056204</text:span></text:p>
      <text:p text:style-name="P1"><text:span text:style-name="T1">OSS : Generating process with PID 31504 and putting it in queue 1 at time 225:352294160</text:span></text:p>
      <text:p text:style-name="P1"><text:span text:style-name="T1">OSS : Dispaching pid : 31504 from queue 1 at time 225:352294460</text:span></text:p>
      <text:p text:style-name="P1"><text:span text:style-name="T1">OSS : Total time this dispatch was 2000001405</text:span></text:p>
      <text:p text:style-name="P1"><text:span text:style-name="T1">OSS : Reciving pid : 31504 executed 10000000</text:span></text:p>
      <text:p text:style-name="P1"><text:span text:style-name="T1">OSS : not used it entire quantum </text:span></text:p>
      <text:p text:style-name="P1"><text:span text:style-name="T1">OSS : Putting process with PID 31504 into queue 1</text:span></text:p>
      <text:p text:style-name="P1"><text:span text:style-name="T1">OSS : Dispaching pid : 31504 from queue 1 at time 225:362295022</text:span></text:p>
      <text:p text:style-name="P1"><text:span text:style-name="T1">OSS : Total time this dispatch was 562</text:span></text:p>
      <text:p text:style-name="P1"><text:span text:style-name="T1">OSS : Reciving pid : 31504 executed 0</text:span></text:p>
      <text:p text:style-name="P1"><text:span text:style-name="T1">OSS : not used it entire quantum </text:span></text:p>
      <text:p text:style-name="P1"><text:span text:style-name="T1">OSS : Putting process with PID 31504 into queue 1</text:span></text:p>
      <text:p text:style-name="P1"><text:span text:style-name="T1">OSS : Dispaching pid : 31504 from queue 1 at time 225:362295519</text:span></text:p>
      <text:p text:style-name="P1"><text:span text:style-name="T1">OSS : Total time this dispatch was 497</text:span></text:p>
      <text:p text:style-name="P1"><text:span text:style-name="T1">OSS : Reciving pid : 31504 executed 10000000</text:span></text:p>
      <text:p text:style-name="P1"><text:span text:style-name="T1">OSS : not used it entire quantum </text:span></text:p>
      <text:p text:style-name="P1"><text:span text:style-name="T1">OSS : Putting process with PID 31504 into queue 1</text:span></text:p>
      <text:p text:style-name="P1"><text:span text:style-name="T1">OSS : Dispaching pid : 31504 from queue 1 at time 225:372296505</text:span></text:p>
      <text:p text:style-name="P1"><text:span text:style-name="T1">OSS : Total time this dispatch was 986</text:span></text:p>
      <text:p text:style-name="P1"><text:span text:style-name="T1">OSS : Reciving pid : 31504 executed 10000000</text:span></text:p>
      <text:p text:style-name="P1"><text:span text:style-name="T1">OSS : not used it entire quantum </text:span></text:p>
      <text:p text:style-name="P1"><text:span text:style-name="T1">OSS : Putting process with PID 31504 into queue 1</text:span></text:p>
      <text:p text:style-name="P1"><text:span text:style-name="T1">OSS : Dispaching pid : 31504 from queue 1 at time 225:382297087</text:span></text:p>
      <text:p text:style-name="P1"><text:span text:style-name="T1">OSS : Total time this dispatch was 582</text:span></text:p>
      <text:p text:style-name="P1"><text:span text:style-name="T1">OSS : Reciving pid : 31504 executed 0</text:span></text:p>
      <text:p text:style-name="P1"><text:span text:style-name="T1">OSS : not used it entire quantum </text:span></text:p>
      <text:p text:style-name="P1"><text:span text:style-name="T1">OSS : Putting process with PID 31504 into queue 1</text:span></text:p>
      <text:p text:style-name="P1"><text:span text:style-name="T1">OSS : Dispaching pid : 31504 from queue 1 at time 225:382297905</text:span></text:p>
      <text:p text:style-name="P1"><text:span text:style-name="T1">OSS : Total time this dispatch was 818</text:span></text:p>
      <text:p text:style-name="P1"><text:span text:style-name="T1">OSS : Reciving pid : 31504 executed 0</text:span></text:p>
      <text:p text:style-name="P1"><text:span text:style-name="T1">OSS : not used it entire quantum </text:span></text:p>
      <text:p text:style-name="P1"><text:span text:style-name="T1">OSS : Putting process with PID 31504 into queue 1</text:span></text:p>
      <text:p text:style-name="P1"><text:span text:style-name="T1">OSS : Dispaching pid : 31504 from queue 1 at time 225:382298257</text:span></text:p>
      <text:p text:style-name="P1"><text:span text:style-name="T1">OSS : Total time this dispatch was 352</text:span></text:p>
      <text:p text:style-name="P1"><text:span text:style-name="T1">OSS : Reciving pid : 31504 executed 10000000</text:span></text:p>
      <text:p text:style-name="P1"><text:span text:style-name="T1">OSS : not used it entire quantum </text:span></text:p>
      <text:p text:style-name="P1"><text:span text:style-name="T1">OSS : Putting process with PID 31504 into queue 1</text:span></text:p>
      <text:p text:style-name="P1"><text:span text:style-name="T1">OSS : Dispaching pid : 31504 from queue 1 at time 225:392299055</text:span></text:p>
      <text:p text:style-name="P1"><text:span text:style-name="T1">OSS : Total time this dispatch was 798</text:span></text:p>
      <text:p text:style-name="P1"><text:span text:style-name="T1">OSS : Reciving pid : 31504 executed 10000000</text:span></text:p>
      <text:p text:style-name="P1"><text:span text:style-name="T1">OSS : not used it entire quantum </text:span></text:p>
      <text:p text:style-name="P1"><text:span text:style-name="T1">OSS : Putting process with PID 31504 into queue 1</text:span></text:p>
      <text:p text:style-name="P1"><text:span text:style-name="T1">OSS : Dispaching pid : 31504 from queue 1 at time 225:402299922</text:span></text:p>
      <text:p text:style-name="P1"><text:span text:style-name="T1">OSS : Total time this dispatch was 867</text:span></text:p>
      <text:p text:style-name="P1"><text:span text:style-name="T1">OSS : Reciving pid : 31504 executed 10000000</text:span></text:p>
      <text:p text:style-name="P1"><text:span text:style-name="T1">OSS : pid : 31504 completed execution CPU : 0.060000<text:s text:c="2"/>Total : 0.060005</text:span></text:p>
      <text:p text:style-name="P1"><text:span text:style-name="T1">OSS : Generating process with PID 31505 and putting it in queue 0 at time 226:402300910</text:span></text:p>
      <text:p text:style-name="P1"><text:span text:style-name="T1">OSS :<text:s text:c="2"/>Dispatching process with PID : 31505 from queue 1 at time 226:402300966</text:span></text:p>
      <text:p text:style-name="P1"><text:span text:style-name="T1">OSS : Total time this dispatch was 1000001044</text:span></text:p>
      <text:p text:style-name="P1"><text:span text:style-name="T1">OSS : Reciving pid : 31505 executed 2800000</text:span></text:p>
      <text:p text:style-name="P1"><text:span text:style-name="T1">OSS : not used it entire quantum </text:span></text:p>
      <text:p text:style-name="P1"><text:span text:style-name="T1">OSS : Putting process with PID 31505 into queue 0</text:span></text:p>
      <text:p text:style-name="P1"><text:span text:style-name="T1">OSS :<text:s text:c="2"/>Dispatching process with PID : 31505 from queue 1 at time 226:405101223</text:span></text:p>
      <text:p text:style-name="P1"><text:span text:style-name="T1">OSS : Total time this dispatch was 257</text:span></text:p>
      <text:p text:style-name="P1"><text:span text:style-name="T1">OSS : Reciving pid : 31505 executed 1299999</text:span></text:p>
      <text:p text:style-name="P1"><text:span text:style-name="T1">OSS : not used it entire quantum </text:span></text:p>
      <text:p text:style-name="P1"><text:span text:style-name="T1">OSS : Putting process with PID 31505 into queue 0</text:span></text:p>
      <text:p text:style-name="P1"><text:span text:style-name="T1">OSS :<text:s text:c="2"/>Dispatching process with PID : 31505 from queue 1 at time 226:406401779</text:span></text:p>
      <text:p text:style-name="P1"><text:span text:style-name="T1">OSS : Total time this dispatch was 557</text:span></text:p>
      <text:p text:style-name="P1"><text:span text:style-name="T1">OSS : Reciving pid : 31505 executed 5000000</text:span></text:p>
      <text:p text:style-name="P1"><text:span text:style-name="T1">OSS : not used it entire quantum </text:span></text:p>
      <text:p text:style-name="P1"><text:span text:style-name="T1">OSS : Putting process with PID 31505 into queue 0</text:span></text:p>
      <text:p text:style-name="P1"><text:span text:style-name="T1">OSS :<text:s text:c="2"/>Dispatching process with PID : 31505 from queue 1 at time 226:411402214</text:span></text:p>
      <text:p text:style-name="P1"><text:span text:style-name="T1">OSS : Total time this dispatch was 435</text:span></text:p>
      <text:p text:style-name="P1"><text:span text:style-name="T1">OSS : Reciving pid : 31505 executed 0</text:span></text:p>
      <text:p text:style-name="P1"><text:span text:style-name="T1">OSS : not used it entire quantum </text:span></text:p>
      <text:p text:style-name="P1"><text:span text:style-name="T1">OSS : Putting process with PID 31505 into queue 0</text:span></text:p>
      <text:p text:style-name="P1"><text:span text:style-name="T1">OSS :<text:s text:c="2"/>Dispatching process with PID : 31505 from queue 1 at time 226:411402374</text:span></text:p>
      <text:p text:style-name="P1"><text:span text:style-name="T1">OSS : Total time this dispatch was 160</text:span></text:p>
      <text:p text:style-name="P1"><text:span text:style-name="T1">OSS : Reciving pid : 31505 executed 5000000</text:span></text:p>
      <text:p text:style-name="P1"><text:span text:style-name="T1">OSS : not used it entire quantum </text:span></text:p>
      <text:p text:style-name="P1"><text:span text:style-name="T1">OSS : Putting process with PID 31505 into queue 0</text:span></text:p>
      <text:p text:style-name="P1"><text:span text:style-name="T1">OSS :<text:s text:c="2"/>Dispatching process with PID : 31505 from queue 1 at time 226:416402449</text:span></text:p>
      <text:p text:style-name="P1"><text:span text:style-name="T1">OSS : Total time this dispatch was 75</text:span></text:p>
      <text:p text:style-name="P1"><text:span text:style-name="T1">OSS : Reciving pid : 31505 executed 5000000</text:span></text:p>
      <text:p text:style-name="P1"><text:span text:style-name="T1">OSS : not used it entire quantum </text:span></text:p>
      <text:p text:style-name="P1"><text:span text:style-name="T1">OSS : Putting process with PID 31505 into queue 0</text:span></text:p>
      <text:p text:style-name="P1"><text:span text:style-name="T1">OSS :<text:s text:c="2"/>Dispatching process with PID : 31505 from queue 1 at time 226:421403075</text:span></text:p>
      <text:p text:style-name="P1"><text:span text:style-name="T1">OSS : Total time this dispatch was 626</text:span></text:p>
      <text:p text:style-name="P1"><text:span text:style-name="T1">OSS : Reciving pid : 31505 executed 5000000</text:span></text:p>
      <text:p text:style-name="P1"><text:span text:style-name="T1">OSS : not used it entire quantum </text:span></text:p>
      <text:p text:style-name="P1"><text:span text:style-name="T1">OSS : Putting process with PID 31505 into queue 0</text:span></text:p>
      <text:p text:style-name="P1"><text:span text:style-name="T1">OSS :<text:s text:c="2"/>Dispatching process with PID : 31505 from queue 1 at time 226:426403753</text:span></text:p>
      <text:p text:style-name="P1"><text:span text:style-name="T1">OSS : Total time this dispatch was 678</text:span></text:p>
      <text:p text:style-name="P1"><text:span text:style-name="T1">OSS : Reciving pid : 31505 executed 5000000</text:span></text:p>
      <text:p text:style-name="P1"><text:span text:style-name="T1">OSS : not used it entire quantum </text:span></text:p>
      <text:p text:style-name="P1"><text:span text:style-name="T1">OSS : Putting process with PID 31505 into queue 0</text:span></text:p>
      <text:p text:style-name="P1"><text:span text:style-name="T1">OSS :<text:s text:c="2"/>Dispatching process with PID : 31505 from queue 1 at time 226:431403909</text:span></text:p>
      <text:p text:style-name="P1"><text:span text:style-name="T1">OSS : Total time this dispatch was 156</text:span></text:p>
      <text:p text:style-name="P1"><text:span text:style-name="T1">OSS : Reciving pid : 31505 executed 5000000</text:span></text:p>
      <text:p text:style-name="P1"><text:span text:style-name="T1">OSS : not used it entire quantum </text:span></text:p>
      <text:p text:style-name="P1"><text:span text:style-name="T1">OSS : Putting process with PID 31505 into queue 0</text:span></text:p>
      <text:p text:style-name="P1"><text:span text:style-name="T1">OSS :<text:s text:c="2"/>Dispatching process with PID : 31505 from queue 1 at time 226:436403916</text:span></text:p>
      <text:p text:style-name="P1"><text:span text:style-name="T1">OSS : Total time this dispatch was 7</text:span></text:p>
      <text:p text:style-name="P1"><text:span text:style-name="T1">OSS : Reciving pid : 31505 executed 5000000</text:span></text:p>
      <text:p text:style-name="P1"><text:span text:style-name="T1">OSS : not used it entire quantum </text:span></text:p>
      <text:p text:style-name="P1"><text:span text:style-name="T1">OSS : Putting process with PID 31505 into queue 0</text:span></text:p>
      <text:p text:style-name="P1"><text:span text:style-name="T1">OSS :<text:s text:c="2"/>Dispatching process with PID : 31505 from queue 1 at time 226:441404222</text:span></text:p>
      <text:p text:style-name="P1"><text:span text:style-name="T1">OSS : Total time this dispatch was 306</text:span></text:p>
      <text:p text:style-name="P1"><text:span text:style-name="T1">OSS : Reciving pid : 31505 executed 5000000</text:span></text:p>
      <text:p text:style-name="P1"><text:span text:style-name="T1">OSS : not used it entire quantum </text:span></text:p>
      <text:p text:style-name="P1"><text:span text:style-name="T1">OSS : Putting process with PID 31505 into queue 0</text:span></text:p>
      <text:p text:style-name="P1"><text:span text:style-name="T1">OSS :<text:s text:c="2"/>Dispatching process with PID : 31505 from queue 1 at time 226:446404664</text:span></text:p>
      <text:p text:style-name="P1"><text:span text:style-name="T1">OSS : Total time this dispatch was 442</text:span></text:p>
      <text:p text:style-name="P1"><text:span text:style-name="T1">OSS : Reciving pid : 31505 executed 5000000</text:span></text:p>
      <text:p text:style-name="P1"><text:span text:style-name="T1">OSS : not used it entire quantum </text:span></text:p>
      <text:p text:style-name="P1"><text:span text:style-name="T1">OSS : Putting process with PID 31505 into queue 0</text:span></text:p>
      <text:p text:style-name="P1"><text:span text:style-name="T1">OSS :<text:s text:c="2"/>Dispatching process with PID : 31505 from queue 1 at time 226:451404962</text:span></text:p>
      <text:p text:style-name="P1"><text:span text:style-name="T1">OSS : Total time this dispatch was 298</text:span></text:p>
      <text:p text:style-name="P1"><text:span text:style-name="T1">OSS : Reciving pid : 31505 executed 5000000</text:span></text:p>
      <text:p text:style-name="P1"><text:span text:style-name="T1">OSS : pid : 31505 completed execution CPU : 0.054100<text:s text:c="2"/>Total : 0.054104</text:span></text:p>
      <text:p text:style-name="P1"><text:span text:style-name="T1">OSS : Generating process with PID 31506 and putting it in queue 0 at time 227:451405421</text:span></text:p>
      <text:p text:style-name="P1"><text:span text:style-name="T1">OSS :<text:s text:c="2"/>Dispatching process with PID : 31506 from queue 1 at time 227:451406197</text:span></text:p>
      <text:p text:style-name="P1"><text:span text:style-name="T1">OSS : Total time this dispatch was 1000001235</text:span></text:p>
      <text:p text:style-name="P1"><text:span text:style-name="T1">OSS : Reciving pid : 31506 executed 4750000128</text:span></text:p>
      <text:p text:style-name="P1"><text:span text:style-name="T1">OSS : pid : 31506 completed execution CPU : 4.750000<text:s text:c="2"/>Total : 4.750000</text:span></text:p>
      <text:p text:style-name="P1"><text:span text:style-name="T1">OSS : Generating process with PID 31507 and putting it in queue 1 at time 229:451407745</text:span></text:p>
      <text:p text:style-name="P1"><text:span text:style-name="T1">OSS : Dispaching pid : 31507 from queue 1 at time 229:451407922</text:span></text:p>
      <text:p text:style-name="P1"><text:span text:style-name="T1">OSS : Total time this dispatch was 2000001725</text:span></text:p>
      <text:p text:style-name="P1"><text:span text:style-name="T1">OSS : Reciving pid : 31507 executed 1874000128</text:span></text:p>
      <text:p text:style-name="P1"><text:span text:style-name="T1">OSS : pid : 31507 completed execution CPU : 1.874000<text:s text:c="2"/>Total : 1.874000</text:span></text:p>
      <text:p text:style-name="P1"><text:span text:style-name="T1">OSS : Generating process with PID 31508 and putting it in queue 1 at time 229:451407922</text:span></text:p>
      <text:p text:style-name="P1"><text:span text:style-name="T1">OSS : Dispaching pid : 31508 from queue 1 at time 229:451408917</text:span></text:p>
      <text:p text:style-name="P1"><text:span text:style-name="T1">OSS : Total time this dispatch was 995</text:span></text:p>
      <text:p text:style-name="P1"><text:span text:style-name="T1">OSS : Reciving pid : 31508 executed 3944999936</text:span></text:p>
      <text:p text:style-name="P1"><text:span text:style-name="T1">OSS : pid : 31508 completed execution CPU : 3.945000<text:s text:c="2"/>Total : 3.945000</text:span></text:p>
      <text:p text:style-name="P1"><text:span text:style-name="T1">OSS : Generating process with PID 31509 and putting it in queue 1 at time 230:451409387</text:span></text:p>
      <text:p text:style-name="P1"><text:span text:style-name="T1">OSS : Dispaching pid : 31509 from queue 1 at time 230:451409846</text:span></text:p>
      <text:p text:style-name="P1"><text:span text:style-name="T1">OSS : Total time this dispatch was 1000000929</text:span></text:p>
      <text:p text:style-name="P1"><text:span text:style-name="T1">OSS : Reciving pid : 31509 executed 10000000</text:span></text:p>
      <text:p text:style-name="P1"><text:span text:style-name="T1">OSS : not used it entire quantum </text:span></text:p>
      <text:p text:style-name="P1"><text:span text:style-name="T1">OSS : Putting process with PID 31509 into queue 1</text:span></text:p>
      <text:p text:style-name="P1"><text:span text:style-name="T1">OSS : Dispaching pid : 31509 from queue 1 at time 230:461410047</text:span></text:p>
      <text:p text:style-name="P1"><text:span text:style-name="T1">OSS : Total time this dispatch was 201</text:span></text:p>
      <text:p text:style-name="P1"><text:span text:style-name="T1">OSS : Reciving pid : 31509 executed 10000000</text:span></text:p>
      <text:p text:style-name="P1"><text:span text:style-name="T1">OSS : not used it entire quantum </text:span></text:p>
      <text:p text:style-name="P1"><text:span text:style-name="T1">OSS : Putting process with PID 31509 into queue 1</text:span></text:p>
      <text:p text:style-name="P1"><text:span text:style-name="T1">OSS : Dispaching pid : 31509 from queue 1 at time 230:471410558</text:span></text:p>
      <text:p text:style-name="P1"><text:span text:style-name="T1">OSS : Total time this dispatch was 511</text:span></text:p>
      <text:p text:style-name="P1"><text:span text:style-name="T1">OSS : Reciving pid : 31509 executed 4221000192</text:span></text:p>
      <text:p text:style-name="P1"><text:span text:style-name="T1">OSS : pid : 31509 completed execution CPU : 4.241000<text:s text:c="2"/>Total : 4.241001</text:span></text:p>
      <text:p text:style-name="P1"><text:span text:style-name="T1">OSS : Generating process with PID 31510 and putting it in queue 1 at time 232:471411531</text:span></text:p>
      <text:p text:style-name="P1"><text:span text:style-name="T1">OSS : Dispaching pid : 31510 from queue 1 at time 232:471412501</text:span></text:p>
      <text:p text:style-name="P1"><text:span text:style-name="T1">OSS : Total time this dispatch was 2000001943</text:span></text:p>
      <text:p text:style-name="P1"><text:span text:style-name="T1">OSS : Reciving pid : 31510 executed 10000000</text:span></text:p>
      <text:p text:style-name="P1"><text:span text:style-name="T1">OSS : not used it entire quantum </text:span></text:p>
      <text:p text:style-name="P1"><text:span text:style-name="T1">OSS : Putting process with PID 31510 into queue 1</text:span></text:p>
      <text:p text:style-name="P1"><text:span text:style-name="T1">OSS : Generating process with PID 31511 and putting it in queue 1 at time 232:481412501</text:span></text:p>
      <text:p text:style-name="P1"><text:span text:style-name="T1">OSS : Dispaching pid : 31510 from queue 1 at time 232:481413150</text:span></text:p>
      <text:p text:style-name="P1"><text:span text:style-name="T1">OSS : Total time this dispatch was 649</text:span></text:p>
      <text:p text:style-name="P1"><text:span text:style-name="T1">OSS : Reciving pid : 31510 executed 10000000</text:span></text:p>
      <text:p text:style-name="P1"><text:span text:style-name="T1">OSS : not used it entire quantum </text:span></text:p>
      <text:p text:style-name="P1"><text:span text:style-name="T1">OSS : Putting process with PID 31510 into queue 1</text:span></text:p>
      <text:p text:style-name="P1"><text:span text:style-name="T1">OSS : Generating process with PID 31512 and putting it in queue 0 at time 232:491413150</text:span></text:p>
      <text:p text:style-name="P1"><text:span text:style-name="T1">OSS :<text:s text:c="2"/>Dispatching process with PID : 31512 from queue 1 at time 232:491414105</text:span></text:p>
      <text:p text:style-name="P1"><text:span text:style-name="T1">OSS : Total time this dispatch was 955</text:span></text:p>
      <text:p text:style-name="P1"><text:span text:style-name="T1">OSS : Reciving pid : 31512 executed 5000000</text:span></text:p>
      <text:p text:style-name="P1"><text:span text:style-name="T1">OSS : not used it entire quantum </text:span></text:p>
      <text:p text:style-name="P1"><text:span text:style-name="T1">OSS : Putting process with PID 31512 into queue 0</text:span></text:p>
      <text:p text:style-name="P1"><text:span text:style-name="T1">OSS :<text:s text:c="2"/>Dispatching process with PID : 31512 from queue 1 at time 232:496414550</text:span></text:p>
      <text:p text:style-name="P1"><text:span text:style-name="T1">OSS : Total time this dispatch was 445</text:span></text:p>
      <text:p text:style-name="P1"><text:span text:style-name="T1">OSS : Reciving pid : 31512 executed 1762000128</text:span></text:p>
      <text:p text:style-name="P1"><text:span text:style-name="T1">OSS : pid : 31512 completed execution CPU : 1.767000<text:s text:c="2"/>Total : 1.767001</text:span></text:p>
      <text:p text:style-name="P1"><text:span text:style-name="T1">OSS : Dispaching pid : 31511 from queue 1 at time 232:496415136</text:span></text:p>
      <text:p text:style-name="P1"><text:span text:style-name="T1">OSS : Total time this dispatch was 586</text:span></text:p>
      <text:p text:style-name="P1"><text:span text:style-name="T1">OSS : Reciving pid : 31511 executed 10000000</text:span></text:p>
      <text:p text:style-name="P1"><text:span text:style-name="T1">OSS : not used it entire quantum </text:span></text:p>
      <text:p text:style-name="P1"><text:span text:style-name="T1">OSS : Putting process with PID 31511 into queue 1</text:span></text:p>
      <text:p text:style-name="P1"><text:span text:style-name="T1">OSS : Dispaching pid : 31510 from queue 1 at time 232:506415903</text:span></text:p>
      <text:p text:style-name="P1"><text:span text:style-name="T1">OSS : Total time this dispatch was 767</text:span></text:p>
      <text:p text:style-name="P1"><text:span text:style-name="T1">OSS : Reciving pid : 31510 executed 10000000</text:span></text:p>
      <text:p text:style-name="P1"><text:span text:style-name="T1">OSS : not used it entire quantum </text:span></text:p>
      <text:p text:style-name="P1"><text:span text:style-name="T1">OSS : Putting process with PID 31510 into queue 1</text:span></text:p>
      <text:p text:style-name="P1"><text:span text:style-name="T1">OSS : Dispaching pid : 31511 from queue 1 at time 232:516416089</text:span></text:p>
      <text:p text:style-name="P1"><text:span text:style-name="T1">OSS : Total time this dispatch was 186</text:span></text:p>
      <text:p text:style-name="P1"><text:span text:style-name="T1">OSS : Reciving pid : 31511 executed 10000000</text:span></text:p>
      <text:p text:style-name="P1"><text:span text:style-name="T1">OSS : not used it entire quantum </text:span></text:p>
      <text:p text:style-name="P1"><text:span text:style-name="T1">OSS : Putting process with PID 31511 into queue 1</text:span></text:p>
      <text:p text:style-name="P1"><text:span text:style-name="T1">OSS : Dispaching pid : 31510 from queue 1 at time 232:526416115</text:span></text:p>
      <text:p text:style-name="P1"><text:span text:style-name="T1">OSS : Total time this dispatch was 26</text:span></text:p>
      <text:p text:style-name="P1"><text:span text:style-name="T1">OSS : Reciving pid : 31510 executed 10000000</text:span></text:p>
      <text:p text:style-name="P1"><text:span text:style-name="T1">OSS : not used it entire quantum </text:span></text:p>
      <text:p text:style-name="P1"><text:span text:style-name="T1">OSS : Putting process with PID 31510 into queue 1</text:span></text:p>
      <text:p text:style-name="P1"><text:span text:style-name="T1">OSS : Dispaching pid : 31511 from queue 1 at time 232:536417010</text:span></text:p>
      <text:p text:style-name="P1"><text:span text:style-name="T1">OSS : Total time this dispatch was 895</text:span></text:p>
      <text:p text:style-name="P1"><text:span text:style-name="T1">OSS : Reciving pid : 31511 executed 10000000</text:span></text:p>
      <text:p text:style-name="P1"><text:span text:style-name="T1">OSS : not used it entire quantum </text:span></text:p>
      <text:p text:style-name="P1"><text:span text:style-name="T1">OSS : Putting process with PID 31511 into queue 1</text:span></text:p>
      <text:p text:style-name="P1"><text:span text:style-name="T1">OSS : Dispaching pid : 31510 from queue 1 at time 232:546417065</text:span></text:p>
      <text:p text:style-name="P1"><text:span text:style-name="T1">OSS : Total time this dispatch was 55</text:span></text:p>
      <text:p text:style-name="P1"><text:span text:style-name="T1">OSS : Reciving pid : 31510 executed 3400000</text:span></text:p>
      <text:p text:style-name="P1"><text:span text:style-name="T1">OSS : not used it entire quantum </text:span></text:p>
      <text:p text:style-name="P1"><text:span text:style-name="T1">OSS : Putting process with PID 31510 into queue 1</text:span></text:p>
      <text:p text:style-name="P1"><text:span text:style-name="T1">OSS : Dispaching pid : 31511 from queue 1 at time 232:549817771</text:span></text:p>
      <text:p text:style-name="P1"><text:span text:style-name="T1">OSS : Total time this dispatch was 706</text:span></text:p>
      <text:p text:style-name="P1"><text:span text:style-name="T1">OSS : Reciving pid : 31511 executed 10000000</text:span></text:p>
      <text:p text:style-name="P1"><text:span text:style-name="T1">OSS : not used it entire quantum </text:span></text:p>
      <text:p text:style-name="P1"><text:span text:style-name="T1">OSS : Putting process with PID 31511 into queue 1</text:span></text:p>
      <text:p text:style-name="P1"><text:span text:style-name="T1">OSS : Dispaching pid : 31510 from queue 1 at time 232:559818094</text:span></text:p>
      <text:p text:style-name="P1"><text:span text:style-name="T1">OSS : Total time this dispatch was 323</text:span></text:p>
      <text:p text:style-name="P1"><text:span text:style-name="T1">OSS : Reciving pid : 31510 executed 100000000</text:span></text:p>
      <text:p text:style-name="P1"><text:span text:style-name="T1">OSS : pid : 31510 completed execution CPU : 0.143400<text:s text:c="2"/>Total : 0.188406</text:span></text:p>
      <text:p text:style-name="P1"><text:span text:style-name="T1">OSS : Dispaching pid : 31511 from queue 1 at time 232:559818285</text:span></text:p>
      <text:p text:style-name="P1"><text:span text:style-name="T1">OSS : Total time this dispatch was 191</text:span></text:p>
      <text:p text:style-name="P1"><text:span text:style-name="T1">OSS : Reciving pid : 31511 executed 4956999680</text:span></text:p>
      <text:p text:style-name="P1"><text:span text:style-name="T1">OSS : pid : 31511 completed execution CPU : 4.997000<text:s text:c="2"/>Total : 5.025404</text:span></text:p>
      <text:p text:style-name="P1"><text:span text:style-name="T1">OSS : Generating process with PID 31513 and putting it in queue 1 at time 233:559818520</text:span></text:p>
      <text:p text:style-name="P1"><text:span text:style-name="T1">OSS : Dispaching pid : 31513 from queue 1 at time 233:559819102</text:span></text:p>
      <text:p text:style-name="P1"><text:span text:style-name="T1">OSS : Total time this dispatch was 1000000817</text:span></text:p>
      <text:p text:style-name="P1"><text:span text:style-name="T1">OSS : Reciving pid : 31513 executed 10000000</text:span></text:p>
      <text:p text:style-name="P1"><text:span text:style-name="T1">OSS : not used it entire quantum </text:span></text:p>
      <text:p text:style-name="P1"><text:span text:style-name="T1">OSS : Putting process with PID 31513 into queue 1</text:span></text:p>
      <text:p text:style-name="P1"><text:span text:style-name="T1">OSS : Dispaching pid : 31513 from queue 1 at time 233:569819661</text:span></text:p>
      <text:p text:style-name="P1"><text:span text:style-name="T1">OSS : Total time this dispatch was 559</text:span></text:p>
      <text:p text:style-name="P1"><text:span text:style-name="T1">OSS : Reciving pid : 31513 executed 10000000</text:span></text:p>
      <text:p text:style-name="P1"><text:span text:style-name="T1">OSS : not used it entire quantum </text:span></text:p>
      <text:p text:style-name="P1"><text:span text:style-name="T1">OSS : Putting process with PID 31513 into queue 1</text:span></text:p>
      <text:p text:style-name="P1"><text:span text:style-name="T1">OSS : Dispaching pid : 31513 from queue 1 at time 233:579819734</text:span></text:p>
      <text:p text:style-name="P1"><text:span text:style-name="T1">OSS : Total time this dispatch was 73</text:span></text:p>
      <text:p text:style-name="P1"><text:span text:style-name="T1">OSS : Reciving pid : 31513 executed 10000000</text:span></text:p>
      <text:p text:style-name="P1"><text:span text:style-name="T1">OSS : not used it entire quantum </text:span></text:p>
      <text:p text:style-name="P1"><text:span text:style-name="T1">OSS : Putting process with PID 31513 into queue 1</text:span></text:p>
      <text:p text:style-name="P1"><text:span text:style-name="T1">OSS : Dispaching pid : 31513 from queue 1 at time 233:589820531</text:span></text:p>
      <text:p text:style-name="P1"><text:span text:style-name="T1">OSS : Total time this dispatch was 797</text:span></text:p>
      <text:p text:style-name="P1"><text:span text:style-name="T1">OSS : Reciving pid : 31513 executed 2116000000</text:span></text:p>
      <text:p text:style-name="P1"><text:span text:style-name="T1">OSS : pid : 31513 completed execution CPU : 2.146000<text:s text:c="2"/>Total : 2.146001</text:span></text:p>
      <text:p text:style-name="P1"><text:span text:style-name="T1">OSS : Generating process with PID 31514 and putting it in queue 1 at time 234:589820901</text:span></text:p>
      <text:p text:style-name="P1"><text:span text:style-name="T1">OSS : Dispaching pid : 31514 from queue 1 at time 234:589821138</text:span></text:p>
      <text:p text:style-name="P1"><text:span text:style-name="T1">OSS : Total time this dispatch was 1000000607</text:span></text:p>
      <text:p text:style-name="P1"><text:span text:style-name="T1">OSS : Reciving pid : 31514 executed 9500000</text:span></text:p>
      <text:p text:style-name="P1"><text:span text:style-name="T1">OSS : not used it entire quantum </text:span></text:p>
      <text:p text:style-name="P1"><text:span text:style-name="T1">OSS : Putting process with PID 31514 into queue 1</text:span></text:p>
      <text:p text:style-name="P1"><text:span text:style-name="T1">OSS : Dispaching pid : 31514 from queue 1 at time 234:599321223</text:span></text:p>
      <text:p text:style-name="P1"><text:span text:style-name="T1">OSS : Total time this dispatch was 85</text:span></text:p>
      <text:p text:style-name="P1"><text:span text:style-name="T1">OSS : Reciving pid : 31514 executed 1810000000</text:span></text:p>
      <text:p text:style-name="P1"><text:span text:style-name="T1">OSS : pid : 31514 completed execution CPU : 1.819500<text:s text:c="2"/>Total : 1.819500</text:span></text:p>
      <text:p text:style-name="P1"><text:span text:style-name="T1">OSS : Generating process with PID 31515 and putting it in queue 1 at time 235:599321951</text:span></text:p>
      <text:p text:style-name="P1"><text:span text:style-name="T1">OSS : Dispaching pid : 31515 from queue 1 at time 235:599322526</text:span></text:p>
      <text:p text:style-name="P1"><text:span text:style-name="T1">OSS : Total time this dispatch was 1000001303</text:span></text:p>
      <text:p text:style-name="P1"><text:span text:style-name="T1">OSS : Reciving pid : 31515 executed 10000000</text:span></text:p>
      <text:p text:style-name="P1"><text:span text:style-name="T1">OSS : not used it entire quantum </text:span></text:p>
      <text:p text:style-name="P1"><text:span text:style-name="T1">OSS : Putting process with PID 31515 into queue 1</text:span></text:p>
      <text:p text:style-name="P1"><text:span text:style-name="T1">OSS : Generating process with PID 31516 and putting it in queue 1 at time 235:609322526</text:span></text:p>
      <text:p text:style-name="P1"><text:span text:style-name="T1">OSS : Dispaching pid : 31515 from queue 1 at time 235:609323104</text:span></text:p>
      <text:p text:style-name="P1"><text:span text:style-name="T1">OSS : Total time this dispatch was 578</text:span></text:p>
      <text:p text:style-name="P1"><text:span text:style-name="T1">OSS : Reciving pid : 31515 executed 10000000</text:span></text:p>
      <text:p text:style-name="P1"><text:span text:style-name="T1">OSS : not used it entire quantum </text:span></text:p>
      <text:p text:style-name="P1"><text:span text:style-name="T1">OSS : Putting process with PID 31515 into queue 1</text:span></text:p>
      <text:p text:style-name="P1"><text:span text:style-name="T1">OSS : Generating process with PID 31517 and putting it in queue 1 at time 235:619323104</text:span></text:p>
      <text:p text:style-name="P1"><text:span text:style-name="T1">OSS : Dispaching pid : 31516 from queue 1 at time 235:619323480</text:span></text:p>
      <text:p text:style-name="P1"><text:span text:style-name="T1">OSS : Total time this dispatch was 376</text:span></text:p>
      <text:p text:style-name="P1"><text:span text:style-name="T1">OSS : Reciving pid : 31516 executed 3799999</text:span></text:p>
      <text:p text:style-name="P1"><text:span text:style-name="T1">OSS : not used it entire quantum </text:span></text:p>
      <text:p text:style-name="P1"><text:span text:style-name="T1">OSS : Putting process with PID 31516 into queue 1</text:span></text:p>
      <text:p text:style-name="P1"><text:span text:style-name="T1">OSS : Dispaching pid : 31515 from queue 1 at time 235:623124173</text:span></text:p>
      <text:p text:style-name="P1"><text:span text:style-name="T1">OSS : Total time this dispatch was 694</text:span></text:p>
      <text:p text:style-name="P1"><text:span text:style-name="T1">OSS : Reciving pid : 31515 executed 0</text:span></text:p>
      <text:p text:style-name="P1"><text:span text:style-name="T1">OSS : not used it entire quantum </text:span></text:p>
      <text:p text:style-name="P1"><text:span text:style-name="T1">OSS : Putting process with PID 31515 into queue 1</text:span></text:p>
      <text:p text:style-name="P1"><text:span text:style-name="T1">OSS : Dispaching pid : 31517 from queue 1 at time 235:623124952</text:span></text:p>
      <text:p text:style-name="P1"><text:span text:style-name="T1">OSS : Total time this dispatch was 779</text:span></text:p>
      <text:p text:style-name="P1"><text:span text:style-name="T1">OSS : Reciving pid : 31517 executed 10000000</text:span></text:p>
      <text:p text:style-name="P1"><text:span text:style-name="T1">OSS : not used it entire quantum </text:span></text:p>
      <text:p text:style-name="P1"><text:span text:style-name="T1">OSS : Putting process with PID 31517 into queue 1</text:span></text:p>
      <text:p text:style-name="P1"><text:span text:style-name="T1">OSS : Dispaching pid : 31516 from queue 1 at time 235:633125514</text:span></text:p>
      <text:p text:style-name="P1"><text:span text:style-name="T1">OSS : Total time this dispatch was 562</text:span></text:p>
      <text:p text:style-name="P1"><text:span text:style-name="T1">OSS : Reciving pid : 31516 executed 10000000</text:span></text:p>
      <text:p text:style-name="P1"><text:span text:style-name="T1">OSS : not used it entire quantum </text:span></text:p>
      <text:p text:style-name="P1"><text:span text:style-name="T1">OSS : Putting process with PID 31516 into queue 1</text:span></text:p>
      <text:p text:style-name="P1"><text:span text:style-name="T1">OSS : Dispaching pid : 31515 from queue 1 at time 235:643125587</text:span></text:p>
      <text:p text:style-name="P1"><text:span text:style-name="T1">OSS : Total time this dispatch was 73</text:span></text:p>
      <text:p text:style-name="P1"><text:span text:style-name="T1">OSS : Reciving pid : 31515 executed 10000000</text:span></text:p>
      <text:p text:style-name="P1"><text:span text:style-name="T1">OSS : not used it entire quantum </text:span></text:p>
      <text:p text:style-name="P1"><text:span text:style-name="T1">OSS : Putting process with PID 31515 into queue 1</text:span></text:p>
      <text:p text:style-name="P1"><text:span text:style-name="T1">OSS : Dispaching pid : 31517 from queue 1 at time 235:653125613</text:span></text:p>
      <text:p text:style-name="P1"><text:span text:style-name="T1">OSS : Total time this dispatch was 26</text:span></text:p>
      <text:p text:style-name="P1"><text:span text:style-name="T1">OSS : Reciving pid : 31517 executed 10000000</text:span></text:p>
      <text:p text:style-name="P1"><text:span text:style-name="T1">OSS : not used it entire quantum </text:span></text:p>
      <text:p text:style-name="P1"><text:span text:style-name="T1">OSS : Putting process with PID 31517 into queue 1</text:span></text:p>
      <text:p text:style-name="P1"><text:span text:style-name="T1">OSS : Dispaching pid : 31516 from queue 1 at time 235:663126582</text:span></text:p>
      <text:p text:style-name="P1"><text:span text:style-name="T1">OSS : Total time this dispatch was 969</text:span></text:p>
      <text:p text:style-name="P1"><text:span text:style-name="T1">OSS : Reciving pid : 31516 executed 7300000</text:span></text:p>
      <text:p text:style-name="P1"><text:span text:style-name="T1">OSS : not used it entire quantum </text:span></text:p>
      <text:p text:style-name="P1"><text:span text:style-name="T1">OSS : Putting process with PID 31516 into queue 1</text:span></text:p>
      <text:p text:style-name="P1"><text:span text:style-name="T1">OSS : Dispaching pid : 31515 from queue 1 at time 235:670426713</text:span></text:p>
      <text:p text:style-name="P1"><text:span text:style-name="T1">OSS : Total time this dispatch was 131</text:span></text:p>
      <text:p text:style-name="P1"><text:span text:style-name="T1">OSS : Reciving pid : 31515 executed 10000000</text:span></text:p>
      <text:p text:style-name="P1"><text:span text:style-name="T1">OSS : not used it entire quantum </text:span></text:p>
      <text:p text:style-name="P1"><text:span text:style-name="T1">OSS : Putting process with PID 31515 into queue 1</text:span></text:p>
      <text:p text:style-name="P1"><text:span text:style-name="T1">OSS : Dispaching pid : 31517 from queue 1 at time 235:680427062</text:span></text:p>
      <text:p text:style-name="P1"><text:span text:style-name="T1">OSS : Total time this dispatch was 349</text:span></text:p>
      <text:p text:style-name="P1"><text:span text:style-name="T1">OSS : Reciving pid : 31517 executed 900000</text:span></text:p>
      <text:p text:style-name="P1"><text:span text:style-name="T1">OSS : not used it entire quantum </text:span></text:p>
      <text:p text:style-name="P1"><text:span text:style-name="T1">OSS : Putting process with PID 31517 into queue 1</text:span></text:p>
      <text:p text:style-name="P1"><text:span text:style-name="T1">OSS : Dispaching pid : 31516 from queue 1 at time 235:681327222</text:span></text:p>
      <text:p text:style-name="P1"><text:span text:style-name="T1">OSS : Total time this dispatch was 160</text:span></text:p>
      <text:p text:style-name="P1"><text:span text:style-name="T1">OSS : Reciving pid : 31516 executed 4396999680</text:span></text:p>
      <text:p text:style-name="P1"><text:span text:style-name="T1">OSS : pid : 31516 completed execution CPU : 4.418100<text:s text:c="2"/>Total : 4.459003</text:span></text:p>
      <text:p text:style-name="P1"><text:span text:style-name="T1">OSS : Dispaching pid : 31515 from queue 1 at time 235:681327588</text:span></text:p>
      <text:p text:style-name="P1"><text:span text:style-name="T1">OSS : Total time this dispatch was 366</text:span></text:p>
      <text:p text:style-name="P1"><text:span text:style-name="T1">OSS : Reciving pid : 31515 executed 2305999872</text:span></text:p>
      <text:p text:style-name="P1"><text:span text:style-name="T1">OSS : pid : 31515 completed execution CPU : 2.346000<text:s text:c="2"/>Total : 2.388005</text:span></text:p>
      <text:p text:style-name="P1"><text:span text:style-name="T1">OSS : Dispaching pid : 31517 from queue 1 at time 235:681328378</text:span></text:p>
      <text:p text:style-name="P1"><text:span text:style-name="T1">OSS : Total time this dispatch was 790</text:span></text:p>
      <text:p text:style-name="P1"><text:span text:style-name="T1">OSS : Reciving pid : 31517 executed 10000000</text:span></text:p>
      <text:p text:style-name="P1"><text:span text:style-name="T1">OSS : not used it entire quantum </text:span></text:p>
      <text:p text:style-name="P1"><text:span text:style-name="T1">OSS : Putting process with PID 31517 into queue 1</text:span></text:p>
      <text:p text:style-name="P1"><text:span text:style-name="T1">OSS : Dispaching pid : 31517 from queue 1 at time 235:691328447</text:span></text:p>
      <text:p text:style-name="P1"><text:span text:style-name="T1">OSS : Total time this dispatch was 69</text:span></text:p>
      <text:p text:style-name="P1"><text:span text:style-name="T1">OSS : Reciving pid : 31517 executed 10000000</text:span></text:p>
      <text:p text:style-name="P1"><text:span text:style-name="T1">OSS : not used it entire quantum </text:span></text:p>
      <text:p text:style-name="P1"><text:span text:style-name="T1">OSS : Putting process with PID 31517 into queue 1</text:span></text:p>
      <text:p text:style-name="P1"><text:span text:style-name="T1">OSS : Dispaching pid : 31517 from queue 1 at time 235:701328747</text:span></text:p>
      <text:p text:style-name="P1"><text:span text:style-name="T1">OSS : Total time this dispatch was 300</text:span></text:p>
      <text:p text:style-name="P1"><text:span text:style-name="T1">OSS : Reciving pid : 31517 executed 10000000</text:span></text:p>
      <text:p text:style-name="P1"><text:span text:style-name="T1">OSS : pid : 31517 completed execution CPU : 0.050900<text:s text:c="2"/>Total : 0.088204</text:span></text:p>
      <text:p text:style-name="P1"><text:span text:style-name="T1">OSS : Generating process with PID 31518 and putting it in queue 0 at time 236:701329448</text:span></text:p>
      <text:p text:style-name="P1"><text:span text:style-name="T1">OSS :<text:s text:c="2"/>Dispatching process with PID : 31518 from queue 1 at time 236:701329520</text:span></text:p>
      <text:p text:style-name="P1"><text:span text:style-name="T1">OSS : Total time this dispatch was 1000000773</text:span></text:p>
      <text:p text:style-name="P1"><text:span text:style-name="T1">OSS : Reciving pid : 31518 executed 2345999872</text:span></text:p>
      <text:p text:style-name="P1"><text:span text:style-name="T1">OSS : pid : 31518 completed execution CPU : 2.346000<text:s text:c="2"/>Total : 2.346000</text:span></text:p>
      <text:p text:style-name="P1"><text:span text:style-name="T1">OSS : Generating process with PID 31519 and putting it in queue 1 at time 237:701330289</text:span></text:p>
      <text:p text:style-name="P1"><text:span text:style-name="T1">OSS : Dispaching pid : 31519 from queue 1 at time 237:701330495</text:span></text:p>
      <text:p text:style-name="P1"><text:span text:style-name="T1">OSS : Total time this dispatch was 1000000975</text:span></text:p>
      <text:p text:style-name="P1"><text:span text:style-name="T1">OSS : Reciving pid : 31519 executed 10000000</text:span></text:p>
      <text:p text:style-name="P1"><text:span text:style-name="T1">OSS : not used it entire quantum </text:span></text:p>
      <text:p text:style-name="P1"><text:span text:style-name="T1">OSS : Putting process with PID 31519 into queue 1</text:span></text:p>
      <text:p text:style-name="P1"><text:span text:style-name="T1">OSS : Dispaching pid : 31519 from queue 1 at time 237:711330980</text:span></text:p>
      <text:p text:style-name="P1"><text:span text:style-name="T1">OSS : Total time this dispatch was 485</text:span></text:p>
      <text:p text:style-name="P1"><text:span text:style-name="T1">OSS : Reciving pid : 31519 executed 4100000</text:span></text:p>
      <text:p text:style-name="P1"><text:span text:style-name="T1">OSS : not used it entire quantum </text:span></text:p>
      <text:p text:style-name="P1"><text:span text:style-name="T1">OSS : Putting process with PID 31519 into queue 1</text:span></text:p>
      <text:p text:style-name="P1"><text:span text:style-name="T1">OSS : Dispaching pid : 31519 from queue 1 at time 237:715431181</text:span></text:p>
      <text:p text:style-name="P1"><text:span text:style-name="T1">OSS : Total time this dispatch was 201</text:span></text:p>
      <text:p text:style-name="P1"><text:span text:style-name="T1">OSS : Reciving pid : 31519 executed 10000000</text:span></text:p>
      <text:p text:style-name="P1"><text:span text:style-name="T1">OSS : not used it entire quantum </text:span></text:p>
      <text:p text:style-name="P1"><text:span text:style-name="T1">OSS : Putting process with PID 31519 into queue 1</text:span></text:p>
      <text:p text:style-name="P1"><text:span text:style-name="T1">OSS : Dispaching pid : 31519 from queue 1 at time 237:725431443</text:span></text:p>
      <text:p text:style-name="P1"><text:span text:style-name="T1">OSS : Total time this dispatch was 262</text:span></text:p>
      <text:p text:style-name="P1"><text:span text:style-name="T1">OSS : Reciving pid : 31519 executed 10000000</text:span></text:p>
      <text:p text:style-name="P1"><text:span text:style-name="T1">OSS : not used it entire quantum </text:span></text:p>
      <text:p text:style-name="P1"><text:span text:style-name="T1">OSS : Putting process with PID 31519 into queue 1</text:span></text:p>
      <text:p text:style-name="P1"><text:span text:style-name="T1">OSS : Dispaching pid : 31519 from queue 1 at time 237:735431855</text:span></text:p>
      <text:p text:style-name="P1"><text:span text:style-name="T1">OSS : Total time this dispatch was 412</text:span></text:p>
      <text:p text:style-name="P1"><text:span text:style-name="T1">OSS : Reciving pid : 31519 executed 658000000</text:span></text:p>
      <text:p text:style-name="P1"><text:span text:style-name="T1">OSS : pid : 31519 completed execution CPU : 0.692100<text:s text:c="2"/>Total : 0.692101</text:span></text:p>
      <text:p text:style-name="P1"><text:span text:style-name="T1">OSS : Generating process with PID 31520 and putting it in queue 1 at time 239:735432194</text:span></text:p>
      <text:p text:style-name="P1"><text:span text:style-name="T1">OSS : Dispaching pid : 31520 from queue 1 at time 239:735432524</text:span></text:p>
      <text:p text:style-name="P1"><text:span text:style-name="T1">OSS : Total time this dispatch was 2000000669</text:span></text:p>
      <text:p text:style-name="P1"><text:span text:style-name="T1">OSS : Reciving pid : 31520 executed 10000000</text:span></text:p>
      <text:p text:style-name="P1"><text:span text:style-name="T1">OSS : not used it entire quantum </text:span></text:p>
      <text:p text:style-name="P1"><text:span text:style-name="T1">OSS : Putting process with PID 31520 into queue 1</text:span></text:p>
      <text:p text:style-name="P1"><text:span text:style-name="T1">OSS : Dispaching pid : 31520 from queue 1 at time 239:745433243</text:span></text:p>
      <text:p text:style-name="P1"><text:span text:style-name="T1">OSS : Total time this dispatch was 719</text:span></text:p>
      <text:p text:style-name="P1"><text:span text:style-name="T1">OSS : Reciving pid : 31520 executed 4400000</text:span></text:p>
      <text:p text:style-name="P1"><text:span text:style-name="T1">OSS : not used it entire quantum </text:span></text:p>
      <text:p text:style-name="P1"><text:span text:style-name="T1">OSS : Putting process with PID 31520 into queue 1</text:span></text:p>
      <text:p text:style-name="P1"><text:span text:style-name="T1">OSS : Dispaching pid : 31520 from queue 1 at time 239:749833418</text:span></text:p>
      <text:p text:style-name="P1"><text:span text:style-name="T1">OSS : Total time this dispatch was 175</text:span></text:p>
      <text:p text:style-name="P1"><text:span text:style-name="T1">OSS : Reciving pid : 31520 executed 10000000</text:span></text:p>
      <text:p text:style-name="P1"><text:span text:style-name="T1">OSS : not used it entire quantum </text:span></text:p>
      <text:p text:style-name="P1"><text:span text:style-name="T1">OSS : Putting process with PID 31520 into queue 1</text:span></text:p>
      <text:p text:style-name="P1"><text:span text:style-name="T1">OSS : Dispaching pid : 31520 from queue 1 at time 239:759833879</text:span></text:p>
      <text:p text:style-name="P1"><text:span text:style-name="T1">OSS : Total time this dispatch was 461</text:span></text:p>
      <text:p text:style-name="P1"><text:span text:style-name="T1">OSS : Reciving pid : 31520 executed 10000000</text:span></text:p>
      <text:p text:style-name="P1"><text:span text:style-name="T1">OSS : not used it entire quantum </text:span></text:p>
      <text:p text:style-name="P1"><text:span text:style-name="T1">OSS : Putting process with PID 31520 into queue 1</text:span></text:p>
      <text:p text:style-name="P1"><text:span text:style-name="T1">OSS : Dispaching pid : 31520 from queue 1 at time 239:769834160</text:span></text:p>
      <text:p text:style-name="P1"><text:span text:style-name="T1">OSS : Total time this dispatch was 281</text:span></text:p>
      <text:p text:style-name="P1"><text:span text:style-name="T1">OSS : Reciving pid : 31520 executed 10000000</text:span></text:p>
      <text:p text:style-name="P1"><text:span text:style-name="T1">OSS : not used it entire quantum </text:span></text:p>
      <text:p text:style-name="P1"><text:span text:style-name="T1">OSS : Putting process with PID 31520 into queue 1</text:span></text:p>
      <text:p text:style-name="P1"><text:span text:style-name="T1">OSS : Dispaching pid : 31520 from queue 1 at time 239:779834408</text:span></text:p>
      <text:p text:style-name="P1"><text:span text:style-name="T1">OSS : Total time this dispatch was 248</text:span></text:p>
      <text:p text:style-name="P1"><text:span text:style-name="T1">OSS : Reciving pid : 31520 executed 2700000</text:span></text:p>
      <text:p text:style-name="P1"><text:span text:style-name="T1">OSS : not used it entire quantum </text:span></text:p>
      <text:p text:style-name="P1"><text:span text:style-name="T1">OSS : Putting process with PID 31520 into queue 1</text:span></text:p>
      <text:p text:style-name="P1"><text:span text:style-name="T1">OSS : Dispaching pid : 31520 from queue 1 at time 239:782534895</text:span></text:p>
      <text:p text:style-name="P1"><text:span text:style-name="T1">OSS : Total time this dispatch was 487</text:span></text:p>
      <text:p text:style-name="P1"><text:span text:style-name="T1">OSS : Reciving pid : 31520 executed 10000000</text:span></text:p>
      <text:p text:style-name="P1"><text:span text:style-name="T1">OSS : pid : 31520 completed execution CPU : 0.057100<text:s text:c="2"/>Total : 0.057102</text:span></text:p>
      <text:p text:style-name="P1"><text:span text:style-name="T1">OSS : Generating process with PID 31521 and putting it in queue 0 at time 240:782535497</text:span></text:p>
      <text:p text:style-name="P1"><text:span text:style-name="T1">OSS :<text:s text:c="2"/>Dispatching process with PID : 31521 from queue 1 at time 240:782536260</text:span></text:p>
      <text:p text:style-name="P1"><text:span text:style-name="T1">OSS : Total time this dispatch was 1000001365</text:span></text:p>
      <text:p text:style-name="P1"><text:span text:style-name="T1">OSS : Reciving pid : 31521 executed 5000000</text:span></text:p>
      <text:p text:style-name="P1"><text:span text:style-name="T1">OSS : not used it entire quantum </text:span></text:p>
      <text:p text:style-name="P1"><text:span text:style-name="T1">OSS : Putting process with PID 31521 into queue 0</text:span></text:p>
      <text:p text:style-name="P1"><text:span text:style-name="T1">OSS :<text:s text:c="2"/>Dispatching process with PID : 31521 from queue 1 at time 240:787536357</text:span></text:p>
      <text:p text:style-name="P1"><text:span text:style-name="T1">OSS : Total time this dispatch was 97</text:span></text:p>
      <text:p text:style-name="P1"><text:span text:style-name="T1">OSS : Reciving pid : 31521 executed 5000000</text:span></text:p>
      <text:p text:style-name="P1"><text:span text:style-name="T1">OSS : not used it entire quantum </text:span></text:p>
      <text:p text:style-name="P1"><text:span text:style-name="T1">OSS : Putting process with PID 31521 into queue 0</text:span></text:p>
      <text:p text:style-name="P1"><text:span text:style-name="T1">OSS :<text:s text:c="2"/>Dispatching process with PID : 31521 from queue 1 at time 240:792536687</text:span></text:p>
      <text:p text:style-name="P1"><text:span text:style-name="T1">OSS : Total time this dispatch was 330</text:span></text:p>
      <text:p text:style-name="P1"><text:span text:style-name="T1">OSS : Reciving pid : 31521 executed 5000000</text:span></text:p>
      <text:p text:style-name="P1"><text:span text:style-name="T1">OSS : not used it entire quantum </text:span></text:p>
      <text:p text:style-name="P1"><text:span text:style-name="T1">OSS : Putting process with PID 31521 into queue 0</text:span></text:p>
      <text:p text:style-name="P1"><text:span text:style-name="T1">OSS :<text:s text:c="2"/>Dispatching process with PID : 31521 from queue 1 at time 240:797536871</text:span></text:p>
      <text:p text:style-name="P1"><text:span text:style-name="T1">OSS : Total time this dispatch was 184</text:span></text:p>
      <text:p text:style-name="P1"><text:span text:style-name="T1">OSS : Reciving pid : 31521 executed 5000000</text:span></text:p>
      <text:p text:style-name="P1"><text:span text:style-name="T1">OSS : not used it entire quantum </text:span></text:p>
      <text:p text:style-name="P1"><text:span text:style-name="T1">OSS : Putting process with PID 31521 into queue 0</text:span></text:p>
      <text:p text:style-name="P1"><text:span text:style-name="T1">OSS :<text:s text:c="2"/>Dispatching process with PID : 31521 from queue 1 at time 240:802537269</text:span></text:p>
      <text:p text:style-name="P1"><text:span text:style-name="T1">OSS : Total time this dispatch was 398</text:span></text:p>
      <text:p text:style-name="P1"><text:span text:style-name="T1">OSS : Reciving pid : 31521 executed 500000</text:span></text:p>
      <text:p text:style-name="P1"><text:span text:style-name="T1">OSS : not used it entire quantum </text:span></text:p>
      <text:p text:style-name="P1"><text:span text:style-name="T1">OSS : Putting process with PID 31521 into queue 0</text:span></text:p>
      <text:p text:style-name="P1"><text:span text:style-name="T1">OSS :<text:s text:c="2"/>Dispatching process with PID : 31521 from queue 1 at time 240:803037301</text:span></text:p>
      <text:p text:style-name="P1"><text:span text:style-name="T1">OSS : Total time this dispatch was 32</text:span></text:p>
      <text:p text:style-name="P1"><text:span text:style-name="T1">OSS : Reciving pid : 31521 executed 0</text:span></text:p>
      <text:p text:style-name="P1"><text:span text:style-name="T1">OSS : not used it entire quantum </text:span></text:p>
      <text:p text:style-name="P1"><text:span text:style-name="T1">OSS : Putting process with PID 31521 into queue 0</text:span></text:p>
      <text:p text:style-name="P1"><text:span text:style-name="T1">OSS :<text:s text:c="2"/>Dispatching process with PID : 31521 from queue 1 at time 240:803037980</text:span></text:p>
      <text:p text:style-name="P1"><text:span text:style-name="T1">OSS : Total time this dispatch was 679</text:span></text:p>
      <text:p text:style-name="P1"><text:span text:style-name="T1">OSS : Reciving pid : 31521 executed 3387000064</text:span></text:p>
      <text:p text:style-name="P1"><text:span text:style-name="T1">OSS : pid : 31521 completed execution CPU : 3.407500<text:s text:c="2"/>Total : 3.407502</text:span></text:p>
      <text:p text:style-name="P1"><text:span text:style-name="T1">OSS : Generating process with PID 31522 and putting it in queue 1 at time 242:803039283</text:span></text:p>
      <text:p text:style-name="P1"><text:span text:style-name="T1">OSS : Dispaching pid : 31522 from queue 1 at time 242:803039400</text:span></text:p>
      <text:p text:style-name="P1"><text:span text:style-name="T1">OSS : Total time this dispatch was 2000001420</text:span></text:p>
      <text:p text:style-name="P1"><text:span text:style-name="T1">OSS : Reciving pid : 31522 executed 2300000</text:span></text:p>
      <text:p text:style-name="P1"><text:span text:style-name="T1">OSS : not used it entire quantum </text:span></text:p>
      <text:p text:style-name="P1"><text:span text:style-name="T1">OSS : Putting process with PID 31522 into queue 1</text:span></text:p>
      <text:p text:style-name="P1"><text:span text:style-name="T1">OSS : Generating process with PID 31523 and putting it in queue 0 at time 242:805339400</text:span></text:p>
      <text:p text:style-name="P1"><text:span text:style-name="T1">OSS :<text:s text:c="2"/>Dispatching process with PID : 31523 from queue 1 at time 242:805339718</text:span></text:p>
      <text:p text:style-name="P1"><text:span text:style-name="T1">OSS : Total time this dispatch was 318</text:span></text:p>
      <text:p text:style-name="P1"><text:span text:style-name="T1">OSS : Reciving pid : 31523 executed 2849999</text:span></text:p>
      <text:p text:style-name="P1"><text:span text:style-name="T1">OSS : not used it entire quantum </text:span></text:p>
      <text:p text:style-name="P1"><text:span text:style-name="T1">OSS : Putting process with PID 31523 into queue 0</text:span></text:p>
      <text:p text:style-name="P1"><text:span text:style-name="T1">OSS :<text:s text:c="2"/>Dispatching process with PID : 31523 from queue 1 at time 242:808189986</text:span></text:p>
      <text:p text:style-name="P1"><text:span text:style-name="T1">OSS : Total time this dispatch was 269</text:span></text:p>
      <text:p text:style-name="P1"><text:span text:style-name="T1">OSS : Reciving pid : 31523 executed 5000000</text:span></text:p>
      <text:p text:style-name="P1"><text:span text:style-name="T1">OSS : not used it entire quantum </text:span></text:p>
      <text:p text:style-name="P1"><text:span text:style-name="T1">OSS : Putting process with PID 31523 into queue 0</text:span></text:p>
      <text:p text:style-name="P1"><text:span text:style-name="T1">OSS :<text:s text:c="2"/>Dispatching process with PID : 31523 from queue 1 at time 242:813190841</text:span></text:p>
      <text:p text:style-name="P1"><text:span text:style-name="T1">OSS : Total time this dispatch was 855</text:span></text:p>
      <text:p text:style-name="P1"><text:span text:style-name="T1">OSS : Reciving pid : 31523 executed 2100000</text:span></text:p>
      <text:p text:style-name="P1"><text:span text:style-name="T1">OSS : not used it entire quantum </text:span></text:p>
      <text:p text:style-name="P1"><text:span text:style-name="T1">OSS : Putting process with PID 31523 into queue 0</text:span></text:p>
      <text:p text:style-name="P1"><text:span text:style-name="T1">OSS :<text:s text:c="2"/>Dispatching process with PID : 31523 from queue 1 at time 242:815291180</text:span></text:p>
      <text:p text:style-name="P1"><text:span text:style-name="T1">OSS : Total time this dispatch was 339</text:span></text:p>
      <text:p text:style-name="P1"><text:span text:style-name="T1">OSS : Reciving pid : 31523 executed 5000000</text:span></text:p>
      <text:p text:style-name="P1"><text:span text:style-name="T1">OSS : not used it entire quantum </text:span></text:p>
      <text:p text:style-name="P1"><text:span text:style-name="T1">OSS : Putting process with PID 31523 into queue 0</text:span></text:p>
      <text:p text:style-name="P1"><text:span text:style-name="T1">OSS :<text:s text:c="2"/>Dispatching process with PID : 31523 from queue 1 at time 242:820291768</text:span></text:p>
      <text:p text:style-name="P1"><text:span text:style-name="T1">OSS : Total time this dispatch was 588</text:span></text:p>
      <text:p text:style-name="P1"><text:span text:style-name="T1">OSS : Reciving pid : 31523 executed 5000000</text:span></text:p>
      <text:p text:style-name="P1"><text:span text:style-name="T1">OSS : not used it entire quantum </text:span></text:p>
      <text:p text:style-name="P1"><text:span text:style-name="T1">OSS : Putting process with PID 31523 into queue 0</text:span></text:p>
      <text:p text:style-name="P1"><text:span text:style-name="T1">OSS :<text:s text:c="2"/>Dispatching process with PID : 31523 from queue 1 at time 242:825291966</text:span></text:p>
      <text:p text:style-name="P1"><text:span text:style-name="T1">OSS : Total time this dispatch was 198</text:span></text:p>
      <text:p text:style-name="P1"><text:span text:style-name="T1">OSS : Reciving pid : 31523 executed 5000000</text:span></text:p>
      <text:p text:style-name="P1"><text:span text:style-name="T1">OSS : not used it entire quantum </text:span></text:p>
      <text:p text:style-name="P1"><text:span text:style-name="T1">OSS : Putting process with PID 31523 into queue 0</text:span></text:p>
      <text:p text:style-name="P1"><text:span text:style-name="T1">OSS :<text:s text:c="2"/>Dispatching process with PID : 31523 from queue 1 at time 242:830292786</text:span></text:p>
      <text:p text:style-name="P1"><text:span text:style-name="T1">OSS : Total time this dispatch was 820</text:span></text:p>
      <text:p text:style-name="P1"><text:span text:style-name="T1">OSS : Reciving pid : 31523 executed 0</text:span></text:p>
      <text:p text:style-name="P1"><text:span text:style-name="T1">OSS : not used it entire quantum </text:span></text:p>
      <text:p text:style-name="P1"><text:span text:style-name="T1">OSS : Putting process with PID 31523 into queue 0</text:span></text:p>
      <text:p text:style-name="P1"><text:span text:style-name="T1">OSS :<text:s text:c="2"/>Dispatching process with PID : 31523 from queue 1 at time 242:830293056</text:span></text:p>
      <text:p text:style-name="P1"><text:span text:style-name="T1">OSS : Total time this dispatch was 270</text:span></text:p>
      <text:p text:style-name="P1"><text:span text:style-name="T1">OSS : Reciving pid : 31523 executed 5000000</text:span></text:p>
      <text:p text:style-name="P1"><text:span text:style-name="T1">OSS : not used it entire quantum </text:span></text:p>
      <text:p text:style-name="P1"><text:span text:style-name="T1">OSS : Putting process with PID 31523 into queue 0</text:span></text:p>
      <text:p text:style-name="P1"><text:span text:style-name="T1">OSS :<text:s text:c="2"/>Dispatching process with PID : 31523 from queue 1 at time 242:835293973</text:span></text:p>
      <text:p text:style-name="P1"><text:span text:style-name="T1">OSS : Total time this dispatch was 917</text:span></text:p>
      <text:p text:style-name="P1"><text:span text:style-name="T1">OSS : Reciving pid : 31523 executed 5000000</text:span></text:p>
      <text:p text:style-name="P1"><text:span text:style-name="T1">OSS : not used it entire quantum </text:span></text:p>
      <text:p text:style-name="P1"><text:span text:style-name="T1">OSS : Putting process with PID 31523 into queue 0</text:span></text:p>
      <text:p text:style-name="P1"><text:span text:style-name="T1">OSS :<text:s text:c="2"/>Dispatching process with PID : 31523 from queue 1 at time 242:840294321</text:span></text:p>
      <text:p text:style-name="P1"><text:span text:style-name="T1">OSS : Total time this dispatch was 348</text:span></text:p>
      <text:p text:style-name="P1"><text:span text:style-name="T1">OSS : Reciving pid : 31523 executed 0</text:span></text:p>
      <text:p text:style-name="P1"><text:span text:style-name="T1">OSS : not used it entire quantum </text:span></text:p>
      <text:p text:style-name="P1"><text:span text:style-name="T1">OSS : Putting process with PID 31523 into queue 0</text:span></text:p>
      <text:p text:style-name="P1"><text:span text:style-name="T1">OSS :<text:s text:c="2"/>Dispatching process with PID : 31523 from queue 1 at time 242:840295053</text:span></text:p>
      <text:p text:style-name="P1"><text:span text:style-name="T1">OSS : Total time this dispatch was 732</text:span></text:p>
      <text:p text:style-name="P1"><text:span text:style-name="T1">OSS : Reciving pid : 31523 executed 4750000</text:span></text:p>
      <text:p text:style-name="P1"><text:span text:style-name="T1">OSS : not used it entire quantum </text:span></text:p>
      <text:p text:style-name="P1"><text:span text:style-name="T1">OSS : Putting process with PID 31523 into queue 0</text:span></text:p>
      <text:p text:style-name="P1"><text:span text:style-name="T1">OSS :<text:s text:c="2"/>Dispatching process with PID : 31523 from queue 1 at time 242:845045603</text:span></text:p>
      <text:p text:style-name="P1"><text:span text:style-name="T1">OSS : Total time this dispatch was 550</text:span></text:p>
      <text:p text:style-name="P1"><text:span text:style-name="T1">OSS : Reciving pid : 31523 executed 5000000</text:span></text:p>
      <text:p text:style-name="P1"><text:span text:style-name="T1">OSS : not used it entire quantum </text:span></text:p>
      <text:p text:style-name="P1"><text:span text:style-name="T1">OSS : Putting process with PID 31523 into queue 0</text:span></text:p>
      <text:p text:style-name="P1"><text:span text:style-name="T1">OSS :<text:s text:c="2"/>Dispatching process with PID : 31523 from queue 1 at time 242:850046551</text:span></text:p>
      <text:p text:style-name="P1"><text:span text:style-name="T1">OSS : Total time this dispatch was 948</text:span></text:p>
      <text:p text:style-name="P1"><text:span text:style-name="T1">OSS : Reciving pid : 31523 executed 4100000</text:span></text:p>
      <text:p text:style-name="P1"><text:span text:style-name="T1">OSS : not used it entire quantum </text:span></text:p>
      <text:p text:style-name="P1"><text:span text:style-name="T1">OSS : Putting process with PID 31523 into queue 0</text:span></text:p>
      <text:p text:style-name="P1"><text:span text:style-name="T1">OSS :<text:s text:c="2"/>Dispatching process with PID : 31523 from queue 1 at time 242:854147122</text:span></text:p>
      <text:p text:style-name="P1"><text:span text:style-name="T1">OSS : Total time this dispatch was 571</text:span></text:p>
      <text:p text:style-name="P1"><text:span text:style-name="T1">OSS : Reciving pid : 31523 executed 200000</text:span></text:p>
      <text:p text:style-name="P1"><text:span text:style-name="T1">OSS : not used it entire quantum </text:span></text:p>
      <text:p text:style-name="P1"><text:span text:style-name="T1">OSS : Putting process with PID 31523 into queue 0</text:span></text:p>
      <text:p text:style-name="P1"><text:span text:style-name="T1">OSS :<text:s text:c="2"/>Dispatching process with PID : 31523 from queue 1 at time 242:854347274</text:span></text:p>
      <text:p text:style-name="P1"><text:span text:style-name="T1">OSS : Total time this dispatch was 152</text:span></text:p>
      <text:p text:style-name="P1"><text:span text:style-name="T1">OSS : Reciving pid : 31523 executed 5000000</text:span></text:p>
      <text:p text:style-name="P1"><text:span text:style-name="T1">OSS : pid : 31523 completed execution CPU : 0.054000<text:s text:c="2"/>Total : 0.054008</text:span></text:p>
      <text:p text:style-name="P1"><text:span text:style-name="T1">OSS : Dispaching pid : 31522 from queue 1 at time 242:854347954</text:span></text:p>
      <text:p text:style-name="P1"><text:span text:style-name="T1">OSS : Total time this dispatch was 680</text:span></text:p>
      <text:p text:style-name="P1"><text:span text:style-name="T1">OSS : Reciving pid : 31522 executed 300000</text:span></text:p>
      <text:p text:style-name="P1"><text:span text:style-name="T1">OSS : not used it entire quantum </text:span></text:p>
      <text:p text:style-name="P1"><text:span text:style-name="T1">OSS : Putting process with PID 31522 into queue 1</text:span></text:p>
      <text:p text:style-name="P1"><text:span text:style-name="T1">OSS : Dispaching pid : 31522 from queue 1 at time 242:854648066</text:span></text:p>
      <text:p text:style-name="P1"><text:span text:style-name="T1">OSS : Total time this dispatch was 112</text:span></text:p>
      <text:p text:style-name="P1"><text:span text:style-name="T1">OSS : Reciving pid : 31522 executed 10000000</text:span></text:p>
      <text:p text:style-name="P1"><text:span text:style-name="T1">OSS : not used it entire quantum </text:span></text:p>
      <text:p text:style-name="P1"><text:span text:style-name="T1">OSS : Putting process with PID 31522 into queue 1</text:span></text:p>
      <text:p text:style-name="P1"><text:span text:style-name="T1">OSS : Dispaching pid : 31522 from queue 1 at time 242:864648333</text:span></text:p>
      <text:p text:style-name="P1"><text:span text:style-name="T1">OSS : Total time this dispatch was 267</text:span></text:p>
      <text:p text:style-name="P1"><text:span text:style-name="T1">OSS : Reciving pid : 31522 executed 10000000</text:span></text:p>
      <text:p text:style-name="P1"><text:span text:style-name="T1">OSS : not used it entire quantum </text:span></text:p>
      <text:p text:style-name="P1"><text:span text:style-name="T1">OSS : Putting process with PID 31522 into queue 1</text:span></text:p>
      <text:p text:style-name="P1"><text:span text:style-name="T1">OSS : Dispaching pid : 31522 from queue 1 at time 242:874649110</text:span></text:p>
      <text:p text:style-name="P1"><text:span text:style-name="T1">OSS : Total time this dispatch was 777</text:span></text:p>
      <text:p text:style-name="P1"><text:span text:style-name="T1">OSS : Reciving pid : 31522 executed 4200000</text:span></text:p>
      <text:p text:style-name="P1"><text:span text:style-name="T1">OSS : not used it entire quantum </text:span></text:p>
      <text:p text:style-name="P1"><text:span text:style-name="T1">OSS : Putting process with PID 31522 into queue 1</text:span></text:p>
      <text:p text:style-name="P1"><text:span text:style-name="T1">OSS : Dispaching pid : 31522 from queue 1 at time 242:878849552</text:span></text:p>
      <text:p text:style-name="P1"><text:span text:style-name="T1">OSS : Total time this dispatch was 442</text:span></text:p>
      <text:p text:style-name="P1"><text:span text:style-name="T1">OSS : Reciving pid : 31522 executed 10000000</text:span></text:p>
      <text:p text:style-name="P1"><text:span text:style-name="T1">OSS : not used it entire quantum </text:span></text:p>
      <text:p text:style-name="P1"><text:span text:style-name="T1">OSS : Putting process with PID 31522 into queue 1</text:span></text:p>
      <text:p text:style-name="P1"><text:span text:style-name="T1">OSS : Dispaching pid : 31522 from queue 1 at time 242:888850004</text:span></text:p>
      <text:p text:style-name="P1"><text:span text:style-name="T1">OSS : Total time this dispatch was 452</text:span></text:p>
      <text:p text:style-name="P1"><text:span text:style-name="T1">OSS : Reciving pid : 31522 executed 3543000064</text:span></text:p>
      <text:p text:style-name="P1"><text:span text:style-name="T1">OSS : pid : 31522 completed execution CPU : 3.579800<text:s text:c="2"/>Total : 3.628811</text:span></text:p>
      <text:p text:style-name="P1"><text:span text:style-name="T1">OSS : Generating process with PID 31524 and putting it in queue 1 at time 243:888850531</text:span></text:p>
      <text:p text:style-name="P1"><text:span text:style-name="T1">OSS : Dispaching pid : 31524 from queue 1 at time 243:888850906</text:span></text:p>
      <text:p text:style-name="P1"><text:span text:style-name="T1">OSS : Total time this dispatch was 1000000902</text:span></text:p>
      <text:p text:style-name="P1"><text:span text:style-name="T1">OSS : Reciving pid : 31524 executed 10000000</text:span></text:p>
      <text:p text:style-name="P1"><text:span text:style-name="T1">OSS : not used it entire quantum </text:span></text:p>
      <text:p text:style-name="P1"><text:span text:style-name="T1">OSS : Putting process with PID 31524 into queue 1</text:span></text:p>
      <text:p text:style-name="P1"><text:span text:style-name="T1">OSS : Dispaching pid : 31524 from queue 1 at time 243:898851188</text:span></text:p>
      <text:p text:style-name="P1"><text:span text:style-name="T1">OSS : Total time this dispatch was 282</text:span></text:p>
      <text:p text:style-name="P1"><text:span text:style-name="T1">OSS : Reciving pid : 31524 executed 0</text:span></text:p>
      <text:p text:style-name="P1"><text:span text:style-name="T1">OSS : not used it entire quantum </text:span></text:p>
      <text:p text:style-name="P1"><text:span text:style-name="T1">OSS : Putting process with PID 31524 into queue 1</text:span></text:p>
      <text:p text:style-name="P1"><text:span text:style-name="T1">OSS : Dispaching pid : 31524 from queue 1 at time 243:898852120</text:span></text:p>
      <text:p text:style-name="P1"><text:span text:style-name="T1">OSS : Total time this dispatch was 932</text:span></text:p>
      <text:p text:style-name="P1"><text:span text:style-name="T1">OSS : Reciving pid : 31524 executed 3200000</text:span></text:p>
      <text:p text:style-name="P1"><text:span text:style-name="T1">OSS : not used it entire quantum </text:span></text:p>
      <text:p text:style-name="P1"><text:span text:style-name="T1">OSS : Putting process with PID 31524 into queue 1</text:span></text:p>
      <text:p text:style-name="P1"><text:span text:style-name="T1">OSS : Dispaching pid : 31524 from queue 1 at time 243:902052452</text:span></text:p>
      <text:p text:style-name="P1"><text:span text:style-name="T1">OSS : Total time this dispatch was 332</text:span></text:p>
      <text:p text:style-name="P1"><text:span text:style-name="T1">OSS : Reciving pid : 31524 executed 618000000</text:span></text:p>
      <text:p text:style-name="P1"><text:span text:style-name="T1">OSS : pid : 31524 completed execution CPU : 0.631200<text:s text:c="2"/>Total : 0.631202</text:span></text:p>
      <text:p text:style-name="P1"><text:span text:style-name="T1">OSS : Generating process with PID 31525 and putting it in queue 1 at time 244:902052852</text:span></text:p>
      <text:p text:style-name="P1"><text:span text:style-name="T1">OSS : Dispaching pid : 31525 from queue 1 at time 244:902053570</text:span></text:p>
      <text:p text:style-name="P1"><text:span text:style-name="T1">OSS : Total time this dispatch was 1000001118</text:span></text:p>
      <text:p text:style-name="P1"><text:span text:style-name="T1">OSS : Reciving pid : 31525 executed 3601999872</text:span></text:p>
      <text:p text:style-name="P1"><text:span text:style-name="T1">OSS : pid : 31525 completed execution CPU : 3.602000<text:s text:c="2"/>Total : 3.602000</text:span></text:p>
      <text:p text:style-name="P1"><text:span text:style-name="T1">OSS : Generating process with PID 31526 and putting it in queue 1 at time 245:902054131</text:span></text:p>
      <text:p text:style-name="P1"><text:span text:style-name="T1">OSS : Dispaching pid : 31526 from queue 1 at time 245:902054632</text:span></text:p>
      <text:p text:style-name="P1"><text:span text:style-name="T1">OSS : Total time this dispatch was 1000001062</text:span></text:p>
      <text:p text:style-name="P1"><text:span text:style-name="T1">OSS : Reciving pid : 31526 executed 5600000</text:span></text:p>
      <text:p text:style-name="P1"><text:span text:style-name="T1">OSS : not used it entire quantum </text:span></text:p>
      <text:p text:style-name="P1"><text:span text:style-name="T1">OSS : Putting process with PID 31526 into queue 1</text:span></text:p>
      <text:p text:style-name="P1"><text:span text:style-name="T1">OSS : Generating process with PID 31527 and putting it in queue 1 at time 245:907654632</text:span></text:p>
      <text:p text:style-name="P1"><text:span text:style-name="T1">OSS : Dispaching pid : 31526 from queue 1 at time 245:907655404</text:span></text:p>
      <text:p text:style-name="P1"><text:span text:style-name="T1">OSS : Total time this dispatch was 772</text:span></text:p>
      <text:p text:style-name="P1"><text:span text:style-name="T1">OSS : Reciving pid : 31526 executed 10000000</text:span></text:p>
      <text:p text:style-name="P1"><text:span text:style-name="T1">OSS : not used it entire quantum </text:span></text:p>
      <text:p text:style-name="P1"><text:span text:style-name="T1">OSS : Putting process with PID 31526 into queue 1</text:span></text:p>
      <text:p text:style-name="P1"><text:span text:style-name="T1">OSS : Generating process with PID 31528 and putting it in queue 1 at time 245:917655404</text:span></text:p>
      <text:p text:style-name="P1"><text:span text:style-name="T1">OSS : Dispaching pid : 31527 from queue 1 at time 245:917656260</text:span></text:p>
      <text:p text:style-name="P1"><text:span text:style-name="T1">OSS : Total time this dispatch was 856</text:span></text:p>
      <text:p text:style-name="P1"><text:span text:style-name="T1">OSS : Reciving pid : 31527 executed 0</text:span></text:p>
      <text:p text:style-name="P1"><text:span text:style-name="T1">OSS : not used it entire quantum </text:span></text:p>
      <text:p text:style-name="P1"><text:span text:style-name="T1">OSS : Putting process with PID 31527 into queue 1</text:span></text:p>
      <text:p text:style-name="P1"><text:span text:style-name="T1">OSS : Dispaching pid : 31526 from queue 1 at time 245:917656554</text:span></text:p>
      <text:p text:style-name="P1"><text:span text:style-name="T1">OSS : Total time this dispatch was 294</text:span></text:p>
      <text:p text:style-name="P1"><text:span text:style-name="T1">OSS : Reciving pid : 31526 executed 1899999</text:span></text:p>
      <text:p text:style-name="P1"><text:span text:style-name="T1">OSS : not used it entire quantum </text:span></text:p>
      <text:p text:style-name="P1"><text:span text:style-name="T1">OSS : Putting process with PID 31526 into queue 1</text:span></text:p>
      <text:p text:style-name="P1"><text:span text:style-name="T1">OSS : Dispaching pid : 31528 from queue 1 at time 245:919557432</text:span></text:p>
      <text:p text:style-name="P1"><text:span text:style-name="T1">OSS : Total time this dispatch was 879</text:span></text:p>
      <text:p text:style-name="P1"><text:span text:style-name="T1">OSS : Reciving pid : 31528 executed 4656999936</text:span></text:p>
      <text:p text:style-name="P1"><text:span text:style-name="T1">OSS : pid : 31528 completed execution CPU : 4.657000<text:s text:c="2"/>Total : 4.657000</text:span></text:p>
      <text:p text:style-name="P1"><text:span text:style-name="T1">OSS : Dispaching pid : 31527 from queue 1 at time 245:919557859</text:span></text:p>
      <text:p text:style-name="P1"><text:span text:style-name="T1">OSS : Total time this dispatch was 427</text:span></text:p>
      <text:p text:style-name="P1"><text:span text:style-name="T1">OSS : Reciving pid : 31527 executed 10000000</text:span></text:p>
      <text:p text:style-name="P1"><text:span text:style-name="T1">OSS : not used it entire quantum </text:span></text:p>
      <text:p text:style-name="P1"><text:span text:style-name="T1">OSS : Putting process with PID 31527 into queue 1</text:span></text:p>
      <text:p text:style-name="P1"><text:span text:style-name="T1">OSS : Dispaching pid : 31526 from queue 1 at time 245:929558658</text:span></text:p>
      <text:p text:style-name="P1"><text:span text:style-name="T1">OSS : Total time this dispatch was 799</text:span></text:p>
      <text:p text:style-name="P1"><text:span text:style-name="T1">OSS : Reciving pid : 31526 executed 10000000</text:span></text:p>
      <text:p text:style-name="P1"><text:span text:style-name="T1">OSS : not used it entire quantum </text:span></text:p>
      <text:p text:style-name="P1"><text:span text:style-name="T1">OSS : Putting process with PID 31526 into queue 1</text:span></text:p>
      <text:p text:style-name="P1"><text:span text:style-name="T1">OSS : Dispaching pid : 31527 from queue 1 at time 245:939559217</text:span></text:p>
      <text:p text:style-name="P1"><text:span text:style-name="T1">OSS : Total time this dispatch was 559</text:span></text:p>
      <text:p text:style-name="P1"><text:span text:style-name="T1">OSS : Reciving pid : 31527 executed 7400000</text:span></text:p>
      <text:p text:style-name="P1"><text:span text:style-name="T1">OSS : not used it entire quantum </text:span></text:p>
      <text:p text:style-name="P1"><text:span text:style-name="T1">OSS : Putting process with PID 31527 into queue 1</text:span></text:p>
      <text:p text:style-name="P1"><text:span text:style-name="T1">OSS : Dispaching pid : 31526 from queue 1 at time 245:946960108</text:span></text:p>
      <text:p text:style-name="P1"><text:span text:style-name="T1">OSS : Total time this dispatch was 891</text:span></text:p>
      <text:p text:style-name="P1"><text:span text:style-name="T1">OSS : Reciving pid : 31526 executed 10000000</text:span></text:p>
      <text:p text:style-name="P1"><text:span text:style-name="T1">OSS : not used it entire quantum </text:span></text:p>
      <text:p text:style-name="P1"><text:span text:style-name="T1">OSS : Putting process with PID 31526 into queue 1</text:span></text:p>
      <text:p text:style-name="P1"><text:span text:style-name="T1">OSS : Dispaching pid : 31527 from queue 1 at time 245:956960526</text:span></text:p>
      <text:p text:style-name="P1"><text:span text:style-name="T1">OSS : Total time this dispatch was 418</text:span></text:p>
      <text:p text:style-name="P1"><text:span text:style-name="T1">OSS : Reciving pid : 31527 executed 10000000</text:span></text:p>
      <text:p text:style-name="P1"><text:span text:style-name="T1">OSS : not used it entire quantum </text:span></text:p>
      <text:p text:style-name="P1"><text:span text:style-name="T1">OSS : Putting process with PID 31527 into queue 1</text:span></text:p>
      <text:p text:style-name="P1"><text:span text:style-name="T1">OSS : Dispaching pid : 31526 from queue 1 at time 245:966961214</text:span></text:p>
      <text:p text:style-name="P1"><text:span text:style-name="T1">OSS : Total time this dispatch was 688</text:span></text:p>
      <text:p text:style-name="P1"><text:span text:style-name="T1">OSS : Reciving pid : 31526 executed 10000000</text:span></text:p>
      <text:p text:style-name="P1"><text:span text:style-name="T1">OSS : not used it entire quantum </text:span></text:p>
      <text:p text:style-name="P1"><text:span text:style-name="T1">OSS : Putting process with PID 31526 into queue 1</text:span></text:p>
      <text:p text:style-name="P1"><text:span text:style-name="T1">OSS : Dispaching pid : 31527 from queue 1 at time 245:976961548</text:span></text:p>
      <text:p text:style-name="P1"><text:span text:style-name="T1">OSS : Total time this dispatch was 334</text:span></text:p>
      <text:p text:style-name="P1"><text:span text:style-name="T1">OSS : Reciving pid : 31527 executed 9200000</text:span></text:p>
      <text:p text:style-name="P1"><text:span text:style-name="T1">OSS : not used it entire quantum </text:span></text:p>
      <text:p text:style-name="P1"><text:span text:style-name="T1">OSS : Putting process with PID 31527 into queue 1</text:span></text:p>
      <text:p text:style-name="P1"><text:span text:style-name="T1">OSS : Dispaching pid : 31526 from queue 1 at time 245:986162418</text:span></text:p>
      <text:p text:style-name="P1"><text:span text:style-name="T1">OSS : Total time this dispatch was 870</text:span></text:p>
      <text:p text:style-name="P1"><text:span text:style-name="T1">OSS : Reciving pid : 31526 executed 10000000</text:span></text:p>
      <text:p text:style-name="P1"><text:span text:style-name="T1">OSS : pid : 31526 completed execution CPU : 0.057500<text:s text:c="2"/>Total : 0.094108</text:span></text:p>
      <text:p text:style-name="P1"><text:span text:style-name="T1">OSS : Dispaching pid : 31527 from queue 1 at time 245:986162986</text:span></text:p>
      <text:p text:style-name="P1"><text:span text:style-name="T1">OSS : Total time this dispatch was 568</text:span></text:p>
      <text:p text:style-name="P1"><text:span text:style-name="T1">OSS : Reciving pid : 31527 executed 10000000</text:span></text:p>
      <text:p text:style-name="P1"><text:span text:style-name="T1">OSS : not used it entire quantum </text:span></text:p>
      <text:p text:style-name="P1"><text:span text:style-name="T1">OSS : Putting process with PID 31527 into queue 1</text:span></text:p>
      <text:p text:style-name="P1"><text:span text:style-name="T1">OSS : Dispaching pid : 31527 from queue 1 at time 245:996163146</text:span></text:p>
      <text:p text:style-name="P1"><text:span text:style-name="T1">OSS : Total time this dispatch was 160</text:span></text:p>
      <text:p text:style-name="P1"><text:span text:style-name="T1">OSS : Reciving pid : 31527 executed 10000000</text:span></text:p>
      <text:p text:style-name="P1"><text:span text:style-name="T1">OSS : pid : 31527 completed execution CPU : 0.056600<text:s text:c="2"/>Total : 0.088507</text:span></text:p>
      <text:p text:style-name="P1"><text:span text:style-name="T1">OSS : Generating process with PID 31529 and putting it in queue 0 at time 246:996163500</text:span></text:p>
      <text:p text:style-name="P1"><text:span text:style-name="T1">OSS :<text:s text:c="2"/>Dispatching process with PID : 31529 from queue 1 at time 246:996164138</text:span></text:p>
      <text:p text:style-name="P1"><text:span text:style-name="T1">OSS : Total time this dispatch was 1000000992</text:span></text:p>
      <text:p text:style-name="P1"><text:span text:style-name="T1">OSS : Reciving pid : 31529 executed 5000000</text:span></text:p>
      <text:p text:style-name="P1"><text:span text:style-name="T1">OSS : not used it entire quantum </text:span></text:p>
      <text:p text:style-name="P1"><text:span text:style-name="T1">OSS : Putting process with PID 31529 into queue 0</text:span></text:p>
      <text:p text:style-name="P1"><text:span text:style-name="T1">OSS : Generating process with PID 31530 and putting it in queue 0 at time 247:1164138</text:span></text:p>
      <text:p text:style-name="P1"><text:span text:style-name="T1">OSS :<text:s text:c="2"/>Dispatching process with PID : 31529 from queue 1 at time 247:1165068</text:span></text:p>
      <text:p text:style-name="P1"><text:span text:style-name="T1">OSS : Total time this dispatch was 930</text:span></text:p>
      <text:p text:style-name="P1"><text:span text:style-name="T1">OSS : Reciving pid : 31529 executed 2489000192</text:span></text:p>
      <text:p text:style-name="P1"><text:span text:style-name="T1">OSS : pid : 31529 completed execution CPU : 2.494000<text:s text:c="2"/>Total : 2.494001</text:span></text:p>
      <text:p text:style-name="P1"><text:span text:style-name="T1">OSS : Generating process with PID 31531 and putting it in queue 1 at time 247:1165068</text:span></text:p>
      <text:p text:style-name="P1"><text:span text:style-name="T1">OSS :<text:s text:c="2"/>Dispatching process with PID : 31530 from queue 1 at time 247:1165912</text:span></text:p>
      <text:p text:style-name="P1"><text:span text:style-name="T1">OSS : Total time this dispatch was 844</text:span></text:p>
      <text:p text:style-name="P1"><text:span text:style-name="T1">OSS : Reciving pid : 31530 executed 5000000</text:span></text:p>
      <text:p text:style-name="P1"><text:span text:style-name="T1">OSS : not used it entire quantum </text:span></text:p>
      <text:p text:style-name="P1"><text:span text:style-name="T1">OSS : Putting process with PID 31530 into queue 0</text:span></text:p>
      <text:p text:style-name="P1"><text:span text:style-name="T1">OSS :<text:s text:c="2"/>Dispatching process with PID : 31530 from queue 1 at time 247:6165943</text:span></text:p>
      <text:p text:style-name="P1"><text:span text:style-name="T1">OSS : Total time this dispatch was 31</text:span></text:p>
      <text:p text:style-name="P1"><text:span text:style-name="T1">OSS : Reciving pid : 31530 executed 5000000</text:span></text:p>
      <text:p text:style-name="P1"><text:span text:style-name="T1">OSS : not used it entire quantum </text:span></text:p>
      <text:p text:style-name="P1"><text:span text:style-name="T1">OSS : Putting process with PID 31530 into queue 0</text:span></text:p>
      <text:p text:style-name="P1"><text:span text:style-name="T1">OSS :<text:s text:c="2"/>Dispatching process with PID : 31530 from queue 1 at time 247:11165970</text:span></text:p>
      <text:p text:style-name="P1"><text:span text:style-name="T1">OSS : Total time this dispatch was 27</text:span></text:p>
      <text:p text:style-name="P1"><text:span text:style-name="T1">OSS : Reciving pid : 31530 executed 5000000</text:span></text:p>
      <text:p text:style-name="P1"><text:span text:style-name="T1">OSS : not used it entire quantum </text:span></text:p>
      <text:p text:style-name="P1"><text:span text:style-name="T1">OSS : Putting process with PID 31530 into queue 0</text:span></text:p>
      <text:p text:style-name="P1"><text:span text:style-name="T1">OSS :<text:s text:c="2"/>Dispatching process with PID : 31530 from queue 1 at time 247:16166667</text:span></text:p>
      <text:p text:style-name="P1"><text:span text:style-name="T1">OSS : Total time this dispatch was 697</text:span></text:p>
      <text:p text:style-name="P1"><text:span text:style-name="T1">OSS : Reciving pid : 31530 executed 5000000</text:span></text:p>
      <text:p text:style-name="P1"><text:span text:style-name="T1">OSS : not used it entire quantum </text:span></text:p>
      <text:p text:style-name="P1"><text:span text:style-name="T1">OSS : Putting process with PID 31530 into queue 0</text:span></text:p>
      <text:p text:style-name="P1"><text:span text:style-name="T1">OSS :<text:s text:c="2"/>Dispatching process with PID : 31530 from queue 1 at time 247:21167525</text:span></text:p>
      <text:p text:style-name="P1"><text:span text:style-name="T1">OSS : Total time this dispatch was 858</text:span></text:p>
      <text:p text:style-name="P1"><text:span text:style-name="T1">OSS : Reciving pid : 31530 executed 5000000</text:span></text:p>
      <text:p text:style-name="P1"><text:span text:style-name="T1">OSS : not used it entire quantum </text:span></text:p>
      <text:p text:style-name="P1"><text:span text:style-name="T1">OSS : Putting process with PID 31530 into queue 0</text:span></text:p>
      <text:p text:style-name="P1"><text:span text:style-name="T1">OSS :<text:s text:c="2"/>Dispatching process with PID : 31530 from queue 1 at time 247:26168135</text:span></text:p>
      <text:p text:style-name="P1"><text:span text:style-name="T1">OSS : Total time this dispatch was 610</text:span></text:p>
      <text:p text:style-name="P1"><text:span text:style-name="T1">OSS : Reciving pid : 31530 executed 0</text:span></text:p>
      <text:p text:style-name="P1"><text:span text:style-name="T1">OSS : not used it entire quantum </text:span></text:p>
      <text:p text:style-name="P1"><text:span text:style-name="T1">OSS : Putting process with PID 31530 into queue 0</text:span></text:p>
      <text:p text:style-name="P1"><text:span text:style-name="T1">OSS :<text:s text:c="2"/>Dispatching process with PID : 31530 from queue 1 at time 247:26168604</text:span></text:p>
      <text:p text:style-name="P1"><text:span text:style-name="T1">OSS : Total time this dispatch was 469</text:span></text:p>
      <text:p text:style-name="P1"><text:span text:style-name="T1">OSS : Reciving pid : 31530 executed 33000000</text:span></text:p>
      <text:p text:style-name="P1"><text:span text:style-name="T1">OSS : pid : 31530 completed execution CPU : 0.058000<text:s text:c="2"/>Total : 0.058003</text:span></text:p>
      <text:p text:style-name="P1"><text:span text:style-name="T1">OSS : Dispaching pid : 31531 from queue 1 at time 247:26169559</text:span></text:p>
      <text:p text:style-name="P1"><text:span text:style-name="T1">OSS : Total time this dispatch was 955</text:span></text:p>
      <text:p text:style-name="P1"><text:span text:style-name="T1">OSS : Reciving pid : 31531 executed 900000</text:span></text:p>
      <text:p text:style-name="P1"><text:span text:style-name="T1">OSS : not used it entire quantum </text:span></text:p>
      <text:p text:style-name="P1"><text:span text:style-name="T1">OSS : Putting process with PID 31531 into queue 1</text:span></text:p>
      <text:p text:style-name="P1"><text:span text:style-name="T1">OSS : Dispaching pid : 31531 from queue 1 at time 247:27070451</text:span></text:p>
      <text:p text:style-name="P1"><text:span text:style-name="T1">OSS : Total time this dispatch was 892</text:span></text:p>
      <text:p text:style-name="P1"><text:span text:style-name="T1">OSS : Reciving pid : 31531 executed 2200000</text:span></text:p>
      <text:p text:style-name="P1"><text:span text:style-name="T1">OSS : not used it entire quantum </text:span></text:p>
      <text:p text:style-name="P1"><text:span text:style-name="T1">OSS : Putting process with PID 31531 into queue 1</text:span></text:p>
      <text:p text:style-name="P1"><text:span text:style-name="T1">OSS : Dispaching pid : 31531 from queue 1 at time 247:29271128</text:span></text:p>
      <text:p text:style-name="P1"><text:span text:style-name="T1">OSS : Total time this dispatch was 677</text:span></text:p>
      <text:p text:style-name="P1"><text:span text:style-name="T1">OSS : Reciving pid : 31531 executed 10000000</text:span></text:p>
      <text:p text:style-name="P1"><text:span text:style-name="T1">OSS : not used it entire quantum </text:span></text:p>
      <text:p text:style-name="P1"><text:span text:style-name="T1">OSS : Putting process with PID 31531 into queue 1</text:span></text:p>
      <text:p text:style-name="P1"><text:span text:style-name="T1">OSS : Dispaching pid : 31531 from queue 1 at time 247:39271729</text:span></text:p>
      <text:p text:style-name="P1"><text:span text:style-name="T1">OSS : Total time this dispatch was 601</text:span></text:p>
      <text:p text:style-name="P1"><text:span text:style-name="T1">OSS : Reciving pid : 31531 executed 10000000</text:span></text:p>
      <text:p text:style-name="P1"><text:span text:style-name="T1">OSS : not used it entire quantum </text:span></text:p>
      <text:p text:style-name="P1"><text:span text:style-name="T1">OSS : Putting process with PID 31531 into queue 1</text:span></text:p>
      <text:p text:style-name="P1"><text:span text:style-name="T1">OSS : Dispaching pid : 31531 from queue 1 at time 247:49272500</text:span></text:p>
      <text:p text:style-name="P1"><text:span text:style-name="T1">OSS : Total time this dispatch was 771</text:span></text:p>
      <text:p text:style-name="P1"><text:span text:style-name="T1">OSS : Reciving pid : 31531 executed 8800000</text:span></text:p>
      <text:p text:style-name="P1"><text:span text:style-name="T1">OSS : not used it entire quantum </text:span></text:p>
      <text:p text:style-name="P1"><text:span text:style-name="T1">OSS : Putting process with PID 31531 into queue 1</text:span></text:p>
      <text:p text:style-name="P1"><text:span text:style-name="T1">OSS : Dispaching pid : 31531 from queue 1 at time 247:58072605</text:span></text:p>
      <text:p text:style-name="P1"><text:span text:style-name="T1">OSS : Total time this dispatch was 105</text:span></text:p>
      <text:p text:style-name="P1"><text:span text:style-name="T1">OSS : Reciving pid : 31531 executed 10000000</text:span></text:p>
      <text:p text:style-name="P1"><text:span text:style-name="T1">OSS : not used it entire quantum </text:span></text:p>
      <text:p text:style-name="P1"><text:span text:style-name="T1">OSS : Putting process with PID 31531 into queue 1</text:span></text:p>
      <text:p text:style-name="P1"><text:span text:style-name="T1">OSS : Dispaching pid : 31531 from queue 1 at time 247:68073357</text:span></text:p>
      <text:p text:style-name="P1"><text:span text:style-name="T1">OSS : Total time this dispatch was 752</text:span></text:p>
      <text:p text:style-name="P1"><text:span text:style-name="T1">OSS : Reciving pid : 31531 executed 1319000064</text:span></text:p>
      <text:p text:style-name="P1"><text:span text:style-name="T1">OSS : pid : 31531 completed execution CPU : 1.360900<text:s text:c="2"/>Total : 1.360904</text:span></text:p>
      <text:p text:style-name="P1"><text:span text:style-name="T1">OSS : Generating process with PID 31532 and putting it in queue 1 at time 249:68074387</text:span></text:p>
      <text:p text:style-name="P1"><text:span text:style-name="T1">OSS : Dispaching pid : 31532 from queue 1 at time 249:68075069</text:span></text:p>
      <text:p text:style-name="P1"><text:span text:style-name="T1">OSS : Total time this dispatch was 2000001712</text:span></text:p>
      <text:p text:style-name="P1"><text:span text:style-name="T1">OSS : Reciving pid : 31532 executed 10000000</text:span></text:p>
      <text:p text:style-name="P1"><text:span text:style-name="T1">OSS : not used it entire quantum </text:span></text:p>
      <text:p text:style-name="P1"><text:span text:style-name="T1">OSS : Putting process with PID 31532 into queue 1</text:span></text:p>
      <text:p text:style-name="P1"><text:span text:style-name="T1">OSS : Dispaching pid : 31532 from queue 1 at time 249:78075462</text:span></text:p>
      <text:p text:style-name="P1"><text:span text:style-name="T1">OSS : Total time this dispatch was 393</text:span></text:p>
      <text:p text:style-name="P1"><text:span text:style-name="T1">OSS : Reciving pid : 31532 executed 5600000</text:span></text:p>
      <text:p text:style-name="P1"><text:span text:style-name="T1">OSS : not used it entire quantum </text:span></text:p>
      <text:p text:style-name="P1"><text:span text:style-name="T1">OSS : Putting process with PID 31532 into queue 1</text:span></text:p>
      <text:p text:style-name="P1"><text:span text:style-name="T1">OSS : Dispaching pid : 31532 from queue 1 at time 249:83675753</text:span></text:p>
      <text:p text:style-name="P1"><text:span text:style-name="T1">OSS : Total time this dispatch was 291</text:span></text:p>
      <text:p text:style-name="P1"><text:span text:style-name="T1">OSS : Reciving pid : 31532 executed 10000000</text:span></text:p>
      <text:p text:style-name="P1"><text:span text:style-name="T1">OSS : not used it entire quantum </text:span></text:p>
      <text:p text:style-name="P1"><text:span text:style-name="T1">OSS : Putting process with PID 31532 into queue 1</text:span></text:p>
      <text:p text:style-name="P1"><text:span text:style-name="T1">OSS : Dispaching pid : 31532 from queue 1 at time 249:93675948</text:span></text:p>
      <text:p text:style-name="P1"><text:span text:style-name="T1">OSS : Total time this dispatch was 195</text:span></text:p>
      <text:p text:style-name="P1"><text:span text:style-name="T1">OSS : Reciving pid : 31532 executed 10000000</text:span></text:p>
      <text:p text:style-name="P1"><text:span text:style-name="T1">OSS : not used it entire quantum </text:span></text:p>
      <text:p text:style-name="P1"><text:span text:style-name="T1">OSS : Putting process with PID 31532 into queue 1</text:span></text:p>
      <text:p text:style-name="P1"><text:span text:style-name="T1">OSS : Dispaching pid : 31532 from queue 1 at time 249:103676047</text:span></text:p>
      <text:p text:style-name="P1"><text:span text:style-name="T1">OSS : Total time this dispatch was 99</text:span></text:p>
      <text:p text:style-name="P1"><text:span text:style-name="T1">OSS : Reciving pid : 31532 executed 2128000000</text:span></text:p>
      <text:p text:style-name="P1"><text:span text:style-name="T1">OSS : pid : 31532 completed execution CPU : 2.163600<text:s text:c="2"/>Total : 2.163601</text:span></text:p>
      <text:p text:style-name="P1"><text:span text:style-name="T1">OSS : Generating process with PID 31533 and putting it in queue 0 at time 250:103676633</text:span></text:p>
      <text:p text:style-name="P1"><text:span text:style-name="T1">OSS :<text:s text:c="2"/>Dispatching process with PID : 31533 from queue 1 at time 250:103676846</text:span></text:p>
      <text:p text:style-name="P1"><text:span text:style-name="T1">OSS : Total time this dispatch was 1000000799</text:span></text:p>
      <text:p text:style-name="P1"><text:span text:style-name="T1">OSS : Reciving pid : 31533 executed 3099999</text:span></text:p>
      <text:p text:style-name="P1"><text:span text:style-name="T1">OSS : not used it entire quantum </text:span></text:p>
      <text:p text:style-name="P1"><text:span text:style-name="T1">OSS : Putting process with PID 31533 into queue 0</text:span></text:p>
      <text:p text:style-name="P1"><text:span text:style-name="T1">OSS :<text:s text:c="2"/>Dispatching process with PID : 31533 from queue 1 at time 250:106777734</text:span></text:p>
      <text:p text:style-name="P1"><text:span text:style-name="T1">OSS : Total time this dispatch was 889</text:span></text:p>
      <text:p text:style-name="P1"><text:span text:style-name="T1">OSS : Reciving pid : 31533 executed 2344999936</text:span></text:p>
      <text:p text:style-name="P1"><text:span text:style-name="T1">OSS : pid : 31533 completed execution CPU : 2.348100<text:s text:c="2"/>Total : 2.348101</text:span></text:p>
      <text:p text:style-name="P1"><text:span text:style-name="T1">OSS : Generating process with PID 31534 and putting it in queue 1 at time 252:106779072</text:span></text:p>
      <text:p text:style-name="P1"><text:span text:style-name="T1">OSS : Dispaching pid : 31534 from queue 1 at time 252:106779421</text:span></text:p>
      <text:p text:style-name="P1"><text:span text:style-name="T1">OSS : Total time this dispatch was 2000001687</text:span></text:p>
      <text:p text:style-name="P1"><text:span text:style-name="T1">OSS : Reciving pid : 31534 executed 10000000</text:span></text:p>
      <text:p text:style-name="P1"><text:span text:style-name="T1">OSS : not used it entire quantum </text:span></text:p>
      <text:p text:style-name="P1"><text:span text:style-name="T1">OSS : Putting process with PID 31534 into queue 1</text:span></text:p>
      <text:p text:style-name="P1"><text:span text:style-name="T1">OSS : Generating process with PID 31535 and putting it in queue 1 at time 252:116779421</text:span></text:p>
      <text:p text:style-name="P1"><text:span text:style-name="T1">OSS : Dispaching pid : 31534 from queue 1 at time 252:116779981</text:span></text:p>
      <text:p text:style-name="P1"><text:span text:style-name="T1">OSS : Total time this dispatch was 560</text:span></text:p>
      <text:p text:style-name="P1"><text:span text:style-name="T1">OSS : Reciving pid : 31534 executed 1773000064</text:span></text:p>
      <text:p text:style-name="P1"><text:span text:style-name="T1">OSS : pid : 31534 completed execution CPU : 1.783000<text:s text:c="2"/>Total : 1.783001</text:span></text:p>
      <text:p text:style-name="P1"><text:span text:style-name="T1">OSS : Dispaching pid : 31535 from queue 1 at time 252:116780125</text:span></text:p>
      <text:p text:style-name="P1"><text:span text:style-name="T1">OSS : Total time this dispatch was 144</text:span></text:p>
      <text:p text:style-name="P1"><text:span text:style-name="T1">OSS : Reciving pid : 31535 executed 10000000</text:span></text:p>
      <text:p text:style-name="P1"><text:span text:style-name="T1">OSS : not used it entire quantum </text:span></text:p>
      <text:p text:style-name="P1"><text:span text:style-name="T1">OSS : Putting process with PID 31535 into queue 1</text:span></text:p>
      <text:p text:style-name="P1"><text:span text:style-name="T1">OSS : Dispaching pid : 31535 from queue 1 at time 252:126780860</text:span></text:p>
      <text:p text:style-name="P1"><text:span text:style-name="T1">OSS : Total time this dispatch was 735</text:span></text:p>
      <text:p text:style-name="P1"><text:span text:style-name="T1">OSS : Reciving pid : 31535 executed 0</text:span></text:p>
      <text:p text:style-name="P1"><text:span text:style-name="T1">OSS : not used it entire quantum </text:span></text:p>
      <text:p text:style-name="P1"><text:span text:style-name="T1">OSS : Putting process with PID 31535 into queue 1</text:span></text:p>
      <text:p text:style-name="P1"><text:span text:style-name="T1">OSS : Dispaching pid : 31535 from queue 1 at time 252:126781375</text:span></text:p>
      <text:p text:style-name="P1"><text:span text:style-name="T1">OSS : Total time this dispatch was 515</text:span></text:p>
      <text:p text:style-name="P1"><text:span text:style-name="T1">OSS : Reciving pid : 31535 executed 10000000</text:span></text:p>
      <text:p text:style-name="P1"><text:span text:style-name="T1">OSS : not used it entire quantum </text:span></text:p>
      <text:p text:style-name="P1"><text:span text:style-name="T1">OSS : Putting process with PID 31535 into queue 1</text:span></text:p>
      <text:p text:style-name="P1"><text:span text:style-name="T1">OSS : Dispaching pid : 31535 from queue 1 at time 252:136781411</text:span></text:p>
      <text:p text:style-name="P1"><text:span text:style-name="T1">OSS : Total time this dispatch was 36</text:span></text:p>
      <text:p text:style-name="P1"><text:span text:style-name="T1">OSS : Reciving pid : 31535 executed 4700000</text:span></text:p>
      <text:p text:style-name="P1"><text:span text:style-name="T1">OSS : not used it entire quantum </text:span></text:p>
      <text:p text:style-name="P1"><text:span text:style-name="T1">OSS : Putting process with PID 31535 into queue 1</text:span></text:p>
      <text:p text:style-name="P1"><text:span text:style-name="T1">OSS : Dispaching pid : 31535 from queue 1 at time 252:141481824</text:span></text:p>
      <text:p text:style-name="P1"><text:span text:style-name="T1">OSS : Total time this dispatch was 413</text:span></text:p>
      <text:p text:style-name="P1"><text:span text:style-name="T1">OSS : Reciving pid : 31535 executed 3799999</text:span></text:p>
      <text:p text:style-name="P1"><text:span text:style-name="T1">OSS : not used it entire quantum </text:span></text:p>
      <text:p text:style-name="P1"><text:span text:style-name="T1">OSS : Putting process with PID 31535 into queue 1</text:span></text:p>
      <text:p text:style-name="P1"><text:span text:style-name="T1">OSS : Dispaching pid : 31535 from queue 1 at time 252:145282291</text:span></text:p>
      <text:p text:style-name="P1"><text:span text:style-name="T1">OSS : Total time this dispatch was 468</text:span></text:p>
      <text:p text:style-name="P1"><text:span text:style-name="T1">OSS : Reciving pid : 31535 executed 10000000</text:span></text:p>
      <text:p text:style-name="P1"><text:span text:style-name="T1">OSS : not used it entire quantum </text:span></text:p>
      <text:p text:style-name="P1"><text:span text:style-name="T1">OSS : Putting process with PID 31535 into queue 1</text:span></text:p>
      <text:p text:style-name="P1"><text:span text:style-name="T1">OSS : Dispaching pid : 31535 from queue 1 at time 252:155282451</text:span></text:p>
      <text:p text:style-name="P1"><text:span text:style-name="T1">OSS : Total time this dispatch was 160</text:span></text:p>
      <text:p text:style-name="P1"><text:span text:style-name="T1">OSS : Reciving pid : 31535 executed 0</text:span></text:p>
      <text:p text:style-name="P1"><text:span text:style-name="T1">OSS : not used it entire quantum </text:span></text:p>
      <text:p text:style-name="P1"><text:span text:style-name="T1">OSS : Putting process with PID 31535 into queue 1</text:span></text:p>
      <text:p text:style-name="P1"><text:span text:style-name="T1">OSS : Dispaching pid : 31535 from queue 1 at time 252:155283321</text:span></text:p>
      <text:p text:style-name="P1"><text:span text:style-name="T1">OSS : Total time this dispatch was 870</text:span></text:p>
      <text:p text:style-name="P1"><text:span text:style-name="T1">OSS : Reciving pid : 31535 executed 9900000</text:span></text:p>
      <text:p text:style-name="P1"><text:span text:style-name="T1">OSS : not used it entire quantum </text:span></text:p>
      <text:p text:style-name="P1"><text:span text:style-name="T1">OSS : Putting process with PID 31535 into queue 1</text:span></text:p>
      <text:p text:style-name="P1"><text:span text:style-name="T1">OSS : Dispaching pid : 31535 from queue 1 at time 252:165183542</text:span></text:p>
      <text:p text:style-name="P1"><text:span text:style-name="T1">OSS : Total time this dispatch was 221</text:span></text:p>
      <text:p text:style-name="P1"><text:span text:style-name="T1">OSS : Reciving pid : 31535 executed 10000000</text:span></text:p>
      <text:p text:style-name="P1"><text:span text:style-name="T1">OSS : pid : 31535 completed execution CPU : 0.058400<text:s text:c="2"/>Total : 0.058403</text:span></text:p>
      <text:p text:style-name="P1"><text:span text:style-name="T1">OSS : Generating process with PID 31536 and putting it in queue 1 at time 253:165184384</text:span></text:p>
      <text:p text:style-name="P1"><text:span text:style-name="T1">OSS : Dispaching pid : 31536 from queue 1 at time 253:165184949</text:span></text:p>
      <text:p text:style-name="P1"><text:span text:style-name="T1">OSS : Total time this dispatch was 1000001407</text:span></text:p>
      <text:p text:style-name="P1"><text:span text:style-name="T1">OSS : Reciving pid : 31536 executed 0</text:span></text:p>
      <text:p text:style-name="P1"><text:span text:style-name="T1">OSS : not used it entire quantum </text:span></text:p>
      <text:p text:style-name="P1"><text:span text:style-name="T1">OSS : Putting process with PID 31536 into queue 1</text:span></text:p>
      <text:p text:style-name="P1"><text:span text:style-name="T1">OSS : Dispaching pid : 31536 from queue 1 at time 253:165185202</text:span></text:p>
      <text:p text:style-name="P1"><text:span text:style-name="T1">OSS : Total time this dispatch was 253</text:span></text:p>
      <text:p text:style-name="P1"><text:span text:style-name="T1">OSS : Reciving pid : 31536 executed 10000000</text:span></text:p>
      <text:p text:style-name="P1"><text:span text:style-name="T1">OSS : not used it entire quantum </text:span></text:p>
      <text:p text:style-name="P1"><text:span text:style-name="T1">OSS : Putting process with PID 31536 into queue 1</text:span></text:p>
      <text:p text:style-name="P1"><text:span text:style-name="T1">OSS : Dispaching pid : 31536 from queue 1 at time 253:175185339</text:span></text:p>
      <text:p text:style-name="P1"><text:span text:style-name="T1">OSS : Total time this dispatch was 137</text:span></text:p>
      <text:p text:style-name="P1"><text:span text:style-name="T1">OSS : Reciving pid : 31536 executed 0</text:span></text:p>
      <text:p text:style-name="P1"><text:span text:style-name="T1">OSS : not used it entire quantum </text:span></text:p>
      <text:p text:style-name="P1"><text:span text:style-name="T1">OSS : Putting process with PID 31536 into queue 1</text:span></text:p>
      <text:p text:style-name="P1"><text:span text:style-name="T1">OSS : Dispaching pid : 31536 from queue 1 at time 253:175185547</text:span></text:p>
      <text:p text:style-name="P1"><text:span text:style-name="T1">OSS : Total time this dispatch was 208</text:span></text:p>
      <text:p text:style-name="P1"><text:span text:style-name="T1">OSS : Reciving pid : 31536 executed 3480999936</text:span></text:p>
      <text:p text:style-name="P1"><text:span text:style-name="T1">OSS : pid : 31536 completed execution CPU : 3.491000<text:s text:c="2"/>Total : 3.491001</text:span></text:p>
      <text:p text:style-name="P1"><text:span text:style-name="T1">OSS : Generating process with PID 31537 and putting it in queue 1 at time 255:175186584</text:span></text:p>
      <text:p text:style-name="P1"><text:span text:style-name="T1">OSS : Dispaching pid : 31537 from queue 1 at time 255:175187263</text:span></text:p>
      <text:p text:style-name="P1"><text:span text:style-name="T1">OSS : Total time this dispatch was 2000001716</text:span></text:p>
      <text:p text:style-name="P1"><text:span text:style-name="T1">OSS : Reciving pid : 31537 executed 0</text:span></text:p>
      <text:p text:style-name="P1"><text:span text:style-name="T1">OSS : not used it entire quantum </text:span></text:p>
      <text:p text:style-name="P1"><text:span text:style-name="T1">OSS : Putting process with PID 31537 into queue 1</text:span></text:p>
      <text:p text:style-name="P1"><text:span text:style-name="T1">OSS : Dispaching pid : 31537 from queue 1 at time 255:175187622</text:span></text:p>
      <text:p text:style-name="P1"><text:span text:style-name="T1">OSS : Total time this dispatch was 359</text:span></text:p>
      <text:p text:style-name="P1"><text:span text:style-name="T1">OSS : Reciving pid : 31537 executed 10000000</text:span></text:p>
      <text:p text:style-name="P1"><text:span text:style-name="T1">OSS : not used it entire quantum </text:span></text:p>
      <text:p text:style-name="P1"><text:span text:style-name="T1">OSS : Putting process with PID 31537 into queue 1</text:span></text:p>
      <text:p text:style-name="P1"><text:span text:style-name="T1">OSS : Dispaching pid : 31537 from queue 1 at time 255:185188005</text:span></text:p>
      <text:p text:style-name="P1"><text:span text:style-name="T1">OSS : Total time this dispatch was 383</text:span></text:p>
      <text:p text:style-name="P1"><text:span text:style-name="T1">OSS : Reciving pid : 31537 executed 3124999936</text:span></text:p>
      <text:p text:style-name="P1"><text:span text:style-name="T1">OSS : pid : 31537 completed execution CPU : 3.135000<text:s text:c="2"/>Total : 3.135001</text:span></text:p>
      <text:p text:style-name="P1"><text:span text:style-name="T1">OSS : Generating process with PID 31538 and putting it in queue 1 at time 257:185188734</text:span></text:p>
      <text:p text:style-name="P1"><text:span text:style-name="T1">OSS : Dispaching pid : 31538 from queue 1 at time 257:185188761</text:span></text:p>
      <text:p text:style-name="P1"><text:span text:style-name="T1">OSS : Total time this dispatch was 2000000756</text:span></text:p>
      <text:p text:style-name="P1"><text:span text:style-name="T1">OSS : Reciving pid : 31538 executed 0</text:span></text:p>
      <text:p text:style-name="P1"><text:span text:style-name="T1">OSS : not used it entire quantum </text:span></text:p>
      <text:p text:style-name="P1"><text:span text:style-name="T1">OSS : Putting process with PID 31538 into queue 1</text:span></text:p>
      <text:p text:style-name="P1"><text:span text:style-name="T1">OSS : Dispaching pid : 31538 from queue 1 at time 257:185188832</text:span></text:p>
      <text:p text:style-name="P1"><text:span text:style-name="T1">OSS : Total time this dispatch was 71</text:span></text:p>
      <text:p text:style-name="P1"><text:span text:style-name="T1">OSS : Reciving pid : 31538 executed 4000000</text:span></text:p>
      <text:p text:style-name="P1"><text:span text:style-name="T1">OSS : not used it entire quantum </text:span></text:p>
      <text:p text:style-name="P1"><text:span text:style-name="T1">OSS : Putting process with PID 31538 into queue 1</text:span></text:p>
      <text:p text:style-name="P1"><text:span text:style-name="T1">OSS : Dispaching pid : 31538 from queue 1 at time 257:189189718</text:span></text:p>
      <text:p text:style-name="P1"><text:span text:style-name="T1">OSS : Total time this dispatch was 886</text:span></text:p>
      <text:p text:style-name="P1"><text:span text:style-name="T1">OSS : Reciving pid : 31538 executed 0</text:span></text:p>
      <text:p text:style-name="P1"><text:span text:style-name="T1">OSS : not used it entire quantum </text:span></text:p>
      <text:p text:style-name="P1"><text:span text:style-name="T1">OSS : Putting process with PID 31538 into queue 1</text:span></text:p>
      <text:p text:style-name="P1"><text:span text:style-name="T1">OSS : Dispaching pid : 31538 from queue 1 at time 257:189190305</text:span></text:p>
      <text:p text:style-name="P1"><text:span text:style-name="T1">OSS : Total time this dispatch was 587</text:span></text:p>
      <text:p text:style-name="P1"><text:span text:style-name="T1">OSS : Reciving pid : 31538 executed 5000000</text:span></text:p>
      <text:p text:style-name="P1"><text:span text:style-name="T1">OSS : not used it entire quantum </text:span></text:p>
      <text:p text:style-name="P1"><text:span text:style-name="T1">OSS : Putting process with PID 31538 into queue 1</text:span></text:p>
      <text:p text:style-name="P1"><text:span text:style-name="T1">OSS : Dispaching pid : 31538 from queue 1 at time 257:194190872</text:span></text:p>
      <text:p text:style-name="P1"><text:span text:style-name="T1">OSS : Total time this dispatch was 567</text:span></text:p>
      <text:p text:style-name="P1"><text:span text:style-name="T1">OSS : Reciving pid : 31538 executed 10000000</text:span></text:p>
      <text:p text:style-name="P1"><text:span text:style-name="T1">OSS : not used it entire quantum </text:span></text:p>
      <text:p text:style-name="P1"><text:span text:style-name="T1">OSS : Putting process with PID 31538 into queue 1</text:span></text:p>
      <text:p text:style-name="P1"><text:span text:style-name="T1">OSS : Dispaching pid : 31538 from queue 1 at time 257:204191493</text:span></text:p>
      <text:p text:style-name="P1"><text:span text:style-name="T1">OSS : Total time this dispatch was 621</text:span></text:p>
      <text:p text:style-name="P1"><text:span text:style-name="T1">OSS : Reciving pid : 31538 executed 10000000</text:span></text:p>
      <text:p text:style-name="P1"><text:span text:style-name="T1">OSS : not used it entire quantum </text:span></text:p>
      <text:p text:style-name="P1"><text:span text:style-name="T1">OSS : Putting process with PID 31538 into queue 1</text:span></text:p>
      <text:p text:style-name="P1"><text:span text:style-name="T1">OSS : Dispaching pid : 31538 from queue 1 at time 257:214191947</text:span></text:p>
      <text:p text:style-name="P1"><text:span text:style-name="T1">OSS : Total time this dispatch was 454</text:span></text:p>
      <text:p text:style-name="P1"><text:span text:style-name="T1">OSS : Reciving pid : 31538 executed 261000000</text:span></text:p>
      <text:p text:style-name="P1"><text:span text:style-name="T1">OSS : pid : 31538 completed execution CPU : 0.290000<text:s text:c="2"/>Total : 0.290003</text:span></text:p>
      <text:p text:style-name="P1"><text:span text:style-name="T1">OSS : Generating process with PID 31539 and putting it in queue 1 at time 258:214192903</text:span></text:p>
      <text:p text:style-name="P1"><text:span text:style-name="T1">OSS : Dispaching pid : 31539 from queue 1 at time 258:214193371</text:span></text:p>
      <text:p text:style-name="P1"><text:span text:style-name="T1">OSS : Total time this dispatch was 1000001424</text:span></text:p>
      <text:p text:style-name="P1"><text:span text:style-name="T1">OSS : Reciving pid : 31539 executed 10000000</text:span></text:p>
      <text:p text:style-name="P1"><text:span text:style-name="T1">OSS : not used it entire quantum </text:span></text:p>
      <text:p text:style-name="P1"><text:span text:style-name="T1">OSS : Putting process with PID 31539 into queue 1</text:span></text:p>
      <text:p text:style-name="P1"><text:span text:style-name="T1">OSS : Dispaching pid : 31539 from queue 1 at time 258:224193979</text:span></text:p>
      <text:p text:style-name="P1"><text:span text:style-name="T1">OSS : Total time this dispatch was 608</text:span></text:p>
      <text:p text:style-name="P1"><text:span text:style-name="T1">OSS : Reciving pid : 31539 executed 10000000</text:span></text:p>
      <text:p text:style-name="P1"><text:span text:style-name="T1">OSS : not used it entire quantum </text:span></text:p>
      <text:p text:style-name="P1"><text:span text:style-name="T1">OSS : Putting process with PID 31539 into queue 1</text:span></text:p>
      <text:p text:style-name="P1"><text:span text:style-name="T1">OSS : Dispaching pid : 31539 from queue 1 at time 258:234194475</text:span></text:p>
      <text:p text:style-name="P1"><text:span text:style-name="T1">OSS : Total time this dispatch was 496</text:span></text:p>
      <text:p text:style-name="P1"><text:span text:style-name="T1">OSS : Reciving pid : 31539 executed 2100000</text:span></text:p>
      <text:p text:style-name="P1"><text:span text:style-name="T1">OSS : not used it entire quantum </text:span></text:p>
      <text:p text:style-name="P1"><text:span text:style-name="T1">OSS : Putting process with PID 31539 into queue 1</text:span></text:p>
      <text:p text:style-name="P1"><text:span text:style-name="T1">OSS : Dispaching pid : 31539 from queue 1 at time 258:236295137</text:span></text:p>
      <text:p text:style-name="P1"><text:span text:style-name="T1">OSS : Total time this dispatch was 662</text:span></text:p>
      <text:p text:style-name="P1"><text:span text:style-name="T1">OSS : Reciving pid : 31539 executed 10000000</text:span></text:p>
      <text:p text:style-name="P1"><text:span text:style-name="T1">OSS : not used it entire quantum </text:span></text:p>
      <text:p text:style-name="P1"><text:span text:style-name="T1">OSS : Putting process with PID 31539 into queue 1</text:span></text:p>
      <text:p text:style-name="P1"><text:span text:style-name="T1">OSS : Dispaching pid : 31539 from queue 1 at time 258:246295964</text:span></text:p>
      <text:p text:style-name="P1"><text:span text:style-name="T1">OSS : Total time this dispatch was 827</text:span></text:p>
      <text:p text:style-name="P1"><text:span text:style-name="T1">OSS : Reciving pid : 31539 executed 10000000</text:span></text:p>
      <text:p text:style-name="P1"><text:span text:style-name="T1">OSS : not used it entire quantum </text:span></text:p>
      <text:p text:style-name="P1"><text:span text:style-name="T1">OSS : Putting process with PID 31539 into queue 1</text:span></text:p>
      <text:p text:style-name="P1"><text:span text:style-name="T1">OSS : Dispaching pid : 31539 from queue 1 at time 258:256296204</text:span></text:p>
      <text:p text:style-name="P1"><text:span text:style-name="T1">OSS : Total time this dispatch was 240</text:span></text:p>
      <text:p text:style-name="P1"><text:span text:style-name="T1">OSS : Reciving pid : 31539 executed 10000000</text:span></text:p>
      <text:p text:style-name="P1"><text:span text:style-name="T1">OSS : pid : 31539 completed execution CPU : 0.052100<text:s text:c="2"/>Total : 0.052103</text:span></text:p>
      <text:p text:style-name="P1"><text:span text:style-name="T1">OSS : Generating process with PID 31540 and putting it in queue 1 at time 260:256296864</text:span></text:p>
      <text:p text:style-name="P1"><text:span text:style-name="T1">OSS : Dispaching pid : 31540 from queue 1 at time 260:256297448</text:span></text:p>
      <text:p text:style-name="P1"><text:span text:style-name="T1">OSS : Total time this dispatch was 2000001244</text:span></text:p>
      <text:p text:style-name="P1"><text:span text:style-name="T1">OSS : Reciving pid : 31540 executed 226000000</text:span></text:p>
      <text:p text:style-name="P1"><text:span text:style-name="T1">OSS : pid : 31540 completed execution CPU : 0.226000<text:s text:c="2"/>Total : 0.226000</text:span></text:p>
      <text:p text:style-name="P1"><text:span text:style-name="T1">OSS : Generating process with PID 31541 and putting it in queue 1 at time 262:256298997</text:span></text:p>
      <text:p text:style-name="P1"><text:span text:style-name="T1">OSS : Dispaching pid : 31541 from queue 1 at time 262:256299291</text:span></text:p>
      <text:p text:style-name="P1"><text:span text:style-name="T1">OSS : Total time this dispatch was 2000001843</text:span></text:p>
      <text:p text:style-name="P1"><text:span text:style-name="T1">OSS : Reciving pid : 31541 executed 10000000</text:span></text:p>
      <text:p text:style-name="P1"><text:span text:style-name="T1">OSS : not used it entire quantum </text:span></text:p>
      <text:p text:style-name="P1"><text:span text:style-name="T1">OSS : Putting process with PID 31541 into queue 1</text:span></text:p>
      <text:p text:style-name="P1"><text:span text:style-name="T1">OSS : Generating process with PID 31542 and putting it in queue 1 at time 262:266299291</text:span></text:p>
      <text:p text:style-name="P1"><text:span text:style-name="T1">OSS : Dispaching pid : 31541 from queue 1 at time 262:266300263</text:span></text:p>
      <text:p text:style-name="P1"><text:span text:style-name="T1">OSS : Total time this dispatch was 972</text:span></text:p>
      <text:p text:style-name="P1"><text:span text:style-name="T1">OSS : Reciving pid : 31541 executed 10000000</text:span></text:p>
      <text:p text:style-name="P1"><text:span text:style-name="T1">OSS : not used it entire quantum </text:span></text:p>
      <text:p text:style-name="P1"><text:span text:style-name="T1">OSS : Putting process with PID 31541 into queue 1</text:span></text:p>
      <text:p text:style-name="P1"><text:span text:style-name="T1">OSS : Dispaching pid : 31542 from queue 1 at time 262:276300613</text:span></text:p>
      <text:p text:style-name="P1"><text:span text:style-name="T1">OSS : Total time this dispatch was 350</text:span></text:p>
      <text:p text:style-name="P1"><text:span text:style-name="T1">OSS : Reciving pid : 31542 executed 1087000064</text:span></text:p>
      <text:p text:style-name="P1"><text:span text:style-name="T1">OSS : pid : 31542 completed execution CPU : 1.087000<text:s text:c="2"/>Total : 1.087000</text:span></text:p>
      <text:p text:style-name="P1"><text:span text:style-name="T1">OSS : Dispaching pid : 31541 from queue 1 at time 262:276301282</text:span></text:p>
      <text:p text:style-name="P1"><text:span text:style-name="T1">OSS : Total time this dispatch was 669</text:span></text:p>
      <text:p text:style-name="P1"><text:span text:style-name="T1">OSS : Reciving pid : 31541 executed 10000000</text:span></text:p>
      <text:p text:style-name="P1"><text:span text:style-name="T1">OSS : not used it entire quantum </text:span></text:p>
      <text:p text:style-name="P1"><text:span text:style-name="T1">OSS : Putting process with PID 31541 into queue 1</text:span></text:p>
      <text:p text:style-name="P1"><text:span text:style-name="T1">OSS : Dispaching pid : 31541 from queue 1 at time 262:286301282</text:span></text:p>
      <text:p text:style-name="P1"><text:span text:style-name="T1">OSS : Total time this dispatch was 0</text:span></text:p>
      <text:p text:style-name="P1"><text:span text:style-name="T1">OSS : Reciving pid : 31541 executed 10000000</text:span></text:p>
      <text:p text:style-name="P1"><text:span text:style-name="T1">OSS : not used it entire quantum </text:span></text:p>
      <text:p text:style-name="P1"><text:span text:style-name="T1">OSS : Putting process with PID 31541 into queue 1</text:span></text:p>
      <text:p text:style-name="P1"><text:span text:style-name="T1">OSS : Dispaching pid : 31541 from queue 1 at time 262:296302056</text:span></text:p>
      <text:p text:style-name="P1"><text:span text:style-name="T1">OSS : Total time this dispatch was 774</text:span></text:p>
      <text:p text:style-name="P1"><text:span text:style-name="T1">OSS : Reciving pid : 31541 executed 10000000</text:span></text:p>
      <text:p text:style-name="P1"><text:span text:style-name="T1">OSS : not used it entire quantum </text:span></text:p>
      <text:p text:style-name="P1"><text:span text:style-name="T1">OSS : Putting process with PID 31541 into queue 1</text:span></text:p>
      <text:p text:style-name="P1"><text:span text:style-name="T1">OSS : Dispaching pid : 31541 from queue 1 at time 262:306302611</text:span></text:p>
      <text:p text:style-name="P1"><text:span text:style-name="T1">OSS : Total time this dispatch was 555</text:span></text:p>
      <text:p text:style-name="P1"><text:span text:style-name="T1">OSS : Reciving pid : 31541 executed 5900000</text:span></text:p>
      <text:p text:style-name="P1"><text:span text:style-name="T1">OSS : pid : 31541 completed execution CPU : 0.055900<text:s text:c="2"/>Total : 0.055903</text:span></text:p>
      <text:p text:style-name="P1"><text:span text:style-name="T1">OSS : Generating process with PID 31543 and putting it in queue 1 at time 263:306303550</text:span></text:p>
      <text:p text:style-name="P1"><text:span text:style-name="T1">OSS : Dispaching pid : 31543 from queue 1 at time 263:306303944</text:span></text:p>
      <text:p text:style-name="P1"><text:span text:style-name="T1">OSS : Total time this dispatch was 1000001333</text:span></text:p>
      <text:p text:style-name="P1"><text:span text:style-name="T1">OSS : Reciving pid : 31543 executed 10000000</text:span></text:p>
      <text:p text:style-name="P1"><text:span text:style-name="T1">OSS : not used it entire quantum </text:span></text:p>
      <text:p text:style-name="P1"><text:span text:style-name="T1">OSS : Putting process with PID 31543 into queue 1</text:span></text:p>
      <text:p text:style-name="P1"><text:span text:style-name="T1">OSS : Dispaching pid : 31543 from queue 1 at time 263:316304593</text:span></text:p>
      <text:p text:style-name="P1"><text:span text:style-name="T1">OSS : Total time this dispatch was 649</text:span></text:p>
      <text:p text:style-name="P1"><text:span text:style-name="T1">OSS : Reciving pid : 31543 executed 0</text:span></text:p>
      <text:p text:style-name="P1"><text:span text:style-name="T1">OSS : not used it entire quantum </text:span></text:p>
      <text:p text:style-name="P1"><text:span text:style-name="T1">OSS : Putting process with PID 31543 into queue 1</text:span></text:p>
      <text:p text:style-name="P1"><text:span text:style-name="T1">OSS : Dispaching pid : 31543 from queue 1 at time 263:316305508</text:span></text:p>
      <text:p text:style-name="P1"><text:span text:style-name="T1">OSS : Total time this dispatch was 915</text:span></text:p>
      <text:p text:style-name="P1"><text:span text:style-name="T1">OSS : Reciving pid : 31543 executed 4700000</text:span></text:p>
      <text:p text:style-name="P1"><text:span text:style-name="T1">OSS : not used it entire quantum </text:span></text:p>
      <text:p text:style-name="P1"><text:span text:style-name="T1">OSS : Putting process with PID 31543 into queue 1</text:span></text:p>
      <text:p text:style-name="P1"><text:span text:style-name="T1">OSS : Dispaching pid : 31543 from queue 1 at time 263:321006177</text:span></text:p>
      <text:p text:style-name="P1"><text:span text:style-name="T1">OSS : Total time this dispatch was 669</text:span></text:p>
      <text:p text:style-name="P1"><text:span text:style-name="T1">OSS : Reciving pid : 31543 executed 1160000000</text:span></text:p>
      <text:p text:style-name="P1"><text:span text:style-name="T1">OSS : pid : 31543 completed execution CPU : 1.174700<text:s text:c="2"/>Total : 1.174702</text:span></text:p>
      <text:p text:style-name="P1"><text:span text:style-name="T1">OSS : Generating process with PID 31544 and putting it in queue 1 at time 265:321006817</text:span></text:p>
      <text:p text:style-name="P1"><text:span text:style-name="T1">OSS : Dispaching pid : 31544 from queue 1 at time 265:321007519</text:span></text:p>
      <text:p text:style-name="P1"><text:span text:style-name="T1">OSS : Total time this dispatch was 2000001342</text:span></text:p>
      <text:p text:style-name="P1"><text:span text:style-name="T1">OSS : Reciving pid : 31544 executed 10000000</text:span></text:p>
      <text:p text:style-name="P1"><text:span text:style-name="T1">OSS : not used it entire quantum </text:span></text:p>
      <text:p text:style-name="P1"><text:span text:style-name="T1">OSS : Putting process with PID 31544 into queue 1</text:span></text:p>
      <text:p text:style-name="P1"><text:span text:style-name="T1">OSS : Dispaching pid : 31544 from queue 1 at time 265:331008276</text:span></text:p>
      <text:p text:style-name="P1"><text:span text:style-name="T1">OSS : Total time this dispatch was 757</text:span></text:p>
      <text:p text:style-name="P1"><text:span text:style-name="T1">OSS : Reciving pid : 31544 executed 0</text:span></text:p>
      <text:p text:style-name="P1"><text:span text:style-name="T1">OSS : not used it entire quantum </text:span></text:p>
      <text:p text:style-name="P1"><text:span text:style-name="T1">OSS : Putting process with PID 31544 into queue 1</text:span></text:p>
      <text:p text:style-name="P1"><text:span text:style-name="T1">OSS : Dispaching pid : 31544 from queue 1 at time 265:331008636</text:span></text:p>
      <text:p text:style-name="P1"><text:span text:style-name="T1">OSS : Total time this dispatch was 360</text:span></text:p>
      <text:p text:style-name="P1"><text:span text:style-name="T1">OSS : Reciving pid : 31544 executed 10000000</text:span></text:p>
      <text:p text:style-name="P1"><text:span text:style-name="T1">OSS : not used it entire quantum </text:span></text:p>
      <text:p text:style-name="P1"><text:span text:style-name="T1">OSS : Putting process with PID 31544 into queue 1</text:span></text:p>
      <text:p text:style-name="P1"><text:span text:style-name="T1">OSS : Dispaching pid : 31544 from queue 1 at time 265:341008770</text:span></text:p>
      <text:p text:style-name="P1"><text:span text:style-name="T1">OSS : Total time this dispatch was 134</text:span></text:p>
      <text:p text:style-name="P1"><text:span text:style-name="T1">OSS : Reciving pid : 31544 executed 3055000064</text:span></text:p>
      <text:p text:style-name="P1"><text:span text:style-name="T1">OSS : pid : 31544 completed execution CPU : 3.075000<text:s text:c="2"/>Total : 3.075001</text:span></text:p>
      <text:p text:style-name="P1"><text:span text:style-name="T1">OSS : Generating process with PID 31545 and putting it in queue 1 at time 267:341009404</text:span></text:p>
      <text:p text:style-name="P1"><text:span text:style-name="T1">OSS : Dispaching pid : 31545 from queue 1 at time 267:341010135</text:span></text:p>
      <text:p text:style-name="P1"><text:span text:style-name="T1">OSS : Total time this dispatch was 2000001365</text:span></text:p>
      <text:p text:style-name="P1"><text:span text:style-name="T1">OSS : Reciving pid : 31545 executed 5900000</text:span></text:p>
      <text:p text:style-name="P1"><text:span text:style-name="T1">OSS : not used it entire quantum </text:span></text:p>
      <text:p text:style-name="P1"><text:span text:style-name="T1">OSS : Putting process with PID 31545 into queue 1</text:span></text:p>
      <text:p text:style-name="P1"><text:span text:style-name="T1">OSS : Dispaching pid : 31545 from queue 1 at time 267:346910283</text:span></text:p>
      <text:p text:style-name="P1"><text:span text:style-name="T1">OSS : Total time this dispatch was 148</text:span></text:p>
      <text:p text:style-name="P1"><text:span text:style-name="T1">OSS : Reciving pid : 31545 executed 10000000</text:span></text:p>
      <text:p text:style-name="P1"><text:span text:style-name="T1">OSS : not used it entire quantum </text:span></text:p>
      <text:p text:style-name="P1"><text:span text:style-name="T1">OSS : Putting process with PID 31545 into queue 1</text:span></text:p>
      <text:p text:style-name="P1"><text:span text:style-name="T1">OSS : Dispaching pid : 31545 from queue 1 at time 267:356910733</text:span></text:p>
      <text:p text:style-name="P1"><text:span text:style-name="T1">OSS : Total time this dispatch was 450</text:span></text:p>
      <text:p text:style-name="P1"><text:span text:style-name="T1">OSS : Reciving pid : 31545 executed 10000000</text:span></text:p>
      <text:p text:style-name="P1"><text:span text:style-name="T1">OSS : not used it entire quantum </text:span></text:p>
      <text:p text:style-name="P1"><text:span text:style-name="T1">OSS : Putting process with PID 31545 into queue 1</text:span></text:p>
      <text:p text:style-name="P1"><text:span text:style-name="T1">OSS : Dispaching pid : 31545 from queue 1 at time 267:366911111</text:span></text:p>
      <text:p text:style-name="P1"><text:span text:style-name="T1">OSS : Total time this dispatch was 378</text:span></text:p>
      <text:p text:style-name="P1"><text:span text:style-name="T1">OSS : Reciving pid : 31545 executed 0</text:span></text:p>
      <text:p text:style-name="P1"><text:span text:style-name="T1">OSS : not used it entire quantum </text:span></text:p>
      <text:p text:style-name="P1"><text:span text:style-name="T1">OSS : Putting process with PID 31545 into queue 1</text:span></text:p>
      <text:p text:style-name="P1"><text:span text:style-name="T1">OSS : Dispaching pid : 31545 from queue 1 at time 267:366911720</text:span></text:p>
      <text:p text:style-name="P1"><text:span text:style-name="T1">OSS : Total time this dispatch was 609</text:span></text:p>
      <text:p text:style-name="P1"><text:span text:style-name="T1">OSS : Reciving pid : 31545 executed 10000000</text:span></text:p>
      <text:p text:style-name="P1"><text:span text:style-name="T1">OSS : not used it entire quantum </text:span></text:p>
      <text:p text:style-name="P1"><text:span text:style-name="T1">OSS : Putting process with PID 31545 into queue 1</text:span></text:p>
      <text:p text:style-name="P1"><text:span text:style-name="T1">OSS : Dispaching pid : 31545 from queue 1 at time 267:376912219</text:span></text:p>
      <text:p text:style-name="P1"><text:span text:style-name="T1">OSS : Total time this dispatch was 499</text:span></text:p>
      <text:p text:style-name="P1"><text:span text:style-name="T1">OSS : Reciving pid : 31545 executed 6400000</text:span></text:p>
      <text:p text:style-name="P1"><text:span text:style-name="T1">OSS : not used it entire quantum </text:span></text:p>
      <text:p text:style-name="P1"><text:span text:style-name="T1">OSS : Putting process with PID 31545 into queue 1</text:span></text:p>
      <text:p text:style-name="P1"><text:span text:style-name="T1">OSS : Dispaching pid : 31545 from queue 1 at time 267:383312569</text:span></text:p>
      <text:p text:style-name="P1"><text:span text:style-name="T1">OSS : Total time this dispatch was 350</text:span></text:p>
      <text:p text:style-name="P1"><text:span text:style-name="T1">OSS : Reciving pid : 31545 executed 300000</text:span></text:p>
      <text:p text:style-name="P1"><text:span text:style-name="T1">OSS : not used it entire quantum </text:span></text:p>
      <text:p text:style-name="P1"><text:span text:style-name="T1">OSS : Putting process with PID 31545 into queue 1</text:span></text:p>
      <text:p text:style-name="P1"><text:span text:style-name="T1">OSS : Dispaching pid : 31545 from queue 1 at time 267:383613529</text:span></text:p>
      <text:p text:style-name="P1"><text:span text:style-name="T1">OSS : Total time this dispatch was 960</text:span></text:p>
      <text:p text:style-name="P1"><text:span text:style-name="T1">OSS : Reciving pid : 31545 executed 3308000000</text:span></text:p>
      <text:p text:style-name="P1"><text:span text:style-name="T1">OSS : pid : 31545 completed execution CPU : 3.350600<text:s text:c="2"/>Total : 3.350604</text:span></text:p>
      <text:p text:style-name="P1"><text:span text:style-name="T1">OSS : Generating process with PID 31546 and putting it in queue 1 at time 269:383614399</text:span></text:p>
      <text:p text:style-name="P1"><text:span text:style-name="T1">OSS : Dispaching pid : 31546 from queue 1 at time 269:383614689</text:span></text:p>
      <text:p text:style-name="P1"><text:span text:style-name="T1">OSS : Total time this dispatch was 2000001160</text:span></text:p>
      <text:p text:style-name="P1"><text:span text:style-name="T1">OSS : Reciving pid : 31546 executed 0</text:span></text:p>
      <text:p text:style-name="P1"><text:span text:style-name="T1">OSS : not used it entire quantum </text:span></text:p>
      <text:p text:style-name="P1"><text:span text:style-name="T1">OSS : Putting process with PID 31546 into queue 1</text:span></text:p>
      <text:p text:style-name="P1"><text:span text:style-name="T1">OSS : Dispaching pid : 31546 from queue 1 at time 269:383615116</text:span></text:p>
      <text:p text:style-name="P1"><text:span text:style-name="T1">OSS : Total time this dispatch was 427</text:span></text:p>
      <text:p text:style-name="P1"><text:span text:style-name="T1">OSS : Reciving pid : 31546 executed 3899999</text:span></text:p>
      <text:p text:style-name="P1"><text:span text:style-name="T1">OSS : not used it entire quantum </text:span></text:p>
      <text:p text:style-name="P1"><text:span text:style-name="T1">OSS : Putting process with PID 31546 into queue 1</text:span></text:p>
      <text:p text:style-name="P1"><text:span text:style-name="T1">OSS : Dispaching pid : 31546 from queue 1 at time 269:387515719</text:span></text:p>
      <text:p text:style-name="P1"><text:span text:style-name="T1">OSS : Total time this dispatch was 604</text:span></text:p>
      <text:p text:style-name="P1"><text:span text:style-name="T1">OSS : Reciving pid : 31546 executed 10000000</text:span></text:p>
      <text:p text:style-name="P1"><text:span text:style-name="T1">OSS : not used it entire quantum </text:span></text:p>
      <text:p text:style-name="P1"><text:span text:style-name="T1">OSS : Putting process with PID 31546 into queue 1</text:span></text:p>
      <text:p text:style-name="P1"><text:span text:style-name="T1">OSS : Dispaching pid : 31546 from queue 1 at time 269:397515755</text:span></text:p>
      <text:p text:style-name="P1"><text:span text:style-name="T1">OSS : Total time this dispatch was 36</text:span></text:p>
      <text:p text:style-name="P1"><text:span text:style-name="T1">OSS : Reciving pid : 31546 executed 10000000</text:span></text:p>
      <text:p text:style-name="P1"><text:span text:style-name="T1">OSS : not used it entire quantum </text:span></text:p>
      <text:p text:style-name="P1"><text:span text:style-name="T1">OSS : Putting process with PID 31546 into queue 1</text:span></text:p>
      <text:p text:style-name="P1"><text:span text:style-name="T1">OSS : Dispaching pid : 31546 from queue 1 at time 269:407516184</text:span></text:p>
      <text:p text:style-name="P1"><text:span text:style-name="T1">OSS : Total time this dispatch was 429</text:span></text:p>
      <text:p text:style-name="P1"><text:span text:style-name="T1">OSS : Reciving pid : 31546 executed 10000000</text:span></text:p>
      <text:p text:style-name="P1"><text:span text:style-name="T1">OSS : not used it entire quantum </text:span></text:p>
      <text:p text:style-name="P1"><text:span text:style-name="T1">OSS : Putting process with PID 31546 into queue 1</text:span></text:p>
      <text:p text:style-name="P1"><text:span text:style-name="T1">OSS : Dispaching pid : 31546 from queue 1 at time 269:417517055</text:span></text:p>
      <text:p text:style-name="P1"><text:span text:style-name="T1">OSS : Total time this dispatch was 871</text:span></text:p>
      <text:p text:style-name="P1"><text:span text:style-name="T1">OSS : Reciving pid : 31546 executed 0</text:span></text:p>
      <text:p text:style-name="P1"><text:span text:style-name="T1">OSS : not used it entire quantum </text:span></text:p>
      <text:p text:style-name="P1"><text:span text:style-name="T1">OSS : Putting process with PID 31546 into queue 1</text:span></text:p>
      <text:p text:style-name="P1"><text:span text:style-name="T1">OSS : Dispaching pid : 31546 from queue 1 at time 269:417517760</text:span></text:p>
      <text:p text:style-name="P1"><text:span text:style-name="T1">OSS : Total time this dispatch was 705</text:span></text:p>
      <text:p text:style-name="P1"><text:span text:style-name="T1">OSS : Reciving pid : 31546 executed 2194000128</text:span></text:p>
      <text:p text:style-name="P1"><text:span text:style-name="T1">OSS : pid : 31546 completed execution CPU : 2.227900<text:s text:c="2"/>Total : 2.227903</text:span></text:p>
      <text:p text:style-name="P1"><text:span text:style-name="T1">OSS : Generating process with PID 31547 and putting it in queue 1 at time 271:417518700</text:span></text:p>
      <text:p text:style-name="P1"><text:span text:style-name="T1">OSS : Dispaching pid : 31547 from queue 1 at time 271:417518797</text:span></text:p>
      <text:p text:style-name="P1"><text:span text:style-name="T1">OSS : Total time this dispatch was 2000001037</text:span></text:p>
      <text:p text:style-name="P1"><text:span text:style-name="T1">OSS : Reciving pid : 31547 executed 6900000</text:span></text:p>
      <text:p text:style-name="P1"><text:span text:style-name="T1">OSS : not used it entire quantum </text:span></text:p>
      <text:p text:style-name="P1"><text:span text:style-name="T1">OSS : Putting process with PID 31547 into queue 1</text:span></text:p>
      <text:p text:style-name="P1"><text:span text:style-name="T1">OSS : Dispaching pid : 31547 from queue 1 at time 271:424419776</text:span></text:p>
      <text:p text:style-name="P1"><text:span text:style-name="T1">OSS : Total time this dispatch was 979</text:span></text:p>
      <text:p text:style-name="P1"><text:span text:style-name="T1">OSS : Reciving pid : 31547 executed 10000000</text:span></text:p>
      <text:p text:style-name="P1"><text:span text:style-name="T1">OSS : not used it entire quantum </text:span></text:p>
      <text:p text:style-name="P1"><text:span text:style-name="T1">OSS : Putting process with PID 31547 into queue 1</text:span></text:p>
      <text:p text:style-name="P1"><text:span text:style-name="T1">OSS : Dispaching pid : 31547 from queue 1 at time 271:434419814</text:span></text:p>
      <text:p text:style-name="P1"><text:span text:style-name="T1">OSS : Total time this dispatch was 38</text:span></text:p>
      <text:p text:style-name="P1"><text:span text:style-name="T1">OSS : Reciving pid : 31547 executed 0</text:span></text:p>
      <text:p text:style-name="P1"><text:span text:style-name="T1">OSS : not used it entire quantum </text:span></text:p>
      <text:p text:style-name="P1"><text:span text:style-name="T1">OSS : Putting process with PID 31547 into queue 1</text:span></text:p>
      <text:p text:style-name="P1"><text:span text:style-name="T1">OSS : Dispaching pid : 31547 from queue 1 at time 271:434420397</text:span></text:p>
      <text:p text:style-name="P1"><text:span text:style-name="T1">OSS : Total time this dispatch was 583</text:span></text:p>
      <text:p text:style-name="P1"><text:span text:style-name="T1">OSS : Reciving pid : 31547 executed 0</text:span></text:p>
      <text:p text:style-name="P1"><text:span text:style-name="T1">OSS : not used it entire quantum </text:span></text:p>
      <text:p text:style-name="P1"><text:span text:style-name="T1">OSS : Putting process with PID 31547 into queue 1</text:span></text:p>
      <text:p text:style-name="P1"><text:span text:style-name="T1">OSS : Dispaching pid : 31547 from queue 1 at time 271:434420862</text:span></text:p>
      <text:p text:style-name="P1"><text:span text:style-name="T1">OSS : Total time this dispatch was 465</text:span></text:p>
      <text:p text:style-name="P1"><text:span text:style-name="T1">OSS : Reciving pid : 31547 executed 0</text:span></text:p>
      <text:p text:style-name="P1"><text:span text:style-name="T1">OSS : not used it entire quantum </text:span></text:p>
      <text:p text:style-name="P1"><text:span text:style-name="T1">OSS : Putting process with PID 31547 into queue 1</text:span></text:p>
      <text:p text:style-name="P1"><text:span text:style-name="T1">OSS : Dispaching pid : 31547 from queue 1 at time 271:434421049</text:span></text:p>
      <text:p text:style-name="P1"><text:span text:style-name="T1">OSS : Total time this dispatch was 187</text:span></text:p>
      <text:p text:style-name="P1"><text:span text:style-name="T1">OSS : Reciving pid : 31547 executed 4224000000</text:span></text:p>
      <text:p text:style-name="P1"><text:span text:style-name="T1">OSS : pid : 31547 completed execution CPU : 4.240900<text:s text:c="2"/>Total : 4.240902</text:span></text:p>
      <text:p text:style-name="P1"><text:span text:style-name="T1">OSS : Generating process with PID 31548 and putting it in queue 1 at time 272:434421055</text:span></text:p>
      <text:p text:style-name="P1"><text:span text:style-name="T1">OSS : Dispaching pid : 31548 from queue 1 at time 272:434421209</text:span></text:p>
      <text:p text:style-name="P1"><text:span text:style-name="T1">OSS : Total time this dispatch was 1000000160</text:span></text:p>
      <text:p text:style-name="P1"><text:span text:style-name="T1">OSS : Reciving pid : 31548 executed 10000000</text:span></text:p>
      <text:p text:style-name="P1"><text:span text:style-name="T1">OSS : not used it entire quantum </text:span></text:p>
      <text:p text:style-name="P1"><text:span text:style-name="T1">OSS : Putting process with PID 31548 into queue 1</text:span></text:p>
      <text:p text:style-name="P1"><text:span text:style-name="T1">OSS : Dispaching pid : 31548 from queue 1 at time 272:444421282</text:span></text:p>
      <text:p text:style-name="P1"><text:span text:style-name="T1">OSS : Total time this dispatch was 73</text:span></text:p>
      <text:p text:style-name="P1"><text:span text:style-name="T1">OSS : Reciving pid : 31548 executed 3770999808</text:span></text:p>
      <text:p text:style-name="P1"><text:span text:style-name="T1">OSS : pid : 31548 completed execution CPU : 3.781000<text:s text:c="2"/>Total : 3.781000</text:span></text:p>
      <text:p text:style-name="P1"><text:span text:style-name="T1">OSS : Generating process with PID 31549 and putting it in queue 1 at time 274:444422046</text:span></text:p>
      <text:p text:style-name="P1"><text:span text:style-name="T1">OSS : Dispaching pid : 31549 from queue 1 at time 274:444422474</text:span></text:p>
      <text:p text:style-name="P1"><text:span text:style-name="T1">OSS : Total time this dispatch was 2000001192</text:span></text:p>
      <text:p text:style-name="P1"><text:span text:style-name="T1">OSS : Reciving pid : 31549 executed 10000000</text:span></text:p>
      <text:p text:style-name="P1"><text:span text:style-name="T1">OSS : not used it entire quantum </text:span></text:p>
      <text:p text:style-name="P1"><text:span text:style-name="T1">OSS : Putting process with PID 31549 into queue 1</text:span></text:p>
      <text:p text:style-name="P1"><text:span text:style-name="T1">OSS : Dispaching pid : 31549 from queue 1 at time 274:454422919</text:span></text:p>
      <text:p text:style-name="P1"><text:span text:style-name="T1">OSS : Total time this dispatch was 445</text:span></text:p>
      <text:p text:style-name="P1"><text:span text:style-name="T1">OSS : Reciving pid : 31549 executed 2934000128</text:span></text:p>
      <text:p text:style-name="P1"><text:span text:style-name="T1">OSS : pid : 31549 completed execution CPU : 2.944000<text:s text:c="2"/>Total : 2.944000</text:span></text:p>
      <text:p text:style-name="P1"><text:span text:style-name="T1">OSS : Generating process with PID 31550 and putting it in queue 1 at time 276:454423134</text:span></text:p>
      <text:p text:style-name="P1"><text:span text:style-name="T1">OSS : Dispaching pid : 31550 from queue 1 at time 276:454424075</text:span></text:p>
      <text:p text:style-name="P1"><text:span text:style-name="T1">OSS : Total time this dispatch was 2000001156</text:span></text:p>
      <text:p text:style-name="P1"><text:span text:style-name="T1">OSS : Reciving pid : 31550 executed 0</text:span></text:p>
      <text:p text:style-name="P1"><text:span text:style-name="T1">OSS : not used it entire quantum </text:span></text:p>
      <text:p text:style-name="P1"><text:span text:style-name="T1">OSS : Putting process with PID 31550 into queue 1</text:span></text:p>
      <text:p text:style-name="P1"><text:span text:style-name="T1">OSS : Generating process with PID 31551 and putting it in queue 1 at time 276:454424075</text:span></text:p>
      <text:p text:style-name="P1"><text:span text:style-name="T1">OSS : Dispaching pid : 31550 from queue 1 at time 276:454424445</text:span></text:p>
      <text:p text:style-name="P1"><text:span text:style-name="T1">OSS : Total time this dispatch was 370</text:span></text:p>
      <text:p text:style-name="P1"><text:span text:style-name="T1">OSS : Reciving pid : 31550 executed 5400000</text:span></text:p>
      <text:p text:style-name="P1"><text:span text:style-name="T1">OSS : not used it entire quantum </text:span></text:p>
      <text:p text:style-name="P1"><text:span text:style-name="T1">OSS : Putting process with PID 31550 into queue 1</text:span></text:p>
      <text:p text:style-name="P1"><text:span text:style-name="T1">OSS : Dispaching pid : 31551 from queue 1 at time 276:459824792</text:span></text:p>
      <text:p text:style-name="P1"><text:span text:style-name="T1">OSS : Total time this dispatch was 347</text:span></text:p>
      <text:p text:style-name="P1"><text:span text:style-name="T1">OSS : Reciving pid : 31551 executed 10000000</text:span></text:p>
      <text:p text:style-name="P1"><text:span text:style-name="T1">OSS : not used it entire quantum </text:span></text:p>
      <text:p text:style-name="P1"><text:span text:style-name="T1">OSS : Putting process with PID 31551 into queue 1</text:span></text:p>
      <text:p text:style-name="P1"><text:span text:style-name="T1">OSS : Dispaching pid : 31550 from queue 1 at time 276:469825228</text:span></text:p>
      <text:p text:style-name="P1"><text:span text:style-name="T1">OSS : Total time this dispatch was 436</text:span></text:p>
      <text:p text:style-name="P1"><text:span text:style-name="T1">OSS : Reciving pid : 31550 executed 10000000</text:span></text:p>
      <text:p text:style-name="P1"><text:span text:style-name="T1">OSS : not used it entire quantum </text:span></text:p>
      <text:p text:style-name="P1"><text:span text:style-name="T1">OSS : Putting process with PID 31550 into queue 1</text:span></text:p>
      <text:p text:style-name="P1"><text:span text:style-name="T1">OSS : Dispaching pid : 31551 from queue 1 at time 276:479825497</text:span></text:p>
      <text:p text:style-name="P1"><text:span text:style-name="T1">OSS : Total time this dispatch was 269</text:span></text:p>
      <text:p text:style-name="P1"><text:span text:style-name="T1">OSS : Reciving pid : 31551 executed 10000000</text:span></text:p>
      <text:p text:style-name="P1"><text:span text:style-name="T1">OSS : not used it entire quantum </text:span></text:p>
      <text:p text:style-name="P1"><text:span text:style-name="T1">OSS : Putting process with PID 31551 into queue 1</text:span></text:p>
      <text:p text:style-name="P1"><text:span text:style-name="T1">OSS : Dispaching pid : 31550 from queue 1 at time 276:489825591</text:span></text:p>
      <text:p text:style-name="P1"><text:span text:style-name="T1">OSS : Total time this dispatch was 94</text:span></text:p>
      <text:p text:style-name="P1"><text:span text:style-name="T1">OSS : Reciving pid : 31550 executed 10000000</text:span></text:p>
      <text:p text:style-name="P1"><text:span text:style-name="T1">OSS : not used it entire quantum </text:span></text:p>
      <text:p text:style-name="P1"><text:span text:style-name="T1">OSS : Putting process with PID 31550 into queue 1</text:span></text:p>
      <text:p text:style-name="P1"><text:span text:style-name="T1">OSS : Dispaching pid : 31551 from queue 1 at time 276:499825601</text:span></text:p>
      <text:p text:style-name="P1"><text:span text:style-name="T1">OSS : Total time this dispatch was 10</text:span></text:p>
      <text:p text:style-name="P1"><text:span text:style-name="T1">OSS : Reciving pid : 31551 executed 0</text:span></text:p>
      <text:p text:style-name="P1"><text:span text:style-name="T1">OSS : not used it entire quantum </text:span></text:p>
      <text:p text:style-name="P1"><text:span text:style-name="T1">OSS : Putting process with PID 31551 into queue 1</text:span></text:p>
      <text:p text:style-name="P1"><text:span text:style-name="T1">OSS : Dispaching pid : 31550 from queue 1 at time 276:499826548</text:span></text:p>
      <text:p text:style-name="P1"><text:span text:style-name="T1">OSS : Total time this dispatch was 947</text:span></text:p>
      <text:p text:style-name="P1"><text:span text:style-name="T1">OSS : Reciving pid : 31550 executed 10000000</text:span></text:p>
      <text:p text:style-name="P1"><text:span text:style-name="T1">OSS : not used it entire quantum </text:span></text:p>
      <text:p text:style-name="P1"><text:span text:style-name="T1">OSS : Putting process with PID 31550 into queue 1</text:span></text:p>
      <text:p text:style-name="P1"><text:span text:style-name="T1">OSS : Dispaching pid : 31551 from queue 1 at time 276:509827091</text:span></text:p>
      <text:p text:style-name="P1"><text:span text:style-name="T1">OSS : Total time this dispatch was 543</text:span></text:p>
      <text:p text:style-name="P1"><text:span text:style-name="T1">OSS : Reciving pid : 31551 executed 10000000</text:span></text:p>
      <text:p text:style-name="P1"><text:span text:style-name="T1">OSS : not used it entire quantum </text:span></text:p>
      <text:p text:style-name="P1"><text:span text:style-name="T1">OSS : Putting process with PID 31551 into queue 1</text:span></text:p>
      <text:p text:style-name="P1"><text:span text:style-name="T1">OSS : Dispaching pid : 31550 from queue 1 at time 276:519828080</text:span></text:p>
      <text:p text:style-name="P1"><text:span text:style-name="T1">OSS : Total time this dispatch was 989</text:span></text:p>
      <text:p text:style-name="P1"><text:span text:style-name="T1">OSS : Reciving pid : 31550 executed 10000000</text:span></text:p>
      <text:p text:style-name="P1"><text:span text:style-name="T1">OSS : not used it entire quantum </text:span></text:p>
      <text:p text:style-name="P1"><text:span text:style-name="T1">OSS : Putting process with PID 31550 into queue 1</text:span></text:p>
      <text:p text:style-name="P1"><text:span text:style-name="T1">OSS : Dispaching pid : 31551 from queue 1 at time 276:529829066</text:span></text:p>
      <text:p text:style-name="P1"><text:span text:style-name="T1">OSS : Total time this dispatch was 986</text:span></text:p>
      <text:p text:style-name="P1"><text:span text:style-name="T1">OSS : Reciving pid : 31551 executed 10000000</text:span></text:p>
      <text:p text:style-name="P1"><text:span text:style-name="T1">OSS : not used it entire quantum </text:span></text:p>
      <text:p text:style-name="P1"><text:span text:style-name="T1">OSS : Putting process with PID 31551 into queue 1</text:span></text:p>
      <text:p text:style-name="P1"><text:span text:style-name="T1">OSS : Dispaching pid : 31550 from queue 1 at time 276:539829544</text:span></text:p>
      <text:p text:style-name="P1"><text:span text:style-name="T1">OSS : Total time this dispatch was 478</text:span></text:p>
      <text:p text:style-name="P1"><text:span text:style-name="T1">OSS : Reciving pid : 31550 executed 7799999</text:span></text:p>
      <text:p text:style-name="P1"><text:span text:style-name="T1">OSS : pid : 31550 completed execution CPU : 0.053200<text:s text:c="2"/>Total : 0.093205</text:span></text:p>
      <text:p text:style-name="P1"><text:span text:style-name="T1">OSS : Dispaching pid : 31551 from queue 1 at time 276:539829999</text:span></text:p>
      <text:p text:style-name="P1"><text:span text:style-name="T1">OSS : Total time this dispatch was 455</text:span></text:p>
      <text:p text:style-name="P1"><text:span text:style-name="T1">OSS : Reciving pid : 31551 executed 8900000</text:span></text:p>
      <text:p text:style-name="P1"><text:span text:style-name="T1">OSS : not used it entire quantum </text:span></text:p>
      <text:p text:style-name="P1"><text:span text:style-name="T1">OSS : Putting process with PID 31551 into queue 1</text:span></text:p>
      <text:p text:style-name="P1"><text:span text:style-name="T1">OSS : Dispaching pid : 31551 from queue 1 at time 276:548730524</text:span></text:p>
      <text:p text:style-name="P1"><text:span text:style-name="T1">OSS : Total time this dispatch was 525</text:span></text:p>
      <text:p text:style-name="P1"><text:span text:style-name="T1">OSS : Reciving pid : 31551 executed 5099999</text:span></text:p>
      <text:p text:style-name="P1"><text:span text:style-name="T1">OSS : pid : 31551 completed execution CPU : 0.054000<text:s text:c="2"/>Total : 0.094006</text:span></text:p>
      <text:p text:style-name="P1"><text:span text:style-name="T1">OSS : Generating process with PID 31552 and putting it in queue 1 at time 277:548731008</text:span></text:p>
      <text:p text:style-name="P1"><text:span text:style-name="T1">OSS : Dispaching pid : 31552 from queue 1 at time 277:548731999</text:span></text:p>
      <text:p text:style-name="P1"><text:span text:style-name="T1">OSS : Total time this dispatch was 1000001475</text:span></text:p>
      <text:p text:style-name="P1"><text:span text:style-name="T1">OSS : Reciving pid : 31552 executed 0</text:span></text:p>
      <text:p text:style-name="P1"><text:span text:style-name="T1">OSS : not used it entire quantum </text:span></text:p>
      <text:p text:style-name="P1"><text:span text:style-name="T1">OSS : Putting process with PID 31552 into queue 1</text:span></text:p>
      <text:p text:style-name="P1"><text:span text:style-name="T1">OSS : Dispaching pid : 31552 from queue 1 at time 277:548732149</text:span></text:p>
      <text:p text:style-name="P1"><text:span text:style-name="T1">OSS : Total time this dispatch was 150</text:span></text:p>
      <text:p text:style-name="P1"><text:span text:style-name="T1">OSS : Reciving pid : 31552 executed 10000000</text:span></text:p>
      <text:p text:style-name="P1"><text:span text:style-name="T1">OSS : not used it entire quantum </text:span></text:p>
      <text:p text:style-name="P1"><text:span text:style-name="T1">OSS : Putting process with PID 31552 into queue 1</text:span></text:p>
      <text:p text:style-name="P1"><text:span text:style-name="T1">OSS : Dispaching pid : 31552 from queue 1 at time 277:558732297</text:span></text:p>
      <text:p text:style-name="P1"><text:span text:style-name="T1">OSS : Total time this dispatch was 148</text:span></text:p>
      <text:p text:style-name="P1"><text:span text:style-name="T1">OSS : Reciving pid : 31552 executed 0</text:span></text:p>
      <text:p text:style-name="P1"><text:span text:style-name="T1">OSS : not used it entire quantum </text:span></text:p>
      <text:p text:style-name="P1"><text:span text:style-name="T1">OSS : Putting process with PID 31552 into queue 1</text:span></text:p>
      <text:p text:style-name="P1"><text:span text:style-name="T1">OSS : Dispaching pid : 31552 from queue 1 at time 277:558732404</text:span></text:p>
      <text:p text:style-name="P1"><text:span text:style-name="T1">OSS : Total time this dispatch was 107</text:span></text:p>
      <text:p text:style-name="P1"><text:span text:style-name="T1">OSS : Reciving pid : 31552 executed 10000000</text:span></text:p>
      <text:p text:style-name="P1"><text:span text:style-name="T1">OSS : not used it entire quantum </text:span></text:p>
      <text:p text:style-name="P1"><text:span text:style-name="T1">OSS : Putting process with PID 31552 into queue 1</text:span></text:p>
      <text:p text:style-name="P1"><text:span text:style-name="T1">OSS : Dispaching pid : 31552 from queue 1 at time 277:568732479</text:span></text:p>
      <text:p text:style-name="P1"><text:span text:style-name="T1">OSS : Total time this dispatch was 75</text:span></text:p>
      <text:p text:style-name="P1"><text:span text:style-name="T1">OSS : Reciving pid : 31552 executed 7799999</text:span></text:p>
      <text:p text:style-name="P1"><text:span text:style-name="T1">OSS : not used it entire quantum </text:span></text:p>
      <text:p text:style-name="P1"><text:span text:style-name="T1">OSS : Putting process with PID 31552 into queue 1</text:span></text:p>
      <text:p text:style-name="P1"><text:span text:style-name="T1">OSS : Dispaching pid : 31552 from queue 1 at time 277:576532977</text:span></text:p>
      <text:p text:style-name="P1"><text:span text:style-name="T1">OSS : Total time this dispatch was 499</text:span></text:p>
      <text:p text:style-name="P1"><text:span text:style-name="T1">OSS : Reciving pid : 31552 executed 10000000</text:span></text:p>
      <text:p text:style-name="P1"><text:span text:style-name="T1">OSS : not used it entire quantum </text:span></text:p>
      <text:p text:style-name="P1"><text:span text:style-name="T1">OSS : Putting process with PID 31552 into queue 1</text:span></text:p>
      <text:p text:style-name="P1"><text:span text:style-name="T1">OSS : Dispaching pid : 31552 from queue 1 at time 277:586533512</text:span></text:p>
      <text:p text:style-name="P1"><text:span text:style-name="T1">OSS : Total time this dispatch was 535</text:span></text:p>
      <text:p text:style-name="P1"><text:span text:style-name="T1">OSS : Reciving pid : 31552 executed 10000000</text:span></text:p>
      <text:p text:style-name="P1"><text:span text:style-name="T1">OSS : not used it entire quantum </text:span></text:p>
      <text:p text:style-name="P1"><text:span text:style-name="T1">OSS : Putting process with PID 31552 into queue 1</text:span></text:p>
      <text:p text:style-name="P1"><text:span text:style-name="T1">OSS : Dispaching pid : 31552 from queue 1 at time 277:596534032</text:span></text:p>
      <text:p text:style-name="P1"><text:span text:style-name="T1">OSS : Total time this dispatch was 520</text:span></text:p>
      <text:p text:style-name="P1"><text:span text:style-name="T1">OSS : Reciving pid : 31552 executed 10000000</text:span></text:p>
      <text:p text:style-name="P1"><text:span text:style-name="T1">OSS : pid : 31552 completed execution CPU : 0.057800<text:s text:c="2"/>Total : 0.057802</text:span></text:p>
      <text:p text:style-name="P1"><text:span text:style-name="T1">OSS : Generating process with PID 31553 and putting it in queue 0 at time 278:596534584</text:span></text:p>
      <text:p text:style-name="P1"><text:span text:style-name="T1">OSS :<text:s text:c="2"/>Dispatching process with PID : 31553 from queue 1 at time 278:596534832</text:span></text:p>
      <text:p text:style-name="P1"><text:span text:style-name="T1">OSS : Total time this dispatch was 1000000800</text:span></text:p>
      <text:p text:style-name="P1"><text:span text:style-name="T1">OSS : Reciving pid : 31553 executed 0</text:span></text:p>
      <text:p text:style-name="P1"><text:span text:style-name="T1">OSS : not used it entire quantum </text:span></text:p>
      <text:p text:style-name="P1"><text:span text:style-name="T1">OSS : Putting process with PID 31553 into queue 0</text:span></text:p>
      <text:p text:style-name="P1"><text:span text:style-name="T1">OSS :<text:s text:c="2"/>Dispatching process with PID : 31553 from queue 1 at time 278:596535174</text:span></text:p>
      <text:p text:style-name="P1"><text:span text:style-name="T1">OSS : Total time this dispatch was 342</text:span></text:p>
      <text:p text:style-name="P1"><text:span text:style-name="T1">OSS : Reciving pid : 31553 executed 5000000</text:span></text:p>
      <text:p text:style-name="P1"><text:span text:style-name="T1">OSS : not used it entire quantum </text:span></text:p>
      <text:p text:style-name="P1"><text:span text:style-name="T1">OSS : Putting process with PID 31553 into queue 0</text:span></text:p>
      <text:p text:style-name="P1"><text:span text:style-name="T1">OSS :<text:s text:c="2"/>Dispatching process with PID : 31553 from queue 1 at time 278:601536043</text:span></text:p>
      <text:p text:style-name="P1"><text:span text:style-name="T1">OSS : Total time this dispatch was 869</text:span></text:p>
      <text:p text:style-name="P1"><text:span text:style-name="T1">OSS : Reciving pid : 31553 executed 5000000</text:span></text:p>
      <text:p text:style-name="P1"><text:span text:style-name="T1">OSS : not used it entire quantum </text:span></text:p>
      <text:p text:style-name="P1"><text:span text:style-name="T1">OSS : Putting process with PID 31553 into queue 0</text:span></text:p>
      <text:p text:style-name="P1"><text:span text:style-name="T1">OSS :<text:s text:c="2"/>Dispatching process with PID : 31553 from queue 1 at time 278:606537022</text:span></text:p>
      <text:p text:style-name="P1"><text:span text:style-name="T1">OSS : Total time this dispatch was 979</text:span></text:p>
      <text:p text:style-name="P1"><text:span text:style-name="T1">OSS : Reciving pid : 31553 executed 3365999872</text:span></text:p>
      <text:p text:style-name="P1"><text:span text:style-name="T1">OSS : pid : 31553 completed execution CPU : 3.376000<text:s text:c="2"/>Total : 3.376002</text:span></text:p>
      <text:p text:style-name="P1"><text:span text:style-name="T1">OSS : Generating process with PID 31554 and putting it in queue 1 at time 280:606538303</text:span></text:p>
      <text:p text:style-name="P1"><text:span text:style-name="T1">OSS : Dispaching pid : 31554 from queue 1 at time 280:606538965</text:span></text:p>
      <text:p text:style-name="P1"><text:span text:style-name="T1">OSS : Total time this dispatch was 2000001943</text:span></text:p>
      <text:p text:style-name="P1"><text:span text:style-name="T1">OSS : Reciving pid : 31554 executed 6400000</text:span></text:p>
      <text:p text:style-name="P1"><text:span text:style-name="T1">OSS : not used it entire quantum </text:span></text:p>
      <text:p text:style-name="P1"><text:span text:style-name="T1">OSS : Putting process with PID 31554 into queue 1</text:span></text:p>
      <text:p text:style-name="P1"><text:span text:style-name="T1">OSS : Generating process with PID 31555 and putting it in queue 1 at time 280:612938965</text:span></text:p>
      <text:p text:style-name="P1"><text:span text:style-name="T1">OSS : Dispaching pid : 31554 from queue 1 at time 280:612939522</text:span></text:p>
      <text:p text:style-name="P1"><text:span text:style-name="T1">OSS : Total time this dispatch was 557</text:span></text:p>
      <text:p text:style-name="P1"><text:span text:style-name="T1">OSS : Reciving pid : 31554 executed 0</text:span></text:p>
      <text:p text:style-name="P1"><text:span text:style-name="T1">OSS : not used it entire quantum </text:span></text:p>
      <text:p text:style-name="P1"><text:span text:style-name="T1">OSS : Putting process with PID 31554 into queue 1</text:span></text:p>
      <text:p text:style-name="P1"><text:span text:style-name="T1">OSS : Dispaching pid : 31555 from queue 1 at time 280:612940290</text:span></text:p>
      <text:p text:style-name="P1"><text:span text:style-name="T1">OSS : Total time this dispatch was 768</text:span></text:p>
      <text:p text:style-name="P1"><text:span text:style-name="T1">OSS : Reciving pid : 31555 executed 0</text:span></text:p>
      <text:p text:style-name="P1"><text:span text:style-name="T1">OSS : not used it entire quantum </text:span></text:p>
      <text:p text:style-name="P1"><text:span text:style-name="T1">OSS : Putting process with PID 31555 into queue 1</text:span></text:p>
      <text:p text:style-name="P1"><text:span text:style-name="T1">OSS : Dispaching pid : 31554 from queue 1 at time 280:612940557</text:span></text:p>
      <text:p text:style-name="P1"><text:span text:style-name="T1">OSS : Total time this dispatch was 267</text:span></text:p>
      <text:p text:style-name="P1"><text:span text:style-name="T1">OSS : Reciving pid : 31554 executed 0</text:span></text:p>
      <text:p text:style-name="P1"><text:span text:style-name="T1">OSS : not used it entire quantum </text:span></text:p>
      <text:p text:style-name="P1"><text:span text:style-name="T1">OSS : Putting process with PID 31554 into queue 1</text:span></text:p>
      <text:p text:style-name="P1"><text:span text:style-name="T1">OSS : Dispaching pid : 31555 from queue 1 at time 280:612940593</text:span></text:p>
      <text:p text:style-name="P1"><text:span text:style-name="T1">OSS : Total time this dispatch was 36</text:span></text:p>
      <text:p text:style-name="P1"><text:span text:style-name="T1">OSS : Reciving pid : 31555 executed 7000000</text:span></text:p>
      <text:p text:style-name="P1"><text:span text:style-name="T1">OSS : not used it entire quantum </text:span></text:p>
      <text:p text:style-name="P1"><text:span text:style-name="T1">OSS : Putting process with PID 31555 into queue 1</text:span></text:p>
      <text:p text:style-name="P1"><text:span text:style-name="T1">OSS : Dispaching pid : 31554 from queue 1 at time 280:619941168</text:span></text:p>
      <text:p text:style-name="P1"><text:span text:style-name="T1">OSS : Total time this dispatch was 575</text:span></text:p>
      <text:p text:style-name="P1"><text:span text:style-name="T1">OSS : Reciving pid : 31554 executed 10000000</text:span></text:p>
      <text:p text:style-name="P1"><text:span text:style-name="T1">OSS : not used it entire quantum </text:span></text:p>
      <text:p text:style-name="P1"><text:span text:style-name="T1">OSS : Putting process with PID 31554 into queue 1</text:span></text:p>
      <text:p text:style-name="P1"><text:span text:style-name="T1">OSS : Dispaching pid : 31555 from queue 1 at time 280:629941312</text:span></text:p>
      <text:p text:style-name="P1"><text:span text:style-name="T1">OSS : Total time this dispatch was 144</text:span></text:p>
      <text:p text:style-name="P1"><text:span text:style-name="T1">OSS : Reciving pid : 31555 executed 4432999936</text:span></text:p>
      <text:p text:style-name="P1"><text:span text:style-name="T1">OSS : pid : 31555 completed execution CPU : 4.440000<text:s text:c="2"/>Total : 4.450001</text:span></text:p>
      <text:p text:style-name="P1"><text:span text:style-name="T1">OSS : Dispaching pid : 31554 from queue 1 at time 280:629941832</text:span></text:p>
      <text:p text:style-name="P1"><text:span text:style-name="T1">OSS : Total time this dispatch was 520</text:span></text:p>
      <text:p text:style-name="P1"><text:span text:style-name="T1">OSS : Reciving pid : 31554 executed 904000000</text:span></text:p>
      <text:p text:style-name="P1"><text:span text:style-name="T1">OSS : pid : 31554 completed execution CPU : 0.920400<text:s text:c="2"/>Total : 0.927403</text:span></text:p>
      <text:p text:style-name="P1"><text:span text:style-name="T1">OSS : Generating process with PID 31556 and putting it in queue 1 at time 281:629941836</text:span></text:p>
      <text:p text:style-name="P1"><text:span text:style-name="T1">OSS : Dispaching pid : 31556 from queue 1 at time 281:629941991</text:span></text:p>
      <text:p text:style-name="P1"><text:span text:style-name="T1">OSS : Total time this dispatch was 1000000159</text:span></text:p>
      <text:p text:style-name="P1"><text:span text:style-name="T1">OSS : Reciving pid : 31556 executed 6900000</text:span></text:p>
      <text:p text:style-name="P1"><text:span text:style-name="T1">OSS : not used it entire quantum </text:span></text:p>
      <text:p text:style-name="P1"><text:span text:style-name="T1">OSS : Putting process with PID 31556 into queue 1</text:span></text:p>
      <text:p text:style-name="P1"><text:span text:style-name="T1">OSS : Dispaching pid : 31556 from queue 1 at time 281:636842431</text:span></text:p>
      <text:p text:style-name="P1"><text:span text:style-name="T1">OSS : Total time this dispatch was 440</text:span></text:p>
      <text:p text:style-name="P1"><text:span text:style-name="T1">OSS : Reciving pid : 31556 executed 3926000128</text:span></text:p>
      <text:p text:style-name="P1"><text:span text:style-name="T1">OSS : pid : 31556 completed execution CPU : 3.932900<text:s text:c="2"/>Total : 3.932901</text:span></text:p>
      <text:p text:style-name="P1"><text:span text:style-name="T1">OSS : Generating process with PID 31557 and putting it in queue 0 at time 282:636843401</text:span></text:p>
      <text:p text:style-name="P1"><text:span text:style-name="T1">OSS :<text:s text:c="2"/>Dispatching process with PID : 31557 from queue 1 at time 282:636843906</text:span></text:p>
      <text:p text:style-name="P1"><text:span text:style-name="T1">OSS : Total time this dispatch was 1000001475</text:span></text:p>
      <text:p text:style-name="P1"><text:span text:style-name="T1">OSS : Reciving pid : 31557 executed 5000000</text:span></text:p>
      <text:p text:style-name="P1"><text:span text:style-name="T1">OSS : not used it entire quantum </text:span></text:p>
      <text:p text:style-name="P1"><text:span text:style-name="T1">OSS : Putting process with PID 31557 into queue 0</text:span></text:p>
      <text:p text:style-name="P1"><text:span text:style-name="T1">OSS :<text:s text:c="2"/>Dispatching process with PID : 31557 from queue 1 at time 282:641844008</text:span></text:p>
      <text:p text:style-name="P1"><text:span text:style-name="T1">OSS : Total time this dispatch was 102</text:span></text:p>
      <text:p text:style-name="P1"><text:span text:style-name="T1">OSS : Reciving pid : 31557 executed 5000000</text:span></text:p>
      <text:p text:style-name="P1"><text:span text:style-name="T1">OSS : not used it entire quantum </text:span></text:p>
      <text:p text:style-name="P1"><text:span text:style-name="T1">OSS : Putting process with PID 31557 into queue 0</text:span></text:p>
      <text:p text:style-name="P1"><text:span text:style-name="T1">OSS :<text:s text:c="2"/>Dispatching process with PID : 31557 from queue 1 at time 282:646844851</text:span></text:p>
      <text:p text:style-name="P1"><text:span text:style-name="T1">OSS : Total time this dispatch was 843</text:span></text:p>
      <text:p text:style-name="P1"><text:span text:style-name="T1">OSS : Reciving pid : 31557 executed 5000000</text:span></text:p>
      <text:p text:style-name="P1"><text:span text:style-name="T1">OSS : not used it entire quantum </text:span></text:p>
      <text:p text:style-name="P1"><text:span text:style-name="T1">OSS : Putting process with PID 31557 into queue 0</text:span></text:p>
      <text:p text:style-name="P1"><text:span text:style-name="T1">OSS :<text:s text:c="2"/>Dispatching process with PID : 31557 from queue 1 at time 282:651845405</text:span></text:p>
      <text:p text:style-name="P1"><text:span text:style-name="T1">OSS : Total time this dispatch was 554</text:span></text:p>
      <text:p text:style-name="P1"><text:span text:style-name="T1">OSS : Reciving pid : 31557 executed 5000000</text:span></text:p>
      <text:p text:style-name="P1"><text:span text:style-name="T1">OSS : not used it entire quantum </text:span></text:p>
      <text:p text:style-name="P1"><text:span text:style-name="T1">OSS : Putting process with PID 31557 into queue 0</text:span></text:p>
      <text:p text:style-name="P1"><text:span text:style-name="T1">OSS :<text:s text:c="2"/>Dispatching process with PID : 31557 from queue 1 at time 282:656845899</text:span></text:p>
      <text:p text:style-name="P1"><text:span text:style-name="T1">OSS : Total time this dispatch was 494</text:span></text:p>
      <text:p text:style-name="P1"><text:span text:style-name="T1">OSS : Reciving pid : 31557 executed 1632000000</text:span></text:p>
      <text:p text:style-name="P1"><text:span text:style-name="T1">OSS : pid : 31557 completed execution CPU : 1.652000<text:s text:c="2"/>Total : 1.652002</text:span></text:p>
      <text:p text:style-name="P1"><text:span text:style-name="T1">OSS : Generating process with PID 31558 and putting it in queue 1 at time 284:656846591</text:span></text:p>
      <text:p text:style-name="P1"><text:span text:style-name="T1">OSS : Dispaching pid : 31558 from queue 1 at time 284:656847553</text:span></text:p>
      <text:p text:style-name="P1"><text:span text:style-name="T1">OSS : Total time this dispatch was 2000001654</text:span></text:p>
      <text:p text:style-name="P1"><text:span text:style-name="T1">OSS : Reciving pid : 31558 executed 10000000</text:span></text:p>
      <text:p text:style-name="P1"><text:span text:style-name="T1">OSS : not used it entire quantum </text:span></text:p>
      <text:p text:style-name="P1"><text:span text:style-name="T1">OSS : Putting process with PID 31558 into queue 1</text:span></text:p>
      <text:p text:style-name="P1"><text:span text:style-name="T1">OSS : Dispaching pid : 31558 from queue 1 at time 284:666848189</text:span></text:p>
      <text:p text:style-name="P1"><text:span text:style-name="T1">OSS : Total time this dispatch was 636</text:span></text:p>
      <text:p text:style-name="P1"><text:span text:style-name="T1">OSS : Reciving pid : 31558 executed 8600000</text:span></text:p>
      <text:p text:style-name="P1"><text:span text:style-name="T1">OSS : not used it entire quantum </text:span></text:p>
      <text:p text:style-name="P1"><text:span text:style-name="T1">OSS : Putting process with PID 31558 into queue 1</text:span></text:p>
      <text:p text:style-name="P1"><text:span text:style-name="T1">OSS : Dispaching pid : 31558 from queue 1 at time 284:675448732</text:span></text:p>
      <text:p text:style-name="P1"><text:span text:style-name="T1">OSS : Total time this dispatch was 543</text:span></text:p>
      <text:p text:style-name="P1"><text:span text:style-name="T1">OSS : Reciving pid : 31558 executed 0</text:span></text:p>
      <text:p text:style-name="P1"><text:span text:style-name="T1">OSS : not used it entire quantum </text:span></text:p>
      <text:p text:style-name="P1"><text:span text:style-name="T1">OSS : Putting process with PID 31558 into queue 1</text:span></text:p>
      <text:p text:style-name="P1"><text:span text:style-name="T1">OSS : Dispaching pid : 31558 from queue 1 at time 284:675449028</text:span></text:p>
      <text:p text:style-name="P1"><text:span text:style-name="T1">OSS : Total time this dispatch was 296</text:span></text:p>
      <text:p text:style-name="P1"><text:span text:style-name="T1">OSS : Reciving pid : 31558 executed 5900000</text:span></text:p>
      <text:p text:style-name="P1"><text:span text:style-name="T1">OSS : not used it entire quantum </text:span></text:p>
      <text:p text:style-name="P1"><text:span text:style-name="T1">OSS : Putting process with PID 31558 into queue 1</text:span></text:p>
      <text:p text:style-name="P1"><text:span text:style-name="T1">OSS : Dispaching pid : 31558 from queue 1 at time 284:681349678</text:span></text:p>
      <text:p text:style-name="P1"><text:span text:style-name="T1">OSS : Total time this dispatch was 650</text:span></text:p>
      <text:p text:style-name="P1"><text:span text:style-name="T1">OSS : Reciving pid : 31558 executed 6100000</text:span></text:p>
      <text:p text:style-name="P1"><text:span text:style-name="T1">OSS : not used it entire quantum </text:span></text:p>
      <text:p text:style-name="P1"><text:span text:style-name="T1">OSS : Putting process with PID 31558 into queue 1</text:span></text:p>
      <text:p text:style-name="P1"><text:span text:style-name="T1">OSS : Dispaching pid : 31558 from queue 1 at time 284:687449999</text:span></text:p>
      <text:p text:style-name="P1"><text:span text:style-name="T1">OSS : Total time this dispatch was 321</text:span></text:p>
      <text:p text:style-name="P1"><text:span text:style-name="T1">OSS : Reciving pid : 31558 executed 10000000</text:span></text:p>
      <text:p text:style-name="P1"><text:span text:style-name="T1">OSS : not used it entire quantum </text:span></text:p>
      <text:p text:style-name="P1"><text:span text:style-name="T1">OSS : Putting process with PID 31558 into queue 1</text:span></text:p>
      <text:p text:style-name="P1"><text:span text:style-name="T1">OSS : Dispaching pid : 31558 from queue 1 at time 284:697450576</text:span></text:p>
      <text:p text:style-name="P1"><text:span text:style-name="T1">OSS : Total time this dispatch was 577</text:span></text:p>
      <text:p text:style-name="P1"><text:span text:style-name="T1">OSS : Reciving pid : 31558 executed 10000000</text:span></text:p>
      <text:p text:style-name="P1"><text:span text:style-name="T1">OSS : pid : 31558 completed execution CPU : 0.050600<text:s text:c="2"/>Total : 0.050603</text:span></text:p>
      <text:p text:style-name="P1"><text:span text:style-name="T1">OSS : Generating process with PID 31559 and putting it in queue 1 at time 286:697451225</text:span></text:p>
      <text:p text:style-name="P1"><text:span text:style-name="T1">OSS : Dispaching pid : 31559 from queue 1 at time 286:697451593</text:span></text:p>
      <text:p text:style-name="P1"><text:span text:style-name="T1">OSS : Total time this dispatch was 2000001017</text:span></text:p>
      <text:p text:style-name="P1"><text:span text:style-name="T1">OSS : Reciving pid : 31559 executed 10000000</text:span></text:p>
      <text:p text:style-name="P1"><text:span text:style-name="T1">OSS : not used it entire quantum </text:span></text:p>
      <text:p text:style-name="P1"><text:span text:style-name="T1">OSS : Putting process with PID 31559 into queue 1</text:span></text:p>
      <text:p text:style-name="P1"><text:span text:style-name="T1">OSS : Dispaching pid : 31559 from queue 1 at time 286:707451934</text:span></text:p>
      <text:p text:style-name="P1"><text:span text:style-name="T1">OSS : Total time this dispatch was 341</text:span></text:p>
      <text:p text:style-name="P1"><text:span text:style-name="T1">OSS : Reciving pid : 31559 executed 0</text:span></text:p>
      <text:p text:style-name="P1"><text:span text:style-name="T1">OSS : not used it entire quantum </text:span></text:p>
      <text:p text:style-name="P1"><text:span text:style-name="T1">OSS : Putting process with PID 31559 into queue 1</text:span></text:p>
      <text:p text:style-name="P1"><text:span text:style-name="T1">OSS : Dispaching pid : 31559 from queue 1 at time 286:707452050</text:span></text:p>
      <text:p text:style-name="P1"><text:span text:style-name="T1">OSS : Total time this dispatch was 116</text:span></text:p>
      <text:p text:style-name="P1"><text:span text:style-name="T1">OSS : Reciving pid : 31559 executed 600000</text:span></text:p>
      <text:p text:style-name="P1"><text:span text:style-name="T1">OSS : not used it entire quantum </text:span></text:p>
      <text:p text:style-name="P1"><text:span text:style-name="T1">OSS : Putting process with PID 31559 into queue 1</text:span></text:p>
      <text:p text:style-name="P1"><text:span text:style-name="T1">OSS : Dispaching pid : 31559 from queue 1 at time 286:708052423</text:span></text:p>
      <text:p text:style-name="P1"><text:span text:style-name="T1">OSS : Total time this dispatch was 373</text:span></text:p>
      <text:p text:style-name="P1"><text:span text:style-name="T1">OSS : Reciving pid : 31559 executed 10000000</text:span></text:p>
      <text:p text:style-name="P1"><text:span text:style-name="T1">OSS : not used it entire quantum </text:span></text:p>
      <text:p text:style-name="P1"><text:span text:style-name="T1">OSS : Putting process with PID 31559 into queue 1</text:span></text:p>
      <text:p text:style-name="P1"><text:span text:style-name="T1">OSS : Dispaching pid : 31559 from queue 1 at time 286:718053408</text:span></text:p>
      <text:p text:style-name="P1"><text:span text:style-name="T1">OSS : Total time this dispatch was 985</text:span></text:p>
      <text:p text:style-name="P1"><text:span text:style-name="T1">OSS : Reciving pid : 31559 executed 10000000</text:span></text:p>
      <text:p text:style-name="P1"><text:span text:style-name="T1">OSS : not used it entire quantum </text:span></text:p>
      <text:p text:style-name="P1"><text:span text:style-name="T1">OSS : Putting process with PID 31559 into queue 1</text:span></text:p>
      <text:p text:style-name="P1"><text:span text:style-name="T1">OSS : Dispaching pid : 31559 from queue 1 at time 286:728054388</text:span></text:p>
      <text:p text:style-name="P1"><text:span text:style-name="T1">OSS : Total time this dispatch was 980</text:span></text:p>
      <text:p text:style-name="P1"><text:span text:style-name="T1">OSS : Reciving pid : 31559 executed 10000000</text:span></text:p>
      <text:p text:style-name="P1"><text:span text:style-name="T1">OSS : not used it entire quantum </text:span></text:p>
      <text:p text:style-name="P1"><text:span text:style-name="T1">OSS : Putting process with PID 31559 into queue 1</text:span></text:p>
      <text:p text:style-name="P1"><text:span text:style-name="T1">OSS : Dispaching pid : 31559 from queue 1 at time 286:738054916</text:span></text:p>
      <text:p text:style-name="P1"><text:span text:style-name="T1">OSS : Total time this dispatch was 528</text:span></text:p>
      <text:p text:style-name="P1"><text:span text:style-name="T1">OSS : Reciving pid : 31559 executed 5600000</text:span></text:p>
      <text:p text:style-name="P1"><text:span text:style-name="T1">OSS : not used it entire quantum </text:span></text:p>
      <text:p text:style-name="P1"><text:span text:style-name="T1">OSS : Putting process with PID 31559 into queue 1</text:span></text:p>
      <text:p text:style-name="P1"><text:span text:style-name="T1">OSS : Dispaching pid : 31559 from queue 1 at time 286:743655693</text:span></text:p>
      <text:p text:style-name="P1"><text:span text:style-name="T1">OSS : Total time this dispatch was 777</text:span></text:p>
      <text:p text:style-name="P1"><text:span text:style-name="T1">OSS : Reciving pid : 31559 executed 10000000</text:span></text:p>
      <text:p text:style-name="P1"><text:span text:style-name="T1">OSS : pid : 31559 completed execution CPU : 0.056200<text:s text:c="2"/>Total : 0.056204</text:span></text:p>
      <text:p text:style-name="P1"><text:span text:style-name="T1">OSS : Generating process with PID 31560 and putting it in queue 1 at time 287:743656643</text:span></text:p>
      <text:p text:style-name="P1"><text:span text:style-name="T1">OSS : Dispaching pid : 31560 from queue 1 at time 287:743657099</text:span></text:p>
      <text:p text:style-name="P1"><text:span text:style-name="T1">OSS : Total time this dispatch was 1000001406</text:span></text:p>
      <text:p text:style-name="P1"><text:span text:style-name="T1">OSS : Reciving pid : 31560 executed 10000000</text:span></text:p>
      <text:p text:style-name="P1"><text:span text:style-name="T1">OSS : not used it entire quantum </text:span></text:p>
      <text:p text:style-name="P1"><text:span text:style-name="T1">OSS : Putting process with PID 31560 into queue 1</text:span></text:p>
      <text:p text:style-name="P1"><text:span text:style-name="T1">OSS : Generating process with PID 31561 and putting it in queue 1 at time 287:753657099</text:span></text:p>
      <text:p text:style-name="P1"><text:span text:style-name="T1">OSS : Dispaching pid : 31560 from queue 1 at time 287:753657461</text:span></text:p>
      <text:p text:style-name="P1"><text:span text:style-name="T1">OSS : Total time this dispatch was 362</text:span></text:p>
      <text:p text:style-name="P1"><text:span text:style-name="T1">OSS : Reciving pid : 31560 executed 10000000</text:span></text:p>
      <text:p text:style-name="P1"><text:span text:style-name="T1">OSS : not used it entire quantum </text:span></text:p>
      <text:p text:style-name="P1"><text:span text:style-name="T1">OSS : Putting process with PID 31560 into queue 1</text:span></text:p>
      <text:p text:style-name="P1"><text:span text:style-name="T1">OSS : Dispaching pid : 31561 from queue 1 at time 287:763657871</text:span></text:p>
      <text:p text:style-name="P1"><text:span text:style-name="T1">OSS : Total time this dispatch was 410</text:span></text:p>
      <text:p text:style-name="P1"><text:span text:style-name="T1">OSS : Reciving pid : 31561 executed 100000</text:span></text:p>
      <text:p text:style-name="P1"><text:span text:style-name="T1">OSS : not used it entire quantum </text:span></text:p>
      <text:p text:style-name="P1"><text:span text:style-name="T1">OSS : Putting process with PID 31561 into queue 1</text:span></text:p>
      <text:p text:style-name="P1"><text:span text:style-name="T1">OSS : Dispaching pid : 31560 from queue 1 at time 287:763758578</text:span></text:p>
      <text:p text:style-name="P1"><text:span text:style-name="T1">OSS : Total time this dispatch was 707</text:span></text:p>
      <text:p text:style-name="P1"><text:span text:style-name="T1">OSS : Reciving pid : 31560 executed 4600000</text:span></text:p>
      <text:p text:style-name="P1"><text:span text:style-name="T1">OSS : not used it entire quantum </text:span></text:p>
      <text:p text:style-name="P1"><text:span text:style-name="T1">OSS : Putting process with PID 31560 into queue 1</text:span></text:p>
      <text:p text:style-name="P1"><text:span text:style-name="T1">OSS : Dispaching pid : 31561 from queue 1 at time 287:768359189</text:span></text:p>
      <text:p text:style-name="P1"><text:span text:style-name="T1">OSS : Total time this dispatch was 611</text:span></text:p>
      <text:p text:style-name="P1"><text:span text:style-name="T1">OSS : Reciving pid : 31561 executed 3300000</text:span></text:p>
      <text:p text:style-name="P1"><text:span text:style-name="T1">OSS : not used it entire quantum </text:span></text:p>
      <text:p text:style-name="P1"><text:span text:style-name="T1">OSS : Putting process with PID 31561 into queue 1</text:span></text:p>
      <text:p text:style-name="P1"><text:span text:style-name="T1">OSS : Dispaching pid : 31560 from queue 1 at time 287:771659667</text:span></text:p>
      <text:p text:style-name="P1"><text:span text:style-name="T1">OSS : Total time this dispatch was 478</text:span></text:p>
      <text:p text:style-name="P1"><text:span text:style-name="T1">OSS : Reciving pid : 31560 executed 10000000</text:span></text:p>
      <text:p text:style-name="P1"><text:span text:style-name="T1">OSS : not used it entire quantum </text:span></text:p>
      <text:p text:style-name="P1"><text:span text:style-name="T1">OSS : Putting process with PID 31560 into queue 1</text:span></text:p>
      <text:p text:style-name="P1"><text:span text:style-name="T1">OSS : Dispaching pid : 31561 from queue 1 at time 287:781660149</text:span></text:p>
      <text:p text:style-name="P1"><text:span text:style-name="T1">OSS : Total time this dispatch was 482</text:span></text:p>
      <text:p text:style-name="P1"><text:span text:style-name="T1">OSS : Reciving pid : 31561 executed 10000000</text:span></text:p>
      <text:p text:style-name="P1"><text:span text:style-name="T1">OSS : not used it entire quantum </text:span></text:p>
      <text:p text:style-name="P1"><text:span text:style-name="T1">OSS : Putting process with PID 31561 into queue 1</text:span></text:p>
      <text:p text:style-name="P1"><text:span text:style-name="T1">OSS : Dispaching pid : 31560 from queue 1 at time 287:791661074</text:span></text:p>
      <text:p text:style-name="P1"><text:span text:style-name="T1">OSS : Total time this dispatch was 925</text:span></text:p>
      <text:p text:style-name="P1"><text:span text:style-name="T1">OSS : Reciving pid : 31560 executed 5600000</text:span></text:p>
      <text:p text:style-name="P1"><text:span text:style-name="T1">OSS : not used it entire quantum </text:span></text:p>
      <text:p text:style-name="P1"><text:span text:style-name="T1">OSS : Putting process with PID 31560 into queue 1</text:span></text:p>
      <text:p text:style-name="P1"><text:span text:style-name="T1">OSS : Dispaching pid : 31561 from queue 1 at time 287:797261188</text:span></text:p>
      <text:p text:style-name="P1"><text:span text:style-name="T1">OSS : Total time this dispatch was 114</text:span></text:p>
      <text:p text:style-name="P1"><text:span text:style-name="T1">OSS : Reciving pid : 31561 executed 8400000</text:span></text:p>
      <text:p text:style-name="P1"><text:span text:style-name="T1">OSS : not used it entire quantum </text:span></text:p>
      <text:p text:style-name="P1"><text:span text:style-name="T1">OSS : Putting process with PID 31561 into queue 1</text:span></text:p>
      <text:p text:style-name="P1"><text:span text:style-name="T1">OSS : Dispaching pid : 31560 from queue 1 at time 287:805661213</text:span></text:p>
      <text:p text:style-name="P1"><text:span text:style-name="T1">OSS : Total time this dispatch was 25</text:span></text:p>
      <text:p text:style-name="P1"><text:span text:style-name="T1">OSS : Reciving pid : 31560 executed 4875999744</text:span></text:p>
      <text:p text:style-name="P1"><text:span text:style-name="T1">OSS : pid : 31560 completed execution CPU : 4.916200<text:s text:c="2"/>Total : 4.938004</text:span></text:p>
      <text:p text:style-name="P1"><text:span text:style-name="T1">OSS : Dispaching pid : 31561 from queue 1 at time 287:805661786</text:span></text:p>
      <text:p text:style-name="P1"><text:span text:style-name="T1">OSS : Total time this dispatch was 573</text:span></text:p>
      <text:p text:style-name="P1"><text:span text:style-name="T1">OSS : Reciving pid : 31561 executed 10000000</text:span></text:p>
      <text:p text:style-name="P1"><text:span text:style-name="T1">OSS : not used it entire quantum </text:span></text:p>
      <text:p text:style-name="P1"><text:span text:style-name="T1">OSS : Putting process with PID 31561 into queue 1</text:span></text:p>
      <text:p text:style-name="P1"><text:span text:style-name="T1">OSS : Dispaching pid : 31561 from queue 1 at time 287:815661902</text:span></text:p>
      <text:p text:style-name="P1"><text:span text:style-name="T1">OSS : Total time this dispatch was 116</text:span></text:p>
      <text:p text:style-name="P1"><text:span text:style-name="T1">OSS : Reciving pid : 31561 executed 2621999872</text:span></text:p>
      <text:p text:style-name="P1"><text:span text:style-name="T1">OSS : pid : 31561 completed execution CPU : 2.653800<text:s text:c="2"/>Total : 2.674004</text:span></text:p>
      <text:p text:style-name="P1"><text:span text:style-name="T1">OSS : Generating process with PID 31562 and putting it in queue 1 at time 289:815662400</text:span></text:p>
      <text:p text:style-name="P1"><text:span text:style-name="T1">OSS : Dispaching pid : 31562 from queue 1 at time 289:815663100</text:span></text:p>
      <text:p text:style-name="P1"><text:span text:style-name="T1">OSS : Total time this dispatch was 2000001198</text:span></text:p>
      <text:p text:style-name="P1"><text:span text:style-name="T1">OSS : Reciving pid : 31562 executed 3099999</text:span></text:p>
      <text:p text:style-name="P1"><text:span text:style-name="T1">OSS : not used it entire quantum </text:span></text:p>
      <text:p text:style-name="P1"><text:span text:style-name="T1">OSS : Putting process with PID 31562 into queue 1</text:span></text:p>
      <text:p text:style-name="P1"><text:span text:style-name="T1">OSS : Generating process with PID 31563 and putting it in queue 1 at time 289:818763099</text:span></text:p>
      <text:p text:style-name="P1"><text:span text:style-name="T1">OSS : Dispaching pid : 31562 from queue 1 at time 289:818763492</text:span></text:p>
      <text:p text:style-name="P1"><text:span text:style-name="T1">OSS : Total time this dispatch was 393</text:span></text:p>
      <text:p text:style-name="P1"><text:span text:style-name="T1">OSS : Reciving pid : 31562 executed 2013000064</text:span></text:p>
      <text:p text:style-name="P1"><text:span text:style-name="T1">OSS : pid : 31562 completed execution CPU : 2.016100<text:s text:c="2"/>Total : 2.016100</text:span></text:p>
      <text:p text:style-name="P1"><text:span text:style-name="T1">OSS : Generating process with PID 31564 and putting it in queue 1 at time 289:818763492</text:span></text:p>
      <text:p text:style-name="P1"><text:span text:style-name="T1">OSS : Dispaching pid : 31563 from queue 1 at time 289:818763871</text:span></text:p>
      <text:p text:style-name="P1"><text:span text:style-name="T1">OSS : Total time this dispatch was 379</text:span></text:p>
      <text:p text:style-name="P1"><text:span text:style-name="T1">OSS : Reciving pid : 31563 executed 10000000</text:span></text:p>
      <text:p text:style-name="P1"><text:span text:style-name="T1">OSS : not used it entire quantum </text:span></text:p>
      <text:p text:style-name="P1"><text:span text:style-name="T1">OSS : Putting process with PID 31563 into queue 1</text:span></text:p>
      <text:p text:style-name="P1"><text:span text:style-name="T1">OSS : Dispaching pid : 31564 from queue 1 at time 289:828764240</text:span></text:p>
      <text:p text:style-name="P1"><text:span text:style-name="T1">OSS : Total time this dispatch was 369</text:span></text:p>
      <text:p text:style-name="P1"><text:span text:style-name="T1">OSS : Reciving pid : 31564 executed 2500999936</text:span></text:p>
      <text:p text:style-name="P1"><text:span text:style-name="T1">OSS : pid : 31564 completed execution CPU : 2.501000<text:s text:c="2"/>Total : 2.511000</text:span></text:p>
      <text:p text:style-name="P1"><text:span text:style-name="T1">OSS : Dispaching pid : 31563 from queue 1 at time 289:828764354</text:span></text:p>
      <text:p text:style-name="P1"><text:span text:style-name="T1">OSS : Total time this dispatch was 114</text:span></text:p>
      <text:p text:style-name="P1"><text:span text:style-name="T1">OSS : Reciving pid : 31563 executed 10000000</text:span></text:p>
      <text:p text:style-name="P1"><text:span text:style-name="T1">OSS : not used it entire quantum </text:span></text:p>
      <text:p text:style-name="P1"><text:span text:style-name="T1">OSS : Putting process with PID 31563 into queue 1</text:span></text:p>
      <text:p text:style-name="P1"><text:span text:style-name="T1">OSS : Dispaching pid : 31563 from queue 1 at time 289:838764862</text:span></text:p>
      <text:p text:style-name="P1"><text:span text:style-name="T1">OSS : Total time this dispatch was 508</text:span></text:p>
      <text:p text:style-name="P1"><text:span text:style-name="T1">OSS : Reciving pid : 31563 executed 318000000</text:span></text:p>
      <text:p text:style-name="P1"><text:span text:style-name="T1">OSS : pid : 31563 completed execution CPU : 0.338000<text:s text:c="2"/>Total : 0.338001</text:span></text:p>
      <text:p text:style-name="P1"><text:span text:style-name="T1">OSS : Generating process with PID 31565 and putting it in queue 1 at time 291:838765757</text:span></text:p>
      <text:p text:style-name="P1"><text:span text:style-name="T1">OSS : Dispaching pid : 31565 from queue 1 at time 291:838765897</text:span></text:p>
      <text:p text:style-name="P1"><text:span text:style-name="T1">OSS : Total time this dispatch was 2000001035</text:span></text:p>
      <text:p text:style-name="P1"><text:span text:style-name="T1">OSS : Reciving pid : 31565 executed 10000000</text:span></text:p>
      <text:p text:style-name="P1"><text:span text:style-name="T1">OSS : not used it entire quantum </text:span></text:p>
      <text:p text:style-name="P1"><text:span text:style-name="T1">OSS : Putting process with PID 31565 into queue 1</text:span></text:p>
      <text:p text:style-name="P1"><text:span text:style-name="T1">OSS : Dispaching pid : 31565 from queue 1 at time 291:848766090</text:span></text:p>
      <text:p text:style-name="P1"><text:span text:style-name="T1">OSS : Total time this dispatch was 193</text:span></text:p>
      <text:p text:style-name="P1"><text:span text:style-name="T1">OSS : Reciving pid : 31565 executed 3513999872</text:span></text:p>
      <text:p text:style-name="P1"><text:span text:style-name="T1">OSS : pid : 31565 completed execution CPU : 3.524000<text:s text:c="2"/>Total : 3.524000</text:span></text:p>
      <text:p text:style-name="P1"><text:span text:style-name="T1">OSS : Generating process with PID 31566 and putting it in queue 1 at time 292:848766932</text:span></text:p>
      <text:p text:style-name="P1"><text:span text:style-name="T1">OSS : Dispaching pid : 31566 from queue 1 at time 292:848767385</text:span></text:p>
      <text:p text:style-name="P1"><text:span text:style-name="T1">OSS : Total time this dispatch was 1000001295</text:span></text:p>
      <text:p text:style-name="P1"><text:span text:style-name="T1">OSS : Reciving pid : 31566 executed 10000000</text:span></text:p>
      <text:p text:style-name="P1"><text:span text:style-name="T1">OSS : not used it entire quantum </text:span></text:p>
      <text:p text:style-name="P1"><text:span text:style-name="T1">OSS : Putting process with PID 31566 into queue 1</text:span></text:p>
      <text:p text:style-name="P1"><text:span text:style-name="T1">OSS : Dispaching pid : 31566 from queue 1 at time 292:858767765</text:span></text:p>
      <text:p text:style-name="P1"><text:span text:style-name="T1">OSS : Total time this dispatch was 380</text:span></text:p>
      <text:p text:style-name="P1"><text:span text:style-name="T1">OSS : Reciving pid : 31566 executed 0</text:span></text:p>
      <text:p text:style-name="P1"><text:span text:style-name="T1">OSS : not used it entire quantum </text:span></text:p>
      <text:p text:style-name="P1"><text:span text:style-name="T1">OSS : Putting process with PID 31566 into queue 1</text:span></text:p>
      <text:p text:style-name="P1"><text:span text:style-name="T1">OSS : Dispaching pid : 31566 from queue 1 at time 292:858768500</text:span></text:p>
      <text:p text:style-name="P1"><text:span text:style-name="T1">OSS : Total time this dispatch was 735</text:span></text:p>
      <text:p text:style-name="P1"><text:span text:style-name="T1">OSS : Reciving pid : 31566 executed 7699999</text:span></text:p>
      <text:p text:style-name="P1"><text:span text:style-name="T1">OSS : not used it entire quantum </text:span></text:p>
      <text:p text:style-name="P1"><text:span text:style-name="T1">OSS : Putting process with PID 31566 into queue 1</text:span></text:p>
      <text:p text:style-name="P1"><text:span text:style-name="T1">OSS : Dispaching pid : 31566 from queue 1 at time 292:866469230</text:span></text:p>
      <text:p text:style-name="P1"><text:span text:style-name="T1">OSS : Total time this dispatch was 731</text:span></text:p>
      <text:p text:style-name="P1"><text:span text:style-name="T1">OSS : Reciving pid : 31566 executed 4900000</text:span></text:p>
      <text:p text:style-name="P1"><text:span text:style-name="T1">OSS : not used it entire quantum </text:span></text:p>
      <text:p text:style-name="P1"><text:span text:style-name="T1">OSS : Putting process with PID 31566 into queue 1</text:span></text:p>
      <text:p text:style-name="P1"><text:span text:style-name="T1">OSS : Dispaching pid : 31566 from queue 1 at time 292:871370076</text:span></text:p>
      <text:p text:style-name="P1"><text:span text:style-name="T1">OSS : Total time this dispatch was 846</text:span></text:p>
      <text:p text:style-name="P1"><text:span text:style-name="T1">OSS : Reciving pid : 31566 executed 10000000</text:span></text:p>
      <text:p text:style-name="P1"><text:span text:style-name="T1">OSS : not used it entire quantum </text:span></text:p>
      <text:p text:style-name="P1"><text:span text:style-name="T1">OSS : Putting process with PID 31566 into queue 1</text:span></text:p>
      <text:p text:style-name="P1"><text:span text:style-name="T1">OSS : Dispaching pid : 31566 from queue 1 at time 292:881370836</text:span></text:p>
      <text:p text:style-name="P1"><text:span text:style-name="T1">OSS : Total time this dispatch was 760</text:span></text:p>
      <text:p text:style-name="P1"><text:span text:style-name="T1">OSS : Reciving pid : 31566 executed 10000000</text:span></text:p>
      <text:p text:style-name="P1"><text:span text:style-name="T1">OSS : not used it entire quantum </text:span></text:p>
      <text:p text:style-name="P1"><text:span text:style-name="T1">OSS : Putting process with PID 31566 into queue 1</text:span></text:p>
      <text:p text:style-name="P1"><text:span text:style-name="T1">OSS : Dispaching pid : 31566 from queue 1 at time 292:891371140</text:span></text:p>
      <text:p text:style-name="P1"><text:span text:style-name="T1">OSS : Total time this dispatch was 304</text:span></text:p>
      <text:p text:style-name="P1"><text:span text:style-name="T1">OSS : Reciving pid : 31566 executed 3400000</text:span></text:p>
      <text:p text:style-name="P1"><text:span text:style-name="T1">OSS : not used it entire quantum </text:span></text:p>
      <text:p text:style-name="P1"><text:span text:style-name="T1">OSS : Putting process with PID 31566 into queue 1</text:span></text:p>
      <text:p text:style-name="P1"><text:span text:style-name="T1">OSS : Dispaching pid : 31566 from queue 1 at time 292:894772103</text:span></text:p>
      <text:p text:style-name="P1"><text:span text:style-name="T1">OSS : Total time this dispatch was 963</text:span></text:p>
      <text:p text:style-name="P1"><text:span text:style-name="T1">OSS : Reciving pid : 31566 executed 9300000</text:span></text:p>
      <text:p text:style-name="P1"><text:span text:style-name="T1">OSS : pid : 31566 completed execution CPU : 0.055300<text:s text:c="2"/>Total : 0.055305</text:span></text:p>
      <text:p text:style-name="P1"><text:span text:style-name="T1">OSS : Generating process with PID 31567 and putting it in queue 1 at time 293:894772562</text:span></text:p>
      <text:p text:style-name="P1"><text:span text:style-name="T1">OSS : Dispaching pid : 31567 from queue 1 at time 293:894773514</text:span></text:p>
      <text:p text:style-name="P1"><text:span text:style-name="T1">OSS : Total time this dispatch was 1000001411</text:span></text:p>
      <text:p text:style-name="P1"><text:span text:style-name="T1">OSS : Reciving pid : 31567 executed 10000000</text:span></text:p>
      <text:p text:style-name="P1"><text:span text:style-name="T1">OSS : not used it entire quantum </text:span></text:p>
      <text:p text:style-name="P1"><text:span text:style-name="T1">OSS : Putting process with PID 31567 into queue 1</text:span></text:p>
      <text:p text:style-name="P1"><text:span text:style-name="T1">OSS : Dispaching pid : 31567 from queue 1 at time 293:904774021</text:span></text:p>
      <text:p text:style-name="P1"><text:span text:style-name="T1">OSS : Total time this dispatch was 507</text:span></text:p>
      <text:p text:style-name="P1"><text:span text:style-name="T1">OSS : Reciving pid : 31567 executed 2335000064</text:span></text:p>
      <text:p text:style-name="P1"><text:span text:style-name="T1">OSS : pid : 31567 completed execution CPU : 2.345000<text:s text:c="2"/>Total : 2.345001</text:span></text:p>
      <text:p text:style-name="P1"><text:span text:style-name="T1">OSS : Generating process with PID 31568 and putting it in queue 1 at time 295:904775746</text:span></text:p>
      <text:p text:style-name="P1"><text:span text:style-name="T1">OSS : Dispaching pid : 31568 from queue 1 at time 295:904775793</text:span></text:p>
      <text:p text:style-name="P1"><text:span text:style-name="T1">OSS : Total time this dispatch was 2000001772</text:span></text:p>
      <text:p text:style-name="P1"><text:span text:style-name="T1">OSS : Reciving pid : 31568 executed 10000000</text:span></text:p>
      <text:p text:style-name="P1"><text:span text:style-name="T1">OSS : not used it entire quantum </text:span></text:p>
      <text:p text:style-name="P1"><text:span text:style-name="T1">OSS : Putting process with PID 31568 into queue 1</text:span></text:p>
      <text:p text:style-name="P1"><text:span text:style-name="T1">OSS : Dispaching pid : 31568 from queue 1 at time 295:914776425</text:span></text:p>
      <text:p text:style-name="P1"><text:span text:style-name="T1">OSS : Total time this dispatch was 632</text:span></text:p>
      <text:p text:style-name="P1"><text:span text:style-name="T1">OSS : Reciving pid : 31568 executed 8400000</text:span></text:p>
      <text:p text:style-name="P1"><text:span text:style-name="T1">OSS : not used it entire quantum </text:span></text:p>
      <text:p text:style-name="P1"><text:span text:style-name="T1">OSS : Putting process with PID 31568 into queue 1</text:span></text:p>
      <text:p text:style-name="P1"><text:span text:style-name="T1">OSS : Dispaching pid : 31568 from queue 1 at time 295:923176447</text:span></text:p>
      <text:p text:style-name="P1"><text:span text:style-name="T1">OSS : Total time this dispatch was 22</text:span></text:p>
      <text:p text:style-name="P1"><text:span text:style-name="T1">OSS : Reciving pid : 31568 executed 10000000</text:span></text:p>
      <text:p text:style-name="P1"><text:span text:style-name="T1">OSS : not used it entire quantum </text:span></text:p>
      <text:p text:style-name="P1"><text:span text:style-name="T1">OSS : Putting process with PID 31568 into queue 1</text:span></text:p>
      <text:p text:style-name="P1"><text:span text:style-name="T1">OSS : Dispaching pid : 31568 from queue 1 at time 295:933176608</text:span></text:p>
      <text:p text:style-name="P1"><text:span text:style-name="T1">OSS : Total time this dispatch was 161</text:span></text:p>
      <text:p text:style-name="P1"><text:span text:style-name="T1">OSS : Reciving pid : 31568 executed 10000000</text:span></text:p>
      <text:p text:style-name="P1"><text:span text:style-name="T1">OSS : not used it entire quantum </text:span></text:p>
      <text:p text:style-name="P1"><text:span text:style-name="T1">OSS : Putting process with PID 31568 into queue 1</text:span></text:p>
      <text:p text:style-name="P1"><text:span text:style-name="T1">OSS : Dispaching pid : 31568 from queue 1 at time 295:943176748</text:span></text:p>
      <text:p text:style-name="P1"><text:span text:style-name="T1">OSS : Total time this dispatch was 140</text:span></text:p>
      <text:p text:style-name="P1"><text:span text:style-name="T1">OSS : Reciving pid : 31568 executed 9100000</text:span></text:p>
      <text:p text:style-name="P1"><text:span text:style-name="T1">OSS : not used it entire quantum </text:span></text:p>
      <text:p text:style-name="P1"><text:span text:style-name="T1">OSS : Putting process with PID 31568 into queue 1</text:span></text:p>
      <text:p text:style-name="P1"><text:span text:style-name="T1">OSS : Dispaching pid : 31568 from queue 1 at time 295:952277089</text:span></text:p>
      <text:p text:style-name="P1"><text:span text:style-name="T1">OSS : Total time this dispatch was 341</text:span></text:p>
      <text:p text:style-name="P1"><text:span text:style-name="T1">OSS : Reciving pid : 31568 executed 10000000</text:span></text:p>
      <text:p text:style-name="P1"><text:span text:style-name="T1">OSS : pid : 31568 completed execution CPU : 0.057500<text:s text:c="2"/>Total : 0.057501</text:span></text:p>
      <text:p text:style-name="P1"><text:span text:style-name="T1">OSS : Generating process with PID 31569 and putting it in queue 1 at time 296:952277826</text:span></text:p>
      <text:p text:style-name="P1"><text:span text:style-name="T1">OSS : Dispaching pid : 31569 from queue 1 at time 296:952278055</text:span></text:p>
      <text:p text:style-name="P1"><text:span text:style-name="T1">OSS : Total time this dispatch was 1000000966</text:span></text:p>
      <text:p text:style-name="P1"><text:span text:style-name="T1">OSS : Reciving pid : 31569 executed 10000000</text:span></text:p>
      <text:p text:style-name="P1"><text:span text:style-name="T1">OSS : not used it entire quantum </text:span></text:p>
      <text:p text:style-name="P1"><text:span text:style-name="T1">OSS : Putting process with PID 31569 into queue 1</text:span></text:p>
      <text:p text:style-name="P1"><text:span text:style-name="T1">OSS : Dispaching pid : 31569 from queue 1 at time 296:962279021</text:span></text:p>
      <text:p text:style-name="P1"><text:span text:style-name="T1">OSS : Total time this dispatch was 966</text:span></text:p>
      <text:p text:style-name="P1"><text:span text:style-name="T1">OSS : Reciving pid : 31569 executed 10000000</text:span></text:p>
      <text:p text:style-name="P1"><text:span text:style-name="T1">OSS : not used it entire quantum </text:span></text:p>
      <text:p text:style-name="P1"><text:span text:style-name="T1">OSS : Putting process with PID 31569 into queue 1</text:span></text:p>
      <text:p text:style-name="P1"><text:span text:style-name="T1">OSS : Dispaching pid : 31569 from queue 1 at time 296:972279684</text:span></text:p>
      <text:p text:style-name="P1"><text:span text:style-name="T1">OSS : Total time this dispatch was 663</text:span></text:p>
      <text:p text:style-name="P1"><text:span text:style-name="T1">OSS : Reciving pid : 31569 executed 10000000</text:span></text:p>
      <text:p text:style-name="P1"><text:span text:style-name="T1">OSS : not used it entire quantum </text:span></text:p>
      <text:p text:style-name="P1"><text:span text:style-name="T1">OSS : Putting process with PID 31569 into queue 1</text:span></text:p>
      <text:p text:style-name="P1"><text:span text:style-name="T1">OSS : Dispaching pid : 31569 from queue 1 at time 296:982279815</text:span></text:p>
      <text:p text:style-name="P1"><text:span text:style-name="T1">OSS : Total time this dispatch was 131</text:span></text:p>
      <text:p text:style-name="P1"><text:span text:style-name="T1">OSS : Reciving pid : 31569 executed 349000000</text:span></text:p>
      <text:p text:style-name="P1"><text:span text:style-name="T1">OSS : pid : 31569 completed execution CPU : 0.379000<text:s text:c="2"/>Total : 0.379002</text:span></text:p>
      <text:p text:style-name="P1"><text:span text:style-name="T1">OSS : Generating process with PID 31570 and putting it in queue 1 at time 297:982280034</text:span></text:p>
      <text:p text:style-name="P1"><text:span text:style-name="T1">OSS : Dispaching pid : 31570 from queue 1 at time 297:982280340</text:span></text:p>
      <text:p text:style-name="P1"><text:span text:style-name="T1">OSS : Total time this dispatch was 1000000525</text:span></text:p>
      <text:p text:style-name="P1"><text:span text:style-name="T1">OSS : Reciving pid : 31570 executed 10000000</text:span></text:p>
      <text:p text:style-name="P1"><text:span text:style-name="T1">OSS : not used it entire quantum </text:span></text:p>
      <text:p text:style-name="P1"><text:span text:style-name="T1">OSS : Putting process with PID 31570 into queue 1</text:span></text:p>
      <text:p text:style-name="P1"><text:span text:style-name="T1">OSS : Dispaching pid : 31570 from queue 1 at time 297:992280539</text:span></text:p>
      <text:p text:style-name="P1"><text:span text:style-name="T1">OSS : Total time this dispatch was 199</text:span></text:p>
      <text:p text:style-name="P1"><text:span text:style-name="T1">OSS : Reciving pid : 31570 executed 10000000</text:span></text:p>
      <text:p text:style-name="P1"><text:span text:style-name="T1">OSS : not used it entire quantum </text:span></text:p>
      <text:p text:style-name="P1"><text:span text:style-name="T1">OSS : Putting process with PID 31570 into queue 1</text:span></text:p>
      <text:p text:style-name="P1"><text:span text:style-name="T1">OSS : Generating process with PID 31571 and putting it in queue 1 at time 298:2280539</text:span></text:p>
      <text:p text:style-name="P1"><text:span text:style-name="T1">OSS : Dispaching pid : 31570 from queue 1 at time 298:2281043</text:span></text:p>
      <text:p text:style-name="P1"><text:span text:style-name="T1">OSS : Total time this dispatch was 504</text:span></text:p>
      <text:p text:style-name="P1"><text:span text:style-name="T1">OSS : Reciving pid : 31570 executed 10000000</text:span></text:p>
      <text:p text:style-name="P1"><text:span text:style-name="T1">OSS : not used it entire quantum </text:span></text:p>
      <text:p text:style-name="P1"><text:span text:style-name="T1">OSS : Putting process with PID 31570 into queue 1</text:span></text:p>
      <text:p text:style-name="P1"><text:span text:style-name="T1">OSS : Dispaching pid : 31571 from queue 1 at time 298:12281716</text:span></text:p>
      <text:p text:style-name="P1"><text:span text:style-name="T1">OSS : Total time this dispatch was 673</text:span></text:p>
      <text:p text:style-name="P1"><text:span text:style-name="T1">OSS : Reciving pid : 31571 executed 10000000</text:span></text:p>
      <text:p text:style-name="P1"><text:span text:style-name="T1">OSS : not used it entire quantum </text:span></text:p>
      <text:p text:style-name="P1"><text:span text:style-name="T1">OSS : Putting process with PID 31571 into queue 1</text:span></text:p>
      <text:p text:style-name="P1"><text:span text:style-name="T1">OSS : Dispaching pid : 31570 from queue 1 at time 298:22281946</text:span></text:p>
      <text:p text:style-name="P1"><text:span text:style-name="T1">OSS : Total time this dispatch was 230</text:span></text:p>
      <text:p text:style-name="P1"><text:span text:style-name="T1">OSS : Reciving pid : 31570 executed 3976000000</text:span></text:p>
      <text:p text:style-name="P1"><text:span text:style-name="T1">OSS : pid : 31570 completed execution CPU : 4.006000<text:s text:c="2"/>Total : 4.016002</text:span></text:p>
      <text:p text:style-name="P1"><text:span text:style-name="T1">OSS : Dispaching pid : 31571 from queue 1 at time 298:22282257</text:span></text:p>
      <text:p text:style-name="P1"><text:span text:style-name="T1">OSS : Total time this dispatch was 311</text:span></text:p>
      <text:p text:style-name="P1"><text:span text:style-name="T1">OSS : Reciving pid : 31571 executed 0</text:span></text:p>
      <text:p text:style-name="P1"><text:span text:style-name="T1">OSS : not used it entire quantum </text:span></text:p>
      <text:p text:style-name="P1"><text:span text:style-name="T1">OSS : Putting process with PID 31571 into queue 1</text:span></text:p>
      <text:p text:style-name="P1"><text:span text:style-name="T1">OSS : Dispaching pid : 31571 from queue 1 at time 298:22282922</text:span></text:p>
      <text:p text:style-name="P1"><text:span text:style-name="T1">OSS : Total time this dispatch was 665</text:span></text:p>
      <text:p text:style-name="P1"><text:span text:style-name="T1">OSS : Reciving pid : 31571 executed 4020999936</text:span></text:p>
      <text:p text:style-name="P1"><text:span text:style-name="T1">OSS : pid : 31571 completed execution CPU : 4.031000<text:s text:c="2"/>Total : 4.031001</text:span></text:p>
      <text:p text:style-name="P1"><text:span text:style-name="T1">OSS : Generating process with PID 31572 and putting it in queue 0 at time 300:22283275</text:span></text:p>
      <text:p text:style-name="P1"><text:span text:style-name="T1">OSS :<text:s text:c="2"/>Dispatching process with PID : 31572 from queue 1 at time 300:22283347</text:span></text:p>
      <text:p text:style-name="P1"><text:span text:style-name="T1">OSS : Total time this dispatch was 2000000425</text:span></text:p>
      <text:p text:style-name="P1"><text:span text:style-name="T1">OSS : Reciving pid : 31572 executed 5000000</text:span></text:p>
      <text:p text:style-name="P1"><text:span text:style-name="T1">OSS : not used it entire quantum </text:span></text:p>
      <text:p text:style-name="P1"><text:span text:style-name="T1">OSS : Putting process with PID 31572 into queue 0</text:span></text:p>
      <text:p text:style-name="P1"><text:span text:style-name="T1">OSS : Generating process with PID 31573 and putting it in queue 1 at time 300:27283347</text:span></text:p>
      <text:p text:style-name="P1"><text:span text:style-name="T1">OSS :<text:s text:c="2"/>Dispatching process with PID : 31572 from queue 1 at time 300:27283403</text:span></text:p>
      <text:p text:style-name="P1"><text:span text:style-name="T1">OSS : Total time this dispatch was 56</text:span></text:p>
      <text:p text:style-name="P1"><text:span text:style-name="T1">OSS : Reciving pid : 31572 executed 5000000</text:span></text:p>
      <text:p text:style-name="P1"><text:span text:style-name="T1">OSS : not used it entire quantum </text:span></text:p>
      <text:p text:style-name="P1"><text:span text:style-name="T1">OSS : Putting process with PID 31572 into queue 0</text:span></text:p>
      <text:p text:style-name="P1"><text:span text:style-name="T1">OSS :<text:s text:c="2"/>Dispatching process with PID : 31572 from queue 1 at time 300:32283655</text:span></text:p>
      <text:p text:style-name="P1"><text:span text:style-name="T1">OSS : Total time this dispatch was 252</text:span></text:p>
      <text:p text:style-name="P1"><text:span text:style-name="T1">OSS : Reciving pid : 31572 executed 5000000</text:span></text:p>
      <text:p text:style-name="P1"><text:span text:style-name="T1">OSS : not used it entire quantum </text:span></text:p>
      <text:p text:style-name="P1"><text:span text:style-name="T1">OSS : Putting process with PID 31572 into queue 0</text:span></text:p>
      <text:p text:style-name="P1"><text:span text:style-name="T1">OSS :<text:s text:c="2"/>Dispatching process with PID : 31572 from queue 1 at time 300:37284210</text:span></text:p>
      <text:p text:style-name="P1"><text:span text:style-name="T1">OSS : Total time this dispatch was 555</text:span></text:p>
      <text:p text:style-name="P1"><text:span text:style-name="T1">OSS : Reciving pid : 31572 executed 5000000</text:span></text:p>
      <text:p text:style-name="P1"><text:span text:style-name="T1">OSS : not used it entire quantum </text:span></text:p>
      <text:p text:style-name="P1"><text:span text:style-name="T1">OSS : Putting process with PID 31572 into queue 0</text:span></text:p>
      <text:p text:style-name="P1"><text:span text:style-name="T1">OSS :<text:s text:c="2"/>Dispatching process with PID : 31572 from queue 1 at time 300:42284406</text:span></text:p>
      <text:p text:style-name="P1"><text:span text:style-name="T1">OSS : Total time this dispatch was 196</text:span></text:p>
      <text:p text:style-name="P1"><text:span text:style-name="T1">OSS : Reciving pid : 31572 executed 1299999</text:span></text:p>
      <text:p text:style-name="P1"><text:span text:style-name="T1">OSS : not used it entire quantum </text:span></text:p>
      <text:p text:style-name="P1"><text:span text:style-name="T1">OSS : Putting process with PID 31572 into queue 0</text:span></text:p>
      <text:p text:style-name="P1"><text:span text:style-name="T1">OSS :<text:s text:c="2"/>Dispatching process with PID : 31572 from queue 1 at time 300:43585350</text:span></text:p>
      <text:p text:style-name="P1"><text:span text:style-name="T1">OSS : Total time this dispatch was 945</text:span></text:p>
      <text:p text:style-name="P1"><text:span text:style-name="T1">OSS : Reciving pid : 31572 executed 0</text:span></text:p>
      <text:p text:style-name="P1"><text:span text:style-name="T1">OSS : not used it entire quantum </text:span></text:p>
      <text:p text:style-name="P1"><text:span text:style-name="T1">OSS : Putting process with PID 31572 into queue 0</text:span></text:p>
      <text:p text:style-name="P1"><text:span text:style-name="T1">OSS :<text:s text:c="2"/>Dispatching process with PID : 31572 from queue 1 at time 300:43585642</text:span></text:p>
      <text:p text:style-name="P1"><text:span text:style-name="T1">OSS : Total time this dispatch was 292</text:span></text:p>
      <text:p text:style-name="P1"><text:span text:style-name="T1">OSS : Reciving pid : 31572 executed 5000000</text:span></text:p>
      <text:p text:style-name="P1"><text:span text:style-name="T1">OSS : not used it entire quantum </text:span></text:p>
      <text:p text:style-name="P1"><text:span text:style-name="T1">OSS : Putting process with PID 31572 into queue 0</text:span></text:p>
      <text:p text:style-name="P1"><text:span text:style-name="T1">OSS :<text:s text:c="2"/>Dispatching process with PID : 31572 from queue 1 at time 300:48586612</text:span></text:p>
      <text:p text:style-name="P1"><text:span text:style-name="T1">OSS : Total time this dispatch was 970</text:span></text:p>
      <text:p text:style-name="P1"><text:span text:style-name="T1">OSS : Reciving pid : 31572 executed 3500000</text:span></text:p>
      <text:p text:style-name="P1"><text:span text:style-name="T1">OSS : not used it entire quantum </text:span></text:p>
      <text:p text:style-name="P1"><text:span text:style-name="T1">OSS : Putting process with PID 31572 into queue 0</text:span></text:p>
      <text:p text:style-name="P1"><text:span text:style-name="T1">OSS :<text:s text:c="2"/>Dispatching process with PID : 31572 from queue 1 at time 300:52087378</text:span></text:p>
      <text:p text:style-name="P1"><text:span text:style-name="T1">OSS : Total time this dispatch was 766</text:span></text:p>
      <text:p text:style-name="P1"><text:span text:style-name="T1">OSS : Reciving pid : 31572 executed 5000000</text:span></text:p>
      <text:p text:style-name="P1"><text:span text:style-name="T1">OSS : not used it entire quantum </text:span></text:p>
      <text:p text:style-name="P1"><text:span text:style-name="T1">OSS : Putting process with PID 31572 into queue 0</text:span></text:p>
      <text:p text:style-name="P1"><text:span text:style-name="T1">OSS :<text:s text:c="2"/>Dispatching process with PID : 31572 from queue 1 at time 300:57088251</text:span></text:p>
      <text:p text:style-name="P1"><text:span text:style-name="T1">OSS : Total time this dispatch was 873</text:span></text:p>
      <text:p text:style-name="P1"><text:span text:style-name="T1">OSS : Reciving pid : 31572 executed 5000000</text:span></text:p>
      <text:p text:style-name="P1"><text:span text:style-name="T1">OSS : not used it entire quantum </text:span></text:p>
      <text:p text:style-name="P1"><text:span text:style-name="T1">OSS : Putting process with PID 31572 into queue 0</text:span></text:p>
      <text:p text:style-name="P1"><text:span text:style-name="T1">OSS :<text:s text:c="2"/>Dispatching process with PID : 31572 from queue 1 at time 300:62089187</text:span></text:p>
      <text:p text:style-name="P1"><text:span text:style-name="T1">OSS : Total time this dispatch was 936</text:span></text:p>
      <text:p text:style-name="P1"><text:span text:style-name="T1">OSS : Reciving pid : 31572 executed 5000000</text:span></text:p>
      <text:p text:style-name="P1"><text:span text:style-name="T1">OSS : not used it entire quantum </text:span></text:p>
      <text:p text:style-name="P1"><text:span text:style-name="T1">OSS : Putting process with PID 31572 into queue 0</text:span></text:p>
      <text:p text:style-name="P1"><text:span text:style-name="T1">OSS :<text:s text:c="2"/>Dispatching process with PID : 31572 from queue 1 at time 300:67089616</text:span></text:p>
      <text:p text:style-name="P1"><text:span text:style-name="T1">OSS : Total time this dispatch was 429</text:span></text:p>
      <text:p text:style-name="P1"><text:span text:style-name="T1">OSS : Reciving pid : 31572 executed 5000000</text:span></text:p>
      <text:p text:style-name="P1"><text:span text:style-name="T1">OSS : not used it entire quantum </text:span></text:p>
      <text:p text:style-name="P1"><text:span text:style-name="T1">OSS : Putting process with PID 31572 into queue 0</text:span></text:p>
      <text:p text:style-name="P1"><text:span text:style-name="T1">OSS :<text:s text:c="2"/>Dispatching process with PID : 31572 from queue 1 at time 300:72089620</text:span></text:p>
      <text:p text:style-name="P1"><text:span text:style-name="T1">OSS : Total time this dispatch was 4</text:span></text:p>
      <text:p text:style-name="P1"><text:span text:style-name="T1">OSS : Reciving pid : 31572 executed 5000000</text:span></text:p>
      <text:p text:style-name="P1"><text:span text:style-name="T1">OSS : pid : 31572 completed execution CPU : 0.054800<text:s text:c="2"/>Total : 0.054806</text:span></text:p>
      <text:p text:style-name="P1"><text:span text:style-name="T1">OSS : Dispaching pid : 31573 from queue 1 at time 300:72089775</text:span></text:p>
      <text:p text:style-name="P1"><text:span text:style-name="T1">OSS : Total time this dispatch was 155</text:span></text:p>
      <text:p text:style-name="P1"><text:span text:style-name="T1">OSS : Reciving pid : 31573 executed 10000000</text:span></text:p>
      <text:p text:style-name="P1"><text:span text:style-name="T1">OSS : not used it entire quantum </text:span></text:p>
      <text:p text:style-name="P1"><text:span text:style-name="T1">OSS : Putting process with PID 31573 into queue 1</text:span></text:p>
      <text:p text:style-name="P1"><text:span text:style-name="T1">OSS : Dispaching pid : 31573 from queue 1 at time 300:82090673</text:span></text:p>
      <text:p text:style-name="P1"><text:span text:style-name="T1">OSS : Total time this dispatch was 898</text:span></text:p>
      <text:p text:style-name="P1"><text:span text:style-name="T1">OSS : Reciving pid : 31573 executed 10000000</text:span></text:p>
      <text:p text:style-name="P1"><text:span text:style-name="T1">OSS : not used it entire quantum </text:span></text:p>
      <text:p text:style-name="P1"><text:span text:style-name="T1">OSS : Putting process with PID 31573 into queue 1</text:span></text:p>
      <text:p text:style-name="P1"><text:span text:style-name="T1">OSS : Dispaching pid : 31573 from queue 1 at time 300:92091541</text:span></text:p>
      <text:p text:style-name="P1"><text:span text:style-name="T1">OSS : Total time this dispatch was 868</text:span></text:p>
      <text:p text:style-name="P1"><text:span text:style-name="T1">OSS : Reciving pid : 31573 executed 10000000</text:span></text:p>
      <text:p text:style-name="P1"><text:span text:style-name="T1">OSS : not used it entire quantum </text:span></text:p>
      <text:p text:style-name="P1"><text:span text:style-name="T1">OSS : Putting process with PID 31573 into queue 1</text:span></text:p>
      <text:p text:style-name="P1"><text:span text:style-name="T1">OSS : Dispaching pid : 31573 from queue 1 at time 300:102092354</text:span></text:p>
      <text:p text:style-name="P1"><text:span text:style-name="T1">OSS : Total time this dispatch was 813</text:span></text:p>
      <text:p text:style-name="P1"><text:span text:style-name="T1">OSS : Reciving pid : 31573 executed 3880000000</text:span></text:p>
      <text:p text:style-name="P1"><text:span text:style-name="T1">OSS : pid : 31573 completed execution CPU : 3.910000<text:s text:c="2"/>Total : 3.910003</text:span></text:p>
      <text:p text:style-name="P1"><text:span text:style-name="T1">OSS : Generating process with PID 31574 and putting it in queue 1 at time 301:102092451</text:span></text:p>
      <text:p text:style-name="P1"><text:span text:style-name="T1">OSS : Dispaching pid : 31574 from queue 1 at time 301:102093404</text:span></text:p>
      <text:p text:style-name="P1"><text:span text:style-name="T1">OSS : Total time this dispatch was 1000001050</text:span></text:p>
      <text:p text:style-name="P1"><text:span text:style-name="T1">OSS : Reciving pid : 31574 executed 0</text:span></text:p>
      <text:p text:style-name="P1"><text:span text:style-name="T1">OSS : not used it entire quantum </text:span></text:p>
      <text:p text:style-name="P1"><text:span text:style-name="T1">OSS : Putting process with PID 31574 into queue 1</text:span></text:p>
      <text:p text:style-name="P1"><text:span text:style-name="T1">OSS : Dispaching pid : 31574 from queue 1 at time 301:102093656</text:span></text:p>
      <text:p text:style-name="P1"><text:span text:style-name="T1">OSS : Total time this dispatch was 252</text:span></text:p>
      <text:p text:style-name="P1"><text:span text:style-name="T1">OSS : Reciving pid : 31574 executed 10000000</text:span></text:p>
      <text:p text:style-name="P1"><text:span text:style-name="T1">OSS : not used it entire quantum </text:span></text:p>
      <text:p text:style-name="P1"><text:span text:style-name="T1">OSS : Putting process with PID 31574 into queue 1</text:span></text:p>
      <text:p text:style-name="P1"><text:span text:style-name="T1">OSS : Dispaching pid : 31574 from queue 1 at time 301:112094118</text:span></text:p>
      <text:p text:style-name="P1"><text:span text:style-name="T1">OSS : Total time this dispatch was 462</text:span></text:p>
      <text:p text:style-name="P1"><text:span text:style-name="T1">OSS : Reciving pid : 31574 executed 4600000</text:span></text:p>
      <text:p text:style-name="P1"><text:span text:style-name="T1">OSS : not used it entire quantum </text:span></text:p>
      <text:p text:style-name="P1"><text:span text:style-name="T1">OSS : Putting process with PID 31574 into queue 1</text:span></text:p>
      <text:p text:style-name="P1"><text:span text:style-name="T1">OSS : Dispaching pid : 31574 from queue 1 at time 301:116694735</text:span></text:p>
      <text:p text:style-name="P1"><text:span text:style-name="T1">OSS : Total time this dispatch was 617</text:span></text:p>
      <text:p text:style-name="P1"><text:span text:style-name="T1">OSS : Reciving pid : 31574 executed 8500000</text:span></text:p>
      <text:p text:style-name="P1"><text:span text:style-name="T1">OSS : not used it entire quantum </text:span></text:p>
      <text:p text:style-name="P1"><text:span text:style-name="T1">OSS : Putting process with PID 31574 into queue 1</text:span></text:p>
      <text:p text:style-name="P1"><text:span text:style-name="T1">OSS : Dispaching pid : 31574 from queue 1 at time 301:125195652</text:span></text:p>
      <text:p text:style-name="P1"><text:span text:style-name="T1">OSS : Total time this dispatch was 917</text:span></text:p>
      <text:p text:style-name="P1"><text:span text:style-name="T1">OSS : Reciving pid : 31574 executed 8000000</text:span></text:p>
      <text:p text:style-name="P1"><text:span text:style-name="T1">OSS : not used it entire quantum </text:span></text:p>
      <text:p text:style-name="P1"><text:span text:style-name="T1">OSS : Putting process with PID 31574 into queue 1</text:span></text:p>
      <text:p text:style-name="P1"><text:span text:style-name="T1">OSS : Dispaching pid : 31574 from queue 1 at time 301:133196296</text:span></text:p>
      <text:p text:style-name="P1"><text:span text:style-name="T1">OSS : Total time this dispatch was 644</text:span></text:p>
      <text:p text:style-name="P1"><text:span text:style-name="T1">OSS : Reciving pid : 31574 executed 10000000</text:span></text:p>
      <text:p text:style-name="P1"><text:span text:style-name="T1">OSS : not used it entire quantum </text:span></text:p>
      <text:p text:style-name="P1"><text:span text:style-name="T1">OSS : Putting process with PID 31574 into queue 1</text:span></text:p>
      <text:p text:style-name="P1"><text:span text:style-name="T1">OSS : Dispaching pid : 31574 from queue 1 at time 301:143197084</text:span></text:p>
      <text:p text:style-name="P1"><text:span text:style-name="T1">OSS : Total time this dispatch was 788</text:span></text:p>
      <text:p text:style-name="P1"><text:span text:style-name="T1">OSS : Reciving pid : 31574 executed 10000000</text:span></text:p>
      <text:p text:style-name="P1"><text:span text:style-name="T1">OSS : pid : 31574 completed execution CPU : 0.051100<text:s text:c="2"/>Total : 0.051104</text:span></text:p>
      <text:p text:style-name="P1"><text:span text:style-name="T1">OSS : Generating process with PID 31575 and putting it in queue 1 at time 302:143197930</text:span></text:p>
      <text:p text:style-name="P1"><text:span text:style-name="T1">OSS : Dispaching pid : 31575 from queue 1 at time 302:143198006</text:span></text:p>
      <text:p text:style-name="P1"><text:span text:style-name="T1">OSS : Total time this dispatch was 1000000922</text:span></text:p>
      <text:p text:style-name="P1"><text:span text:style-name="T1">OSS : Reciving pid : 31575 executed 3269999872</text:span></text:p>
      <text:p text:style-name="P1"><text:span text:style-name="T1">OSS : pid : 31575 completed execution CPU : 3.270000<text:s text:c="2"/>Total : 3.270000</text:span></text:p>
      <text:p text:style-name="P1"><text:span text:style-name="T1">OSS : Generating process with PID 31576 and putting it in queue 1 at time 302:143198006</text:span></text:p>
      <text:p text:style-name="P1"><text:span text:style-name="T1">OSS : Dispaching pid : 31576 from queue 1 at time 302:143198686</text:span></text:p>
      <text:p text:style-name="P1"><text:span text:style-name="T1">OSS : Total time this dispatch was 680</text:span></text:p>
      <text:p text:style-name="P1"><text:span text:style-name="T1">OSS : Reciving pid : 31576 executed 10000000</text:span></text:p>
      <text:p text:style-name="P1"><text:span text:style-name="T1">OSS : not used it entire quantum </text:span></text:p>
      <text:p text:style-name="P1"><text:span text:style-name="T1">OSS : Putting process with PID 31576 into queue 1</text:span></text:p>
      <text:p text:style-name="P1"><text:span text:style-name="T1">OSS : Dispaching pid : 31576 from queue 1 at time 302:153199274</text:span></text:p>
      <text:p text:style-name="P1"><text:span text:style-name="T1">OSS : Total time this dispatch was 588</text:span></text:p>
      <text:p text:style-name="P1"><text:span text:style-name="T1">OSS : Reciving pid : 31576 executed 7400000</text:span></text:p>
      <text:p text:style-name="P1"><text:span text:style-name="T1">OSS : not used it entire quantum </text:span></text:p>
      <text:p text:style-name="P1"><text:span text:style-name="T1">OSS : Putting process with PID 31576 into queue 1</text:span></text:p>
      <text:p text:style-name="P1"><text:span text:style-name="T1">OSS : Dispaching pid : 31576 from queue 1 at time 302:160600090</text:span></text:p>
      <text:p text:style-name="P1"><text:span text:style-name="T1">OSS : Total time this dispatch was 816</text:span></text:p>
      <text:p text:style-name="P1"><text:span text:style-name="T1">OSS : Reciving pid : 31576 executed 10000000</text:span></text:p>
      <text:p text:style-name="P1"><text:span text:style-name="T1">OSS : not used it entire quantum </text:span></text:p>
      <text:p text:style-name="P1"><text:span text:style-name="T1">OSS : Putting process with PID 31576 into queue 1</text:span></text:p>
      <text:p text:style-name="P1"><text:span text:style-name="T1">OSS : Dispaching pid : 31576 from queue 1 at time 302:170600716</text:span></text:p>
      <text:p text:style-name="P1"><text:span text:style-name="T1">OSS : Total time this dispatch was 626</text:span></text:p>
      <text:p text:style-name="P1"><text:span text:style-name="T1">OSS : Reciving pid : 31576 executed 10000000</text:span></text:p>
      <text:p text:style-name="P1"><text:span text:style-name="T1">OSS : not used it entire quantum </text:span></text:p>
      <text:p text:style-name="P1"><text:span text:style-name="T1">OSS : Putting process with PID 31576 into queue 1</text:span></text:p>
      <text:p text:style-name="P1"><text:span text:style-name="T1">OSS : Dispaching pid : 31576 from queue 1 at time 302:180600948</text:span></text:p>
      <text:p text:style-name="P1"><text:span text:style-name="T1">OSS : Total time this dispatch was 232</text:span></text:p>
      <text:p text:style-name="P1"><text:span text:style-name="T1">OSS : Reciving pid : 31576 executed 10000000</text:span></text:p>
      <text:p text:style-name="P1"><text:span text:style-name="T1">OSS : not used it entire quantum </text:span></text:p>
      <text:p text:style-name="P1"><text:span text:style-name="T1">OSS : Putting process with PID 31576 into queue 1</text:span></text:p>
      <text:p text:style-name="P1"><text:span text:style-name="T1">OSS : Dispaching pid : 31576 from queue 1 at time 302:190601734</text:span></text:p>
      <text:p text:style-name="P1"><text:span text:style-name="T1">OSS : Total time this dispatch was 786</text:span></text:p>
      <text:p text:style-name="P1"><text:span text:style-name="T1">OSS : Reciving pid : 31576 executed 10000000</text:span></text:p>
      <text:p text:style-name="P1"><text:span text:style-name="T1">OSS : pid : 31576 completed execution CPU : 0.057400<text:s text:c="2"/>Total : 0.057403</text:span></text:p>
      <text:p text:style-name="P1"><text:span text:style-name="T1">OSS : Generating process with PID 31577 and putting it in queue 1 at time 303:190602126</text:span></text:p>
      <text:p text:style-name="P1"><text:span text:style-name="T1">OSS : Dispaching pid : 31577 from queue 1 at time 303:190602948</text:span></text:p>
      <text:p text:style-name="P1"><text:span text:style-name="T1">OSS : Total time this dispatch was 1000001214</text:span></text:p>
      <text:p text:style-name="P1"><text:span text:style-name="T1">OSS : Reciving pid : 31577 executed 9300000</text:span></text:p>
      <text:p text:style-name="P1"><text:span text:style-name="T1">OSS : not used it entire quantum </text:span></text:p>
      <text:p text:style-name="P1"><text:span text:style-name="T1">OSS : Putting process with PID 31577 into queue 1</text:span></text:p>
      <text:p text:style-name="P1"><text:span text:style-name="T1">OSS : Generating process with PID 31578 and putting it in queue 1 at time 303:199902948</text:span></text:p>
      <text:p text:style-name="P1"><text:span text:style-name="T1">OSS : Dispaching pid : 31577 from queue 1 at time 303:199903020</text:span></text:p>
      <text:p text:style-name="P1"><text:span text:style-name="T1">OSS : Total time this dispatch was 72</text:span></text:p>
      <text:p text:style-name="P1"><text:span text:style-name="T1">OSS : Reciving pid : 31577 executed 10000000</text:span></text:p>
      <text:p text:style-name="P1"><text:span text:style-name="T1">OSS : not used it entire quantum </text:span></text:p>
      <text:p text:style-name="P1"><text:span text:style-name="T1">OSS : Putting process with PID 31577 into queue 1</text:span></text:p>
      <text:p text:style-name="P1"><text:span text:style-name="T1">OSS : Dispaching pid : 31578 from queue 1 at time 303:209903350</text:span></text:p>
      <text:p text:style-name="P1"><text:span text:style-name="T1">OSS : Total time this dispatch was 330</text:span></text:p>
      <text:p text:style-name="P1"><text:span text:style-name="T1">OSS : Reciving pid : 31578 executed 2599999</text:span></text:p>
      <text:p text:style-name="P1"><text:span text:style-name="T1">OSS : not used it entire quantum </text:span></text:p>
      <text:p text:style-name="P1"><text:span text:style-name="T1">OSS : Putting process with PID 31578 into queue 1</text:span></text:p>
      <text:p text:style-name="P1"><text:span text:style-name="T1">OSS : Dispaching pid : 31577 from queue 1 at time 303:212503745</text:span></text:p>
      <text:p text:style-name="P1"><text:span text:style-name="T1">OSS : Total time this dispatch was 396</text:span></text:p>
      <text:p text:style-name="P1"><text:span text:style-name="T1">OSS : Reciving pid : 31577 executed 10000000</text:span></text:p>
      <text:p text:style-name="P1"><text:span text:style-name="T1">OSS : not used it entire quantum </text:span></text:p>
      <text:p text:style-name="P1"><text:span text:style-name="T1">OSS : Putting process with PID 31577 into queue 1</text:span></text:p>
      <text:p text:style-name="P1"><text:span text:style-name="T1">OSS : Dispaching pid : 31578 from queue 1 at time 303:222504266</text:span></text:p>
      <text:p text:style-name="P1"><text:span text:style-name="T1">OSS : Total time this dispatch was 521</text:span></text:p>
      <text:p text:style-name="P1"><text:span text:style-name="T1">OSS : Reciving pid : 31578 executed 1281000064</text:span></text:p>
      <text:p text:style-name="P1"><text:span text:style-name="T1">OSS : pid : 31578 completed execution CPU : 1.283600<text:s text:c="2"/>Total : 1.293601</text:span></text:p>
      <text:p text:style-name="P1"><text:span text:style-name="T1">OSS : Dispaching pid : 31577 from queue 1 at time 303:222505175</text:span></text:p>
      <text:p text:style-name="P1"><text:span text:style-name="T1">OSS : Total time this dispatch was 909</text:span></text:p>
      <text:p text:style-name="P1"><text:span text:style-name="T1">OSS : Reciving pid : 31577 executed 10000000</text:span></text:p>
      <text:p text:style-name="P1"><text:span text:style-name="T1">OSS : not used it entire quantum </text:span></text:p>
      <text:p text:style-name="P1"><text:span text:style-name="T1">OSS : Putting process with PID 31577 into queue 1</text:span></text:p>
      <text:p text:style-name="P1"><text:span text:style-name="T1">OSS : Dispaching pid : 31577 from queue 1 at time 303:232505803</text:span></text:p>
      <text:p text:style-name="P1"><text:span text:style-name="T1">OSS : Total time this dispatch was 628</text:span></text:p>
      <text:p text:style-name="P1"><text:span text:style-name="T1">OSS : Reciving pid : 31577 executed 10000000</text:span></text:p>
      <text:p text:style-name="P1"><text:span text:style-name="T1">OSS : not used it entire quantum </text:span></text:p>
      <text:p text:style-name="P1"><text:span text:style-name="T1">OSS : Putting process with PID 31577 into queue 1</text:span></text:p>
      <text:p text:style-name="P1"><text:span text:style-name="T1">OSS : Dispaching pid : 31577 from queue 1 at time 303:242506630</text:span></text:p>
      <text:p text:style-name="P1"><text:span text:style-name="T1">OSS : Total time this dispatch was 827</text:span></text:p>
      <text:p text:style-name="P1"><text:span text:style-name="T1">OSS : Reciving pid : 31577 executed 10000000</text:span></text:p>
      <text:p text:style-name="P1"><text:span text:style-name="T1">OSS : pid : 31577 completed execution CPU : 0.059300<text:s text:c="2"/>Total : 0.061904</text:span></text:p>
      <text:p text:style-name="P1"><text:span text:style-name="T1">OSS : Generating process with PID 31579 and putting it in queue 1 at time 305:242507233</text:span></text:p>
      <text:p text:style-name="P1"><text:span text:style-name="T1">OSS : Dispaching pid : 31579 from queue 1 at time 305:242507319</text:span></text:p>
      <text:p text:style-name="P1"><text:span text:style-name="T1">OSS : Total time this dispatch was 2000000689</text:span></text:p>
      <text:p text:style-name="P1"><text:span text:style-name="T1">OSS : Reciving pid : 31579 executed 10000000</text:span></text:p>
      <text:p text:style-name="P1"><text:span text:style-name="T1">OSS : not used it entire quantum </text:span></text:p>
      <text:p text:style-name="P1"><text:span text:style-name="T1">OSS : Putting process with PID 31579 into queue 1</text:span></text:p>
      <text:p text:style-name="P1"><text:span text:style-name="T1">OSS : Generating process with PID 31580 and putting it in queue 1 at time 305:252507319</text:span></text:p>
      <text:p text:style-name="P1"><text:span text:style-name="T1">OSS : Dispaching pid : 31579 from queue 1 at time 305:252507396</text:span></text:p>
      <text:p text:style-name="P1"><text:span text:style-name="T1">OSS : Total time this dispatch was 77</text:span></text:p>
      <text:p text:style-name="P1"><text:span text:style-name="T1">OSS : Reciving pid : 31579 executed 1400000</text:span></text:p>
      <text:p text:style-name="P1"><text:span text:style-name="T1">OSS : not used it entire quantum </text:span></text:p>
      <text:p text:style-name="P1"><text:span text:style-name="T1">OSS : Putting process with PID 31579 into queue 1</text:span></text:p>
      <text:p text:style-name="P1"><text:span text:style-name="T1">OSS : Dispaching pid : 31580 from queue 1 at time 305:253908192</text:span></text:p>
      <text:p text:style-name="P1"><text:span text:style-name="T1">OSS : Total time this dispatch was 796</text:span></text:p>
      <text:p text:style-name="P1"><text:span text:style-name="T1">OSS : Reciving pid : 31580 executed 5600000</text:span></text:p>
      <text:p text:style-name="P1"><text:span text:style-name="T1">OSS : not used it entire quantum </text:span></text:p>
      <text:p text:style-name="P1"><text:span text:style-name="T1">OSS : Putting process with PID 31580 into queue 1</text:span></text:p>
      <text:p text:style-name="P1"><text:span text:style-name="T1">OSS : Dispaching pid : 31579 from queue 1 at time 305:259508250</text:span></text:p>
      <text:p text:style-name="P1"><text:span text:style-name="T1">OSS : Total time this dispatch was 58</text:span></text:p>
      <text:p text:style-name="P1"><text:span text:style-name="T1">OSS : Reciving pid : 31579 executed 10000000</text:span></text:p>
      <text:p text:style-name="P1"><text:span text:style-name="T1">OSS : not used it entire quantum </text:span></text:p>
      <text:p text:style-name="P1"><text:span text:style-name="T1">OSS : Putting process with PID 31579 into queue 1</text:span></text:p>
      <text:p text:style-name="P1"><text:span text:style-name="T1">OSS : Dispaching pid : 31580 from queue 1 at time 305:269508712</text:span></text:p>
      <text:p text:style-name="P1"><text:span text:style-name="T1">OSS : Total time this dispatch was 462</text:span></text:p>
      <text:p text:style-name="P1"><text:span text:style-name="T1">OSS : Reciving pid : 31580 executed 4700000</text:span></text:p>
      <text:p text:style-name="P1"><text:span text:style-name="T1">OSS : not used it entire quantum </text:span></text:p>
      <text:p text:style-name="P1"><text:span text:style-name="T1">OSS : Putting process with PID 31580 into queue 1</text:span></text:p>
      <text:p text:style-name="P1"><text:span text:style-name="T1">OSS : Dispaching pid : 31579 from queue 1 at time 305:274209128</text:span></text:p>
      <text:p text:style-name="P1"><text:span text:style-name="T1">OSS : Total time this dispatch was 416</text:span></text:p>
      <text:p text:style-name="P1"><text:span text:style-name="T1">OSS : Reciving pid : 31579 executed 10000000</text:span></text:p>
      <text:p text:style-name="P1"><text:span text:style-name="T1">OSS : not used it entire quantum </text:span></text:p>
      <text:p text:style-name="P1"><text:span text:style-name="T1">OSS : Putting process with PID 31579 into queue 1</text:span></text:p>
      <text:p text:style-name="P1"><text:span text:style-name="T1">OSS : Dispaching pid : 31580 from queue 1 at time 305:284209866</text:span></text:p>
      <text:p text:style-name="P1"><text:span text:style-name="T1">OSS : Total time this dispatch was 738</text:span></text:p>
      <text:p text:style-name="P1"><text:span text:style-name="T1">OSS : Reciving pid : 31580 executed 9400000</text:span></text:p>
      <text:p text:style-name="P1"><text:span text:style-name="T1">OSS : not used it entire quantum </text:span></text:p>
      <text:p text:style-name="P1"><text:span text:style-name="T1">OSS : Putting process with PID 31580 into queue 1</text:span></text:p>
      <text:p text:style-name="P1"><text:span text:style-name="T1">OSS : Dispaching pid : 31579 from queue 1 at time 305:293610268</text:span></text:p>
      <text:p text:style-name="P1"><text:span text:style-name="T1">OSS : Total time this dispatch was 402</text:span></text:p>
      <text:p text:style-name="P1"><text:span text:style-name="T1">OSS : Reciving pid : 31579 executed 10000000</text:span></text:p>
      <text:p text:style-name="P1"><text:span text:style-name="T1">OSS : not used it entire quantum </text:span></text:p>
      <text:p text:style-name="P1"><text:span text:style-name="T1">OSS : Putting process with PID 31579 into queue 1</text:span></text:p>
      <text:p text:style-name="P1"><text:span text:style-name="T1">OSS : Dispaching pid : 31580 from queue 1 at time 305:303610500</text:span></text:p>
      <text:p text:style-name="P1"><text:span text:style-name="T1">OSS : Total time this dispatch was 232</text:span></text:p>
      <text:p text:style-name="P1"><text:span text:style-name="T1">OSS : Reciving pid : 31580 executed 3600000</text:span></text:p>
      <text:p text:style-name="P1"><text:span text:style-name="T1">OSS : not used it entire quantum </text:span></text:p>
      <text:p text:style-name="P1"><text:span text:style-name="T1">OSS : Putting process with PID 31580 into queue 1</text:span></text:p>
      <text:p text:style-name="P1"><text:span text:style-name="T1">OSS : Dispaching pid : 31579 from queue 1 at time 305:307210864</text:span></text:p>
      <text:p text:style-name="P1"><text:span text:style-name="T1">OSS : Total time this dispatch was 364</text:span></text:p>
      <text:p text:style-name="P1"><text:span text:style-name="T1">OSS : Reciving pid : 31579 executed 10000000</text:span></text:p>
      <text:p text:style-name="P1"><text:span text:style-name="T1">OSS : pid : 31579 completed execution CPU : 0.051400<text:s text:c="2"/>Total : 0.074704</text:span></text:p>
      <text:p text:style-name="P1"><text:span text:style-name="T1">OSS : Dispaching pid : 31580 from queue 1 at time 305:307211850</text:span></text:p>
      <text:p text:style-name="P1"><text:span text:style-name="T1">OSS : Total time this dispatch was 986</text:span></text:p>
      <text:p text:style-name="P1"><text:span text:style-name="T1">OSS : Reciving pid : 31580 executed 1085000064</text:span></text:p>
      <text:p text:style-name="P1"><text:span text:style-name="T1">OSS : pid : 31580 completed execution CPU : 1.108300<text:s text:c="2"/>Total : 1.138304</text:span></text:p>
      <text:p text:style-name="P1"><text:span text:style-name="T1">OSS : Generating process with PID 31581 and putting it in queue 1 at time 306:307212221</text:span></text:p>
      <text:p text:style-name="P1"><text:span text:style-name="T1">OSS : Dispaching pid : 31581 from queue 1 at time 306:307212667</text:span></text:p>
      <text:p text:style-name="P1"><text:span text:style-name="T1">OSS : Total time this dispatch was 1000000817</text:span></text:p>
      <text:p text:style-name="P1"><text:span text:style-name="T1">OSS : Reciving pid : 31581 executed 0</text:span></text:p>
      <text:p text:style-name="P1"><text:span text:style-name="T1">OSS : not used it entire quantum </text:span></text:p>
      <text:p text:style-name="P1"><text:span text:style-name="T1">OSS : Putting process with PID 31581 into queue 1</text:span></text:p>
      <text:p text:style-name="P1"><text:span text:style-name="T1">OSS : Dispaching pid : 31581 from queue 1 at time 306:307213598</text:span></text:p>
      <text:p text:style-name="P1"><text:span text:style-name="T1">OSS : Total time this dispatch was 931</text:span></text:p>
      <text:p text:style-name="P1"><text:span text:style-name="T1">OSS : Reciving pid : 31581 executed 5000000</text:span></text:p>
      <text:p text:style-name="P1"><text:span text:style-name="T1">OSS : not used it entire quantum </text:span></text:p>
      <text:p text:style-name="P1"><text:span text:style-name="T1">OSS : Putting process with PID 31581 into queue 1</text:span></text:p>
      <text:p text:style-name="P1"><text:span text:style-name="T1">OSS : Dispaching pid : 31581 from queue 1 at time 306:312214502</text:span></text:p>
      <text:p text:style-name="P1"><text:span text:style-name="T1">OSS : Total time this dispatch was 904</text:span></text:p>
      <text:p text:style-name="P1"><text:span text:style-name="T1">OSS : Reciving pid : 31581 executed 10000000</text:span></text:p>
      <text:p text:style-name="P1"><text:span text:style-name="T1">OSS : not used it entire quantum </text:span></text:p>
      <text:p text:style-name="P1"><text:span text:style-name="T1">OSS : Putting process with PID 31581 into queue 1</text:span></text:p>
      <text:p text:style-name="P1"><text:span text:style-name="T1">OSS : Dispaching pid : 31581 from queue 1 at time 306:322214530</text:span></text:p>
      <text:p text:style-name="P1"><text:span text:style-name="T1">OSS : Total time this dispatch was 28</text:span></text:p>
      <text:p text:style-name="P1"><text:span text:style-name="T1">OSS : Reciving pid : 31581 executed 10000000</text:span></text:p>
      <text:p text:style-name="P1"><text:span text:style-name="T1">OSS : not used it entire quantum </text:span></text:p>
      <text:p text:style-name="P1"><text:span text:style-name="T1">OSS : Putting process with PID 31581 into queue 1</text:span></text:p>
      <text:p text:style-name="P1"><text:span text:style-name="T1">OSS : Dispaching pid : 31581 from queue 1 at time 306:332214885</text:span></text:p>
      <text:p text:style-name="P1"><text:span text:style-name="T1">OSS : Total time this dispatch was 355</text:span></text:p>
      <text:p text:style-name="P1"><text:span text:style-name="T1">OSS : Reciving pid : 31581 executed 10000000</text:span></text:p>
      <text:p text:style-name="P1"><text:span text:style-name="T1">OSS : not used it entire quantum </text:span></text:p>
      <text:p text:style-name="P1"><text:span text:style-name="T1">OSS : Putting process with PID 31581 into queue 1</text:span></text:p>
      <text:p text:style-name="P1"><text:span text:style-name="T1">OSS : Dispaching pid : 31581 from queue 1 at time 306:342215471</text:span></text:p>
      <text:p text:style-name="P1"><text:span text:style-name="T1">OSS : Total time this dispatch was 586</text:span></text:p>
      <text:p text:style-name="P1"><text:span text:style-name="T1">OSS : Reciving pid : 31581 executed 3336000000</text:span></text:p>
      <text:p text:style-name="P1"><text:span text:style-name="T1">OSS : pid : 31581 completed execution CPU : 3.371000<text:s text:c="2"/>Total : 3.371003</text:span></text:p>
      <text:p text:style-name="P1"><text:span text:style-name="T1">OSS : Generating process with PID 31582 and putting it in queue 1 at time 308:342216771</text:span></text:p>
      <text:p text:style-name="P1"><text:span text:style-name="T1">OSS : Dispaching pid : 31582 from queue 1 at time 308:342217474</text:span></text:p>
      <text:p text:style-name="P1"><text:span text:style-name="T1">OSS : Total time this dispatch was 2000002003</text:span></text:p>
      <text:p text:style-name="P1"><text:span text:style-name="T1">OSS : Reciving pid : 31582 executed 10000000</text:span></text:p>
      <text:p text:style-name="P1"><text:span text:style-name="T1">OSS : not used it entire quantum </text:span></text:p>
      <text:p text:style-name="P1"><text:span text:style-name="T1">OSS : Putting process with PID 31582 into queue 1</text:span></text:p>
      <text:p text:style-name="P1"><text:span text:style-name="T1">OSS : Generating process with PID 31583 and putting it in queue 0 at time 308:352217474</text:span></text:p>
      <text:p text:style-name="P1"><text:span text:style-name="T1">OSS :<text:s text:c="2"/>Dispatching process with PID : 31583 from queue 1 at time 308:352217973</text:span></text:p>
      <text:p text:style-name="P1"><text:span text:style-name="T1">OSS : Total time this dispatch was 499</text:span></text:p>
      <text:p text:style-name="P1"><text:span text:style-name="T1">OSS : Reciving pid : 31583 executed 3899999</text:span></text:p>
      <text:p text:style-name="P1"><text:span text:style-name="T1">OSS : not used it entire quantum </text:span></text:p>
      <text:p text:style-name="P1"><text:span text:style-name="T1">OSS : Putting process with PID 31583 into queue 0</text:span></text:p>
      <text:p text:style-name="P1"><text:span text:style-name="T1">OSS :<text:s text:c="2"/>Dispatching process with PID : 31583 from queue 1 at time 308:356118468</text:span></text:p>
      <text:p text:style-name="P1"><text:span text:style-name="T1">OSS : Total time this dispatch was 496</text:span></text:p>
      <text:p text:style-name="P1"><text:span text:style-name="T1">OSS : Reciving pid : 31583 executed 3249999</text:span></text:p>
      <text:p text:style-name="P1"><text:span text:style-name="T1">OSS : not used it entire quantum </text:span></text:p>
      <text:p text:style-name="P1"><text:span text:style-name="T1">OSS : Putting process with PID 31583 into queue 0</text:span></text:p>
      <text:p text:style-name="P1"><text:span text:style-name="T1">OSS :<text:s text:c="2"/>Dispatching process with PID : 31583 from queue 1 at time 308:359369047</text:span></text:p>
      <text:p text:style-name="P1"><text:span text:style-name="T1">OSS : Total time this dispatch was 580</text:span></text:p>
      <text:p text:style-name="P1"><text:span text:style-name="T1">OSS : Reciving pid : 31583 executed 2800000</text:span></text:p>
      <text:p text:style-name="P1"><text:span text:style-name="T1">OSS : not used it entire quantum </text:span></text:p>
      <text:p text:style-name="P1"><text:span text:style-name="T1">OSS : Putting process with PID 31583 into queue 0</text:span></text:p>
      <text:p text:style-name="P1"><text:span text:style-name="T1">OSS :<text:s text:c="2"/>Dispatching process with PID : 31583 from queue 1 at time 308:362169130</text:span></text:p>
      <text:p text:style-name="P1"><text:span text:style-name="T1">OSS : Total time this dispatch was 83</text:span></text:p>
      <text:p text:style-name="P1"><text:span text:style-name="T1">OSS : Reciving pid : 31583 executed 5000000</text:span></text:p>
      <text:p text:style-name="P1"><text:span text:style-name="T1">OSS : not used it entire quantum </text:span></text:p>
      <text:p text:style-name="P1"><text:span text:style-name="T1">OSS : Putting process with PID 31583 into queue 0</text:span></text:p>
      <text:p text:style-name="P1"><text:span text:style-name="T1">OSS :<text:s text:c="2"/>Dispatching process with PID : 31583 from queue 1 at time 308:367169607</text:span></text:p>
      <text:p text:style-name="P1"><text:span text:style-name="T1">OSS : Total time this dispatch was 477</text:span></text:p>
      <text:p text:style-name="P1"><text:span text:style-name="T1">OSS : Reciving pid : 31583 executed 3161999872</text:span></text:p>
      <text:p text:style-name="P1"><text:span text:style-name="T1">OSS : pid : 31583 completed execution CPU : 3.176950<text:s text:c="2"/>Total : 3.176952</text:span></text:p>
      <text:p text:style-name="P1"><text:span text:style-name="T1">OSS : Dispaching pid : 31582 from queue 1 at time 308:367169616</text:span></text:p>
      <text:p text:style-name="P1"><text:span text:style-name="T1">OSS : Total time this dispatch was 9</text:span></text:p>
      <text:p text:style-name="P1"><text:span text:style-name="T1">OSS : Reciving pid : 31582 executed 400000</text:span></text:p>
      <text:p text:style-name="P1"><text:span text:style-name="T1">OSS : not used it entire quantum </text:span></text:p>
      <text:p text:style-name="P1"><text:span text:style-name="T1">OSS : Putting process with PID 31582 into queue 1</text:span></text:p>
      <text:p text:style-name="P1"><text:span text:style-name="T1">OSS : Dispaching pid : 31582 from queue 1 at time 308:367570495</text:span></text:p>
      <text:p text:style-name="P1"><text:span text:style-name="T1">OSS : Total time this dispatch was 879</text:span></text:p>
      <text:p text:style-name="P1"><text:span text:style-name="T1">OSS : Reciving pid : 31582 executed 10000000</text:span></text:p>
      <text:p text:style-name="P1"><text:span text:style-name="T1">OSS : not used it entire quantum </text:span></text:p>
      <text:p text:style-name="P1"><text:span text:style-name="T1">OSS : Putting process with PID 31582 into queue 1</text:span></text:p>
      <text:p text:style-name="P1"><text:span text:style-name="T1">OSS : Dispaching pid : 31582 from queue 1 at time 308:377571030</text:span></text:p>
      <text:p text:style-name="P1"><text:span text:style-name="T1">OSS : Total time this dispatch was 535</text:span></text:p>
      <text:p text:style-name="P1"><text:span text:style-name="T1">OSS : Reciving pid : 31582 executed 10000000</text:span></text:p>
      <text:p text:style-name="P1"><text:span text:style-name="T1">OSS : not used it entire quantum </text:span></text:p>
      <text:p text:style-name="P1"><text:span text:style-name="T1">OSS : Putting process with PID 31582 into queue 1</text:span></text:p>
      <text:p text:style-name="P1"><text:span text:style-name="T1">OSS : Dispaching pid : 31582 from queue 1 at time 308:387571501</text:span></text:p>
      <text:p text:style-name="P1"><text:span text:style-name="T1">OSS : Total time this dispatch was 471</text:span></text:p>
      <text:p text:style-name="P1"><text:span text:style-name="T1">OSS : Reciving pid : 31582 executed 0</text:span></text:p>
      <text:p text:style-name="P1"><text:span text:style-name="T1">OSS : not used it entire quantum </text:span></text:p>
      <text:p text:style-name="P1"><text:span text:style-name="T1">OSS : Putting process with PID 31582 into queue 1</text:span></text:p>
      <text:p text:style-name="P1"><text:span text:style-name="T1">OSS : Dispaching pid : 31582 from queue 1 at time 308:387571796</text:span></text:p>
      <text:p text:style-name="P1"><text:span text:style-name="T1">OSS : Total time this dispatch was 295</text:span></text:p>
      <text:p text:style-name="P1"><text:span text:style-name="T1">OSS : Reciving pid : 31582 executed 10000000</text:span></text:p>
      <text:p text:style-name="P1"><text:span text:style-name="T1">OSS : not used it entire quantum </text:span></text:p>
      <text:p text:style-name="P1"><text:span text:style-name="T1">OSS : Putting process with PID 31582 into queue 1</text:span></text:p>
      <text:p text:style-name="P1"><text:span text:style-name="T1">OSS : Dispaching pid : 31582 from queue 1 at time 308:397572422</text:span></text:p>
      <text:p text:style-name="P1"><text:span text:style-name="T1">OSS : Total time this dispatch was 626</text:span></text:p>
      <text:p text:style-name="P1"><text:span text:style-name="T1">OSS : Reciving pid : 31582 executed 10000000</text:span></text:p>
      <text:p text:style-name="P1"><text:span text:style-name="T1">OSS : pid : 31582 completed execution CPU : 0.050400<text:s text:c="2"/>Total : 0.065355</text:span></text:p>
      <text:p text:style-name="P1"><text:span text:style-name="T1">OSS : Generating process with PID 31584 and putting it in queue 1 at time 310:397574175</text:span></text:p>
      <text:p text:style-name="P1"><text:span text:style-name="T1">OSS : Dispaching pid : 31584 from queue 1 at time 310:397574426</text:span></text:p>
      <text:p text:style-name="P1"><text:span text:style-name="T1">OSS : Total time this dispatch was 2000002004</text:span></text:p>
      <text:p text:style-name="P1"><text:span text:style-name="T1">OSS : Reciving pid : 31584 executed 10000000</text:span></text:p>
      <text:p text:style-name="P1"><text:span text:style-name="T1">OSS : not used it entire quantum </text:span></text:p>
      <text:p text:style-name="P1"><text:span text:style-name="T1">OSS : Putting process with PID 31584 into queue 1</text:span></text:p>
      <text:p text:style-name="P1"><text:span text:style-name="T1">OSS : Dispaching pid : 31584 from queue 1 at time 310:407574877</text:span></text:p>
      <text:p text:style-name="P1"><text:span text:style-name="T1">OSS : Total time this dispatch was 451</text:span></text:p>
      <text:p text:style-name="P1"><text:span text:style-name="T1">OSS : Reciving pid : 31584 executed 3423000064</text:span></text:p>
      <text:p text:style-name="P1"><text:span text:style-name="T1">OSS : pid : 31584 completed execution CPU : 3.433000<text:s text:c="2"/>Total : 3.433001</text:span></text:p>
      <text:p text:style-name="P1"><text:span text:style-name="T1">OSS : Generating process with PID 31585 and putting it in queue 1 at time 312:407575876</text:span></text:p>
      <text:p text:style-name="P1"><text:span text:style-name="T1">OSS : Dispaching pid : 31585 from queue 1 at time 312:407575953</text:span></text:p>
      <text:p text:style-name="P1"><text:span text:style-name="T1">OSS : Total time this dispatch was 2000001076</text:span></text:p>
      <text:p text:style-name="P1"><text:span text:style-name="T1">OSS : Reciving pid : 31585 executed 10000000</text:span></text:p>
      <text:p text:style-name="P1"><text:span text:style-name="T1">OSS : not used it entire quantum </text:span></text:p>
      <text:p text:style-name="P1"><text:span text:style-name="T1">OSS : Putting process with PID 31585 into queue 1</text:span></text:p>
      <text:p text:style-name="P1"><text:span text:style-name="T1">OSS : Generating process with PID 31586 and putting it in queue 0 at time 312:417575953</text:span></text:p>
      <text:p text:style-name="P1"><text:span text:style-name="T1">OSS :<text:s text:c="2"/>Dispatching process with PID : 31586 from queue 1 at time 312:417576455</text:span></text:p>
      <text:p text:style-name="P1"><text:span text:style-name="T1">OSS : Total time this dispatch was 502</text:span></text:p>
      <text:p text:style-name="P1"><text:span text:style-name="T1">OSS : Reciving pid : 31586 executed 800000</text:span></text:p>
      <text:p text:style-name="P1"><text:span text:style-name="T1">OSS : not used it entire quantum </text:span></text:p>
      <text:p text:style-name="P1"><text:span text:style-name="T1">OSS : Putting process with PID 31586 into queue 0</text:span></text:p>
      <text:p text:style-name="P1"><text:span text:style-name="T1">OSS :<text:s text:c="2"/>Dispatching process with PID : 31586 from queue 1 at time 312:418376773</text:span></text:p>
      <text:p text:style-name="P1"><text:span text:style-name="T1">OSS : Total time this dispatch was 318</text:span></text:p>
      <text:p text:style-name="P1"><text:span text:style-name="T1">OSS : Reciving pid : 31586 executed 4856999936</text:span></text:p>
      <text:p text:style-name="P1"><text:span text:style-name="T1">OSS : pid : 31586 completed execution CPU : 4.857800<text:s text:c="2"/>Total : 4.857800</text:span></text:p>
      <text:p text:style-name="P1"><text:span text:style-name="T1">OSS : Dispaching pid : 31585 from queue 1 at time 312:418377118</text:span></text:p>
      <text:p text:style-name="P1"><text:span text:style-name="T1">OSS : Total time this dispatch was 345</text:span></text:p>
      <text:p text:style-name="P1"><text:span text:style-name="T1">OSS : Reciving pid : 31585 executed 10000000</text:span></text:p>
      <text:p text:style-name="P1"><text:span text:style-name="T1">OSS : not used it entire quantum </text:span></text:p>
      <text:p text:style-name="P1"><text:span text:style-name="T1">OSS : Putting process with PID 31585 into queue 1</text:span></text:p>
      <text:p text:style-name="P1"><text:span text:style-name="T1">OSS : Dispaching pid : 31585 from queue 1 at time 312:428377672</text:span></text:p>
      <text:p text:style-name="P1"><text:span text:style-name="T1">OSS : Total time this dispatch was 554</text:span></text:p>
      <text:p text:style-name="P1"><text:span text:style-name="T1">OSS : Reciving pid : 31585 executed 10000000</text:span></text:p>
      <text:p text:style-name="P1"><text:span text:style-name="T1">OSS : not used it entire quantum </text:span></text:p>
      <text:p text:style-name="P1"><text:span text:style-name="T1">OSS : Putting process with PID 31585 into queue 1</text:span></text:p>
      <text:p text:style-name="P1"><text:span text:style-name="T1">OSS : Dispaching pid : 31585 from queue 1 at time 312:438377693</text:span></text:p>
      <text:p text:style-name="P1"><text:span text:style-name="T1">OSS : Total time this dispatch was 21</text:span></text:p>
      <text:p text:style-name="P1"><text:span text:style-name="T1">OSS : Reciving pid : 31585 executed 4200000</text:span></text:p>
      <text:p text:style-name="P1"><text:span text:style-name="T1">OSS : not used it entire quantum </text:span></text:p>
      <text:p text:style-name="P1"><text:span text:style-name="T1">OSS : Putting process with PID 31585 into queue 1</text:span></text:p>
      <text:p text:style-name="P1"><text:span text:style-name="T1">OSS : Dispaching pid : 31585 from queue 1 at time 312:442577751</text:span></text:p>
      <text:p text:style-name="P1"><text:span text:style-name="T1">OSS : Total time this dispatch was 58</text:span></text:p>
      <text:p text:style-name="P1"><text:span text:style-name="T1">OSS : Reciving pid : 31585 executed 10000000</text:span></text:p>
      <text:p text:style-name="P1"><text:span text:style-name="T1">OSS : not used it entire quantum </text:span></text:p>
      <text:p text:style-name="P1"><text:span text:style-name="T1">OSS : Putting process with PID 31585 into queue 1</text:span></text:p>
      <text:p text:style-name="P1"><text:span text:style-name="T1">OSS : Dispaching pid : 31585 from queue 1 at time 312:452577800</text:span></text:p>
      <text:p text:style-name="P1"><text:span text:style-name="T1">OSS : Total time this dispatch was 49</text:span></text:p>
      <text:p text:style-name="P1"><text:span text:style-name="T1">OSS : Reciving pid : 31585 executed 1230000000</text:span></text:p>
      <text:p text:style-name="P1"><text:span text:style-name="T1">OSS : pid : 31585 completed execution CPU : 1.274200<text:s text:c="2"/>Total : 1.275002</text:span></text:p>
      <text:p text:style-name="P1"><text:span text:style-name="T1">OSS : Generating process with PID 31587 and putting it in queue 1 at time 314:452579227</text:span></text:p>
      <text:p text:style-name="P1"><text:span text:style-name="T1">OSS : Dispaching pid : 31587 from queue 1 at time 314:452579610</text:span></text:p>
      <text:p text:style-name="P1"><text:span text:style-name="T1">OSS : Total time this dispatch was 2000001810</text:span></text:p>
      <text:p text:style-name="P1"><text:span text:style-name="T1">OSS : Reciving pid : 31587 executed 4482999808</text:span></text:p>
      <text:p text:style-name="P1"><text:span text:style-name="T1">OSS : pid : 31587 completed execution CPU : 4.483000<text:s text:c="2"/>Total : 4.483000</text:span></text:p>
      <text:p text:style-name="P1"><text:span text:style-name="T1">OSS : Generating process with PID 31588 and putting it in queue 1 at time 315:452580601</text:span></text:p>
      <text:p text:style-name="P1"><text:span text:style-name="T1">OSS : Dispaching pid : 31588 from queue 1 at time 315:452581415</text:span></text:p>
      <text:p text:style-name="P1"><text:span text:style-name="T1">OSS : Total time this dispatch was 1000001805</text:span></text:p>
      <text:p text:style-name="P1"><text:span text:style-name="T1">OSS : Reciving pid : 31588 executed 7400000</text:span></text:p>
      <text:p text:style-name="P1"><text:span text:style-name="T1">OSS : not used it entire quantum </text:span></text:p>
      <text:p text:style-name="P1"><text:span text:style-name="T1">OSS : Putting process with PID 31588 into queue 1</text:span></text:p>
      <text:p text:style-name="P1"><text:span text:style-name="T1">OSS : Generating process with PID 31589 and putting it in queue 0 at time 315:459981415</text:span></text:p>
      <text:p text:style-name="P1"><text:span text:style-name="T1">OSS :<text:s text:c="2"/>Dispatching process with PID : 31589 from queue 1 at time 315:459982103</text:span></text:p>
      <text:p text:style-name="P1"><text:span text:style-name="T1">OSS : Total time this dispatch was 688</text:span></text:p>
      <text:p text:style-name="P1"><text:span text:style-name="T1">OSS : Reciving pid : 31589 executed 3948999936</text:span></text:p>
      <text:p text:style-name="P1"><text:span text:style-name="T1">OSS : pid : 31589 completed execution CPU : 3.949000<text:s text:c="2"/>Total : 3.949000</text:span></text:p>
      <text:p text:style-name="P1"><text:span text:style-name="T1">OSS : Dispaching pid : 31588 from queue 1 at time 315:459982818</text:span></text:p>
      <text:p text:style-name="P1"><text:span text:style-name="T1">OSS : Total time this dispatch was 715</text:span></text:p>
      <text:p text:style-name="P1"><text:span text:style-name="T1">OSS : Reciving pid : 31588 executed 740000000</text:span></text:p>
      <text:p text:style-name="P1"><text:span text:style-name="T1">OSS : pid : 31588 completed execution CPU : 0.747400<text:s text:c="2"/>Total : 0.747401</text:span></text:p>
      <text:p text:style-name="P1"><text:span text:style-name="T1">OSS : Generating process with PID 31590 and putting it in queue 1 at time 316:459983409</text:span></text:p>
      <text:p text:style-name="P1"><text:span text:style-name="T1">OSS : Dispaching pid : 31590 from queue 1 at time 316:459983452</text:span></text:p>
      <text:p text:style-name="P1"><text:span text:style-name="T1">OSS : Total time this dispatch was 1000000634</text:span></text:p>
      <text:p text:style-name="P1"><text:span text:style-name="T1">OSS : Reciving pid : 31590 executed 0</text:span></text:p>
      <text:p text:style-name="P1"><text:span text:style-name="T1">OSS : not used it entire quantum </text:span></text:p>
      <text:p text:style-name="P1"><text:span text:style-name="T1">OSS : Putting process with PID 31590 into queue 1</text:span></text:p>
      <text:p text:style-name="P1"><text:span text:style-name="T1">OSS : Dispaching pid : 31590 from queue 1 at time 316:459984006</text:span></text:p>
      <text:p text:style-name="P1"><text:span text:style-name="T1">OSS : Total time this dispatch was 554</text:span></text:p>
      <text:p text:style-name="P1"><text:span text:style-name="T1">OSS : Reciving pid : 31590 executed 10000000</text:span></text:p>
      <text:p text:style-name="P1"><text:span text:style-name="T1">OSS : not used it entire quantum </text:span></text:p>
      <text:p text:style-name="P1"><text:span text:style-name="T1">OSS : Putting process with PID 31590 into queue 1</text:span></text:p>
      <text:p text:style-name="P1"><text:span text:style-name="T1">OSS : Dispaching pid : 31590 from queue 1 at time 316:469984373</text:span></text:p>
      <text:p text:style-name="P1"><text:span text:style-name="T1">OSS : Total time this dispatch was 367</text:span></text:p>
      <text:p text:style-name="P1"><text:span text:style-name="T1">OSS : Reciving pid : 31590 executed 10000000</text:span></text:p>
      <text:p text:style-name="P1"><text:span text:style-name="T1">OSS : not used it entire quantum </text:span></text:p>
      <text:p text:style-name="P1"><text:span text:style-name="T1">OSS : Putting process with PID 31590 into queue 1</text:span></text:p>
      <text:p text:style-name="P1"><text:span text:style-name="T1">OSS : Dispaching pid : 31590 from queue 1 at time 316:479985150</text:span></text:p>
      <text:p text:style-name="P1"><text:span text:style-name="T1">OSS : Total time this dispatch was 777</text:span></text:p>
      <text:p text:style-name="P1"><text:span text:style-name="T1">OSS : Reciving pid : 31590 executed 10000000</text:span></text:p>
      <text:p text:style-name="P1"><text:span text:style-name="T1">OSS : not used it entire quantum </text:span></text:p>
      <text:p text:style-name="P1"><text:span text:style-name="T1">OSS : Putting process with PID 31590 into queue 1</text:span></text:p>
      <text:p text:style-name="P1"><text:span text:style-name="T1">OSS : Dispaching pid : 31590 from queue 1 at time 316:489985615</text:span></text:p>
      <text:p text:style-name="P1"><text:span text:style-name="T1">OSS : Total time this dispatch was 465</text:span></text:p>
      <text:p text:style-name="P1"><text:span text:style-name="T1">OSS : Reciving pid : 31590 executed 7899999</text:span></text:p>
      <text:p text:style-name="P1"><text:span text:style-name="T1">OSS : not used it entire quantum </text:span></text:p>
      <text:p text:style-name="P1"><text:span text:style-name="T1">OSS : Putting process with PID 31590 into queue 1</text:span></text:p>
      <text:p text:style-name="P1"><text:span text:style-name="T1">OSS : Dispaching pid : 31590 from queue 1 at time 316:497886059</text:span></text:p>
      <text:p text:style-name="P1"><text:span text:style-name="T1">OSS : Total time this dispatch was 445</text:span></text:p>
      <text:p text:style-name="P1"><text:span text:style-name="T1">OSS : Reciving pid : 31590 executed 10000000</text:span></text:p>
      <text:p text:style-name="P1"><text:span text:style-name="T1">OSS : not used it entire quantum </text:span></text:p>
      <text:p text:style-name="P1"><text:span text:style-name="T1">OSS : Putting process with PID 31590 into queue 1</text:span></text:p>
      <text:p text:style-name="P1"><text:span text:style-name="T1">OSS : Dispaching pid : 31590 from queue 1 at time 316:507886278</text:span></text:p>
      <text:p text:style-name="P1"><text:span text:style-name="T1">OSS : Total time this dispatch was 219</text:span></text:p>
      <text:p text:style-name="P1"><text:span text:style-name="T1">OSS : Reciving pid : 31590 executed 2300000</text:span></text:p>
      <text:p text:style-name="P1"><text:span text:style-name="T1">OSS : pid : 31590 completed execution CPU : 0.050200<text:s text:c="2"/>Total : 0.050203</text:span></text:p>
      <text:p text:style-name="P1"><text:span text:style-name="T1">OSS : Generating process with PID 31591 and putting it in queue 1 at time 317:507887240</text:span></text:p>
      <text:p text:style-name="P1"><text:span text:style-name="T1">OSS : Dispaching pid : 31591 from queue 1 at time 317:507887899</text:span></text:p>
      <text:p text:style-name="P1"><text:span text:style-name="T1">OSS : Total time this dispatch was 1000001621</text:span></text:p>
      <text:p text:style-name="P1"><text:span text:style-name="T1">OSS : Reciving pid : 31591 executed 4346000384</text:span></text:p>
      <text:p text:style-name="P1"><text:span text:style-name="T1">OSS : pid : 31591 completed execution CPU : 4.346000<text:s text:c="2"/>Total : 4.346000</text:span></text:p>
      <text:p text:style-name="P1"><text:span text:style-name="T1">OSS : Generating process with PID 31592 and putting it in queue 1 at time 317:507887899</text:span></text:p>
      <text:p text:style-name="P1"><text:span text:style-name="T1">OSS : Dispaching pid : 31592 from queue 1 at time 317:507887968</text:span></text:p>
      <text:p text:style-name="P1"><text:span text:style-name="T1">OSS : Total time this dispatch was 69</text:span></text:p>
      <text:p text:style-name="P1"><text:span text:style-name="T1">OSS : Reciving pid : 31592 executed 10000000</text:span></text:p>
      <text:p text:style-name="P1"><text:span text:style-name="T1">OSS : not used it entire quantum </text:span></text:p>
      <text:p text:style-name="P1"><text:span text:style-name="T1">OSS : Putting process with PID 31592 into queue 1</text:span></text:p>
      <text:p text:style-name="P1"><text:span text:style-name="T1">OSS : Dispaching pid : 31592 from queue 1 at time 317:517888870</text:span></text:p>
      <text:p text:style-name="P1"><text:span text:style-name="T1">OSS : Total time this dispatch was 902</text:span></text:p>
      <text:p text:style-name="P1"><text:span text:style-name="T1">OSS : Reciving pid : 31592 executed 10000000</text:span></text:p>
      <text:p text:style-name="P1"><text:span text:style-name="T1">OSS : not used it entire quantum </text:span></text:p>
      <text:p text:style-name="P1"><text:span text:style-name="T1">OSS : Putting process with PID 31592 into queue 1</text:span></text:p>
      <text:p text:style-name="P1"><text:span text:style-name="T1">OSS : Dispaching pid : 31592 from queue 1 at time 317:527889301</text:span></text:p>
      <text:p text:style-name="P1"><text:span text:style-name="T1">OSS : Total time this dispatch was 431</text:span></text:p>
      <text:p text:style-name="P1"><text:span text:style-name="T1">OSS : Reciving pid : 31592 executed 10000000</text:span></text:p>
      <text:p text:style-name="P1"><text:span text:style-name="T1">OSS : not used it entire quantum </text:span></text:p>
      <text:p text:style-name="P1"><text:span text:style-name="T1">OSS : Putting process with PID 31592 into queue 1</text:span></text:p>
      <text:p text:style-name="P1"><text:span text:style-name="T1">OSS : Dispaching pid : 31592 from queue 1 at time 317:537890276</text:span></text:p>
      <text:p text:style-name="P1"><text:span text:style-name="T1">OSS : Total time this dispatch was 975</text:span></text:p>
      <text:p text:style-name="P1"><text:span text:style-name="T1">OSS : Reciving pid : 31592 executed 1899999</text:span></text:p>
      <text:p text:style-name="P1"><text:span text:style-name="T1">OSS : not used it entire quantum </text:span></text:p>
      <text:p text:style-name="P1"><text:span text:style-name="T1">OSS : Putting process with PID 31592 into queue 1</text:span></text:p>
      <text:p text:style-name="P1"><text:span text:style-name="T1">OSS : Dispaching pid : 31592 from queue 1 at time 317:539790511</text:span></text:p>
      <text:p text:style-name="P1"><text:span text:style-name="T1">OSS : Total time this dispatch was 236</text:span></text:p>
      <text:p text:style-name="P1"><text:span text:style-name="T1">OSS : Reciving pid : 31592 executed 10000000</text:span></text:p>
      <text:p text:style-name="P1"><text:span text:style-name="T1">OSS : not used it entire quantum </text:span></text:p>
      <text:p text:style-name="P1"><text:span text:style-name="T1">OSS : Putting process with PID 31592 into queue 1</text:span></text:p>
      <text:p text:style-name="P1"><text:span text:style-name="T1">OSS : Dispaching pid : 31592 from queue 1 at time 317:549791251</text:span></text:p>
      <text:p text:style-name="P1"><text:span text:style-name="T1">OSS : Total time this dispatch was 740</text:span></text:p>
      <text:p text:style-name="P1"><text:span text:style-name="T1">OSS : Reciving pid : 31592 executed 10000000</text:span></text:p>
      <text:p text:style-name="P1"><text:span text:style-name="T1">OSS : pid : 31592 completed execution CPU : 0.051900<text:s text:c="2"/>Total : 0.051903</text:span></text:p>
      <text:p text:style-name="P1"><text:span text:style-name="T1">OSS : Generating process with PID 31593 and putting it in queue 1 at time 318:549791610</text:span></text:p>
      <text:p text:style-name="P1"><text:span text:style-name="T1">OSS : Dispaching pid : 31593 from queue 1 at time 318:549792240</text:span></text:p>
      <text:p text:style-name="P1"><text:span text:style-name="T1">OSS : Total time this dispatch was 1000000989</text:span></text:p>
      <text:p text:style-name="P1"><text:span text:style-name="T1">OSS : Reciving pid : 31593 executed 0</text:span></text:p>
      <text:p text:style-name="P1"><text:span text:style-name="T1">OSS : not used it entire quantum </text:span></text:p>
      <text:p text:style-name="P1"><text:span text:style-name="T1">OSS : Putting process with PID 31593 into queue 1</text:span></text:p>
      <text:p text:style-name="P1"><text:span text:style-name="T1">OSS : Dispaching pid : 31593 from queue 1 at time 318:549792633</text:span></text:p>
      <text:p text:style-name="P1"><text:span text:style-name="T1">OSS : Total time this dispatch was 393</text:span></text:p>
      <text:p text:style-name="P1"><text:span text:style-name="T1">OSS : Reciving pid : 31593 executed 2700000</text:span></text:p>
      <text:p text:style-name="P1"><text:span text:style-name="T1">OSS : not used it entire quantum </text:span></text:p>
      <text:p text:style-name="P1"><text:span text:style-name="T1">OSS : Putting process with PID 31593 into queue 1</text:span></text:p>
      <text:p text:style-name="P1"><text:span text:style-name="T1">OSS : Dispaching pid : 31593 from queue 1 at time 318:552493396</text:span></text:p>
      <text:p text:style-name="P1"><text:span text:style-name="T1">OSS : Total time this dispatch was 763</text:span></text:p>
      <text:p text:style-name="P1"><text:span text:style-name="T1">OSS : Reciving pid : 31593 executed 672000000</text:span></text:p>
      <text:p text:style-name="P1"><text:span text:style-name="T1">OSS : pid : 31593 completed execution CPU : 0.674700<text:s text:c="2"/>Total : 0.674701</text:span></text:p>
      <text:p text:style-name="P1"><text:span text:style-name="T1">OSS : Generating process with PID 31594 and putting it in queue 1 at time 319:552494275</text:span></text:p>
      <text:p text:style-name="P1"><text:span text:style-name="T1">OSS : Dispaching pid : 31594 from queue 1 at time 319:552494745</text:span></text:p>
      <text:p text:style-name="P1"><text:span text:style-name="T1">OSS : Total time this dispatch was 1000001349</text:span></text:p>
      <text:p text:style-name="P1"><text:span text:style-name="T1">OSS : Reciving pid : 31594 executed 4800000000</text:span></text:p>
      <text:p text:style-name="P1"><text:span text:style-name="T1">OSS : pid : 31594 completed execution CPU : 4.800000<text:s text:c="2"/>Total : 4.800000</text:span></text:p>
      <text:p text:style-name="P1"><text:span text:style-name="T1">OSS : Generating process with PID 31595 and putting it in queue 1 at time 321:552495579</text:span></text:p>
      <text:p text:style-name="P1"><text:span text:style-name="T1">OSS : Dispaching pid : 31595 from queue 1 at time 321:552496096</text:span></text:p>
      <text:p text:style-name="P1"><text:span text:style-name="T1">OSS : Total time this dispatch was 2000001351</text:span></text:p>
      <text:p text:style-name="P1"><text:span text:style-name="T1">OSS : Reciving pid : 31595 executed 10000000</text:span></text:p>
      <text:p text:style-name="P1"><text:span text:style-name="T1">OSS : not used it entire quantum </text:span></text:p>
      <text:p text:style-name="P1"><text:span text:style-name="T1">OSS : Putting process with PID 31595 into queue 1</text:span></text:p>
      <text:p text:style-name="P1"><text:span text:style-name="T1">OSS : Generating process with PID 31596 and putting it in queue 1 at time 321:562496096</text:span></text:p>
      <text:p text:style-name="P1"><text:span text:style-name="T1">OSS : Dispaching pid : 31595 from queue 1 at time 321:562497058</text:span></text:p>
      <text:p text:style-name="P1"><text:span text:style-name="T1">OSS : Total time this dispatch was 962</text:span></text:p>
      <text:p text:style-name="P1"><text:span text:style-name="T1">OSS : Reciving pid : 31595 executed 10000000</text:span></text:p>
      <text:p text:style-name="P1"><text:span text:style-name="T1">OSS : not used it entire quantum </text:span></text:p>
      <text:p text:style-name="P1"><text:span text:style-name="T1">OSS : Putting process with PID 31595 into queue 1</text:span></text:p>
      <text:p text:style-name="P1"><text:span text:style-name="T1">OSS : Dispaching pid : 31596 from queue 1 at time 321:572497272</text:span></text:p>
      <text:p text:style-name="P1"><text:span text:style-name="T1">OSS : Total time this dispatch was 214</text:span></text:p>
      <text:p text:style-name="P1"><text:span text:style-name="T1">OSS : Reciving pid : 31596 executed 0</text:span></text:p>
      <text:p text:style-name="P1"><text:span text:style-name="T1">OSS : not used it entire quantum </text:span></text:p>
      <text:p text:style-name="P1"><text:span text:style-name="T1">OSS : Putting process with PID 31596 into queue 1</text:span></text:p>
      <text:p text:style-name="P1"><text:span text:style-name="T1">OSS : Dispaching pid : 31595 from queue 1 at time 321:572497290</text:span></text:p>
      <text:p text:style-name="P1"><text:span text:style-name="T1">OSS : Total time this dispatch was 18</text:span></text:p>
      <text:p text:style-name="P1"><text:span text:style-name="T1">OSS : Reciving pid : 31595 executed 10000000</text:span></text:p>
      <text:p text:style-name="P1"><text:span text:style-name="T1">OSS : not used it entire quantum </text:span></text:p>
      <text:p text:style-name="P1"><text:span text:style-name="T1">OSS : Putting process with PID 31595 into queue 1</text:span></text:p>
      <text:p text:style-name="P1"><text:span text:style-name="T1">OSS : Dispaching pid : 31596 from queue 1 at time 321:582497551</text:span></text:p>
      <text:p text:style-name="P1"><text:span text:style-name="T1">OSS : Total time this dispatch was 261</text:span></text:p>
      <text:p text:style-name="P1"><text:span text:style-name="T1">OSS : Reciving pid : 31596 executed 0</text:span></text:p>
      <text:p text:style-name="P1"><text:span text:style-name="T1">OSS : not used it entire quantum </text:span></text:p>
      <text:p text:style-name="P1"><text:span text:style-name="T1">OSS : Putting process with PID 31596 into queue 1</text:span></text:p>
      <text:p text:style-name="P1"><text:span text:style-name="T1">OSS : Dispaching pid : 31595 from queue 1 at time 321:582498302</text:span></text:p>
      <text:p text:style-name="P1"><text:span text:style-name="T1">OSS : Total time this dispatch was 751</text:span></text:p>
      <text:p text:style-name="P1"><text:span text:style-name="T1">OSS : Reciving pid : 31595 executed 10000000</text:span></text:p>
      <text:p text:style-name="P1"><text:span text:style-name="T1">OSS : not used it entire quantum </text:span></text:p>
      <text:p text:style-name="P1"><text:span text:style-name="T1">OSS : Putting process with PID 31595 into queue 1</text:span></text:p>
      <text:p text:style-name="P1"><text:span text:style-name="T1">OSS : Dispaching pid : 31596 from queue 1 at time 321:592498332</text:span></text:p>
      <text:p text:style-name="P1"><text:span text:style-name="T1">OSS : Total time this dispatch was 30</text:span></text:p>
      <text:p text:style-name="P1"><text:span text:style-name="T1">OSS : Reciving pid : 31596 executed 10000000</text:span></text:p>
      <text:p text:style-name="P1"><text:span text:style-name="T1">OSS : not used it entire quantum </text:span></text:p>
      <text:p text:style-name="P1"><text:span text:style-name="T1">OSS : Putting process with PID 31596 into queue 1</text:span></text:p>
      <text:p text:style-name="P1"><text:span text:style-name="T1">OSS : Dispaching pid : 31595 from queue 1 at time 321:602498446</text:span></text:p>
      <text:p text:style-name="P1"><text:span text:style-name="T1">OSS : Total time this dispatch was 114</text:span></text:p>
      <text:p text:style-name="P1"><text:span text:style-name="T1">OSS : Reciving pid : 31595 executed 10000000</text:span></text:p>
      <text:p text:style-name="P1"><text:span text:style-name="T1">OSS : not used it entire quantum </text:span></text:p>
      <text:p text:style-name="P1"><text:span text:style-name="T1">OSS : Putting process with PID 31595 into queue 1</text:span></text:p>
      <text:p text:style-name="P1"><text:span text:style-name="T1">OSS : Dispaching pid : 31596 from queue 1 at time 321:612499107</text:span></text:p>
      <text:p text:style-name="P1"><text:span text:style-name="T1">OSS : Total time this dispatch was 661</text:span></text:p>
      <text:p text:style-name="P1"><text:span text:style-name="T1">OSS : Reciving pid : 31596 executed 2700000</text:span></text:p>
      <text:p text:style-name="P1"><text:span text:style-name="T1">OSS : not used it entire quantum </text:span></text:p>
      <text:p text:style-name="P1"><text:span text:style-name="T1">OSS : Putting process with PID 31596 into queue 1</text:span></text:p>
      <text:p text:style-name="P1"><text:span text:style-name="T1">OSS : Dispaching pid : 31595 from queue 1 at time 321:615199206</text:span></text:p>
      <text:p text:style-name="P1"><text:span text:style-name="T1">OSS : Total time this dispatch was 99</text:span></text:p>
      <text:p text:style-name="P1"><text:span text:style-name="T1">OSS : Reciving pid : 31595 executed 0</text:span></text:p>
      <text:p text:style-name="P1"><text:span text:style-name="T1">OSS : not used it entire quantum </text:span></text:p>
      <text:p text:style-name="P1"><text:span text:style-name="T1">OSS : Putting process with PID 31595 into queue 1</text:span></text:p>
      <text:p text:style-name="P1"><text:span text:style-name="T1">OSS : Dispaching pid : 31596 from queue 1 at time 321:615199575</text:span></text:p>
      <text:p text:style-name="P1"><text:span text:style-name="T1">OSS : Total time this dispatch was 369</text:span></text:p>
      <text:p text:style-name="P1"><text:span text:style-name="T1">OSS : Reciving pid : 31596 executed 10000000</text:span></text:p>
      <text:p text:style-name="P1"><text:span text:style-name="T1">OSS : not used it entire quantum </text:span></text:p>
      <text:p text:style-name="P1"><text:span text:style-name="T1">OSS : Putting process with PID 31596 into queue 1</text:span></text:p>
      <text:p text:style-name="P1"><text:span text:style-name="T1">OSS : Dispaching pid : 31595 from queue 1 at time 321:625200020</text:span></text:p>
      <text:p text:style-name="P1"><text:span text:style-name="T1">OSS : Total time this dispatch was 445</text:span></text:p>
      <text:p text:style-name="P1"><text:span text:style-name="T1">OSS : Reciving pid : 31595 executed 10000000</text:span></text:p>
      <text:p text:style-name="P1"><text:span text:style-name="T1">OSS : pid : 31595 completed execution CPU : 0.060000<text:s text:c="2"/>Total : 0.082704</text:span></text:p>
      <text:p text:style-name="P1"><text:span text:style-name="T1">OSS : Dispaching pid : 31596 from queue 1 at time 321:625200095</text:span></text:p>
      <text:p text:style-name="P1"><text:span text:style-name="T1">OSS : Total time this dispatch was 75</text:span></text:p>
      <text:p text:style-name="P1"><text:span text:style-name="T1">OSS : Reciving pid : 31596 executed 0</text:span></text:p>
      <text:p text:style-name="P1"><text:span text:style-name="T1">OSS : not used it entire quantum </text:span></text:p>
      <text:p text:style-name="P1"><text:span text:style-name="T1">OSS : Putting process with PID 31596 into queue 1</text:span></text:p>
      <text:p text:style-name="P1"><text:span text:style-name="T1">OSS : Dispaching pid : 31596 from queue 1 at time 321:625200700</text:span></text:p>
      <text:p text:style-name="P1"><text:span text:style-name="T1">OSS : Total time this dispatch was 605</text:span></text:p>
      <text:p text:style-name="P1"><text:span text:style-name="T1">OSS : Reciving pid : 31596 executed 256000016</text:span></text:p>
      <text:p text:style-name="P1"><text:span text:style-name="T1">OSS : pid : 31596 completed execution CPU : 0.278700<text:s text:c="2"/>Total : 0.308703</text:span></text:p>
      <text:p text:style-name="P1"><text:span text:style-name="T1">OSS : Generating process with PID 31597 and putting it in queue 1 at time 323:625201671</text:span></text:p>
      <text:p text:style-name="P1"><text:span text:style-name="T1">OSS : Dispaching pid : 31597 from queue 1 at time 323:625202087</text:span></text:p>
      <text:p text:style-name="P1"><text:span text:style-name="T1">OSS : Total time this dispatch was 2000001387</text:span></text:p>
      <text:p text:style-name="P1"><text:span text:style-name="T1">OSS : Reciving pid : 31597 executed 10000000</text:span></text:p>
      <text:p text:style-name="P1"><text:span text:style-name="T1">OSS : not used it entire quantum </text:span></text:p>
      <text:p text:style-name="P1"><text:span text:style-name="T1">OSS : Putting process with PID 31597 into queue 1</text:span></text:p>
      <text:p text:style-name="P1"><text:span text:style-name="T1">OSS : Generating process with PID 31598 and putting it in queue 1 at time 323:635202087</text:span></text:p>
      <text:p text:style-name="P1"><text:span text:style-name="T1">OSS : Dispaching pid : 31597 from queue 1 at time 323:635202734</text:span></text:p>
      <text:p text:style-name="P1"><text:span text:style-name="T1">OSS : Total time this dispatch was 647</text:span></text:p>
      <text:p text:style-name="P1"><text:span text:style-name="T1">OSS : Reciving pid : 31597 executed 4800000</text:span></text:p>
      <text:p text:style-name="P1"><text:span text:style-name="T1">OSS : not used it entire quantum </text:span></text:p>
      <text:p text:style-name="P1"><text:span text:style-name="T1">OSS : Putting process with PID 31597 into queue 1</text:span></text:p>
      <text:p text:style-name="P1"><text:span text:style-name="T1">OSS : Dispaching pid : 31598 from queue 1 at time 323:640002801</text:span></text:p>
      <text:p text:style-name="P1"><text:span text:style-name="T1">OSS : Total time this dispatch was 67</text:span></text:p>
      <text:p text:style-name="P1"><text:span text:style-name="T1">OSS : Reciving pid : 31598 executed 139000000</text:span></text:p>
      <text:p text:style-name="P1"><text:span text:style-name="T1">OSS : pid : 31598 completed execution CPU : 0.139000<text:s text:c="2"/>Total : 0.139000</text:span></text:p>
      <text:p text:style-name="P1"><text:span text:style-name="T1">OSS : Dispaching pid : 31597 from queue 1 at time 323:640002860</text:span></text:p>
      <text:p text:style-name="P1"><text:span text:style-name="T1">OSS : Total time this dispatch was 59</text:span></text:p>
      <text:p text:style-name="P1"><text:span text:style-name="T1">OSS : Reciving pid : 31597 executed 10000000</text:span></text:p>
      <text:p text:style-name="P1"><text:span text:style-name="T1">OSS : not used it entire quantum </text:span></text:p>
      <text:p text:style-name="P1"><text:span text:style-name="T1">OSS : Putting process with PID 31597 into queue 1</text:span></text:p>
      <text:p text:style-name="P1"><text:span text:style-name="T1">OSS : Dispaching pid : 31597 from queue 1 at time 323:650002977</text:span></text:p>
      <text:p text:style-name="P1"><text:span text:style-name="T1">OSS : Total time this dispatch was 117</text:span></text:p>
      <text:p text:style-name="P1"><text:span text:style-name="T1">OSS : Reciving pid : 31597 executed 10000000</text:span></text:p>
      <text:p text:style-name="P1"><text:span text:style-name="T1">OSS : not used it entire quantum </text:span></text:p>
      <text:p text:style-name="P1"><text:span text:style-name="T1">OSS : Putting process with PID 31597 into queue 1</text:span></text:p>
      <text:p text:style-name="P1"><text:span text:style-name="T1">OSS : Dispaching pid : 31597 from queue 1 at time 323:660003729</text:span></text:p>
      <text:p text:style-name="P1"><text:span text:style-name="T1">OSS : Total time this dispatch was 752</text:span></text:p>
      <text:p text:style-name="P1"><text:span text:style-name="T1">OSS : Reciving pid : 31597 executed 0</text:span></text:p>
      <text:p text:style-name="P1"><text:span text:style-name="T1">OSS : not used it entire quantum </text:span></text:p>
      <text:p text:style-name="P1"><text:span text:style-name="T1">OSS : Putting process with PID 31597 into queue 1</text:span></text:p>
      <text:p text:style-name="P1"><text:span text:style-name="T1">OSS : Dispaching pid : 31597 from queue 1 at time 323:660003938</text:span></text:p>
      <text:p text:style-name="P1"><text:span text:style-name="T1">OSS : Total time this dispatch was 209</text:span></text:p>
      <text:p text:style-name="P1"><text:span text:style-name="T1">OSS : Reciving pid : 31597 executed 4981000192</text:span></text:p>
      <text:p text:style-name="P1"><text:span text:style-name="T1">OSS : pid : 31597 completed execution CPU : 5.015800<text:s text:c="2"/>Total : 5.015802</text:span></text:p>
      <text:p text:style-name="P1"><text:span text:style-name="T1">OSS : Generating process with PID 31599 and putting it in queue 1 at time 324:660004921</text:span></text:p>
      <text:p text:style-name="P1"><text:span text:style-name="T1">OSS : Dispaching pid : 31599 from queue 1 at time 324:660005899</text:span></text:p>
      <text:p text:style-name="P1"><text:span text:style-name="T1">OSS : Total time this dispatch was 1000001961</text:span></text:p>
      <text:p text:style-name="P1"><text:span text:style-name="T1">OSS : Reciving pid : 31599 executed 5199999</text:span></text:p>
      <text:p text:style-name="P1"><text:span text:style-name="T1">OSS : not used it entire quantum </text:span></text:p>
      <text:p text:style-name="P1"><text:span text:style-name="T1">OSS : Putting process with PID 31599 into queue 1</text:span></text:p>
      <text:p text:style-name="P1"><text:span text:style-name="T1">OSS : Dispaching pid : 31599 from queue 1 at time 324:665206297</text:span></text:p>
      <text:p text:style-name="P1"><text:span text:style-name="T1">OSS : Total time this dispatch was 399</text:span></text:p>
      <text:p text:style-name="P1"><text:span text:style-name="T1">OSS : Reciving pid : 31599 executed 10000000</text:span></text:p>
      <text:p text:style-name="P1"><text:span text:style-name="T1">OSS : not used it entire quantum </text:span></text:p>
      <text:p text:style-name="P1"><text:span text:style-name="T1">OSS : Putting process with PID 31599 into queue 1</text:span></text:p>
      <text:p text:style-name="P1"><text:span text:style-name="T1">OSS : Dispaching pid : 31599 from queue 1 at time 324:675206337</text:span></text:p>
      <text:p text:style-name="P1"><text:span text:style-name="T1">OSS : Total time this dispatch was 40</text:span></text:p>
      <text:p text:style-name="P1"><text:span text:style-name="T1">OSS : Reciving pid : 31599 executed 1200000</text:span></text:p>
      <text:p text:style-name="P1"><text:span text:style-name="T1">OSS : not used it entire quantum </text:span></text:p>
      <text:p text:style-name="P1"><text:span text:style-name="T1">OSS : Putting process with PID 31599 into queue 1</text:span></text:p>
      <text:p text:style-name="P1"><text:span text:style-name="T1">OSS : Dispaching pid : 31599 from queue 1 at time 324:676406529</text:span></text:p>
      <text:p text:style-name="P1"><text:span text:style-name="T1">OSS : Total time this dispatch was 192</text:span></text:p>
      <text:p text:style-name="P1"><text:span text:style-name="T1">OSS : Reciving pid : 31599 executed 0</text:span></text:p>
      <text:p text:style-name="P1"><text:span text:style-name="T1">OSS : not used it entire quantum </text:span></text:p>
      <text:p text:style-name="P1"><text:span text:style-name="T1">OSS : Putting process with PID 31599 into queue 1</text:span></text:p>
      <text:p text:style-name="P1"><text:span text:style-name="T1">OSS : Dispaching pid : 31599 from queue 1 at time 324:676407298</text:span></text:p>
      <text:p text:style-name="P1"><text:span text:style-name="T1">OSS : Total time this dispatch was 769</text:span></text:p>
      <text:p text:style-name="P1"><text:span text:style-name="T1">OSS : Reciving pid : 31599 executed 10000000</text:span></text:p>
      <text:p text:style-name="P1"><text:span text:style-name="T1">OSS : not used it entire quantum </text:span></text:p>
      <text:p text:style-name="P1"><text:span text:style-name="T1">OSS : Putting process with PID 31599 into queue 1</text:span></text:p>
      <text:p text:style-name="P1"><text:span text:style-name="T1">OSS : Dispaching pid : 31599 from queue 1 at time 324:686407599</text:span></text:p>
      <text:p text:style-name="P1"><text:span text:style-name="T1">OSS : Total time this dispatch was 301</text:span></text:p>
      <text:p text:style-name="P1"><text:span text:style-name="T1">OSS : Reciving pid : 31599 executed 10000000</text:span></text:p>
      <text:p text:style-name="P1"><text:span text:style-name="T1">OSS : not used it entire quantum </text:span></text:p>
      <text:p text:style-name="P1"><text:span text:style-name="T1">OSS : Putting process with PID 31599 into queue 1</text:span></text:p>
      <text:p text:style-name="P1"><text:span text:style-name="T1">OSS : Dispaching pid : 31599 from queue 1 at time 324:696407894</text:span></text:p>
      <text:p text:style-name="P1"><text:span text:style-name="T1">OSS : Total time this dispatch was 295</text:span></text:p>
      <text:p text:style-name="P1"><text:span text:style-name="T1">OSS : Reciving pid : 31599 executed 900000</text:span></text:p>
      <text:p text:style-name="P1"><text:span text:style-name="T1">OSS : not used it entire quantum </text:span></text:p>
      <text:p text:style-name="P1"><text:span text:style-name="T1">OSS : Putting process with PID 31599 into queue 1</text:span></text:p>
      <text:p text:style-name="P1"><text:span text:style-name="T1">OSS : Dispaching pid : 31599 from queue 1 at time 324:697308693</text:span></text:p>
      <text:p text:style-name="P1"><text:span text:style-name="T1">OSS : Total time this dispatch was 799</text:span></text:p>
      <text:p text:style-name="P1"><text:span text:style-name="T1">OSS : Reciving pid : 31599 executed 0</text:span></text:p>
      <text:p text:style-name="P1"><text:span text:style-name="T1">OSS : not used it entire quantum </text:span></text:p>
      <text:p text:style-name="P1"><text:span text:style-name="T1">OSS : Putting process with PID 31599 into queue 1</text:span></text:p>
      <text:p text:style-name="P1"><text:span text:style-name="T1">OSS : Dispaching pid : 31599 from queue 1 at time 324:697309460</text:span></text:p>
      <text:p text:style-name="P1"><text:span text:style-name="T1">OSS : Total time this dispatch was 767</text:span></text:p>
      <text:p text:style-name="P1"><text:span text:style-name="T1">OSS : Reciving pid : 31599 executed 10000000</text:span></text:p>
      <text:p text:style-name="P1"><text:span text:style-name="T1">OSS : not used it entire quantum </text:span></text:p>
      <text:p text:style-name="P1"><text:span text:style-name="T1">OSS : Putting process with PID 31599 into queue 1</text:span></text:p>
      <text:p text:style-name="P1"><text:span text:style-name="T1">OSS : Dispaching pid : 31599 from queue 1 at time 324:707310416</text:span></text:p>
      <text:p text:style-name="P1"><text:span text:style-name="T1">OSS : Total time this dispatch was 956</text:span></text:p>
      <text:p text:style-name="P1"><text:span text:style-name="T1">OSS : Reciving pid : 31599 executed 0</text:span></text:p>
      <text:p text:style-name="P1"><text:span text:style-name="T1">OSS : not used it entire quantum </text:span></text:p>
      <text:p text:style-name="P1"><text:span text:style-name="T1">OSS : Putting process with PID 31599 into queue 1</text:span></text:p>
      <text:p text:style-name="P1"><text:span text:style-name="T1">OSS : Dispaching pid : 31599 from queue 1 at time 324:707311315</text:span></text:p>
      <text:p text:style-name="P1"><text:span text:style-name="T1">OSS : Total time this dispatch was 899</text:span></text:p>
      <text:p text:style-name="P1"><text:span text:style-name="T1">OSS : Reciving pid : 31599 executed 10000000</text:span></text:p>
      <text:p text:style-name="P1"><text:span text:style-name="T1">OSS : pid : 31599 completed execution CPU : 0.057300<text:s text:c="2"/>Total : 0.057305</text:span></text:p>
      <text:p text:style-name="P1"><text:span text:style-name="T1">OSS : Generating process with PID 31600 and putting it in queue 1 at time 325:707311451</text:span></text:p>
      <text:p text:style-name="P1"><text:span text:style-name="T1">OSS : Dispaching pid : 31600 from queue 1 at time 325:707311544</text:span></text:p>
      <text:p text:style-name="P1"><text:span text:style-name="T1">OSS : Total time this dispatch was 1000000229</text:span></text:p>
      <text:p text:style-name="P1"><text:span text:style-name="T1">OSS : Reciving pid : 31600 executed 10000000</text:span></text:p>
      <text:p text:style-name="P1"><text:span text:style-name="T1">OSS : not used it entire quantum </text:span></text:p>
      <text:p text:style-name="P1"><text:span text:style-name="T1">OSS : Putting process with PID 31600 into queue 1</text:span></text:p>
      <text:p text:style-name="P1"><text:span text:style-name="T1">OSS : Generating process with PID 31601 and putting it in queue 1 at time 325:717311544</text:span></text:p>
      <text:p text:style-name="P1"><text:span text:style-name="T1">OSS : Dispaching pid : 31600 from queue 1 at time 325:717312525</text:span></text:p>
      <text:p text:style-name="P1"><text:span text:style-name="T1">OSS : Total time this dispatch was 981</text:span></text:p>
      <text:p text:style-name="P1"><text:span text:style-name="T1">OSS : Reciving pid : 31600 executed 10000000</text:span></text:p>
      <text:p text:style-name="P1"><text:span text:style-name="T1">OSS : not used it entire quantum </text:span></text:p>
      <text:p text:style-name="P1"><text:span text:style-name="T1">OSS : Putting process with PID 31600 into queue 1</text:span></text:p>
      <text:p text:style-name="P1"><text:span text:style-name="T1">OSS : Generating process with PID 31602 and putting it in queue 1 at time 325:727312525</text:span></text:p>
      <text:p text:style-name="P1"><text:span text:style-name="T1">OSS : Dispaching pid : 31601 from queue 1 at time 325:727312788</text:span></text:p>
      <text:p text:style-name="P1"><text:span text:style-name="T1">OSS : Total time this dispatch was 263</text:span></text:p>
      <text:p text:style-name="P1"><text:span text:style-name="T1">OSS : Reciving pid : 31601 executed 10000000</text:span></text:p>
      <text:p text:style-name="P1"><text:span text:style-name="T1">OSS : not used it entire quantum </text:span></text:p>
      <text:p text:style-name="P1"><text:span text:style-name="T1">OSS : Putting process with PID 31601 into queue 1</text:span></text:p>
      <text:p text:style-name="P1"><text:span text:style-name="T1">OSS : Generating process with PID 31603 and putting it in queue 1 at time 325:737312788</text:span></text:p>
      <text:p text:style-name="P1"><text:span text:style-name="T1">OSS : Dispaching pid : 31600 from queue 1 at time 325:737313118</text:span></text:p>
      <text:p text:style-name="P1"><text:span text:style-name="T1">OSS : Total time this dispatch was 330</text:span></text:p>
      <text:p text:style-name="P1"><text:span text:style-name="T1">OSS : Reciving pid : 31600 executed 10000000</text:span></text:p>
      <text:p text:style-name="P1"><text:span text:style-name="T1">OSS : not used it entire quantum </text:span></text:p>
      <text:p text:style-name="P1"><text:span text:style-name="T1">OSS : Putting process with PID 31600 into queue 1</text:span></text:p>
      <text:p text:style-name="P1"><text:span text:style-name="T1">OSS : Dispaching pid : 31602 from queue 1 at time 325:747313161</text:span></text:p>
      <text:p text:style-name="P1"><text:span text:style-name="T1">OSS : Total time this dispatch was 43</text:span></text:p>
      <text:p text:style-name="P1"><text:span text:style-name="T1">OSS : Reciving pid : 31602 executed 0</text:span></text:p>
      <text:p text:style-name="P1"><text:span text:style-name="T1">OSS : not used it entire quantum </text:span></text:p>
      <text:p text:style-name="P1"><text:span text:style-name="T1">OSS : Putting process with PID 31602 into queue 1</text:span></text:p>
      <text:p text:style-name="P1"><text:span text:style-name="T1">OSS : Dispaching pid : 31601 from queue 1 at time 325:747314157</text:span></text:p>
      <text:p text:style-name="P1"><text:span text:style-name="T1">OSS : Total time this dispatch was 996</text:span></text:p>
      <text:p text:style-name="P1"><text:span text:style-name="T1">OSS : Reciving pid : 31601 executed 10000000</text:span></text:p>
      <text:p text:style-name="P1"><text:span text:style-name="T1">OSS : not used it entire quantum </text:span></text:p>
      <text:p text:style-name="P1"><text:span text:style-name="T1">OSS : Putting process with PID 31601 into queue 1</text:span></text:p>
      <text:p text:style-name="P1"><text:span text:style-name="T1">OSS : Dispaching pid : 31603 from queue 1 at time 325:757314239</text:span></text:p>
      <text:p text:style-name="P1"><text:span text:style-name="T1">OSS : Total time this dispatch was 82</text:span></text:p>
      <text:p text:style-name="P1"><text:span text:style-name="T1">OSS : Reciving pid : 31603 executed 9000000</text:span></text:p>
      <text:p text:style-name="P1"><text:span text:style-name="T1">OSS : not used it entire quantum </text:span></text:p>
      <text:p text:style-name="P1"><text:span text:style-name="T1">OSS : Putting process with PID 31603 into queue 1</text:span></text:p>
      <text:p text:style-name="P1"><text:span text:style-name="T1">OSS : Dispaching pid : 31600 from queue 1 at time 325:766314491</text:span></text:p>
      <text:p text:style-name="P1"><text:span text:style-name="T1">OSS : Total time this dispatch was 252</text:span></text:p>
      <text:p text:style-name="P1"><text:span text:style-name="T1">OSS : Reciving pid : 31600 executed 10000000</text:span></text:p>
      <text:p text:style-name="P1"><text:span text:style-name="T1">OSS : not used it entire quantum </text:span></text:p>
      <text:p text:style-name="P1"><text:span text:style-name="T1">OSS : Putting process with PID 31600 into queue 1</text:span></text:p>
      <text:p text:style-name="P1"><text:span text:style-name="T1">OSS : Dispaching pid : 31602 from queue 1 at time 325:776314822</text:span></text:p>
      <text:p text:style-name="P1"><text:span text:style-name="T1">OSS : Total time this dispatch was 331</text:span></text:p>
      <text:p text:style-name="P1"><text:span text:style-name="T1">OSS : Reciving pid : 31602 executed 10000000</text:span></text:p>
      <text:p text:style-name="P1"><text:span text:style-name="T1">OSS : not used it entire quantum </text:span></text:p>
      <text:p text:style-name="P1"><text:span text:style-name="T1">OSS : Putting process with PID 31602 into queue 1</text:span></text:p>
      <text:p text:style-name="P1"><text:span text:style-name="T1">OSS : Dispaching pid : 31601 from queue 1 at time 325:786315599</text:span></text:p>
      <text:p text:style-name="P1"><text:span text:style-name="T1">OSS : Total time this dispatch was 777</text:span></text:p>
      <text:p text:style-name="P1"><text:span text:style-name="T1">OSS : Reciving pid : 31601 executed 10000000</text:span></text:p>
      <text:p text:style-name="P1"><text:span text:style-name="T1">OSS : not used it entire quantum </text:span></text:p>
      <text:p text:style-name="P1"><text:span text:style-name="T1">OSS : Putting process with PID 31601 into queue 1</text:span></text:p>
      <text:p text:style-name="P1"><text:span text:style-name="T1">OSS : Dispaching pid : 31603 from queue 1 at time 325:796315929</text:span></text:p>
      <text:p text:style-name="P1"><text:span text:style-name="T1">OSS : Total time this dispatch was 330</text:span></text:p>
      <text:p text:style-name="P1"><text:span text:style-name="T1">OSS : Reciving pid : 31603 executed 10000000</text:span></text:p>
      <text:p text:style-name="P1"><text:span text:style-name="T1">OSS : not used it entire quantum </text:span></text:p>
      <text:p text:style-name="P1"><text:span text:style-name="T1">OSS : Putting process with PID 31603 into queue 1</text:span></text:p>
      <text:p text:style-name="P1"><text:span text:style-name="T1">OSS : Dispaching pid : 31600 from queue 1 at time 325:806316590</text:span></text:p>
      <text:p text:style-name="P1"><text:span text:style-name="T1">OSS : Total time this dispatch was 661</text:span></text:p>
      <text:p text:style-name="P1"><text:span text:style-name="T1">OSS : Reciving pid : 31600 executed 10000000</text:span></text:p>
      <text:p text:style-name="P1"><text:span text:style-name="T1">OSS : not used it entire quantum </text:span></text:p>
      <text:p text:style-name="P1"><text:span text:style-name="T1">OSS : Putting process with PID 31600 into queue 1</text:span></text:p>
      <text:p text:style-name="P1"><text:span text:style-name="T1">OSS : Dispaching pid : 31602 from queue 1 at time 325:816316766</text:span></text:p>
      <text:p text:style-name="P1"><text:span text:style-name="T1">OSS : Total time this dispatch was 176</text:span></text:p>
      <text:p text:style-name="P1"><text:span text:style-name="T1">OSS : Reciving pid : 31602 executed 10000000</text:span></text:p>
      <text:p text:style-name="P1"><text:span text:style-name="T1">OSS : not used it entire quantum </text:span></text:p>
      <text:p text:style-name="P1"><text:span text:style-name="T1">OSS : Putting process with PID 31602 into queue 1</text:span></text:p>
      <text:p text:style-name="P1"><text:span text:style-name="T1">OSS : Dispaching pid : 31601 from queue 1 at time 325:826317488</text:span></text:p>
      <text:p text:style-name="P1"><text:span text:style-name="T1">OSS : Total time this dispatch was 722</text:span></text:p>
      <text:p text:style-name="P1"><text:span text:style-name="T1">OSS : Reciving pid : 31601 executed 4244999936</text:span></text:p>
      <text:p text:style-name="P1"><text:span text:style-name="T1">OSS : pid : 31601 completed execution CPU : 4.275000<text:s text:c="2"/>Total : 4.344005</text:span></text:p>
      <text:p text:style-name="P1"><text:span text:style-name="T1">OSS : Dispaching pid : 31603 from queue 1 at time 325:826318341</text:span></text:p>
      <text:p text:style-name="P1"><text:span text:style-name="T1">OSS : Total time this dispatch was 853</text:span></text:p>
      <text:p text:style-name="P1"><text:span text:style-name="T1">OSS : Reciving pid : 31603 executed 10000000</text:span></text:p>
      <text:p text:style-name="P1"><text:span text:style-name="T1">OSS : not used it entire quantum </text:span></text:p>
      <text:p text:style-name="P1"><text:span text:style-name="T1">OSS : Putting process with PID 31603 into queue 1</text:span></text:p>
      <text:p text:style-name="P1"><text:span text:style-name="T1">OSS : Dispaching pid : 31600 from queue 1 at time 325:836318638</text:span></text:p>
      <text:p text:style-name="P1"><text:span text:style-name="T1">OSS : Total time this dispatch was 297</text:span></text:p>
      <text:p text:style-name="P1"><text:span text:style-name="T1">OSS : Reciving pid : 31600 executed 10000000</text:span></text:p>
      <text:p text:style-name="P1"><text:span text:style-name="T1">OSS : pid : 31600 completed execution CPU : 0.060000<text:s text:c="2"/>Total : 0.139007</text:span></text:p>
      <text:p text:style-name="P1"><text:span text:style-name="T1">OSS : Dispaching pid : 31602 from queue 1 at time 325:836319013</text:span></text:p>
      <text:p text:style-name="P1"><text:span text:style-name="T1">OSS : Total time this dispatch was 375</text:span></text:p>
      <text:p text:style-name="P1"><text:span text:style-name="T1">OSS : Reciving pid : 31602 executed 10000000</text:span></text:p>
      <text:p text:style-name="P1"><text:span text:style-name="T1">OSS : not used it entire quantum </text:span></text:p>
      <text:p text:style-name="P1"><text:span text:style-name="T1">OSS : Putting process with PID 31602 into queue 1</text:span></text:p>
      <text:p text:style-name="P1"><text:span text:style-name="T1">OSS : Dispaching pid : 31603 from queue 1 at time 325:846319513</text:span></text:p>
      <text:p text:style-name="P1"><text:span text:style-name="T1">OSS : Total time this dispatch was 500</text:span></text:p>
      <text:p text:style-name="P1"><text:span text:style-name="T1">OSS : Reciving pid : 31603 executed 2216000000</text:span></text:p>
      <text:p text:style-name="P1"><text:span text:style-name="T1">OSS : pid : 31603 completed execution CPU : 2.245000<text:s text:c="2"/>Total : 2.305005</text:span></text:p>
      <text:p text:style-name="P1"><text:span text:style-name="T1">OSS : Dispaching pid : 31602 from queue 1 at time 325:846319610</text:span></text:p>
      <text:p text:style-name="P1"><text:span text:style-name="T1">OSS : Total time this dispatch was 97</text:span></text:p>
      <text:p text:style-name="P1"><text:span text:style-name="T1">OSS : Reciving pid : 31602 executed 10000000</text:span></text:p>
      <text:p text:style-name="P1"><text:span text:style-name="T1">OSS : not used it entire quantum </text:span></text:p>
      <text:p text:style-name="P1"><text:span text:style-name="T1">OSS : Putting process with PID 31602 into queue 1</text:span></text:p>
      <text:p text:style-name="P1"><text:span text:style-name="T1">OSS : Dispaching pid : 31602 from queue 1 at time 325:856319753</text:span></text:p>
      <text:p text:style-name="P1"><text:span text:style-name="T1">OSS : Total time this dispatch was 143</text:span></text:p>
      <text:p text:style-name="P1"><text:span text:style-name="T1">OSS : Reciving pid : 31602 executed 10000000</text:span></text:p>
      <text:p text:style-name="P1"><text:span text:style-name="T1">OSS : not used it entire quantum </text:span></text:p>
      <text:p text:style-name="P1"><text:span text:style-name="T1">OSS : Putting process with PID 31602 into queue 1</text:span></text:p>
      <text:p text:style-name="P1"><text:span text:style-name="T1">OSS : Dispaching pid : 31602 from queue 1 at time 325:866320210</text:span></text:p>
      <text:p text:style-name="P1"><text:span text:style-name="T1">OSS : Total time this dispatch was 457</text:span></text:p>
      <text:p text:style-name="P1"><text:span text:style-name="T1">OSS : Reciving pid : 31602 executed 10000000</text:span></text:p>
      <text:p text:style-name="P1"><text:span text:style-name="T1">OSS : pid : 31602 completed execution CPU : 0.060000<text:s text:c="2"/>Total : 0.139007</text:span></text:p>
      <text:p text:style-name="P1"><text:span text:style-name="T1">OSS : Generating process with PID 31604 and putting it in queue 1 at time 327:866321189</text:span></text:p>
      <text:p text:style-name="P1"><text:span text:style-name="T1">OSS : Dispaching pid : 31604 from queue 1 at time 327:866321914</text:span></text:p>
      <text:p text:style-name="P1"><text:span text:style-name="T1">OSS : Total time this dispatch was 2000001704</text:span></text:p>
      <text:p text:style-name="P1"><text:span text:style-name="T1">OSS : Reciving pid : 31604 executed 10000000</text:span></text:p>
      <text:p text:style-name="P1"><text:span text:style-name="T1">OSS : not used it entire quantum </text:span></text:p>
      <text:p text:style-name="P1"><text:span text:style-name="T1">OSS : Putting process with PID 31604 into queue 1</text:span></text:p>
      <text:p text:style-name="P1"><text:span text:style-name="T1">OSS : Dispaching pid : 31604 from queue 1 at time 327:876322767</text:span></text:p>
      <text:p text:style-name="P1"><text:span text:style-name="T1">OSS : Total time this dispatch was 853</text:span></text:p>
      <text:p text:style-name="P1"><text:span text:style-name="T1">OSS : Reciving pid : 31604 executed 10000000</text:span></text:p>
      <text:p text:style-name="P1"><text:span text:style-name="T1">OSS : not used it entire quantum </text:span></text:p>
      <text:p text:style-name="P1"><text:span text:style-name="T1">OSS : Putting process with PID 31604 into queue 1</text:span></text:p>
      <text:p text:style-name="P1"><text:span text:style-name="T1">OSS : Dispaching pid : 31604 from queue 1 at time 327:886323553</text:span></text:p>
      <text:p text:style-name="P1"><text:span text:style-name="T1">OSS : Total time this dispatch was 786</text:span></text:p>
      <text:p text:style-name="P1"><text:span text:style-name="T1">OSS : Reciving pid : 31604 executed 1381000064</text:span></text:p>
      <text:p text:style-name="P1"><text:span text:style-name="T1">OSS : pid : 31604 completed execution CPU : 1.401000<text:s text:c="2"/>Total : 1.401002</text:span></text:p>
      <text:p text:style-name="P1"><text:span text:style-name="T1">OSS : Generating process with PID 31605 and putting it in queue 1 at time 328:886323611</text:span></text:p>
      <text:p text:style-name="P1"><text:span text:style-name="T1">OSS : Dispaching pid : 31605 from queue 1 at time 328:886323932</text:span></text:p>
      <text:p text:style-name="P1"><text:span text:style-name="T1">OSS : Total time this dispatch was 1000000379</text:span></text:p>
      <text:p text:style-name="P1"><text:span text:style-name="T1">OSS : Reciving pid : 31605 executed 10000000</text:span></text:p>
      <text:p text:style-name="P1"><text:span text:style-name="T1">OSS : not used it entire quantum </text:span></text:p>
      <text:p text:style-name="P1"><text:span text:style-name="T1">OSS : Putting process with PID 31605 into queue 1</text:span></text:p>
      <text:p text:style-name="P1"><text:span text:style-name="T1">OSS : Generating process with PID 31606 and putting it in queue 1 at time 328:896323932</text:span></text:p>
      <text:p text:style-name="P1"><text:span text:style-name="T1">OSS : Dispaching pid : 31605 from queue 1 at time 328:896324583</text:span></text:p>
      <text:p text:style-name="P1"><text:span text:style-name="T1">OSS : Total time this dispatch was 651</text:span></text:p>
      <text:p text:style-name="P1"><text:span text:style-name="T1">OSS : Reciving pid : 31605 executed 10000000</text:span></text:p>
      <text:p text:style-name="P1"><text:span text:style-name="T1">OSS : not used it entire quantum </text:span></text:p>
      <text:p text:style-name="P1"><text:span text:style-name="T1">OSS : Putting process with PID 31605 into queue 1</text:span></text:p>
      <text:p text:style-name="P1"><text:span text:style-name="T1">OSS : Dispaching pid : 31606 from queue 1 at time 328:906324923</text:span></text:p>
      <text:p text:style-name="P1"><text:span text:style-name="T1">OSS : Total time this dispatch was 340</text:span></text:p>
      <text:p text:style-name="P1"><text:span text:style-name="T1">OSS : Reciving pid : 31606 executed 6199999</text:span></text:p>
      <text:p text:style-name="P1"><text:span text:style-name="T1">OSS : not used it entire quantum </text:span></text:p>
      <text:p text:style-name="P1"><text:span text:style-name="T1">OSS : Putting process with PID 31606 into queue 1</text:span></text:p>
      <text:p text:style-name="P1"><text:span text:style-name="T1">OSS : Dispaching pid : 31605 from queue 1 at time 328:912525815</text:span></text:p>
      <text:p text:style-name="P1"><text:span text:style-name="T1">OSS : Total time this dispatch was 893</text:span></text:p>
      <text:p text:style-name="P1"><text:span text:style-name="T1">OSS : Reciving pid : 31605 executed 2200000</text:span></text:p>
      <text:p text:style-name="P1"><text:span text:style-name="T1">OSS : not used it entire quantum </text:span></text:p>
      <text:p text:style-name="P1"><text:span text:style-name="T1">OSS : Putting process with PID 31605 into queue 1</text:span></text:p>
      <text:p text:style-name="P1"><text:span text:style-name="T1">OSS : Dispaching pid : 31606 from queue 1 at time 328:914725900</text:span></text:p>
      <text:p text:style-name="P1"><text:span text:style-name="T1">OSS : Total time this dispatch was 85</text:span></text:p>
      <text:p text:style-name="P1"><text:span text:style-name="T1">OSS : Reciving pid : 31606 executed 4256000000</text:span></text:p>
      <text:p text:style-name="P1"><text:span text:style-name="T1">OSS : pid : 31606 completed execution CPU : 4.262200<text:s text:c="2"/>Total : 4.264401</text:span></text:p>
      <text:p text:style-name="P1"><text:span text:style-name="T1">OSS : Dispaching pid : 31605 from queue 1 at time 328:914726844</text:span></text:p>
      <text:p text:style-name="P1"><text:span text:style-name="T1">OSS : Total time this dispatch was 944</text:span></text:p>
      <text:p text:style-name="P1"><text:span text:style-name="T1">OSS : Reciving pid : 31605 executed 3400000</text:span></text:p>
      <text:p text:style-name="P1"><text:span text:style-name="T1">OSS : not used it entire quantum </text:span></text:p>
      <text:p text:style-name="P1"><text:span text:style-name="T1">OSS : Putting process with PID 31605 into queue 1</text:span></text:p>
      <text:p text:style-name="P1"><text:span text:style-name="T1">OSS : Dispaching pid : 31605 from queue 1 at time 328:918127421</text:span></text:p>
      <text:p text:style-name="P1"><text:span text:style-name="T1">OSS : Total time this dispatch was 577</text:span></text:p>
      <text:p text:style-name="P1"><text:span text:style-name="T1">OSS : Reciving pid : 31605 executed 10000000</text:span></text:p>
      <text:p text:style-name="P1"><text:span text:style-name="T1">OSS : not used it entire quantum </text:span></text:p>
      <text:p text:style-name="P1"><text:span text:style-name="T1">OSS : Putting process with PID 31605 into queue 1</text:span></text:p>
      <text:p text:style-name="P1"><text:span text:style-name="T1">OSS : Dispaching pid : 31605 from queue 1 at time 328:928128283</text:span></text:p>
      <text:p text:style-name="P1"><text:span text:style-name="T1">OSS : Total time this dispatch was 862</text:span></text:p>
      <text:p text:style-name="P1"><text:span text:style-name="T1">OSS : Reciving pid : 31605 executed 6900000</text:span></text:p>
      <text:p text:style-name="P1"><text:span text:style-name="T1">OSS : not used it entire quantum </text:span></text:p>
      <text:p text:style-name="P1"><text:span text:style-name="T1">OSS : Putting process with PID 31605 into queue 1</text:span></text:p>
      <text:p text:style-name="P1"><text:span text:style-name="T1">OSS : Dispaching pid : 31605 from queue 1 at time 328:935028558</text:span></text:p>
      <text:p text:style-name="P1"><text:span text:style-name="T1">OSS : Total time this dispatch was 275</text:span></text:p>
      <text:p text:style-name="P1"><text:span text:style-name="T1">OSS : Reciving pid : 31605 executed 10000000</text:span></text:p>
      <text:p text:style-name="P1"><text:span text:style-name="T1">OSS : pid : 31605 completed execution CPU : 0.052500<text:s text:c="2"/>Total : 0.058705</text:span></text:p>
      <text:p text:style-name="P1"><text:span text:style-name="T1">OSS : Generating process with PID 31607 and putting it in queue 1 at time 330:935029186</text:span></text:p>
      <text:p text:style-name="P1"><text:span text:style-name="T1">OSS : Dispaching pid : 31607 from queue 1 at time 330:935029226</text:span></text:p>
      <text:p text:style-name="P1"><text:span text:style-name="T1">OSS : Total time this dispatch was 2000000668</text:span></text:p>
      <text:p text:style-name="P1"><text:span text:style-name="T1">OSS : Reciving pid : 31607 executed 571000000</text:span></text:p>
      <text:p text:style-name="P1"><text:span text:style-name="T1">OSS : pid : 31607 completed execution CPU : 0.571000<text:s text:c="2"/>Total : 0.571000</text:span></text:p>
      <text:p text:style-name="P1"><text:span text:style-name="T1">OSS : Generating process with PID 31608 and putting it in queue 1 at time 330:935029226</text:span></text:p>
      <text:p text:style-name="P1"><text:span text:style-name="T1">OSS : Dispaching pid : 31608 from queue 1 at time 330:935029363</text:span></text:p>
      <text:p text:style-name="P1"><text:span text:style-name="T1">OSS : Total time this dispatch was 137</text:span></text:p>
      <text:p text:style-name="P1"><text:span text:style-name="T1">OSS : Reciving pid : 31608 executed 10000000</text:span></text:p>
      <text:p text:style-name="P1"><text:span text:style-name="T1">OSS : not used it entire quantum </text:span></text:p>
      <text:p text:style-name="P1"><text:span text:style-name="T1">OSS : Putting process with PID 31608 into queue 1</text:span></text:p>
      <text:p text:style-name="P1"><text:span text:style-name="T1">OSS : Dispaching pid : 31608 from queue 1 at time 330:945029583</text:span></text:p>
      <text:p text:style-name="P1"><text:span text:style-name="T1">OSS : Total time this dispatch was 220</text:span></text:p>
      <text:p text:style-name="P1"><text:span text:style-name="T1">OSS : Reciving pid : 31608 executed 10000000</text:span></text:p>
      <text:p text:style-name="P1"><text:span text:style-name="T1">OSS : not used it entire quantum </text:span></text:p>
      <text:p text:style-name="P1"><text:span text:style-name="T1">OSS : Putting process with PID 31608 into queue 1</text:span></text:p>
      <text:p text:style-name="P1"><text:span text:style-name="T1">OSS : Dispaching pid : 31608 from queue 1 at time 330:955030336</text:span></text:p>
      <text:p text:style-name="P1"><text:span text:style-name="T1">OSS : Total time this dispatch was 753</text:span></text:p>
      <text:p text:style-name="P1"><text:span text:style-name="T1">OSS : Reciving pid : 31608 executed 2976000000</text:span></text:p>
      <text:p text:style-name="P1"><text:span text:style-name="T1">OSS : pid : 31608 completed execution CPU : 2.996000<text:s text:c="2"/>Total : 2.996001</text:span></text:p>
      <text:p text:style-name="P1"><text:span text:style-name="T1">OSS : Generating process with PID 31609 and putting it in queue 1 at time 331:955031173</text:span></text:p>
      <text:p text:style-name="P1"><text:span text:style-name="T1">OSS : Dispaching pid : 31609 from queue 1 at time 331:955031684</text:span></text:p>
      <text:p text:style-name="P1"><text:span text:style-name="T1">OSS : Total time this dispatch was 1000001348</text:span></text:p>
      <text:p text:style-name="P1"><text:span text:style-name="T1">OSS : Reciving pid : 31609 executed 10000000</text:span></text:p>
      <text:p text:style-name="P1"><text:span text:style-name="T1">OSS : not used it entire quantum </text:span></text:p>
      <text:p text:style-name="P1"><text:span text:style-name="T1">OSS : Putting process with PID 31609 into queue 1</text:span></text:p>
      <text:p text:style-name="P1"><text:span text:style-name="T1">OSS : Dispaching pid : 31609 from queue 1 at time 331:965032612</text:span></text:p>
      <text:p text:style-name="P1"><text:span text:style-name="T1">OSS : Total time this dispatch was 928</text:span></text:p>
      <text:p text:style-name="P1"><text:span text:style-name="T1">OSS : Reciving pid : 31609 executed 10000000</text:span></text:p>
      <text:p text:style-name="P1"><text:span text:style-name="T1">OSS : not used it entire quantum </text:span></text:p>
      <text:p text:style-name="P1"><text:span text:style-name="T1">OSS : Putting process with PID 31609 into queue 1</text:span></text:p>
      <text:p text:style-name="P1"><text:span text:style-name="T1">OSS : Dispaching pid : 31609 from queue 1 at time 331:975033133</text:span></text:p>
      <text:p text:style-name="P1"><text:span text:style-name="T1">OSS : Total time this dispatch was 521</text:span></text:p>
      <text:p text:style-name="P1"><text:span text:style-name="T1">OSS : Reciving pid : 31609 executed 10000000</text:span></text:p>
      <text:p text:style-name="P1"><text:span text:style-name="T1">OSS : not used it entire quantum </text:span></text:p>
      <text:p text:style-name="P1"><text:span text:style-name="T1">OSS : Putting process with PID 31609 into queue 1</text:span></text:p>
      <text:p text:style-name="P1"><text:span text:style-name="T1">OSS : Dispaching pid : 31609 from queue 1 at time 331:985033782</text:span></text:p>
      <text:p text:style-name="P1"><text:span text:style-name="T1">OSS : Total time this dispatch was 649</text:span></text:p>
      <text:p text:style-name="P1"><text:span text:style-name="T1">OSS : Reciving pid : 31609 executed 3407000064</text:span></text:p>
      <text:p text:style-name="P1"><text:span text:style-name="T1">OSS : pid : 31609 completed execution CPU : 3.437000<text:s text:c="2"/>Total : 3.437002</text:span></text:p>
      <text:p text:style-name="P1"><text:span text:style-name="T1">OSS : Generating process with PID 31610 and putting it in queue 1 at time 332:985034769</text:span></text:p>
      <text:p text:style-name="P1"><text:span text:style-name="T1">OSS : Dispaching pid : 31610 from queue 1 at time 332:985035077</text:span></text:p>
      <text:p text:style-name="P1"><text:span text:style-name="T1">OSS : Total time this dispatch was 1000001295</text:span></text:p>
      <text:p text:style-name="P1"><text:span text:style-name="T1">OSS : Reciving pid : 31610 executed 10000000</text:span></text:p>
      <text:p text:style-name="P1"><text:span text:style-name="T1">OSS : not used it entire quantum </text:span></text:p>
      <text:p text:style-name="P1"><text:span text:style-name="T1">OSS : Putting process with PID 31610 into queue 1</text:span></text:p>
      <text:p text:style-name="P1"><text:span text:style-name="T1">OSS : Dispaching pid : 31610 from queue 1 at time 332:995035855</text:span></text:p>
      <text:p text:style-name="P1"><text:span text:style-name="T1">OSS : Total time this dispatch was 778</text:span></text:p>
      <text:p text:style-name="P1"><text:span text:style-name="T1">OSS : Reciving pid : 31610 executed 800000</text:span></text:p>
      <text:p text:style-name="P1"><text:span text:style-name="T1">OSS : not used it entire quantum </text:span></text:p>
      <text:p text:style-name="P1"><text:span text:style-name="T1">OSS : Putting process with PID 31610 into queue 1</text:span></text:p>
      <text:p text:style-name="P1"><text:span text:style-name="T1">OSS : Dispaching pid : 31610 from queue 1 at time 332:995836771</text:span></text:p>
      <text:p text:style-name="P1"><text:span text:style-name="T1">OSS : Total time this dispatch was 916</text:span></text:p>
      <text:p text:style-name="P1"><text:span text:style-name="T1">OSS : Reciving pid : 31610 executed 0</text:span></text:p>
      <text:p text:style-name="P1"><text:span text:style-name="T1">OSS : not used it entire quantum </text:span></text:p>
      <text:p text:style-name="P1"><text:span text:style-name="T1">OSS : Putting process with PID 31610 into queue 1</text:span></text:p>
      <text:p text:style-name="P1"><text:span text:style-name="T1">OSS : Dispaching pid : 31610 from queue 1 at time 332:995837083</text:span></text:p>
      <text:p text:style-name="P1"><text:span text:style-name="T1">OSS : Total time this dispatch was 312</text:span></text:p>
      <text:p text:style-name="P1"><text:span text:style-name="T1">OSS : Reciving pid : 31610 executed 1800000</text:span></text:p>
      <text:p text:style-name="P1"><text:span text:style-name="T1">OSS : not used it entire quantum </text:span></text:p>
      <text:p text:style-name="P1"><text:span text:style-name="T1">OSS : Putting process with PID 31610 into queue 1</text:span></text:p>
      <text:p text:style-name="P1"><text:span text:style-name="T1">OSS : Dispaching pid : 31610 from queue 1 at time 332:997637201</text:span></text:p>
      <text:p text:style-name="P1"><text:span text:style-name="T1">OSS : Total time this dispatch was 118</text:span></text:p>
      <text:p text:style-name="P1"><text:span text:style-name="T1">OSS : Reciving pid : 31610 executed 10000000</text:span></text:p>
      <text:p text:style-name="P1"><text:span text:style-name="T1">OSS : not used it entire quantum </text:span></text:p>
      <text:p text:style-name="P1"><text:span text:style-name="T1">OSS : Putting process with PID 31610 into queue 1</text:span></text:p>
      <text:p text:style-name="P1"><text:span text:style-name="T1">OSS : Generating process with PID 31611 and putting it in queue 1 at time 333:7637201</text:span></text:p>
      <text:p text:style-name="P1"><text:span text:style-name="T1">OSS : Dispaching pid : 31610 from queue 1 at time 333:7637263</text:span></text:p>
      <text:p text:style-name="P1"><text:span text:style-name="T1">OSS : Total time this dispatch was 62</text:span></text:p>
      <text:p text:style-name="P1"><text:span text:style-name="T1">OSS : Reciving pid : 31610 executed 2368999936</text:span></text:p>
      <text:p text:style-name="P1"><text:span text:style-name="T1">OSS : pid : 31610 completed execution CPU : 2.391600<text:s text:c="2"/>Total : 2.391602</text:span></text:p>
      <text:p text:style-name="P1"><text:span text:style-name="T1">OSS : Dispaching pid : 31611 from queue 1 at time 333:7638001</text:span></text:p>
      <text:p text:style-name="P1"><text:span text:style-name="T1">OSS : Total time this dispatch was 738</text:span></text:p>
      <text:p text:style-name="P1"><text:span text:style-name="T1">OSS : Reciving pid : 31611 executed 6700000</text:span></text:p>
      <text:p text:style-name="P1"><text:span text:style-name="T1">OSS : not used it entire quantum </text:span></text:p>
      <text:p text:style-name="P1"><text:span text:style-name="T1">OSS : Putting process with PID 31611 into queue 1</text:span></text:p>
      <text:p text:style-name="P1"><text:span text:style-name="T1">OSS : Dispaching pid : 31611 from queue 1 at time 333:14338965</text:span></text:p>
      <text:p text:style-name="P1"><text:span text:style-name="T1">OSS : Total time this dispatch was 964</text:span></text:p>
      <text:p text:style-name="P1"><text:span text:style-name="T1">OSS : Reciving pid : 31611 executed 1299999</text:span></text:p>
      <text:p text:style-name="P1"><text:span text:style-name="T1">OSS : not used it entire quantum </text:span></text:p>
      <text:p text:style-name="P1"><text:span text:style-name="T1">OSS : Putting process with PID 31611 into queue 1</text:span></text:p>
      <text:p text:style-name="P1"><text:span text:style-name="T1">OSS : Dispaching pid : 31611 from queue 1 at time 333:15639653</text:span></text:p>
      <text:p text:style-name="P1"><text:span text:style-name="T1">OSS : Total time this dispatch was 689</text:span></text:p>
      <text:p text:style-name="P1"><text:span text:style-name="T1">OSS : Reciving pid : 31611 executed 3000000</text:span></text:p>
      <text:p text:style-name="P1"><text:span text:style-name="T1">OSS : not used it entire quantum </text:span></text:p>
      <text:p text:style-name="P1"><text:span text:style-name="T1">OSS : Putting process with PID 31611 into queue 1</text:span></text:p>
      <text:p text:style-name="P1"><text:span text:style-name="T1">OSS : Dispaching pid : 31611 from queue 1 at time 333:18640630</text:span></text:p>
      <text:p text:style-name="P1"><text:span text:style-name="T1">OSS : Total time this dispatch was 977</text:span></text:p>
      <text:p text:style-name="P1"><text:span text:style-name="T1">OSS : Reciving pid : 31611 executed 4600000</text:span></text:p>
      <text:p text:style-name="P1"><text:span text:style-name="T1">OSS : not used it entire quantum </text:span></text:p>
      <text:p text:style-name="P1"><text:span text:style-name="T1">OSS : Putting process with PID 31611 into queue 1</text:span></text:p>
      <text:p text:style-name="P1"><text:span text:style-name="T1">OSS : Dispaching pid : 31611 from queue 1 at time 333:23240984</text:span></text:p>
      <text:p text:style-name="P1"><text:span text:style-name="T1">OSS : Total time this dispatch was 354</text:span></text:p>
      <text:p text:style-name="P1"><text:span text:style-name="T1">OSS : Reciving pid : 31611 executed 10000000</text:span></text:p>
      <text:p text:style-name="P1"><text:span text:style-name="T1">OSS : not used it entire quantum </text:span></text:p>
      <text:p text:style-name="P1"><text:span text:style-name="T1">OSS : Putting process with PID 31611 into queue 1</text:span></text:p>
      <text:p text:style-name="P1"><text:span text:style-name="T1">OSS : Dispaching pid : 31611 from queue 1 at time 333:33241023</text:span></text:p>
      <text:p text:style-name="P1"><text:span text:style-name="T1">OSS : Total time this dispatch was 39</text:span></text:p>
      <text:p text:style-name="P1"><text:span text:style-name="T1">OSS : Reciving pid : 31611 executed 10000000</text:span></text:p>
      <text:p text:style-name="P1"><text:span text:style-name="T1">OSS : not used it entire quantum </text:span></text:p>
      <text:p text:style-name="P1"><text:span text:style-name="T1">OSS : Putting process with PID 31611 into queue 1</text:span></text:p>
      <text:p text:style-name="P1"><text:span text:style-name="T1">OSS : Dispaching pid : 31611 from queue 1 at time 333:43241444</text:span></text:p>
      <text:p text:style-name="P1"><text:span text:style-name="T1">OSS : Total time this dispatch was 421</text:span></text:p>
      <text:p text:style-name="P1"><text:span text:style-name="T1">OSS : Reciving pid : 31611 executed 10000000</text:span></text:p>
      <text:p text:style-name="P1"><text:span text:style-name="T1">OSS : not used it entire quantum </text:span></text:p>
      <text:p text:style-name="P1"><text:span text:style-name="T1">OSS : Putting process with PID 31611 into queue 1</text:span></text:p>
      <text:p text:style-name="P1"><text:span text:style-name="T1">OSS : Dispaching pid : 31611 from queue 1 at time 333:53242190</text:span></text:p>
      <text:p text:style-name="P1"><text:span text:style-name="T1">OSS : Total time this dispatch was 746</text:span></text:p>
      <text:p text:style-name="P1"><text:span text:style-name="T1">OSS : Reciving pid : 31611 executed 10000000</text:span></text:p>
      <text:p text:style-name="P1"><text:span text:style-name="T1">OSS : pid : 31611 completed execution CPU : 0.055600<text:s text:c="2"/>Total : 0.055604</text:span></text:p>
      <text:p text:style-name="P1"><text:span text:style-name="T1">OSS : Generating process with PID 31612 and putting it in queue 1 at time 335:53243023</text:span></text:p>
      <text:p text:style-name="P1"><text:span text:style-name="T1">OSS : Dispaching pid : 31612 from queue 1 at time 335:53243494</text:span></text:p>
      <text:p text:style-name="P1"><text:span text:style-name="T1">OSS : Total time this dispatch was 2000001304</text:span></text:p>
      <text:p text:style-name="P1"><text:span text:style-name="T1">OSS : Reciving pid : 31612 executed 10000000</text:span></text:p>
      <text:p text:style-name="P1"><text:span text:style-name="T1">OSS : not used it entire quantum </text:span></text:p>
      <text:p text:style-name="P1"><text:span text:style-name="T1">OSS : Putting process with PID 31612 into queue 1</text:span></text:p>
      <text:p text:style-name="P1"><text:span text:style-name="T1">OSS : Generating process with PID 31613 and putting it in queue 1 at time 335:63243494</text:span></text:p>
      <text:p text:style-name="P1"><text:span text:style-name="T1">OSS : Dispaching pid : 31612 from queue 1 at time 335:63243633</text:span></text:p>
      <text:p text:style-name="P1"><text:span text:style-name="T1">OSS : Total time this dispatch was 139</text:span></text:p>
      <text:p text:style-name="P1"><text:span text:style-name="T1">OSS : Reciving pid : 31612 executed 10000000</text:span></text:p>
      <text:p text:style-name="P1"><text:span text:style-name="T1">OSS : not used it entire quantum </text:span></text:p>
      <text:p text:style-name="P1"><text:span text:style-name="T1">OSS : Putting process with PID 31612 into queue 1</text:span></text:p>
      <text:p text:style-name="P1"><text:span text:style-name="T1">OSS : Dispaching pid : 31613 from queue 1 at time 335:73244568</text:span></text:p>
      <text:p text:style-name="P1"><text:span text:style-name="T1">OSS : Total time this dispatch was 935</text:span></text:p>
      <text:p text:style-name="P1"><text:span text:style-name="T1">OSS : Reciving pid : 31613 executed 0</text:span></text:p>
      <text:p text:style-name="P1"><text:span text:style-name="T1">OSS : not used it entire quantum </text:span></text:p>
      <text:p text:style-name="P1"><text:span text:style-name="T1">OSS : Putting process with PID 31613 into queue 1</text:span></text:p>
      <text:p text:style-name="P1"><text:span text:style-name="T1">OSS : Dispaching pid : 31612 from queue 1 at time 335:73245036</text:span></text:p>
      <text:p text:style-name="P1"><text:span text:style-name="T1">OSS : Total time this dispatch was 468</text:span></text:p>
      <text:p text:style-name="P1"><text:span text:style-name="T1">OSS : Reciving pid : 31612 executed 4500000</text:span></text:p>
      <text:p text:style-name="P1"><text:span text:style-name="T1">OSS : not used it entire quantum </text:span></text:p>
      <text:p text:style-name="P1"><text:span text:style-name="T1">OSS : Putting process with PID 31612 into queue 1</text:span></text:p>
      <text:p text:style-name="P1"><text:span text:style-name="T1">OSS : Dispaching pid : 31613 from queue 1 at time 335:77745696</text:span></text:p>
      <text:p text:style-name="P1"><text:span text:style-name="T1">OSS : Total time this dispatch was 660</text:span></text:p>
      <text:p text:style-name="P1"><text:span text:style-name="T1">OSS : Reciving pid : 31613 executed 6700000</text:span></text:p>
      <text:p text:style-name="P1"><text:span text:style-name="T1">OSS : not used it entire quantum </text:span></text:p>
      <text:p text:style-name="P1"><text:span text:style-name="T1">OSS : Putting process with PID 31613 into queue 1</text:span></text:p>
      <text:p text:style-name="P1"><text:span text:style-name="T1">OSS : Dispaching pid : 31612 from queue 1 at time 335:84446632</text:span></text:p>
      <text:p text:style-name="P1"><text:span text:style-name="T1">OSS : Total time this dispatch was 936</text:span></text:p>
      <text:p text:style-name="P1"><text:span text:style-name="T1">OSS : Reciving pid : 31612 executed 4966000128</text:span></text:p>
      <text:p text:style-name="P1"><text:span text:style-name="T1">OSS : pid : 31612 completed execution CPU : 4.990500<text:s text:c="2"/>Total : 4.997203</text:span></text:p>
      <text:p text:style-name="P1"><text:span text:style-name="T1">OSS : Dispaching pid : 31613 from queue 1 at time 335:84447439</text:span></text:p>
      <text:p text:style-name="P1"><text:span text:style-name="T1">OSS : Total time this dispatch was 807</text:span></text:p>
      <text:p text:style-name="P1"><text:span text:style-name="T1">OSS : Reciving pid : 31613 executed 4900000</text:span></text:p>
      <text:p text:style-name="P1"><text:span text:style-name="T1">OSS : not used it entire quantum </text:span></text:p>
      <text:p text:style-name="P1"><text:span text:style-name="T1">OSS : Putting process with PID 31613 into queue 1</text:span></text:p>
      <text:p text:style-name="P1"><text:span text:style-name="T1">OSS : Dispaching pid : 31613 from queue 1 at time 335:89347932</text:span></text:p>
      <text:p text:style-name="P1"><text:span text:style-name="T1">OSS : Total time this dispatch was 493</text:span></text:p>
      <text:p text:style-name="P1"><text:span text:style-name="T1">OSS : Reciving pid : 31613 executed 4798999552</text:span></text:p>
      <text:p text:style-name="P1"><text:span text:style-name="T1">OSS : pid : 31613 completed execution CPU : 4.810600<text:s text:c="2"/>Total : 4.815103</text:span></text:p>
      <text:p text:style-name="P1"><text:span text:style-name="T1">OSS : Generating process with PID 31614 and putting it in queue 1 at time 337:89349354</text:span></text:p>
      <text:p text:style-name="P1"><text:span text:style-name="T1">OSS : Dispaching pid : 31614 from queue 1 at time 337:89350133</text:span></text:p>
      <text:p text:style-name="P1"><text:span text:style-name="T1">OSS : Total time this dispatch was 2000002201</text:span></text:p>
      <text:p text:style-name="P1"><text:span text:style-name="T1">OSS : Reciving pid : 31614 executed 0</text:span></text:p>
      <text:p text:style-name="P1"><text:span text:style-name="T1">OSS : not used it entire quantum </text:span></text:p>
      <text:p text:style-name="P1"><text:span text:style-name="T1">OSS : Putting process with PID 31614 into queue 1</text:span></text:p>
      <text:p text:style-name="P1"><text:span text:style-name="T1">OSS : Generating process with PID 31615 and putting it in queue 1 at time 337:89350133</text:span></text:p>
      <text:p text:style-name="P1"><text:span text:style-name="T1">OSS : Dispaching pid : 31614 from queue 1 at time 337:89350662</text:span></text:p>
      <text:p text:style-name="P1"><text:span text:style-name="T1">OSS : Total time this dispatch was 529</text:span></text:p>
      <text:p text:style-name="P1"><text:span text:style-name="T1">OSS : Reciving pid : 31614 executed 10000000</text:span></text:p>
      <text:p text:style-name="P1"><text:span text:style-name="T1">OSS : not used it entire quantum </text:span></text:p>
      <text:p text:style-name="P1"><text:span text:style-name="T1">OSS : Putting process with PID 31614 into queue 1</text:span></text:p>
      <text:p text:style-name="P1"><text:span text:style-name="T1">OSS : Dispaching pid : 31615 from queue 1 at time 337:99351466</text:span></text:p>
      <text:p text:style-name="P1"><text:span text:style-name="T1">OSS : Total time this dispatch was 804</text:span></text:p>
      <text:p text:style-name="P1"><text:span text:style-name="T1">OSS : Reciving pid : 31615 executed 10000000</text:span></text:p>
      <text:p text:style-name="P1"><text:span text:style-name="T1">OSS : not used it entire quantum </text:span></text:p>
      <text:p text:style-name="P1"><text:span text:style-name="T1">OSS : Putting process with PID 31615 into queue 1</text:span></text:p>
      <text:p text:style-name="P1"><text:span text:style-name="T1">OSS : Dispaching pid : 31614 from queue 1 at time 337:109352237</text:span></text:p>
      <text:p text:style-name="P1"><text:span text:style-name="T1">OSS : Total time this dispatch was 771</text:span></text:p>
      <text:p text:style-name="P1"><text:span text:style-name="T1">OSS : Reciving pid : 31614 executed 4968000000</text:span></text:p>
      <text:p text:style-name="P1"><text:span text:style-name="T1">OSS : pid : 31614 completed execution CPU : 4.978000<text:s text:c="2"/>Total : 4.988002</text:span></text:p>
      <text:p text:style-name="P1"><text:span text:style-name="T1">OSS : Dispaching pid : 31615 from queue 1 at time 337:109352730</text:span></text:p>
      <text:p text:style-name="P1"><text:span text:style-name="T1">OSS : Total time this dispatch was 493</text:span></text:p>
      <text:p text:style-name="P1"><text:span text:style-name="T1">OSS : Reciving pid : 31615 executed 0</text:span></text:p>
      <text:p text:style-name="P1"><text:span text:style-name="T1">OSS : not used it entire quantum </text:span></text:p>
      <text:p text:style-name="P1"><text:span text:style-name="T1">OSS : Putting process with PID 31615 into queue 1</text:span></text:p>
      <text:p text:style-name="P1"><text:span text:style-name="T1">OSS : Dispaching pid : 31615 from queue 1 at time 337:109353575</text:span></text:p>
      <text:p text:style-name="P1"><text:span text:style-name="T1">OSS : Total time this dispatch was 845</text:span></text:p>
      <text:p text:style-name="P1"><text:span text:style-name="T1">OSS : Reciving pid : 31615 executed 10000000</text:span></text:p>
      <text:p text:style-name="P1"><text:span text:style-name="T1">OSS : not used it entire quantum </text:span></text:p>
      <text:p text:style-name="P1"><text:span text:style-name="T1">OSS : Putting process with PID 31615 into queue 1</text:span></text:p>
      <text:p text:style-name="P1"><text:span text:style-name="T1">OSS : Dispaching pid : 31615 from queue 1 at time 337:119353675</text:span></text:p>
      <text:p text:style-name="P1"><text:span text:style-name="T1">OSS : Total time this dispatch was 100</text:span></text:p>
      <text:p text:style-name="P1"><text:span text:style-name="T1">OSS : Reciving pid : 31615 executed 10000000</text:span></text:p>
      <text:p text:style-name="P1"><text:span text:style-name="T1">OSS : not used it entire quantum </text:span></text:p>
      <text:p text:style-name="P1"><text:span text:style-name="T1">OSS : Putting process with PID 31615 into queue 1</text:span></text:p>
      <text:p text:style-name="P1"><text:span text:style-name="T1">OSS : Dispaching pid : 31615 from queue 1 at time 337:129353874</text:span></text:p>
      <text:p text:style-name="P1"><text:span text:style-name="T1">OSS : Total time this dispatch was 199</text:span></text:p>
      <text:p text:style-name="P1"><text:span text:style-name="T1">OSS : Reciving pid : 31615 executed 2312999936</text:span></text:p>
      <text:p text:style-name="P1"><text:span text:style-name="T1">OSS : pid : 31615 completed execution CPU : 2.343000<text:s text:c="2"/>Total : 2.343002</text:span></text:p>
      <text:p text:style-name="P1"><text:span text:style-name="T1">OSS : Generating process with PID 31616 and putting it in queue 1 at time 339:129355279</text:span></text:p>
      <text:p text:style-name="P1"><text:span text:style-name="T1">OSS : Dispaching pid : 31616 from queue 1 at time 339:129355518</text:span></text:p>
      <text:p text:style-name="P1"><text:span text:style-name="T1">OSS : Total time this dispatch was 2000001644</text:span></text:p>
      <text:p text:style-name="P1"><text:span text:style-name="T1">OSS : Reciving pid : 31616 executed 2782000128</text:span></text:p>
      <text:p text:style-name="P1"><text:span text:style-name="T1">OSS : pid : 31616 completed execution CPU : 2.782000<text:s text:c="2"/>Total : 2.782000</text:span></text:p>
      <text:p text:style-name="P1"><text:span text:style-name="T1">OSS : Generating process with PID 31617 and putting it in queue 1 at time 341:129356739</text:span></text:p>
      <text:p text:style-name="P1"><text:span text:style-name="T1">OSS : Dispaching pid : 31617 from queue 1 at time 341:129357319</text:span></text:p>
      <text:p text:style-name="P1"><text:span text:style-name="T1">OSS : Total time this dispatch was 2000001801</text:span></text:p>
      <text:p text:style-name="P1"><text:span text:style-name="T1">OSS : Reciving pid : 31617 executed 1600000</text:span></text:p>
      <text:p text:style-name="P1"><text:span text:style-name="T1">OSS : not used it entire quantum </text:span></text:p>
      <text:p text:style-name="P1"><text:span text:style-name="T1">OSS : Putting process with PID 31617 into queue 1</text:span></text:p>
      <text:p text:style-name="P1"><text:span text:style-name="T1">OSS : Dispaching pid : 31617 from queue 1 at time 341:130957520</text:span></text:p>
      <text:p text:style-name="P1"><text:span text:style-name="T1">OSS : Total time this dispatch was 201</text:span></text:p>
      <text:p text:style-name="P1"><text:span text:style-name="T1">OSS : Reciving pid : 31617 executed 10000000</text:span></text:p>
      <text:p text:style-name="P1"><text:span text:style-name="T1">OSS : not used it entire quantum </text:span></text:p>
      <text:p text:style-name="P1"><text:span text:style-name="T1">OSS : Putting process with PID 31617 into queue 1</text:span></text:p>
      <text:p text:style-name="P1"><text:span text:style-name="T1">OSS : Dispaching pid : 31617 from queue 1 at time 341:140958413</text:span></text:p>
      <text:p text:style-name="P1"><text:span text:style-name="T1">OSS : Total time this dispatch was 893</text:span></text:p>
      <text:p text:style-name="P1"><text:span text:style-name="T1">OSS : Reciving pid : 31617 executed 1299999</text:span></text:p>
      <text:p text:style-name="P1"><text:span text:style-name="T1">OSS : not used it entire quantum </text:span></text:p>
      <text:p text:style-name="P1"><text:span text:style-name="T1">OSS : Putting process with PID 31617 into queue 1</text:span></text:p>
      <text:p text:style-name="P1"><text:span text:style-name="T1">OSS : Dispaching pid : 31617 from queue 1 at time 341:142258460</text:span></text:p>
      <text:p text:style-name="P1"><text:span text:style-name="T1">OSS : Total time this dispatch was 48</text:span></text:p>
      <text:p text:style-name="P1"><text:span text:style-name="T1">OSS : Reciving pid : 31617 executed 10000000</text:span></text:p>
      <text:p text:style-name="P1"><text:span text:style-name="T1">OSS : not used it entire quantum </text:span></text:p>
      <text:p text:style-name="P1"><text:span text:style-name="T1">OSS : Putting process with PID 31617 into queue 1</text:span></text:p>
      <text:p text:style-name="P1"><text:span text:style-name="T1">OSS : Dispaching pid : 31617 from queue 1 at time 341:152258673</text:span></text:p>
      <text:p text:style-name="P1"><text:span text:style-name="T1">OSS : Total time this dispatch was 213</text:span></text:p>
      <text:p text:style-name="P1"><text:span text:style-name="T1">OSS : Reciving pid : 31617 executed 3700000</text:span></text:p>
      <text:p text:style-name="P1"><text:span text:style-name="T1">OSS : not used it entire quantum </text:span></text:p>
      <text:p text:style-name="P1"><text:span text:style-name="T1">OSS : Putting process with PID 31617 into queue 1</text:span></text:p>
      <text:p text:style-name="P1"><text:span text:style-name="T1">OSS : Dispaching pid : 31617 from queue 1 at time 341:155959503</text:span></text:p>
      <text:p text:style-name="P1"><text:span text:style-name="T1">OSS : Total time this dispatch was 830</text:span></text:p>
      <text:p text:style-name="P1"><text:span text:style-name="T1">OSS : Reciving pid : 31617 executed 2700000</text:span></text:p>
      <text:p text:style-name="P1"><text:span text:style-name="T1">OSS : not used it entire quantum </text:span></text:p>
      <text:p text:style-name="P1"><text:span text:style-name="T1">OSS : Putting process with PID 31617 into queue 1</text:span></text:p>
      <text:p text:style-name="P1"><text:span text:style-name="T1">OSS : Dispaching pid : 31617 from queue 1 at time 341:158659710</text:span></text:p>
      <text:p text:style-name="P1"><text:span text:style-name="T1">OSS : Total time this dispatch was 207</text:span></text:p>
      <text:p text:style-name="P1"><text:span text:style-name="T1">OSS : Reciving pid : 31617 executed 2456000000</text:span></text:p>
      <text:p text:style-name="P1"><text:span text:style-name="T1">OSS : pid : 31617 completed execution CPU : 2.485300<text:s text:c="2"/>Total : 2.485302</text:span></text:p>
      <text:p text:style-name="P1"><text:span text:style-name="T1">OSS : Generating process with PID 31618 and putting it in queue 1 at time 343:158660553</text:span></text:p>
      <text:p text:style-name="P1"><text:span text:style-name="T1">OSS : Dispaching pid : 31618 from queue 1 at time 343:158660914</text:span></text:p>
      <text:p text:style-name="P1"><text:span text:style-name="T1">OSS : Total time this dispatch was 2000001204</text:span></text:p>
      <text:p text:style-name="P1"><text:span text:style-name="T1">OSS : Reciving pid : 31618 executed 10000000</text:span></text:p>
      <text:p text:style-name="P1"><text:span text:style-name="T1">OSS : not used it entire quantum </text:span></text:p>
      <text:p text:style-name="P1"><text:span text:style-name="T1">OSS : Putting process with PID 31618 into queue 1</text:span></text:p>
      <text:p text:style-name="P1"><text:span text:style-name="T1">OSS : Dispaching pid : 31618 from queue 1 at time 343:168661368</text:span></text:p>
      <text:p text:style-name="P1"><text:span text:style-name="T1">OSS : Total time this dispatch was 454</text:span></text:p>
      <text:p text:style-name="P1"><text:span text:style-name="T1">OSS : Reciving pid : 31618 executed 252000000</text:span></text:p>
      <text:p text:style-name="P1"><text:span text:style-name="T1">OSS : pid : 31618 completed execution CPU : 0.262000<text:s text:c="2"/>Total : 0.262000</text:span></text:p>
      <text:p text:style-name="P1"><text:span text:style-name="T1">OSS : Generating process with PID 31619 and putting it in queue 1 at time 345:168661833</text:span></text:p>
      <text:p text:style-name="P1"><text:span text:style-name="T1">OSS : Dispaching pid : 31619 from queue 1 at time 345:168662350</text:span></text:p>
      <text:p text:style-name="P1"><text:span text:style-name="T1">OSS : Total time this dispatch was 2000000982</text:span></text:p>
      <text:p text:style-name="P1"><text:span text:style-name="T1">OSS : Reciving pid : 31619 executed 10000000</text:span></text:p>
      <text:p text:style-name="P1"><text:span text:style-name="T1">OSS : not used it entire quantum </text:span></text:p>
      <text:p text:style-name="P1"><text:span text:style-name="T1">OSS : Putting process with PID 31619 into queue 1</text:span></text:p>
      <text:p text:style-name="P1"><text:span text:style-name="T1">OSS : Dispaching pid : 31619 from queue 1 at time 345:178662530</text:span></text:p>
      <text:p text:style-name="P1"><text:span text:style-name="T1">OSS : Total time this dispatch was 180</text:span></text:p>
      <text:p text:style-name="P1"><text:span text:style-name="T1">OSS : Reciving pid : 31619 executed 10000000</text:span></text:p>
      <text:p text:style-name="P1"><text:span text:style-name="T1">OSS : not used it entire quantum </text:span></text:p>
      <text:p text:style-name="P1"><text:span text:style-name="T1">OSS : Putting process with PID 31619 into queue 1</text:span></text:p>
      <text:p text:style-name="P1"><text:span text:style-name="T1">OSS : Dispaching pid : 31619 from queue 1 at time 345:188662603</text:span></text:p>
      <text:p text:style-name="P1"><text:span text:style-name="T1">OSS : Total time this dispatch was 73</text:span></text:p>
      <text:p text:style-name="P1"><text:span text:style-name="T1">OSS : Reciving pid : 31619 executed 10000000</text:span></text:p>
      <text:p text:style-name="P1"><text:span text:style-name="T1">OSS : not used it entire quantum </text:span></text:p>
      <text:p text:style-name="P1"><text:span text:style-name="T1">OSS : Putting process with PID 31619 into queue 1</text:span></text:p>
      <text:p text:style-name="P1"><text:span text:style-name="T1">OSS : Dispaching pid : 31619 from queue 1 at time 345:198663221</text:span></text:p>
      <text:p text:style-name="P1"><text:span text:style-name="T1">OSS : Total time this dispatch was 618</text:span></text:p>
      <text:p text:style-name="P1"><text:span text:style-name="T1">OSS : Reciving pid : 31619 executed 10000000</text:span></text:p>
      <text:p text:style-name="P1"><text:span text:style-name="T1">OSS : not used it entire quantum </text:span></text:p>
      <text:p text:style-name="P1"><text:span text:style-name="T1">OSS : Putting process with PID 31619 into queue 1</text:span></text:p>
      <text:p text:style-name="P1"><text:span text:style-name="T1">OSS : Dispaching pid : 31619 from queue 1 at time 345:208663952</text:span></text:p>
      <text:p text:style-name="P1"><text:span text:style-name="T1">OSS : Total time this dispatch was 731</text:span></text:p>
      <text:p text:style-name="P1"><text:span text:style-name="T1">OSS : Reciving pid : 31619 executed 4624000000</text:span></text:p>
      <text:p text:style-name="P1"><text:span text:style-name="T1">OSS : pid : 31619 completed execution CPU : 4.664000<text:s text:c="2"/>Total : 4.664001</text:span></text:p>
      <text:p text:style-name="P1"><text:span text:style-name="T1">OSS : Generating process with PID 31620 and putting it in queue 1 at time 346:208664261</text:span></text:p>
      <text:p text:style-name="P1"><text:span text:style-name="T1">OSS : Dispaching pid : 31620 from queue 1 at time 346:208664923</text:span></text:p>
      <text:p text:style-name="P1"><text:span text:style-name="T1">OSS : Total time this dispatch was 1000000971</text:span></text:p>
      <text:p text:style-name="P1"><text:span text:style-name="T1">OSS : Reciving pid : 31620 executed 10000000</text:span></text:p>
      <text:p text:style-name="P1"><text:span text:style-name="T1">OSS : not used it entire quantum </text:span></text:p>
      <text:p text:style-name="P1"><text:span text:style-name="T1">OSS : Putting process with PID 31620 into queue 1</text:span></text:p>
      <text:p text:style-name="P1"><text:span text:style-name="T1">OSS : Dispaching pid : 31620 from queue 1 at time 346:218665653</text:span></text:p>
      <text:p text:style-name="P1"><text:span text:style-name="T1">OSS : Total time this dispatch was 730</text:span></text:p>
      <text:p text:style-name="P1"><text:span text:style-name="T1">OSS : Reciving pid : 31620 executed 10000000</text:span></text:p>
      <text:p text:style-name="P1"><text:span text:style-name="T1">OSS : not used it entire quantum </text:span></text:p>
      <text:p text:style-name="P1"><text:span text:style-name="T1">OSS : Putting process with PID 31620 into queue 1</text:span></text:p>
      <text:p text:style-name="P1"><text:span text:style-name="T1">OSS : Dispaching pid : 31620 from queue 1 at time 346:228666216</text:span></text:p>
      <text:p text:style-name="P1"><text:span text:style-name="T1">OSS : Total time this dispatch was 563</text:span></text:p>
      <text:p text:style-name="P1"><text:span text:style-name="T1">OSS : Reciving pid : 31620 executed 5000000</text:span></text:p>
      <text:p text:style-name="P1"><text:span text:style-name="T1">OSS : not used it entire quantum </text:span></text:p>
      <text:p text:style-name="P1"><text:span text:style-name="T1">OSS : Putting process with PID 31620 into queue 1</text:span></text:p>
      <text:p text:style-name="P1"><text:span text:style-name="T1">OSS : Dispaching pid : 31620 from queue 1 at time 346:233666918</text:span></text:p>
      <text:p text:style-name="P1"><text:span text:style-name="T1">OSS : Total time this dispatch was 702</text:span></text:p>
      <text:p text:style-name="P1"><text:span text:style-name="T1">OSS : Reciving pid : 31620 executed 10000000</text:span></text:p>
      <text:p text:style-name="P1"><text:span text:style-name="T1">OSS : not used it entire quantum </text:span></text:p>
      <text:p text:style-name="P1"><text:span text:style-name="T1">OSS : Putting process with PID 31620 into queue 1</text:span></text:p>
      <text:p text:style-name="P1"><text:span text:style-name="T1">OSS : Dispaching pid : 31620 from queue 1 at time 346:243667062</text:span></text:p>
      <text:p text:style-name="P1"><text:span text:style-name="T1">OSS : Total time this dispatch was 144</text:span></text:p>
      <text:p text:style-name="P1"><text:span text:style-name="T1">OSS : Reciving pid : 31620 executed 10000000</text:span></text:p>
      <text:p text:style-name="P1"><text:span text:style-name="T1">OSS : not used it entire quantum </text:span></text:p>
      <text:p text:style-name="P1"><text:span text:style-name="T1">OSS : Putting process with PID 31620 into queue 1</text:span></text:p>
      <text:p text:style-name="P1"><text:span text:style-name="T1">OSS : Dispaching pid : 31620 from queue 1 at time 346:253667583</text:span></text:p>
      <text:p text:style-name="P1"><text:span text:style-name="T1">OSS : Total time this dispatch was 521</text:span></text:p>
      <text:p text:style-name="P1"><text:span text:style-name="T1">OSS : Reciving pid : 31620 executed 10000000</text:span></text:p>
      <text:p text:style-name="P1"><text:span text:style-name="T1">OSS : pid : 31620 completed execution CPU : 0.055000<text:s text:c="2"/>Total : 0.055003</text:span></text:p>
      <text:p text:style-name="P1"><text:span text:style-name="T1">OSS : Generating process with PID 31621 and putting it in queue 1 at time 347:253667865</text:span></text:p>
      <text:p text:style-name="P1"><text:span text:style-name="T1">OSS : Dispaching pid : 31621 from queue 1 at time 347:253668547</text:span></text:p>
      <text:p text:style-name="P1"><text:span text:style-name="T1">OSS : Total time this dispatch was 1000000964</text:span></text:p>
      <text:p text:style-name="P1"><text:span text:style-name="T1">OSS : Reciving pid : 31621 executed 2200000</text:span></text:p>
      <text:p text:style-name="P1"><text:span text:style-name="T1">OSS : not used it entire quantum </text:span></text:p>
      <text:p text:style-name="P1"><text:span text:style-name="T1">OSS : Putting process with PID 31621 into queue 1</text:span></text:p>
      <text:p text:style-name="P1"><text:span text:style-name="T1">OSS : Dispaching pid : 31621 from queue 1 at time 347:255869457</text:span></text:p>
      <text:p text:style-name="P1"><text:span text:style-name="T1">OSS : Total time this dispatch was 910</text:span></text:p>
      <text:p text:style-name="P1"><text:span text:style-name="T1">OSS : Reciving pid : 31621 executed 3344999936</text:span></text:p>
      <text:p text:style-name="P1"><text:span text:style-name="T1">OSS : pid : 31621 completed execution CPU : 3.347200<text:s text:c="2"/>Total : 3.347201</text:span></text:p>
      <text:p text:style-name="P1"><text:span text:style-name="T1">OSS : Generating process with PID 31622 and putting it in queue 1 at time 349:255870942</text:span></text:p>
      <text:p text:style-name="P1"><text:span text:style-name="T1">OSS : Dispaching pid : 31622 from queue 1 at time 349:255871506</text:span></text:p>
      <text:p text:style-name="P1"><text:span text:style-name="T1">OSS : Total time this dispatch was 2000002049</text:span></text:p>
      <text:p text:style-name="P1"><text:span text:style-name="T1">OSS : Reciving pid : 31622 executed 8900000</text:span></text:p>
      <text:p text:style-name="P1"><text:span text:style-name="T1">OSS : not used it entire quantum </text:span></text:p>
      <text:p text:style-name="P1"><text:span text:style-name="T1">OSS : Putting process with PID 31622 into queue 1</text:span></text:p>
      <text:p text:style-name="P1"><text:span text:style-name="T1">OSS : Dispaching pid : 31622 from queue 1 at time 349:264771805</text:span></text:p>
      <text:p text:style-name="P1"><text:span text:style-name="T1">OSS : Total time this dispatch was 299</text:span></text:p>
      <text:p text:style-name="P1"><text:span text:style-name="T1">OSS : Reciving pid : 31622 executed 10000000</text:span></text:p>
      <text:p text:style-name="P1"><text:span text:style-name="T1">OSS : not used it entire quantum </text:span></text:p>
      <text:p text:style-name="P1"><text:span text:style-name="T1">OSS : Putting process with PID 31622 into queue 1</text:span></text:p>
      <text:p text:style-name="P1"><text:span text:style-name="T1">OSS : Dispaching pid : 31622 from queue 1 at time 349:274771900</text:span></text:p>
      <text:p text:style-name="P1"><text:span text:style-name="T1">OSS : Total time this dispatch was 95</text:span></text:p>
      <text:p text:style-name="P1"><text:span text:style-name="T1">OSS : Reciving pid : 31622 executed 7000000</text:span></text:p>
      <text:p text:style-name="P1"><text:span text:style-name="T1">OSS : not used it entire quantum </text:span></text:p>
      <text:p text:style-name="P1"><text:span text:style-name="T1">OSS : Putting process with PID 31622 into queue 1</text:span></text:p>
      <text:p text:style-name="P1"><text:span text:style-name="T1">OSS : Dispaching pid : 31622 from queue 1 at time 349:281772270</text:span></text:p>
      <text:p text:style-name="P1"><text:span text:style-name="T1">OSS : Total time this dispatch was 370</text:span></text:p>
      <text:p text:style-name="P1"><text:span text:style-name="T1">OSS : Reciving pid : 31622 executed 10000000</text:span></text:p>
      <text:p text:style-name="P1"><text:span text:style-name="T1">OSS : not used it entire quantum </text:span></text:p>
      <text:p text:style-name="P1"><text:span text:style-name="T1">OSS : Putting process with PID 31622 into queue 1</text:span></text:p>
      <text:p text:style-name="P1"><text:span text:style-name="T1">OSS : Dispaching pid : 31622 from queue 1 at time 349:291772992</text:span></text:p>
      <text:p text:style-name="P1"><text:span text:style-name="T1">OSS : Total time this dispatch was 722</text:span></text:p>
      <text:p text:style-name="P1"><text:span text:style-name="T1">OSS : Reciving pid : 31622 executed 5900000</text:span></text:p>
      <text:p text:style-name="P1"><text:span text:style-name="T1">OSS : not used it entire quantum </text:span></text:p>
      <text:p text:style-name="P1"><text:span text:style-name="T1">OSS : Putting process with PID 31622 into queue 1</text:span></text:p>
      <text:p text:style-name="P1"><text:span text:style-name="T1">OSS : Dispaching pid : 31622 from queue 1 at time 349:297673833</text:span></text:p>
      <text:p text:style-name="P1"><text:span text:style-name="T1">OSS : Total time this dispatch was 841</text:span></text:p>
      <text:p text:style-name="P1"><text:span text:style-name="T1">OSS : Reciving pid : 31622 executed 10000000</text:span></text:p>
      <text:p text:style-name="P1"><text:span text:style-name="T1">OSS : pid : 31622 completed execution CPU : 0.051800<text:s text:c="2"/>Total : 0.051802</text:span></text:p>
      <text:p text:style-name="P1"><text:span text:style-name="T1">OSS : Generating process with PID 31623 and putting it in queue 1 at time 351:297674840</text:span></text:p>
      <text:p text:style-name="P1"><text:span text:style-name="T1">OSS : Dispaching pid : 31623 from queue 1 at time 351:297674863</text:span></text:p>
      <text:p text:style-name="P1"><text:span text:style-name="T1">OSS : Total time this dispatch was 2000001030</text:span></text:p>
      <text:p text:style-name="P1"><text:span text:style-name="T1">OSS : Reciving pid : 31623 executed 1400000</text:span></text:p>
      <text:p text:style-name="P1"><text:span text:style-name="T1">OSS : not used it entire quantum </text:span></text:p>
      <text:p text:style-name="P1"><text:span text:style-name="T1">OSS : Putting process with PID 31623 into queue 1</text:span></text:p>
      <text:p text:style-name="P1"><text:span text:style-name="T1">OSS : Dispaching pid : 31623 from queue 1 at time 351:299075839</text:span></text:p>
      <text:p text:style-name="P1"><text:span text:style-name="T1">OSS : Total time this dispatch was 976</text:span></text:p>
      <text:p text:style-name="P1"><text:span text:style-name="T1">OSS : Reciving pid : 31623 executed 10000000</text:span></text:p>
      <text:p text:style-name="P1"><text:span text:style-name="T1">OSS : not used it entire quantum </text:span></text:p>
      <text:p text:style-name="P1"><text:span text:style-name="T1">OSS : Putting process with PID 31623 into queue 1</text:span></text:p>
      <text:p text:style-name="P1"><text:span text:style-name="T1">OSS : Dispaching pid : 31623 from queue 1 at time 351:309076159</text:span></text:p>
      <text:p text:style-name="P1"><text:span text:style-name="T1">OSS : Total time this dispatch was 320</text:span></text:p>
      <text:p text:style-name="P1"><text:span text:style-name="T1">OSS : Reciving pid : 31623 executed 10000000</text:span></text:p>
      <text:p text:style-name="P1"><text:span text:style-name="T1">OSS : not used it entire quantum </text:span></text:p>
      <text:p text:style-name="P1"><text:span text:style-name="T1">OSS : Putting process with PID 31623 into queue 1</text:span></text:p>
      <text:p text:style-name="P1"><text:span text:style-name="T1">OSS : Dispaching pid : 31623 from queue 1 at time 351:319076491</text:span></text:p>
      <text:p text:style-name="P1"><text:span text:style-name="T1">OSS : Total time this dispatch was 332</text:span></text:p>
      <text:p text:style-name="P1"><text:span text:style-name="T1">OSS : Reciving pid : 31623 executed 6300000</text:span></text:p>
      <text:p text:style-name="P1"><text:span text:style-name="T1">OSS : not used it entire quantum </text:span></text:p>
      <text:p text:style-name="P1"><text:span text:style-name="T1">OSS : Putting process with PID 31623 into queue 1</text:span></text:p>
      <text:p text:style-name="P1"><text:span text:style-name="T1">OSS : Dispaching pid : 31623 from queue 1 at time 351:325376959</text:span></text:p>
      <text:p text:style-name="P1"><text:span text:style-name="T1">OSS : Total time this dispatch was 468</text:span></text:p>
      <text:p text:style-name="P1"><text:span text:style-name="T1">OSS : Reciving pid : 31623 executed 10000000</text:span></text:p>
      <text:p text:style-name="P1"><text:span text:style-name="T1">OSS : not used it entire quantum </text:span></text:p>
      <text:p text:style-name="P1"><text:span text:style-name="T1">OSS : Putting process with PID 31623 into queue 1</text:span></text:p>
      <text:p text:style-name="P1"><text:span text:style-name="T1">OSS : Dispaching pid : 31623 from queue 1 at time 351:335377309</text:span></text:p>
      <text:p text:style-name="P1"><text:span text:style-name="T1">OSS : Total time this dispatch was 350</text:span></text:p>
      <text:p text:style-name="P1"><text:span text:style-name="T1">OSS : Reciving pid : 31623 executed 10000000</text:span></text:p>
      <text:p text:style-name="P1"><text:span text:style-name="T1">OSS : not used it entire quantum </text:span></text:p>
      <text:p text:style-name="P1"><text:span text:style-name="T1">OSS : Putting process with PID 31623 into queue 1</text:span></text:p>
      <text:p text:style-name="P1"><text:span text:style-name="T1">OSS : Dispaching pid : 31623 from queue 1 at time 351:345378303</text:span></text:p>
      <text:p text:style-name="P1"><text:span text:style-name="T1">OSS : Total time this dispatch was 994</text:span></text:p>
      <text:p text:style-name="P1"><text:span text:style-name="T1">OSS : Reciving pid : 31623 executed 10000000</text:span></text:p>
      <text:p text:style-name="P1"><text:span text:style-name="T1">OSS : pid : 31623 completed execution CPU : 0.057700<text:s text:c="2"/>Total : 0.057703</text:span></text:p>
      <text:p text:style-name="P1"><text:span text:style-name="T1">OSS : Generating process with PID 31624 and putting it in queue 0 at time 353:345379118</text:span></text:p>
      <text:p text:style-name="P1"><text:span text:style-name="T1">OSS :<text:s text:c="2"/>Dispatching process with PID : 31624 from queue 1 at time 353:345379904</text:span></text:p>
      <text:p text:style-name="P1"><text:span text:style-name="T1">OSS : Total time this dispatch was 2000001601</text:span></text:p>
      <text:p text:style-name="P1"><text:span text:style-name="T1">OSS : Reciving pid : 31624 executed 3500000</text:span></text:p>
      <text:p text:style-name="P1"><text:span text:style-name="T1">OSS : not used it entire quantum </text:span></text:p>
      <text:p text:style-name="P1"><text:span text:style-name="T1">OSS : Putting process with PID 31624 into queue 0</text:span></text:p>
      <text:p text:style-name="P1"><text:span text:style-name="T1">OSS :<text:s text:c="2"/>Dispatching process with PID : 31624 from queue 1 at time 353:348880235</text:span></text:p>
      <text:p text:style-name="P1"><text:span text:style-name="T1">OSS : Total time this dispatch was 331</text:span></text:p>
      <text:p text:style-name="P1"><text:span text:style-name="T1">OSS : Reciving pid : 31624 executed 4498000384</text:span></text:p>
      <text:p text:style-name="P1"><text:span text:style-name="T1">OSS : pid : 31624 completed execution CPU : 4.501500<text:s text:c="2"/>Total : 4.501501</text:span></text:p>
      <text:p text:style-name="P1"><text:span text:style-name="T1">OSS : Generating process with PID 31625 and putting it in queue 1 at time 355:348881179</text:span></text:p>
      <text:p text:style-name="P1"><text:span text:style-name="T1">OSS : Dispaching pid : 31625 from queue 1 at time 355:348881680</text:span></text:p>
      <text:p text:style-name="P1"><text:span text:style-name="T1">OSS : Total time this dispatch was 2000001445</text:span></text:p>
      <text:p text:style-name="P1"><text:span text:style-name="T1">OSS : Reciving pid : 31625 executed 10000000</text:span></text:p>
      <text:p text:style-name="P1"><text:span text:style-name="T1">OSS : not used it entire quantum </text:span></text:p>
      <text:p text:style-name="P1"><text:span text:style-name="T1">OSS : Putting process with PID 31625 into queue 1</text:span></text:p>
      <text:p text:style-name="P1"><text:span text:style-name="T1">OSS : Dispaching pid : 31625 from queue 1 at time 355:358881935</text:span></text:p>
      <text:p text:style-name="P1"><text:span text:style-name="T1">OSS : Total time this dispatch was 255</text:span></text:p>
      <text:p text:style-name="P1"><text:span text:style-name="T1">OSS : Reciving pid : 31625 executed 10000000</text:span></text:p>
      <text:p text:style-name="P1"><text:span text:style-name="T1">OSS : not used it entire quantum </text:span></text:p>
      <text:p text:style-name="P1"><text:span text:style-name="T1">OSS : Putting process with PID 31625 into queue 1</text:span></text:p>
      <text:p text:style-name="P1"><text:span text:style-name="T1">OSS : Dispaching pid : 31625 from queue 1 at time 355:368882559</text:span></text:p>
      <text:p text:style-name="P1"><text:span text:style-name="T1">OSS : Total time this dispatch was 624</text:span></text:p>
      <text:p text:style-name="P1"><text:span text:style-name="T1">OSS : Reciving pid : 31625 executed 10000000</text:span></text:p>
      <text:p text:style-name="P1"><text:span text:style-name="T1">OSS : not used it entire quantum </text:span></text:p>
      <text:p text:style-name="P1"><text:span text:style-name="T1">OSS : Putting process with PID 31625 into queue 1</text:span></text:p>
      <text:p text:style-name="P1"><text:span text:style-name="T1">OSS : Dispaching pid : 31625 from queue 1 at time 355:378883146</text:span></text:p>
      <text:p text:style-name="P1"><text:span text:style-name="T1">OSS : Total time this dispatch was 587</text:span></text:p>
      <text:p text:style-name="P1"><text:span text:style-name="T1">OSS : Reciving pid : 31625 executed 219000000</text:span></text:p>
      <text:p text:style-name="P1"><text:span text:style-name="T1">OSS : pid : 31625 completed execution CPU : 0.249000<text:s text:c="2"/>Total : 0.249001</text:span></text:p>
      <text:p text:style-name="P1"><text:span text:style-name="T1">OSS : Generating process with PID 31626 and putting it in queue 1 at time 357:378884240</text:span></text:p>
      <text:p text:style-name="P1"><text:span text:style-name="T1">OSS : Dispaching pid : 31626 from queue 1 at time 357:378884589</text:span></text:p>
      <text:p text:style-name="P1"><text:span text:style-name="T1">OSS : Total time this dispatch was 2000001443</text:span></text:p>
      <text:p text:style-name="P1"><text:span text:style-name="T1">OSS : Reciving pid : 31626 executed 10000000</text:span></text:p>
      <text:p text:style-name="P1"><text:span text:style-name="T1">OSS : not used it entire quantum </text:span></text:p>
      <text:p text:style-name="P1"><text:span text:style-name="T1">OSS : Putting process with PID 31626 into queue 1</text:span></text:p>
      <text:p text:style-name="P1"><text:span text:style-name="T1">OSS : Generating process with PID 31627 and putting it in queue 0 at time 357:388884589</text:span></text:p>
      <text:p text:style-name="P1"><text:span text:style-name="T1">OSS :<text:s text:c="2"/>Dispatching process with PID : 31627 from queue 1 at time 357:388884888</text:span></text:p>
      <text:p text:style-name="P1"><text:span text:style-name="T1">OSS : Total time this dispatch was 299</text:span></text:p>
      <text:p text:style-name="P1"><text:span text:style-name="T1">OSS : Reciving pid : 31627 executed 5000000</text:span></text:p>
      <text:p text:style-name="P1"><text:span text:style-name="T1">OSS : not used it entire quantum </text:span></text:p>
      <text:p text:style-name="P1"><text:span text:style-name="T1">OSS : Putting process with PID 31627 into queue 0</text:span></text:p>
      <text:p text:style-name="P1"><text:span text:style-name="T1">OSS :<text:s text:c="2"/>Dispatching process with PID : 31627 from queue 1 at time 357:393885473</text:span></text:p>
      <text:p text:style-name="P1"><text:span text:style-name="T1">OSS : Total time this dispatch was 585</text:span></text:p>
      <text:p text:style-name="P1"><text:span text:style-name="T1">OSS : Reciving pid : 31627 executed 5000000</text:span></text:p>
      <text:p text:style-name="P1"><text:span text:style-name="T1">OSS : not used it entire quantum </text:span></text:p>
      <text:p text:style-name="P1"><text:span text:style-name="T1">OSS : Putting process with PID 31627 into queue 0</text:span></text:p>
      <text:p text:style-name="P1"><text:span text:style-name="T1">OSS :<text:s text:c="2"/>Dispatching process with PID : 31627 from queue 1 at time 357:398885660</text:span></text:p>
      <text:p text:style-name="P1"><text:span text:style-name="T1">OSS : Total time this dispatch was 187</text:span></text:p>
      <text:p text:style-name="P1"><text:span text:style-name="T1">OSS : Reciving pid : 31627 executed 2108000000</text:span></text:p>
      <text:p text:style-name="P1"><text:span text:style-name="T1">OSS : pid : 31627 completed execution CPU : 2.118000<text:s text:c="2"/>Total : 2.118001</text:span></text:p>
      <text:p text:style-name="P1"><text:span text:style-name="T1">OSS : Dispaching pid : 31626 from queue 1 at time 357:398886334</text:span></text:p>
      <text:p text:style-name="P1"><text:span text:style-name="T1">OSS : Total time this dispatch was 674</text:span></text:p>
      <text:p text:style-name="P1"><text:span text:style-name="T1">OSS : Reciving pid : 31626 executed 2400000</text:span></text:p>
      <text:p text:style-name="P1"><text:span text:style-name="T1">OSS : not used it entire quantum </text:span></text:p>
      <text:p text:style-name="P1"><text:span text:style-name="T1">OSS : Putting process with PID 31626 into queue 1</text:span></text:p>
      <text:p text:style-name="P1"><text:span text:style-name="T1">OSS : Dispaching pid : 31626 from queue 1 at time 357:401286896</text:span></text:p>
      <text:p text:style-name="P1"><text:span text:style-name="T1">OSS : Total time this dispatch was 562</text:span></text:p>
      <text:p text:style-name="P1"><text:span text:style-name="T1">OSS : Reciving pid : 31626 executed 10000000</text:span></text:p>
      <text:p text:style-name="P1"><text:span text:style-name="T1">OSS : not used it entire quantum </text:span></text:p>
      <text:p text:style-name="P1"><text:span text:style-name="T1">OSS : Putting process with PID 31626 into queue 1</text:span></text:p>
      <text:p text:style-name="P1"><text:span text:style-name="T1">OSS : Dispaching pid : 31626 from queue 1 at time 357:411287404</text:span></text:p>
      <text:p text:style-name="P1"><text:span text:style-name="T1">OSS : Total time this dispatch was 508</text:span></text:p>
      <text:p text:style-name="P1"><text:span text:style-name="T1">OSS : Reciving pid : 31626 executed 10000000</text:span></text:p>
      <text:p text:style-name="P1"><text:span text:style-name="T1">OSS : not used it entire quantum </text:span></text:p>
      <text:p text:style-name="P1"><text:span text:style-name="T1">OSS : Putting process with PID 31626 into queue 1</text:span></text:p>
      <text:p text:style-name="P1"><text:span text:style-name="T1">OSS : Dispaching pid : 31626 from queue 1 at time 357:421287411</text:span></text:p>
      <text:p text:style-name="P1"><text:span text:style-name="T1">OSS : Total time this dispatch was 7</text:span></text:p>
      <text:p text:style-name="P1"><text:span text:style-name="T1">OSS : Reciving pid : 31626 executed 1572999936</text:span></text:p>
      <text:p text:style-name="P1"><text:span text:style-name="T1">OSS : pid : 31626 completed execution CPU : 1.605400<text:s text:c="2"/>Total : 1.615403</text:span></text:p>
      <text:p text:style-name="P1"><text:span text:style-name="T1">OSS : Generating process with PID 31628 and putting it in queue 1 at time 358:421287793</text:span></text:p>
      <text:p text:style-name="P1"><text:span text:style-name="T1">OSS : Dispaching pid : 31628 from queue 1 at time 358:421288077</text:span></text:p>
      <text:p text:style-name="P1"><text:span text:style-name="T1">OSS : Total time this dispatch was 1000000666</text:span></text:p>
      <text:p text:style-name="P1"><text:span text:style-name="T1">OSS : Reciving pid : 31628 executed 4104000000</text:span></text:p>
      <text:p text:style-name="P1"><text:span text:style-name="T1">OSS : pid : 31628 completed execution CPU : 4.104000<text:s text:c="2"/>Total : 4.104000</text:span></text:p>
      <text:p text:style-name="P1"><text:span text:style-name="T1">OSS : Generating process with PID 31629 and putting it in queue 1 at time 360:421288954</text:span></text:p>
      <text:p text:style-name="P1"><text:span text:style-name="T1">OSS : Dispaching pid : 31629 from queue 1 at time 360:421289040</text:span></text:p>
      <text:p text:style-name="P1"><text:span text:style-name="T1">OSS : Total time this dispatch was 2000000963</text:span></text:p>
      <text:p text:style-name="P1"><text:span text:style-name="T1">OSS : Reciving pid : 31629 executed 10000000</text:span></text:p>
      <text:p text:style-name="P1"><text:span text:style-name="T1">OSS : not used it entire quantum </text:span></text:p>
      <text:p text:style-name="P1"><text:span text:style-name="T1">OSS : Putting process with PID 31629 into queue 1</text:span></text:p>
      <text:p text:style-name="P1"><text:span text:style-name="T1">OSS : Generating process with PID 31630 and putting it in queue 1 at time 360:431289040</text:span></text:p>
      <text:p text:style-name="P1"><text:span text:style-name="T1">OSS : Dispaching pid : 31629 from queue 1 at time 360:431289492</text:span></text:p>
      <text:p text:style-name="P1"><text:span text:style-name="T1">OSS : Total time this dispatch was 452</text:span></text:p>
      <text:p text:style-name="P1"><text:span text:style-name="T1">OSS : Reciving pid : 31629 executed 10000000</text:span></text:p>
      <text:p text:style-name="P1"><text:span text:style-name="T1">OSS : not used it entire quantum </text:span></text:p>
      <text:p text:style-name="P1"><text:span text:style-name="T1">OSS : Putting process with PID 31629 into queue 1</text:span></text:p>
      <text:p text:style-name="P1"><text:span text:style-name="T1">OSS : Generating process with PID 31631 and putting it in queue 1 at time 360:441289492</text:span></text:p>
      <text:p text:style-name="P1"><text:span text:style-name="T1">OSS : Dispaching pid : 31630 from queue 1 at time 360:441290199</text:span></text:p>
      <text:p text:style-name="P1"><text:span text:style-name="T1">OSS : Total time this dispatch was 707</text:span></text:p>
      <text:p text:style-name="P1"><text:span text:style-name="T1">OSS : Reciving pid : 31630 executed 10000000</text:span></text:p>
      <text:p text:style-name="P1"><text:span text:style-name="T1">OSS : not used it entire quantum </text:span></text:p>
      <text:p text:style-name="P1"><text:span text:style-name="T1">OSS : Putting process with PID 31630 into queue 1</text:span></text:p>
      <text:p text:style-name="P1"><text:span text:style-name="T1">OSS : Dispaching pid : 31629 from queue 1 at time 360:451290906</text:span></text:p>
      <text:p text:style-name="P1"><text:span text:style-name="T1">OSS : Total time this dispatch was 707</text:span></text:p>
      <text:p text:style-name="P1"><text:span text:style-name="T1">OSS : Reciving pid : 31629 executed 2900000</text:span></text:p>
      <text:p text:style-name="P1"><text:span text:style-name="T1">OSS : not used it entire quantum </text:span></text:p>
      <text:p text:style-name="P1"><text:span text:style-name="T1">OSS : Putting process with PID 31629 into queue 1</text:span></text:p>
      <text:p text:style-name="P1"><text:span text:style-name="T1">OSS : Dispaching pid : 31631 from queue 1 at time 360:454191511</text:span></text:p>
      <text:p text:style-name="P1"><text:span text:style-name="T1">OSS : Total time this dispatch was 605</text:span></text:p>
      <text:p text:style-name="P1"><text:span text:style-name="T1">OSS : Reciving pid : 31631 executed 10000000</text:span></text:p>
      <text:p text:style-name="P1"><text:span text:style-name="T1">OSS : not used it entire quantum </text:span></text:p>
      <text:p text:style-name="P1"><text:span text:style-name="T1">OSS : Putting process with PID 31631 into queue 1</text:span></text:p>
      <text:p text:style-name="P1"><text:span text:style-name="T1">OSS : Dispaching pid : 31630 from queue 1 at time 360:464192390</text:span></text:p>
      <text:p text:style-name="P1"><text:span text:style-name="T1">OSS : Total time this dispatch was 879</text:span></text:p>
      <text:p text:style-name="P1"><text:span text:style-name="T1">OSS : Reciving pid : 31630 executed 10000000</text:span></text:p>
      <text:p text:style-name="P1"><text:span text:style-name="T1">OSS : not used it entire quantum </text:span></text:p>
      <text:p text:style-name="P1"><text:span text:style-name="T1">OSS : Putting process with PID 31630 into queue 1</text:span></text:p>
      <text:p text:style-name="P1"><text:span text:style-name="T1">OSS : Dispaching pid : 31629 from queue 1 at time 360:474192724</text:span></text:p>
      <text:p text:style-name="P1"><text:span text:style-name="T1">OSS : Total time this dispatch was 334</text:span></text:p>
      <text:p text:style-name="P1"><text:span text:style-name="T1">OSS : Reciving pid : 31629 executed 1299999</text:span></text:p>
      <text:p text:style-name="P1"><text:span text:style-name="T1">OSS : not used it entire quantum </text:span></text:p>
      <text:p text:style-name="P1"><text:span text:style-name="T1">OSS : Putting process with PID 31629 into queue 1</text:span></text:p>
      <text:p text:style-name="P1"><text:span text:style-name="T1">OSS : Dispaching pid : 31631 from queue 1 at time 360:475493362</text:span></text:p>
      <text:p text:style-name="P1"><text:span text:style-name="T1">OSS : Total time this dispatch was 639</text:span></text:p>
      <text:p text:style-name="P1"><text:span text:style-name="T1">OSS : Reciving pid : 31631 executed 4341000192</text:span></text:p>
      <text:p text:style-name="P1"><text:span text:style-name="T1">OSS : pid : 31631 completed execution CPU : 4.351000<text:s text:c="2"/>Total : 4.362302</text:span></text:p>
      <text:p text:style-name="P1"><text:span text:style-name="T1">OSS : Dispaching pid : 31630 from queue 1 at time 360:475493782</text:span></text:p>
      <text:p text:style-name="P1"><text:span text:style-name="T1">OSS : Total time this dispatch was 420</text:span></text:p>
      <text:p text:style-name="P1"><text:span text:style-name="T1">OSS : Reciving pid : 31630 executed 10000000</text:span></text:p>
      <text:p text:style-name="P1"><text:span text:style-name="T1">OSS : not used it entire quantum </text:span></text:p>
      <text:p text:style-name="P1"><text:span text:style-name="T1">OSS : Putting process with PID 31630 into queue 1</text:span></text:p>
      <text:p text:style-name="P1"><text:span text:style-name="T1">OSS : Dispaching pid : 31629 from queue 1 at time 360:485494465</text:span></text:p>
      <text:p text:style-name="P1"><text:span text:style-name="T1">OSS : Total time this dispatch was 683</text:span></text:p>
      <text:p text:style-name="P1"><text:span text:style-name="T1">OSS : Reciving pid : 31629 executed 10000000</text:span></text:p>
      <text:p text:style-name="P1"><text:span text:style-name="T1">OSS : not used it entire quantum </text:span></text:p>
      <text:p text:style-name="P1"><text:span text:style-name="T1">OSS : Putting process with PID 31629 into queue 1</text:span></text:p>
      <text:p text:style-name="P1"><text:span text:style-name="T1">OSS : Dispaching pid : 31630 from queue 1 at time 360:495495331</text:span></text:p>
      <text:p text:style-name="P1"><text:span text:style-name="T1">OSS : Total time this dispatch was 866</text:span></text:p>
      <text:p text:style-name="P1"><text:span text:style-name="T1">OSS : Reciving pid : 31630 executed 8000000</text:span></text:p>
      <text:p text:style-name="P1"><text:span text:style-name="T1">OSS : not used it entire quantum </text:span></text:p>
      <text:p text:style-name="P1"><text:span text:style-name="T1">OSS : Putting process with PID 31630 into queue 1</text:span></text:p>
      <text:p text:style-name="P1"><text:span text:style-name="T1">OSS : Dispaching pid : 31629 from queue 1 at time 360:503495702</text:span></text:p>
      <text:p text:style-name="P1"><text:span text:style-name="T1">OSS : Total time this dispatch was 371</text:span></text:p>
      <text:p text:style-name="P1"><text:span text:style-name="T1">OSS : Reciving pid : 31629 executed 2839000064</text:span></text:p>
      <text:p text:style-name="P1"><text:span text:style-name="T1">OSS : pid : 31629 completed execution CPU : 2.873200<text:s text:c="2"/>Total : 2.921207</text:span></text:p>
      <text:p text:style-name="P1"><text:span text:style-name="T1">OSS : Dispaching pid : 31630 from queue 1 at time 360:503496037</text:span></text:p>
      <text:p text:style-name="P1"><text:span text:style-name="T1">OSS : Total time this dispatch was 335</text:span></text:p>
      <text:p text:style-name="P1"><text:span text:style-name="T1">OSS : Reciving pid : 31630 executed 9000000</text:span></text:p>
      <text:p text:style-name="P1"><text:span text:style-name="T1">OSS : not used it entire quantum </text:span></text:p>
      <text:p text:style-name="P1"><text:span text:style-name="T1">OSS : Putting process with PID 31630 into queue 1</text:span></text:p>
      <text:p text:style-name="P1"><text:span text:style-name="T1">OSS : Dispaching pid : 31630 from queue 1 at time 360:512496489</text:span></text:p>
      <text:p text:style-name="P1"><text:span text:style-name="T1">OSS : Total time this dispatch was 452</text:span></text:p>
      <text:p text:style-name="P1"><text:span text:style-name="T1">OSS : Reciving pid : 31630 executed 10000000</text:span></text:p>
      <text:p text:style-name="P1"><text:span text:style-name="T1">OSS : pid : 31630 completed execution CPU : 0.057000<text:s text:c="2"/>Total : 0.081206</text:span></text:p>
      <text:p text:style-name="P1"><text:span text:style-name="T1">OSS : Generating process with PID 31632 and putting it in queue 1 at time 362:512497408</text:span></text:p>
      <text:p text:style-name="P1"><text:span text:style-name="T1">OSS : Dispaching pid : 31632 from queue 1 at time 362:512497776</text:span></text:p>
      <text:p text:style-name="P1"><text:span text:style-name="T1">OSS : Total time this dispatch was 2000001287</text:span></text:p>
      <text:p text:style-name="P1"><text:span text:style-name="T1">OSS : Reciving pid : 31632 executed 0</text:span></text:p>
      <text:p text:style-name="P1"><text:span text:style-name="T1">OSS : not used it entire quantum </text:span></text:p>
      <text:p text:style-name="P1"><text:span text:style-name="T1">OSS : Putting process with PID 31632 into queue 1</text:span></text:p>
      <text:p text:style-name="P1"><text:span text:style-name="T1">OSS : Generating process with PID 31633 and putting it in queue 1 at time 362:512497776</text:span></text:p>
      <text:p text:style-name="P1"><text:span text:style-name="T1">OSS : Dispaching pid : 31632 from queue 1 at time 362:512498498</text:span></text:p>
      <text:p text:style-name="P1"><text:span text:style-name="T1">OSS : Total time this dispatch was 722</text:span></text:p>
      <text:p text:style-name="P1"><text:span text:style-name="T1">OSS : Reciving pid : 31632 executed 2000000</text:span></text:p>
      <text:p text:style-name="P1"><text:span text:style-name="T1">OSS : not used it entire quantum </text:span></text:p>
      <text:p text:style-name="P1"><text:span text:style-name="T1">OSS : Putting process with PID 31632 into queue 1</text:span></text:p>
      <text:p text:style-name="P1"><text:span text:style-name="T1">OSS : Generating process with PID 31634 and putting it in queue 1 at time 362:514498498</text:span></text:p>
      <text:p text:style-name="P1"><text:span text:style-name="T1">OSS : Dispaching pid : 31633 from queue 1 at time 362:514498974</text:span></text:p>
      <text:p text:style-name="P1"><text:span text:style-name="T1">OSS : Total time this dispatch was 476</text:span></text:p>
      <text:p text:style-name="P1"><text:span text:style-name="T1">OSS : Reciving pid : 31633 executed 10000000</text:span></text:p>
      <text:p text:style-name="P1"><text:span text:style-name="T1">OSS : not used it entire quantum </text:span></text:p>
      <text:p text:style-name="P1"><text:span text:style-name="T1">OSS : Putting process with PID 31633 into queue 1</text:span></text:p>
      <text:p text:style-name="P1"><text:span text:style-name="T1">OSS : Generating process with PID 31635 and putting it in queue 1 at time 362:524498974</text:span></text:p>
      <text:p text:style-name="P1"><text:span text:style-name="T1">OSS : Dispaching pid : 31632 from queue 1 at time 362:524499536</text:span></text:p>
      <text:p text:style-name="P1"><text:span text:style-name="T1">OSS : Total time this dispatch was 562</text:span></text:p>
      <text:p text:style-name="P1"><text:span text:style-name="T1">OSS : Reciving pid : 31632 executed 0</text:span></text:p>
      <text:p text:style-name="P1"><text:span text:style-name="T1">OSS : not used it entire quantum </text:span></text:p>
      <text:p text:style-name="P1"><text:span text:style-name="T1">OSS : Putting process with PID 31632 into queue 1</text:span></text:p>
      <text:p text:style-name="P1"><text:span text:style-name="T1">OSS : Dispaching pid : 31634 from queue 1 at time 362:524499976</text:span></text:p>
      <text:p text:style-name="P1"><text:span text:style-name="T1">OSS : Total time this dispatch was 440</text:span></text:p>
      <text:p text:style-name="P1"><text:span text:style-name="T1">OSS : Reciving pid : 31634 executed 10000000</text:span></text:p>
      <text:p text:style-name="P1"><text:span text:style-name="T1">OSS : not used it entire quantum </text:span></text:p>
      <text:p text:style-name="P1"><text:span text:style-name="T1">OSS : Putting process with PID 31634 into queue 1</text:span></text:p>
      <text:p text:style-name="P1"><text:span text:style-name="T1">OSS : Dispaching pid : 31633 from queue 1 at time 362:534500266</text:span></text:p>
      <text:p text:style-name="P1"><text:span text:style-name="T1">OSS : Total time this dispatch was 290</text:span></text:p>
      <text:p text:style-name="P1"><text:span text:style-name="T1">OSS : Reciving pid : 31633 executed 2000000</text:span></text:p>
      <text:p text:style-name="P1"><text:span text:style-name="T1">OSS : not used it entire quantum </text:span></text:p>
      <text:p text:style-name="P1"><text:span text:style-name="T1">OSS : Putting process with PID 31633 into queue 1</text:span></text:p>
      <text:p text:style-name="P1"><text:span text:style-name="T1">OSS : Dispaching pid : 31635 from queue 1 at time 362:536500280</text:span></text:p>
      <text:p text:style-name="P1"><text:span text:style-name="T1">OSS : Total time this dispatch was 14</text:span></text:p>
      <text:p text:style-name="P1"><text:span text:style-name="T1">OSS : Reciving pid : 31635 executed 9400000</text:span></text:p>
      <text:p text:style-name="P1"><text:span text:style-name="T1">OSS : not used it entire quantum </text:span></text:p>
      <text:p text:style-name="P1"><text:span text:style-name="T1">OSS : Putting process with PID 31635 into queue 1</text:span></text:p>
      <text:p text:style-name="P1"><text:span text:style-name="T1">OSS : Dispaching pid : 31632 from queue 1 at time 362:545900803</text:span></text:p>
      <text:p text:style-name="P1"><text:span text:style-name="T1">OSS : Total time this dispatch was 523</text:span></text:p>
      <text:p text:style-name="P1"><text:span text:style-name="T1">OSS : Reciving pid : 31632 executed 2108000000</text:span></text:p>
      <text:p text:style-name="P1"><text:span text:style-name="T1">OSS : pid : 31632 completed execution CPU : 2.110000<text:s text:c="2"/>Total : 2.141403</text:span></text:p>
      <text:p text:style-name="P1"><text:span text:style-name="T1">OSS : Dispaching pid : 31634 from queue 1 at time 362:545901463</text:span></text:p>
      <text:p text:style-name="P1"><text:span text:style-name="T1">OSS : Total time this dispatch was 660</text:span></text:p>
      <text:p text:style-name="P1"><text:span text:style-name="T1">OSS : Reciving pid : 31634 executed 5299999</text:span></text:p>
      <text:p text:style-name="P1"><text:span text:style-name="T1">OSS : not used it entire quantum </text:span></text:p>
      <text:p text:style-name="P1"><text:span text:style-name="T1">OSS : Putting process with PID 31634 into queue 1</text:span></text:p>
      <text:p text:style-name="P1"><text:span text:style-name="T1">OSS : Dispaching pid : 31633 from queue 1 at time 362:551202184</text:span></text:p>
      <text:p text:style-name="P1"><text:span text:style-name="T1">OSS : Total time this dispatch was 722</text:span></text:p>
      <text:p text:style-name="P1"><text:span text:style-name="T1">OSS : Reciving pid : 31633 executed 9800000</text:span></text:p>
      <text:p text:style-name="P1"><text:span text:style-name="T1">OSS : not used it entire quantum </text:span></text:p>
      <text:p text:style-name="P1"><text:span text:style-name="T1">OSS : Putting process with PID 31633 into queue 1</text:span></text:p>
      <text:p text:style-name="P1"><text:span text:style-name="T1">OSS : Dispaching pid : 31635 from queue 1 at time 362:561002766</text:span></text:p>
      <text:p text:style-name="P1"><text:span text:style-name="T1">OSS : Total time this dispatch was 582</text:span></text:p>
      <text:p text:style-name="P1"><text:span text:style-name="T1">OSS : Reciving pid : 31635 executed 10000000</text:span></text:p>
      <text:p text:style-name="P1"><text:span text:style-name="T1">OSS : not used it entire quantum </text:span></text:p>
      <text:p text:style-name="P1"><text:span text:style-name="T1">OSS : Putting process with PID 31635 into queue 1</text:span></text:p>
      <text:p text:style-name="P1"><text:span text:style-name="T1">OSS : Dispaching pid : 31634 from queue 1 at time 362:571003384</text:span></text:p>
      <text:p text:style-name="P1"><text:span text:style-name="T1">OSS : Total time this dispatch was 618</text:span></text:p>
      <text:p text:style-name="P1"><text:span text:style-name="T1">OSS : Reciving pid : 31634 executed 10000000</text:span></text:p>
      <text:p text:style-name="P1"><text:span text:style-name="T1">OSS : not used it entire quantum </text:span></text:p>
      <text:p text:style-name="P1"><text:span text:style-name="T1">OSS : Putting process with PID 31634 into queue 1</text:span></text:p>
      <text:p text:style-name="P1"><text:span text:style-name="T1">OSS : Dispaching pid : 31633 from queue 1 at time 362:581003985</text:span></text:p>
      <text:p text:style-name="P1"><text:span text:style-name="T1">OSS : Total time this dispatch was 601</text:span></text:p>
      <text:p text:style-name="P1"><text:span text:style-name="T1">OSS : Reciving pid : 31633 executed 10000000</text:span></text:p>
      <text:p text:style-name="P1"><text:span text:style-name="T1">OSS : not used it entire quantum </text:span></text:p>
      <text:p text:style-name="P1"><text:span text:style-name="T1">OSS : Putting process with PID 31633 into queue 1</text:span></text:p>
      <text:p text:style-name="P1"><text:span text:style-name="T1">OSS : Dispaching pid : 31635 from queue 1 at time 362:591004901</text:span></text:p>
      <text:p text:style-name="P1"><text:span text:style-name="T1">OSS : Total time this dispatch was 916</text:span></text:p>
      <text:p text:style-name="P1"><text:span text:style-name="T1">OSS : Reciving pid : 31635 executed 18000000</text:span></text:p>
      <text:p text:style-name="P1"><text:span text:style-name="T1">OSS : Putting process with PID 31635 into queue 1</text:span></text:p>
      <text:p text:style-name="P1"><text:span text:style-name="T1">OSS : Dispaching pid : 31634 from queue 1 at time 362:609005158</text:span></text:p>
      <text:p text:style-name="P1"><text:span text:style-name="T1">OSS : Total time this dispatch was 257</text:span></text:p>
      <text:p text:style-name="P1"><text:span text:style-name="T1">OSS : Reciving pid : 31634 executed 690000000</text:span></text:p>
      <text:p text:style-name="P1"><text:span text:style-name="T1">OSS : pid : 31634 completed execution CPU : 0.715300<text:s text:c="2"/>Total : 0.784506</text:span></text:p>
      <text:p text:style-name="P1"><text:span text:style-name="T1">OSS : Dispaching pid : 31633 from queue 1 at time 362:609005531</text:span></text:p>
      <text:p text:style-name="P1"><text:span text:style-name="T1">OSS : Total time this dispatch was 373</text:span></text:p>
      <text:p text:style-name="P1"><text:span text:style-name="T1">OSS : Reciving pid : 31633 executed 0</text:span></text:p>
      <text:p text:style-name="P1"><text:span text:style-name="T1">OSS : not used it entire quantum </text:span></text:p>
      <text:p text:style-name="P1"><text:span text:style-name="T1">OSS : Putting process with PID 31633 into queue 1</text:span></text:p>
      <text:p text:style-name="P1"><text:span text:style-name="T1">OSS : Dispaching pid : 31635 from queue 1 at time 362:609006482</text:span></text:p>
      <text:p text:style-name="P1"><text:span text:style-name="T1">OSS : Total time this dispatch was 951</text:span></text:p>
      <text:p text:style-name="P1"><text:span text:style-name="T1">OSS : Reciving pid : 31635 executed 10000000</text:span></text:p>
      <text:p text:style-name="P1"><text:span text:style-name="T1">OSS : not used it entire quantum </text:span></text:p>
      <text:p text:style-name="P1"><text:span text:style-name="T1">OSS : Putting process with PID 31635 into queue 1</text:span></text:p>
      <text:p text:style-name="P1"><text:span text:style-name="T1">OSS : Dispaching pid : 31633 from queue 1 at time 362:619006606</text:span></text:p>
      <text:p text:style-name="P1"><text:span text:style-name="T1">OSS : Total time this dispatch was 124</text:span></text:p>
      <text:p text:style-name="P1"><text:span text:style-name="T1">OSS : Reciving pid : 31633 executed 10000000</text:span></text:p>
      <text:p text:style-name="P1"><text:span text:style-name="T1">OSS : not used it entire quantum </text:span></text:p>
      <text:p text:style-name="P1"><text:span text:style-name="T1">OSS : Putting process with PID 31633 into queue 1</text:span></text:p>
      <text:p text:style-name="P1"><text:span text:style-name="T1">OSS : Dispaching pid : 31635 from queue 1 at time 362:629006702</text:span></text:p>
      <text:p text:style-name="P1"><text:span text:style-name="T1">OSS : Total time this dispatch was 96</text:span></text:p>
      <text:p text:style-name="P1"><text:span text:style-name="T1">OSS : Reciving pid : 31635 executed 0</text:span></text:p>
      <text:p text:style-name="P1"><text:span text:style-name="T1">OSS : not used it entire quantum </text:span></text:p>
      <text:p text:style-name="P1"><text:span text:style-name="T1">OSS : Putting process with PID 31635 into queue 1</text:span></text:p>
      <text:p text:style-name="P1"><text:span text:style-name="T1">OSS : Dispaching pid : 31633 from queue 1 at time 362:629006988</text:span></text:p>
      <text:p text:style-name="P1"><text:span text:style-name="T1">OSS : Total time this dispatch was 286</text:span></text:p>
      <text:p text:style-name="P1"><text:span text:style-name="T1">OSS : Reciving pid : 31633 executed 10000000</text:span></text:p>
      <text:p text:style-name="P1"><text:span text:style-name="T1">OSS : pid : 31633 completed execution CPU : 0.051800<text:s text:c="2"/>Total : 0.124508</text:span></text:p>
      <text:p text:style-name="P1"><text:span text:style-name="T1">OSS : Dispaching pid : 31635 from queue 1 at time 362:629007564</text:span></text:p>
      <text:p text:style-name="P1"><text:span text:style-name="T1">OSS : Total time this dispatch was 576</text:span></text:p>
      <text:p text:style-name="P1"><text:span text:style-name="T1">OSS : Reciving pid : 31635 executed 1090999936</text:span></text:p>
      <text:p text:style-name="P1"><text:span text:style-name="T1">OSS : pid : 31635 completed execution CPU : 1.138400<text:s text:c="2"/>Total : 1.183507</text:span></text:p>
      <text:p text:style-name="P1"><text:span text:style-name="T1">OSS : Generating process with PID 31636 and putting it in queue 1 at time 363:629007923</text:span></text:p>
      <text:p text:style-name="P1"><text:span text:style-name="T1">OSS : Dispaching pid : 31636 from queue 1 at time 363:629008052</text:span></text:p>
      <text:p text:style-name="P1"><text:span text:style-name="T1">OSS : Total time this dispatch was 1000000488</text:span></text:p>
      <text:p text:style-name="P1"><text:span text:style-name="T1">OSS : Reciving pid : 31636 executed 10000000</text:span></text:p>
      <text:p text:style-name="P1"><text:span text:style-name="T1">OSS : not used it entire quantum </text:span></text:p>
      <text:p text:style-name="P1"><text:span text:style-name="T1">OSS : Putting process with PID 31636 into queue 1</text:span></text:p>
      <text:p text:style-name="P1"><text:span text:style-name="T1">OSS : Dispaching pid : 31636 from queue 1 at time 363:639008068</text:span></text:p>
      <text:p text:style-name="P1"><text:span text:style-name="T1">OSS : Total time this dispatch was 16</text:span></text:p>
      <text:p text:style-name="P1"><text:span text:style-name="T1">OSS : Reciving pid : 31636 executed 10000000</text:span></text:p>
      <text:p text:style-name="P1"><text:span text:style-name="T1">OSS : not used it entire quantum </text:span></text:p>
      <text:p text:style-name="P1"><text:span text:style-name="T1">OSS : Putting process with PID 31636 into queue 1</text:span></text:p>
      <text:p text:style-name="P1"><text:span text:style-name="T1">OSS : Dispaching pid : 31636 from queue 1 at time 363:649008110</text:span></text:p>
      <text:p text:style-name="P1"><text:span text:style-name="T1">OSS : Total time this dispatch was 42</text:span></text:p>
      <text:p text:style-name="P1"><text:span text:style-name="T1">OSS : Reciving pid : 31636 executed 10000000</text:span></text:p>
      <text:p text:style-name="P1"><text:span text:style-name="T1">OSS : not used it entire quantum </text:span></text:p>
      <text:p text:style-name="P1"><text:span text:style-name="T1">OSS : Putting process with PID 31636 into queue 1</text:span></text:p>
      <text:p text:style-name="P1"><text:span text:style-name="T1">OSS : Dispaching pid : 31636 from queue 1 at time 363:659008572</text:span></text:p>
      <text:p text:style-name="P1"><text:span text:style-name="T1">OSS : Total time this dispatch was 462</text:span></text:p>
      <text:p text:style-name="P1"><text:span text:style-name="T1">OSS : Reciving pid : 31636 executed 10000000</text:span></text:p>
      <text:p text:style-name="P1"><text:span text:style-name="T1">OSS : not used it entire quantum </text:span></text:p>
      <text:p text:style-name="P1"><text:span text:style-name="T1">OSS : Putting process with PID 31636 into queue 1</text:span></text:p>
      <text:p text:style-name="P1"><text:span text:style-name="T1">OSS : Dispaching pid : 31636 from queue 1 at time 363:669009310</text:span></text:p>
      <text:p text:style-name="P1"><text:span text:style-name="T1">OSS : Total time this dispatch was 738</text:span></text:p>
      <text:p text:style-name="P1"><text:span text:style-name="T1">OSS : Reciving pid : 31636 executed 9900000</text:span></text:p>
      <text:p text:style-name="P1"><text:span text:style-name="T1">OSS : not used it entire quantum </text:span></text:p>
      <text:p text:style-name="P1"><text:span text:style-name="T1">OSS : Putting process with PID 31636 into queue 1</text:span></text:p>
      <text:p text:style-name="P1"><text:span text:style-name="T1">OSS : Dispaching pid : 31636 from queue 1 at time 363:678909384</text:span></text:p>
      <text:p text:style-name="P1"><text:span text:style-name="T1">OSS : Total time this dispatch was 74</text:span></text:p>
      <text:p text:style-name="P1"><text:span text:style-name="T1">OSS : Reciving pid : 31636 executed 1899999</text:span></text:p>
      <text:p text:style-name="P1"><text:span text:style-name="T1">OSS : pid : 31636 completed execution CPU : 0.051800<text:s text:c="2"/>Total : 0.051801</text:span></text:p>
      <text:p text:style-name="P1"><text:span text:style-name="T1">OSS : Generating process with PID 31637 and putting it in queue 0 at time 365:678910220</text:span></text:p>
      <text:p text:style-name="P1"><text:span text:style-name="T1">OSS :<text:s text:c="2"/>Dispatching process with PID : 31637 from queue 1 at time 365:678910349</text:span></text:p>
      <text:p text:style-name="P1"><text:span text:style-name="T1">OSS : Total time this dispatch was 2000000965</text:span></text:p>
      <text:p text:style-name="P1"><text:span text:style-name="T1">OSS : Reciving pid : 31637 executed 5000000</text:span></text:p>
      <text:p text:style-name="P1"><text:span text:style-name="T1">OSS : not used it entire quantum </text:span></text:p>
      <text:p text:style-name="P1"><text:span text:style-name="T1">OSS : Putting process with PID 31637 into queue 0</text:span></text:p>
      <text:p text:style-name="P1"><text:span text:style-name="T1">OSS :<text:s text:c="2"/>Dispatching process with PID : 31637 from queue 1 at time 365:683910931</text:span></text:p>
      <text:p text:style-name="P1"><text:span text:style-name="T1">OSS : Total time this dispatch was 582</text:span></text:p>
      <text:p text:style-name="P1"><text:span text:style-name="T1">OSS : Reciving pid : 31637 executed 0</text:span></text:p>
      <text:p text:style-name="P1"><text:span text:style-name="T1">OSS : not used it entire quantum </text:span></text:p>
      <text:p text:style-name="P1"><text:span text:style-name="T1">OSS : Putting process with PID 31637 into queue 0</text:span></text:p>
      <text:p text:style-name="P1"><text:span text:style-name="T1">OSS :<text:s text:c="2"/>Dispatching process with PID : 31637 from queue 1 at time 365:683910967</text:span></text:p>
      <text:p text:style-name="P1"><text:span text:style-name="T1">OSS : Total time this dispatch was 36</text:span></text:p>
      <text:p text:style-name="P1"><text:span text:style-name="T1">OSS : Reciving pid : 31637 executed 5000000</text:span></text:p>
      <text:p text:style-name="P1"><text:span text:style-name="T1">OSS : not used it entire quantum </text:span></text:p>
      <text:p text:style-name="P1"><text:span text:style-name="T1">OSS : Putting process with PID 31637 into queue 0</text:span></text:p>
      <text:p text:style-name="P1"><text:span text:style-name="T1">OSS :<text:s text:c="2"/>Dispatching process with PID : 31637 from queue 1 at time 365:688911111</text:span></text:p>
      <text:p text:style-name="P1"><text:span text:style-name="T1">OSS : Total time this dispatch was 144</text:span></text:p>
      <text:p text:style-name="P1"><text:span text:style-name="T1">OSS : Reciving pid : 31637 executed 3160000000</text:span></text:p>
      <text:p text:style-name="P1"><text:span text:style-name="T1">OSS : pid : 31637 completed execution CPU : 3.170000<text:s text:c="2"/>Total : 3.170001</text:span></text:p>
      <text:p text:style-name="P1"><text:span text:style-name="T1">OSS : Generating process with PID 31638 and putting it in queue 1 at time 366:688911216</text:span></text:p>
      <text:p text:style-name="P1"><text:span text:style-name="T1">OSS : Dispaching pid : 31638 from queue 1 at time 366:688911903</text:span></text:p>
      <text:p text:style-name="P1"><text:span text:style-name="T1">OSS : Total time this dispatch was 1000000792</text:span></text:p>
      <text:p text:style-name="P1"><text:span text:style-name="T1">OSS : Reciving pid : 31638 executed 0</text:span></text:p>
      <text:p text:style-name="P1"><text:span text:style-name="T1">OSS : not used it entire quantum </text:span></text:p>
      <text:p text:style-name="P1"><text:span text:style-name="T1">OSS : Putting process with PID 31638 into queue 1</text:span></text:p>
      <text:p text:style-name="P1"><text:span text:style-name="T1">OSS : Dispaching pid : 31638 from queue 1 at time 366:688912569</text:span></text:p>
      <text:p text:style-name="P1"><text:span text:style-name="T1">OSS : Total time this dispatch was 666</text:span></text:p>
      <text:p text:style-name="P1"><text:span text:style-name="T1">OSS : Reciving pid : 31638 executed 4808999936</text:span></text:p>
      <text:p text:style-name="P1"><text:span text:style-name="T1">OSS : pid : 31638 completed execution CPU : 4.809000<text:s text:c="2"/>Total : 4.809000</text:span></text:p>
      <text:p text:style-name="P1"><text:span text:style-name="T1">OSS : Generating process with PID 31639 and putting it in queue 1 at time 367:688912740</text:span></text:p>
      <text:p text:style-name="P1"><text:span text:style-name="T1">OSS : Dispaching pid : 31639 from queue 1 at time 367:688913284</text:span></text:p>
      <text:p text:style-name="P1"><text:span text:style-name="T1">OSS : Total time this dispatch was 1000000715</text:span></text:p>
      <text:p text:style-name="P1"><text:span text:style-name="T1">OSS : Reciving pid : 31639 executed 1156000000</text:span></text:p>
      <text:p text:style-name="P1"><text:span text:style-name="T1">OSS : pid : 31639 completed execution CPU : 1.156000<text:s text:c="2"/>Total : 1.156000</text:span></text:p>
      <text:p text:style-name="P1"><text:span text:style-name="T1">OSS : Generating process with PID 31640 and putting it in queue 1 at time 369:688914591</text:span></text:p>
      <text:p text:style-name="P1"><text:span text:style-name="T1">OSS : Dispaching pid : 31640 from queue 1 at time 369:688914919</text:span></text:p>
      <text:p text:style-name="P1"><text:span text:style-name="T1">OSS : Total time this dispatch was 2000001635</text:span></text:p>
      <text:p text:style-name="P1"><text:span text:style-name="T1">OSS : Reciving pid : 31640 executed 2135999872</text:span></text:p>
      <text:p text:style-name="P1"><text:span text:style-name="T1">OSS : pid : 31640 completed execution CPU : 2.136000<text:s text:c="2"/>Total : 2.136000</text:span></text:p>
      <text:p text:style-name="P1"><text:span text:style-name="T1">OSS : Generating process with PID 31641 and putting it in queue 1 at time 371:688915464</text:span></text:p>
      <text:p text:style-name="P1"><text:span text:style-name="T1">OSS : Dispaching pid : 31641 from queue 1 at time 371:688915674</text:span></text:p>
      <text:p text:style-name="P1"><text:span text:style-name="T1">OSS : Total time this dispatch was 2000000755</text:span></text:p>
      <text:p text:style-name="P1"><text:span text:style-name="T1">OSS : Reciving pid : 31641 executed 3501999872</text:span></text:p>
      <text:p text:style-name="P1"><text:span text:style-name="T1">OSS : pid : 31641 completed execution CPU : 3.502000<text:s text:c="2"/>Total : 3.502000</text:span></text:p>
      <text:p text:style-name="P1"><text:span text:style-name="T1">OSS : Generating process with PID 31642 and putting it in queue 1 at time 373:688916633</text:span></text:p>
      <text:p text:style-name="P1"><text:span text:style-name="T1">OSS : Dispaching pid : 31642 from queue 1 at time 373:688917550</text:span></text:p>
      <text:p text:style-name="P1"><text:span text:style-name="T1">OSS : Total time this dispatch was 2000001876</text:span></text:p>
      <text:p text:style-name="P1"><text:span text:style-name="T1">OSS : Reciving pid : 31642 executed 0</text:span></text:p>
      <text:p text:style-name="P1"><text:span text:style-name="T1">OSS : not used it entire quantum </text:span></text:p>
      <text:p text:style-name="P1"><text:span text:style-name="T1">OSS : Putting process with PID 31642 into queue 1</text:span></text:p>
      <text:p text:style-name="P1"><text:span text:style-name="T1">OSS : Dispaching pid : 31642 from queue 1 at time 373:688918417</text:span></text:p>
      <text:p text:style-name="P1"><text:span text:style-name="T1">OSS : Total time this dispatch was 867</text:span></text:p>
      <text:p text:style-name="P1"><text:span text:style-name="T1">OSS : Reciving pid : 31642 executed 10000000</text:span></text:p>
      <text:p text:style-name="P1"><text:span text:style-name="T1">OSS : not used it entire quantum </text:span></text:p>
      <text:p text:style-name="P1"><text:span text:style-name="T1">OSS : Putting process with PID 31642 into queue 1</text:span></text:p>
      <text:p text:style-name="P1"><text:span text:style-name="T1">OSS : Dispaching pid : 31642 from queue 1 at time 373:698919298</text:span></text:p>
      <text:p text:style-name="P1"><text:span text:style-name="T1">OSS : Total time this dispatch was 881</text:span></text:p>
      <text:p text:style-name="P1"><text:span text:style-name="T1">OSS : Reciving pid : 31642 executed 0</text:span></text:p>
      <text:p text:style-name="P1"><text:span text:style-name="T1">OSS : not used it entire quantum </text:span></text:p>
      <text:p text:style-name="P1"><text:span text:style-name="T1">OSS : Putting process with PID 31642 into queue 1</text:span></text:p>
      <text:p text:style-name="P1"><text:span text:style-name="T1">OSS : Dispaching pid : 31642 from queue 1 at time 373:698919961</text:span></text:p>
      <text:p text:style-name="P1"><text:span text:style-name="T1">OSS : Total time this dispatch was 663</text:span></text:p>
      <text:p text:style-name="P1"><text:span text:style-name="T1">OSS : Reciving pid : 31642 executed 10000000</text:span></text:p>
      <text:p text:style-name="P1"><text:span text:style-name="T1">OSS : not used it entire quantum </text:span></text:p>
      <text:p text:style-name="P1"><text:span text:style-name="T1">OSS : Putting process with PID 31642 into queue 1</text:span></text:p>
      <text:p text:style-name="P1"><text:span text:style-name="T1">OSS : Dispaching pid : 31642 from queue 1 at time 373:708920958</text:span></text:p>
      <text:p text:style-name="P1"><text:span text:style-name="T1">OSS : Total time this dispatch was 997</text:span></text:p>
      <text:p text:style-name="P1"><text:span text:style-name="T1">OSS : Reciving pid : 31642 executed 0</text:span></text:p>
      <text:p text:style-name="P1"><text:span text:style-name="T1">OSS : not used it entire quantum </text:span></text:p>
      <text:p text:style-name="P1"><text:span text:style-name="T1">OSS : Putting process with PID 31642 into queue 1</text:span></text:p>
      <text:p text:style-name="P1"><text:span text:style-name="T1">OSS : Dispaching pid : 31642 from queue 1 at time 373:708921773</text:span></text:p>
      <text:p text:style-name="P1"><text:span text:style-name="T1">OSS : Total time this dispatch was 815</text:span></text:p>
      <text:p text:style-name="P1"><text:span text:style-name="T1">OSS : Reciving pid : 31642 executed 10000000</text:span></text:p>
      <text:p text:style-name="P1"><text:span text:style-name="T1">OSS : not used it entire quantum </text:span></text:p>
      <text:p text:style-name="P1"><text:span text:style-name="T1">OSS : Putting process with PID 31642 into queue 1</text:span></text:p>
      <text:p text:style-name="P1"><text:span text:style-name="T1">OSS : Dispaching pid : 31642 from queue 1 at time 373:718921824</text:span></text:p>
      <text:p text:style-name="P1"><text:span text:style-name="T1">OSS : Total time this dispatch was 51</text:span></text:p>
      <text:p text:style-name="P1"><text:span text:style-name="T1">OSS : Reciving pid : 31642 executed 3985000192</text:span></text:p>
      <text:p text:style-name="P1"><text:span text:style-name="T1">OSS : pid : 31642 completed execution CPU : 4.015000<text:s text:c="2"/>Total : 4.015005</text:span></text:p>
      <text:p text:style-name="P1"><text:span text:style-name="T1">OSS : Generating process with PID 31643 and putting it in queue 1 at time 375:718923238</text:span></text:p>
      <text:p text:style-name="P1"><text:span text:style-name="T1">OSS : Dispaching pid : 31643 from queue 1 at time 375:718924198</text:span></text:p>
      <text:p text:style-name="P1"><text:span text:style-name="T1">OSS : Total time this dispatch was 2000002374</text:span></text:p>
      <text:p text:style-name="P1"><text:span text:style-name="T1">OSS : Reciving pid : 31643 executed 0</text:span></text:p>
      <text:p text:style-name="P1"><text:span text:style-name="T1">OSS : not used it entire quantum </text:span></text:p>
      <text:p text:style-name="P1"><text:span text:style-name="T1">OSS : Putting process with PID 31643 into queue 1</text:span></text:p>
      <text:p text:style-name="P1"><text:span text:style-name="T1">OSS : Dispaching pid : 31643 from queue 1 at time 375:718924964</text:span></text:p>
      <text:p text:style-name="P1"><text:span text:style-name="T1">OSS : Total time this dispatch was 766</text:span></text:p>
      <text:p text:style-name="P1"><text:span text:style-name="T1">OSS : Reciving pid : 31643 executed 10000000</text:span></text:p>
      <text:p text:style-name="P1"><text:span text:style-name="T1">OSS : not used it entire quantum </text:span></text:p>
      <text:p text:style-name="P1"><text:span text:style-name="T1">OSS : Putting process with PID 31643 into queue 1</text:span></text:p>
      <text:p text:style-name="P1"><text:span text:style-name="T1">OSS : Dispaching pid : 31643 from queue 1 at time 375:728925846</text:span></text:p>
      <text:p text:style-name="P1"><text:span text:style-name="T1">OSS : Total time this dispatch was 882</text:span></text:p>
      <text:p text:style-name="P1"><text:span text:style-name="T1">OSS : Reciving pid : 31643 executed 10000000</text:span></text:p>
      <text:p text:style-name="P1"><text:span text:style-name="T1">OSS : not used it entire quantum </text:span></text:p>
      <text:p text:style-name="P1"><text:span text:style-name="T1">OSS : Putting process with PID 31643 into queue 1</text:span></text:p>
      <text:p text:style-name="P1"><text:span text:style-name="T1">OSS : Dispaching pid : 31643 from queue 1 at time 375:738926114</text:span></text:p>
      <text:p text:style-name="P1"><text:span text:style-name="T1">OSS : Total time this dispatch was 268</text:span></text:p>
      <text:p text:style-name="P1"><text:span text:style-name="T1">OSS : Reciving pid : 31643 executed 7200000</text:span></text:p>
      <text:p text:style-name="P1"><text:span text:style-name="T1">OSS : not used it entire quantum </text:span></text:p>
      <text:p text:style-name="P1"><text:span text:style-name="T1">OSS : Putting process with PID 31643 into queue 1</text:span></text:p>
      <text:p text:style-name="P1"><text:span text:style-name="T1">OSS : Dispaching pid : 31643 from queue 1 at time 375:746126804</text:span></text:p>
      <text:p text:style-name="P1"><text:span text:style-name="T1">OSS : Total time this dispatch was 690</text:span></text:p>
      <text:p text:style-name="P1"><text:span text:style-name="T1">OSS : Reciving pid : 31643 executed 2342999808</text:span></text:p>
      <text:p text:style-name="P1"><text:span text:style-name="T1">OSS : pid : 31643 completed execution CPU : 2.370200<text:s text:c="2"/>Total : 2.370203</text:span></text:p>
      <text:p text:style-name="P1"><text:span text:style-name="T1">OSS : Generating process with PID 31644 and putting it in queue 1 at time 376:746127582</text:span></text:p>
      <text:p text:style-name="P1"><text:span text:style-name="T1">OSS : Dispaching pid : 31644 from queue 1 at time 376:746128353</text:span></text:p>
      <text:p text:style-name="P1"><text:span text:style-name="T1">OSS : Total time this dispatch was 1000001549</text:span></text:p>
      <text:p text:style-name="P1"><text:span text:style-name="T1">OSS : Reciving pid : 31644 executed 10000000</text:span></text:p>
      <text:p text:style-name="P1"><text:span text:style-name="T1">OSS : not used it entire quantum </text:span></text:p>
      <text:p text:style-name="P1"><text:span text:style-name="T1">OSS : Putting process with PID 31644 into queue 1</text:span></text:p>
      <text:p text:style-name="P1"><text:span text:style-name="T1">OSS : Dispaching pid : 31644 from queue 1 at time 376:756128425</text:span></text:p>
      <text:p text:style-name="P1"><text:span text:style-name="T1">OSS : Total time this dispatch was 72</text:span></text:p>
      <text:p text:style-name="P1"><text:span text:style-name="T1">OSS : Reciving pid : 31644 executed 1700000000</text:span></text:p>
      <text:p text:style-name="P1"><text:span text:style-name="T1">OSS : pid : 31644 completed execution CPU : 1.710000<text:s text:c="2"/>Total : 1.710000</text:span></text:p>
      <text:p text:style-name="P1"><text:span text:style-name="T1">OSS : Generating process with PID 31645 and putting it in queue 0 at time 378:756129670</text:span></text:p>
      <text:p text:style-name="P1"><text:span text:style-name="T1">OSS :<text:s text:c="2"/>Dispatching process with PID : 31645 from queue 1 at time 378:756129979</text:span></text:p>
      <text:p text:style-name="P1"><text:span text:style-name="T1">OSS : Total time this dispatch was 2000001554</text:span></text:p>
      <text:p text:style-name="P1"><text:span text:style-name="T1">OSS : Reciving pid : 31645 executed 2599999</text:span></text:p>
      <text:p text:style-name="P1"><text:span text:style-name="T1">OSS : not used it entire quantum </text:span></text:p>
      <text:p text:style-name="P1"><text:span text:style-name="T1">OSS : Putting process with PID 31645 into queue 0</text:span></text:p>
      <text:p text:style-name="P1"><text:span text:style-name="T1">OSS :<text:s text:c="2"/>Dispatching process with PID : 31645 from queue 1 at time 378:758730158</text:span></text:p>
      <text:p text:style-name="P1"><text:span text:style-name="T1">OSS : Total time this dispatch was 180</text:span></text:p>
      <text:p text:style-name="P1"><text:span text:style-name="T1">OSS : Reciving pid : 31645 executed 1500000</text:span></text:p>
      <text:p text:style-name="P1"><text:span text:style-name="T1">OSS : not used it entire quantum </text:span></text:p>
      <text:p text:style-name="P1"><text:span text:style-name="T1">OSS : Putting process with PID 31645 into queue 0</text:span></text:p>
      <text:p text:style-name="P1"><text:span text:style-name="T1">OSS :<text:s text:c="2"/>Dispatching process with PID : 31645 from queue 1 at time 378:760230214</text:span></text:p>
      <text:p text:style-name="P1"><text:span text:style-name="T1">OSS : Total time this dispatch was 56</text:span></text:p>
      <text:p text:style-name="P1"><text:span text:style-name="T1">OSS : Reciving pid : 31645 executed 2100000</text:span></text:p>
      <text:p text:style-name="P1"><text:span text:style-name="T1">OSS : not used it entire quantum </text:span></text:p>
      <text:p text:style-name="P1"><text:span text:style-name="T1">OSS : Putting process with PID 31645 into queue 0</text:span></text:p>
      <text:p text:style-name="P1"><text:span text:style-name="T1">OSS :<text:s text:c="2"/>Dispatching process with PID : 31645 from queue 1 at time 378:762331170</text:span></text:p>
      <text:p text:style-name="P1"><text:span text:style-name="T1">OSS : Total time this dispatch was 956</text:span></text:p>
      <text:p text:style-name="P1"><text:span text:style-name="T1">OSS : Reciving pid : 31645 executed 5000000</text:span></text:p>
      <text:p text:style-name="P1"><text:span text:style-name="T1">OSS : not used it entire quantum </text:span></text:p>
      <text:p text:style-name="P1"><text:span text:style-name="T1">OSS : Putting process with PID 31645 into queue 0</text:span></text:p>
      <text:p text:style-name="P1"><text:span text:style-name="T1">OSS :<text:s text:c="2"/>Dispatching process with PID : 31645 from queue 1 at time 378:767332002</text:span></text:p>
      <text:p text:style-name="P1"><text:span text:style-name="T1">OSS : Total time this dispatch was 832</text:span></text:p>
      <text:p text:style-name="P1"><text:span text:style-name="T1">OSS : Reciving pid : 31645 executed 4738999808</text:span></text:p>
      <text:p text:style-name="P1"><text:span text:style-name="T1">OSS : pid : 31645 completed execution CPU : 4.750200<text:s text:c="2"/>Total : 4.750202</text:span></text:p>
      <text:p text:style-name="P1"><text:span text:style-name="T1">OSS : Generating process with PID 31646 and putting it in queue 1 at time 380:767333021</text:span></text:p>
      <text:p text:style-name="P1"><text:span text:style-name="T1">OSS : Dispaching pid : 31646 from queue 1 at time 380:767333909</text:span></text:p>
      <text:p text:style-name="P1"><text:span text:style-name="T1">OSS : Total time this dispatch was 2000001907</text:span></text:p>
      <text:p text:style-name="P1"><text:span text:style-name="T1">OSS : Reciving pid : 31646 executed 10000000</text:span></text:p>
      <text:p text:style-name="P1"><text:span text:style-name="T1">OSS : not used it entire quantum </text:span></text:p>
      <text:p text:style-name="P1"><text:span text:style-name="T1">OSS : Putting process with PID 31646 into queue 1</text:span></text:p>
      <text:p text:style-name="P1"><text:span text:style-name="T1">OSS : Dispaching pid : 31646 from queue 1 at time 380:777333958</text:span></text:p>
      <text:p text:style-name="P1"><text:span text:style-name="T1">OSS : Total time this dispatch was 49</text:span></text:p>
      <text:p text:style-name="P1"><text:span text:style-name="T1">OSS : Reciving pid : 31646 executed 10000000</text:span></text:p>
      <text:p text:style-name="P1"><text:span text:style-name="T1">OSS : not used it entire quantum </text:span></text:p>
      <text:p text:style-name="P1"><text:span text:style-name="T1">OSS : Putting process with PID 31646 into queue 1</text:span></text:p>
      <text:p text:style-name="P1"><text:span text:style-name="T1">OSS : Dispaching pid : 31646 from queue 1 at time 380:787334801</text:span></text:p>
      <text:p text:style-name="P1"><text:span text:style-name="T1">OSS : Total time this dispatch was 843</text:span></text:p>
      <text:p text:style-name="P1"><text:span text:style-name="T1">OSS : Reciving pid : 31646 executed 10000000</text:span></text:p>
      <text:p text:style-name="P1"><text:span text:style-name="T1">OSS : not used it entire quantum </text:span></text:p>
      <text:p text:style-name="P1"><text:span text:style-name="T1">OSS : Putting process with PID 31646 into queue 1</text:span></text:p>
      <text:p text:style-name="P1"><text:span text:style-name="T1">OSS : Dispaching pid : 31646 from queue 1 at time 380:797335740</text:span></text:p>
      <text:p text:style-name="P1"><text:span text:style-name="T1">OSS : Total time this dispatch was 939</text:span></text:p>
      <text:p text:style-name="P1"><text:span text:style-name="T1">OSS : Reciving pid : 31646 executed 2800000</text:span></text:p>
      <text:p text:style-name="P1"><text:span text:style-name="T1">OSS : not used it entire quantum </text:span></text:p>
      <text:p text:style-name="P1"><text:span text:style-name="T1">OSS : Putting process with PID 31646 into queue 1</text:span></text:p>
      <text:p text:style-name="P1"><text:span text:style-name="T1">OSS : Dispaching pid : 31646 from queue 1 at time 380:800136282</text:span></text:p>
      <text:p text:style-name="P1"><text:span text:style-name="T1">OSS : Total time this dispatch was 542</text:span></text:p>
      <text:p text:style-name="P1"><text:span text:style-name="T1">OSS : Reciving pid : 31646 executed 0</text:span></text:p>
      <text:p text:style-name="P1"><text:span text:style-name="T1">OSS : not used it entire quantum </text:span></text:p>
      <text:p text:style-name="P1"><text:span text:style-name="T1">OSS : Putting process with PID 31646 into queue 1</text:span></text:p>
      <text:p text:style-name="P1"><text:span text:style-name="T1">OSS : Dispaching pid : 31646 from queue 1 at time 380:800136398</text:span></text:p>
      <text:p text:style-name="P1"><text:span text:style-name="T1">OSS : Total time this dispatch was 116</text:span></text:p>
      <text:p text:style-name="P1"><text:span text:style-name="T1">OSS : Reciving pid : 31646 executed 10000000</text:span></text:p>
      <text:p text:style-name="P1"><text:span text:style-name="T1">OSS : not used it entire quantum </text:span></text:p>
      <text:p text:style-name="P1"><text:span text:style-name="T1">OSS : Putting process with PID 31646 into queue 1</text:span></text:p>
      <text:p text:style-name="P1"><text:span text:style-name="T1">OSS : Dispaching pid : 31646 from queue 1 at time 380:810136437</text:span></text:p>
      <text:p text:style-name="P1"><text:span text:style-name="T1">OSS : Total time this dispatch was 39</text:span></text:p>
      <text:p text:style-name="P1"><text:span text:style-name="T1">OSS : Reciving pid : 31646 executed 10000000</text:span></text:p>
      <text:p text:style-name="P1"><text:span text:style-name="T1">OSS : pid : 31646 completed execution CPU : 0.052800<text:s text:c="2"/>Total : 0.052803</text:span></text:p>
      <text:p text:style-name="P1"><text:span text:style-name="T1">OSS : Generating process with PID 31647 and putting it in queue 0 at time 382:810137470</text:span></text:p>
      <text:p text:style-name="P1"><text:span text:style-name="T1">OSS :<text:s text:c="2"/>Dispatching process with PID : 31647 from queue 1 at time 382:810137518</text:span></text:p>
      <text:p text:style-name="P1"><text:span text:style-name="T1">OSS : Total time this dispatch was 2000001081</text:span></text:p>
      <text:p text:style-name="P1"><text:span text:style-name="T1">OSS : Reciving pid : 31647 executed 5000000</text:span></text:p>
      <text:p text:style-name="P1"><text:span text:style-name="T1">OSS : not used it entire quantum </text:span></text:p>
      <text:p text:style-name="P1"><text:span text:style-name="T1">OSS : Putting process with PID 31647 into queue 0</text:span></text:p>
      <text:p text:style-name="P1"><text:span text:style-name="T1">OSS : Generating process with PID 31648 and putting it in queue 1 at time 382:815137518</text:span></text:p>
      <text:p text:style-name="P1"><text:span text:style-name="T1">OSS :<text:s text:c="2"/>Dispatching process with PID : 31647 from queue 1 at time 382:815138093</text:span></text:p>
      <text:p text:style-name="P1"><text:span text:style-name="T1">OSS : Total time this dispatch was 575</text:span></text:p>
      <text:p text:style-name="P1"><text:span text:style-name="T1">OSS : Reciving pid : 31647 executed 0</text:span></text:p>
      <text:p text:style-name="P1"><text:span text:style-name="T1">OSS : not used it entire quantum </text:span></text:p>
      <text:p text:style-name="P1"><text:span text:style-name="T1">OSS : Putting process with PID 31647 into queue 0</text:span></text:p>
      <text:p text:style-name="P1"><text:span text:style-name="T1">OSS :<text:s text:c="2"/>Dispatching process with PID : 31647 from queue 1 at time 382:815138734</text:span></text:p>
      <text:p text:style-name="P1"><text:span text:style-name="T1">OSS : Total time this dispatch was 641</text:span></text:p>
      <text:p text:style-name="P1"><text:span text:style-name="T1">OSS : Reciving pid : 31647 executed 4936000000</text:span></text:p>
      <text:p text:style-name="P1"><text:span text:style-name="T1">OSS : pid : 31647 completed execution CPU : 4.941000<text:s text:c="2"/>Total : 4.941001</text:span></text:p>
      <text:p text:style-name="P1"><text:span text:style-name="T1">OSS : Dispaching pid : 31648 from queue 1 at time 382:815139123</text:span></text:p>
      <text:p text:style-name="P1"><text:span text:style-name="T1">OSS : Total time this dispatch was 389</text:span></text:p>
      <text:p text:style-name="P1"><text:span text:style-name="T1">OSS : Reciving pid : 31648 executed 1920000128</text:span></text:p>
      <text:p text:style-name="P1"><text:span text:style-name="T1">OSS : pid : 31648 completed execution CPU : 1.920000<text:s text:c="2"/>Total : 1.920000</text:span></text:p>
      <text:p text:style-name="P1"><text:span text:style-name="T1">OSS : Generating process with PID 31649 and putting it in queue 1 at time 383:815139123</text:span></text:p>
      <text:p text:style-name="P1"><text:span text:style-name="T1">OSS : Dispaching pid : 31649 from queue 1 at time 383:815140093</text:span></text:p>
      <text:p text:style-name="P1"><text:span text:style-name="T1">OSS : Total time this dispatch was 1000000970</text:span></text:p>
      <text:p text:style-name="P1"><text:span text:style-name="T1">OSS : Reciving pid : 31649 executed 7200000</text:span></text:p>
      <text:p text:style-name="P1"><text:span text:style-name="T1">OSS : not used it entire quantum </text:span></text:p>
      <text:p text:style-name="P1"><text:span text:style-name="T1">OSS : Putting process with PID 31649 into queue 1</text:span></text:p>
      <text:p text:style-name="P1"><text:span text:style-name="T1">OSS : Dispaching pid : 31649 from queue 1 at time 383:822340896</text:span></text:p>
      <text:p text:style-name="P1"><text:span text:style-name="T1">OSS : Total time this dispatch was 803</text:span></text:p>
      <text:p text:style-name="P1"><text:span text:style-name="T1">OSS : Reciving pid : 31649 executed 10000000</text:span></text:p>
      <text:p text:style-name="P1"><text:span text:style-name="T1">OSS : not used it entire quantum </text:span></text:p>
      <text:p text:style-name="P1"><text:span text:style-name="T1">OSS : Putting process with PID 31649 into queue 1</text:span></text:p>
      <text:p text:style-name="P1"><text:span text:style-name="T1">OSS : Dispaching pid : 31649 from queue 1 at time 383:832341421</text:span></text:p>
      <text:p text:style-name="P1"><text:span text:style-name="T1">OSS : Total time this dispatch was 525</text:span></text:p>
      <text:p text:style-name="P1"><text:span text:style-name="T1">OSS : Reciving pid : 31649 executed 10000000</text:span></text:p>
      <text:p text:style-name="P1"><text:span text:style-name="T1">OSS : not used it entire quantum </text:span></text:p>
      <text:p text:style-name="P1"><text:span text:style-name="T1">OSS : Putting process with PID 31649 into queue 1</text:span></text:p>
      <text:p text:style-name="P1"><text:span text:style-name="T1">OSS : Dispaching pid : 31649 from queue 1 at time 383:842341571</text:span></text:p>
      <text:p text:style-name="P1"><text:span text:style-name="T1">OSS : Total time this dispatch was 150</text:span></text:p>
      <text:p text:style-name="P1"><text:span text:style-name="T1">OSS : Reciving pid : 31649 executed 10000000</text:span></text:p>
      <text:p text:style-name="P1"><text:span text:style-name="T1">OSS : not used it entire quantum </text:span></text:p>
      <text:p text:style-name="P1"><text:span text:style-name="T1">OSS : Putting process with PID 31649 into queue 1</text:span></text:p>
      <text:p text:style-name="P1"><text:span text:style-name="T1">OSS : Dispaching pid : 31649 from queue 1 at time 383:852342430</text:span></text:p>
      <text:p text:style-name="P1"><text:span text:style-name="T1">OSS : Total time this dispatch was 859</text:span></text:p>
      <text:p text:style-name="P1"><text:span text:style-name="T1">OSS : Reciving pid : 31649 executed 10000000</text:span></text:p>
      <text:p text:style-name="P1"><text:span text:style-name="T1">OSS : not used it entire quantum </text:span></text:p>
      <text:p text:style-name="P1"><text:span text:style-name="T1">OSS : Putting process with PID 31649 into queue 1</text:span></text:p>
      <text:p text:style-name="P1"><text:span text:style-name="T1">OSS : Dispaching pid : 31649 from queue 1 at time 383:862342912</text:span></text:p>
      <text:p text:style-name="P1"><text:span text:style-name="T1">OSS : Total time this dispatch was 482</text:span></text:p>
      <text:p text:style-name="P1"><text:span text:style-name="T1">OSS : Reciving pid : 31649 executed 10000000</text:span></text:p>
      <text:p text:style-name="P1"><text:span text:style-name="T1">OSS : pid : 31649 completed execution CPU : 0.057200<text:s text:c="2"/>Total : 0.057203</text:span></text:p>
      <text:p text:style-name="P1"><text:span text:style-name="T1">OSS : Generating process with PID 31650 and putting it in queue 1 at time 384:862343246</text:span></text:p>
      <text:p text:style-name="P1"><text:span text:style-name="T1">OSS : Dispaching pid : 31650 from queue 1 at time 384:862343632</text:span></text:p>
      <text:p text:style-name="P1"><text:span text:style-name="T1">OSS : Total time this dispatch was 1000000720</text:span></text:p>
      <text:p text:style-name="P1"><text:span text:style-name="T1">OSS : Reciving pid : 31650 executed 1700000</text:span></text:p>
      <text:p text:style-name="P1"><text:span text:style-name="T1">OSS : not used it entire quantum </text:span></text:p>
      <text:p text:style-name="P1"><text:span text:style-name="T1">OSS : Putting process with PID 31650 into queue 1</text:span></text:p>
      <text:p text:style-name="P1"><text:span text:style-name="T1">OSS : Dispaching pid : 31650 from queue 1 at time 384:864044017</text:span></text:p>
      <text:p text:style-name="P1"><text:span text:style-name="T1">OSS : Total time this dispatch was 385</text:span></text:p>
      <text:p text:style-name="P1"><text:span text:style-name="T1">OSS : Reciving pid : 31650 executed 0</text:span></text:p>
      <text:p text:style-name="P1"><text:span text:style-name="T1">OSS : not used it entire quantum </text:span></text:p>
      <text:p text:style-name="P1"><text:span text:style-name="T1">OSS : Putting process with PID 31650 into queue 1</text:span></text:p>
      <text:p text:style-name="P1"><text:span text:style-name="T1">OSS : Dispaching pid : 31650 from queue 1 at time 384:864044965</text:span></text:p>
      <text:p text:style-name="P1"><text:span text:style-name="T1">OSS : Total time this dispatch was 948</text:span></text:p>
      <text:p text:style-name="P1"><text:span text:style-name="T1">OSS : Reciving pid : 31650 executed 10000000</text:span></text:p>
      <text:p text:style-name="P1"><text:span text:style-name="T1">OSS : not used it entire quantum </text:span></text:p>
      <text:p text:style-name="P1"><text:span text:style-name="T1">OSS : Putting process with PID 31650 into queue 1</text:span></text:p>
      <text:p text:style-name="P1"><text:span text:style-name="T1">OSS : Dispaching pid : 31650 from queue 1 at time 384:874045400</text:span></text:p>
      <text:p text:style-name="P1"><text:span text:style-name="T1">OSS : Total time this dispatch was 435</text:span></text:p>
      <text:p text:style-name="P1"><text:span text:style-name="T1">OSS : Reciving pid : 31650 executed 0</text:span></text:p>
      <text:p text:style-name="P1"><text:span text:style-name="T1">OSS : not used it entire quantum </text:span></text:p>
      <text:p text:style-name="P1"><text:span text:style-name="T1">OSS : Putting process with PID 31650 into queue 1</text:span></text:p>
      <text:p text:style-name="P1"><text:span text:style-name="T1">OSS : Dispaching pid : 31650 from queue 1 at time 384:874045980</text:span></text:p>
      <text:p text:style-name="P1"><text:span text:style-name="T1">OSS : Total time this dispatch was 580</text:span></text:p>
      <text:p text:style-name="P1"><text:span text:style-name="T1">OSS : Reciving pid : 31650 executed 6900000</text:span></text:p>
      <text:p text:style-name="P1"><text:span text:style-name="T1">OSS : not used it entire quantum </text:span></text:p>
      <text:p text:style-name="P1"><text:span text:style-name="T1">OSS : Putting process with PID 31650 into queue 1</text:span></text:p>
      <text:p text:style-name="P1"><text:span text:style-name="T1">OSS : Dispaching pid : 31650 from queue 1 at time 384:880946867</text:span></text:p>
      <text:p text:style-name="P1"><text:span text:style-name="T1">OSS : Total time this dispatch was 887</text:span></text:p>
      <text:p text:style-name="P1"><text:span text:style-name="T1">OSS : Reciving pid : 31650 executed 10000000</text:span></text:p>
      <text:p text:style-name="P1"><text:span text:style-name="T1">OSS : not used it entire quantum </text:span></text:p>
      <text:p text:style-name="P1"><text:span text:style-name="T1">OSS : Putting process with PID 31650 into queue 1</text:span></text:p>
      <text:p text:style-name="P1"><text:span text:style-name="T1">OSS : Dispaching pid : 31650 from queue 1 at time 384:890947196</text:span></text:p>
      <text:p text:style-name="P1"><text:span text:style-name="T1">OSS : Total time this dispatch was 329</text:span></text:p>
      <text:p text:style-name="P1"><text:span text:style-name="T1">OSS : Reciving pid : 31650 executed 10000000</text:span></text:p>
      <text:p text:style-name="P1"><text:span text:style-name="T1">OSS : not used it entire quantum </text:span></text:p>
      <text:p text:style-name="P1"><text:span text:style-name="T1">OSS : Putting process with PID 31650 into queue 1</text:span></text:p>
      <text:p text:style-name="P1"><text:span text:style-name="T1">OSS : Dispaching pid : 31650 from queue 1 at time 384:900947244</text:span></text:p>
      <text:p text:style-name="P1"><text:span text:style-name="T1">OSS : Total time this dispatch was 48</text:span></text:p>
      <text:p text:style-name="P1"><text:span text:style-name="T1">OSS : Reciving pid : 31650 executed 10000000</text:span></text:p>
      <text:p text:style-name="P1"><text:span text:style-name="T1">OSS : not used it entire quantum </text:span></text:p>
      <text:p text:style-name="P1"><text:span text:style-name="T1">OSS : Putting process with PID 31650 into queue 1</text:span></text:p>
      <text:p text:style-name="P1"><text:span text:style-name="T1">OSS : Dispaching pid : 31650 from queue 1 at time 384:910947522</text:span></text:p>
      <text:p text:style-name="P1"><text:span text:style-name="T1">OSS : Total time this dispatch was 278</text:span></text:p>
      <text:p text:style-name="P1"><text:span text:style-name="T1">OSS : Reciving pid : 31650 executed 10000000</text:span></text:p>
      <text:p text:style-name="P1"><text:span text:style-name="T1">OSS : pid : 31650 completed execution CPU : 0.058600<text:s text:c="2"/>Total : 0.058604</text:span></text:p>
      <text:p text:style-name="P1"><text:span text:style-name="T1">OSS : Generating process with PID 31651 and putting it in queue 1 at time 386:910948932</text:span></text:p>
      <text:p text:style-name="P1"><text:span text:style-name="T1">OSS : Dispaching pid : 31651 from queue 1 at time 386:910949457</text:span></text:p>
      <text:p text:style-name="P1"><text:span text:style-name="T1">OSS : Total time this dispatch was 2000001935</text:span></text:p>
      <text:p text:style-name="P1"><text:span text:style-name="T1">OSS : Reciving pid : 31651 executed 4600000</text:span></text:p>
      <text:p text:style-name="P1"><text:span text:style-name="T1">OSS : not used it entire quantum </text:span></text:p>
      <text:p text:style-name="P1"><text:span text:style-name="T1">OSS : Putting process with PID 31651 into queue 1</text:span></text:p>
      <text:p text:style-name="P1"><text:span text:style-name="T1">OSS : Dispaching pid : 31651 from queue 1 at time 386:915550091</text:span></text:p>
      <text:p text:style-name="P1"><text:span text:style-name="T1">OSS : Total time this dispatch was 634</text:span></text:p>
      <text:p text:style-name="P1"><text:span text:style-name="T1">OSS : Reciving pid : 31651 executed 10000000</text:span></text:p>
      <text:p text:style-name="P1"><text:span text:style-name="T1">OSS : not used it entire quantum </text:span></text:p>
      <text:p text:style-name="P1"><text:span text:style-name="T1">OSS : Putting process with PID 31651 into queue 1</text:span></text:p>
      <text:p text:style-name="P1"><text:span text:style-name="T1">OSS : Dispaching pid : 31651 from queue 1 at time 386:925550482</text:span></text:p>
      <text:p text:style-name="P1"><text:span text:style-name="T1">OSS : Total time this dispatch was 391</text:span></text:p>
      <text:p text:style-name="P1"><text:span text:style-name="T1">OSS : Reciving pid : 31651 executed 6300000</text:span></text:p>
      <text:p text:style-name="P1"><text:span text:style-name="T1">OSS : not used it entire quantum </text:span></text:p>
      <text:p text:style-name="P1"><text:span text:style-name="T1">OSS : Putting process with PID 31651 into queue 1</text:span></text:p>
      <text:p text:style-name="P1"><text:span text:style-name="T1">OSS : Dispaching pid : 31651 from queue 1 at time 386:931850934</text:span></text:p>
      <text:p text:style-name="P1"><text:span text:style-name="T1">OSS : Total time this dispatch was 452</text:span></text:p>
      <text:p text:style-name="P1"><text:span text:style-name="T1">OSS : Reciving pid : 31651 executed 2797999872</text:span></text:p>
      <text:p text:style-name="P1"><text:span text:style-name="T1">OSS : pid : 31651 completed execution CPU : 2.818900<text:s text:c="2"/>Total : 2.818901</text:span></text:p>
      <text:p text:style-name="P1"><text:span text:style-name="T1">OSS : Generating process with PID 31652 and putting it in queue 1 at time 388:931851989</text:span></text:p>
      <text:p text:style-name="P1"><text:span text:style-name="T1">OSS : Dispaching pid : 31652 from queue 1 at time 388:931852985</text:span></text:p>
      <text:p text:style-name="P1"><text:span text:style-name="T1">OSS : Total time this dispatch was 2000002051</text:span></text:p>
      <text:p text:style-name="P1"><text:span text:style-name="T1">OSS : Reciving pid : 31652 executed 9500000</text:span></text:p>
      <text:p text:style-name="P1"><text:span text:style-name="T1">OSS : not used it entire quantum </text:span></text:p>
      <text:p text:style-name="P1"><text:span text:style-name="T1">OSS : Putting process with PID 31652 into queue 1</text:span></text:p>
      <text:p text:style-name="P1"><text:span text:style-name="T1">OSS : Dispaching pid : 31652 from queue 1 at time 388:941353759</text:span></text:p>
      <text:p text:style-name="P1"><text:span text:style-name="T1">OSS : Total time this dispatch was 774</text:span></text:p>
      <text:p text:style-name="P1"><text:span text:style-name="T1">OSS : Reciving pid : 31652 executed 10000000</text:span></text:p>
      <text:p text:style-name="P1"><text:span text:style-name="T1">OSS : not used it entire quantum </text:span></text:p>
      <text:p text:style-name="P1"><text:span text:style-name="T1">OSS : Putting process with PID 31652 into queue 1</text:span></text:p>
      <text:p text:style-name="P1"><text:span text:style-name="T1">OSS : Dispaching pid : 31652 from queue 1 at time 388:951353952</text:span></text:p>
      <text:p text:style-name="P1"><text:span text:style-name="T1">OSS : Total time this dispatch was 193</text:span></text:p>
      <text:p text:style-name="P1"><text:span text:style-name="T1">OSS : Reciving pid : 31652 executed 0</text:span></text:p>
      <text:p text:style-name="P1"><text:span text:style-name="T1">OSS : not used it entire quantum </text:span></text:p>
      <text:p text:style-name="P1"><text:span text:style-name="T1">OSS : Putting process with PID 31652 into queue 1</text:span></text:p>
      <text:p text:style-name="P1"><text:span text:style-name="T1">OSS : Dispaching pid : 31652 from queue 1 at time 388:951354826</text:span></text:p>
      <text:p text:style-name="P1"><text:span text:style-name="T1">OSS : Total time this dispatch was 874</text:span></text:p>
      <text:p text:style-name="P1"><text:span text:style-name="T1">OSS : Reciving pid : 31652 executed 1121000064</text:span></text:p>
      <text:p text:style-name="P1"><text:span text:style-name="T1">OSS : pid : 31652 completed execution CPU : 1.140500<text:s text:c="2"/>Total : 1.140502</text:span></text:p>
      <text:p text:style-name="P1"><text:span text:style-name="T1">OSS : Generating process with PID 31653 and putting it in queue 1 at time 390:951355506</text:span></text:p>
      <text:p text:style-name="P1"><text:span text:style-name="T1">OSS : Dispaching pid : 31653 from queue 1 at time 390:951356268</text:span></text:p>
      <text:p text:style-name="P1"><text:span text:style-name="T1">OSS : Total time this dispatch was 2000001442</text:span></text:p>
      <text:p text:style-name="P1"><text:span text:style-name="T1">OSS : Reciving pid : 31653 executed 10000000</text:span></text:p>
      <text:p text:style-name="P1"><text:span text:style-name="T1">OSS : not used it entire quantum </text:span></text:p>
      <text:p text:style-name="P1"><text:span text:style-name="T1">OSS : Putting process with PID 31653 into queue 1</text:span></text:p>
      <text:p text:style-name="P1"><text:span text:style-name="T1">OSS : Dispaching pid : 31653 from queue 1 at time 390:961356683</text:span></text:p>
      <text:p text:style-name="P1"><text:span text:style-name="T1">OSS : Total time this dispatch was 415</text:span></text:p>
      <text:p text:style-name="P1"><text:span text:style-name="T1">OSS : Reciving pid : 31653 executed 7400000</text:span></text:p>
      <text:p text:style-name="P1"><text:span text:style-name="T1">OSS : not used it entire quantum </text:span></text:p>
      <text:p text:style-name="P1"><text:span text:style-name="T1">OSS : Putting process with PID 31653 into queue 1</text:span></text:p>
      <text:p text:style-name="P1"><text:span text:style-name="T1">OSS : Dispaching pid : 31653 from queue 1 at time 390:968757680</text:span></text:p>
      <text:p text:style-name="P1"><text:span text:style-name="T1">OSS : Total time this dispatch was 997</text:span></text:p>
      <text:p text:style-name="P1"><text:span text:style-name="T1">OSS : Reciving pid : 31653 executed 2138999936</text:span></text:p>
      <text:p text:style-name="P1"><text:span text:style-name="T1">OSS : pid : 31653 completed execution CPU : 2.156400<text:s text:c="2"/>Total : 2.156401</text:span></text:p>
      <text:p text:style-name="P1"><text:span text:style-name="T1">OSS : Generating process with PID 31654 and putting it in queue 1 at time 391:968757827</text:span></text:p>
      <text:p text:style-name="P1"><text:span text:style-name="T1">OSS : Dispaching pid : 31654 from queue 1 at time 391:968757906</text:span></text:p>
      <text:p text:style-name="P1"><text:span text:style-name="T1">OSS : Total time this dispatch was 1000000226</text:span></text:p>
      <text:p text:style-name="P1"><text:span text:style-name="T1">OSS : Reciving pid : 31654 executed 10000000</text:span></text:p>
      <text:p text:style-name="P1"><text:span text:style-name="T1">OSS : not used it entire quantum </text:span></text:p>
      <text:p text:style-name="P1"><text:span text:style-name="T1">OSS : Putting process with PID 31654 into queue 1</text:span></text:p>
      <text:p text:style-name="P1"><text:span text:style-name="T1">OSS : Dispaching pid : 31654 from queue 1 at time 391:978758509</text:span></text:p>
      <text:p text:style-name="P1"><text:span text:style-name="T1">OSS : Total time this dispatch was 603</text:span></text:p>
      <text:p text:style-name="P1"><text:span text:style-name="T1">OSS : Reciving pid : 31654 executed 10000000</text:span></text:p>
      <text:p text:style-name="P1"><text:span text:style-name="T1">OSS : not used it entire quantum </text:span></text:p>
      <text:p text:style-name="P1"><text:span text:style-name="T1">OSS : Putting process with PID 31654 into queue 1</text:span></text:p>
      <text:p text:style-name="P1"><text:span text:style-name="T1">OSS : Dispaching pid : 31654 from queue 1 at time 391:988758623</text:span></text:p>
      <text:p text:style-name="P1"><text:span text:style-name="T1">OSS : Total time this dispatch was 114</text:span></text:p>
      <text:p text:style-name="P1"><text:span text:style-name="T1">OSS : Reciving pid : 31654 executed 10000000</text:span></text:p>
      <text:p text:style-name="P1"><text:span text:style-name="T1">OSS : not used it entire quantum </text:span></text:p>
      <text:p text:style-name="P1"><text:span text:style-name="T1">OSS : Putting process with PID 31654 into queue 1</text:span></text:p>
      <text:p text:style-name="P1"><text:span text:style-name="T1">OSS : Dispaching pid : 31654 from queue 1 at time 391:998758750</text:span></text:p>
      <text:p text:style-name="P1"><text:span text:style-name="T1">OSS : Total time this dispatch was 127</text:span></text:p>
      <text:p text:style-name="P1"><text:span text:style-name="T1">OSS : Reciving pid : 31654 executed 10000000</text:span></text:p>
      <text:p text:style-name="P1"><text:span text:style-name="T1">OSS : not used it entire quantum </text:span></text:p>
      <text:p text:style-name="P1"><text:span text:style-name="T1">OSS : Putting process with PID 31654 into queue 1</text:span></text:p>
      <text:p text:style-name="P1"><text:span text:style-name="T1">OSS : Dispaching pid : 31654 from queue 1 at time 392:8758983</text:span></text:p>
      <text:p text:style-name="P1"><text:span text:style-name="T1">OSS : Total time this dispatch was 233</text:span></text:p>
      <text:p text:style-name="P1"><text:span text:style-name="T1">OSS : Reciving pid : 31654 executed 0</text:span></text:p>
      <text:p text:style-name="P1"><text:span text:style-name="T1">OSS : not used it entire quantum </text:span></text:p>
      <text:p text:style-name="P1"><text:span text:style-name="T1">OSS : Putting process with PID 31654 into queue 1</text:span></text:p>
      <text:p text:style-name="P1"><text:span text:style-name="T1">OSS : Dispaching pid : 31654 from queue 1 at time 392:8759384</text:span></text:p>
      <text:p text:style-name="P1"><text:span text:style-name="T1">OSS : Total time this dispatch was 401</text:span></text:p>
      <text:p text:style-name="P1"><text:span text:style-name="T1">OSS : Reciving pid : 31654 executed 9900000</text:span></text:p>
      <text:p text:style-name="P1"><text:span text:style-name="T1">OSS : not used it entire quantum </text:span></text:p>
      <text:p text:style-name="P1"><text:span text:style-name="T1">OSS : Putting process with PID 31654 into queue 1</text:span></text:p>
      <text:p text:style-name="P1"><text:span text:style-name="T1">OSS : Dispaching pid : 31654 from queue 1 at time 392:18660339</text:span></text:p>
      <text:p text:style-name="P1"><text:span text:style-name="T1">OSS : Total time this dispatch was 955</text:span></text:p>
      <text:p text:style-name="P1"><text:span text:style-name="T1">OSS : Reciving pid : 31654 executed 10000000</text:span></text:p>
      <text:p text:style-name="P1"><text:span text:style-name="T1">OSS : pid : 31654 completed execution CPU : 0.059900<text:s text:c="2"/>Total : 0.059902</text:span></text:p>
      <text:p text:style-name="P1"><text:span text:style-name="T1">OSS : Generating process with PID 31655 and putting it in queue 1 at time 393:18660360</text:span></text:p>
      <text:p text:style-name="P1"><text:span text:style-name="T1">OSS : Dispaching pid : 31655 from queue 1 at time 393:18661015</text:span></text:p>
      <text:p text:style-name="P1"><text:span text:style-name="T1">OSS : Total time this dispatch was 1000000676</text:span></text:p>
      <text:p text:style-name="P1"><text:span text:style-name="T1">OSS : Reciving pid : 31655 executed 134000000</text:span></text:p>
      <text:p text:style-name="P1"><text:span text:style-name="T1">OSS : pid : 31655 completed execution CPU : 0.134000<text:s text:c="2"/>Total : 0.134000</text:span></text:p>
      <text:p text:style-name="P1"><text:span text:style-name="T1">OSS : Generating process with PID 31656 and putting it in queue 1 at time 393:18661015</text:span></text:p>
      <text:p text:style-name="P1"><text:span text:style-name="T1">OSS : Dispaching pid : 31656 from queue 1 at time 393:18661298</text:span></text:p>
      <text:p text:style-name="P1"><text:span text:style-name="T1">OSS : Total time this dispatch was 283</text:span></text:p>
      <text:p text:style-name="P1"><text:span text:style-name="T1">OSS : Reciving pid : 31656 executed 0</text:span></text:p>
      <text:p text:style-name="P1"><text:span text:style-name="T1">OSS : not used it entire quantum </text:span></text:p>
      <text:p text:style-name="P1"><text:span text:style-name="T1">OSS : Putting process with PID 31656 into queue 1</text:span></text:p>
      <text:p text:style-name="P1"><text:span text:style-name="T1">OSS : Generating process with PID 31657 and putting it in queue 0 at time 393:18661298</text:span></text:p>
      <text:p text:style-name="P1"><text:span text:style-name="T1">OSS :<text:s text:c="2"/>Dispatching process with PID : 31657 from queue 1 at time 393:18661971</text:span></text:p>
      <text:p text:style-name="P1"><text:span text:style-name="T1">OSS : Total time this dispatch was 673</text:span></text:p>
      <text:p text:style-name="P1"><text:span text:style-name="T1">OSS : Reciving pid : 31657 executed 649999</text:span></text:p>
      <text:p text:style-name="P1"><text:span text:style-name="T1">OSS : not used it entire quantum </text:span></text:p>
      <text:p text:style-name="P1"><text:span text:style-name="T1">OSS : Putting process with PID 31657 into queue 0</text:span></text:p>
      <text:p text:style-name="P1"><text:span text:style-name="T1">OSS :<text:s text:c="2"/>Dispatching process with PID : 31657 from queue 1 at time 393:19312016</text:span></text:p>
      <text:p text:style-name="P1"><text:span text:style-name="T1">OSS : Total time this dispatch was 46</text:span></text:p>
      <text:p text:style-name="P1"><text:span text:style-name="T1">OSS : Reciving pid : 31657 executed 1549999</text:span></text:p>
      <text:p text:style-name="P1"><text:span text:style-name="T1">OSS : not used it entire quantum </text:span></text:p>
      <text:p text:style-name="P1"><text:span text:style-name="T1">OSS : Putting process with PID 31657 into queue 0</text:span></text:p>
      <text:p text:style-name="P1"><text:span text:style-name="T1">OSS :<text:s text:c="2"/>Dispatching process with PID : 31657 from queue 1 at time 393:20862879</text:span></text:p>
      <text:p text:style-name="P1"><text:span text:style-name="T1">OSS : Total time this dispatch was 864</text:span></text:p>
      <text:p text:style-name="P1"><text:span text:style-name="T1">OSS : Reciving pid : 31657 executed 5000000</text:span></text:p>
      <text:p text:style-name="P1"><text:span text:style-name="T1">OSS : not used it entire quantum </text:span></text:p>
      <text:p text:style-name="P1"><text:span text:style-name="T1">OSS : Putting process with PID 31657 into queue 0</text:span></text:p>
      <text:p text:style-name="P1"><text:span text:style-name="T1">OSS :<text:s text:c="2"/>Dispatching process with PID : 31657 from queue 1 at time 393:25863746</text:span></text:p>
      <text:p text:style-name="P1"><text:span text:style-name="T1">OSS : Total time this dispatch was 867</text:span></text:p>
      <text:p text:style-name="P1"><text:span text:style-name="T1">OSS : Reciving pid : 31657 executed 3200000</text:span></text:p>
      <text:p text:style-name="P1"><text:span text:style-name="T1">OSS : not used it entire quantum </text:span></text:p>
      <text:p text:style-name="P1"><text:span text:style-name="T1">OSS : Putting process with PID 31657 into queue 0</text:span></text:p>
      <text:p text:style-name="P1"><text:span text:style-name="T1">OSS :<text:s text:c="2"/>Dispatching process with PID : 31657 from queue 1 at time 393:29064666</text:span></text:p>
      <text:p text:style-name="P1"><text:span text:style-name="T1">OSS : Total time this dispatch was 920</text:span></text:p>
      <text:p text:style-name="P1"><text:span text:style-name="T1">OSS : Reciving pid : 31657 executed 5000000</text:span></text:p>
      <text:p text:style-name="P1"><text:span text:style-name="T1">OSS : not used it entire quantum </text:span></text:p>
      <text:p text:style-name="P1"><text:span text:style-name="T1">OSS : Putting process with PID 31657 into queue 0</text:span></text:p>
      <text:p text:style-name="P1"><text:span text:style-name="T1">OSS :<text:s text:c="2"/>Dispatching process with PID : 31657 from queue 1 at time 393:34064806</text:span></text:p>
      <text:p text:style-name="P1"><text:span text:style-name="T1">OSS : Total time this dispatch was 140</text:span></text:p>
      <text:p text:style-name="P1"><text:span text:style-name="T1">OSS : Reciving pid : 31657 executed 2900000</text:span></text:p>
      <text:p text:style-name="P1"><text:span text:style-name="T1">OSS : not used it entire quantum </text:span></text:p>
      <text:p text:style-name="P1"><text:span text:style-name="T1">OSS : Putting process with PID 31657 into queue 0</text:span></text:p>
      <text:p text:style-name="P1"><text:span text:style-name="T1">OSS :<text:s text:c="2"/>Dispatching process with PID : 31657 from queue 1 at time 393:36965077</text:span></text:p>
      <text:p text:style-name="P1"><text:span text:style-name="T1">OSS : Total time this dispatch was 271</text:span></text:p>
      <text:p text:style-name="P1"><text:span text:style-name="T1">OSS : Reciving pid : 31657 executed 2762000128</text:span></text:p>
      <text:p text:style-name="P1"><text:span text:style-name="T1">OSS : pid : 31657 completed execution CPU : 2.780300<text:s text:c="2"/>Total : 2.780303</text:span></text:p>
      <text:p text:style-name="P1"><text:span text:style-name="T1">OSS : Dispaching pid : 31656 from queue 1 at time 393:36965705</text:span></text:p>
      <text:p text:style-name="P1"><text:span text:style-name="T1">OSS : Total time this dispatch was 628</text:span></text:p>
      <text:p text:style-name="P1"><text:span text:style-name="T1">OSS : Reciving pid : 31656 executed 0</text:span></text:p>
      <text:p text:style-name="P1"><text:span text:style-name="T1">OSS : not used it entire quantum </text:span></text:p>
      <text:p text:style-name="P1"><text:span text:style-name="T1">OSS : Putting process with PID 31656 into queue 1</text:span></text:p>
      <text:p text:style-name="P1"><text:span text:style-name="T1">OSS : Dispaching pid : 31656 from queue 1 at time 393:36965808</text:span></text:p>
      <text:p text:style-name="P1"><text:span text:style-name="T1">OSS : Total time this dispatch was 103</text:span></text:p>
      <text:p text:style-name="P1"><text:span text:style-name="T1">OSS : Reciving pid : 31656 executed 0</text:span></text:p>
      <text:p text:style-name="P1"><text:span text:style-name="T1">OSS : not used it entire quantum </text:span></text:p>
      <text:p text:style-name="P1"><text:span text:style-name="T1">OSS : Putting process with PID 31656 into queue 1</text:span></text:p>
      <text:p text:style-name="P1"><text:span text:style-name="T1">OSS : Dispaching pid : 31656 from queue 1 at time 393:36965841</text:span></text:p>
      <text:p text:style-name="P1"><text:span text:style-name="T1">OSS : Total time this dispatch was 33</text:span></text:p>
      <text:p text:style-name="P1"><text:span text:style-name="T1">OSS : Reciving pid : 31656 executed 10000000</text:span></text:p>
      <text:p text:style-name="P1"><text:span text:style-name="T1">OSS : not used it entire quantum </text:span></text:p>
      <text:p text:style-name="P1"><text:span text:style-name="T1">OSS : Putting process with PID 31656 into queue 1</text:span></text:p>
      <text:p text:style-name="P1"><text:span text:style-name="T1">OSS : Dispaching pid : 31656 from queue 1 at time 393:46966236</text:span></text:p>
      <text:p text:style-name="P1"><text:span text:style-name="T1">OSS : Total time this dispatch was 395</text:span></text:p>
      <text:p text:style-name="P1"><text:span text:style-name="T1">OSS : Reciving pid : 31656 executed 0</text:span></text:p>
      <text:p text:style-name="P1"><text:span text:style-name="T1">OSS : not used it entire quantum </text:span></text:p>
      <text:p text:style-name="P1"><text:span text:style-name="T1">OSS : Putting process with PID 31656 into queue 1</text:span></text:p>
      <text:p text:style-name="P1"><text:span text:style-name="T1">OSS : Dispaching pid : 31656 from queue 1 at time 393:46966337</text:span></text:p>
      <text:p text:style-name="P1"><text:span text:style-name="T1">OSS : Total time this dispatch was 101</text:span></text:p>
      <text:p text:style-name="P1"><text:span text:style-name="T1">OSS : Reciving pid : 31656 executed 9400000</text:span></text:p>
      <text:p text:style-name="P1"><text:span text:style-name="T1">OSS : not used it entire quantum </text:span></text:p>
      <text:p text:style-name="P1"><text:span text:style-name="T1">OSS : Putting process with PID 31656 into queue 1</text:span></text:p>
      <text:p text:style-name="P1"><text:span text:style-name="T1">OSS : Dispaching pid : 31656 from queue 1 at time 393:56366869</text:span></text:p>
      <text:p text:style-name="P1"><text:span text:style-name="T1">OSS : Total time this dispatch was 532</text:span></text:p>
      <text:p text:style-name="P1"><text:span text:style-name="T1">OSS : Reciving pid : 31656 executed 10000000</text:span></text:p>
      <text:p text:style-name="P1"><text:span text:style-name="T1">OSS : not used it entire quantum </text:span></text:p>
      <text:p text:style-name="P1"><text:span text:style-name="T1">OSS : Putting process with PID 31656 into queue 1</text:span></text:p>
      <text:p text:style-name="P1"><text:span text:style-name="T1">OSS : Dispaching pid : 31656 from queue 1 at time 393:66366980</text:span></text:p>
      <text:p text:style-name="P1"><text:span text:style-name="T1">OSS : Total time this dispatch was 111</text:span></text:p>
      <text:p text:style-name="P1"><text:span text:style-name="T1">OSS : Reciving pid : 31656 executed 10000000</text:span></text:p>
      <text:p text:style-name="P1"><text:span text:style-name="T1">OSS : not used it entire quantum </text:span></text:p>
      <text:p text:style-name="P1"><text:span text:style-name="T1">OSS : Putting process with PID 31656 into queue 1</text:span></text:p>
      <text:p text:style-name="P1"><text:span text:style-name="T1">OSS : Dispaching pid : 31656 from queue 1 at time 393:76367218</text:span></text:p>
      <text:p text:style-name="P1"><text:span text:style-name="T1">OSS : Total time this dispatch was 238</text:span></text:p>
      <text:p text:style-name="P1"><text:span text:style-name="T1">OSS : Reciving pid : 31656 executed 3899999</text:span></text:p>
      <text:p text:style-name="P1"><text:span text:style-name="T1">OSS : not used it entire quantum </text:span></text:p>
      <text:p text:style-name="P1"><text:span text:style-name="T1">OSS : Putting process with PID 31656 into queue 1</text:span></text:p>
      <text:p text:style-name="P1"><text:span text:style-name="T1">OSS : Dispaching pid : 31656 from queue 1 at time 393:80268180</text:span></text:p>
      <text:p text:style-name="P1"><text:span text:style-name="T1">OSS : Total time this dispatch was 963</text:span></text:p>
      <text:p text:style-name="P1"><text:span text:style-name="T1">OSS : Reciving pid : 31656 executed 10000000</text:span></text:p>
      <text:p text:style-name="P1"><text:span text:style-name="T1">OSS : pid : 31656 completed execution CPU : 0.053300<text:s text:c="2"/>Total : 0.071607</text:span></text:p>
      <text:p text:style-name="P1"><text:span text:style-name="T1">OSS : Generating process with PID 31658 and putting it in queue 0 at time 394:80268246</text:span></text:p>
      <text:p text:style-name="P1"><text:span text:style-name="T1">OSS :<text:s text:c="2"/>Dispatching process with PID : 31658 from queue 1 at time 394:80268545</text:span></text:p>
      <text:p text:style-name="P1"><text:span text:style-name="T1">OSS : Total time this dispatch was 1000000365</text:span></text:p>
      <text:p text:style-name="P1"><text:span text:style-name="T1">OSS : Reciving pid : 31658 executed 5000000</text:span></text:p>
      <text:p text:style-name="P1"><text:span text:style-name="T1">OSS : not used it entire quantum </text:span></text:p>
      <text:p text:style-name="P1"><text:span text:style-name="T1">OSS : Putting process with PID 31658 into queue 0</text:span></text:p>
      <text:p text:style-name="P1"><text:span text:style-name="T1">OSS :<text:s text:c="2"/>Dispatching process with PID : 31658 from queue 1 at time 394:85268650</text:span></text:p>
      <text:p text:style-name="P1"><text:span text:style-name="T1">OSS : Total time this dispatch was 105</text:span></text:p>
      <text:p text:style-name="P1"><text:span text:style-name="T1">OSS : Reciving pid : 31658 executed 5000000</text:span></text:p>
      <text:p text:style-name="P1"><text:span text:style-name="T1">OSS : not used it entire quantum </text:span></text:p>
      <text:p text:style-name="P1"><text:span text:style-name="T1">OSS : Putting process with PID 31658 into queue 0</text:span></text:p>
      <text:p text:style-name="P1"><text:span text:style-name="T1">OSS :<text:s text:c="2"/>Dispatching process with PID : 31658 from queue 1 at time 394:90268696</text:span></text:p>
      <text:p text:style-name="P1"><text:span text:style-name="T1">OSS : Total time this dispatch was 46</text:span></text:p>
      <text:p text:style-name="P1"><text:span text:style-name="T1">OSS : Reciving pid : 31658 executed 5000000</text:span></text:p>
      <text:p text:style-name="P1"><text:span text:style-name="T1">OSS : not used it entire quantum </text:span></text:p>
      <text:p text:style-name="P1"><text:span text:style-name="T1">OSS : Putting process with PID 31658 into queue 0</text:span></text:p>
      <text:p text:style-name="P1"><text:span text:style-name="T1">OSS :<text:s text:c="2"/>Dispatching process with PID : 31658 from queue 1 at time 394:95269368</text:span></text:p>
      <text:p text:style-name="P1"><text:span text:style-name="T1">OSS : Total time this dispatch was 672</text:span></text:p>
      <text:p text:style-name="P1"><text:span text:style-name="T1">OSS : Reciving pid : 31658 executed 5000000</text:span></text:p>
      <text:p text:style-name="P1"><text:span text:style-name="T1">OSS : not used it entire quantum </text:span></text:p>
      <text:p text:style-name="P1"><text:span text:style-name="T1">OSS : Putting process with PID 31658 into queue 0</text:span></text:p>
      <text:p text:style-name="P1"><text:span text:style-name="T1">OSS :<text:s text:c="2"/>Dispatching process with PID : 31658 from queue 1 at time 394:100270000</text:span></text:p>
      <text:p text:style-name="P1"><text:span text:style-name="T1">OSS : Total time this dispatch was 632</text:span></text:p>
      <text:p text:style-name="P1"><text:span text:style-name="T1">OSS : Reciving pid : 31658 executed 5000000</text:span></text:p>
      <text:p text:style-name="P1"><text:span text:style-name="T1">OSS : not used it entire quantum </text:span></text:p>
      <text:p text:style-name="P1"><text:span text:style-name="T1">OSS : Putting process with PID 31658 into queue 0</text:span></text:p>
      <text:p text:style-name="P1"><text:span text:style-name="T1">OSS :<text:s text:c="2"/>Dispatching process with PID : 31658 from queue 1 at time 394:105270878</text:span></text:p>
      <text:p text:style-name="P1"><text:span text:style-name="T1">OSS : Total time this dispatch was 878</text:span></text:p>
      <text:p text:style-name="P1"><text:span text:style-name="T1">OSS : Reciving pid : 31658 executed 5000000</text:span></text:p>
      <text:p text:style-name="P1"><text:span text:style-name="T1">OSS : not used it entire quantum </text:span></text:p>
      <text:p text:style-name="P1"><text:span text:style-name="T1">OSS : Putting process with PID 31658 into queue 0</text:span></text:p>
      <text:p text:style-name="P1"><text:span text:style-name="T1">OSS :<text:s text:c="2"/>Dispatching process with PID : 31658 from queue 1 at time 394:110271206</text:span></text:p>
      <text:p text:style-name="P1"><text:span text:style-name="T1">OSS : Total time this dispatch was 328</text:span></text:p>
      <text:p text:style-name="P1"><text:span text:style-name="T1">OSS : Reciving pid : 31658 executed 5000000</text:span></text:p>
      <text:p text:style-name="P1"><text:span text:style-name="T1">OSS : not used it entire quantum </text:span></text:p>
      <text:p text:style-name="P1"><text:span text:style-name="T1">OSS : Putting process with PID 31658 into queue 0</text:span></text:p>
      <text:p text:style-name="P1"><text:span text:style-name="T1">OSS :<text:s text:c="2"/>Dispatching process with PID : 31658 from queue 1 at time 394:115271755</text:span></text:p>
      <text:p text:style-name="P1"><text:span text:style-name="T1">OSS : Total time this dispatch was 549</text:span></text:p>
      <text:p text:style-name="P1"><text:span text:style-name="T1">OSS : Reciving pid : 31658 executed 5000000</text:span></text:p>
      <text:p text:style-name="P1"><text:span text:style-name="T1">OSS : not used it entire quantum </text:span></text:p>
      <text:p text:style-name="P1"><text:span text:style-name="T1">OSS : Putting process with PID 31658 into queue 0</text:span></text:p>
      <text:p text:style-name="P1"><text:span text:style-name="T1">OSS :<text:s text:c="2"/>Dispatching process with PID : 31658 from queue 1 at time 394:120271918</text:span></text:p>
      <text:p text:style-name="P1"><text:span text:style-name="T1">OSS : Total time this dispatch was 163</text:span></text:p>
      <text:p text:style-name="P1"><text:span text:style-name="T1">OSS : Reciving pid : 31658 executed 5000000</text:span></text:p>
      <text:p text:style-name="P1"><text:span text:style-name="T1">OSS : not used it entire quantum </text:span></text:p>
      <text:p text:style-name="P1"><text:span text:style-name="T1">OSS : Putting process with PID 31658 into queue 0</text:span></text:p>
      <text:p text:style-name="P1"><text:span text:style-name="T1">OSS :<text:s text:c="2"/>Dispatching process with PID : 31658 from queue 1 at time 394:125272881</text:span></text:p>
      <text:p text:style-name="P1"><text:span text:style-name="T1">OSS : Total time this dispatch was 963</text:span></text:p>
      <text:p text:style-name="P1"><text:span text:style-name="T1">OSS : Reciving pid : 31658 executed 5000000</text:span></text:p>
      <text:p text:style-name="P1"><text:span text:style-name="T1">OSS : not used it entire quantum </text:span></text:p>
      <text:p text:style-name="P1"><text:span text:style-name="T1">OSS : Putting process with PID 31658 into queue 0</text:span></text:p>
      <text:p text:style-name="P1"><text:span text:style-name="T1">OSS :<text:s text:c="2"/>Dispatching process with PID : 31658 from queue 1 at time 394:130273480</text:span></text:p>
      <text:p text:style-name="P1"><text:span text:style-name="T1">OSS : Total time this dispatch was 599</text:span></text:p>
      <text:p text:style-name="P1"><text:span text:style-name="T1">OSS : Reciving pid : 31658 executed 2250000</text:span></text:p>
      <text:p text:style-name="P1"><text:span text:style-name="T1">OSS : pid : 31658 completed execution CPU : 0.052250<text:s text:c="2"/>Total : 0.052255</text:span></text:p>
      <text:p text:style-name="P1"><text:span text:style-name="T1">OSS : Generating process with PID 31659 and putting it in queue 0 at time 395:130274085</text:span></text:p>
      <text:p text:style-name="P1"><text:span text:style-name="T1">OSS :<text:s text:c="2"/>Dispatching process with PID : 31659 from queue 1 at time 395:130274554</text:span></text:p>
      <text:p text:style-name="P1"><text:span text:style-name="T1">OSS : Total time this dispatch was 1000001074</text:span></text:p>
      <text:p text:style-name="P1"><text:span text:style-name="T1">OSS : Reciving pid : 31659 executed 1848999936</text:span></text:p>
      <text:p text:style-name="P1"><text:span text:style-name="T1">OSS : pid : 31659 completed execution CPU : 1.849000<text:s text:c="2"/>Total : 1.849000</text:span></text:p>
      <text:p text:style-name="P1"><text:span text:style-name="T1">OSS : Generating process with PID 31660 and putting it in queue 1 at time 397:130276326</text:span></text:p>
      <text:p text:style-name="P1"><text:span text:style-name="T1">OSS : Dispaching pid : 31660 from queue 1 at time 397:130277223</text:span></text:p>
      <text:p text:style-name="P1"><text:span text:style-name="T1">OSS : Total time this dispatch was 2000002669</text:span></text:p>
      <text:p text:style-name="P1"><text:span text:style-name="T1">OSS : Reciving pid : 31660 executed 5600000</text:span></text:p>
      <text:p text:style-name="P1"><text:span text:style-name="T1">OSS : not used it entire quantum </text:span></text:p>
      <text:p text:style-name="P1"><text:span text:style-name="T1">OSS : Putting process with PID 31660 into queue 1</text:span></text:p>
      <text:p text:style-name="P1"><text:span text:style-name="T1">OSS : Generating process with PID 31661 and putting it in queue 1 at time 397:135877223</text:span></text:p>
      <text:p text:style-name="P1"><text:span text:style-name="T1">OSS : Dispaching pid : 31660 from queue 1 at time 397:135877867</text:span></text:p>
      <text:p text:style-name="P1"><text:span text:style-name="T1">OSS : Total time this dispatch was 644</text:span></text:p>
      <text:p text:style-name="P1"><text:span text:style-name="T1">OSS : Reciving pid : 31660 executed 10000000</text:span></text:p>
      <text:p text:style-name="P1"><text:span text:style-name="T1">OSS : not used it entire quantum </text:span></text:p>
      <text:p text:style-name="P1"><text:span text:style-name="T1">OSS : Putting process with PID 31660 into queue 1</text:span></text:p>
      <text:p text:style-name="P1"><text:span text:style-name="T1">OSS : Generating process with PID 31662 and putting it in queue 0 at time 397:145877867</text:span></text:p>
      <text:p text:style-name="P1"><text:span text:style-name="T1">OSS :<text:s text:c="2"/>Dispatching process with PID : 31662 from queue 1 at time 397:145878622</text:span></text:p>
      <text:p text:style-name="P1"><text:span text:style-name="T1">OSS : Total time this dispatch was 755</text:span></text:p>
      <text:p text:style-name="P1"><text:span text:style-name="T1">OSS : Reciving pid : 31662 executed 5000000</text:span></text:p>
      <text:p text:style-name="P1"><text:span text:style-name="T1">OSS : not used it entire quantum </text:span></text:p>
      <text:p text:style-name="P1"><text:span text:style-name="T1">OSS : Putting process with PID 31662 into queue 0</text:span></text:p>
      <text:p text:style-name="P1"><text:span text:style-name="T1">OSS :<text:s text:c="2"/>Dispatching process with PID : 31662 from queue 1 at time 397:150879378</text:span></text:p>
      <text:p text:style-name="P1"><text:span text:style-name="T1">OSS : Total time this dispatch was 756</text:span></text:p>
      <text:p text:style-name="P1"><text:span text:style-name="T1">OSS : Reciving pid : 31662 executed 5000000</text:span></text:p>
      <text:p text:style-name="P1"><text:span text:style-name="T1">OSS : not used it entire quantum </text:span></text:p>
      <text:p text:style-name="P1"><text:span text:style-name="T1">OSS : Putting process with PID 31662 into queue 0</text:span></text:p>
      <text:p text:style-name="P1"><text:span text:style-name="T1">OSS :<text:s text:c="2"/>Dispatching process with PID : 31662 from queue 1 at time 397:155879738</text:span></text:p>
      <text:p text:style-name="P1"><text:span text:style-name="T1">OSS : Total time this dispatch was 360</text:span></text:p>
      <text:p text:style-name="P1"><text:span text:style-name="T1">OSS : Reciving pid : 31662 executed 5000000</text:span></text:p>
      <text:p text:style-name="P1"><text:span text:style-name="T1">OSS : not used it entire quantum </text:span></text:p>
      <text:p text:style-name="P1"><text:span text:style-name="T1">OSS : Putting process with PID 31662 into queue 0</text:span></text:p>
      <text:p text:style-name="P1"><text:span text:style-name="T1">OSS :<text:s text:c="2"/>Dispatching process with PID : 31662 from queue 1 at time 397:160879911</text:span></text:p>
      <text:p text:style-name="P1"><text:span text:style-name="T1">OSS : Total time this dispatch was 173</text:span></text:p>
      <text:p text:style-name="P1"><text:span text:style-name="T1">OSS : Reciving pid : 31662 executed 5000000</text:span></text:p>
      <text:p text:style-name="P1"><text:span text:style-name="T1">OSS : not used it entire quantum </text:span></text:p>
      <text:p text:style-name="P1"><text:span text:style-name="T1">OSS : Putting process with PID 31662 into queue 0</text:span></text:p>
      <text:p text:style-name="P1"><text:span text:style-name="T1">OSS :<text:s text:c="2"/>Dispatching process with PID : 31662 from queue 1 at time 397:165880371</text:span></text:p>
      <text:p text:style-name="P1"><text:span text:style-name="T1">OSS : Total time this dispatch was 460</text:span></text:p>
      <text:p text:style-name="P1"><text:span text:style-name="T1">OSS : Reciving pid : 31662 executed 0</text:span></text:p>
      <text:p text:style-name="P1"><text:span text:style-name="T1">OSS : not used it entire quantum </text:span></text:p>
      <text:p text:style-name="P1"><text:span text:style-name="T1">OSS : Putting process with PID 31662 into queue 0</text:span></text:p>
      <text:p text:style-name="P1"><text:span text:style-name="T1">OSS :<text:s text:c="2"/>Dispatching process with PID : 31662 from queue 1 at time 397:165880822</text:span></text:p>
      <text:p text:style-name="P1"><text:span text:style-name="T1">OSS : Total time this dispatch was 451</text:span></text:p>
      <text:p text:style-name="P1"><text:span text:style-name="T1">OSS : Reciving pid : 31662 executed 0</text:span></text:p>
      <text:p text:style-name="P1"><text:span text:style-name="T1">OSS : not used it entire quantum </text:span></text:p>
      <text:p text:style-name="P1"><text:span text:style-name="T1">OSS : Putting process with PID 31662 into queue 0</text:span></text:p>
      <text:p text:style-name="P1"><text:span text:style-name="T1">OSS :<text:s text:c="2"/>Dispatching process with PID : 31662 from queue 1 at time 397:165881647</text:span></text:p>
      <text:p text:style-name="P1"><text:span text:style-name="T1">OSS : Total time this dispatch was 825</text:span></text:p>
      <text:p text:style-name="P1"><text:span text:style-name="T1">OSS : Reciving pid : 31662 executed 0</text:span></text:p>
      <text:p text:style-name="P1"><text:span text:style-name="T1">OSS : not used it entire quantum </text:span></text:p>
      <text:p text:style-name="P1"><text:span text:style-name="T1">OSS : Putting process with PID 31662 into queue 0</text:span></text:p>
      <text:p text:style-name="P1"><text:span text:style-name="T1">OSS :<text:s text:c="2"/>Dispatching process with PID : 31662 from queue 1 at time 397:165882565</text:span></text:p>
      <text:p text:style-name="P1"><text:span text:style-name="T1">OSS : Total time this dispatch was 918</text:span></text:p>
      <text:p text:style-name="P1"><text:span text:style-name="T1">OSS : Reciving pid : 31662 executed 5000000</text:span></text:p>
      <text:p text:style-name="P1"><text:span text:style-name="T1">OSS : not used it entire quantum </text:span></text:p>
      <text:p text:style-name="P1"><text:span text:style-name="T1">OSS : Putting process with PID 31662 into queue 0</text:span></text:p>
      <text:p text:style-name="P1"><text:span text:style-name="T1">OSS :<text:s text:c="2"/>Dispatching process with PID : 31662 from queue 1 at time 397:170883414</text:span></text:p>
      <text:p text:style-name="P1"><text:span text:style-name="T1">OSS : Total time this dispatch was 849</text:span></text:p>
      <text:p text:style-name="P1"><text:span text:style-name="T1">OSS : Reciving pid : 31662 executed 2549999</text:span></text:p>
      <text:p text:style-name="P1"><text:span text:style-name="T1">OSS : not used it entire quantum </text:span></text:p>
      <text:p text:style-name="P1"><text:span text:style-name="T1">OSS : Putting process with PID 31662 into queue 0</text:span></text:p>
      <text:p text:style-name="P1"><text:span text:style-name="T1">OSS :<text:s text:c="2"/>Dispatching process with PID : 31662 from queue 1 at time 397:173433910</text:span></text:p>
      <text:p text:style-name="P1"><text:span text:style-name="T1">OSS : Total time this dispatch was 497</text:span></text:p>
      <text:p text:style-name="P1"><text:span text:style-name="T1">OSS : Reciving pid : 31662 executed 5000000</text:span></text:p>
      <text:p text:style-name="P1"><text:span text:style-name="T1">OSS : not used it entire quantum </text:span></text:p>
      <text:p text:style-name="P1"><text:span text:style-name="T1">OSS : Putting process with PID 31662 into queue 0</text:span></text:p>
      <text:p text:style-name="P1"><text:span text:style-name="T1">OSS :<text:s text:c="2"/>Dispatching process with PID : 31662 from queue 1 at time 397:178434460</text:span></text:p>
      <text:p text:style-name="P1"><text:span text:style-name="T1">OSS : Total time this dispatch was 550</text:span></text:p>
      <text:p text:style-name="P1"><text:span text:style-name="T1">OSS : Reciving pid : 31662 executed 5000000</text:span></text:p>
      <text:p text:style-name="P1"><text:span text:style-name="T1">OSS : not used it entire quantum </text:span></text:p>
      <text:p text:style-name="P1"><text:span text:style-name="T1">OSS : Putting process with PID 31662 into queue 0</text:span></text:p>
      <text:p text:style-name="P1"><text:span text:style-name="T1">OSS :<text:s text:c="2"/>Dispatching process with PID : 31662 from queue 1 at time 397:183434539</text:span></text:p>
      <text:p text:style-name="P1"><text:span text:style-name="T1">OSS : Total time this dispatch was 79</text:span></text:p>
      <text:p text:style-name="P1"><text:span text:style-name="T1">OSS : Reciving pid : 31662 executed 5000000</text:span></text:p>
      <text:p text:style-name="P1"><text:span text:style-name="T1">OSS : not used it entire quantum </text:span></text:p>
      <text:p text:style-name="P1"><text:span text:style-name="T1">OSS : Putting process with PID 31662 into queue 0</text:span></text:p>
      <text:p text:style-name="P1"><text:span text:style-name="T1">OSS :<text:s text:c="2"/>Dispatching process with PID : 31662 from queue 1 at time 397:188435364</text:span></text:p>
      <text:p text:style-name="P1"><text:span text:style-name="T1">OSS : Total time this dispatch was 825</text:span></text:p>
      <text:p text:style-name="P1"><text:span text:style-name="T1">OSS : Reciving pid : 31662 executed 2378000128</text:span></text:p>
      <text:p text:style-name="P1"><text:span text:style-name="T1">OSS : pid : 31662 completed execution CPU : 2.420550<text:s text:c="2"/>Total : 2.420557</text:span></text:p>
      <text:p text:style-name="P1"><text:span text:style-name="T1">OSS : Dispaching pid : 31661 from queue 1 at time 397:188435815</text:span></text:p>
      <text:p text:style-name="P1"><text:span text:style-name="T1">OSS : Total time this dispatch was 451</text:span></text:p>
      <text:p text:style-name="P1"><text:span text:style-name="T1">OSS : Reciving pid : 31661 executed 10000000</text:span></text:p>
      <text:p text:style-name="P1"><text:span text:style-name="T1">OSS : not used it entire quantum </text:span></text:p>
      <text:p text:style-name="P1"><text:span text:style-name="T1">OSS : Putting process with PID 31661 into queue 1</text:span></text:p>
      <text:p text:style-name="P1"><text:span text:style-name="T1">OSS : Dispaching pid : 31660 from queue 1 at time 397:198436058</text:span></text:p>
      <text:p text:style-name="P1"><text:span text:style-name="T1">OSS : Total time this dispatch was 243</text:span></text:p>
      <text:p text:style-name="P1"><text:span text:style-name="T1">OSS : Reciving pid : 31660 executed 10000000</text:span></text:p>
      <text:p text:style-name="P1"><text:span text:style-name="T1">OSS : not used it entire quantum </text:span></text:p>
      <text:p text:style-name="P1"><text:span text:style-name="T1">OSS : Putting process with PID 31660 into queue 1</text:span></text:p>
      <text:p text:style-name="P1"><text:span text:style-name="T1">OSS : Dispaching pid : 31661 from queue 1 at time 397:208436198</text:span></text:p>
      <text:p text:style-name="P1"><text:span text:style-name="T1">OSS : Total time this dispatch was 140</text:span></text:p>
      <text:p text:style-name="P1"><text:span text:style-name="T1">OSS : Reciving pid : 31661 executed 10000000</text:span></text:p>
      <text:p text:style-name="P1"><text:span text:style-name="T1">OSS : not used it entire quantum </text:span></text:p>
      <text:p text:style-name="P1"><text:span text:style-name="T1">OSS : Putting process with PID 31661 into queue 1</text:span></text:p>
      <text:p text:style-name="P1"><text:span text:style-name="T1">OSS : Dispaching pid : 31660 from queue 1 at time 397:218436600</text:span></text:p>
      <text:p text:style-name="P1"><text:span text:style-name="T1">OSS : Total time this dispatch was 402</text:span></text:p>
      <text:p text:style-name="P1"><text:span text:style-name="T1">OSS : Reciving pid : 31660 executed 10000000</text:span></text:p>
      <text:p text:style-name="P1"><text:span text:style-name="T1">OSS : not used it entire quantum </text:span></text:p>
      <text:p text:style-name="P1"><text:span text:style-name="T1">OSS : Putting process with PID 31660 into queue 1</text:span></text:p>
      <text:p text:style-name="P1"><text:span text:style-name="T1">OSS : Dispaching pid : 31661 from queue 1 at time 397:228436800</text:span></text:p>
      <text:p text:style-name="P1"><text:span text:style-name="T1">OSS : Total time this dispatch was 200</text:span></text:p>
      <text:p text:style-name="P1"><text:span text:style-name="T1">OSS : Reciving pid : 31661 executed 10000000</text:span></text:p>
      <text:p text:style-name="P1"><text:span text:style-name="T1">OSS : not used it entire quantum </text:span></text:p>
      <text:p text:style-name="P1"><text:span text:style-name="T1">OSS : Putting process with PID 31661 into queue 1</text:span></text:p>
      <text:p text:style-name="P1"><text:span text:style-name="T1">OSS : Dispaching pid : 31660 from queue 1 at time 397:238436929</text:span></text:p>
      <text:p text:style-name="P1"><text:span text:style-name="T1">OSS : Total time this dispatch was 129</text:span></text:p>
      <text:p text:style-name="P1"><text:span text:style-name="T1">OSS : Reciving pid : 31660 executed 10000000</text:span></text:p>
      <text:p text:style-name="P1"><text:span text:style-name="T1">OSS : not used it entire quantum </text:span></text:p>
      <text:p text:style-name="P1"><text:span text:style-name="T1">OSS : Putting process with PID 31660 into queue 1</text:span></text:p>
      <text:p text:style-name="P1"><text:span text:style-name="T1">OSS : Dispaching pid : 31661 from queue 1 at time 397:248437328</text:span></text:p>
      <text:p text:style-name="P1"><text:span text:style-name="T1">OSS : Total time this dispatch was 399</text:span></text:p>
      <text:p text:style-name="P1"><text:span text:style-name="T1">OSS : Reciving pid : 31661 executed 10000000</text:span></text:p>
      <text:p text:style-name="P1"><text:span text:style-name="T1">OSS : not used it entire quantum </text:span></text:p>
      <text:p text:style-name="P1"><text:span text:style-name="T1">OSS : Putting process with PID 31661 into queue 1</text:span></text:p>
      <text:p text:style-name="P1"><text:span text:style-name="T1">OSS : Dispaching pid : 31660 from queue 1 at time 397:258437997</text:span></text:p>
      <text:p text:style-name="P1"><text:span text:style-name="T1">OSS : Total time this dispatch was 669</text:span></text:p>
      <text:p text:style-name="P1"><text:span text:style-name="T1">OSS : Reciving pid : 31660 executed 10000000</text:span></text:p>
      <text:p text:style-name="P1"><text:span text:style-name="T1">OSS : pid : 31660 completed execution CPU : 0.055600<text:s text:c="2"/>Total : 0.138161</text:span></text:p>
      <text:p text:style-name="P1"><text:span text:style-name="T1">OSS : Dispaching pid : 31661 from queue 1 at time 397:258438981</text:span></text:p>
      <text:p text:style-name="P1"><text:span text:style-name="T1">OSS : Total time this dispatch was 984</text:span></text:p>
      <text:p text:style-name="P1"><text:span text:style-name="T1">OSS : Reciving pid : 31661 executed 10000000</text:span></text:p>
      <text:p text:style-name="P1"><text:span text:style-name="T1">OSS : not used it entire quantum </text:span></text:p>
      <text:p text:style-name="P1"><text:span text:style-name="T1">OSS : Putting process with PID 31661 into queue 1</text:span></text:p>
      <text:p text:style-name="P1"><text:span text:style-name="T1">OSS : Dispaching pid : 31661 from queue 1 at time 397:268439649</text:span></text:p>
      <text:p text:style-name="P1"><text:span text:style-name="T1">OSS : Total time this dispatch was 668</text:span></text:p>
      <text:p text:style-name="P1"><text:span text:style-name="T1">OSS : Reciving pid : 31661 executed 10000000</text:span></text:p>
      <text:p text:style-name="P1"><text:span text:style-name="T1">OSS : pid : 31661 completed execution CPU : 0.060000<text:s text:c="2"/>Total : 0.132561</text:span></text:p>
      <text:p text:style-name="P1"><text:span text:style-name="T1">OSS : Generating process with PID 31663 and putting it in queue 0 at time 399:268440742</text:span></text:p>
      <text:p text:style-name="P1"><text:span text:style-name="T1">OSS :<text:s text:c="2"/>Dispatching process with PID : 31663 from queue 1 at time 399:268441718</text:span></text:p>
      <text:p text:style-name="P1"><text:span text:style-name="T1">OSS : Total time this dispatch was 2000002069</text:span></text:p>
      <text:p text:style-name="P1"><text:span text:style-name="T1">OSS : Reciving pid : 31663 executed 5000000</text:span></text:p>
      <text:p text:style-name="P1"><text:span text:style-name="T1">OSS : not used it entire quantum </text:span></text:p>
      <text:p text:style-name="P1"><text:span text:style-name="T1">OSS : Putting process with PID 31663 into queue 0</text:span></text:p>
      <text:p text:style-name="P1"><text:span text:style-name="T1">OSS :<text:s text:c="2"/>Dispatching process with PID : 31663 from queue 1 at time 399:273442280</text:span></text:p>
      <text:p text:style-name="P1"><text:span text:style-name="T1">OSS : Total time this dispatch was 562</text:span></text:p>
      <text:p text:style-name="P1"><text:span text:style-name="T1">OSS : Reciving pid : 31663 executed 5000000</text:span></text:p>
      <text:p text:style-name="P1"><text:span text:style-name="T1">OSS : not used it entire quantum </text:span></text:p>
      <text:p text:style-name="P1"><text:span text:style-name="T1">OSS : Putting process with PID 31663 into queue 0</text:span></text:p>
      <text:p text:style-name="P1"><text:span text:style-name="T1">OSS :<text:s text:c="2"/>Dispatching process with PID : 31663 from queue 1 at time 399:278443197</text:span></text:p>
      <text:p text:style-name="P1"><text:span text:style-name="T1">OSS : Total time this dispatch was 917</text:span></text:p>
      <text:p text:style-name="P1"><text:span text:style-name="T1">OSS : Reciving pid : 31663 executed 0</text:span></text:p>
      <text:p text:style-name="P1"><text:span text:style-name="T1">OSS : not used it entire quantum </text:span></text:p>
      <text:p text:style-name="P1"><text:span text:style-name="T1">OSS : Putting process with PID 31663 into queue 0</text:span></text:p>
      <text:p text:style-name="P1"><text:span text:style-name="T1">OSS :<text:s text:c="2"/>Dispatching process with PID : 31663 from queue 1 at time 399:278443570</text:span></text:p>
      <text:p text:style-name="P1"><text:span text:style-name="T1">OSS : Total time this dispatch was 373</text:span></text:p>
      <text:p text:style-name="P1"><text:span text:style-name="T1">OSS : Reciving pid : 31663 executed 5000000</text:span></text:p>
      <text:p text:style-name="P1"><text:span text:style-name="T1">OSS : not used it entire quantum </text:span></text:p>
      <text:p text:style-name="P1"><text:span text:style-name="T1">OSS : Putting process with PID 31663 into queue 0</text:span></text:p>
      <text:p text:style-name="P1"><text:span text:style-name="T1">OSS :<text:s text:c="2"/>Dispatching process with PID : 31663 from queue 1 at time 399:283444239</text:span></text:p>
      <text:p text:style-name="P1"><text:span text:style-name="T1">OSS : Total time this dispatch was 669</text:span></text:p>
      <text:p text:style-name="P1"><text:span text:style-name="T1">OSS : Reciving pid : 31663 executed 5000000</text:span></text:p>
      <text:p text:style-name="P1"><text:span text:style-name="T1">OSS : not used it entire quantum </text:span></text:p>
      <text:p text:style-name="P1"><text:span text:style-name="T1">OSS : Putting process with PID 31663 into queue 0</text:span></text:p>
      <text:p text:style-name="P1"><text:span text:style-name="T1">OSS :<text:s text:c="2"/>Dispatching process with PID : 31663 from queue 1 at time 399:288444264</text:span></text:p>
      <text:p text:style-name="P1"><text:span text:style-name="T1">OSS : Total time this dispatch was 25</text:span></text:p>
      <text:p text:style-name="P1"><text:span text:style-name="T1">OSS : Reciving pid : 31663 executed 5000000</text:span></text:p>
      <text:p text:style-name="P1"><text:span text:style-name="T1">OSS : not used it entire quantum </text:span></text:p>
      <text:p text:style-name="P1"><text:span text:style-name="T1">OSS : Putting process with PID 31663 into queue 0</text:span></text:p>
      <text:p text:style-name="P1"><text:span text:style-name="T1">OSS :<text:s text:c="2"/>Dispatching process with PID : 31663 from queue 1 at time 399:293444349</text:span></text:p>
      <text:p text:style-name="P1"><text:span text:style-name="T1">OSS : Total time this dispatch was 85</text:span></text:p>
      <text:p text:style-name="P1"><text:span text:style-name="T1">OSS : Reciving pid : 31663 executed 0</text:span></text:p>
      <text:p text:style-name="P1"><text:span text:style-name="T1">OSS : not used it entire quantum </text:span></text:p>
      <text:p text:style-name="P1"><text:span text:style-name="T1">OSS : Putting process with PID 31663 into queue 0</text:span></text:p>
      <text:p text:style-name="P1"><text:span text:style-name="T1">OSS :<text:s text:c="2"/>Dispatching process with PID : 31663 from queue 1 at time 399:293445192</text:span></text:p>
      <text:p text:style-name="P1"><text:span text:style-name="T1">OSS : Total time this dispatch was 843</text:span></text:p>
      <text:p text:style-name="P1"><text:span text:style-name="T1">OSS : Reciving pid : 31663 executed 2350000</text:span></text:p>
      <text:p text:style-name="P1"><text:span text:style-name="T1">OSS : not used it entire quantum </text:span></text:p>
      <text:p text:style-name="P1"><text:span text:style-name="T1">OSS : Putting process with PID 31663 into queue 0</text:span></text:p>
      <text:p text:style-name="P1"><text:span text:style-name="T1">OSS :<text:s text:c="2"/>Dispatching process with PID : 31663 from queue 1 at time 399:295795678</text:span></text:p>
      <text:p text:style-name="P1"><text:span text:style-name="T1">OSS : Total time this dispatch was 486</text:span></text:p>
      <text:p text:style-name="P1"><text:span text:style-name="T1">OSS : Reciving pid : 31663 executed 4550000</text:span></text:p>
      <text:p text:style-name="P1"><text:span text:style-name="T1">OSS : not used it entire quantum </text:span></text:p>
      <text:p text:style-name="P1"><text:span text:style-name="T1">OSS : Putting process with PID 31663 into queue 0</text:span></text:p>
      <text:p text:style-name="P1"><text:span text:style-name="T1">OSS :<text:s text:c="2"/>Dispatching process with PID : 31663 from queue 1 at time 399:300346566</text:span></text:p>
      <text:p text:style-name="P1"><text:span text:style-name="T1">OSS : Total time this dispatch was 888</text:span></text:p>
      <text:p text:style-name="P1"><text:span text:style-name="T1">OSS : Reciving pid : 31663 executed 4550000</text:span></text:p>
      <text:p text:style-name="P1"><text:span text:style-name="T1">OSS : not used it entire quantum </text:span></text:p>
      <text:p text:style-name="P1"><text:span text:style-name="T1">OSS : Putting process with PID 31663 into queue 0</text:span></text:p>
      <text:p text:style-name="P1"><text:span text:style-name="T1">OSS :<text:s text:c="2"/>Dispatching process with PID : 31663 from queue 1 at time 399:304897234</text:span></text:p>
      <text:p text:style-name="P1"><text:span text:style-name="T1">OSS : Total time this dispatch was 668</text:span></text:p>
      <text:p text:style-name="P1"><text:span text:style-name="T1">OSS : Reciving pid : 31663 executed 4800000</text:span></text:p>
      <text:p text:style-name="P1"><text:span text:style-name="T1">OSS : not used it entire quantum </text:span></text:p>
      <text:p text:style-name="P1"><text:span text:style-name="T1">OSS : Putting process with PID 31663 into queue 0</text:span></text:p>
      <text:p text:style-name="P1"><text:span text:style-name="T1">OSS :<text:s text:c="2"/>Dispatching process with PID : 31663 from queue 1 at time 399:309697638</text:span></text:p>
      <text:p text:style-name="P1"><text:span text:style-name="T1">OSS : Total time this dispatch was 404</text:span></text:p>
      <text:p text:style-name="P1"><text:span text:style-name="T1">OSS : Reciving pid : 31663 executed 1400000</text:span></text:p>
      <text:p text:style-name="P1"><text:span text:style-name="T1">OSS : not used it entire quantum </text:span></text:p>
      <text:p text:style-name="P1"><text:span text:style-name="T1">OSS : Putting process with PID 31663 into queue 0</text:span></text:p>
      <text:p text:style-name="P1"><text:span text:style-name="T1">OSS :<text:s text:c="2"/>Dispatching process with PID : 31663 from queue 1 at time 399:311098375</text:span></text:p>
      <text:p text:style-name="P1"><text:span text:style-name="T1">OSS : Total time this dispatch was 737</text:span></text:p>
      <text:p text:style-name="P1"><text:span text:style-name="T1">OSS : Reciving pid : 31663 executed 0</text:span></text:p>
      <text:p text:style-name="P1"><text:span text:style-name="T1">OSS : not used it entire quantum </text:span></text:p>
      <text:p text:style-name="P1"><text:span text:style-name="T1">OSS : Putting process with PID 31663 into queue 0</text:span></text:p>
      <text:p text:style-name="P1"><text:span text:style-name="T1">OSS :<text:s text:c="2"/>Dispatching process with PID : 31663 from queue 1 at time 399:311098540</text:span></text:p>
      <text:p text:style-name="P1"><text:span text:style-name="T1">OSS : Total time this dispatch was 165</text:span></text:p>
      <text:p text:style-name="P1"><text:span text:style-name="T1">OSS : Reciving pid : 31663 executed 4826000384</text:span></text:p>
      <text:p text:style-name="P1"><text:span text:style-name="T1">OSS : pid : 31663 completed execution CPU : 4.868650<text:s text:c="2"/>Total : 4.868657</text:span></text:p>
      <text:p text:style-name="P1"><text:span text:style-name="T1">OSS : Generating process with PID 31664 and putting it in queue 1 at time 401:311099663</text:span></text:p>
      <text:p text:style-name="P1"><text:span text:style-name="T1">OSS : Dispaching pid : 31664 from queue 1 at time 401:311100075</text:span></text:p>
      <text:p text:style-name="P1"><text:span text:style-name="T1">OSS : Total time this dispatch was 2000001535</text:span></text:p>
      <text:p text:style-name="P1"><text:span text:style-name="T1">OSS : Reciving pid : 31664 executed 10000000</text:span></text:p>
      <text:p text:style-name="P1"><text:span text:style-name="T1">OSS : not used it entire quantum </text:span></text:p>
      <text:p text:style-name="P1"><text:span text:style-name="T1">OSS : Putting process with PID 31664 into queue 1</text:span></text:p>
      <text:p text:style-name="P1"><text:span text:style-name="T1">OSS : Dispaching pid : 31664 from queue 1 at time 401:321100558</text:span></text:p>
      <text:p text:style-name="P1"><text:span text:style-name="T1">OSS : Total time this dispatch was 483</text:span></text:p>
      <text:p text:style-name="P1"><text:span text:style-name="T1">OSS : Reciving pid : 31664 executed 10000000</text:span></text:p>
      <text:p text:style-name="P1"><text:span text:style-name="T1">OSS : not used it entire quantum </text:span></text:p>
      <text:p text:style-name="P1"><text:span text:style-name="T1">OSS : Putting process with PID 31664 into queue 1</text:span></text:p>
      <text:p text:style-name="P1"><text:span text:style-name="T1">OSS : Dispaching pid : 31664 from queue 1 at time 401:331101422</text:span></text:p>
      <text:p text:style-name="P1"><text:span text:style-name="T1">OSS : Total time this dispatch was 864</text:span></text:p>
      <text:p text:style-name="P1"><text:span text:style-name="T1">OSS : Reciving pid : 31664 executed 10000000</text:span></text:p>
      <text:p text:style-name="P1"><text:span text:style-name="T1">OSS : not used it entire quantum </text:span></text:p>
      <text:p text:style-name="P1"><text:span text:style-name="T1">OSS : Putting process with PID 31664 into queue 1</text:span></text:p>
      <text:p text:style-name="P1"><text:span text:style-name="T1">OSS : Dispaching pid : 31664 from queue 1 at time 401:341102034</text:span></text:p>
      <text:p text:style-name="P1"><text:span text:style-name="T1">OSS : Total time this dispatch was 612</text:span></text:p>
      <text:p text:style-name="P1"><text:span text:style-name="T1">OSS : Reciving pid : 31664 executed 1600000</text:span></text:p>
      <text:p text:style-name="P1"><text:span text:style-name="T1">OSS : not used it entire quantum </text:span></text:p>
      <text:p text:style-name="P1"><text:span text:style-name="T1">OSS : Putting process with PID 31664 into queue 1</text:span></text:p>
      <text:p text:style-name="P1"><text:span text:style-name="T1">OSS : Dispaching pid : 31664 from queue 1 at time 401:342702646</text:span></text:p>
      <text:p text:style-name="P1"><text:span text:style-name="T1">OSS : Total time this dispatch was 612</text:span></text:p>
      <text:p text:style-name="P1"><text:span text:style-name="T1">OSS : Reciving pid : 31664 executed 800000</text:span></text:p>
      <text:p text:style-name="P1"><text:span text:style-name="T1">OSS : not used it entire quantum </text:span></text:p>
      <text:p text:style-name="P1"><text:span text:style-name="T1">OSS : Putting process with PID 31664 into queue 1</text:span></text:p>
      <text:p text:style-name="P1"><text:span text:style-name="T1">OSS : Dispaching pid : 31664 from queue 1 at time 401:343502909</text:span></text:p>
      <text:p text:style-name="P1"><text:span text:style-name="T1">OSS : Total time this dispatch was 263</text:span></text:p>
      <text:p text:style-name="P1"><text:span text:style-name="T1">OSS : Reciving pid : 31664 executed 10000000</text:span></text:p>
      <text:p text:style-name="P1"><text:span text:style-name="T1">OSS : not used it entire quantum </text:span></text:p>
      <text:p text:style-name="P1"><text:span text:style-name="T1">OSS : Putting process with PID 31664 into queue 1</text:span></text:p>
      <text:p text:style-name="P1"><text:span text:style-name="T1">OSS : Dispaching pid : 31664 from queue 1 at time 401:353503542</text:span></text:p>
      <text:p text:style-name="P1"><text:span text:style-name="T1">OSS : Total time this dispatch was 633</text:span></text:p>
      <text:p text:style-name="P1"><text:span text:style-name="T1">OSS : Reciving pid : 31664 executed 10000000</text:span></text:p>
      <text:p text:style-name="P1"><text:span text:style-name="T1">OSS : pid : 31664 completed execution CPU : 0.052400<text:s text:c="2"/>Total : 0.052403</text:span></text:p>
      <text:p text:style-name="P1"><text:span text:style-name="T1">OSS : Generating process with PID 31665 and putting it in queue 1 at time 403:353504423</text:span></text:p>
      <text:p text:style-name="P1"><text:span text:style-name="T1">OSS : Dispaching pid : 31665 from queue 1 at time 403:353504624</text:span></text:p>
      <text:p text:style-name="P1"><text:span text:style-name="T1">OSS : Total time this dispatch was 2000001082</text:span></text:p>
      <text:p text:style-name="P1"><text:span text:style-name="T1">OSS : Reciving pid : 31665 executed 10000000</text:span></text:p>
      <text:p text:style-name="P1"><text:span text:style-name="T1">OSS : not used it entire quantum </text:span></text:p>
      <text:p text:style-name="P1"><text:span text:style-name="T1">OSS : Putting process with PID 31665 into queue 1</text:span></text:p>
      <text:p text:style-name="P1"><text:span text:style-name="T1">OSS : Dispaching pid : 31665 from queue 1 at time 403:363504991</text:span></text:p>
      <text:p text:style-name="P1"><text:span text:style-name="T1">OSS : Total time this dispatch was 367</text:span></text:p>
      <text:p text:style-name="P1"><text:span text:style-name="T1">OSS : Reciving pid : 31665 executed 10000000</text:span></text:p>
      <text:p text:style-name="P1"><text:span text:style-name="T1">OSS : not used it entire quantum </text:span></text:p>
      <text:p text:style-name="P1"><text:span text:style-name="T1">OSS : Putting process with PID 31665 into queue 1</text:span></text:p>
      <text:p text:style-name="P1"><text:span text:style-name="T1">OSS : Dispaching pid : 31665 from queue 1 at time 403:373505379</text:span></text:p>
      <text:p text:style-name="P1"><text:span text:style-name="T1">OSS : Total time this dispatch was 388</text:span></text:p>
      <text:p text:style-name="P1"><text:span text:style-name="T1">OSS : Reciving pid : 31665 executed 10000000</text:span></text:p>
      <text:p text:style-name="P1"><text:span text:style-name="T1">OSS : not used it entire quantum </text:span></text:p>
      <text:p text:style-name="P1"><text:span text:style-name="T1">OSS : Putting process with PID 31665 into queue 1</text:span></text:p>
      <text:p text:style-name="P1"><text:span text:style-name="T1">OSS : Dispaching pid : 31665 from queue 1 at time 403:383505494</text:span></text:p>
      <text:p text:style-name="P1"><text:span text:style-name="T1">OSS : Total time this dispatch was 115</text:span></text:p>
      <text:p text:style-name="P1"><text:span text:style-name="T1">OSS : Reciving pid : 31665 executed 9800000</text:span></text:p>
      <text:p text:style-name="P1"><text:span text:style-name="T1">OSS : not used it entire quantum </text:span></text:p>
      <text:p text:style-name="P1"><text:span text:style-name="T1">OSS : Putting process with PID 31665 into queue 1</text:span></text:p>
      <text:p text:style-name="P1"><text:span text:style-name="T1">OSS : Dispaching pid : 31665 from queue 1 at time 403:393306130</text:span></text:p>
      <text:p text:style-name="P1"><text:span text:style-name="T1">OSS : Total time this dispatch was 636</text:span></text:p>
      <text:p text:style-name="P1"><text:span text:style-name="T1">OSS : Reciving pid : 31665 executed 10000000</text:span></text:p>
      <text:p text:style-name="P1"><text:span text:style-name="T1">OSS : not used it entire quantum </text:span></text:p>
      <text:p text:style-name="P1"><text:span text:style-name="T1">OSS : Putting process with PID 31665 into queue 1</text:span></text:p>
      <text:p text:style-name="P1"><text:span text:style-name="T1">OSS : Dispaching pid : 31665 from queue 1 at time 403:403306243</text:span></text:p>
      <text:p text:style-name="P1"><text:span text:style-name="T1">OSS : Total time this dispatch was 113</text:span></text:p>
      <text:p text:style-name="P1"><text:span text:style-name="T1">OSS : Reciving pid : 31665 executed 10000000</text:span></text:p>
      <text:p text:style-name="P1"><text:span text:style-name="T1">OSS : pid : 31665 completed execution CPU : 0.059800<text:s text:c="2"/>Total : 0.059802</text:span></text:p>
      <text:p text:style-name="P1"><text:span text:style-name="T1">OSS : Generating process with PID 31666 and putting it in queue 1 at time 405:403307690</text:span></text:p>
      <text:p text:style-name="P1"><text:span text:style-name="T1">OSS : Dispaching pid : 31666 from queue 1 at time 405:403307838</text:span></text:p>
      <text:p text:style-name="P1"><text:span text:style-name="T1">OSS : Total time this dispatch was 2000001595</text:span></text:p>
      <text:p text:style-name="P1"><text:span text:style-name="T1">OSS : Reciving pid : 31666 executed 10000000</text:span></text:p>
      <text:p text:style-name="P1"><text:span text:style-name="T1">OSS : not used it entire quantum </text:span></text:p>
      <text:p text:style-name="P1"><text:span text:style-name="T1">OSS : Putting process with PID 31666 into queue 1</text:span></text:p>
      <text:p text:style-name="P1"><text:span text:style-name="T1">OSS : Generating process with PID 31667 and putting it in queue 0 at time 405:413307838</text:span></text:p>
      <text:p text:style-name="P1"><text:span text:style-name="T1">OSS :<text:s text:c="2"/>Dispatching process with PID : 31667 from queue 1 at time 405:413308742</text:span></text:p>
      <text:p text:style-name="P1"><text:span text:style-name="T1">OSS : Total time this dispatch was 904</text:span></text:p>
      <text:p text:style-name="P1"><text:span text:style-name="T1">OSS : Reciving pid : 31667 executed 5000000</text:span></text:p>
      <text:p text:style-name="P1"><text:span text:style-name="T1">OSS : not used it entire quantum </text:span></text:p>
      <text:p text:style-name="P1"><text:span text:style-name="T1">OSS : Putting process with PID 31667 into queue 0</text:span></text:p>
      <text:p text:style-name="P1"><text:span text:style-name="T1">OSS :<text:s text:c="2"/>Dispatching process with PID : 31667 from queue 1 at time 405:418308919</text:span></text:p>
      <text:p text:style-name="P1"><text:span text:style-name="T1">OSS : Total time this dispatch was 177</text:span></text:p>
      <text:p text:style-name="P1"><text:span text:style-name="T1">OSS : Reciving pid : 31667 executed 5000000</text:span></text:p>
      <text:p text:style-name="P1"><text:span text:style-name="T1">OSS : not used it entire quantum </text:span></text:p>
      <text:p text:style-name="P1"><text:span text:style-name="T1">OSS : Putting process with PID 31667 into queue 0</text:span></text:p>
      <text:p text:style-name="P1"><text:span text:style-name="T1">OSS :<text:s text:c="2"/>Dispatching process with PID : 31667 from queue 1 at time 405:423309732</text:span></text:p>
      <text:p text:style-name="P1"><text:span text:style-name="T1">OSS : Total time this dispatch was 813</text:span></text:p>
      <text:p text:style-name="P1"><text:span text:style-name="T1">OSS : Reciving pid : 31667 executed 5000000</text:span></text:p>
      <text:p text:style-name="P1"><text:span text:style-name="T1">OSS : not used it entire quantum </text:span></text:p>
      <text:p text:style-name="P1"><text:span text:style-name="T1">OSS : Putting process with PID 31667 into queue 0</text:span></text:p>
      <text:p text:style-name="P1"><text:span text:style-name="T1">OSS :<text:s text:c="2"/>Dispatching process with PID : 31667 from queue 1 at time 405:428310294</text:span></text:p>
      <text:p text:style-name="P1"><text:span text:style-name="T1">OSS : Total time this dispatch was 562</text:span></text:p>
      <text:p text:style-name="P1"><text:span text:style-name="T1">OSS : Reciving pid : 31667 executed 5000000</text:span></text:p>
      <text:p text:style-name="P1"><text:span text:style-name="T1">OSS : not used it entire quantum </text:span></text:p>
      <text:p text:style-name="P1"><text:span text:style-name="T1">OSS : Putting process with PID 31667 into queue 0</text:span></text:p>
      <text:p text:style-name="P1"><text:span text:style-name="T1">OSS :<text:s text:c="2"/>Dispatching process with PID : 31667 from queue 1 at time 405:433310640</text:span></text:p>
      <text:p text:style-name="P1"><text:span text:style-name="T1">OSS : Total time this dispatch was 346</text:span></text:p>
      <text:p text:style-name="P1"><text:span text:style-name="T1">OSS : Reciving pid : 31667 executed 5000000</text:span></text:p>
      <text:p text:style-name="P1"><text:span text:style-name="T1">OSS : not used it entire quantum </text:span></text:p>
      <text:p text:style-name="P1"><text:span text:style-name="T1">OSS : Putting process with PID 31667 into queue 0</text:span></text:p>
      <text:p text:style-name="P1"><text:span text:style-name="T1">OSS :<text:s text:c="2"/>Dispatching process with PID : 31667 from queue 1 at time 405:438310796</text:span></text:p>
      <text:p text:style-name="P1"><text:span text:style-name="T1">OSS : Total time this dispatch was 156</text:span></text:p>
      <text:p text:style-name="P1"><text:span text:style-name="T1">OSS : Reciving pid : 31667 executed 5000000</text:span></text:p>
      <text:p text:style-name="P1"><text:span text:style-name="T1">OSS : not used it entire quantum </text:span></text:p>
      <text:p text:style-name="P1"><text:span text:style-name="T1">OSS : Putting process with PID 31667 into queue 0</text:span></text:p>
      <text:p text:style-name="P1"><text:span text:style-name="T1">OSS :<text:s text:c="2"/>Dispatching process with PID : 31667 from queue 1 at time 405:443310819</text:span></text:p>
      <text:p text:style-name="P1"><text:span text:style-name="T1">OSS : Total time this dispatch was 23</text:span></text:p>
      <text:p text:style-name="P1"><text:span text:style-name="T1">OSS : Reciving pid : 31667 executed 5000000</text:span></text:p>
      <text:p text:style-name="P1"><text:span text:style-name="T1">OSS : not used it entire quantum </text:span></text:p>
      <text:p text:style-name="P1"><text:span text:style-name="T1">OSS : Putting process with PID 31667 into queue 0</text:span></text:p>
      <text:p text:style-name="P1"><text:span text:style-name="T1">OSS :<text:s text:c="2"/>Dispatching process with PID : 31667 from queue 1 at time 405:448310929</text:span></text:p>
      <text:p text:style-name="P1"><text:span text:style-name="T1">OSS : Total time this dispatch was 110</text:span></text:p>
      <text:p text:style-name="P1"><text:span text:style-name="T1">OSS : Reciving pid : 31667 executed 1050000</text:span></text:p>
      <text:p text:style-name="P1"><text:span text:style-name="T1">OSS : not used it entire quantum </text:span></text:p>
      <text:p text:style-name="P1"><text:span text:style-name="T1">OSS : Putting process with PID 31667 into queue 0</text:span></text:p>
      <text:p text:style-name="P1"><text:span text:style-name="T1">OSS :<text:s text:c="2"/>Dispatching process with PID : 31667 from queue 1 at time 405:449361921</text:span></text:p>
      <text:p text:style-name="P1"><text:span text:style-name="T1">OSS : Total time this dispatch was 992</text:span></text:p>
      <text:p text:style-name="P1"><text:span text:style-name="T1">OSS : Reciving pid : 31667 executed 4300000</text:span></text:p>
      <text:p text:style-name="P1"><text:span text:style-name="T1">OSS : not used it entire quantum </text:span></text:p>
      <text:p text:style-name="P1"><text:span text:style-name="T1">OSS : Putting process with PID 31667 into queue 0</text:span></text:p>
      <text:p text:style-name="P1"><text:span text:style-name="T1">OSS :<text:s text:c="2"/>Dispatching process with PID : 31667 from queue 1 at time 405:453662808</text:span></text:p>
      <text:p text:style-name="P1"><text:span text:style-name="T1">OSS : Total time this dispatch was 887</text:span></text:p>
      <text:p text:style-name="P1"><text:span text:style-name="T1">OSS : Reciving pid : 31667 executed 750000</text:span></text:p>
      <text:p text:style-name="P1"><text:span text:style-name="T1">OSS : not used it entire quantum </text:span></text:p>
      <text:p text:style-name="P1"><text:span text:style-name="T1">OSS : Putting process with PID 31667 into queue 0</text:span></text:p>
      <text:p text:style-name="P1"><text:span text:style-name="T1">OSS :<text:s text:c="2"/>Dispatching process with PID : 31667 from queue 1 at time 405:454412882</text:span></text:p>
      <text:p text:style-name="P1"><text:span text:style-name="T1">OSS : Total time this dispatch was 74</text:span></text:p>
      <text:p text:style-name="P1"><text:span text:style-name="T1">OSS : Reciving pid : 31667 executed 5000000</text:span></text:p>
      <text:p text:style-name="P1"><text:span text:style-name="T1">OSS : not used it entire quantum </text:span></text:p>
      <text:p text:style-name="P1"><text:span text:style-name="T1">OSS : Putting process with PID 31667 into queue 0</text:span></text:p>
      <text:p text:style-name="P1"><text:span text:style-name="T1">OSS :<text:s text:c="2"/>Dispatching process with PID : 31667 from queue 1 at time 405:459413486</text:span></text:p>
      <text:p text:style-name="P1"><text:span text:style-name="T1">OSS : Total time this dispatch was 604</text:span></text:p>
      <text:p text:style-name="P1"><text:span text:style-name="T1">OSS : Reciving pid : 31667 executed 5000000</text:span></text:p>
      <text:p text:style-name="P1"><text:span text:style-name="T1">OSS : pid : 31667 completed execution CPU : 0.051100<text:s text:c="2"/>Total : 0.051105</text:span></text:p>
      <text:p text:style-name="P1"><text:span text:style-name="T1">OSS : Dispaching pid : 31666 from queue 1 at time 405:459413989</text:span></text:p>
      <text:p text:style-name="P1"><text:span text:style-name="T1">OSS : Total time this dispatch was 503</text:span></text:p>
      <text:p text:style-name="P1"><text:span text:style-name="T1">OSS : Reciving pid : 31666 executed 3899999</text:span></text:p>
      <text:p text:style-name="P1"><text:span text:style-name="T1">OSS : not used it entire quantum </text:span></text:p>
      <text:p text:style-name="P1"><text:span text:style-name="T1">OSS : Putting process with PID 31666 into queue 1</text:span></text:p>
      <text:p text:style-name="P1"><text:span text:style-name="T1">OSS : Dispaching pid : 31666 from queue 1 at time 405:463314047</text:span></text:p>
      <text:p text:style-name="P1"><text:span text:style-name="T1">OSS : Total time this dispatch was 59</text:span></text:p>
      <text:p text:style-name="P1"><text:span text:style-name="T1">OSS : Reciving pid : 31666 executed 10000000</text:span></text:p>
      <text:p text:style-name="P1"><text:span text:style-name="T1">OSS : not used it entire quantum </text:span></text:p>
      <text:p text:style-name="P1"><text:span text:style-name="T1">OSS : Putting process with PID 31666 into queue 1</text:span></text:p>
      <text:p text:style-name="P1"><text:span text:style-name="T1">OSS : Dispaching pid : 31666 from queue 1 at time 405:473314600</text:span></text:p>
      <text:p text:style-name="P1"><text:span text:style-name="T1">OSS : Total time this dispatch was 553</text:span></text:p>
      <text:p text:style-name="P1"><text:span text:style-name="T1">OSS : Reciving pid : 31666 executed 10000000</text:span></text:p>
      <text:p text:style-name="P1"><text:span text:style-name="T1">OSS : not used it entire quantum </text:span></text:p>
      <text:p text:style-name="P1"><text:span text:style-name="T1">OSS : Putting process with PID 31666 into queue 1</text:span></text:p>
      <text:p text:style-name="P1"><text:span text:style-name="T1">OSS : Dispaching pid : 31666 from queue 1 at time 405:483314739</text:span></text:p>
      <text:p text:style-name="P1"><text:span text:style-name="T1">OSS : Total time this dispatch was 139</text:span></text:p>
      <text:p text:style-name="P1"><text:span text:style-name="T1">OSS : Reciving pid : 31666 executed 1398999936</text:span></text:p>
      <text:p text:style-name="P1"><text:span text:style-name="T1">OSS : pid : 31666 completed execution CPU : 1.432900<text:s text:c="2"/>Total : 1.479007</text:span></text:p>
      <text:p text:style-name="P1"><text:span text:style-name="T1">OSS : Generating process with PID 31668 and putting it in queue 1 at time 406:483314765</text:span></text:p>
      <text:p text:style-name="P1"><text:span text:style-name="T1">OSS : Dispaching pid : 31668 from queue 1 at time 406:483315158</text:span></text:p>
      <text:p text:style-name="P1"><text:span text:style-name="T1">OSS : Total time this dispatch was 1000000419</text:span></text:p>
      <text:p text:style-name="P1"><text:span text:style-name="T1">OSS : Reciving pid : 31668 executed 10000000</text:span></text:p>
      <text:p text:style-name="P1"><text:span text:style-name="T1">OSS : not used it entire quantum </text:span></text:p>
      <text:p text:style-name="P1"><text:span text:style-name="T1">OSS : Putting process with PID 31668 into queue 1</text:span></text:p>
      <text:p text:style-name="P1"><text:span text:style-name="T1">OSS : Dispaching pid : 31668 from queue 1 at time 406:493315512</text:span></text:p>
      <text:p text:style-name="P1"><text:span text:style-name="T1">OSS : Total time this dispatch was 354</text:span></text:p>
      <text:p text:style-name="P1"><text:span text:style-name="T1">OSS : Reciving pid : 31668 executed 1700000</text:span></text:p>
      <text:p text:style-name="P1"><text:span text:style-name="T1">OSS : not used it entire quantum </text:span></text:p>
      <text:p text:style-name="P1"><text:span text:style-name="T1">OSS : Putting process with PID 31668 into queue 1</text:span></text:p>
      <text:p text:style-name="P1"><text:span text:style-name="T1">OSS : Dispaching pid : 31668 from queue 1 at time 406:495015968</text:span></text:p>
      <text:p text:style-name="P1"><text:span text:style-name="T1">OSS : Total time this dispatch was 456</text:span></text:p>
      <text:p text:style-name="P1"><text:span text:style-name="T1">OSS : Reciving pid : 31668 executed 4000000</text:span></text:p>
      <text:p text:style-name="P1"><text:span text:style-name="T1">OSS : not used it entire quantum </text:span></text:p>
      <text:p text:style-name="P1"><text:span text:style-name="T1">OSS : Putting process with PID 31668 into queue 1</text:span></text:p>
      <text:p text:style-name="P1"><text:span text:style-name="T1">OSS : Dispaching pid : 31668 from queue 1 at time 406:499015998</text:span></text:p>
      <text:p text:style-name="P1"><text:span text:style-name="T1">OSS : Total time this dispatch was 30</text:span></text:p>
      <text:p text:style-name="P1"><text:span text:style-name="T1">OSS : Reciving pid : 31668 executed 7699999</text:span></text:p>
      <text:p text:style-name="P1"><text:span text:style-name="T1">OSS : not used it entire quantum </text:span></text:p>
      <text:p text:style-name="P1"><text:span text:style-name="T1">OSS : Putting process with PID 31668 into queue 1</text:span></text:p>
      <text:p text:style-name="P1"><text:span text:style-name="T1">OSS : Dispaching pid : 31668 from queue 1 at time 406:506716817</text:span></text:p>
      <text:p text:style-name="P1"><text:span text:style-name="T1">OSS : Total time this dispatch was 820</text:span></text:p>
      <text:p text:style-name="P1"><text:span text:style-name="T1">OSS : Reciving pid : 31668 executed 10000000</text:span></text:p>
      <text:p text:style-name="P1"><text:span text:style-name="T1">OSS : not used it entire quantum </text:span></text:p>
      <text:p text:style-name="P1"><text:span text:style-name="T1">OSS : Putting process with PID 31668 into queue 1</text:span></text:p>
      <text:p text:style-name="P1"><text:span text:style-name="T1">OSS : Dispaching pid : 31668 from queue 1 at time 406:516717410</text:span></text:p>
      <text:p text:style-name="P1"><text:span text:style-name="T1">OSS : Total time this dispatch was 593</text:span></text:p>
      <text:p text:style-name="P1"><text:span text:style-name="T1">OSS : Reciving pid : 31668 executed 10000000</text:span></text:p>
      <text:p text:style-name="P1"><text:span text:style-name="T1">OSS : not used it entire quantum </text:span></text:p>
      <text:p text:style-name="P1"><text:span text:style-name="T1">OSS : Putting process with PID 31668 into queue 1</text:span></text:p>
      <text:p text:style-name="P1"><text:span text:style-name="T1">OSS : Dispaching pid : 31668 from queue 1 at time 406:526717454</text:span></text:p>
      <text:p text:style-name="P1"><text:span text:style-name="T1">OSS : Total time this dispatch was 44</text:span></text:p>
      <text:p text:style-name="P1"><text:span text:style-name="T1">OSS : Reciving pid : 31668 executed 2796999936</text:span></text:p>
      <text:p text:style-name="P1"><text:span text:style-name="T1">OSS : pid : 31668 completed execution CPU : 2.840400<text:s text:c="2"/>Total : 2.840402</text:span></text:p>
      <text:p text:style-name="P1"><text:span text:style-name="T1">OSS : Generating process with PID 31669 and putting it in queue 1 at time 407:526717473</text:span></text:p>
      <text:p text:style-name="P1"><text:span text:style-name="T1">OSS : Dispaching pid : 31669 from queue 1 at time 407:526717931</text:span></text:p>
      <text:p text:style-name="P1"><text:span text:style-name="T1">OSS : Total time this dispatch was 1000000477</text:span></text:p>
      <text:p text:style-name="P1"><text:span text:style-name="T1">OSS : Reciving pid : 31669 executed 10000000</text:span></text:p>
      <text:p text:style-name="P1"><text:span text:style-name="T1">OSS : not used it entire quantum </text:span></text:p>
      <text:p text:style-name="P1"><text:span text:style-name="T1">OSS : Putting process with PID 31669 into queue 1</text:span></text:p>
      <text:p text:style-name="P1"><text:span text:style-name="T1">OSS : Dispaching pid : 31669 from queue 1 at time 407:536718800</text:span></text:p>
      <text:p text:style-name="P1"><text:span text:style-name="T1">OSS : Total time this dispatch was 869</text:span></text:p>
      <text:p text:style-name="P1"><text:span text:style-name="T1">OSS : Reciving pid : 31669 executed 10000000</text:span></text:p>
      <text:p text:style-name="P1"><text:span text:style-name="T1">OSS : not used it entire quantum </text:span></text:p>
      <text:p text:style-name="P1"><text:span text:style-name="T1">OSS : Putting process with PID 31669 into queue 1</text:span></text:p>
      <text:p text:style-name="P1"><text:span text:style-name="T1">OSS : Dispaching pid : 31669 from queue 1 at time 407:546719248</text:span></text:p>
      <text:p text:style-name="P1"><text:span text:style-name="T1">OSS : Total time this dispatch was 448</text:span></text:p>
      <text:p text:style-name="P1"><text:span text:style-name="T1">OSS : Reciving pid : 31669 executed 0</text:span></text:p>
      <text:p text:style-name="P1"><text:span text:style-name="T1">OSS : not used it entire quantum </text:span></text:p>
      <text:p text:style-name="P1"><text:span text:style-name="T1">OSS : Putting process with PID 31669 into queue 1</text:span></text:p>
      <text:p text:style-name="P1"><text:span text:style-name="T1">OSS : Dispaching pid : 31669 from queue 1 at time 407:546720235</text:span></text:p>
      <text:p text:style-name="P1"><text:span text:style-name="T1">OSS : Total time this dispatch was 987</text:span></text:p>
      <text:p text:style-name="P1"><text:span text:style-name="T1">OSS : Reciving pid : 31669 executed 123000000</text:span></text:p>
      <text:p text:style-name="P1"><text:span text:style-name="T1">OSS : pid : 31669 completed execution CPU : 0.143000<text:s text:c="2"/>Total : 0.143002</text:span></text:p>
      <text:p text:style-name="P1"><text:span text:style-name="T1">OSS : Generating process with PID 31670 and putting it in queue 1 at time 408:546720917</text:span></text:p>
      <text:p text:style-name="P1"><text:span text:style-name="T1">OSS : Dispaching pid : 31670 from queue 1 at time 408:546721108</text:span></text:p>
      <text:p text:style-name="P1"><text:span text:style-name="T1">OSS : Total time this dispatch was 1000000873</text:span></text:p>
      <text:p text:style-name="P1"><text:span text:style-name="T1">OSS : Reciving pid : 31670 executed 10000000</text:span></text:p>
      <text:p text:style-name="P1"><text:span text:style-name="T1">OSS : not used it entire quantum </text:span></text:p>
      <text:p text:style-name="P1"><text:span text:style-name="T1">OSS : Putting process with PID 31670 into queue 1</text:span></text:p>
      <text:p text:style-name="P1"><text:span text:style-name="T1">OSS : Dispaching pid : 31670 from queue 1 at time 408:556721493</text:span></text:p>
      <text:p text:style-name="P1"><text:span text:style-name="T1">OSS : Total time this dispatch was 385</text:span></text:p>
      <text:p text:style-name="P1"><text:span text:style-name="T1">OSS : Reciving pid : 31670 executed 7899999</text:span></text:p>
      <text:p text:style-name="P1"><text:span text:style-name="T1">OSS : not used it entire quantum </text:span></text:p>
      <text:p text:style-name="P1"><text:span text:style-name="T1">OSS : Putting process with PID 31670 into queue 1</text:span></text:p>
      <text:p text:style-name="P1"><text:span text:style-name="T1">OSS : Dispaching pid : 31670 from queue 1 at time 408:564622287</text:span></text:p>
      <text:p text:style-name="P1"><text:span text:style-name="T1">OSS : Total time this dispatch was 795</text:span></text:p>
      <text:p text:style-name="P1"><text:span text:style-name="T1">OSS : Reciving pid : 31670 executed 10000000</text:span></text:p>
      <text:p text:style-name="P1"><text:span text:style-name="T1">OSS : not used it entire quantum </text:span></text:p>
      <text:p text:style-name="P1"><text:span text:style-name="T1">OSS : Putting process with PID 31670 into queue 1</text:span></text:p>
      <text:p text:style-name="P1"><text:span text:style-name="T1">OSS : Dispaching pid : 31670 from queue 1 at time 408:574622470</text:span></text:p>
      <text:p text:style-name="P1"><text:span text:style-name="T1">OSS : Total time this dispatch was 183</text:span></text:p>
      <text:p text:style-name="P1"><text:span text:style-name="T1">OSS : Reciving pid : 31670 executed 10000000</text:span></text:p>
      <text:p text:style-name="P1"><text:span text:style-name="T1">OSS : not used it entire quantum </text:span></text:p>
      <text:p text:style-name="P1"><text:span text:style-name="T1">OSS : Putting process with PID 31670 into queue 1</text:span></text:p>
      <text:p text:style-name="P1"><text:span text:style-name="T1">OSS : Dispaching pid : 31670 from queue 1 at time 408:584623095</text:span></text:p>
      <text:p text:style-name="P1"><text:span text:style-name="T1">OSS : Total time this dispatch was 625</text:span></text:p>
      <text:p text:style-name="P1"><text:span text:style-name="T1">OSS : Reciving pid : 31670 executed 1744000000</text:span></text:p>
      <text:p text:style-name="P1"><text:span text:style-name="T1">OSS : pid : 31670 completed execution CPU : 1.781900<text:s text:c="2"/>Total : 1.781902</text:span></text:p>
      <text:p text:style-name="P1"><text:span text:style-name="T1">OSS : Generating process with PID 31671 and putting it in queue 1 at time 409:584623964</text:span></text:p>
      <text:p text:style-name="P1"><text:span text:style-name="T1">OSS : Dispaching pid : 31671 from queue 1 at time 409:584624892</text:span></text:p>
      <text:p text:style-name="P1"><text:span text:style-name="T1">OSS : Total time this dispatch was 1000001797</text:span></text:p>
      <text:p text:style-name="P1"><text:span text:style-name="T1">OSS : Reciving pid : 31671 executed 3600000</text:span></text:p>
      <text:p text:style-name="P1"><text:span text:style-name="T1">OSS : not used it entire quantum </text:span></text:p>
      <text:p text:style-name="P1"><text:span text:style-name="T1">OSS : Putting process with PID 31671 into queue 1</text:span></text:p>
      <text:p text:style-name="P1"><text:span text:style-name="T1">OSS : Dispaching pid : 31671 from queue 1 at time 409:588225585</text:span></text:p>
      <text:p text:style-name="P1"><text:span text:style-name="T1">OSS : Total time this dispatch was 693</text:span></text:p>
      <text:p text:style-name="P1"><text:span text:style-name="T1">OSS : Reciving pid : 31671 executed 10000000</text:span></text:p>
      <text:p text:style-name="P1"><text:span text:style-name="T1">OSS : not used it entire quantum </text:span></text:p>
      <text:p text:style-name="P1"><text:span text:style-name="T1">OSS : Putting process with PID 31671 into queue 1</text:span></text:p>
      <text:p text:style-name="P1"><text:span text:style-name="T1">OSS : Dispaching pid : 31671 from queue 1 at time 409:598226204</text:span></text:p>
      <text:p text:style-name="P1"><text:span text:style-name="T1">OSS : Total time this dispatch was 619</text:span></text:p>
      <text:p text:style-name="P1"><text:span text:style-name="T1">OSS : Reciving pid : 31671 executed 0</text:span></text:p>
      <text:p text:style-name="P1"><text:span text:style-name="T1">OSS : not used it entire quantum </text:span></text:p>
      <text:p text:style-name="P1"><text:span text:style-name="T1">OSS : Putting process with PID 31671 into queue 1</text:span></text:p>
      <text:p text:style-name="P1"><text:span text:style-name="T1">OSS : Dispaching pid : 31671 from queue 1 at time 409:598226511</text:span></text:p>
      <text:p text:style-name="P1"><text:span text:style-name="T1">OSS : Total time this dispatch was 307</text:span></text:p>
      <text:p text:style-name="P1"><text:span text:style-name="T1">OSS : Reciving pid : 31671 executed 0</text:span></text:p>
      <text:p text:style-name="P1"><text:span text:style-name="T1">OSS : not used it entire quantum </text:span></text:p>
      <text:p text:style-name="P1"><text:span text:style-name="T1">OSS : Putting process with PID 31671 into queue 1</text:span></text:p>
      <text:p text:style-name="P1"><text:span text:style-name="T1">OSS : Dispaching pid : 31671 from queue 1 at time 409:598226522</text:span></text:p>
      <text:p text:style-name="P1"><text:span text:style-name="T1">OSS : Total time this dispatch was 11</text:span></text:p>
      <text:p text:style-name="P1"><text:span text:style-name="T1">OSS : Reciving pid : 31671 executed 10000000</text:span></text:p>
      <text:p text:style-name="P1"><text:span text:style-name="T1">OSS : not used it entire quantum </text:span></text:p>
      <text:p text:style-name="P1"><text:span text:style-name="T1">OSS : Putting process with PID 31671 into queue 1</text:span></text:p>
      <text:p text:style-name="P1"><text:span text:style-name="T1">OSS : Dispaching pid : 31671 from queue 1 at time 409:608226833</text:span></text:p>
      <text:p text:style-name="P1"><text:span text:style-name="T1">OSS : Total time this dispatch was 311</text:span></text:p>
      <text:p text:style-name="P1"><text:span text:style-name="T1">OSS : Reciving pid : 31671 executed 10000000</text:span></text:p>
      <text:p text:style-name="P1"><text:span text:style-name="T1">OSS : not used it entire quantum </text:span></text:p>
      <text:p text:style-name="P1"><text:span text:style-name="T1">OSS : Putting process with PID 31671 into queue 1</text:span></text:p>
      <text:p text:style-name="P1"><text:span text:style-name="T1">OSS : Dispaching pid : 31671 from queue 1 at time 409:618226885</text:span></text:p>
      <text:p text:style-name="P1"><text:span text:style-name="T1">OSS : Total time this dispatch was 52</text:span></text:p>
      <text:p text:style-name="P1"><text:span text:style-name="T1">OSS : Reciving pid : 31671 executed 8700000</text:span></text:p>
      <text:p text:style-name="P1"><text:span text:style-name="T1">OSS : not used it entire quantum </text:span></text:p>
      <text:p text:style-name="P1"><text:span text:style-name="T1">OSS : Putting process with PID 31671 into queue 1</text:span></text:p>
      <text:p text:style-name="P1"><text:span text:style-name="T1">OSS : Dispaching pid : 31671 from queue 1 at time 409:626927250</text:span></text:p>
      <text:p text:style-name="P1"><text:span text:style-name="T1">OSS : Total time this dispatch was 365</text:span></text:p>
      <text:p text:style-name="P1"><text:span text:style-name="T1">OSS : Reciving pid : 31671 executed 10000000</text:span></text:p>
      <text:p text:style-name="P1"><text:span text:style-name="T1">OSS : pid : 31671 completed execution CPU : 0.052300<text:s text:c="2"/>Total : 0.052302</text:span></text:p>
      <text:p text:style-name="P1"><text:span text:style-name="T1">OSS : Generating process with PID 31672 and putting it in queue 1 at time 411:626928451</text:span></text:p>
      <text:p text:style-name="P1"><text:span text:style-name="T1">OSS : Dispaching pid : 31672 from queue 1 at time 411:626928929</text:span></text:p>
      <text:p text:style-name="P1"><text:span text:style-name="T1">OSS : Total time this dispatch was 2000001679</text:span></text:p>
      <text:p text:style-name="P1"><text:span text:style-name="T1">OSS : Reciving pid : 31672 executed 1328999936</text:span></text:p>
      <text:p text:style-name="P1"><text:span text:style-name="T1">OSS : pid : 31672 completed execution CPU : 1.329000<text:s text:c="2"/>Total : 1.329000</text:span></text:p>
      <text:p text:style-name="P1"><text:span text:style-name="T1">OSS : Generating process with PID 31673 and putting it in queue 1 at time 411:626928929</text:span></text:p>
      <text:p text:style-name="P1"><text:span text:style-name="T1">OSS : Dispaching pid : 31673 from queue 1 at time 411:626928951</text:span></text:p>
      <text:p text:style-name="P1"><text:span text:style-name="T1">OSS : Total time this dispatch was 22</text:span></text:p>
      <text:p text:style-name="P1"><text:span text:style-name="T1">OSS : Reciving pid : 31673 executed 10000000</text:span></text:p>
      <text:p text:style-name="P1"><text:span text:style-name="T1">OSS : not used it entire quantum </text:span></text:p>
      <text:p text:style-name="P1"><text:span text:style-name="T1">OSS : Putting process with PID 31673 into queue 1</text:span></text:p>
      <text:p text:style-name="P1"><text:span text:style-name="T1">OSS : Generating process with PID 31674 and putting it in queue 1 at time 411:636928951</text:span></text:p>
      <text:p text:style-name="P1"><text:span text:style-name="T1">OSS : Dispaching pid : 31673 from queue 1 at time 411:636929773</text:span></text:p>
      <text:p text:style-name="P1"><text:span text:style-name="T1">OSS : Total time this dispatch was 822</text:span></text:p>
      <text:p text:style-name="P1"><text:span text:style-name="T1">OSS : Reciving pid : 31673 executed 0</text:span></text:p>
      <text:p text:style-name="P1"><text:span text:style-name="T1">OSS : not used it entire quantum </text:span></text:p>
      <text:p text:style-name="P1"><text:span text:style-name="T1">OSS : Putting process with PID 31673 into queue 1</text:span></text:p>
      <text:p text:style-name="P1"><text:span text:style-name="T1">OSS : Generating process with PID 31675 and putting it in queue 1 at time 411:636929773</text:span></text:p>
      <text:p text:style-name="P1"><text:span text:style-name="T1">OSS : Dispaching pid : 31674 from queue 1 at time 411:636929957</text:span></text:p>
      <text:p text:style-name="P1"><text:span text:style-name="T1">OSS : Total time this dispatch was 184</text:span></text:p>
      <text:p text:style-name="P1"><text:span text:style-name="T1">OSS : Reciving pid : 31674 executed 0</text:span></text:p>
      <text:p text:style-name="P1"><text:span text:style-name="T1">OSS : not used it entire quantum </text:span></text:p>
      <text:p text:style-name="P1"><text:span text:style-name="T1">OSS : Putting process with PID 31674 into queue 1</text:span></text:p>
      <text:p text:style-name="P1"><text:span text:style-name="T1">OSS : Generating process with PID 31676 and putting it in queue 1 at time 411:636929957</text:span></text:p>
      <text:p text:style-name="P1"><text:span text:style-name="T1">OSS : Dispaching pid : 31673 from queue 1 at time 411:636930879</text:span></text:p>
      <text:p text:style-name="P1"><text:span text:style-name="T1">OSS : Total time this dispatch was 922</text:span></text:p>
      <text:p text:style-name="P1"><text:span text:style-name="T1">OSS : Reciving pid : 31673 executed 10000000</text:span></text:p>
      <text:p text:style-name="P1"><text:span text:style-name="T1">OSS : not used it entire quantum </text:span></text:p>
      <text:p text:style-name="P1"><text:span text:style-name="T1">OSS : Putting process with PID 31673 into queue 1</text:span></text:p>
      <text:p text:style-name="P1"><text:span text:style-name="T1">OSS : Generating process with PID 31677 and putting it in queue 1 at time 411:646930879</text:span></text:p>
      <text:p text:style-name="P1"><text:span text:style-name="T1">OSS : Dispaching pid : 31675 from queue 1 at time 411:646931426</text:span></text:p>
      <text:p text:style-name="P1"><text:span text:style-name="T1">OSS : Total time this dispatch was 547</text:span></text:p>
      <text:p text:style-name="P1"><text:span text:style-name="T1">OSS : Reciving pid : 31675 executed 8300000</text:span></text:p>
      <text:p text:style-name="P1"><text:span text:style-name="T1">OSS : not used it entire quantum </text:span></text:p>
      <text:p text:style-name="P1"><text:span text:style-name="T1">OSS : Putting process with PID 31675 into queue 1</text:span></text:p>
      <text:p text:style-name="P1"><text:span text:style-name="T1">OSS : Dispaching pid : 31674 from queue 1 at time 411:655231483</text:span></text:p>
      <text:p text:style-name="P1"><text:span text:style-name="T1">OSS : Total time this dispatch was 57</text:span></text:p>
      <text:p text:style-name="P1"><text:span text:style-name="T1">OSS : Reciving pid : 31674 executed 10000000</text:span></text:p>
      <text:p text:style-name="P1"><text:span text:style-name="T1">OSS : not used it entire quantum </text:span></text:p>
      <text:p text:style-name="P1"><text:span text:style-name="T1">OSS : Putting process with PID 31674 into queue 1</text:span></text:p>
      <text:p text:style-name="P1"><text:span text:style-name="T1">OSS : Dispaching pid : 31676 from queue 1 at time 411:665231833</text:span></text:p>
      <text:p text:style-name="P1"><text:span text:style-name="T1">OSS : Total time this dispatch was 350</text:span></text:p>
      <text:p text:style-name="P1"><text:span text:style-name="T1">OSS : Reciving pid : 31676 executed 2599999</text:span></text:p>
      <text:p text:style-name="P1"><text:span text:style-name="T1">OSS : not used it entire quantum </text:span></text:p>
      <text:p text:style-name="P1"><text:span text:style-name="T1">OSS : Putting process with PID 31676 into queue 1</text:span></text:p>
      <text:p text:style-name="P1"><text:span text:style-name="T1">OSS : Dispaching pid : 31673 from queue 1 at time 411:667831859</text:span></text:p>
      <text:p text:style-name="P1"><text:span text:style-name="T1">OSS : Total time this dispatch was 27</text:span></text:p>
      <text:p text:style-name="P1"><text:span text:style-name="T1">OSS : Reciving pid : 31673 executed 10000000</text:span></text:p>
      <text:p text:style-name="P1"><text:span text:style-name="T1">OSS : not used it entire quantum </text:span></text:p>
      <text:p text:style-name="P1"><text:span text:style-name="T1">OSS : Putting process with PID 31673 into queue 1</text:span></text:p>
      <text:p text:style-name="P1"><text:span text:style-name="T1">OSS : Dispaching pid : 31677 from queue 1 at time 411:677832196</text:span></text:p>
      <text:p text:style-name="P1"><text:span text:style-name="T1">OSS : Total time this dispatch was 337</text:span></text:p>
      <text:p text:style-name="P1"><text:span text:style-name="T1">OSS : Reciving pid : 31677 executed 6800000</text:span></text:p>
      <text:p text:style-name="P1"><text:span text:style-name="T1">OSS : not used it entire quantum </text:span></text:p>
      <text:p text:style-name="P1"><text:span text:style-name="T1">OSS : Putting process with PID 31677 into queue 1</text:span></text:p>
      <text:p text:style-name="P1"><text:span text:style-name="T1">OSS : Dispaching pid : 31675 from queue 1 at time 411:684632591</text:span></text:p>
      <text:p text:style-name="P1"><text:span text:style-name="T1">OSS : Total time this dispatch was 395</text:span></text:p>
      <text:p text:style-name="P1"><text:span text:style-name="T1">OSS : Reciving pid : 31675 executed 10000000</text:span></text:p>
      <text:p text:style-name="P1"><text:span text:style-name="T1">OSS : not used it entire quantum </text:span></text:p>
      <text:p text:style-name="P1"><text:span text:style-name="T1">OSS : Putting process with PID 31675 into queue 1</text:span></text:p>
      <text:p text:style-name="P1"><text:span text:style-name="T1">OSS : Dispaching pid : 31674 from queue 1 at time 411:694633589</text:span></text:p>
      <text:p text:style-name="P1"><text:span text:style-name="T1">OSS : Total time this dispatch was 998</text:span></text:p>
      <text:p text:style-name="P1"><text:span text:style-name="T1">OSS : Reciving pid : 31674 executed 10000000</text:span></text:p>
      <text:p text:style-name="P1"><text:span text:style-name="T1">OSS : not used it entire quantum </text:span></text:p>
      <text:p text:style-name="P1"><text:span text:style-name="T1">OSS : Putting process with PID 31674 into queue 1</text:span></text:p>
      <text:p text:style-name="P1"><text:span text:style-name="T1">OSS : Dispaching pid : 31676 from queue 1 at time 411:704634233</text:span></text:p>
      <text:p text:style-name="P1"><text:span text:style-name="T1">OSS : Total time this dispatch was 644</text:span></text:p>
      <text:p text:style-name="P1"><text:span text:style-name="T1">OSS : Reciving pid : 31676 executed 3164000000</text:span></text:p>
      <text:p text:style-name="P1"><text:span text:style-name="T1">OSS : pid : 31676 completed execution CPU : 3.166600<text:s text:c="2"/>Total : 3.203403</text:span></text:p>
      <text:p text:style-name="P1"><text:span text:style-name="T1">OSS : Dispaching pid : 31673 from queue 1 at time 411:704634639</text:span></text:p>
      <text:p text:style-name="P1"><text:span text:style-name="T1">OSS : Total time this dispatch was 406</text:span></text:p>
      <text:p text:style-name="P1"><text:span text:style-name="T1">OSS : Reciving pid : 31673 executed 10000000</text:span></text:p>
      <text:p text:style-name="P1"><text:span text:style-name="T1">OSS : not used it entire quantum </text:span></text:p>
      <text:p text:style-name="P1"><text:span text:style-name="T1">OSS : Putting process with PID 31673 into queue 1</text:span></text:p>
      <text:p text:style-name="P1"><text:span text:style-name="T1">OSS : Dispaching pid : 31677 from queue 1 at time 411:714634948</text:span></text:p>
      <text:p text:style-name="P1"><text:span text:style-name="T1">OSS : Total time this dispatch was 309</text:span></text:p>
      <text:p text:style-name="P1"><text:span text:style-name="T1">OSS : Reciving pid : 31677 executed 10000000</text:span></text:p>
      <text:p text:style-name="P1"><text:span text:style-name="T1">OSS : not used it entire quantum </text:span></text:p>
      <text:p text:style-name="P1"><text:span text:style-name="T1">OSS : Putting process with PID 31677 into queue 1</text:span></text:p>
      <text:p text:style-name="P1"><text:span text:style-name="T1">OSS : Dispaching pid : 31675 from queue 1 at time 411:724635645</text:span></text:p>
      <text:p text:style-name="P1"><text:span text:style-name="T1">OSS : Total time this dispatch was 697</text:span></text:p>
      <text:p text:style-name="P1"><text:span text:style-name="T1">OSS : Reciving pid : 31675 executed 10000000</text:span></text:p>
      <text:p text:style-name="P1"><text:span text:style-name="T1">OSS : not used it entire quantum </text:span></text:p>
      <text:p text:style-name="P1"><text:span text:style-name="T1">OSS : Putting process with PID 31675 into queue 1</text:span></text:p>
      <text:p text:style-name="P1"><text:span text:style-name="T1">OSS : Dispaching pid : 31674 from queue 1 at time 411:734635769</text:span></text:p>
      <text:p text:style-name="P1"><text:span text:style-name="T1">OSS : Total time this dispatch was 124</text:span></text:p>
      <text:p text:style-name="P1"><text:span text:style-name="T1">OSS : Reciving pid : 31674 executed 10000000</text:span></text:p>
      <text:p text:style-name="P1"><text:span text:style-name="T1">OSS : not used it entire quantum </text:span></text:p>
      <text:p text:style-name="P1"><text:span text:style-name="T1">OSS : Putting process with PID 31674 into queue 1</text:span></text:p>
      <text:p text:style-name="P1"><text:span text:style-name="T1">OSS : Dispaching pid : 31673 from queue 1 at time 411:744636198</text:span></text:p>
      <text:p text:style-name="P1"><text:span text:style-name="T1">OSS : Total time this dispatch was 429</text:span></text:p>
      <text:p text:style-name="P1"><text:span text:style-name="T1">OSS : Reciving pid : 31673 executed 4000000</text:span></text:p>
      <text:p text:style-name="P1"><text:span text:style-name="T1">OSS : not used it entire quantum </text:span></text:p>
      <text:p text:style-name="P1"><text:span text:style-name="T1">OSS : Putting process with PID 31673 into queue 1</text:span></text:p>
      <text:p text:style-name="P1"><text:span text:style-name="T1">OSS : Dispaching pid : 31677 from queue 1 at time 411:748636329</text:span></text:p>
      <text:p text:style-name="P1"><text:span text:style-name="T1">OSS : Total time this dispatch was 131</text:span></text:p>
      <text:p text:style-name="P1"><text:span text:style-name="T1">OSS : Reciving pid : 31677 executed 10000000</text:span></text:p>
      <text:p text:style-name="P1"><text:span text:style-name="T1">OSS : not used it entire quantum </text:span></text:p>
      <text:p text:style-name="P1"><text:span text:style-name="T1">OSS : Putting process with PID 31677 into queue 1</text:span></text:p>
      <text:p text:style-name="P1"><text:span text:style-name="T1">OSS : Dispaching pid : 31675 from queue 1 at time 411:758636638</text:span></text:p>
      <text:p text:style-name="P1"><text:span text:style-name="T1">OSS : Total time this dispatch was 309</text:span></text:p>
      <text:p text:style-name="P1"><text:span text:style-name="T1">OSS : Reciving pid : 31675 executed 1100000</text:span></text:p>
      <text:p text:style-name="P1"><text:span text:style-name="T1">OSS : not used it entire quantum </text:span></text:p>
      <text:p text:style-name="P1"><text:span text:style-name="T1">OSS : Putting process with PID 31675 into queue 1</text:span></text:p>
      <text:p text:style-name="P1"><text:span text:style-name="T1">OSS : Dispaching pid : 31674 from queue 1 at time 411:759736779</text:span></text:p>
      <text:p text:style-name="P1"><text:span text:style-name="T1">OSS : Total time this dispatch was 141</text:span></text:p>
      <text:p text:style-name="P1"><text:span text:style-name="T1">OSS : Reciving pid : 31674 executed 2348999936</text:span></text:p>
      <text:p text:style-name="P1"><text:span text:style-name="T1">OSS : pid : 31674 completed execution CPU : 2.379000<text:s text:c="2"/>Total : 2.471807</text:span></text:p>
      <text:p text:style-name="P1"><text:span text:style-name="T1">OSS : Dispaching pid : 31673 from queue 1 at time 411:759737741</text:span></text:p>
      <text:p text:style-name="P1"><text:span text:style-name="T1">OSS : Total time this dispatch was 962</text:span></text:p>
      <text:p text:style-name="P1"><text:span text:style-name="T1">OSS : Reciving pid : 31673 executed 18000000</text:span></text:p>
      <text:p text:style-name="P1"><text:span text:style-name="T1">OSS : pid : 31673 completed execution CPU : 0.062000<text:s text:c="2"/>Total : 0.150809</text:span></text:p>
      <text:p text:style-name="P1"><text:span text:style-name="T1">OSS : Dispaching pid : 31677 from queue 1 at time 411:759737959</text:span></text:p>
      <text:p text:style-name="P1"><text:span text:style-name="T1">OSS : Total time this dispatch was 218</text:span></text:p>
      <text:p text:style-name="P1"><text:span text:style-name="T1">OSS : Reciving pid : 31677 executed 100000</text:span></text:p>
      <text:p text:style-name="P1"><text:span text:style-name="T1">OSS : not used it entire quantum </text:span></text:p>
      <text:p text:style-name="P1"><text:span text:style-name="T1">OSS : Putting process with PID 31677 into queue 1</text:span></text:p>
      <text:p text:style-name="P1"><text:span text:style-name="T1">OSS : Dispaching pid : 31675 from queue 1 at time 411:759838034</text:span></text:p>
      <text:p text:style-name="P1"><text:span text:style-name="T1">OSS : Total time this dispatch was 75</text:span></text:p>
      <text:p text:style-name="P1"><text:span text:style-name="T1">OSS : Reciving pid : 31675 executed 360000000</text:span></text:p>
      <text:p text:style-name="P1"><text:span text:style-name="T1">OSS : pid : 31675 completed execution CPU : 0.389400<text:s text:c="2"/>Total : 0.482908</text:span></text:p>
      <text:p text:style-name="P1"><text:span text:style-name="T1">OSS : Dispaching pid : 31677 from queue 1 at time 411:759839018</text:span></text:p>
      <text:p text:style-name="P1"><text:span text:style-name="T1">OSS : Total time this dispatch was 984</text:span></text:p>
      <text:p text:style-name="P1"><text:span text:style-name="T1">OSS : Reciving pid : 31677 executed 3796999936</text:span></text:p>
      <text:p text:style-name="P1"><text:span text:style-name="T1">OSS : pid : 31677 completed execution CPU : 3.823900<text:s text:c="2"/>Total : 3.891607</text:span></text:p>
      <text:p text:style-name="P1"><text:span text:style-name="T1">OSS : Generating process with PID 31678 and putting it in queue 1 at time 412:759839603</text:span></text:p>
      <text:p text:style-name="P1"><text:span text:style-name="T1">OSS : Dispaching pid : 31678 from queue 1 at time 412:759840542</text:span></text:p>
      <text:p text:style-name="P1"><text:span text:style-name="T1">OSS : Total time this dispatch was 1000001524</text:span></text:p>
      <text:p text:style-name="P1"><text:span text:style-name="T1">OSS : Reciving pid : 31678 executed 1899999</text:span></text:p>
      <text:p text:style-name="P1"><text:span text:style-name="T1">OSS : not used it entire quantum </text:span></text:p>
      <text:p text:style-name="P1"><text:span text:style-name="T1">OSS : Putting process with PID 31678 into queue 1</text:span></text:p>
      <text:p text:style-name="P1"><text:span text:style-name="T1">OSS : Dispaching pid : 31678 from queue 1 at time 412:761740959</text:span></text:p>
      <text:p text:style-name="P1"><text:span text:style-name="T1">OSS : Total time this dispatch was 418</text:span></text:p>
      <text:p text:style-name="P1"><text:span text:style-name="T1">OSS : Reciving pid : 31678 executed 8200000</text:span></text:p>
      <text:p text:style-name="P1"><text:span text:style-name="T1">OSS : not used it entire quantum </text:span></text:p>
      <text:p text:style-name="P1"><text:span text:style-name="T1">OSS : Putting process with PID 31678 into queue 1</text:span></text:p>
      <text:p text:style-name="P1"><text:span text:style-name="T1">OSS : Dispaching pid : 31678 from queue 1 at time 412:769941950</text:span></text:p>
      <text:p text:style-name="P1"><text:span text:style-name="T1">OSS : Total time this dispatch was 991</text:span></text:p>
      <text:p text:style-name="P1"><text:span text:style-name="T1">OSS : Reciving pid : 31678 executed 10000000</text:span></text:p>
      <text:p text:style-name="P1"><text:span text:style-name="T1">OSS : not used it entire quantum </text:span></text:p>
      <text:p text:style-name="P1"><text:span text:style-name="T1">OSS : Putting process with PID 31678 into queue 1</text:span></text:p>
      <text:p text:style-name="P1"><text:span text:style-name="T1">OSS : Dispaching pid : 31678 from queue 1 at time 412:779942281</text:span></text:p>
      <text:p text:style-name="P1"><text:span text:style-name="T1">OSS : Total time this dispatch was 331</text:span></text:p>
      <text:p text:style-name="P1"><text:span text:style-name="T1">OSS : Reciving pid : 31678 executed 10000000</text:span></text:p>
      <text:p text:style-name="P1"><text:span text:style-name="T1">OSS : not used it entire quantum </text:span></text:p>
      <text:p text:style-name="P1"><text:span text:style-name="T1">OSS : Putting process with PID 31678 into queue 1</text:span></text:p>
      <text:p text:style-name="P1"><text:span text:style-name="T1">OSS : Dispaching pid : 31678 from queue 1 at time 412:789942727</text:span></text:p>
      <text:p text:style-name="P1"><text:span text:style-name="T1">OSS : Total time this dispatch was 446</text:span></text:p>
      <text:p text:style-name="P1"><text:span text:style-name="T1">OSS : Reciving pid : 31678 executed 4000000</text:span></text:p>
      <text:p text:style-name="P1"><text:span text:style-name="T1">OSS : not used it entire quantum </text:span></text:p>
      <text:p text:style-name="P1"><text:span text:style-name="T1">OSS : Putting process with PID 31678 into queue 1</text:span></text:p>
      <text:p text:style-name="P1"><text:span text:style-name="T1">OSS : Dispaching pid : 31678 from queue 1 at time 412:793942992</text:span></text:p>
      <text:p text:style-name="P1"><text:span text:style-name="T1">OSS : Total time this dispatch was 265</text:span></text:p>
      <text:p text:style-name="P1"><text:span text:style-name="T1">OSS : Reciving pid : 31678 executed 10000000</text:span></text:p>
      <text:p text:style-name="P1"><text:span text:style-name="T1">OSS : not used it entire quantum </text:span></text:p>
      <text:p text:style-name="P1"><text:span text:style-name="T1">OSS : Putting process with PID 31678 into queue 1</text:span></text:p>
      <text:p text:style-name="P1"><text:span text:style-name="T1">OSS : Dispaching pid : 31678 from queue 1 at time 412:803943159</text:span></text:p>
      <text:p text:style-name="P1"><text:span text:style-name="T1">OSS : Total time this dispatch was 167</text:span></text:p>
      <text:p text:style-name="P1"><text:span text:style-name="T1">OSS : Reciving pid : 31678 executed 10000000</text:span></text:p>
      <text:p text:style-name="P1"><text:span text:style-name="T1">OSS : pid : 31678 completed execution CPU : 0.054100<text:s text:c="2"/>Total : 0.054103</text:span></text:p>
      <text:p text:style-name="P1"><text:span text:style-name="T1">OSS : Generating process with PID 31679 and putting it in queue 1 at time 414:803943980</text:span></text:p>
      <text:p text:style-name="P1"><text:span text:style-name="T1">OSS : Dispaching pid : 31679 from queue 1 at time 414:803944171</text:span></text:p>
      <text:p text:style-name="P1"><text:span text:style-name="T1">OSS : Total time this dispatch was 2000001012</text:span></text:p>
      <text:p text:style-name="P1"><text:span text:style-name="T1">OSS : Reciving pid : 31679 executed 10000000</text:span></text:p>
      <text:p text:style-name="P1"><text:span text:style-name="T1">OSS : not used it entire quantum </text:span></text:p>
      <text:p text:style-name="P1"><text:span text:style-name="T1">OSS : Putting process with PID 31679 into queue 1</text:span></text:p>
      <text:p text:style-name="P1"><text:span text:style-name="T1">OSS : Dispaching pid : 31679 from queue 1 at time 414:813945084</text:span></text:p>
      <text:p text:style-name="P1"><text:span text:style-name="T1">OSS : Total time this dispatch was 913</text:span></text:p>
      <text:p text:style-name="P1"><text:span text:style-name="T1">OSS : Reciving pid : 31679 executed 10000000</text:span></text:p>
      <text:p text:style-name="P1"><text:span text:style-name="T1">OSS : not used it entire quantum </text:span></text:p>
      <text:p text:style-name="P1"><text:span text:style-name="T1">OSS : Putting process with PID 31679 into queue 1</text:span></text:p>
      <text:p text:style-name="P1"><text:span text:style-name="T1">OSS : Dispaching pid : 31679 from queue 1 at time 414:823945839</text:span></text:p>
      <text:p text:style-name="P1"><text:span text:style-name="T1">OSS : Total time this dispatch was 755</text:span></text:p>
      <text:p text:style-name="P1"><text:span text:style-name="T1">OSS : Reciving pid : 31679 executed 10000000</text:span></text:p>
      <text:p text:style-name="P1"><text:span text:style-name="T1">OSS : not used it entire quantum </text:span></text:p>
      <text:p text:style-name="P1"><text:span text:style-name="T1">OSS : Putting process with PID 31679 into queue 1</text:span></text:p>
      <text:p text:style-name="P1"><text:span text:style-name="T1">OSS : Dispaching pid : 31679 from queue 1 at time 414:833946028</text:span></text:p>
      <text:p text:style-name="P1"><text:span text:style-name="T1">OSS : Total time this dispatch was 189</text:span></text:p>
      <text:p text:style-name="P1"><text:span text:style-name="T1">OSS : Reciving pid : 31679 executed 0</text:span></text:p>
      <text:p text:style-name="P1"><text:span text:style-name="T1">OSS : not used it entire quantum </text:span></text:p>
      <text:p text:style-name="P1"><text:span text:style-name="T1">OSS : Putting process with PID 31679 into queue 1</text:span></text:p>
      <text:p text:style-name="P1"><text:span text:style-name="T1">OSS : Dispaching pid : 31679 from queue 1 at time 414:833946938</text:span></text:p>
      <text:p text:style-name="P1"><text:span text:style-name="T1">OSS : Total time this dispatch was 910</text:span></text:p>
      <text:p text:style-name="P1"><text:span text:style-name="T1">OSS : Reciving pid : 31679 executed 3555000064</text:span></text:p>
      <text:p text:style-name="P1"><text:span text:style-name="T1">OSS : pid : 31679 completed execution CPU : 3.585000<text:s text:c="2"/>Total : 3.585003</text:span></text:p>
      <text:p text:style-name="P1"><text:span text:style-name="T1">OSS : Generating process with PID 31680 and putting it in queue 1 at time 415:833947452</text:span></text:p>
      <text:p text:style-name="P1"><text:span text:style-name="T1">OSS : Dispaching pid : 31680 from queue 1 at time 415:833948090</text:span></text:p>
      <text:p text:style-name="P1"><text:span text:style-name="T1">OSS : Total time this dispatch was 1000001152</text:span></text:p>
      <text:p text:style-name="P1"><text:span text:style-name="T1">OSS : Reciving pid : 31680 executed 0</text:span></text:p>
      <text:p text:style-name="P1"><text:span text:style-name="T1">OSS : not used it entire quantum </text:span></text:p>
      <text:p text:style-name="P1"><text:span text:style-name="T1">OSS : Putting process with PID 31680 into queue 1</text:span></text:p>
      <text:p text:style-name="P1"><text:span text:style-name="T1">OSS : Dispaching pid : 31680 from queue 1 at time 415:833948370</text:span></text:p>
      <text:p text:style-name="P1"><text:span text:style-name="T1">OSS : Total time this dispatch was 280</text:span></text:p>
      <text:p text:style-name="P1"><text:span text:style-name="T1">OSS : Reciving pid : 31680 executed 10000000</text:span></text:p>
      <text:p text:style-name="P1"><text:span text:style-name="T1">OSS : not used it entire quantum </text:span></text:p>
      <text:p text:style-name="P1"><text:span text:style-name="T1">OSS : Putting process with PID 31680 into queue 1</text:span></text:p>
      <text:p text:style-name="P1"><text:span text:style-name="T1">OSS : Dispaching pid : 31680 from queue 1 at time 415:843948460</text:span></text:p>
      <text:p text:style-name="P1"><text:span text:style-name="T1">OSS : Total time this dispatch was 90</text:span></text:p>
      <text:p text:style-name="P1"><text:span text:style-name="T1">OSS : Reciving pid : 31680 executed 10000000</text:span></text:p>
      <text:p text:style-name="P1"><text:span text:style-name="T1">OSS : not used it entire quantum </text:span></text:p>
      <text:p text:style-name="P1"><text:span text:style-name="T1">OSS : Putting process with PID 31680 into queue 1</text:span></text:p>
      <text:p text:style-name="P1"><text:span text:style-name="T1">OSS : Dispaching pid : 31680 from queue 1 at time 415:853948759</text:span></text:p>
      <text:p text:style-name="P1"><text:span text:style-name="T1">OSS : Total time this dispatch was 299</text:span></text:p>
      <text:p text:style-name="P1"><text:span text:style-name="T1">OSS : Reciving pid : 31680 executed 10000000</text:span></text:p>
      <text:p text:style-name="P1"><text:span text:style-name="T1">OSS : not used it entire quantum </text:span></text:p>
      <text:p text:style-name="P1"><text:span text:style-name="T1">OSS : Putting process with PID 31680 into queue 1</text:span></text:p>
      <text:p text:style-name="P1"><text:span text:style-name="T1">OSS : Dispaching pid : 31680 from queue 1 at time 415:863949180</text:span></text:p>
      <text:p text:style-name="P1"><text:span text:style-name="T1">OSS : Total time this dispatch was 421</text:span></text:p>
      <text:p text:style-name="P1"><text:span text:style-name="T1">OSS : Reciving pid : 31680 executed 4374000128</text:span></text:p>
      <text:p text:style-name="P1"><text:span text:style-name="T1">OSS : pid : 31680 completed execution CPU : 4.404000<text:s text:c="2"/>Total : 4.404001</text:span></text:p>
      <text:p text:style-name="P1"><text:span text:style-name="T1">OSS : Generating process with PID 31681 and putting it in queue 1 at time 416:863949232</text:span></text:p>
      <text:p text:style-name="P1"><text:span text:style-name="T1">OSS : Dispaching pid : 31681 from queue 1 at time 416:863949621</text:span></text:p>
      <text:p text:style-name="P1"><text:span text:style-name="T1">OSS : Total time this dispatch was 1000000441</text:span></text:p>
      <text:p text:style-name="P1"><text:span text:style-name="T1">OSS : Reciving pid : 31681 executed 10000000</text:span></text:p>
      <text:p text:style-name="P1"><text:span text:style-name="T1">OSS : not used it entire quantum </text:span></text:p>
      <text:p text:style-name="P1"><text:span text:style-name="T1">OSS : Putting process with PID 31681 into queue 1</text:span></text:p>
      <text:p text:style-name="P1"><text:span text:style-name="T1">OSS : Dispaching pid : 31681 from queue 1 at time 416:873950075</text:span></text:p>
      <text:p text:style-name="P1"><text:span text:style-name="T1">OSS : Total time this dispatch was 454</text:span></text:p>
      <text:p text:style-name="P1"><text:span text:style-name="T1">OSS : Reciving pid : 31681 executed 10000000</text:span></text:p>
      <text:p text:style-name="P1"><text:span text:style-name="T1">OSS : not used it entire quantum </text:span></text:p>
      <text:p text:style-name="P1"><text:span text:style-name="T1">OSS : Putting process with PID 31681 into queue 1</text:span></text:p>
      <text:p text:style-name="P1"><text:span text:style-name="T1">OSS : Dispaching pid : 31681 from queue 1 at time 416:883950505</text:span></text:p>
      <text:p text:style-name="P1"><text:span text:style-name="T1">OSS : Total time this dispatch was 430</text:span></text:p>
      <text:p text:style-name="P1"><text:span text:style-name="T1">OSS : Reciving pid : 31681 executed 9300000</text:span></text:p>
      <text:p text:style-name="P1"><text:span text:style-name="T1">OSS : not used it entire quantum </text:span></text:p>
      <text:p text:style-name="P1"><text:span text:style-name="T1">OSS : Putting process with PID 31681 into queue 1</text:span></text:p>
      <text:p text:style-name="P1"><text:span text:style-name="T1">OSS : Dispaching pid : 31681 from queue 1 at time 416:893250701</text:span></text:p>
      <text:p text:style-name="P1"><text:span text:style-name="T1">OSS : Total time this dispatch was 196</text:span></text:p>
      <text:p text:style-name="P1"><text:span text:style-name="T1">OSS : Reciving pid : 31681 executed 10000000</text:span></text:p>
      <text:p text:style-name="P1"><text:span text:style-name="T1">OSS : not used it entire quantum </text:span></text:p>
      <text:p text:style-name="P1"><text:span text:style-name="T1">OSS : Putting process with PID 31681 into queue 1</text:span></text:p>
      <text:p text:style-name="P1"><text:span text:style-name="T1">OSS : Dispaching pid : 31681 from queue 1 at time 416:903251447</text:span></text:p>
      <text:p text:style-name="P1"><text:span text:style-name="T1">OSS : Total time this dispatch was 746</text:span></text:p>
      <text:p text:style-name="P1"><text:span text:style-name="T1">OSS : Reciving pid : 31681 executed 10000000</text:span></text:p>
      <text:p text:style-name="P1"><text:span text:style-name="T1">OSS : not used it entire quantum </text:span></text:p>
      <text:p text:style-name="P1"><text:span text:style-name="T1">OSS : Putting process with PID 31681 into queue 1</text:span></text:p>
      <text:p text:style-name="P1"><text:span text:style-name="T1">OSS : Dispaching pid : 31681 from queue 1 at time 416:913252295</text:span></text:p>
      <text:p text:style-name="P1"><text:span text:style-name="T1">OSS : Total time this dispatch was 848</text:span></text:p>
      <text:p text:style-name="P1"><text:span text:style-name="T1">OSS : Reciving pid : 31681 executed 10000000</text:span></text:p>
      <text:p text:style-name="P1"><text:span text:style-name="T1">OSS : pid : 31681 completed execution CPU : 0.059300<text:s text:c="2"/>Total : 0.059303</text:span></text:p>
      <text:p text:style-name="P1"><text:span text:style-name="T1">OSS : Generating process with PID 31682 and putting it in queue 1 at time 418:913252911</text:span></text:p>
      <text:p text:style-name="P1"><text:span text:style-name="T1">OSS : Dispaching pid : 31682 from queue 1 at time 418:913253507</text:span></text:p>
      <text:p text:style-name="P1"><text:span text:style-name="T1">OSS : Total time this dispatch was 2000001212</text:span></text:p>
      <text:p text:style-name="P1"><text:span text:style-name="T1">OSS : Reciving pid : 31682 executed 6499999</text:span></text:p>
      <text:p text:style-name="P1"><text:span text:style-name="T1">OSS : not used it entire quantum </text:span></text:p>
      <text:p text:style-name="P1"><text:span text:style-name="T1">OSS : Putting process with PID 31682 into queue 1</text:span></text:p>
      <text:p text:style-name="P1"><text:span text:style-name="T1">OSS : Dispaching pid : 31682 from queue 1 at time 418:919754162</text:span></text:p>
      <text:p text:style-name="P1"><text:span text:style-name="T1">OSS : Total time this dispatch was 656</text:span></text:p>
      <text:p text:style-name="P1"><text:span text:style-name="T1">OSS : Reciving pid : 31682 executed 10000000</text:span></text:p>
      <text:p text:style-name="P1"><text:span text:style-name="T1">OSS : not used it entire quantum </text:span></text:p>
      <text:p text:style-name="P1"><text:span text:style-name="T1">OSS : Putting process with PID 31682 into queue 1</text:span></text:p>
      <text:p text:style-name="P1"><text:span text:style-name="T1">OSS : Dispaching pid : 31682 from queue 1 at time 418:929755131</text:span></text:p>
      <text:p text:style-name="P1"><text:span text:style-name="T1">OSS : Total time this dispatch was 969</text:span></text:p>
      <text:p text:style-name="P1"><text:span text:style-name="T1">OSS : Reciving pid : 31682 executed 9300000</text:span></text:p>
      <text:p text:style-name="P1"><text:span text:style-name="T1">OSS : not used it entire quantum </text:span></text:p>
      <text:p text:style-name="P1"><text:span text:style-name="T1">OSS : Putting process with PID 31682 into queue 1</text:span></text:p>
      <text:p text:style-name="P1"><text:span text:style-name="T1">OSS : Dispaching pid : 31682 from queue 1 at time 418:939055303</text:span></text:p>
      <text:p text:style-name="P1"><text:span text:style-name="T1">OSS : Total time this dispatch was 172</text:span></text:p>
      <text:p text:style-name="P1"><text:span text:style-name="T1">OSS : Reciving pid : 31682 executed 10000000</text:span></text:p>
      <text:p text:style-name="P1"><text:span text:style-name="T1">OSS : not used it entire quantum </text:span></text:p>
      <text:p text:style-name="P1"><text:span text:style-name="T1">OSS : Putting process with PID 31682 into queue 1</text:span></text:p>
      <text:p text:style-name="P1"><text:span text:style-name="T1">OSS : Dispaching pid : 31682 from queue 1 at time 418:949055319</text:span></text:p>
      <text:p text:style-name="P1"><text:span text:style-name="T1">OSS : Total time this dispatch was 16</text:span></text:p>
      <text:p text:style-name="P1"><text:span text:style-name="T1">OSS : Reciving pid : 31682 executed 0</text:span></text:p>
      <text:p text:style-name="P1"><text:span text:style-name="T1">OSS : not used it entire quantum </text:span></text:p>
      <text:p text:style-name="P1"><text:span text:style-name="T1">OSS : Putting process with PID 31682 into queue 1</text:span></text:p>
      <text:p text:style-name="P1"><text:span text:style-name="T1">OSS : Dispaching pid : 31682 from queue 1 at time 418:949055832</text:span></text:p>
      <text:p text:style-name="P1"><text:span text:style-name="T1">OSS : Total time this dispatch was 513</text:span></text:p>
      <text:p text:style-name="P1"><text:span text:style-name="T1">OSS : Reciving pid : 31682 executed 8600000</text:span></text:p>
      <text:p text:style-name="P1"><text:span text:style-name="T1">OSS : not used it entire quantum </text:span></text:p>
      <text:p text:style-name="P1"><text:span text:style-name="T1">OSS : Putting process with PID 31682 into queue 1</text:span></text:p>
      <text:p text:style-name="P1"><text:span text:style-name="T1">OSS : Dispaching pid : 31682 from queue 1 at time 418:957656270</text:span></text:p>
      <text:p text:style-name="P1"><text:span text:style-name="T1">OSS : Total time this dispatch was 438</text:span></text:p>
      <text:p text:style-name="P1"><text:span text:style-name="T1">OSS : Reciving pid : 31682 executed 9800000</text:span></text:p>
      <text:p text:style-name="P1"><text:span text:style-name="T1">OSS : pid : 31682 completed execution CPU : 0.054200<text:s text:c="2"/>Total : 0.054203</text:span></text:p>
      <text:p text:style-name="P1"><text:span text:style-name="T1">OSS : Generating process with PID 31683 and putting it in queue 1 at time 419:957656394</text:span></text:p>
      <text:p text:style-name="P1"><text:span text:style-name="T1">OSS : Dispaching pid : 31683 from queue 1 at time 419:957657384</text:span></text:p>
      <text:p text:style-name="P1"><text:span text:style-name="T1">OSS : Total time this dispatch was 1000001114</text:span></text:p>
      <text:p text:style-name="P1"><text:span text:style-name="T1">OSS : Reciving pid : 31683 executed 10000000</text:span></text:p>
      <text:p text:style-name="P1"><text:span text:style-name="T1">OSS : not used it entire quantum </text:span></text:p>
      <text:p text:style-name="P1"><text:span text:style-name="T1">OSS : Putting process with PID 31683 into queue 1</text:span></text:p>
      <text:p text:style-name="P1"><text:span text:style-name="T1">OSS : Dispaching pid : 31683 from queue 1 at time 419:967658289</text:span></text:p>
      <text:p text:style-name="P1"><text:span text:style-name="T1">OSS : Total time this dispatch was 905</text:span></text:p>
      <text:p text:style-name="P1"><text:span text:style-name="T1">OSS : Reciving pid : 31683 executed 0</text:span></text:p>
      <text:p text:style-name="P1"><text:span text:style-name="T1">OSS : not used it entire quantum </text:span></text:p>
      <text:p text:style-name="P1"><text:span text:style-name="T1">OSS : Putting process with PID 31683 into queue 1</text:span></text:p>
      <text:p text:style-name="P1"><text:span text:style-name="T1">OSS : Dispaching pid : 31683 from queue 1 at time 419:967658596</text:span></text:p>
      <text:p text:style-name="P1"><text:span text:style-name="T1">OSS : Total time this dispatch was 307</text:span></text:p>
      <text:p text:style-name="P1"><text:span text:style-name="T1">OSS : Reciving pid : 31683 executed 10000000</text:span></text:p>
      <text:p text:style-name="P1"><text:span text:style-name="T1">OSS : not used it entire quantum </text:span></text:p>
      <text:p text:style-name="P1"><text:span text:style-name="T1">OSS : Putting process with PID 31683 into queue 1</text:span></text:p>
      <text:p text:style-name="P1"><text:span text:style-name="T1">OSS : Dispaching pid : 31683 from queue 1 at time 419:977659224</text:span></text:p>
      <text:p text:style-name="P1"><text:span text:style-name="T1">OSS : Total time this dispatch was 628</text:span></text:p>
      <text:p text:style-name="P1"><text:span text:style-name="T1">OSS : Reciving pid : 31683 executed 10000000</text:span></text:p>
      <text:p text:style-name="P1"><text:span text:style-name="T1">OSS : not used it entire quantum </text:span></text:p>
      <text:p text:style-name="P1"><text:span text:style-name="T1">OSS : Putting process with PID 31683 into queue 1</text:span></text:p>
      <text:p text:style-name="P1"><text:span text:style-name="T1">OSS : Dispaching pid : 31683 from queue 1 at time 419:987659409</text:span></text:p>
      <text:p text:style-name="P1"><text:span text:style-name="T1">OSS : Total time this dispatch was 185</text:span></text:p>
      <text:p text:style-name="P1"><text:span text:style-name="T1">OSS : Reciving pid : 31683 executed 10000000</text:span></text:p>
      <text:p text:style-name="P1"><text:span text:style-name="T1">OSS : not used it entire quantum </text:span></text:p>
      <text:p text:style-name="P1"><text:span text:style-name="T1">OSS : Putting process with PID 31683 into queue 1</text:span></text:p>
      <text:p text:style-name="P1"><text:span text:style-name="T1">OSS : Dispaching pid : 31683 from queue 1 at time 419:997660158</text:span></text:p>
      <text:p text:style-name="P1"><text:span text:style-name="T1">OSS : Total time this dispatch was 749</text:span></text:p>
      <text:p text:style-name="P1"><text:span text:style-name="T1">OSS : Reciving pid : 31683 executed 10000000</text:span></text:p>
      <text:p text:style-name="P1"><text:span text:style-name="T1">OSS : not used it entire quantum </text:span></text:p>
      <text:p text:style-name="P1"><text:span text:style-name="T1">OSS : Putting process with PID 31683 into queue 1</text:span></text:p>
      <text:p text:style-name="P1"><text:span text:style-name="T1">OSS : Generating process with PID 31684 and putting it in queue 1 at time 420:7660158</text:span></text:p>
      <text:p text:style-name="P1"><text:span text:style-name="T1">OSS : Dispaching pid : 31683 from queue 1 at time 420:7660960</text:span></text:p>
      <text:p text:style-name="P1"><text:span text:style-name="T1">OSS : Total time this dispatch was 802</text:span></text:p>
      <text:p text:style-name="P1"><text:span text:style-name="T1">OSS : Reciving pid : 31683 executed 0</text:span></text:p>
      <text:p text:style-name="P1"><text:span text:style-name="T1">OSS : not used it entire quantum </text:span></text:p>
      <text:p text:style-name="P1"><text:span text:style-name="T1">OSS : Putting process with PID 31683 into queue 1</text:span></text:p>
      <text:p text:style-name="P1"><text:span text:style-name="T1">OSS : Generating process with PID 31685 and putting it in queue 1 at time 420:7660960</text:span></text:p>
      <text:p text:style-name="P1"><text:span text:style-name="T1">OSS : Dispaching pid : 31684 from queue 1 at time 420:7661503</text:span></text:p>
      <text:p text:style-name="P1"><text:span text:style-name="T1">OSS : Total time this dispatch was 543</text:span></text:p>
      <text:p text:style-name="P1"><text:span text:style-name="T1">OSS : Reciving pid : 31684 executed 4419000320</text:span></text:p>
      <text:p text:style-name="P1"><text:span text:style-name="T1">OSS : pid : 31684 completed execution CPU : 4.419000<text:s text:c="2"/>Total : 4.419000</text:span></text:p>
      <text:p text:style-name="P1"><text:span text:style-name="T1">OSS : Dispaching pid : 31683 from queue 1 at time 420:7661754</text:span></text:p>
      <text:p text:style-name="P1"><text:span text:style-name="T1">OSS : Total time this dispatch was 251</text:span></text:p>
      <text:p text:style-name="P1"><text:span text:style-name="T1">OSS : Reciving pid : 31683 executed 10000000</text:span></text:p>
      <text:p text:style-name="P1"><text:span text:style-name="T1">OSS : pid : 31683 completed execution CPU : 0.060000<text:s text:c="2"/>Total : 0.060004</text:span></text:p>
      <text:p text:style-name="P1"><text:span text:style-name="T1">OSS : Dispaching pid : 31685 from queue 1 at time 420:7661991</text:span></text:p>
      <text:p text:style-name="P1"><text:span text:style-name="T1">OSS : Total time this dispatch was 237</text:span></text:p>
      <text:p text:style-name="P1"><text:span text:style-name="T1">OSS : Reciving pid : 31685 executed 2272000000</text:span></text:p>
      <text:p text:style-name="P1"><text:span text:style-name="T1">OSS : pid : 31685 completed execution CPU : 2.272000<text:s text:c="2"/>Total : 2.272000</text:span></text:p>
      <text:p text:style-name="P1"><text:span text:style-name="T1">OSS : Generating process with PID 31686 and putting it in queue 1 at time 421:7662730</text:span></text:p>
      <text:p text:style-name="P1"><text:span text:style-name="T1">OSS : Dispaching pid : 31686 from queue 1 at time 421:7663360</text:span></text:p>
      <text:p text:style-name="P1"><text:span text:style-name="T1">OSS : Total time this dispatch was 1000001369</text:span></text:p>
      <text:p text:style-name="P1"><text:span text:style-name="T1">OSS : Reciving pid : 31686 executed 10000000</text:span></text:p>
      <text:p text:style-name="P1"><text:span text:style-name="T1">OSS : not used it entire quantum </text:span></text:p>
      <text:p text:style-name="P1"><text:span text:style-name="T1">OSS : Putting process with PID 31686 into queue 1</text:span></text:p>
      <text:p text:style-name="P1"><text:span text:style-name="T1">OSS : Generating process with PID 31687 and putting it in queue 1 at time 421:17663360</text:span></text:p>
      <text:p text:style-name="P1"><text:span text:style-name="T1">OSS : Dispaching pid : 31686 from queue 1 at time 421:17663795</text:span></text:p>
      <text:p text:style-name="P1"><text:span text:style-name="T1">OSS : Total time this dispatch was 435</text:span></text:p>
      <text:p text:style-name="P1"><text:span text:style-name="T1">OSS : Reciving pid : 31686 executed 10000000</text:span></text:p>
      <text:p text:style-name="P1"><text:span text:style-name="T1">OSS : not used it entire quantum </text:span></text:p>
      <text:p text:style-name="P1"><text:span text:style-name="T1">OSS : Putting process with PID 31686 into queue 1</text:span></text:p>
      <text:p text:style-name="P1"><text:span text:style-name="T1">OSS : Dispaching pid : 31687 from queue 1 at time 421:27663818</text:span></text:p>
      <text:p text:style-name="P1"><text:span text:style-name="T1">OSS : Total time this dispatch was 23</text:span></text:p>
      <text:p text:style-name="P1"><text:span text:style-name="T1">OSS : Reciving pid : 31687 executed 10000000</text:span></text:p>
      <text:p text:style-name="P1"><text:span text:style-name="T1">OSS : not used it entire quantum </text:span></text:p>
      <text:p text:style-name="P1"><text:span text:style-name="T1">OSS : Putting process with PID 31687 into queue 1</text:span></text:p>
      <text:p text:style-name="P1"><text:span text:style-name="T1">OSS : Dispaching pid : 31686 from queue 1 at time 421:37664559</text:span></text:p>
      <text:p text:style-name="P1"><text:span text:style-name="T1">OSS : Total time this dispatch was 741</text:span></text:p>
      <text:p text:style-name="P1"><text:span text:style-name="T1">OSS : Reciving pid : 31686 executed 4527000064</text:span></text:p>
      <text:p text:style-name="P1"><text:span text:style-name="T1">OSS : pid : 31686 completed execution CPU : 4.547000<text:s text:c="2"/>Total : 4.557001</text:span></text:p>
      <text:p text:style-name="P1"><text:span text:style-name="T1">OSS : Dispaching pid : 31687 from queue 1 at time 421:37665316</text:span></text:p>
      <text:p text:style-name="P1"><text:span text:style-name="T1">OSS : Total time this dispatch was 757</text:span></text:p>
      <text:p text:style-name="P1"><text:span text:style-name="T1">OSS : Reciving pid : 31687 executed 0</text:span></text:p>
      <text:p text:style-name="P1"><text:span text:style-name="T1">OSS : not used it entire quantum </text:span></text:p>
      <text:p text:style-name="P1"><text:span text:style-name="T1">OSS : Putting process with PID 31687 into queue 1</text:span></text:p>
      <text:p text:style-name="P1"><text:span text:style-name="T1">OSS : Dispaching pid : 31687 from queue 1 at time 421:37665512</text:span></text:p>
      <text:p text:style-name="P1"><text:span text:style-name="T1">OSS : Total time this dispatch was 196</text:span></text:p>
      <text:p text:style-name="P1"><text:span text:style-name="T1">OSS : Reciving pid : 31687 executed 10000000</text:span></text:p>
      <text:p text:style-name="P1"><text:span text:style-name="T1">OSS : not used it entire quantum </text:span></text:p>
      <text:p text:style-name="P1"><text:span text:style-name="T1">OSS : Putting process with PID 31687 into queue 1</text:span></text:p>
      <text:p text:style-name="P1"><text:span text:style-name="T1">OSS : Dispaching pid : 31687 from queue 1 at time 421:47666270</text:span></text:p>
      <text:p text:style-name="P1"><text:span text:style-name="T1">OSS : Total time this dispatch was 758</text:span></text:p>
      <text:p text:style-name="P1"><text:span text:style-name="T1">OSS : Reciving pid : 31687 executed 10000000</text:span></text:p>
      <text:p text:style-name="P1"><text:span text:style-name="T1">OSS : not used it entire quantum </text:span></text:p>
      <text:p text:style-name="P1"><text:span text:style-name="T1">OSS : Putting process with PID 31687 into queue 1</text:span></text:p>
      <text:p text:style-name="P1"><text:span text:style-name="T1">OSS : Dispaching pid : 31687 from queue 1 at time 421:57666540</text:span></text:p>
      <text:p text:style-name="P1"><text:span text:style-name="T1">OSS : Total time this dispatch was 270</text:span></text:p>
      <text:p text:style-name="P1"><text:span text:style-name="T1">OSS : Reciving pid : 31687 executed 10000000</text:span></text:p>
      <text:p text:style-name="P1"><text:span text:style-name="T1">OSS : not used it entire quantum </text:span></text:p>
      <text:p text:style-name="P1"><text:span text:style-name="T1">OSS : Putting process with PID 31687 into queue 1</text:span></text:p>
      <text:p text:style-name="P1"><text:span text:style-name="T1">OSS : Dispaching pid : 31687 from queue 1 at time 421:67667526</text:span></text:p>
      <text:p text:style-name="P1"><text:span text:style-name="T1">OSS : Total time this dispatch was 986</text:span></text:p>
      <text:p text:style-name="P1"><text:span text:style-name="T1">OSS : Reciving pid : 31687 executed 10000000</text:span></text:p>
      <text:p text:style-name="P1"><text:span text:style-name="T1">OSS : not used it entire quantum </text:span></text:p>
      <text:p text:style-name="P1"><text:span text:style-name="T1">OSS : Putting process with PID 31687 into queue 1</text:span></text:p>
      <text:p text:style-name="P1"><text:span text:style-name="T1">OSS : Dispaching pid : 31687 from queue 1 at time 421:77667760</text:span></text:p>
      <text:p text:style-name="P1"><text:span text:style-name="T1">OSS : Total time this dispatch was 234</text:span></text:p>
      <text:p text:style-name="P1"><text:span text:style-name="T1">OSS : Reciving pid : 31687 executed 10000000</text:span></text:p>
      <text:p text:style-name="P1"><text:span text:style-name="T1">OSS : pid : 31687 completed execution CPU : 0.060000<text:s text:c="2"/>Total : 0.060004</text:span></text:p>
      <text:p text:style-name="P1"><text:span text:style-name="T1">OSS : Generating process with PID 31688 and putting it in queue 1 at time 423:77668418</text:span></text:p>
      <text:p text:style-name="P1"><text:span text:style-name="T1">OSS : Dispaching pid : 31688 from queue 1 at time 423:77669411</text:span></text:p>
      <text:p text:style-name="P1"><text:span text:style-name="T1">OSS : Total time this dispatch was 2000001651</text:span></text:p>
      <text:p text:style-name="P1"><text:span text:style-name="T1">OSS : Reciving pid : 31688 executed 10000000</text:span></text:p>
      <text:p text:style-name="P1"><text:span text:style-name="T1">OSS : not used it entire quantum </text:span></text:p>
      <text:p text:style-name="P1"><text:span text:style-name="T1">OSS : Putting process with PID 31688 into queue 1</text:span></text:p>
      <text:p text:style-name="P1"><text:span text:style-name="T1">OSS : Dispaching pid : 31688 from queue 1 at time 423:87669615</text:span></text:p>
      <text:p text:style-name="P1"><text:span text:style-name="T1">OSS : Total time this dispatch was 204</text:span></text:p>
      <text:p text:style-name="P1"><text:span text:style-name="T1">OSS : Reciving pid : 31688 executed 10000000</text:span></text:p>
      <text:p text:style-name="P1"><text:span text:style-name="T1">OSS : not used it entire quantum </text:span></text:p>
      <text:p text:style-name="P1"><text:span text:style-name="T1">OSS : Putting process with PID 31688 into queue 1</text:span></text:p>
      <text:p text:style-name="P1"><text:span text:style-name="T1">OSS : Dispaching pid : 31688 from queue 1 at time 423:97669734</text:span></text:p>
      <text:p text:style-name="P1"><text:span text:style-name="T1">OSS : Total time this dispatch was 119</text:span></text:p>
      <text:p text:style-name="P1"><text:span text:style-name="T1">OSS : Reciving pid : 31688 executed 0</text:span></text:p>
      <text:p text:style-name="P1"><text:span text:style-name="T1">OSS : not used it entire quantum </text:span></text:p>
      <text:p text:style-name="P1"><text:span text:style-name="T1">OSS : Putting process with PID 31688 into queue 1</text:span></text:p>
      <text:p text:style-name="P1"><text:span text:style-name="T1">OSS : Dispaching pid : 31688 from queue 1 at time 423:97670476</text:span></text:p>
      <text:p text:style-name="P1"><text:span text:style-name="T1">OSS : Total time this dispatch was 742</text:span></text:p>
      <text:p text:style-name="P1"><text:span text:style-name="T1">OSS : Reciving pid : 31688 executed 10000000</text:span></text:p>
      <text:p text:style-name="P1"><text:span text:style-name="T1">OSS : not used it entire quantum </text:span></text:p>
      <text:p text:style-name="P1"><text:span text:style-name="T1">OSS : Putting process with PID 31688 into queue 1</text:span></text:p>
      <text:p text:style-name="P1"><text:span text:style-name="T1">OSS : Dispaching pid : 31688 from queue 1 at time 423:107670607</text:span></text:p>
      <text:p text:style-name="P1"><text:span text:style-name="T1">OSS : Total time this dispatch was 131</text:span></text:p>
      <text:p text:style-name="P1"><text:span text:style-name="T1">OSS : Reciving pid : 31688 executed 3501999872</text:span></text:p>
      <text:p text:style-name="P1"><text:span text:style-name="T1">OSS : pid : 31688 completed execution CPU : 3.532000<text:s text:c="2"/>Total : 3.532001</text:span></text:p>
      <text:p text:style-name="P1"><text:span text:style-name="T1">OSS : Generating process with PID 31689 and putting it in queue 1 at time 425:107671581</text:span></text:p>
      <text:p text:style-name="P1"><text:span text:style-name="T1">OSS : Dispaching pid : 31689 from queue 1 at time 425:107672020</text:span></text:p>
      <text:p text:style-name="P1"><text:span text:style-name="T1">OSS : Total time this dispatch was 2000001413</text:span></text:p>
      <text:p text:style-name="P1"><text:span text:style-name="T1">OSS : Reciving pid : 31689 executed 0</text:span></text:p>
      <text:p text:style-name="P1"><text:span text:style-name="T1">OSS : not used it entire quantum </text:span></text:p>
      <text:p text:style-name="P1"><text:span text:style-name="T1">OSS : Putting process with PID 31689 into queue 1</text:span></text:p>
      <text:p text:style-name="P1"><text:span text:style-name="T1">OSS : Generating process with PID 31690 and putting it in queue 1 at time 425:107672020</text:span></text:p>
      <text:p text:style-name="P1"><text:span text:style-name="T1">OSS : Dispaching pid : 31689 from queue 1 at time 425:107672550</text:span></text:p>
      <text:p text:style-name="P1"><text:span text:style-name="T1">OSS : Total time this dispatch was 530</text:span></text:p>
      <text:p text:style-name="P1"><text:span text:style-name="T1">OSS : Reciving pid : 31689 executed 5500000</text:span></text:p>
      <text:p text:style-name="P1"><text:span text:style-name="T1">OSS : not used it entire quantum </text:span></text:p>
      <text:p text:style-name="P1"><text:span text:style-name="T1">OSS : Putting process with PID 31689 into queue 1</text:span></text:p>
      <text:p text:style-name="P1"><text:span text:style-name="T1">OSS : Generating process with PID 31691 and putting it in queue 1 at time 425:113172550</text:span></text:p>
      <text:p text:style-name="P1"><text:span text:style-name="T1">OSS : Dispaching pid : 31690 from queue 1 at time 425:113172711</text:span></text:p>
      <text:p text:style-name="P1"><text:span text:style-name="T1">OSS : Total time this dispatch was 161</text:span></text:p>
      <text:p text:style-name="P1"><text:span text:style-name="T1">OSS : Reciving pid : 31690 executed 0</text:span></text:p>
      <text:p text:style-name="P1"><text:span text:style-name="T1">OSS : not used it entire quantum </text:span></text:p>
      <text:p text:style-name="P1"><text:span text:style-name="T1">OSS : Putting process with PID 31690 into queue 1</text:span></text:p>
      <text:p text:style-name="P1"><text:span text:style-name="T1">OSS : Generating process with PID 31692 and putting it in queue 1 at time 425:113172711</text:span></text:p>
      <text:p text:style-name="P1"><text:span text:style-name="T1">OSS : Dispaching pid : 31689 from queue 1 at time 425:113173659</text:span></text:p>
      <text:p text:style-name="P1"><text:span text:style-name="T1">OSS : Total time this dispatch was 948</text:span></text:p>
      <text:p text:style-name="P1"><text:span text:style-name="T1">OSS : Reciving pid : 31689 executed 7799999</text:span></text:p>
      <text:p text:style-name="P1"><text:span text:style-name="T1">OSS : not used it entire quantum </text:span></text:p>
      <text:p text:style-name="P1"><text:span text:style-name="T1">OSS : Putting process with PID 31689 into queue 1</text:span></text:p>
      <text:p text:style-name="P1"><text:span text:style-name="T1">OSS : Generating process with PID 31693 and putting it in queue 0 at time 425:120973658</text:span></text:p>
      <text:p text:style-name="P1"><text:span text:style-name="T1">OSS :<text:s text:c="2"/>Dispatching process with PID : 31693 from queue 1 at time 425:120974363</text:span></text:p>
      <text:p text:style-name="P1"><text:span text:style-name="T1">OSS : Total time this dispatch was 705</text:span></text:p>
      <text:p text:style-name="P1"><text:span text:style-name="T1">OSS : Reciving pid : 31693 executed 5000000</text:span></text:p>
      <text:p text:style-name="P1"><text:span text:style-name="T1">OSS : not used it entire quantum </text:span></text:p>
      <text:p text:style-name="P1"><text:span text:style-name="T1">OSS : Putting process with PID 31693 into queue 0</text:span></text:p>
      <text:p text:style-name="P1"><text:span text:style-name="T1">OSS :<text:s text:c="2"/>Dispatching process with PID : 31693 from queue 1 at time 425:125974595</text:span></text:p>
      <text:p text:style-name="P1"><text:span text:style-name="T1">OSS : Total time this dispatch was 232</text:span></text:p>
      <text:p text:style-name="P1"><text:span text:style-name="T1">OSS : Reciving pid : 31693 executed 5000000</text:span></text:p>
      <text:p text:style-name="P1"><text:span text:style-name="T1">OSS : not used it entire quantum </text:span></text:p>
      <text:p text:style-name="P1"><text:span text:style-name="T1">OSS : Putting process with PID 31693 into queue 0</text:span></text:p>
      <text:p text:style-name="P1"><text:span text:style-name="T1">OSS :<text:s text:c="2"/>Dispatching process with PID : 31693 from queue 1 at time 425:130974797</text:span></text:p>
      <text:p text:style-name="P1"><text:span text:style-name="T1">OSS : Total time this dispatch was 202</text:span></text:p>
      <text:p text:style-name="P1"><text:span text:style-name="T1">OSS : Reciving pid : 31693 executed 0</text:span></text:p>
      <text:p text:style-name="P1"><text:span text:style-name="T1">OSS : not used it entire quantum </text:span></text:p>
      <text:p text:style-name="P1"><text:span text:style-name="T1">OSS : Putting process with PID 31693 into queue 0</text:span></text:p>
      <text:p text:style-name="P1"><text:span text:style-name="T1">OSS :<text:s text:c="2"/>Dispatching process with PID : 31693 from queue 1 at time 425:130975124</text:span></text:p>
      <text:p text:style-name="P1"><text:span text:style-name="T1">OSS : Total time this dispatch was 327</text:span></text:p>
      <text:p text:style-name="P1"><text:span text:style-name="T1">OSS : Reciving pid : 31693 executed 5000000</text:span></text:p>
      <text:p text:style-name="P1"><text:span text:style-name="T1">OSS : not used it entire quantum </text:span></text:p>
      <text:p text:style-name="P1"><text:span text:style-name="T1">OSS : Putting process with PID 31693 into queue 0</text:span></text:p>
      <text:p text:style-name="P1"><text:span text:style-name="T1">OSS :<text:s text:c="2"/>Dispatching process with PID : 31693 from queue 1 at time 425:135975342</text:span></text:p>
      <text:p text:style-name="P1"><text:span text:style-name="T1">OSS : Total time this dispatch was 218</text:span></text:p>
      <text:p text:style-name="P1"><text:span text:style-name="T1">OSS : Reciving pid : 31693 executed 5000000</text:span></text:p>
      <text:p text:style-name="P1"><text:span text:style-name="T1">OSS : not used it entire quantum </text:span></text:p>
      <text:p text:style-name="P1"><text:span text:style-name="T1">OSS : Putting process with PID 31693 into queue 0</text:span></text:p>
      <text:p text:style-name="P1"><text:span text:style-name="T1">OSS :<text:s text:c="2"/>Dispatching process with PID : 31693 from queue 1 at time 425:140975778</text:span></text:p>
      <text:p text:style-name="P1"><text:span text:style-name="T1">OSS : Total time this dispatch was 436</text:span></text:p>
      <text:p text:style-name="P1"><text:span text:style-name="T1">OSS : Reciving pid : 31693 executed 0</text:span></text:p>
      <text:p text:style-name="P1"><text:span text:style-name="T1">OSS : not used it entire quantum </text:span></text:p>
      <text:p text:style-name="P1"><text:span text:style-name="T1">OSS : Putting process with PID 31693 into queue 0</text:span></text:p>
      <text:p text:style-name="P1"><text:span text:style-name="T1">OSS :<text:s text:c="2"/>Dispatching process with PID : 31693 from queue 1 at time 425:140975782</text:span></text:p>
      <text:p text:style-name="P1"><text:span text:style-name="T1">OSS : Total time this dispatch was 4</text:span></text:p>
      <text:p text:style-name="P1"><text:span text:style-name="T1">OSS : Reciving pid : 31693 executed 2050000</text:span></text:p>
      <text:p text:style-name="P1"><text:span text:style-name="T1">OSS : not used it entire quantum </text:span></text:p>
      <text:p text:style-name="P1"><text:span text:style-name="T1">OSS : Putting process with PID 31693 into queue 0</text:span></text:p>
      <text:p text:style-name="P1"><text:span text:style-name="T1">OSS :<text:s text:c="2"/>Dispatching process with PID : 31693 from queue 1 at time 425:143026686</text:span></text:p>
      <text:p text:style-name="P1"><text:span text:style-name="T1">OSS : Total time this dispatch was 904</text:span></text:p>
      <text:p text:style-name="P1"><text:span text:style-name="T1">OSS : Reciving pid : 31693 executed 5000000</text:span></text:p>
      <text:p text:style-name="P1"><text:span text:style-name="T1">OSS : not used it entire quantum </text:span></text:p>
      <text:p text:style-name="P1"><text:span text:style-name="T1">OSS : Putting process with PID 31693 into queue 0</text:span></text:p>
      <text:p text:style-name="P1"><text:span text:style-name="T1">OSS :<text:s text:c="2"/>Dispatching process with PID : 31693 from queue 1 at time 425:148026698</text:span></text:p>
      <text:p text:style-name="P1"><text:span text:style-name="T1">OSS : Total time this dispatch was 12</text:span></text:p>
      <text:p text:style-name="P1"><text:span text:style-name="T1">OSS : Reciving pid : 31693 executed 5000000</text:span></text:p>
      <text:p text:style-name="P1"><text:span text:style-name="T1">OSS : not used it entire quantum </text:span></text:p>
      <text:p text:style-name="P1"><text:span text:style-name="T1">OSS : Putting process with PID 31693 into queue 0</text:span></text:p>
      <text:p text:style-name="P1"><text:span text:style-name="T1">OSS :<text:s text:c="2"/>Dispatching process with PID : 31693 from queue 1 at time 425:153027284</text:span></text:p>
      <text:p text:style-name="P1"><text:span text:style-name="T1">OSS : Total time this dispatch was 586</text:span></text:p>
      <text:p text:style-name="P1"><text:span text:style-name="T1">OSS : Reciving pid : 31693 executed 0</text:span></text:p>
      <text:p text:style-name="P1"><text:span text:style-name="T1">OSS : not used it entire quantum </text:span></text:p>
      <text:p text:style-name="P1"><text:span text:style-name="T1">OSS : Putting process with PID 31693 into queue 0</text:span></text:p>
      <text:p text:style-name="P1"><text:span text:style-name="T1">OSS :<text:s text:c="2"/>Dispatching process with PID : 31693 from queue 1 at time 425:153028181</text:span></text:p>
      <text:p text:style-name="P1"><text:span text:style-name="T1">OSS : Total time this dispatch was 897</text:span></text:p>
      <text:p text:style-name="P1"><text:span text:style-name="T1">OSS : Reciving pid : 31693 executed 5000000</text:span></text:p>
      <text:p text:style-name="P1"><text:span text:style-name="T1">OSS : not used it entire quantum </text:span></text:p>
      <text:p text:style-name="P1"><text:span text:style-name="T1">OSS : Putting process with PID 31693 into queue 0</text:span></text:p>
      <text:p text:style-name="P1"><text:span text:style-name="T1">OSS :<text:s text:c="2"/>Dispatching process with PID : 31693 from queue 1 at time 425:158028397</text:span></text:p>
      <text:p text:style-name="P1"><text:span text:style-name="T1">OSS : Total time this dispatch was 216</text:span></text:p>
      <text:p text:style-name="P1"><text:span text:style-name="T1">OSS : Reciving pid : 31693 executed 3239000064</text:span></text:p>
      <text:p text:style-name="P1"><text:span text:style-name="T1">OSS : pid : 31693 completed execution CPU : 3.276050<text:s text:c="2"/>Total : 3.276054</text:span></text:p>
      <text:p text:style-name="P1"><text:span text:style-name="T1">OSS : Dispaching pid : 31691 from queue 1 at time 425:158029102</text:span></text:p>
      <text:p text:style-name="P1"><text:span text:style-name="T1">OSS : Total time this dispatch was 705</text:span></text:p>
      <text:p text:style-name="P1"><text:span text:style-name="T1">OSS : Reciving pid : 31691 executed 10000000</text:span></text:p>
      <text:p text:style-name="P1"><text:span text:style-name="T1">OSS : not used it entire quantum </text:span></text:p>
      <text:p text:style-name="P1"><text:span text:style-name="T1">OSS : Putting process with PID 31691 into queue 1</text:span></text:p>
      <text:p text:style-name="P1"><text:span text:style-name="T1">OSS : Dispaching pid : 31690 from queue 1 at time 425:168029741</text:span></text:p>
      <text:p text:style-name="P1"><text:span text:style-name="T1">OSS : Total time this dispatch was 639</text:span></text:p>
      <text:p text:style-name="P1"><text:span text:style-name="T1">OSS : Reciving pid : 31690 executed 6499999</text:span></text:p>
      <text:p text:style-name="P1"><text:span text:style-name="T1">OSS : not used it entire quantum </text:span></text:p>
      <text:p text:style-name="P1"><text:span text:style-name="T1">OSS : Putting process with PID 31690 into queue 1</text:span></text:p>
      <text:p text:style-name="P1"><text:span text:style-name="T1">OSS : Dispaching pid : 31692 from queue 1 at time 425:174530439</text:span></text:p>
      <text:p text:style-name="P1"><text:span text:style-name="T1">OSS : Total time this dispatch was 699</text:span></text:p>
      <text:p text:style-name="P1"><text:span text:style-name="T1">OSS : Reciving pid : 31692 executed 10000000</text:span></text:p>
      <text:p text:style-name="P1"><text:span text:style-name="T1">OSS : not used it entire quantum </text:span></text:p>
      <text:p text:style-name="P1"><text:span text:style-name="T1">OSS : Putting process with PID 31692 into queue 1</text:span></text:p>
      <text:p text:style-name="P1"><text:span text:style-name="T1">OSS : Dispaching pid : 31689 from queue 1 at time 425:184530575</text:span></text:p>
      <text:p text:style-name="P1"><text:span text:style-name="T1">OSS : Total time this dispatch was 136</text:span></text:p>
      <text:p text:style-name="P1"><text:span text:style-name="T1">OSS : Reciving pid : 31689 executed 10000000</text:span></text:p>
      <text:p text:style-name="P1"><text:span text:style-name="T1">OSS : not used it entire quantum </text:span></text:p>
      <text:p text:style-name="P1"><text:span text:style-name="T1">OSS : Putting process with PID 31689 into queue 1</text:span></text:p>
      <text:p text:style-name="P1"><text:span text:style-name="T1">OSS : Dispaching pid : 31691 from queue 1 at time 425:194531111</text:span></text:p>
      <text:p text:style-name="P1"><text:span text:style-name="T1">OSS : Total time this dispatch was 536</text:span></text:p>
      <text:p text:style-name="P1"><text:span text:style-name="T1">OSS : Reciving pid : 31691 executed 0</text:span></text:p>
      <text:p text:style-name="P1"><text:span text:style-name="T1">OSS : not used it entire quantum </text:span></text:p>
      <text:p text:style-name="P1"><text:span text:style-name="T1">OSS : Putting process with PID 31691 into queue 1</text:span></text:p>
      <text:p text:style-name="P1"><text:span text:style-name="T1">OSS : Dispaching pid : 31690 from queue 1 at time 425:194532091</text:span></text:p>
      <text:p text:style-name="P1"><text:span text:style-name="T1">OSS : Total time this dispatch was 980</text:span></text:p>
      <text:p text:style-name="P1"><text:span text:style-name="T1">OSS : Reciving pid : 31690 executed 0</text:span></text:p>
      <text:p text:style-name="P1"><text:span text:style-name="T1">OSS : not used it entire quantum </text:span></text:p>
      <text:p text:style-name="P1"><text:span text:style-name="T1">OSS : Putting process with PID 31690 into queue 1</text:span></text:p>
      <text:p text:style-name="P1"><text:span text:style-name="T1">OSS : Dispaching pid : 31692 from queue 1 at time 425:194532465</text:span></text:p>
      <text:p text:style-name="P1"><text:span text:style-name="T1">OSS : Total time this dispatch was 374</text:span></text:p>
      <text:p text:style-name="P1"><text:span text:style-name="T1">OSS : Reciving pid : 31692 executed 10000000</text:span></text:p>
      <text:p text:style-name="P1"><text:span text:style-name="T1">OSS : not used it entire quantum </text:span></text:p>
      <text:p text:style-name="P1"><text:span text:style-name="T1">OSS : Putting process with PID 31692 into queue 1</text:span></text:p>
      <text:p text:style-name="P1"><text:span text:style-name="T1">OSS : Dispaching pid : 31689 from queue 1 at time 425:204532792</text:span></text:p>
      <text:p text:style-name="P1"><text:span text:style-name="T1">OSS : Total time this dispatch was 327</text:span></text:p>
      <text:p text:style-name="P1"><text:span text:style-name="T1">OSS : Reciving pid : 31689 executed 0</text:span></text:p>
      <text:p text:style-name="P1"><text:span text:style-name="T1">OSS : not used it entire quantum </text:span></text:p>
      <text:p text:style-name="P1"><text:span text:style-name="T1">OSS : Putting process with PID 31689 into queue 1</text:span></text:p>
      <text:p text:style-name="P1"><text:span text:style-name="T1">OSS : Dispaching pid : 31691 from queue 1 at time 425:204533656</text:span></text:p>
      <text:p text:style-name="P1"><text:span text:style-name="T1">OSS : Total time this dispatch was 864</text:span></text:p>
      <text:p text:style-name="P1"><text:span text:style-name="T1">OSS : Reciving pid : 31691 executed 10000000</text:span></text:p>
      <text:p text:style-name="P1"><text:span text:style-name="T1">OSS : not used it entire quantum </text:span></text:p>
      <text:p text:style-name="P1"><text:span text:style-name="T1">OSS : Putting process with PID 31691 into queue 1</text:span></text:p>
      <text:p text:style-name="P1"><text:span text:style-name="T1">OSS : Dispaching pid : 31690 from queue 1 at time 425:214533857</text:span></text:p>
      <text:p text:style-name="P1"><text:span text:style-name="T1">OSS : Total time this dispatch was 201</text:span></text:p>
      <text:p text:style-name="P1"><text:span text:style-name="T1">OSS : Reciving pid : 31690 executed 9900000</text:span></text:p>
      <text:p text:style-name="P1"><text:span text:style-name="T1">OSS : not used it entire quantum </text:span></text:p>
      <text:p text:style-name="P1"><text:span text:style-name="T1">OSS : Putting process with PID 31690 into queue 1</text:span></text:p>
      <text:p text:style-name="P1"><text:span text:style-name="T1">OSS : Dispaching pid : 31692 from queue 1 at time 425:224434715</text:span></text:p>
      <text:p text:style-name="P1"><text:span text:style-name="T1">OSS : Total time this dispatch was 858</text:span></text:p>
      <text:p text:style-name="P1"><text:span text:style-name="T1">OSS : Reciving pid : 31692 executed 7899999</text:span></text:p>
      <text:p text:style-name="P1"><text:span text:style-name="T1">OSS : not used it entire quantum </text:span></text:p>
      <text:p text:style-name="P1"><text:span text:style-name="T1">OSS : Putting process with PID 31692 into queue 1</text:span></text:p>
      <text:p text:style-name="P1"><text:span text:style-name="T1">OSS : Dispaching pid : 31689 from queue 1 at time 425:232334811</text:span></text:p>
      <text:p text:style-name="P1"><text:span text:style-name="T1">OSS : Total time this dispatch was 97</text:span></text:p>
      <text:p text:style-name="P1"><text:span text:style-name="T1">OSS : Reciving pid : 31689 executed 10000000</text:span></text:p>
      <text:p text:style-name="P1"><text:span text:style-name="T1">OSS : not used it entire quantum </text:span></text:p>
      <text:p text:style-name="P1"><text:span text:style-name="T1">OSS : Putting process with PID 31689 into queue 1</text:span></text:p>
      <text:p text:style-name="P1"><text:span text:style-name="T1">OSS : Dispaching pid : 31691 from queue 1 at time 425:242335278</text:span></text:p>
      <text:p text:style-name="P1"><text:span text:style-name="T1">OSS : Total time this dispatch was 467</text:span></text:p>
      <text:p text:style-name="P1"><text:span text:style-name="T1">OSS : Reciving pid : 31691 executed 10000000</text:span></text:p>
      <text:p text:style-name="P1"><text:span text:style-name="T1">OSS : not used it entire quantum </text:span></text:p>
      <text:p text:style-name="P1"><text:span text:style-name="T1">OSS : Putting process with PID 31691 into queue 1</text:span></text:p>
      <text:p text:style-name="P1"><text:span text:style-name="T1">OSS : Dispaching pid : 31690 from queue 1 at time 425:252335297</text:span></text:p>
      <text:p text:style-name="P1"><text:span text:style-name="T1">OSS : Total time this dispatch was 19</text:span></text:p>
      <text:p text:style-name="P1"><text:span text:style-name="T1">OSS : Reciving pid : 31690 executed 3700000</text:span></text:p>
      <text:p text:style-name="P1"><text:span text:style-name="T1">OSS : not used it entire quantum </text:span></text:p>
      <text:p text:style-name="P1"><text:span text:style-name="T1">OSS : Putting process with PID 31690 into queue 1</text:span></text:p>
      <text:p text:style-name="P1"><text:span text:style-name="T1">OSS : Dispaching pid : 31692 from queue 1 at time 425:256036055</text:span></text:p>
      <text:p text:style-name="P1"><text:span text:style-name="T1">OSS : Total time this dispatch was 758</text:span></text:p>
      <text:p text:style-name="P1"><text:span text:style-name="T1">OSS : Reciving pid : 31692 executed 10000000</text:span></text:p>
      <text:p text:style-name="P1"><text:span text:style-name="T1">OSS : not used it entire quantum </text:span></text:p>
      <text:p text:style-name="P1"><text:span text:style-name="T1">OSS : Putting process with PID 31692 into queue 1</text:span></text:p>
      <text:p text:style-name="P1"><text:span text:style-name="T1">OSS : Dispaching pid : 31689 from queue 1 at time 425:266036872</text:span></text:p>
      <text:p text:style-name="P1"><text:span text:style-name="T1">OSS : Total time this dispatch was 817</text:span></text:p>
      <text:p text:style-name="P1"><text:span text:style-name="T1">OSS : Reciving pid : 31689 executed 3600000</text:span></text:p>
      <text:p text:style-name="P1"><text:span text:style-name="T1">OSS : not used it entire quantum </text:span></text:p>
      <text:p text:style-name="P1"><text:span text:style-name="T1">OSS : Putting process with PID 31689 into queue 1</text:span></text:p>
      <text:p text:style-name="P1"><text:span text:style-name="T1">OSS : Dispaching pid : 31691 from queue 1 at time 425:269637839</text:span></text:p>
      <text:p text:style-name="P1"><text:span text:style-name="T1">OSS : Total time this dispatch was 967</text:span></text:p>
      <text:p text:style-name="P1"><text:span text:style-name="T1">OSS : Reciving pid : 31691 executed 10000000</text:span></text:p>
      <text:p text:style-name="P1"><text:span text:style-name="T1">OSS : not used it entire quantum </text:span></text:p>
      <text:p text:style-name="P1"><text:span text:style-name="T1">OSS : Putting process with PID 31691 into queue 1</text:span></text:p>
      <text:p text:style-name="P1"><text:span text:style-name="T1">OSS : Dispaching pid : 31690 from queue 1 at time 425:279638633</text:span></text:p>
      <text:p text:style-name="P1"><text:span text:style-name="T1">OSS : Total time this dispatch was 794</text:span></text:p>
      <text:p text:style-name="P1"><text:span text:style-name="T1">OSS : Reciving pid : 31690 executed 200000000</text:span></text:p>
      <text:p text:style-name="P1"><text:span text:style-name="T1">OSS : pid : 31690 completed execution CPU : 0.220100<text:s text:c="2"/>Total : 0.366466</text:span></text:p>
      <text:p text:style-name="P1"><text:span text:style-name="T1">OSS : Dispaching pid : 31692 from queue 1 at time 425:279638894</text:span></text:p>
      <text:p text:style-name="P1"><text:span text:style-name="T1">OSS : Total time this dispatch was 261</text:span></text:p>
      <text:p text:style-name="P1"><text:span text:style-name="T1">OSS : Reciving pid : 31692 executed 6199999</text:span></text:p>
      <text:p text:style-name="P1"><text:span text:style-name="T1">OSS : not used it entire quantum </text:span></text:p>
      <text:p text:style-name="P1"><text:span text:style-name="T1">OSS : Putting process with PID 31692 into queue 1</text:span></text:p>
      <text:p text:style-name="P1"><text:span text:style-name="T1">OSS : Dispaching pid : 31689 from queue 1 at time 425:285838918</text:span></text:p>
      <text:p text:style-name="P1"><text:span text:style-name="T1">OSS : Total time this dispatch was 25</text:span></text:p>
      <text:p text:style-name="P1"><text:span text:style-name="T1">OSS : Reciving pid : 31689 executed 1310000000</text:span></text:p>
      <text:p text:style-name="P1"><text:span text:style-name="T1">OSS : pid : 31689 completed execution CPU : 1.346900<text:s text:c="2"/>Total : 1.488167</text:span></text:p>
      <text:p text:style-name="P1"><text:span text:style-name="T1">OSS : Dispaching pid : 31691 from queue 1 at time 425:285838944</text:span></text:p>
      <text:p text:style-name="P1"><text:span text:style-name="T1">OSS : Total time this dispatch was 26</text:span></text:p>
      <text:p text:style-name="P1"><text:span text:style-name="T1">OSS : Reciving pid : 31691 executed 10000000</text:span></text:p>
      <text:p text:style-name="P1"><text:span text:style-name="T1">OSS : not used it entire quantum </text:span></text:p>
      <text:p text:style-name="P1"><text:span text:style-name="T1">OSS : Putting process with PID 31691 into queue 1</text:span></text:p>
      <text:p text:style-name="P1"><text:span text:style-name="T1">OSS : Dispaching pid : 31692 from queue 1 at time 425:295839407</text:span></text:p>
      <text:p text:style-name="P1"><text:span text:style-name="T1">OSS : Total time this dispatch was 463</text:span></text:p>
      <text:p text:style-name="P1"><text:span text:style-name="T1">OSS : Reciving pid : 31692 executed 10000000</text:span></text:p>
      <text:p text:style-name="P1"><text:span text:style-name="T1">OSS : pid : 31692 completed execution CPU : 0.054100<text:s text:c="2"/>Total : 0.179865</text:span></text:p>
      <text:p text:style-name="P1"><text:span text:style-name="T1">OSS : Dispaching pid : 31691 from queue 1 at time 425:295839759</text:span></text:p>
      <text:p text:style-name="P1"><text:span text:style-name="T1">OSS : Total time this dispatch was 352</text:span></text:p>
      <text:p text:style-name="P1"><text:span text:style-name="T1">OSS : Reciving pid : 31691 executed 4900000</text:span></text:p>
      <text:p text:style-name="P1"><text:span text:style-name="T1">OSS : pid : 31691 completed execution CPU : 0.054900<text:s text:c="2"/>Total : 0.187567</text:span></text:p>
      <text:p text:style-name="P1"><text:span text:style-name="T1">OSS : Generating process with PID 31694 and putting it in queue 1 at time 426:295840355</text:span></text:p>
      <text:p text:style-name="P1"><text:span text:style-name="T1">OSS : Dispaching pid : 31694 from queue 1 at time 426:295840855</text:span></text:p>
      <text:p text:style-name="P1"><text:span text:style-name="T1">OSS : Total time this dispatch was 1000001096</text:span></text:p>
      <text:p text:style-name="P1"><text:span text:style-name="T1">OSS : Reciving pid : 31694 executed 3302000128</text:span></text:p>
      <text:p text:style-name="P1"><text:span text:style-name="T1">OSS : pid : 31694 completed execution CPU : 3.302000<text:s text:c="2"/>Total : 3.302000</text:span></text:p>
      <text:p text:style-name="P1"><text:span text:style-name="T1">OSS : Generating process with PID 31695 and putting it in queue 0 at time 426:295840855</text:span></text:p>
      <text:p text:style-name="P1"><text:span text:style-name="T1">OSS :<text:s text:c="2"/>Dispatching process with PID : 31695 from queue 1 at time 426:295841604</text:span></text:p>
      <text:p text:style-name="P1"><text:span text:style-name="T1">OSS : Total time this dispatch was 749</text:span></text:p>
      <text:p text:style-name="P1"><text:span text:style-name="T1">OSS : Reciving pid : 31695 executed 5000000</text:span></text:p>
      <text:p text:style-name="P1"><text:span text:style-name="T1">OSS : not used it entire quantum </text:span></text:p>
      <text:p text:style-name="P1"><text:span text:style-name="T1">OSS : Putting process with PID 31695 into queue 0</text:span></text:p>
      <text:p text:style-name="P1"><text:span text:style-name="T1">OSS : Generating process with PID 31696 and putting it in queue 1 at time 426:300841604</text:span></text:p>
      <text:p text:style-name="P1"><text:span text:style-name="T1">OSS :<text:s text:c="2"/>Dispatching process with PID : 31695 from queue 1 at time 426:300842344</text:span></text:p>
      <text:p text:style-name="P1"><text:span text:style-name="T1">OSS : Total time this dispatch was 740</text:span></text:p>
      <text:p text:style-name="P1"><text:span text:style-name="T1">OSS : Reciving pid : 31695 executed 1188000000</text:span></text:p>
      <text:p text:style-name="P1"><text:span text:style-name="T1">OSS : pid : 31695 completed execution CPU : 1.193000<text:s text:c="2"/>Total : 1.193001</text:span></text:p>
      <text:p text:style-name="P1"><text:span text:style-name="T1">OSS : Generating process with PID 31697 and putting it in queue 0 at time 426:300842344</text:span></text:p>
      <text:p text:style-name="P1"><text:span text:style-name="T1">OSS :<text:s text:c="2"/>Dispatching process with PID : 31697 from queue 1 at time 426:300842972</text:span></text:p>
      <text:p text:style-name="P1"><text:span text:style-name="T1">OSS : Total time this dispatch was 628</text:span></text:p>
      <text:p text:style-name="P1"><text:span text:style-name="T1">OSS : Reciving pid : 31697 executed 5000000</text:span></text:p>
      <text:p text:style-name="P1"><text:span text:style-name="T1">OSS : not used it entire quantum </text:span></text:p>
      <text:p text:style-name="P1"><text:span text:style-name="T1">OSS : Putting process with PID 31697 into queue 0</text:span></text:p>
      <text:p text:style-name="P1"><text:span text:style-name="T1">OSS : Generating process with PID 31698 and putting it in queue 1 at time 426:305842972</text:span></text:p>
      <text:p text:style-name="P1"><text:span text:style-name="T1">OSS :<text:s text:c="2"/>Dispatching process with PID : 31697 from queue 1 at time 426:305843928</text:span></text:p>
      <text:p text:style-name="P1"><text:span text:style-name="T1">OSS : Total time this dispatch was 956</text:span></text:p>
      <text:p text:style-name="P1"><text:span text:style-name="T1">OSS : Reciving pid : 31697 executed 5000000</text:span></text:p>
      <text:p text:style-name="P1"><text:span text:style-name="T1">OSS : not used it entire quantum </text:span></text:p>
      <text:p text:style-name="P1"><text:span text:style-name="T1">OSS : Putting process with PID 31697 into queue 0</text:span></text:p>
      <text:p text:style-name="P1"><text:span text:style-name="T1">OSS :<text:s text:c="2"/>Dispatching process with PID : 31697 from queue 1 at time 426:310844303</text:span></text:p>
      <text:p text:style-name="P1"><text:span text:style-name="T1">OSS : Total time this dispatch was 375</text:span></text:p>
      <text:p text:style-name="P1"><text:span text:style-name="T1">OSS : Reciving pid : 31697 executed 0</text:span></text:p>
      <text:p text:style-name="P1"><text:span text:style-name="T1">OSS : not used it entire quantum </text:span></text:p>
      <text:p text:style-name="P1"><text:span text:style-name="T1">OSS : Putting process with PID 31697 into queue 0</text:span></text:p>
      <text:p text:style-name="P1"><text:span text:style-name="T1">OSS :<text:s text:c="2"/>Dispatching process with PID : 31697 from queue 1 at time 426:310844718</text:span></text:p>
      <text:p text:style-name="P1"><text:span text:style-name="T1">OSS : Total time this dispatch was 415</text:span></text:p>
      <text:p text:style-name="P1"><text:span text:style-name="T1">OSS : Reciving pid : 31697 executed 0</text:span></text:p>
      <text:p text:style-name="P1"><text:span text:style-name="T1">OSS : not used it entire quantum </text:span></text:p>
      <text:p text:style-name="P1"><text:span text:style-name="T1">OSS : Putting process with PID 31697 into queue 0</text:span></text:p>
      <text:p text:style-name="P1"><text:span text:style-name="T1">OSS :<text:s text:c="2"/>Dispatching process with PID : 31697 from queue 1 at time 426:310845532</text:span></text:p>
      <text:p text:style-name="P1"><text:span text:style-name="T1">OSS : Total time this dispatch was 814</text:span></text:p>
      <text:p text:style-name="P1"><text:span text:style-name="T1">OSS : Reciving pid : 31697 executed 5000000</text:span></text:p>
      <text:p text:style-name="P1"><text:span text:style-name="T1">OSS : not used it entire quantum </text:span></text:p>
      <text:p text:style-name="P1"><text:span text:style-name="T1">OSS : Putting process with PID 31697 into queue 0</text:span></text:p>
      <text:p text:style-name="P1"><text:span text:style-name="T1">OSS :<text:s text:c="2"/>Dispatching process with PID : 31697 from queue 1 at time 426:315846004</text:span></text:p>
      <text:p text:style-name="P1"><text:span text:style-name="T1">OSS : Total time this dispatch was 472</text:span></text:p>
      <text:p text:style-name="P1"><text:span text:style-name="T1">OSS : Reciving pid : 31697 executed 1647000064</text:span></text:p>
      <text:p text:style-name="P1"><text:span text:style-name="T1">OSS : pid : 31697 completed execution CPU : 1.662000<text:s text:c="2"/>Total : 1.662003</text:span></text:p>
      <text:p text:style-name="P1"><text:span text:style-name="T1">OSS : Dispaching pid : 31696 from queue 1 at time 426:315846238</text:span></text:p>
      <text:p text:style-name="P1"><text:span text:style-name="T1">OSS : Total time this dispatch was 234</text:span></text:p>
      <text:p text:style-name="P1"><text:span text:style-name="T1">OSS : Reciving pid : 31696 executed 3187000064</text:span></text:p>
      <text:p text:style-name="P1"><text:span text:style-name="T1">OSS : pid : 31696 completed execution CPU : 3.187000<text:s text:c="2"/>Total : 3.202003</text:span></text:p>
      <text:p text:style-name="P1"><text:span text:style-name="T1">OSS : Dispaching pid : 31698 from queue 1 at time 426:315846423</text:span></text:p>
      <text:p text:style-name="P1"><text:span text:style-name="T1">OSS : Total time this dispatch was 185</text:span></text:p>
      <text:p text:style-name="P1"><text:span text:style-name="T1">OSS : Reciving pid : 31698 executed 7799999</text:span></text:p>
      <text:p text:style-name="P1"><text:span text:style-name="T1">OSS : not used it entire quantum </text:span></text:p>
      <text:p text:style-name="P1"><text:span text:style-name="T1">OSS : Putting process with PID 31698 into queue 1</text:span></text:p>
      <text:p text:style-name="P1"><text:span text:style-name="T1">OSS : Dispaching pid : 31698 from queue 1 at time 426:323647004</text:span></text:p>
      <text:p text:style-name="P1"><text:span text:style-name="T1">OSS : Total time this dispatch was 582</text:span></text:p>
      <text:p text:style-name="P1"><text:span text:style-name="T1">OSS : Reciving pid : 31698 executed 8400000</text:span></text:p>
      <text:p text:style-name="P1"><text:span text:style-name="T1">OSS : not used it entire quantum </text:span></text:p>
      <text:p text:style-name="P1"><text:span text:style-name="T1">OSS : Putting process with PID 31698 into queue 1</text:span></text:p>
      <text:p text:style-name="P1"><text:span text:style-name="T1">OSS : Dispaching pid : 31698 from queue 1 at time 426:332047408</text:span></text:p>
      <text:p text:style-name="P1"><text:span text:style-name="T1">OSS : Total time this dispatch was 404</text:span></text:p>
      <text:p text:style-name="P1"><text:span text:style-name="T1">OSS : Reciving pid : 31698 executed 365000000</text:span></text:p>
      <text:p text:style-name="P1"><text:span text:style-name="T1">OSS : pid : 31698 completed execution CPU : 0.381200<text:s text:c="2"/>Total : 0.381201</text:span></text:p>
      <text:p text:style-name="P1"><text:span text:style-name="T1">OSS : Generating process with PID 31699 and putting it in queue 1 at time 427:332047912</text:span></text:p>
      <text:p text:style-name="P1"><text:span text:style-name="T1">OSS : Dispaching pid : 31699 from queue 1 at time 427:332048441</text:span></text:p>
      <text:p text:style-name="P1"><text:span text:style-name="T1">OSS : Total time this dispatch was 1000001033</text:span></text:p>
      <text:p text:style-name="P1"><text:span text:style-name="T1">OSS : Reciving pid : 31699 executed 0</text:span></text:p>
      <text:p text:style-name="P1"><text:span text:style-name="T1">OSS : not used it entire quantum </text:span></text:p>
      <text:p text:style-name="P1"><text:span text:style-name="T1">OSS : Putting process with PID 31699 into queue 1</text:span></text:p>
      <text:p text:style-name="P1"><text:span text:style-name="T1">OSS : Generating process with PID 31700 and putting it in queue 1 at time 427:332048441</text:span></text:p>
      <text:p text:style-name="P1"><text:span text:style-name="T1">OSS : Dispaching pid : 31699 from queue 1 at time 427:332048675</text:span></text:p>
      <text:p text:style-name="P1"><text:span text:style-name="T1">OSS : Total time this dispatch was 234</text:span></text:p>
      <text:p text:style-name="P1"><text:span text:style-name="T1">OSS : Reciving pid : 31699 executed 2100000</text:span></text:p>
      <text:p text:style-name="P1"><text:span text:style-name="T1">OSS : not used it entire quantum </text:span></text:p>
      <text:p text:style-name="P1"><text:span text:style-name="T1">OSS : Putting process with PID 31699 into queue 1</text:span></text:p>
      <text:p text:style-name="P1"><text:span text:style-name="T1">OSS : Dispaching pid : 31700 from queue 1 at time 427:334149025</text:span></text:p>
      <text:p text:style-name="P1"><text:span text:style-name="T1">OSS : Total time this dispatch was 350</text:span></text:p>
      <text:p text:style-name="P1"><text:span text:style-name="T1">OSS : Reciving pid : 31700 executed 0</text:span></text:p>
      <text:p text:style-name="P1"><text:span text:style-name="T1">OSS : not used it entire quantum </text:span></text:p>
      <text:p text:style-name="P1"><text:span text:style-name="T1">OSS : Putting process with PID 31700 into queue 1</text:span></text:p>
      <text:p text:style-name="P1"><text:span text:style-name="T1">OSS : Dispaching pid : 31699 from queue 1 at time 427:334149405</text:span></text:p>
      <text:p text:style-name="P1"><text:span text:style-name="T1">OSS : Total time this dispatch was 380</text:span></text:p>
      <text:p text:style-name="P1"><text:span text:style-name="T1">OSS : Reciving pid : 31699 executed 3000000</text:span></text:p>
      <text:p text:style-name="P1"><text:span text:style-name="T1">OSS : not used it entire quantum </text:span></text:p>
      <text:p text:style-name="P1"><text:span text:style-name="T1">OSS : Putting process with PID 31699 into queue 1</text:span></text:p>
      <text:p text:style-name="P1"><text:span text:style-name="T1">OSS : Dispaching pid : 31700 from queue 1 at time 427:337150347</text:span></text:p>
      <text:p text:style-name="P1"><text:span text:style-name="T1">OSS : Total time this dispatch was 942</text:span></text:p>
      <text:p text:style-name="P1"><text:span text:style-name="T1">OSS : Reciving pid : 31700 executed 6000000</text:span></text:p>
      <text:p text:style-name="P1"><text:span text:style-name="T1">OSS : not used it entire quantum </text:span></text:p>
      <text:p text:style-name="P1"><text:span text:style-name="T1">OSS : Putting process with PID 31700 into queue 1</text:span></text:p>
      <text:p text:style-name="P1"><text:span text:style-name="T1">OSS : Dispaching pid : 31699 from queue 1 at time 427:343150549</text:span></text:p>
      <text:p text:style-name="P1"><text:span text:style-name="T1">OSS : Total time this dispatch was 202</text:span></text:p>
      <text:p text:style-name="P1"><text:span text:style-name="T1">OSS : Reciving pid : 31699 executed 0</text:span></text:p>
      <text:p text:style-name="P1"><text:span text:style-name="T1">OSS : not used it entire quantum </text:span></text:p>
      <text:p text:style-name="P1"><text:span text:style-name="T1">OSS : Putting process with PID 31699 into queue 1</text:span></text:p>
      <text:p text:style-name="P1"><text:span text:style-name="T1">OSS : Dispaching pid : 31700 from queue 1 at time 427:343151193</text:span></text:p>
      <text:p text:style-name="P1"><text:span text:style-name="T1">OSS : Total time this dispatch was 644</text:span></text:p>
      <text:p text:style-name="P1"><text:span text:style-name="T1">OSS : Reciving pid : 31700 executed 1858999936</text:span></text:p>
      <text:p text:style-name="P1"><text:span text:style-name="T1">OSS : pid : 31700 completed execution CPU : 1.865000<text:s text:c="2"/>Total : 1.868002</text:span></text:p>
      <text:p text:style-name="P1"><text:span text:style-name="T1">OSS : Dispaching pid : 31699 from queue 1 at time 427:343151430</text:span></text:p>
      <text:p text:style-name="P1"><text:span text:style-name="T1">OSS : Total time this dispatch was 237</text:span></text:p>
      <text:p text:style-name="P1"><text:span text:style-name="T1">OSS : Reciving pid : 31699 executed 0</text:span></text:p>
      <text:p text:style-name="P1"><text:span text:style-name="T1">OSS : not used it entire quantum </text:span></text:p>
      <text:p text:style-name="P1"><text:span text:style-name="T1">OSS : Putting process with PID 31699 into queue 1</text:span></text:p>
      <text:p text:style-name="P1"><text:span text:style-name="T1">OSS : Dispaching pid : 31699 from queue 1 at time 427:343152381</text:span></text:p>
      <text:p text:style-name="P1"><text:span text:style-name="T1">OSS : Total time this dispatch was 951</text:span></text:p>
      <text:p text:style-name="P1"><text:span text:style-name="T1">OSS : Reciving pid : 31699 executed 0</text:span></text:p>
      <text:p text:style-name="P1"><text:span text:style-name="T1">OSS : not used it entire quantum </text:span></text:p>
      <text:p text:style-name="P1"><text:span text:style-name="T1">OSS : Putting process with PID 31699 into queue 1</text:span></text:p>
      <text:p text:style-name="P1"><text:span text:style-name="T1">OSS : Dispaching pid : 31699 from queue 1 at time 427:343152856</text:span></text:p>
      <text:p text:style-name="P1"><text:span text:style-name="T1">OSS : Total time this dispatch was 475</text:span></text:p>
      <text:p text:style-name="P1"><text:span text:style-name="T1">OSS : Reciving pid : 31699 executed 10000000</text:span></text:p>
      <text:p text:style-name="P1"><text:span text:style-name="T1">OSS : not used it entire quantum </text:span></text:p>
      <text:p text:style-name="P1"><text:span text:style-name="T1">OSS : Putting process with PID 31699 into queue 1</text:span></text:p>
      <text:p text:style-name="P1"><text:span text:style-name="T1">OSS : Dispaching pid : 31699 from queue 1 at time 427:353153797</text:span></text:p>
      <text:p text:style-name="P1"><text:span text:style-name="T1">OSS : Total time this dispatch was 941</text:span></text:p>
      <text:p text:style-name="P1"><text:span text:style-name="T1">OSS : Reciving pid : 31699 executed 10000000</text:span></text:p>
      <text:p text:style-name="P1"><text:span text:style-name="T1">OSS : not used it entire quantum </text:span></text:p>
      <text:p text:style-name="P1"><text:span text:style-name="T1">OSS : Putting process with PID 31699 into queue 1</text:span></text:p>
      <text:p text:style-name="P1"><text:span text:style-name="T1">OSS : Dispaching pid : 31699 from queue 1 at time 427:363154489</text:span></text:p>
      <text:p text:style-name="P1"><text:span text:style-name="T1">OSS : Total time this dispatch was 692</text:span></text:p>
      <text:p text:style-name="P1"><text:span text:style-name="T1">OSS : Reciving pid : 31699 executed 871000000</text:span></text:p>
      <text:p text:style-name="P1"><text:span text:style-name="T1">OSS : pid : 31699 completed execution CPU : 0.896100<text:s text:c="2"/>Total : 0.902106</text:span></text:p>
      <text:p text:style-name="P1"><text:span text:style-name="T1">OSS : Generating process with PID 31701 and putting it in queue 1 at time 428:363155143</text:span></text:p>
      <text:p text:style-name="P1"><text:span text:style-name="T1">OSS : Dispaching pid : 31701 from queue 1 at time 428:363155660</text:span></text:p>
      <text:p text:style-name="P1"><text:span text:style-name="T1">OSS : Total time this dispatch was 1000001171</text:span></text:p>
      <text:p text:style-name="P1"><text:span text:style-name="T1">OSS : Reciving pid : 31701 executed 1600000</text:span></text:p>
      <text:p text:style-name="P1"><text:span text:style-name="T1">OSS : not used it entire quantum </text:span></text:p>
      <text:p text:style-name="P1"><text:span text:style-name="T1">OSS : Putting process with PID 31701 into queue 1</text:span></text:p>
      <text:p text:style-name="P1"><text:span text:style-name="T1">OSS : Dispaching pid : 31701 from queue 1 at time 428:364756655</text:span></text:p>
      <text:p text:style-name="P1"><text:span text:style-name="T1">OSS : Total time this dispatch was 995</text:span></text:p>
      <text:p text:style-name="P1"><text:span text:style-name="T1">OSS : Reciving pid : 31701 executed 10000000</text:span></text:p>
      <text:p text:style-name="P1"><text:span text:style-name="T1">OSS : not used it entire quantum </text:span></text:p>
      <text:p text:style-name="P1"><text:span text:style-name="T1">OSS : Putting process with PID 31701 into queue 1</text:span></text:p>
      <text:p text:style-name="P1"><text:span text:style-name="T1">OSS : Dispaching pid : 31701 from queue 1 at time 428:374757283</text:span></text:p>
      <text:p text:style-name="P1"><text:span text:style-name="T1">OSS : Total time this dispatch was 628</text:span></text:p>
      <text:p text:style-name="P1"><text:span text:style-name="T1">OSS : Reciving pid : 31701 executed 1720000000</text:span></text:p>
      <text:p text:style-name="P1"><text:span text:style-name="T1">OSS : pid : 31701 completed execution CPU : 1.731600<text:s text:c="2"/>Total : 1.731602</text:span></text:p>
      <text:p text:style-name="P1"><text:span text:style-name="T1">OSS : Generating process with PID 31702 and putting it in queue 1 at time 430:374758585</text:span></text:p>
      <text:p text:style-name="P1"><text:span text:style-name="T1">OSS : Dispaching pid : 31702 from queue 1 at time 430:374759230</text:span></text:p>
      <text:p text:style-name="P1"><text:span text:style-name="T1">OSS : Total time this dispatch was 2000001947</text:span></text:p>
      <text:p text:style-name="P1"><text:span text:style-name="T1">OSS : Reciving pid : 31702 executed 1100000</text:span></text:p>
      <text:p text:style-name="P1"><text:span text:style-name="T1">OSS : not used it entire quantum </text:span></text:p>
      <text:p text:style-name="P1"><text:span text:style-name="T1">OSS : Putting process with PID 31702 into queue 1</text:span></text:p>
      <text:p text:style-name="P1"><text:span text:style-name="T1">OSS : Dispaching pid : 31702 from queue 1 at time 430:375860209</text:span></text:p>
      <text:p text:style-name="P1"><text:span text:style-name="T1">OSS : Total time this dispatch was 979</text:span></text:p>
      <text:p text:style-name="P1"><text:span text:style-name="T1">OSS : Reciving pid : 31702 executed 10000000</text:span></text:p>
      <text:p text:style-name="P1"><text:span text:style-name="T1">OSS : not used it entire quantum </text:span></text:p>
      <text:p text:style-name="P1"><text:span text:style-name="T1">OSS : Putting process with PID 31702 into queue 1</text:span></text:p>
      <text:p text:style-name="P1"><text:span text:style-name="T1">OSS : Dispaching pid : 31702 from queue 1 at time 430:385860508</text:span></text:p>
      <text:p text:style-name="P1"><text:span text:style-name="T1">OSS : Total time this dispatch was 299</text:span></text:p>
      <text:p text:style-name="P1"><text:span text:style-name="T1">OSS : Reciving pid : 31702 executed 3000000</text:span></text:p>
      <text:p text:style-name="P1"><text:span text:style-name="T1">OSS : not used it entire quantum </text:span></text:p>
      <text:p text:style-name="P1"><text:span text:style-name="T1">OSS : Putting process with PID 31702 into queue 1</text:span></text:p>
      <text:p text:style-name="P1"><text:span text:style-name="T1">OSS : Dispaching pid : 31702 from queue 1 at time 430:388860557</text:span></text:p>
      <text:p text:style-name="P1"><text:span text:style-name="T1">OSS : Total time this dispatch was 49</text:span></text:p>
      <text:p text:style-name="P1"><text:span text:style-name="T1">OSS : Reciving pid : 31702 executed 700000</text:span></text:p>
      <text:p text:style-name="P1"><text:span text:style-name="T1">OSS : not used it entire quantum </text:span></text:p>
      <text:p text:style-name="P1"><text:span text:style-name="T1">OSS : Putting process with PID 31702 into queue 1</text:span></text:p>
      <text:p text:style-name="P1"><text:span text:style-name="T1">OSS : Dispaching pid : 31702 from queue 1 at time 430:389561041</text:span></text:p>
      <text:p text:style-name="P1"><text:span text:style-name="T1">OSS : Total time this dispatch was 484</text:span></text:p>
      <text:p text:style-name="P1"><text:span text:style-name="T1">OSS : Reciving pid : 31702 executed 10000000</text:span></text:p>
      <text:p text:style-name="P1"><text:span text:style-name="T1">OSS : not used it entire quantum </text:span></text:p>
      <text:p text:style-name="P1"><text:span text:style-name="T1">OSS : Putting process with PID 31702 into queue 1</text:span></text:p>
      <text:p text:style-name="P1"><text:span text:style-name="T1">OSS : Dispaching pid : 31702 from queue 1 at time 430:399561069</text:span></text:p>
      <text:p text:style-name="P1"><text:span text:style-name="T1">OSS : Total time this dispatch was 28</text:span></text:p>
      <text:p text:style-name="P1"><text:span text:style-name="T1">OSS : Reciving pid : 31702 executed 3283000064</text:span></text:p>
      <text:p text:style-name="P1"><text:span text:style-name="T1">OSS : pid : 31702 completed execution CPU : 3.307800<text:s text:c="2"/>Total : 3.307802</text:span></text:p>
      <text:p text:style-name="P1"><text:span text:style-name="T1">OSS : Generating process with PID 31703 and putting it in queue 0 at time 432:399561148</text:span></text:p>
      <text:p text:style-name="P1"><text:span text:style-name="T1">OSS :<text:s text:c="2"/>Dispatching process with PID : 31703 from queue 1 at time 432:399561747</text:span></text:p>
      <text:p text:style-name="P1"><text:span text:style-name="T1">OSS : Total time this dispatch was 2000000678</text:span></text:p>
      <text:p text:style-name="P1"><text:span text:style-name="T1">OSS : Reciving pid : 31703 executed 0</text:span></text:p>
      <text:p text:style-name="P1"><text:span text:style-name="T1">OSS : not used it entire quantum </text:span></text:p>
      <text:p text:style-name="P1"><text:span text:style-name="T1">OSS : Putting process with PID 31703 into queue 0</text:span></text:p>
      <text:p text:style-name="P1"><text:span text:style-name="T1">OSS :<text:s text:c="2"/>Dispatching process with PID : 31703 from queue 1 at time 432:399562232</text:span></text:p>
      <text:p text:style-name="P1"><text:span text:style-name="T1">OSS : Total time this dispatch was 485</text:span></text:p>
      <text:p text:style-name="P1"><text:span text:style-name="T1">OSS : Reciving pid : 31703 executed 700000</text:span></text:p>
      <text:p text:style-name="P1"><text:span text:style-name="T1">OSS : not used it entire quantum </text:span></text:p>
      <text:p text:style-name="P1"><text:span text:style-name="T1">OSS : Putting process with PID 31703 into queue 0</text:span></text:p>
      <text:p text:style-name="P1"><text:span text:style-name="T1">OSS :<text:s text:c="2"/>Dispatching process with PID : 31703 from queue 1 at time 432:400263160</text:span></text:p>
      <text:p text:style-name="P1"><text:span text:style-name="T1">OSS : Total time this dispatch was 928</text:span></text:p>
      <text:p text:style-name="P1"><text:span text:style-name="T1">OSS : Reciving pid : 31703 executed 5000000</text:span></text:p>
      <text:p text:style-name="P1"><text:span text:style-name="T1">OSS : not used it entire quantum </text:span></text:p>
      <text:p text:style-name="P1"><text:span text:style-name="T1">OSS : Putting process with PID 31703 into queue 0</text:span></text:p>
      <text:p text:style-name="P1"><text:span text:style-name="T1">OSS :<text:s text:c="2"/>Dispatching process with PID : 31703 from queue 1 at time 432:405263702</text:span></text:p>
      <text:p text:style-name="P1"><text:span text:style-name="T1">OSS : Total time this dispatch was 542</text:span></text:p>
      <text:p text:style-name="P1"><text:span text:style-name="T1">OSS : Reciving pid : 31703 executed 0</text:span></text:p>
      <text:p text:style-name="P1"><text:span text:style-name="T1">OSS : not used it entire quantum </text:span></text:p>
      <text:p text:style-name="P1"><text:span text:style-name="T1">OSS : Putting process with PID 31703 into queue 0</text:span></text:p>
      <text:p text:style-name="P1"><text:span text:style-name="T1">OSS :<text:s text:c="2"/>Dispatching process with PID : 31703 from queue 1 at time 432:405264389</text:span></text:p>
      <text:p text:style-name="P1"><text:span text:style-name="T1">OSS : Total time this dispatch was 687</text:span></text:p>
      <text:p text:style-name="P1"><text:span text:style-name="T1">OSS : Reciving pid : 31703 executed 4900000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